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5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 style:data-style-name="N12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5eb9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0.74pt double #000000" style:border-line-width="0.009cm 0.009cm 0.009cm" style:vertical-align="middle"/>
      <style:paragraph-properties fo:text-align="center" fo:margin-left="0cm"/>
    </style:style>
    <style:style style:name="ce50" style:family="table-cell" style:parent-style-name="Default" style:data-style-name="N121">
      <style:table-cell-properties style:text-align-source="fix" style:repeat-content="false" fo:border="0.74pt double #000000" style:border-line-width="0.009cm 0.009cm 0.009cm" style:vertical-align="middle"/>
      <style:paragraph-properties fo:text-align="center" fo:margin-left="0cm"/>
    </style:style>
    <style:style style:name="ce51" style:family="table-cell" style:parent-style-name="Default" style:data-style-name="N121">
      <style:table-cell-properties style:diagonal-bl-tr="0.06pt solid #000000" style:diagonal-tl-br="0.06pt solid #000000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 style:data-style-name="N121">
      <style:table-cell-properties fo:background-color="#6b5e9b" style:text-align-source="fix" style:repeat-content="false" fo:border="0.74pt double #000000" style:border-line-width="0.009cm 0.009cm 0.00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20">
      <style:table-cell-properties fo:background-color="#ff6d6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21">
      <style:table-cell-properties style:diagonal-bl-tr="0.74pt solid #000000" style:diagonal-tl-br="0.74pt solid #000000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 style:data-style-name="N121">
      <style:table-cell-properties fo:background-color="#6b5e9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33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 style:data-style-name="N133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Data" table:style-name="ta1">
        <table:shapes>
          <draw:frame draw:z-index="0" draw:style-name="gr1" draw:text-style-name="P1" svg:width="15.999cm" svg:height="8.999cm" svg:x="30.642cm" svg:y="2.309cm">
            <draw:object draw:notify-on-update-of-ranges="RawData.B1:RawData.B1 RawData.B2:RawData.B102 RawData.C1:RawData.C1 RawData.C2:RawData.C102 RawData.E1:RawData.E1 RawData.E2:RawData.E102 RawData.F1:RawData.F1 RawData.F2:RawData.F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5"/>
        <table:table-column table:style-name="co1" table:number-columns-repeated="5" table:default-cell-style-name="ce26"/>
        <table:table-row table:style-name="ro1"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Baseline</text:p>
          </table:table-cell>
          <table:table-cell table:style-name="ce21" office:value-type="string" calcext:value-type="string">
            <text:p>Peak</text:p>
          </table:table-cell>
          <table:table-cell table:style-name="ce4" office:value-type="string" calcext:value-type="string">
            <text:p>Noise</text:p>
            <text:p>Standard deviation</text:p>
          </table:table-cell>
          <table:table-cell table:style-name="ce21" office:value-type="string" calcext:value-type="string">
            <text:p>Noise</text:p>
          </table:table-cell>
          <table:table-cell table:style-name="ce21" office:value-type="string" calcext:value-type="string">
            <text:p>Sum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A2]/100*2*PI())" office:value-type="float" office:value="0" calcext:value-type="float">
            <text:p>0.0000</text:p>
          </table:table-cell>
          <table:table-cell table:formula="of:=+EXP(-0.5*(([.A2]-50)*([.A2]-50))/20)" office:value-type="float" office:value="7.18778173906101E-028" calcext:value-type="float">
            <text:p>0.0000</text:p>
          </table:table-cell>
          <table:table-cell table:formula="of:=MAX(0.05;0.2* SQRT([.C2]))" office:value-type="float" office:value="0.05" calcext:value-type="float">
            <text:p>0.0500</text:p>
          </table:table-cell>
          <table:table-cell office:value-type="float" office:value="-0.0590418038387701" calcext:value-type="float">
            <text:p>-0.0590</text:p>
          </table:table-cell>
          <table:table-cell table:formula="of:=SUM([.B2:.C2];[.E2])" office:value-type="float" office:value="-0.0590418038387701" calcext:value-type="float">
            <text:p>-0.059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IN([.A3]/100*2*PI())" office:value-type="float" office:value="0.0627905195293134" calcext:value-type="float">
            <text:p>0.0628</text:p>
          </table:table-cell>
          <table:table-cell table:formula="of:=+EXP(-0.5*(([.A3]-50)*([.A3]-50))/20)" office:value-type="float" office:value="8.54031174164073E-027" calcext:value-type="float">
            <text:p>0.0000</text:p>
          </table:table-cell>
          <table:table-cell table:formula="of:=MAX(0.05;0.2* SQRT([.C3]))" office:value-type="float" office:value="0.05" calcext:value-type="float">
            <text:p>0.0500</text:p>
          </table:table-cell>
          <table:table-cell office:value-type="float" office:value="0.0315630638988612" calcext:value-type="float">
            <text:p>0.0316</text:p>
          </table:table-cell>
          <table:table-cell table:formula="of:=SUM([.B3:.C3];[.E3])" office:value-type="float" office:value="0.0943535834281746" calcext:value-type="float">
            <text:p>0.09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SIN([.A4]/100*2*PI())" office:value-type="float" office:value="0.125333233564304" calcext:value-type="float">
            <text:p>0.1253</text:p>
          </table:table-cell>
          <table:table-cell table:formula="of:=+EXP(-0.5*(([.A4]-50)*([.A4]-50))/20)" office:value-type="float" office:value="9.65245626161904E-026" calcext:value-type="float">
            <text:p>0.0000</text:p>
          </table:table-cell>
          <table:table-cell table:formula="of:=MAX(0.05;0.2* SQRT([.C4]))" office:value-type="float" office:value="0.05" calcext:value-type="float">
            <text:p>0.0500</text:p>
          </table:table-cell>
          <table:table-cell office:value-type="float" office:value="0.0742774631431128" calcext:value-type="float">
            <text:p>0.0743</text:p>
          </table:table-cell>
          <table:table-cell table:formula="of:=SUM([.B4:.C4];[.E4])" office:value-type="float" office:value="0.199610696707417" calcext:value-type="float">
            <text:p>0.199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SIN([.A5]/100*2*PI())" office:value-type="float" office:value="0.187381314585725" calcext:value-type="float">
            <text:p>0.1874</text:p>
          </table:table-cell>
          <table:table-cell table:formula="of:=+EXP(-0.5*(([.A5]-50)*([.A5]-50))/20)" office:value-type="float" office:value="1.03773684546692E-024" calcext:value-type="float">
            <text:p>0.0000</text:p>
          </table:table-cell>
          <table:table-cell table:formula="of:=MAX(0.05;0.2* SQRT([.C5]))" office:value-type="float" office:value="0.05" calcext:value-type="float">
            <text:p>0.0500</text:p>
          </table:table-cell>
          <table:table-cell office:value-type="float" office:value="0.0202852519588006" calcext:value-type="float">
            <text:p>0.0203</text:p>
          </table:table-cell>
          <table:table-cell table:formula="of:=SUM([.B5:.C5];[.E5])" office:value-type="float" office:value="0.207666566544525" calcext:value-type="float">
            <text:p>0.207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SIN([.A6]/100*2*PI())" office:value-type="float" office:value="0.248689887164855" calcext:value-type="float">
            <text:p>0.2487</text:p>
          </table:table-cell>
          <table:table-cell table:formula="of:=+EXP(-0.5*(([.A6]-50)*([.A6]-50))/20)" office:value-type="float" office:value="1.06126027318281E-023" calcext:value-type="float">
            <text:p>0.0000</text:p>
          </table:table-cell>
          <table:table-cell table:formula="of:=MAX(0.05;0.2* SQRT([.C6]))" office:value-type="float" office:value="0.05" calcext:value-type="float">
            <text:p>0.0500</text:p>
          </table:table-cell>
          <table:table-cell office:value-type="float" office:value="0.00790775072629465" calcext:value-type="float">
            <text:p>0.0079</text:p>
          </table:table-cell>
          <table:table-cell table:formula="of:=SUM([.B6:.C6];[.E6])" office:value-type="float" office:value="0.256597637891149" calcext:value-type="float">
            <text:p>0.256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SIN([.A7]/100*2*PI())" office:value-type="float" office:value="0.309016994374947" calcext:value-type="float">
            <text:p>0.3090</text:p>
          </table:table-cell>
          <table:table-cell table:formula="of:=+EXP(-0.5*(([.A7]-50)*([.A7]-50))/20)" office:value-type="float" office:value="1.03238539887695E-022" calcext:value-type="float">
            <text:p>0.0000</text:p>
          </table:table-cell>
          <table:table-cell table:formula="of:=MAX(0.05;0.2* SQRT([.C7]))" office:value-type="float" office:value="0.05" calcext:value-type="float">
            <text:p>0.0500</text:p>
          </table:table-cell>
          <table:table-cell office:value-type="float" office:value="0.00406522912875791" calcext:value-type="float">
            <text:p>0.0041</text:p>
          </table:table-cell>
          <table:table-cell table:formula="of:=SUM([.B7:.C7];[.E7])" office:value-type="float" office:value="0.313082223503705" calcext:value-type="float">
            <text:p>0.313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SIN([.A8]/100*2*PI())" office:value-type="float" office:value="0.368124552684678" calcext:value-type="float">
            <text:p>0.3681</text:p>
          </table:table-cell>
          <table:table-cell table:formula="of:=+EXP(-0.5*(([.A8]-50)*([.A8]-50))/20)" office:value-type="float" office:value="9.55316053551247E-022" calcext:value-type="float">
            <text:p>0.0000</text:p>
          </table:table-cell>
          <table:table-cell table:formula="of:=MAX(0.05;0.2* SQRT([.C8]))" office:value-type="float" office:value="0.05" calcext:value-type="float">
            <text:p>0.0500</text:p>
          </table:table-cell>
          <table:table-cell office:value-type="float" office:value="0.0591574910108554" calcext:value-type="float">
            <text:p>0.0592</text:p>
          </table:table-cell>
          <table:table-cell table:formula="of:=SUM([.B8:.C8];[.E8])" office:value-type="float" office:value="0.427282043695533" calcext:value-type="float">
            <text:p>0.427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SIN([.A9]/100*2*PI())" office:value-type="float" office:value="0.425779291565073" calcext:value-type="float">
            <text:p>0.4258</text:p>
          </table:table-cell>
          <table:table-cell table:formula="of:=+EXP(-0.5*(([.A9]-50)*([.A9]-50))/20)" office:value-type="float" office:value="8.40886875355574E-021" calcext:value-type="float">
            <text:p>0.0000</text:p>
          </table:table-cell>
          <table:table-cell table:formula="of:=MAX(0.05;0.2* SQRT([.C9]))" office:value-type="float" office:value="0.05" calcext:value-type="float">
            <text:p>0.0500</text:p>
          </table:table-cell>
          <table:table-cell office:value-type="float" office:value="0.00790147728228654" calcext:value-type="float">
            <text:p>0.0079</text:p>
          </table:table-cell>
          <table:table-cell table:formula="of:=SUM([.B9:.C9];[.E9])" office:value-type="float" office:value="0.433680768847359" calcext:value-type="float">
            <text:p>0.433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SIN([.A10]/100*2*PI())" office:value-type="float" office:value="0.481753674101715" calcext:value-type="float">
            <text:p>0.4818</text:p>
          </table:table-cell>
          <table:table-cell table:formula="of:=+EXP(-0.5*(([.A10]-50)*([.A10]-50))/20)" office:value-type="float" office:value="7.04065960646387E-020" calcext:value-type="float">
            <text:p>0.0000</text:p>
          </table:table-cell>
          <table:table-cell table:formula="of:=MAX(0.05;0.2* SQRT([.C10]))" office:value-type="float" office:value="0.05" calcext:value-type="float">
            <text:p>0.0500</text:p>
          </table:table-cell>
          <table:table-cell office:value-type="float" office:value="0.0712254020931851" calcext:value-type="float">
            <text:p>0.0712</text:p>
          </table:table-cell>
          <table:table-cell table:formula="of:=SUM([.B10:.C10];[.E10])" office:value-type="float" office:value="0.5529790761949" calcext:value-type="float">
            <text:p>0.553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SIN([.A11]/100*2*PI())" office:value-type="float" office:value="0.535826794978997" calcext:value-type="float">
            <text:p>0.5358</text:p>
          </table:table-cell>
          <table:table-cell table:formula="of:=+EXP(-0.5*(([.A11]-50)*([.A11]-50))/20)" office:value-type="float" office:value="5.60756605379311E-019" calcext:value-type="float">
            <text:p>0.0000</text:p>
          </table:table-cell>
          <table:table-cell table:formula="of:=MAX(0.05;0.2* SQRT([.C11]))" office:value-type="float" office:value="0.05" calcext:value-type="float">
            <text:p>0.0500</text:p>
          </table:table-cell>
          <table:table-cell office:value-type="float" office:value="0.0846849030005456" calcext:value-type="float">
            <text:p>0.0847</text:p>
          </table:table-cell>
          <table:table-cell table:formula="of:=SUM([.B11:.C11];[.E11])" office:value-type="float" office:value="0.620511697979542" calcext:value-type="float">
            <text:p>0.62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SIN([.A12]/100*2*PI())" office:value-type="float" office:value="0.587785252292473" calcext:value-type="float">
            <text:p>0.5878</text:p>
          </table:table-cell>
          <table:table-cell table:formula="of:=+EXP(-0.5*(([.A12]-50)*([.A12]-50))/20)" office:value-type="float" office:value="4.2483542552916E-018" calcext:value-type="float">
            <text:p>0.0000</text:p>
          </table:table-cell>
          <table:table-cell table:formula="of:=MAX(0.05;0.2* SQRT([.C12]))" office:value-type="float" office:value="0.05" calcext:value-type="float">
            <text:p>0.0500</text:p>
          </table:table-cell>
          <table:table-cell office:value-type="float" office:value="0.0489607092104959" calcext:value-type="float">
            <text:p>0.0490</text:p>
          </table:table-cell>
          <table:table-cell table:formula="of:=SUM([.B12:.C12];[.E12])" office:value-type="float" office:value="0.636745961502969" calcext:value-type="float">
            <text:p>0.636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SIN([.A13]/100*2*PI())" office:value-type="float" office:value="0.63742398974869" calcext:value-type="float">
            <text:p>0.6374</text:p>
          </table:table-cell>
          <table:table-cell table:formula="of:=+EXP(-0.5*(([.A13]-50)*([.A13]-50))/20)" office:value-type="float" office:value="3.06162732725763E-017" calcext:value-type="float">
            <text:p>0.0000</text:p>
          </table:table-cell>
          <table:table-cell table:formula="of:=MAX(0.05;0.2* SQRT([.C13]))" office:value-type="float" office:value="0.05" calcext:value-type="float">
            <text:p>0.0500</text:p>
          </table:table-cell>
          <table:table-cell office:value-type="float" office:value="0.00280840095936988" calcext:value-type="float">
            <text:p>0.0028</text:p>
          </table:table-cell>
          <table:table-cell table:formula="of:=SUM([.B13:.C13];[.E13])" office:value-type="float" office:value="0.64023239070806" calcext:value-type="float">
            <text:p>0.640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SIN([.A14]/100*2*PI())" office:value-type="float" office:value="0.684547105928689" calcext:value-type="float">
            <text:p>0.6845</text:p>
          </table:table-cell>
          <table:table-cell table:formula="of:=+EXP(-0.5*(([.A14]-50)*([.A14]-50))/20)" office:value-type="float" office:value="2.09879104879305E-016" calcext:value-type="float">
            <text:p>0.0000</text:p>
          </table:table-cell>
          <table:table-cell table:formula="of:=MAX(0.05;0.2* SQRT([.C14]))" office:value-type="float" office:value="0.05" calcext:value-type="float">
            <text:p>0.0500</text:p>
          </table:table-cell>
          <table:table-cell office:value-type="float" office:value="0.0767339331216396" calcext:value-type="float">
            <text:p>0.0767</text:p>
          </table:table-cell>
          <table:table-cell table:formula="of:=SUM([.B14:.C14];[.E14])" office:value-type="float" office:value="0.761281039050328" calcext:value-type="float">
            <text:p>0.761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SIN([.A15]/100*2*PI())" office:value-type="float" office:value="0.728968627421412" calcext:value-type="float">
            <text:p>0.7290</text:p>
          </table:table-cell>
          <table:table-cell table:formula="of:=+EXP(-0.5*(([.A15]-50)*([.A15]-50))/20)" office:value-type="float" office:value="1.36858368005474E-015" calcext:value-type="float">
            <text:p>0.0000</text:p>
          </table:table-cell>
          <table:table-cell table:formula="of:=MAX(0.05;0.2* SQRT([.C15]))" office:value-type="float" office:value="0.05" calcext:value-type="float">
            <text:p>0.0500</text:p>
          </table:table-cell>
          <table:table-cell office:value-type="float" office:value="0.00626737280416009" calcext:value-type="float">
            <text:p>0.0063</text:p>
          </table:table-cell>
          <table:table-cell table:formula="of:=SUM([.B15:.C15];[.E15])" office:value-type="float" office:value="0.735236000225573" calcext:value-type="float">
            <text:p>0.735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SIN([.A16]/100*2*PI())" office:value-type="float" office:value="0.770513242775789" calcext:value-type="float">
            <text:p>0.7705</text:p>
          </table:table-cell>
          <table:table-cell table:formula="of:=+EXP(-0.5*(([.A16]-50)*([.A16]-50))/20)" office:value-type="float" office:value="8.48904403387179E-015" calcext:value-type="float">
            <text:p>0.0000</text:p>
          </table:table-cell>
          <table:table-cell table:formula="of:=MAX(0.05;0.2* SQRT([.C16]))" office:value-type="float" office:value="0.05" calcext:value-type="float">
            <text:p>0.0500</text:p>
          </table:table-cell>
          <table:table-cell office:value-type="float" office:value="-0.00271435270272903" calcext:value-type="float">
            <text:p>-0.0027</text:p>
          </table:table-cell>
          <table:table-cell table:formula="of:=SUM([.B16:.C16];[.E16])" office:value-type="float" office:value="0.767798890073069" calcext:value-type="float">
            <text:p>0.767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SIN([.A17]/100*2*PI())" office:value-type="float" office:value="0.809016994374948" calcext:value-type="float">
            <text:p>0.8090</text:p>
          </table:table-cell>
          <table:table-cell table:formula="of:=+EXP(-0.5*(([.A17]-50)*([.A17]-50))/20)" office:value-type="float" office:value="0.0000000000000500877463784351" calcext:value-type="float">
            <text:p>0.0000</text:p>
          </table:table-cell>
          <table:table-cell table:formula="of:=MAX(0.05;0.2* SQRT([.C17]))" office:value-type="float" office:value="0.05" calcext:value-type="float">
            <text:p>0.0500</text:p>
          </table:table-cell>
          <table:table-cell office:value-type="float" office:value="0.0218099883994981" calcext:value-type="float">
            <text:p>0.0218</text:p>
          </table:table-cell>
          <table:table-cell table:formula="of:=SUM([.B17:.C17];[.E17])" office:value-type="float" office:value="0.830826982774496" calcext:value-type="float">
            <text:p>0.830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SIN([.A18]/100*2*PI())" office:value-type="float" office:value="0.844327925502015" calcext:value-type="float">
            <text:p>0.8443</text:p>
          </table:table-cell>
          <table:table-cell table:formula="of:=+EXP(-0.5*(([.A18]-50)*([.A18]-50))/20)" office:value-type="float" office:value="0.000000000000281118529878905" calcext:value-type="float">
            <text:p>0.0000</text:p>
          </table:table-cell>
          <table:table-cell table:formula="of:=MAX(0.05;0.2* SQRT([.C18]))" office:value-type="float" office:value="0.05" calcext:value-type="float">
            <text:p>0.0500</text:p>
          </table:table-cell>
          <table:table-cell office:value-type="float" office:value="0.020053724200361" calcext:value-type="float">
            <text:p>0.0201</text:p>
          </table:table-cell>
          <table:table-cell table:formula="of:=SUM([.B18:.C18];[.E18])" office:value-type="float" office:value="0.864381649702657" calcext:value-type="float">
            <text:p>0.864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SIN([.A19]/100*2*PI())" office:value-type="float" office:value="0.876306680043864" calcext:value-type="float">
            <text:p>0.8763</text:p>
          </table:table-cell>
          <table:table-cell table:formula="of:=+EXP(-0.5*(([.A19]-50)*([.A19]-50))/20)" office:value-type="float" office:value="0.00000000000150083424363208" calcext:value-type="float">
            <text:p>0.0000</text:p>
          </table:table-cell>
          <table:table-cell table:formula="of:=MAX(0.05;0.2* SQRT([.C19]))" office:value-type="float" office:value="0.05" calcext:value-type="float">
            <text:p>0.0500</text:p>
          </table:table-cell>
          <table:table-cell office:value-type="float" office:value="-0.0162820489172392" calcext:value-type="float">
            <text:p>-0.0163</text:p>
          </table:table-cell>
          <table:table-cell table:formula="of:=SUM([.B19:.C19];[.E19])" office:value-type="float" office:value="0.860024631128125" calcext:value-type="float">
            <text:p>0.860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SIN([.A20]/100*2*PI())" office:value-type="float" office:value="0.90482705246602" calcext:value-type="float">
            <text:p>0.9048</text:p>
          </table:table-cell>
          <table:table-cell table:formula="of:=+EXP(-0.5*(([.A20]-50)*([.A20]-50))/20)" office:value-type="float" office:value="0.0000000000076218651945129" calcext:value-type="float">
            <text:p>0.0000</text:p>
          </table:table-cell>
          <table:table-cell table:formula="of:=MAX(0.05;0.2* SQRT([.C20]))" office:value-type="float" office:value="0.05" calcext:value-type="float">
            <text:p>0.0500</text:p>
          </table:table-cell>
          <table:table-cell office:value-type="float" office:value="0.0102090056074422" calcext:value-type="float">
            <text:p>0.0102</text:p>
          </table:table-cell>
          <table:table-cell table:formula="of:=SUM([.B20:.C20];[.E20])" office:value-type="float" office:value="0.915036058081084" calcext:value-type="float">
            <text:p>0.915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SIN([.A21]/100*2*PI())" office:value-type="float" office:value="0.929776485888251" calcext:value-type="float">
            <text:p>0.9298</text:p>
          </table:table-cell>
          <table:table-cell table:formula="of:=+EXP(-0.5*(([.A21]-50)*([.A21]-50))/20)" office:value-type="float" office:value="0.0000000000368192614027598" calcext:value-type="float">
            <text:p>0.0000</text:p>
          </table:table-cell>
          <table:table-cell table:formula="of:=MAX(0.05;0.2* SQRT([.C21]))" office:value-type="float" office:value="0.05" calcext:value-type="float">
            <text:p>0.0500</text:p>
          </table:table-cell>
          <table:table-cell office:value-type="float" office:value="-0.0803851205408632" calcext:value-type="float">
            <text:p>-0.0804</text:p>
          </table:table-cell>
          <table:table-cell table:formula="of:=SUM([.B21:.C21];[.E21])" office:value-type="float" office:value="0.849391365384208" calcext:value-type="float">
            <text:p>0.849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SIN([.A22]/100*2*PI())" office:value-type="float" office:value="0.951056516295154" calcext:value-type="float">
            <text:p>0.9511</text:p>
          </table:table-cell>
          <table:table-cell table:formula="of:=+EXP(-0.5*(([.A22]-50)*([.A22]-50))/20)" office:value-type="float" office:value="0.000000000169189792261513" calcext:value-type="float">
            <text:p>0.0000</text:p>
          </table:table-cell>
          <table:table-cell table:formula="of:=MAX(0.05;0.2* SQRT([.C22]))" office:value-type="float" office:value="0.05" calcext:value-type="float">
            <text:p>0.0500</text:p>
          </table:table-cell>
          <table:table-cell office:value-type="float" office:value="-0.0447538520504963" calcext:value-type="float">
            <text:p>-0.0448</text:p>
          </table:table-cell>
          <table:table-cell table:formula="of:=SUM([.B22:.C22];[.E22])" office:value-type="float" office:value="0.906302664413847" calcext:value-type="float">
            <text:p>0.906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SIN([.A23]/100*2*PI())" office:value-type="float" office:value="0.968583161128631" calcext:value-type="float">
            <text:p>0.9686</text:p>
          </table:table-cell>
          <table:table-cell table:formula="of:=+EXP(-0.5*(([.A23]-50)*([.A23]-50))/20)" office:value-type="float" office:value="0.00000000073953463438963" calcext:value-type="float">
            <text:p>0.0000</text:p>
          </table:table-cell>
          <table:table-cell table:formula="of:=MAX(0.05;0.2* SQRT([.C23]))" office:value-type="float" office:value="0.05" calcext:value-type="float">
            <text:p>0.0500</text:p>
          </table:table-cell>
          <table:table-cell office:value-type="float" office:value="0.0303256045982703" calcext:value-type="float">
            <text:p>0.0303</text:p>
          </table:table-cell>
          <table:table-cell table:formula="of:=SUM([.B23:.C23];[.E23])" office:value-type="float" office:value="0.998908766466436" calcext:value-type="float">
            <text:p>0.998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SIN([.A24]/100*2*PI())" office:value-type="float" office:value="0.982287250728689" calcext:value-type="float">
            <text:p>0.9823</text:p>
          </table:table-cell>
          <table:table-cell table:formula="of:=+EXP(-0.5*(([.A24]-50)*([.A24]-50))/20)" office:value-type="float" office:value="0.00000000307487987958661" calcext:value-type="float">
            <text:p>0.0000</text:p>
          </table:table-cell>
          <table:table-cell table:formula="of:=MAX(0.05;0.2* SQRT([.C24]))" office:value-type="float" office:value="0.05" calcext:value-type="float">
            <text:p>0.0500</text:p>
          </table:table-cell>
          <table:table-cell office:value-type="float" office:value="0.0279448941392825" calcext:value-type="float">
            <text:p>0.0279</text:p>
          </table:table-cell>
          <table:table-cell table:formula="of:=SUM([.B24:.C24];[.E24])" office:value-type="float" office:value="1.01023214794285" calcext:value-type="float">
            <text:p>1.010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SIN([.A25]/100*2*PI())" office:value-type="float" office:value="0.992114701314478" calcext:value-type="float">
            <text:p>0.9921</text:p>
          </table:table-cell>
          <table:table-cell table:formula="of:=+EXP(-0.5*(([.A25]-50)*([.A25]-50))/20)" office:value-type="float" office:value="0.0000000121613858375298" calcext:value-type="float">
            <text:p>0.0000</text:p>
          </table:table-cell>
          <table:table-cell table:formula="of:=MAX(0.05;0.2* SQRT([.C25]))" office:value-type="float" office:value="0.05" calcext:value-type="float">
            <text:p>0.0500</text:p>
          </table:table-cell>
          <table:table-cell office:value-type="float" office:value="-0.0195069683504155" calcext:value-type="float">
            <text:p>-0.0195</text:p>
          </table:table-cell>
          <table:table-cell table:formula="of:=SUM([.B25:.C25];[.E25])" office:value-type="float" office:value="0.972607745125448" calcext:value-type="float">
            <text:p>0.972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SIN([.A26]/100*2*PI())" office:value-type="float" office:value="0.998026728428272" calcext:value-type="float">
            <text:p>0.9980</text:p>
          </table:table-cell>
          <table:table-cell table:formula="of:=+EXP(-0.5*(([.A26]-50)*([.A26]-50))/20)" office:value-type="float" office:value="0.0000000457533876944582" calcext:value-type="float">
            <text:p>0.0000</text:p>
          </table:table-cell>
          <table:table-cell table:formula="of:=MAX(0.05;0.2* SQRT([.C26]))" office:value-type="float" office:value="0.05" calcext:value-type="float">
            <text:p>0.0500</text:p>
          </table:table-cell>
          <table:table-cell office:value-type="float" office:value="0.0249110931710934" calcext:value-type="float">
            <text:p>0.0249</text:p>
          </table:table-cell>
          <table:table-cell table:formula="of:=SUM([.B26:.C26];[.E26])" office:value-type="float" office:value="1.02293786735275" calcext:value-type="float">
            <text:p>1.022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SIN([.A27]/100*2*PI())" office:value-type="float" office:value="1" calcext:value-type="float">
            <text:p>1.0000</text:p>
          </table:table-cell>
          <table:table-cell table:formula="of:=+EXP(-0.5*(([.A27]-50)*([.A27]-50))/20)" office:value-type="float" office:value="0.000000163737713059081" calcext:value-type="float">
            <text:p>0.0000</text:p>
          </table:table-cell>
          <table:table-cell table:formula="of:=MAX(0.05;0.2* SQRT([.C27]))" office:value-type="float" office:value="0.05" calcext:value-type="float">
            <text:p>0.0500</text:p>
          </table:table-cell>
          <table:table-cell office:value-type="float" office:value="0.00374415333132126" calcext:value-type="float">
            <text:p>0.0037</text:p>
          </table:table-cell>
          <table:table-cell table:formula="of:=SUM([.B27:.C27];[.E27])" office:value-type="float" office:value="1.00374431706903" calcext:value-type="float">
            <text:p>1.003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SIN([.A28]/100*2*PI())" office:value-type="float" office:value="0.998026728428272" calcext:value-type="float">
            <text:p>0.9980</text:p>
          </table:table-cell>
          <table:table-cell table:formula="of:=+EXP(-0.5*(([.A28]-50)*([.A28]-50))/20)" office:value-type="float" office:value="0.00000055739036926946" calcext:value-type="float">
            <text:p>0.0000</text:p>
          </table:table-cell>
          <table:table-cell table:formula="of:=MAX(0.05;0.2* SQRT([.C28]))" office:value-type="float" office:value="0.05" calcext:value-type="float">
            <text:p>0.0500</text:p>
          </table:table-cell>
          <table:table-cell office:value-type="float" office:value="-0.0473868917093174" calcext:value-type="float">
            <text:p>-0.0474</text:p>
          </table:table-cell>
          <table:table-cell table:formula="of:=SUM([.B28:.C28];[.E28])" office:value-type="float" office:value="0.950640394109323" calcext:value-type="float">
            <text:p>0.950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SIN([.A29]/100*2*PI())" office:value-type="float" office:value="0.992114701314478" calcext:value-type="float">
            <text:p>0.9921</text:p>
          </table:table-cell>
          <table:table-cell table:formula="of:=+EXP(-0.5*(([.A29]-50)*([.A29]-50))/20)" office:value-type="float" office:value="0.00000180490969121314" calcext:value-type="float">
            <text:p>0.0000</text:p>
          </table:table-cell>
          <table:table-cell table:formula="of:=MAX(0.05;0.2* SQRT([.C29]))" office:value-type="float" office:value="0.05" calcext:value-type="float">
            <text:p>0.0500</text:p>
          </table:table-cell>
          <table:table-cell office:value-type="float" office:value="-0.126214004873563" calcext:value-type="float">
            <text:p>-0.1262</text:p>
          </table:table-cell>
          <table:table-cell table:formula="of:=SUM([.B29:.C29];[.E29])" office:value-type="float" office:value="0.865902501350606" calcext:value-type="float">
            <text:p>0.865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SIN([.A30]/100*2*PI())" office:value-type="float" office:value="0.982287250728689" calcext:value-type="float">
            <text:p>0.9823</text:p>
          </table:table-cell>
          <table:table-cell table:formula="of:=+EXP(-0.5*(([.A30]-50)*([.A30]-50))/20)" office:value-type="float" office:value="0.00000555951324165015" calcext:value-type="float">
            <text:p>0.0000</text:p>
          </table:table-cell>
          <table:table-cell table:formula="of:=MAX(0.05;0.2* SQRT([.C30]))" office:value-type="float" office:value="0.05" calcext:value-type="float">
            <text:p>0.0500</text:p>
          </table:table-cell>
          <table:table-cell office:value-type="float" office:value="0.0602330757513044" calcext:value-type="float">
            <text:p>0.0602</text:p>
          </table:table-cell>
          <table:table-cell table:formula="of:=SUM([.B30:.C30];[.E30])" office:value-type="float" office:value="1.04252588599323" calcext:value-type="float">
            <text:p>1.042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SIN([.A31]/100*2*PI())" office:value-type="float" office:value="0.968583161128631" calcext:value-type="float">
            <text:p>0.9686</text:p>
          </table:table-cell>
          <table:table-cell table:formula="of:=+EXP(-0.5*(([.A31]-50)*([.A31]-50))/20)" office:value-type="float" office:value="0.000016289334328458" calcext:value-type="float">
            <text:p>0.0000</text:p>
          </table:table-cell>
          <table:table-cell table:formula="of:=MAX(0.05;0.2* SQRT([.C31]))" office:value-type="float" office:value="0.05" calcext:value-type="float">
            <text:p>0.0500</text:p>
          </table:table-cell>
          <table:table-cell office:value-type="float" office:value="0.0583953909610369" calcext:value-type="float">
            <text:p>0.0584</text:p>
          </table:table-cell>
          <table:table-cell table:formula="of:=SUM([.B31:.C31];[.E31])" office:value-type="float" office:value="1.026994841424" calcext:value-type="float">
            <text:p>1.027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SIN([.A32]/100*2*PI())" office:value-type="float" office:value="0.951056516295154" calcext:value-type="float">
            <text:p>0.9511</text:p>
          </table:table-cell>
          <table:table-cell table:formula="of:=+EXP(-0.5*(([.A32]-50)*([.A32]-50))/20)" office:value-type="float" office:value="0.0000453999297624849" calcext:value-type="float">
            <text:p>0.0000</text:p>
          </table:table-cell>
          <table:table-cell table:formula="of:=MAX(0.05;0.2* SQRT([.C32]))" office:value-type="float" office:value="0.05" calcext:value-type="float">
            <text:p>0.0500</text:p>
          </table:table-cell>
          <table:table-cell office:value-type="float" office:value="0.069932828522762" calcext:value-type="float">
            <text:p>0.0699</text:p>
          </table:table-cell>
          <table:table-cell table:formula="of:=SUM([.B32:.C32];[.E32])" office:value-type="float" office:value="1.02103474474768" calcext:value-type="float">
            <text:p>1.021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SIN([.A33]/100*2*PI())" office:value-type="float" office:value="0.929776485888252" calcext:value-type="float">
            <text:p>0.9298</text:p>
          </table:table-cell>
          <table:table-cell table:formula="of:=+EXP(-0.5*(([.A33]-50)*([.A33]-50))/20)" office:value-type="float" office:value="0.000120362805167213" calcext:value-type="float">
            <text:p>0.0001</text:p>
          </table:table-cell>
          <table:table-cell table:formula="of:=MAX(0.05;0.2* SQRT([.C33]))" office:value-type="float" office:value="0.05" calcext:value-type="float">
            <text:p>0.0500</text:p>
          </table:table-cell>
          <table:table-cell office:value-type="float" office:value="0.0570325660901091" calcext:value-type="float">
            <text:p>0.0570</text:p>
          </table:table-cell>
          <table:table-cell table:formula="of:=SUM([.B33:.C33];[.E33])" office:value-type="float" office:value="0.986929414783528" calcext:value-type="float">
            <text:p>0.986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SIN([.A34]/100*2*PI())" office:value-type="float" office:value="0.90482705246602" calcext:value-type="float">
            <text:p>0.9048</text:p>
          </table:table-cell>
          <table:table-cell table:formula="of:=+EXP(-0.5*(([.A34]-50)*([.A34]-50))/20)" office:value-type="float" office:value="0.000303539138078867" calcext:value-type="float">
            <text:p>0.0003</text:p>
          </table:table-cell>
          <table:table-cell table:formula="of:=MAX(0.05;0.2* SQRT([.C34]))" office:value-type="float" office:value="0.05" calcext:value-type="float">
            <text:p>0.0500</text:p>
          </table:table-cell>
          <table:table-cell office:value-type="float" office:value="0.0642967602511177" calcext:value-type="float">
            <text:p>0.0643</text:p>
          </table:table-cell>
          <table:table-cell table:formula="of:=SUM([.B34:.C34];[.E34])" office:value-type="float" office:value="0.969427351855216" calcext:value-type="float">
            <text:p>0.969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SIN([.A35]/100*2*PI())" office:value-type="float" office:value="0.876306680043864" calcext:value-type="float">
            <text:p>0.8763</text:p>
          </table:table-cell>
          <table:table-cell table:formula="of:=+EXP(-0.5*(([.A35]-50)*([.A35]-50))/20)" office:value-type="float" office:value="0.000728152539089461" calcext:value-type="float">
            <text:p>0.0007</text:p>
          </table:table-cell>
          <table:table-cell table:formula="of:=MAX(0.05;0.2* SQRT([.C35]))" office:value-type="float" office:value="0.05" calcext:value-type="float">
            <text:p>0.0500</text:p>
          </table:table-cell>
          <table:table-cell office:value-type="float" office:value="-0.00191103525162441" calcext:value-type="float">
            <text:p>-0.0019</text:p>
          </table:table-cell>
          <table:table-cell table:formula="of:=SUM([.B35:.C35];[.E35])" office:value-type="float" office:value="0.875123797331329" calcext:value-type="float">
            <text:p>0.875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SIN([.A36]/100*2*PI())" office:value-type="float" office:value="0.844327925502015" calcext:value-type="float">
            <text:p>0.8443</text:p>
          </table:table-cell>
          <table:table-cell table:formula="of:=+EXP(-0.5*(([.A36]-50)*([.A36]-50))/20)" office:value-type="float" office:value="0.00166155727317393" calcext:value-type="float">
            <text:p>0.0017</text:p>
          </table:table-cell>
          <table:table-cell table:formula="of:=MAX(0.05;0.2* SQRT([.C36]))" office:value-type="float" office:value="0.05" calcext:value-type="float">
            <text:p>0.0500</text:p>
          </table:table-cell>
          <table:table-cell office:value-type="float" office:value="0.00602718156370362" calcext:value-type="float">
            <text:p>0.0060</text:p>
          </table:table-cell>
          <table:table-cell table:formula="of:=SUM([.B36:.C36];[.E36])" office:value-type="float" office:value="0.852016664338893" calcext:value-type="float">
            <text:p>0.852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SIN([.A37]/100*2*PI())" office:value-type="float" office:value="0.809016994374948" calcext:value-type="float">
            <text:p>0.8090</text:p>
          </table:table-cell>
          <table:table-cell table:formula="of:=+EXP(-0.5*(([.A37]-50)*([.A37]-50))/20)" office:value-type="float" office:value="0.00360656313601573" calcext:value-type="float">
            <text:p>0.0036</text:p>
          </table:table-cell>
          <table:table-cell table:formula="of:=MAX(0.05;0.2* SQRT([.C37]))" office:value-type="float" office:value="0.05" calcext:value-type="float">
            <text:p>0.0500</text:p>
          </table:table-cell>
          <table:table-cell office:value-type="float" office:value="0.00353343813012517" calcext:value-type="float">
            <text:p>0.0035</text:p>
          </table:table-cell>
          <table:table-cell table:formula="of:=SUM([.B37:.C37];[.E37])" office:value-type="float" office:value="0.816156995641088" calcext:value-type="float">
            <text:p>0.816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SIN([.A38]/100*2*PI())" office:value-type="float" office:value="0.770513242775789" calcext:value-type="float">
            <text:p>0.7705</text:p>
          </table:table-cell>
          <table:table-cell table:formula="of:=+EXP(-0.5*(([.A38]-50)*([.A38]-50))/20)" office:value-type="float" office:value="0.00744658307092434" calcext:value-type="float">
            <text:p>0.0074</text:p>
          </table:table-cell>
          <table:table-cell table:formula="of:=MAX(0.05;0.2* SQRT([.C38]))" office:value-type="float" office:value="0.05" calcext:value-type="float">
            <text:p>0.0500</text:p>
          </table:table-cell>
          <table:table-cell office:value-type="float" office:value="-0.0101173090663025" calcext:value-type="float">
            <text:p>-0.0101</text:p>
          </table:table-cell>
          <table:table-cell table:formula="of:=SUM([.B38:.C38];[.E38])" office:value-type="float" office:value="0.767842516780411" calcext:value-type="float">
            <text:p>0.767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SIN([.A39]/100*2*PI())" office:value-type="float" office:value="0.728968627421411" calcext:value-type="float">
            <text:p>0.7290</text:p>
          </table:table-cell>
          <table:table-cell table:formula="of:=+EXP(-0.5*(([.A39]-50)*([.A39]-50))/20)" office:value-type="float" office:value="0.0146253347095942" calcext:value-type="float">
            <text:p>0.0146</text:p>
          </table:table-cell>
          <table:table-cell table:formula="of:=MAX(0.05;0.2* SQRT([.C39]))" office:value-type="float" office:value="0.05" calcext:value-type="float">
            <text:p>0.0500</text:p>
          </table:table-cell>
          <table:table-cell office:value-type="float" office:value="0.0264693155784743" calcext:value-type="float">
            <text:p>0.0265</text:p>
          </table:table-cell>
          <table:table-cell table:formula="of:=SUM([.B39:.C39];[.E39])" office:value-type="float" office:value="0.77006327770948" calcext:value-type="float">
            <text:p>0.770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SIN([.A40]/100*2*PI())" office:value-type="float" office:value="0.684547105928689" calcext:value-type="float">
            <text:p>0.6845</text:p>
          </table:table-cell>
          <table:table-cell table:formula="of:=+EXP(-0.5*(([.A40]-50)*([.A40]-50))/20)" office:value-type="float" office:value="0.0273237224472926" calcext:value-type="float">
            <text:p>0.0273</text:p>
          </table:table-cell>
          <table:table-cell table:formula="of:=MAX(0.05;0.2* SQRT([.C40]))" office:value-type="float" office:value="0.05" calcext:value-type="float">
            <text:p>0.0500</text:p>
          </table:table-cell>
          <table:table-cell office:value-type="float" office:value="0.0327467289739152" calcext:value-type="float">
            <text:p>0.0327</text:p>
          </table:table-cell>
          <table:table-cell table:formula="of:=SUM([.B40:.C40];[.E40])" office:value-type="float" office:value="0.744617557349897" calcext:value-type="float">
            <text:p>0.744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SIN([.A41]/100*2*PI())" office:value-type="float" office:value="0.63742398974869" calcext:value-type="float">
            <text:p>0.6374</text:p>
          </table:table-cell>
          <table:table-cell table:formula="of:=+EXP(-0.5*(([.A41]-50)*([.A41]-50))/20)" office:value-type="float" office:value="0.04855782127001" calcext:value-type="float">
            <text:p>0.0486</text:p>
          </table:table-cell>
          <table:table-cell table:formula="of:=MAX(0.05;0.2* SQRT([.C41]))" office:value-type="float" office:value="0.05" calcext:value-type="float">
            <text:p>0.0500</text:p>
          </table:table-cell>
          <table:table-cell office:value-type="float" office:value="-0.0306486742183458" calcext:value-type="float">
            <text:p>-0.0306</text:p>
          </table:table-cell>
          <table:table-cell table:formula="of:=SUM([.B41:.C41];[.E41])" office:value-type="float" office:value="0.655333136800354" calcext:value-type="float">
            <text:p>0.65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SIN([.A42]/100*2*PI())" office:value-type="float" office:value="0.587785252292473" calcext:value-type="float">
            <text:p>0.5878</text:p>
          </table:table-cell>
          <table:table-cell table:formula="of:=+EXP(-0.5*(([.A42]-50)*([.A42]-50))/20)" office:value-type="float" office:value="0.0820849986238988" calcext:value-type="float">
            <text:p>0.0821</text:p>
          </table:table-cell>
          <table:table-cell table:formula="of:=MAX(0.05;0.2* SQRT([.C42]))" office:value-type="float" office:value="0.057300959372038" calcext:value-type="float">
            <text:p>0.0573</text:p>
          </table:table-cell>
          <table:table-cell office:value-type="float" office:value="0.0751034304735827" calcext:value-type="float">
            <text:p>0.0751</text:p>
          </table:table-cell>
          <table:table-cell table:formula="of:=SUM([.B42:.C42];[.E42])" office:value-type="float" office:value="0.744973681389955" calcext:value-type="float">
            <text:p>0.745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SIN([.A43]/100*2*PI())" office:value-type="float" office:value="0.535826794978997" calcext:value-type="float">
            <text:p>0.5358</text:p>
          </table:table-cell>
          <table:table-cell table:formula="of:=+EXP(-0.5*(([.A43]-50)*([.A43]-50))/20)" office:value-type="float" office:value="0.13199384318783" calcext:value-type="float">
            <text:p>0.1320</text:p>
          </table:table-cell>
          <table:table-cell table:formula="of:=MAX(0.05;0.2* SQRT([.C43]))" office:value-type="float" office:value="0.0726619138718023" calcext:value-type="float">
            <text:p>0.0727</text:p>
          </table:table-cell>
          <table:table-cell office:value-type="float" office:value="-0.0375494528390244" calcext:value-type="float">
            <text:p>-0.0375</text:p>
          </table:table-cell>
          <table:table-cell table:formula="of:=SUM([.B43:.C43];[.E43])" office:value-type="float" office:value="0.630271185327803" calcext:value-type="float">
            <text:p>0.630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SIN([.A44]/100*2*PI())" office:value-type="float" office:value="0.481753674101716" calcext:value-type="float">
            <text:p>0.4818</text:p>
          </table:table-cell>
          <table:table-cell table:formula="of:=+EXP(-0.5*(([.A44]-50)*([.A44]-50))/20)" office:value-type="float" office:value="0.201896517994655" calcext:value-type="float">
            <text:p>0.2019</text:p>
          </table:table-cell>
          <table:table-cell table:formula="of:=MAX(0.05;0.2* SQRT([.C44]))" office:value-type="float" office:value="0.0898657928234443" calcext:value-type="float">
            <text:p>0.0899</text:p>
          </table:table-cell>
          <table:table-cell office:value-type="float" office:value="-0.00370886584570748" calcext:value-type="float">
            <text:p>-0.0037</text:p>
          </table:table-cell>
          <table:table-cell table:formula="of:=SUM([.B44:.C44];[.E44])" office:value-type="float" office:value="0.679941326250664" calcext:value-type="float">
            <text:p>0.679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SIN([.A45]/100*2*PI())" office:value-type="float" office:value="0.425779291565073" calcext:value-type="float">
            <text:p>0.4258</text:p>
          </table:table-cell>
          <table:table-cell table:formula="of:=+EXP(-0.5*(([.A45]-50)*([.A45]-50))/20)" office:value-type="float" office:value="0.293757700323533" calcext:value-type="float">
            <text:p>0.2938</text:p>
          </table:table-cell>
          <table:table-cell table:formula="of:=MAX(0.05;0.2* SQRT([.C45]))" office:value-type="float" office:value="0.108398837691837" calcext:value-type="float">
            <text:p>0.1084</text:p>
          </table:table-cell>
          <table:table-cell office:value-type="float" office:value="0.00318816560727919" calcext:value-type="float">
            <text:p>0.0032</text:p>
          </table:table-cell>
          <table:table-cell table:formula="of:=SUM([.B45:.C45];[.E45])" office:value-type="float" office:value="0.722725157495885" calcext:value-type="float">
            <text:p>0.722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SIN([.A46]/100*2*PI())" office:value-type="float" office:value="0.368124552684678" calcext:value-type="float">
            <text:p>0.3681</text:p>
          </table:table-cell>
          <table:table-cell table:formula="of:=+EXP(-0.5*(([.A46]-50)*([.A46]-50))/20)" office:value-type="float" office:value="0.406569659740599" calcext:value-type="float">
            <text:p>0.4066</text:p>
          </table:table-cell>
          <table:table-cell table:formula="of:=MAX(0.05;0.2* SQRT([.C46]))" office:value-type="float" office:value="0.127525630324355" calcext:value-type="float">
            <text:p>0.1275</text:p>
          </table:table-cell>
          <table:table-cell office:value-type="float" office:value="0.0770921199551433" calcext:value-type="float">
            <text:p>0.0771</text:p>
          </table:table-cell>
          <table:table-cell table:formula="of:=SUM([.B46:.C46];[.E46])" office:value-type="float" office:value="0.851786332380421" calcext:value-type="float">
            <text:p>0.851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SIN([.A47]/100*2*PI())" office:value-type="float" office:value="0.309016994374948" calcext:value-type="float">
            <text:p>0.3090</text:p>
          </table:table-cell>
          <table:table-cell table:formula="of:=+EXP(-0.5*(([.A47]-50)*([.A47]-50))/20)" office:value-type="float" office:value="0.53526142851899" calcext:value-type="float">
            <text:p>0.5353</text:p>
          </table:table-cell>
          <table:table-cell table:formula="of:=MAX(0.05;0.2* SQRT([.C47]))" office:value-type="float" office:value="0.146323125789328" calcext:value-type="float">
            <text:p>0.1463</text:p>
          </table:table-cell>
          <table:table-cell office:value-type="float" office:value="-0.0261140070372381" calcext:value-type="float">
            <text:p>-0.0261</text:p>
          </table:table-cell>
          <table:table-cell table:formula="of:=SUM([.B47:.C47];[.E47])" office:value-type="float" office:value="0.8181644158567" calcext:value-type="float">
            <text:p>0.818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SIN([.A48]/100*2*PI())" office:value-type="float" office:value="0.248689887164855" calcext:value-type="float">
            <text:p>0.2487</text:p>
          </table:table-cell>
          <table:table-cell table:formula="of:=+EXP(-0.5*(([.A48]-50)*([.A48]-50))/20)" office:value-type="float" office:value="0.670320046035639" calcext:value-type="float">
            <text:p>0.6703</text:p>
          </table:table-cell>
          <table:table-cell table:formula="of:=MAX(0.05;0.2* SQRT([.C48]))" office:value-type="float" office:value="0.163746150615596" calcext:value-type="float">
            <text:p>0.1637</text:p>
          </table:table-cell>
          <table:table-cell office:value-type="float" office:value="0.00231568209898078" calcext:value-type="float">
            <text:p>0.0023</text:p>
          </table:table-cell>
          <table:table-cell table:formula="of:=SUM([.B48:.C48];[.E48])" office:value-type="float" office:value="0.921325615299475" calcext:value-type="float">
            <text:p>0.921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SIN([.A49]/100*2*PI())" office:value-type="float" office:value="0.187381314585725" calcext:value-type="float">
            <text:p>0.1874</text:p>
          </table:table-cell>
          <table:table-cell table:formula="of:=+EXP(-0.5*(([.A49]-50)*([.A49]-50))/20)" office:value-type="float" office:value="0.798516218759377" calcext:value-type="float">
            <text:p>0.7985</text:p>
          </table:table-cell>
          <table:table-cell table:formula="of:=MAX(0.05;0.2* SQRT([.C49]))" office:value-type="float" office:value="0.178719469421703" calcext:value-type="float">
            <text:p>0.1787</text:p>
          </table:table-cell>
          <table:table-cell office:value-type="float" office:value="0.295183886152145" calcext:value-type="float">
            <text:p>0.2952</text:p>
          </table:table-cell>
          <table:table-cell table:formula="of:=SUM([.B49:.C49];[.E49])" office:value-type="float" office:value="1.28108141949725" calcext:value-type="float">
            <text:p>1.281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SIN([.A50]/100*2*PI())" office:value-type="float" office:value="0.125333233564305" calcext:value-type="float">
            <text:p>0.1253</text:p>
          </table:table-cell>
          <table:table-cell table:formula="of:=+EXP(-0.5*(([.A50]-50)*([.A50]-50))/20)" office:value-type="float" office:value="0.90483741803596" calcext:value-type="float">
            <text:p>0.9048</text:p>
          </table:table-cell>
          <table:table-cell table:formula="of:=MAX(0.05;0.2* SQRT([.C50]))" office:value-type="float" office:value="0.190245884900143" calcext:value-type="float">
            <text:p>0.1902</text:p>
          </table:table-cell>
          <table:table-cell office:value-type="float" office:value="-0.1355118016637" calcext:value-type="float">
            <text:p>-0.1355</text:p>
          </table:table-cell>
          <table:table-cell table:formula="of:=SUM([.B50:.C50];[.E50])" office:value-type="float" office:value="0.894658849936564" calcext:value-type="float">
            <text:p>0.894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SIN([.A51]/100*2*PI())" office:value-type="float" office:value="0.0627905195293136" calcext:value-type="float">
            <text:p>0.0628</text:p>
          </table:table-cell>
          <table:table-cell table:formula="of:=+EXP(-0.5*(([.A51]-50)*([.A51]-50))/20)" office:value-type="float" office:value="0.975309912028333" calcext:value-type="float">
            <text:p>0.9753</text:p>
          </table:table-cell>
          <table:table-cell table:formula="of:=MAX(0.05;0.2* SQRT([.C51]))" office:value-type="float" office:value="0.197515560098776" calcext:value-type="float">
            <text:p>0.1975</text:p>
          </table:table-cell>
          <table:table-cell office:value-type="float" office:value="0.335504357712883" calcext:value-type="float">
            <text:p>0.3355</text:p>
          </table:table-cell>
          <table:table-cell table:formula="of:=SUM([.B51:.C51];[.E51])" office:value-type="float" office:value="1.37360478927053" calcext:value-type="float">
            <text:p>1.373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SIN([.A52]/100*2*PI())" office:value-type="float" office:value="1.22464679914735E-016" calcext:value-type="float">
            <text:p>0.0000</text:p>
          </table:table-cell>
          <table:table-cell table:formula="of:=+EXP(-0.5*(([.A52]-50)*([.A52]-50))/20)" office:value-type="float" office:value="1" calcext:value-type="float">
            <text:p>1.0000</text:p>
          </table:table-cell>
          <table:table-cell table:formula="of:=MAX(0.05;0.2* SQRT([.C52]))" office:value-type="float" office:value="0.2" calcext:value-type="float">
            <text:p>0.2000</text:p>
          </table:table-cell>
          <table:table-cell office:value-type="float" office:value="0.226080729800644" calcext:value-type="float">
            <text:p>0.2261</text:p>
          </table:table-cell>
          <table:table-cell table:formula="of:=SUM([.B52:.C52];[.E52])" office:value-type="float" office:value="1.22608072980064" calcext:value-type="float">
            <text:p>1.226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SIN([.A53]/100*2*PI())" office:value-type="float" office:value="-0.0627905195293134" calcext:value-type="float">
            <text:p>-0.0628</text:p>
          </table:table-cell>
          <table:table-cell table:formula="of:=+EXP(-0.5*(([.A53]-50)*([.A53]-50))/20)" office:value-type="float" office:value="0.975309912028333" calcext:value-type="float">
            <text:p>0.9753</text:p>
          </table:table-cell>
          <table:table-cell table:formula="of:=MAX(0.05;0.2* SQRT([.C53]))" office:value-type="float" office:value="0.197515560098776" calcext:value-type="float">
            <text:p>0.1975</text:p>
          </table:table-cell>
          <table:table-cell office:value-type="float" office:value="0.148610087916706" calcext:value-type="float">
            <text:p>0.1486</text:p>
          </table:table-cell>
          <table:table-cell table:formula="of:=SUM([.B53:.C53];[.E53])" office:value-type="float" office:value="1.06112948041573" calcext:value-type="float">
            <text:p>1.061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SIN([.A54]/100*2*PI())" office:value-type="float" office:value="-0.125333233564304" calcext:value-type="float">
            <text:p>-0.1253</text:p>
          </table:table-cell>
          <table:table-cell table:formula="of:=+EXP(-0.5*(([.A54]-50)*([.A54]-50))/20)" office:value-type="float" office:value="0.90483741803596" calcext:value-type="float">
            <text:p>0.9048</text:p>
          </table:table-cell>
          <table:table-cell table:formula="of:=MAX(0.05;0.2* SQRT([.C54]))" office:value-type="float" office:value="0.190245884900143" calcext:value-type="float">
            <text:p>0.1902</text:p>
          </table:table-cell>
          <table:table-cell office:value-type="float" office:value="0.142397274281388" calcext:value-type="float">
            <text:p>0.1424</text:p>
          </table:table-cell>
          <table:table-cell table:formula="of:=SUM([.B54:.C54];[.E54])" office:value-type="float" office:value="0.921901458753043" calcext:value-type="float">
            <text:p>0.921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SIN([.A55]/100*2*PI())" office:value-type="float" office:value="-0.187381314585725" calcext:value-type="float">
            <text:p>-0.1874</text:p>
          </table:table-cell>
          <table:table-cell table:formula="of:=+EXP(-0.5*(([.A55]-50)*([.A55]-50))/20)" office:value-type="float" office:value="0.798516218759377" calcext:value-type="float">
            <text:p>0.7985</text:p>
          </table:table-cell>
          <table:table-cell table:formula="of:=MAX(0.05;0.2* SQRT([.C55]))" office:value-type="float" office:value="0.178719469421703" calcext:value-type="float">
            <text:p>0.1787</text:p>
          </table:table-cell>
          <table:table-cell office:value-type="float" office:value="-0.0431236206596661" calcext:value-type="float">
            <text:p>-0.0431</text:p>
          </table:table-cell>
          <table:table-cell table:formula="of:=SUM([.B55:.C55];[.E55])" office:value-type="float" office:value="0.568011283513986" calcext:value-type="float">
            <text:p>0.568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SIN([.A56]/100*2*PI())" office:value-type="float" office:value="-0.248689887164855" calcext:value-type="float">
            <text:p>-0.2487</text:p>
          </table:table-cell>
          <table:table-cell table:formula="of:=+EXP(-0.5*(([.A56]-50)*([.A56]-50))/20)" office:value-type="float" office:value="0.670320046035639" calcext:value-type="float">
            <text:p>0.6703</text:p>
          </table:table-cell>
          <table:table-cell table:formula="of:=MAX(0.05;0.2* SQRT([.C56]))" office:value-type="float" office:value="0.163746150615596" calcext:value-type="float">
            <text:p>0.1637</text:p>
          </table:table-cell>
          <table:table-cell office:value-type="float" office:value="0.116109140176138" calcext:value-type="float">
            <text:p>0.1161</text:p>
          </table:table-cell>
          <table:table-cell table:formula="of:=SUM([.B56:.C56];[.E56])" office:value-type="float" office:value="0.537739299046922" calcext:value-type="float">
            <text:p>0.537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SIN([.A57]/100*2*PI())" office:value-type="float" office:value="-0.309016994374948" calcext:value-type="float">
            <text:p>-0.3090</text:p>
          </table:table-cell>
          <table:table-cell table:formula="of:=+EXP(-0.5*(([.A57]-50)*([.A57]-50))/20)" office:value-type="float" office:value="0.53526142851899" calcext:value-type="float">
            <text:p>0.5353</text:p>
          </table:table-cell>
          <table:table-cell table:formula="of:=MAX(0.05;0.2* SQRT([.C57]))" office:value-type="float" office:value="0.146323125789328" calcext:value-type="float">
            <text:p>0.1463</text:p>
          </table:table-cell>
          <table:table-cell office:value-type="float" office:value="0.103566250245771" calcext:value-type="float">
            <text:p>0.1036</text:p>
          </table:table-cell>
          <table:table-cell table:formula="of:=SUM([.B57:.C57];[.E57])" office:value-type="float" office:value="0.329810684389814" calcext:value-type="float">
            <text:p>0.329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SIN([.A58]/100*2*PI())" office:value-type="float" office:value="-0.368124552684678" calcext:value-type="float">
            <text:p>-0.3681</text:p>
          </table:table-cell>
          <table:table-cell table:formula="of:=+EXP(-0.5*(([.A58]-50)*([.A58]-50))/20)" office:value-type="float" office:value="0.406569659740599" calcext:value-type="float">
            <text:p>0.4066</text:p>
          </table:table-cell>
          <table:table-cell table:formula="of:=MAX(0.05;0.2* SQRT([.C58]))" office:value-type="float" office:value="0.127525630324355" calcext:value-type="float">
            <text:p>0.1275</text:p>
          </table:table-cell>
          <table:table-cell office:value-type="float" office:value="-0.210413798906919" calcext:value-type="float">
            <text:p>-0.2104</text:p>
          </table:table-cell>
          <table:table-cell table:formula="of:=SUM([.B58:.C58];[.E58])" office:value-type="float" office:value="-0.171968691850998" calcext:value-type="float">
            <text:p>-0.172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SIN([.A59]/100*2*PI())" office:value-type="float" office:value="-0.425779291565072" calcext:value-type="float">
            <text:p>-0.4258</text:p>
          </table:table-cell>
          <table:table-cell table:formula="of:=+EXP(-0.5*(([.A59]-50)*([.A59]-50))/20)" office:value-type="float" office:value="0.293757700323533" calcext:value-type="float">
            <text:p>0.2938</text:p>
          </table:table-cell>
          <table:table-cell table:formula="of:=MAX(0.05;0.2* SQRT([.C59]))" office:value-type="float" office:value="0.108398837691837" calcext:value-type="float">
            <text:p>0.1084</text:p>
          </table:table-cell>
          <table:table-cell office:value-type="float" office:value="-0.149925098766453" calcext:value-type="float">
            <text:p>-0.1499</text:p>
          </table:table-cell>
          <table:table-cell table:formula="of:=SUM([.B59:.C59];[.E59])" office:value-type="float" office:value="-0.281946690007993" calcext:value-type="float">
            <text:p>-0.281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SIN([.A60]/100*2*PI())" office:value-type="float" office:value="-0.481753674101715" calcext:value-type="float">
            <text:p>-0.4818</text:p>
          </table:table-cell>
          <table:table-cell table:formula="of:=+EXP(-0.5*(([.A60]-50)*([.A60]-50))/20)" office:value-type="float" office:value="0.201896517994655" calcext:value-type="float">
            <text:p>0.2019</text:p>
          </table:table-cell>
          <table:table-cell table:formula="of:=MAX(0.05;0.2* SQRT([.C60]))" office:value-type="float" office:value="0.0898657928234443" calcext:value-type="float">
            <text:p>0.0899</text:p>
          </table:table-cell>
          <table:table-cell office:value-type="float" office:value="0.0806398095518425" calcext:value-type="float">
            <text:p>0.0806</text:p>
          </table:table-cell>
          <table:table-cell table:formula="of:=SUM([.B60:.C60];[.E60])" office:value-type="float" office:value="-0.199217346555217" calcext:value-type="float">
            <text:p>-0.199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SIN([.A61]/100*2*PI())" office:value-type="float" office:value="-0.535826794978996" calcext:value-type="float">
            <text:p>-0.5358</text:p>
          </table:table-cell>
          <table:table-cell table:formula="of:=+EXP(-0.5*(([.A61]-50)*([.A61]-50))/20)" office:value-type="float" office:value="0.13199384318783" calcext:value-type="float">
            <text:p>0.1320</text:p>
          </table:table-cell>
          <table:table-cell table:formula="of:=MAX(0.05;0.2* SQRT([.C61]))" office:value-type="float" office:value="0.0726619138718023" calcext:value-type="float">
            <text:p>0.0727</text:p>
          </table:table-cell>
          <table:table-cell office:value-type="float" office:value="0.0223940145213045" calcext:value-type="float">
            <text:p>0.0224</text:p>
          </table:table-cell>
          <table:table-cell table:formula="of:=SUM([.B61:.C61];[.E61])" office:value-type="float" office:value="-0.381438937269862" calcext:value-type="float">
            <text:p>-0.381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SIN([.A62]/100*2*PI())" office:value-type="float" office:value="-0.587785252292473" calcext:value-type="float">
            <text:p>-0.5878</text:p>
          </table:table-cell>
          <table:table-cell table:formula="of:=+EXP(-0.5*(([.A62]-50)*([.A62]-50))/20)" office:value-type="float" office:value="0.0820849986238988" calcext:value-type="float">
            <text:p>0.0821</text:p>
          </table:table-cell>
          <table:table-cell table:formula="of:=MAX(0.05;0.2* SQRT([.C62]))" office:value-type="float" office:value="0.057300959372038" calcext:value-type="float">
            <text:p>0.0573</text:p>
          </table:table-cell>
          <table:table-cell office:value-type="float" office:value="-0.00113931029884216" calcext:value-type="float">
            <text:p>-0.0011</text:p>
          </table:table-cell>
          <table:table-cell table:formula="of:=SUM([.B62:.C62];[.E62])" office:value-type="float" office:value="-0.506839563967416" calcext:value-type="float">
            <text:p>-0.5068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SIN([.A63]/100*2*PI())" office:value-type="float" office:value="-0.63742398974869" calcext:value-type="float">
            <text:p>-0.6374</text:p>
          </table:table-cell>
          <table:table-cell table:formula="of:=+EXP(-0.5*(([.A63]-50)*([.A63]-50))/20)" office:value-type="float" office:value="0.04855782127001" calcext:value-type="float">
            <text:p>0.0486</text:p>
          </table:table-cell>
          <table:table-cell table:formula="of:=MAX(0.05;0.2* SQRT([.C63]))" office:value-type="float" office:value="0.05" calcext:value-type="float">
            <text:p>0.0500</text:p>
          </table:table-cell>
          <table:table-cell office:value-type="float" office:value="0.0447795007037638" calcext:value-type="float">
            <text:p>0.0448</text:p>
          </table:table-cell>
          <table:table-cell table:formula="of:=SUM([.B63:.C63];[.E63])" office:value-type="float" office:value="-0.544086667774916" calcext:value-type="float">
            <text:p>-0.544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SIN([.A64]/100*2*PI())" office:value-type="float" office:value="-0.684547105928689" calcext:value-type="float">
            <text:p>-0.6845</text:p>
          </table:table-cell>
          <table:table-cell table:formula="of:=+EXP(-0.5*(([.A64]-50)*([.A64]-50))/20)" office:value-type="float" office:value="0.0273237224472926" calcext:value-type="float">
            <text:p>0.0273</text:p>
          </table:table-cell>
          <table:table-cell table:formula="of:=MAX(0.05;0.2* SQRT([.C64]))" office:value-type="float" office:value="0.05" calcext:value-type="float">
            <text:p>0.0500</text:p>
          </table:table-cell>
          <table:table-cell office:value-type="float" office:value="-0.101401414535312" calcext:value-type="float">
            <text:p>-0.1014</text:p>
          </table:table-cell>
          <table:table-cell table:formula="of:=SUM([.B64:.C64];[.E64])" office:value-type="float" office:value="-0.758624798016708" calcext:value-type="float">
            <text:p>-0.758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SIN([.A65]/100*2*PI())" office:value-type="float" office:value="-0.728968627421411" calcext:value-type="float">
            <text:p>-0.7290</text:p>
          </table:table-cell>
          <table:table-cell table:formula="of:=+EXP(-0.5*(([.A65]-50)*([.A65]-50))/20)" office:value-type="float" office:value="0.0146253347095942" calcext:value-type="float">
            <text:p>0.0146</text:p>
          </table:table-cell>
          <table:table-cell table:formula="of:=MAX(0.05;0.2* SQRT([.C65]))" office:value-type="float" office:value="0.05" calcext:value-type="float">
            <text:p>0.0500</text:p>
          </table:table-cell>
          <table:table-cell office:value-type="float" office:value="-0.00142722104208304" calcext:value-type="float">
            <text:p>-0.0014</text:p>
          </table:table-cell>
          <table:table-cell table:formula="of:=SUM([.B65:.C65];[.E65])" office:value-type="float" office:value="-0.7157705137539" calcext:value-type="float">
            <text:p>-0.715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SIN([.A66]/100*2*PI())" office:value-type="float" office:value="-0.770513242775789" calcext:value-type="float">
            <text:p>-0.7705</text:p>
          </table:table-cell>
          <table:table-cell table:formula="of:=+EXP(-0.5*(([.A66]-50)*([.A66]-50))/20)" office:value-type="float" office:value="0.00744658307092434" calcext:value-type="float">
            <text:p>0.0074</text:p>
          </table:table-cell>
          <table:table-cell table:formula="of:=MAX(0.05;0.2* SQRT([.C66]))" office:value-type="float" office:value="0.05" calcext:value-type="float">
            <text:p>0.0500</text:p>
          </table:table-cell>
          <table:table-cell office:value-type="float" office:value="0.055897348847085" calcext:value-type="float">
            <text:p>0.0559</text:p>
          </table:table-cell>
          <table:table-cell table:formula="of:=SUM([.B66:.C66];[.E66])" office:value-type="float" office:value="-0.70716931085778" calcext:value-type="float">
            <text:p>-0.707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SIN([.A67]/100*2*PI())" office:value-type="float" office:value="-0.809016994374947" calcext:value-type="float">
            <text:p>-0.8090</text:p>
          </table:table-cell>
          <table:table-cell table:formula="of:=+EXP(-0.5*(([.A67]-50)*([.A67]-50))/20)" office:value-type="float" office:value="0.00360656313601573" calcext:value-type="float">
            <text:p>0.0036</text:p>
          </table:table-cell>
          <table:table-cell table:formula="of:=MAX(0.05;0.2* SQRT([.C67]))" office:value-type="float" office:value="0.05" calcext:value-type="float">
            <text:p>0.0500</text:p>
          </table:table-cell>
          <table:table-cell office:value-type="float" office:value="0.0290604365076419" calcext:value-type="float">
            <text:p>0.0291</text:p>
          </table:table-cell>
          <table:table-cell table:formula="of:=SUM([.B67:.C67];[.E67])" office:value-type="float" office:value="-0.77634999473129" calcext:value-type="float">
            <text:p>-0.776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SIN([.A68]/100*2*PI())" office:value-type="float" office:value="-0.844327925502015" calcext:value-type="float">
            <text:p>-0.8443</text:p>
          </table:table-cell>
          <table:table-cell table:formula="of:=+EXP(-0.5*(([.A68]-50)*([.A68]-50))/20)" office:value-type="float" office:value="0.00166155727317393" calcext:value-type="float">
            <text:p>0.0017</text:p>
          </table:table-cell>
          <table:table-cell table:formula="of:=MAX(0.05;0.2* SQRT([.C68]))" office:value-type="float" office:value="0.05" calcext:value-type="float">
            <text:p>0.0500</text:p>
          </table:table-cell>
          <table:table-cell office:value-type="float" office:value="-0.00754242030441476" calcext:value-type="float">
            <text:p>-0.0075</text:p>
          </table:table-cell>
          <table:table-cell table:formula="of:=SUM([.B68:.C68];[.E68])" office:value-type="float" office:value="-0.850208788533256" calcext:value-type="float">
            <text:p>-0.850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SIN([.A69]/100*2*PI())" office:value-type="float" office:value="-0.876306680043864" calcext:value-type="float">
            <text:p>-0.8763</text:p>
          </table:table-cell>
          <table:table-cell table:formula="of:=+EXP(-0.5*(([.A69]-50)*([.A69]-50))/20)" office:value-type="float" office:value="0.000728152539089461" calcext:value-type="float">
            <text:p>0.0007</text:p>
          </table:table-cell>
          <table:table-cell table:formula="of:=MAX(0.05;0.2* SQRT([.C69]))" office:value-type="float" office:value="0.05" calcext:value-type="float">
            <text:p>0.0500</text:p>
          </table:table-cell>
          <table:table-cell office:value-type="float" office:value="-0.0731233756344642" calcext:value-type="float">
            <text:p>-0.0731</text:p>
          </table:table-cell>
          <table:table-cell table:formula="of:=SUM([.B69:.C69];[.E69])" office:value-type="float" office:value="-0.948701903139238" calcext:value-type="float">
            <text:p>-0.948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SIN([.A70]/100*2*PI())" office:value-type="float" office:value="-0.90482705246602" calcext:value-type="float">
            <text:p>-0.9048</text:p>
          </table:table-cell>
          <table:table-cell table:formula="of:=+EXP(-0.5*(([.A70]-50)*([.A70]-50))/20)" office:value-type="float" office:value="0.000303539138078867" calcext:value-type="float">
            <text:p>0.0003</text:p>
          </table:table-cell>
          <table:table-cell table:formula="of:=MAX(0.05;0.2* SQRT([.C70]))" office:value-type="float" office:value="0.05" calcext:value-type="float">
            <text:p>0.0500</text:p>
          </table:table-cell>
          <table:table-cell office:value-type="float" office:value="0.0196106850162802" calcext:value-type="float">
            <text:p>0.0196</text:p>
          </table:table-cell>
          <table:table-cell table:formula="of:=SUM([.B70:.C70];[.E70])" office:value-type="float" office:value="-0.884912828311661" calcext:value-type="float">
            <text:p>-0.884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SIN([.A71]/100*2*PI())" office:value-type="float" office:value="-0.929776485888251" calcext:value-type="float">
            <text:p>-0.9298</text:p>
          </table:table-cell>
          <table:table-cell table:formula="of:=+EXP(-0.5*(([.A71]-50)*([.A71]-50))/20)" office:value-type="float" office:value="0.000120362805167213" calcext:value-type="float">
            <text:p>0.0001</text:p>
          </table:table-cell>
          <table:table-cell table:formula="of:=MAX(0.05;0.2* SQRT([.C71]))" office:value-type="float" office:value="0.05" calcext:value-type="float">
            <text:p>0.0500</text:p>
          </table:table-cell>
          <table:table-cell office:value-type="float" office:value="-0.0888852764529002" calcext:value-type="float">
            <text:p>-0.0889</text:p>
          </table:table-cell>
          <table:table-cell table:formula="of:=SUM([.B71:.C71];[.E71])" office:value-type="float" office:value="-1.01854139953598" calcext:value-type="float">
            <text:p>-1.018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SIN([.A72]/100*2*PI())" office:value-type="float" office:value="-0.951056516295154" calcext:value-type="float">
            <text:p>-0.9511</text:p>
          </table:table-cell>
          <table:table-cell table:formula="of:=+EXP(-0.5*(([.A72]-50)*([.A72]-50))/20)" office:value-type="float" office:value="0.0000453999297624849" calcext:value-type="float">
            <text:p>0.0000</text:p>
          </table:table-cell>
          <table:table-cell table:formula="of:=MAX(0.05;0.2* SQRT([.C72]))" office:value-type="float" office:value="0.05" calcext:value-type="float">
            <text:p>0.0500</text:p>
          </table:table-cell>
          <table:table-cell office:value-type="float" office:value="0.0446695249024895" calcext:value-type="float">
            <text:p>0.0447</text:p>
          </table:table-cell>
          <table:table-cell table:formula="of:=SUM([.B72:.C72];[.E72])" office:value-type="float" office:value="-0.906341591462902" calcext:value-type="float">
            <text:p>-0.906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SIN([.A73]/100*2*PI())" office:value-type="float" office:value="-0.968583161128631" calcext:value-type="float">
            <text:p>-0.9686</text:p>
          </table:table-cell>
          <table:table-cell table:formula="of:=+EXP(-0.5*(([.A73]-50)*([.A73]-50))/20)" office:value-type="float" office:value="0.000016289334328458" calcext:value-type="float">
            <text:p>0.0000</text:p>
          </table:table-cell>
          <table:table-cell table:formula="of:=MAX(0.05;0.2* SQRT([.C73]))" office:value-type="float" office:value="0.05" calcext:value-type="float">
            <text:p>0.0500</text:p>
          </table:table-cell>
          <table:table-cell office:value-type="float" office:value="0.0942870523143976" calcext:value-type="float">
            <text:p>0.0943</text:p>
          </table:table-cell>
          <table:table-cell table:formula="of:=SUM([.B73:.C73];[.E73])" office:value-type="float" office:value="-0.874279819479905" calcext:value-type="float">
            <text:p>-0.874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SIN([.A74]/100*2*PI())" office:value-type="float" office:value="-0.982287250728689" calcext:value-type="float">
            <text:p>-0.9823</text:p>
          </table:table-cell>
          <table:table-cell table:formula="of:=+EXP(-0.5*(([.A74]-50)*([.A74]-50))/20)" office:value-type="float" office:value="0.00000555951324165015" calcext:value-type="float">
            <text:p>0.0000</text:p>
          </table:table-cell>
          <table:table-cell table:formula="of:=MAX(0.05;0.2* SQRT([.C74]))" office:value-type="float" office:value="0.05" calcext:value-type="float">
            <text:p>0.0500</text:p>
          </table:table-cell>
          <table:table-cell office:value-type="float" office:value="-0.102771085654135" calcext:value-type="float">
            <text:p>-0.1028</text:p>
          </table:table-cell>
          <table:table-cell table:formula="of:=SUM([.B74:.C74];[.E74])" office:value-type="float" office:value="-1.08505277686958" calcext:value-type="float">
            <text:p>-1.085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SIN([.A75]/100*2*PI())" office:value-type="float" office:value="-0.992114701314478" calcext:value-type="float">
            <text:p>-0.9921</text:p>
          </table:table-cell>
          <table:table-cell table:formula="of:=+EXP(-0.5*(([.A75]-50)*([.A75]-50))/20)" office:value-type="float" office:value="0.00000180490969121314" calcext:value-type="float">
            <text:p>0.0000</text:p>
          </table:table-cell>
          <table:table-cell table:formula="of:=MAX(0.05;0.2* SQRT([.C75]))" office:value-type="float" office:value="0.05" calcext:value-type="float">
            <text:p>0.0500</text:p>
          </table:table-cell>
          <table:table-cell office:value-type="float" office:value="0.00749708777439832" calcext:value-type="float">
            <text:p>0.0075</text:p>
          </table:table-cell>
          <table:table-cell table:formula="of:=SUM([.B75:.C75];[.E75])" office:value-type="float" office:value="-0.984615808630388" calcext:value-type="float">
            <text:p>-0.9846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SIN([.A76]/100*2*PI())" office:value-type="float" office:value="-0.998026728428272" calcext:value-type="float">
            <text:p>-0.9980</text:p>
          </table:table-cell>
          <table:table-cell table:formula="of:=+EXP(-0.5*(([.A76]-50)*([.A76]-50))/20)" office:value-type="float" office:value="0.00000055739036926946" calcext:value-type="float">
            <text:p>0.0000</text:p>
          </table:table-cell>
          <table:table-cell table:formula="of:=MAX(0.05;0.2* SQRT([.C76]))" office:value-type="float" office:value="0.05" calcext:value-type="float">
            <text:p>0.0500</text:p>
          </table:table-cell>
          <table:table-cell office:value-type="float" office:value="0.0822537879872207" calcext:value-type="float">
            <text:p>0.0823</text:p>
          </table:table-cell>
          <table:table-cell table:formula="of:=SUM([.B76:.C76];[.E76])" office:value-type="float" office:value="-0.915772383050682" calcext:value-type="float">
            <text:p>-0.915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SIN([.A77]/100*2*PI())" office:value-type="float" office:value="-1" calcext:value-type="float">
            <text:p>-1.0000</text:p>
          </table:table-cell>
          <table:table-cell table:formula="of:=+EXP(-0.5*(([.A77]-50)*([.A77]-50))/20)" office:value-type="float" office:value="0.000000163737713059081" calcext:value-type="float">
            <text:p>0.0000</text:p>
          </table:table-cell>
          <table:table-cell table:formula="of:=MAX(0.05;0.2* SQRT([.C77]))" office:value-type="float" office:value="0.05" calcext:value-type="float">
            <text:p>0.0500</text:p>
          </table:table-cell>
          <table:table-cell office:value-type="float" office:value="0.0178939591525349" calcext:value-type="float">
            <text:p>0.0179</text:p>
          </table:table-cell>
          <table:table-cell table:formula="of:=SUM([.B77:.C77];[.E77])" office:value-type="float" office:value="-0.982105877109752" calcext:value-type="float">
            <text:p>-0.982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SIN([.A78]/100*2*PI())" office:value-type="float" office:value="-0.998026728428272" calcext:value-type="float">
            <text:p>-0.9980</text:p>
          </table:table-cell>
          <table:table-cell table:formula="of:=+EXP(-0.5*(([.A78]-50)*([.A78]-50))/20)" office:value-type="float" office:value="0.0000000457533876944582" calcext:value-type="float">
            <text:p>0.0000</text:p>
          </table:table-cell>
          <table:table-cell table:formula="of:=MAX(0.05;0.2* SQRT([.C78]))" office:value-type="float" office:value="0.05" calcext:value-type="float">
            <text:p>0.0500</text:p>
          </table:table-cell>
          <table:table-cell office:value-type="float" office:value="0.00165694795647329" calcext:value-type="float">
            <text:p>0.0017</text:p>
          </table:table-cell>
          <table:table-cell table:formula="of:=SUM([.B78:.C78];[.E78])" office:value-type="float" office:value="-0.996369734718411" calcext:value-type="float">
            <text:p>-0.996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SIN([.A79]/100*2*PI())" office:value-type="float" office:value="-0.992114701314478" calcext:value-type="float">
            <text:p>-0.9921</text:p>
          </table:table-cell>
          <table:table-cell table:formula="of:=+EXP(-0.5*(([.A79]-50)*([.A79]-50))/20)" office:value-type="float" office:value="0.0000000121613858375298" calcext:value-type="float">
            <text:p>0.0000</text:p>
          </table:table-cell>
          <table:table-cell table:formula="of:=MAX(0.05;0.2* SQRT([.C79]))" office:value-type="float" office:value="0.05" calcext:value-type="float">
            <text:p>0.0500</text:p>
          </table:table-cell>
          <table:table-cell office:value-type="float" office:value="0.0270799699812036" calcext:value-type="float">
            <text:p>0.0271</text:p>
          </table:table-cell>
          <table:table-cell table:formula="of:=SUM([.B79:.C79];[.E79])" office:value-type="float" office:value="-0.965034719171888" calcext:value-type="float">
            <text:p>-0.965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SIN([.A80]/100*2*PI())" office:value-type="float" office:value="-0.982287250728689" calcext:value-type="float">
            <text:p>-0.9823</text:p>
          </table:table-cell>
          <table:table-cell table:formula="of:=+EXP(-0.5*(([.A80]-50)*([.A80]-50))/20)" office:value-type="float" office:value="0.00000000307487987958661" calcext:value-type="float">
            <text:p>0.0000</text:p>
          </table:table-cell>
          <table:table-cell table:formula="of:=MAX(0.05;0.2* SQRT([.C80]))" office:value-type="float" office:value="0.05" calcext:value-type="float">
            <text:p>0.0500</text:p>
          </table:table-cell>
          <table:table-cell office:value-type="float" office:value="-0.02163240825604" calcext:value-type="float">
            <text:p>-0.0216</text:p>
          </table:table-cell>
          <table:table-cell table:formula="of:=SUM([.B80:.C80];[.E80])" office:value-type="float" office:value="-1.00391965590985" calcext:value-type="float">
            <text:p>-1.0039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SIN([.A81]/100*2*PI())" office:value-type="float" office:value="-0.968583161128631" calcext:value-type="float">
            <text:p>-0.9686</text:p>
          </table:table-cell>
          <table:table-cell table:formula="of:=+EXP(-0.5*(([.A81]-50)*([.A81]-50))/20)" office:value-type="float" office:value="0.00000000073953463438963" calcext:value-type="float">
            <text:p>0.0000</text:p>
          </table:table-cell>
          <table:table-cell table:formula="of:=MAX(0.05;0.2* SQRT([.C81]))" office:value-type="float" office:value="0.05" calcext:value-type="float">
            <text:p>0.0500</text:p>
          </table:table-cell>
          <table:table-cell office:value-type="float" office:value="-0.0523509908269922" calcext:value-type="float">
            <text:p>-0.0524</text:p>
          </table:table-cell>
          <table:table-cell table:formula="of:=SUM([.B81:.C81];[.E81])" office:value-type="float" office:value="-1.02093415121609" calcext:value-type="float">
            <text:p>-1.020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SIN([.A82]/100*2*PI())" office:value-type="float" office:value="-0.951056516295154" calcext:value-type="float">
            <text:p>-0.9511</text:p>
          </table:table-cell>
          <table:table-cell table:formula="of:=+EXP(-0.5*(([.A82]-50)*([.A82]-50))/20)" office:value-type="float" office:value="0.000000000169189792261513" calcext:value-type="float">
            <text:p>0.0000</text:p>
          </table:table-cell>
          <table:table-cell table:formula="of:=MAX(0.05;0.2* SQRT([.C82]))" office:value-type="float" office:value="0.05" calcext:value-type="float">
            <text:p>0.0500</text:p>
          </table:table-cell>
          <table:table-cell office:value-type="float" office:value="-0.0382352898156598" calcext:value-type="float">
            <text:p>-0.0382</text:p>
          </table:table-cell>
          <table:table-cell table:formula="of:=SUM([.B82:.C82];[.E82])" office:value-type="float" office:value="-0.989291805941624" calcext:value-type="float">
            <text:p>-0.989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SIN([.A83]/100*2*PI())" office:value-type="float" office:value="-0.929776485888251" calcext:value-type="float">
            <text:p>-0.9298</text:p>
          </table:table-cell>
          <table:table-cell table:formula="of:=+EXP(-0.5*(([.A83]-50)*([.A83]-50))/20)" office:value-type="float" office:value="0.0000000000368192614027598" calcext:value-type="float">
            <text:p>0.0000</text:p>
          </table:table-cell>
          <table:table-cell table:formula="of:=MAX(0.05;0.2* SQRT([.C83]))" office:value-type="float" office:value="0.05" calcext:value-type="float">
            <text:p>0.0500</text:p>
          </table:table-cell>
          <table:table-cell office:value-type="float" office:value="-0.0542772357272048" calcext:value-type="float">
            <text:p>-0.0543</text:p>
          </table:table-cell>
          <table:table-cell table:formula="of:=SUM([.B83:.C83];[.E83])" office:value-type="float" office:value="-0.984053721578637" calcext:value-type="float">
            <text:p>-0.984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SIN([.A84]/100*2*PI())" office:value-type="float" office:value="-0.90482705246602" calcext:value-type="float">
            <text:p>-0.9048</text:p>
          </table:table-cell>
          <table:table-cell table:formula="of:=+EXP(-0.5*(([.A84]-50)*([.A84]-50))/20)" office:value-type="float" office:value="0.0000000000076218651945129" calcext:value-type="float">
            <text:p>0.0000</text:p>
          </table:table-cell>
          <table:table-cell table:formula="of:=MAX(0.05;0.2* SQRT([.C84]))" office:value-type="float" office:value="0.05" calcext:value-type="float">
            <text:p>0.0500</text:p>
          </table:table-cell>
          <table:table-cell office:value-type="float" office:value="0.0196377345458983" calcext:value-type="float">
            <text:p>0.0196</text:p>
          </table:table-cell>
          <table:table-cell table:formula="of:=SUM([.B84:.C84];[.E84])" office:value-type="float" office:value="-0.8851893179125" calcext:value-type="float">
            <text:p>-0.885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SIN([.A85]/100*2*PI())" office:value-type="float" office:value="-0.876306680043864" calcext:value-type="float">
            <text:p>-0.8763</text:p>
          </table:table-cell>
          <table:table-cell table:formula="of:=+EXP(-0.5*(([.A85]-50)*([.A85]-50))/20)" office:value-type="float" office:value="0.00000000000150083424363208" calcext:value-type="float">
            <text:p>0.0000</text:p>
          </table:table-cell>
          <table:table-cell table:formula="of:=MAX(0.05;0.2* SQRT([.C85]))" office:value-type="float" office:value="0.05" calcext:value-type="float">
            <text:p>0.0500</text:p>
          </table:table-cell>
          <table:table-cell office:value-type="float" office:value="-0.000627141789242835" calcext:value-type="float">
            <text:p>-0.0006</text:p>
          </table:table-cell>
          <table:table-cell table:formula="of:=SUM([.B85:.C85];[.E85])" office:value-type="float" office:value="-0.876933821831606" calcext:value-type="float">
            <text:p>-0.876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SIN([.A86]/100*2*PI())" office:value-type="float" office:value="-0.844327925502016" calcext:value-type="float">
            <text:p>-0.8443</text:p>
          </table:table-cell>
          <table:table-cell table:formula="of:=+EXP(-0.5*(([.A86]-50)*([.A86]-50))/20)" office:value-type="float" office:value="0.000000000000281118529878905" calcext:value-type="float">
            <text:p>0.0000</text:p>
          </table:table-cell>
          <table:table-cell table:formula="of:=MAX(0.05;0.2* SQRT([.C86]))" office:value-type="float" office:value="0.05" calcext:value-type="float">
            <text:p>0.0500</text:p>
          </table:table-cell>
          <table:table-cell office:value-type="float" office:value="-0.0496909218446394" calcext:value-type="float">
            <text:p>-0.0497</text:p>
          </table:table-cell>
          <table:table-cell table:formula="of:=SUM([.B86:.C86];[.E86])" office:value-type="float" office:value="-0.894018847346374" calcext:value-type="float">
            <text:p>-0.894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SIN([.A87]/100*2*PI())" office:value-type="float" office:value="-0.809016994374948" calcext:value-type="float">
            <text:p>-0.8090</text:p>
          </table:table-cell>
          <table:table-cell table:formula="of:=+EXP(-0.5*(([.A87]-50)*([.A87]-50))/20)" office:value-type="float" office:value="0.0000000000000500877463784351" calcext:value-type="float">
            <text:p>0.0000</text:p>
          </table:table-cell>
          <table:table-cell table:formula="of:=MAX(0.05;0.2* SQRT([.C87]))" office:value-type="float" office:value="0.05" calcext:value-type="float">
            <text:p>0.0500</text:p>
          </table:table-cell>
          <table:table-cell office:value-type="float" office:value="-0.0335705183120307" calcext:value-type="float">
            <text:p>-0.0336</text:p>
          </table:table-cell>
          <table:table-cell table:formula="of:=SUM([.B87:.C87];[.E87])" office:value-type="float" office:value="-0.842587512686928" calcext:value-type="float">
            <text:p>-0.8426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SIN([.A88]/100*2*PI())" office:value-type="float" office:value="-0.77051324277579" calcext:value-type="float">
            <text:p>-0.7705</text:p>
          </table:table-cell>
          <table:table-cell table:formula="of:=+EXP(-0.5*(([.A88]-50)*([.A88]-50))/20)" office:value-type="float" office:value="8.48904403387179E-015" calcext:value-type="float">
            <text:p>0.0000</text:p>
          </table:table-cell>
          <table:table-cell table:formula="of:=MAX(0.05;0.2* SQRT([.C88]))" office:value-type="float" office:value="0.05" calcext:value-type="float">
            <text:p>0.0500</text:p>
          </table:table-cell>
          <table:table-cell office:value-type="float" office:value="-0.0584276041255061" calcext:value-type="float">
            <text:p>-0.0584</text:p>
          </table:table-cell>
          <table:table-cell table:formula="of:=SUM([.B88:.C88];[.E88])" office:value-type="float" office:value="-0.828940846901287" calcext:value-type="float">
            <text:p>-0.828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SIN([.A89]/100*2*PI())" office:value-type="float" office:value="-0.728968627421412" calcext:value-type="float">
            <text:p>-0.7290</text:p>
          </table:table-cell>
          <table:table-cell table:formula="of:=+EXP(-0.5*(([.A89]-50)*([.A89]-50))/20)" office:value-type="float" office:value="1.36858368005474E-015" calcext:value-type="float">
            <text:p>0.0000</text:p>
          </table:table-cell>
          <table:table-cell table:formula="of:=MAX(0.05;0.2* SQRT([.C89]))" office:value-type="float" office:value="0.05" calcext:value-type="float">
            <text:p>0.0500</text:p>
          </table:table-cell>
          <table:table-cell office:value-type="float" office:value="-0.0242377223389289" calcext:value-type="float">
            <text:p>-0.0242</text:p>
          </table:table-cell>
          <table:table-cell table:formula="of:=SUM([.B89:.C89];[.E89])" office:value-type="float" office:value="-0.753206349760339" calcext:value-type="float">
            <text:p>-0.7532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SIN([.A90]/100*2*PI())" office:value-type="float" office:value="-0.684547105928689" calcext:value-type="float">
            <text:p>-0.6845</text:p>
          </table:table-cell>
          <table:table-cell table:formula="of:=+EXP(-0.5*(([.A90]-50)*([.A90]-50))/20)" office:value-type="float" office:value="2.09879104879305E-016" calcext:value-type="float">
            <text:p>0.0000</text:p>
          </table:table-cell>
          <table:table-cell table:formula="of:=MAX(0.05;0.2* SQRT([.C90]))" office:value-type="float" office:value="0.05" calcext:value-type="float">
            <text:p>0.0500</text:p>
          </table:table-cell>
          <table:table-cell office:value-type="float" office:value="-0.0855514588049797" calcext:value-type="float">
            <text:p>-0.0856</text:p>
          </table:table-cell>
          <table:table-cell table:formula="of:=SUM([.B90:.C90];[.E90])" office:value-type="float" office:value="-0.770098564733668" calcext:value-type="float">
            <text:p>-0.770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SIN([.A91]/100*2*PI())" office:value-type="float" office:value="-0.63742398974869" calcext:value-type="float">
            <text:p>-0.6374</text:p>
          </table:table-cell>
          <table:table-cell table:formula="of:=+EXP(-0.5*(([.A91]-50)*([.A91]-50))/20)" office:value-type="float" office:value="3.06162732725763E-017" calcext:value-type="float">
            <text:p>0.0000</text:p>
          </table:table-cell>
          <table:table-cell table:formula="of:=MAX(0.05;0.2* SQRT([.C91]))" office:value-type="float" office:value="0.05" calcext:value-type="float">
            <text:p>0.0500</text:p>
          </table:table-cell>
          <table:table-cell office:value-type="float" office:value="-0.0282580060803048" calcext:value-type="float">
            <text:p>-0.0283</text:p>
          </table:table-cell>
          <table:table-cell table:formula="of:=SUM([.B91:.C91];[.E91])" office:value-type="float" office:value="-0.665681995828995" calcext:value-type="float">
            <text:p>-0.665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SIN([.A92]/100*2*PI())" office:value-type="float" office:value="-0.587785252292473" calcext:value-type="float">
            <text:p>-0.5878</text:p>
          </table:table-cell>
          <table:table-cell table:formula="of:=+EXP(-0.5*(([.A92]-50)*([.A92]-50))/20)" office:value-type="float" office:value="4.2483542552916E-018" calcext:value-type="float">
            <text:p>0.0000</text:p>
          </table:table-cell>
          <table:table-cell table:formula="of:=MAX(0.05;0.2* SQRT([.C92]))" office:value-type="float" office:value="0.05" calcext:value-type="float">
            <text:p>0.0500</text:p>
          </table:table-cell>
          <table:table-cell office:value-type="float" office:value="-0.00242766530505563" calcext:value-type="float">
            <text:p>-0.0024</text:p>
          </table:table-cell>
          <table:table-cell table:formula="of:=SUM([.B92:.C92];[.E92])" office:value-type="float" office:value="-0.590212917597529" calcext:value-type="float">
            <text:p>-0.590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SIN([.A93]/100*2*PI())" office:value-type="float" office:value="-0.535826794978996" calcext:value-type="float">
            <text:p>-0.5358</text:p>
          </table:table-cell>
          <table:table-cell table:formula="of:=+EXP(-0.5*(([.A93]-50)*([.A93]-50))/20)" office:value-type="float" office:value="5.60756605379311E-019" calcext:value-type="float">
            <text:p>0.0000</text:p>
          </table:table-cell>
          <table:table-cell table:formula="of:=MAX(0.05;0.2* SQRT([.C93]))" office:value-type="float" office:value="0.05" calcext:value-type="float">
            <text:p>0.0500</text:p>
          </table:table-cell>
          <table:table-cell office:value-type="float" office:value="0.0173599755539743" calcext:value-type="float">
            <text:p>0.0174</text:p>
          </table:table-cell>
          <table:table-cell table:formula="of:=SUM([.B93:.C93];[.E93])" office:value-type="float" office:value="-0.518466819425022" calcext:value-type="float">
            <text:p>-0.518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SIN([.A94]/100*2*PI())" office:value-type="float" office:value="-0.481753674101715" calcext:value-type="float">
            <text:p>-0.4818</text:p>
          </table:table-cell>
          <table:table-cell table:formula="of:=+EXP(-0.5*(([.A94]-50)*([.A94]-50))/20)" office:value-type="float" office:value="7.04065960646387E-020" calcext:value-type="float">
            <text:p>0.0000</text:p>
          </table:table-cell>
          <table:table-cell table:formula="of:=MAX(0.05;0.2* SQRT([.C94]))" office:value-type="float" office:value="0.05" calcext:value-type="float">
            <text:p>0.0500</text:p>
          </table:table-cell>
          <table:table-cell office:value-type="float" office:value="0.00761186084407169" calcext:value-type="float">
            <text:p>0.0076</text:p>
          </table:table-cell>
          <table:table-cell table:formula="of:=SUM([.B94:.C94];[.E94])" office:value-type="float" office:value="-0.474141813257644" calcext:value-type="float">
            <text:p>-0.474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SIN([.A95]/100*2*PI())" office:value-type="float" office:value="-0.425779291565072" calcext:value-type="float">
            <text:p>-0.4258</text:p>
          </table:table-cell>
          <table:table-cell table:formula="of:=+EXP(-0.5*(([.A95]-50)*([.A95]-50))/20)" office:value-type="float" office:value="8.40886875355574E-021" calcext:value-type="float">
            <text:p>0.0000</text:p>
          </table:table-cell>
          <table:table-cell table:formula="of:=MAX(0.05;0.2* SQRT([.C95]))" office:value-type="float" office:value="0.05" calcext:value-type="float">
            <text:p>0.0500</text:p>
          </table:table-cell>
          <table:table-cell office:value-type="float" office:value="0.00930195011149023" calcext:value-type="float">
            <text:p>0.0093</text:p>
          </table:table-cell>
          <table:table-cell table:formula="of:=SUM([.B95:.C95];[.E95])" office:value-type="float" office:value="-0.416477341453582" calcext:value-type="float">
            <text:p>-0.4165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SIN([.A96]/100*2*PI())" office:value-type="float" office:value="-0.368124552684679" calcext:value-type="float">
            <text:p>-0.3681</text:p>
          </table:table-cell>
          <table:table-cell table:formula="of:=+EXP(-0.5*(([.A96]-50)*([.A96]-50))/20)" office:value-type="float" office:value="9.55316053551247E-022" calcext:value-type="float">
            <text:p>0.0000</text:p>
          </table:table-cell>
          <table:table-cell table:formula="of:=MAX(0.05;0.2* SQRT([.C96]))" office:value-type="float" office:value="0.05" calcext:value-type="float">
            <text:p>0.0500</text:p>
          </table:table-cell>
          <table:table-cell office:value-type="float" office:value="0.0356635639107553" calcext:value-type="float">
            <text:p>0.0357</text:p>
          </table:table-cell>
          <table:table-cell table:formula="of:=SUM([.B96:.C96];[.E96])" office:value-type="float" office:value="-0.332460988773923" calcext:value-type="float">
            <text:p>-0.332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SIN([.A97]/100*2*PI())" office:value-type="float" office:value="-0.309016994374948" calcext:value-type="float">
            <text:p>-0.3090</text:p>
          </table:table-cell>
          <table:table-cell table:formula="of:=+EXP(-0.5*(([.A97]-50)*([.A97]-50))/20)" office:value-type="float" office:value="1.03238539887695E-022" calcext:value-type="float">
            <text:p>0.0000</text:p>
          </table:table-cell>
          <table:table-cell table:formula="of:=MAX(0.05;0.2* SQRT([.C97]))" office:value-type="float" office:value="0.05" calcext:value-type="float">
            <text:p>0.0500</text:p>
          </table:table-cell>
          <table:table-cell office:value-type="float" office:value="0.0415592926904371" calcext:value-type="float">
            <text:p>0.0416</text:p>
          </table:table-cell>
          <table:table-cell table:formula="of:=SUM([.B97:.C97];[.E97])" office:value-type="float" office:value="-0.267457701684511" calcext:value-type="float">
            <text:p>-0.267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SIN([.A98]/100*2*PI())" office:value-type="float" office:value="-0.248689887164855" calcext:value-type="float">
            <text:p>-0.2487</text:p>
          </table:table-cell>
          <table:table-cell table:formula="of:=+EXP(-0.5*(([.A98]-50)*([.A98]-50))/20)" office:value-type="float" office:value="1.06126027318281E-023" calcext:value-type="float">
            <text:p>0.0000</text:p>
          </table:table-cell>
          <table:table-cell table:formula="of:=MAX(0.05;0.2* SQRT([.C98]))" office:value-type="float" office:value="0.05" calcext:value-type="float">
            <text:p>0.0500</text:p>
          </table:table-cell>
          <table:table-cell office:value-type="float" office:value="-0.0744662706706217" calcext:value-type="float">
            <text:p>-0.0745</text:p>
          </table:table-cell>
          <table:table-cell table:formula="of:=SUM([.B98:.C98];[.E98])" office:value-type="float" office:value="-0.323156157835477" calcext:value-type="float">
            <text:p>-0.323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SIN([.A99]/100*2*PI())" office:value-type="float" office:value="-0.187381314585725" calcext:value-type="float">
            <text:p>-0.1874</text:p>
          </table:table-cell>
          <table:table-cell table:formula="of:=+EXP(-0.5*(([.A99]-50)*([.A99]-50))/20)" office:value-type="float" office:value="1.03773684546692E-024" calcext:value-type="float">
            <text:p>0.0000</text:p>
          </table:table-cell>
          <table:table-cell table:formula="of:=MAX(0.05;0.2* SQRT([.C99]))" office:value-type="float" office:value="0.05" calcext:value-type="float">
            <text:p>0.0500</text:p>
          </table:table-cell>
          <table:table-cell office:value-type="float" office:value="0.0202263679975469" calcext:value-type="float">
            <text:p>0.0202</text:p>
          </table:table-cell>
          <table:table-cell table:formula="of:=SUM([.B99:.C99];[.E99])" office:value-type="float" office:value="-0.167154946588178" calcext:value-type="float">
            <text:p>-0.1672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SIN([.A100]/100*2*PI())" office:value-type="float" office:value="-0.125333233564305" calcext:value-type="float">
            <text:p>-0.1253</text:p>
          </table:table-cell>
          <table:table-cell table:formula="of:=+EXP(-0.5*(([.A100]-50)*([.A100]-50))/20)" office:value-type="float" office:value="9.65245626161904E-026" calcext:value-type="float">
            <text:p>0.0000</text:p>
          </table:table-cell>
          <table:table-cell table:formula="of:=MAX(0.05;0.2* SQRT([.C100]))" office:value-type="float" office:value="0.05" calcext:value-type="float">
            <text:p>0.0500</text:p>
          </table:table-cell>
          <table:table-cell office:value-type="float" office:value="0.0261643401548269" calcext:value-type="float">
            <text:p>0.0262</text:p>
          </table:table-cell>
          <table:table-cell table:formula="of:=SUM([.B100:.C100];[.E100])" office:value-type="float" office:value="-0.0991688934094777" calcext:value-type="float">
            <text:p>-0.099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SIN([.A101]/100*2*PI())" office:value-type="float" office:value="-0.0627905195293133" calcext:value-type="float">
            <text:p>-0.0628</text:p>
          </table:table-cell>
          <table:table-cell table:formula="of:=+EXP(-0.5*(([.A101]-50)*([.A101]-50))/20)" office:value-type="float" office:value="8.54031174164073E-027" calcext:value-type="float">
            <text:p>0.0000</text:p>
          </table:table-cell>
          <table:table-cell table:formula="of:=MAX(0.05;0.2* SQRT([.C101]))" office:value-type="float" office:value="0.05" calcext:value-type="float">
            <text:p>0.0500</text:p>
          </table:table-cell>
          <table:table-cell office:value-type="float" office:value="0.0812783297362498" calcext:value-type="float">
            <text:p>0.0813</text:p>
          </table:table-cell>
          <table:table-cell table:formula="of:=SUM([.B101:.C101];[.E101])" office:value-type="float" office:value="0.0184878102069366" calcext:value-type="float">
            <text:p>0.018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SIN([.A102]/100*2*PI())" office:value-type="float" office:value="-2.44929359829471E-016" calcext:value-type="float">
            <text:p>0.0000</text:p>
          </table:table-cell>
          <table:table-cell table:formula="of:=+EXP(-0.5*(([.A102]-50)*([.A102]-50))/20)" office:value-type="float" office:value="7.18778173906101E-028" calcext:value-type="float">
            <text:p>0.0000</text:p>
          </table:table-cell>
          <table:table-cell table:formula="of:=MAX(0.05;0.2* SQRT([.C102]))" office:value-type="float" office:value="0.05" calcext:value-type="float">
            <text:p>0.0500</text:p>
          </table:table-cell>
          <table:table-cell office:value-type="float" office:value="0.0593230959994011" calcext:value-type="float">
            <text:p>0.0593</text:p>
          </table:table-cell>
          <table:table-cell table:formula="of:=SUM([.B102:.C102];[.E102])" office:value-type="float" office:value="0.0593230959994008" calcext:value-type="float">
            <text:p>0.0593</text:p>
          </table:table-cell>
        </table:table-row>
      </table:table>
      <table:table table:name="Diff5_Acc2_WindowNone" table:style-name="ta1">
        <table:table-column table:style-name="co1" table:default-cell-style-name="ce25"/>
        <table:table-column table:style-name="co1" table:default-cell-style-name="ce26"/>
        <table:table-column table:style-name="co1" table:number-columns-repeated="3" table:default-cell-style-name="ce40"/>
        <table:table-column table:style-name="co1" table:default-cell-style-name="ce49"/>
        <table:table-column table:style-name="co1" table:number-columns-repeated="2" table:default-cell-style-name="ce50"/>
        <table:table-column table:style-name="co1" table:default-cell-style-name="ce52"/>
        <table:table-row table:style-name="ro2"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Sum</text:p>
          </table:table-cell>
          <table:table-cell/>
          <table:table-cell table:style-name="ce21" office:value-type="string" calcext:value-type="string">
            <text:p>Window size</text:p>
          </table:table-cell>
          <table:table-cell/>
          <table:table-cell table:style-name="ce47" office:value-type="string" calcext:value-type="string">
            <text:p>Index Padded</text:p>
          </table:table-cell>
          <table:table-cell table:style-name="ce47" office:value-type="string" calcext:value-type="string">
            <text:p>Sum Padded</text:p>
          </table:table-cell>
          <table:table-cell table:style-name="ce47" office:value-type="string" calcext:value-type="string">
            <text:p>Abs. Diff. Sum</text:p>
          </table:table-cell>
          <table:table-cell table:style-name="ce47" office:value-type="string" calcext:value-type="string">
            <text:p>Noise Level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$RawData.F2]" office:value-type="float" office:value="-0.0590418038387701" calcext:value-type="float">
            <text:p>-0.0590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/>
          <table:table-cell table:style-name="ce48" office:value-type="float" office:value="-3" calcext:value-type="float">
            <text:p>-3</text:p>
          </table:table-cell>
          <table:table-cell table:style-name="ce26" table:formula="of:=VLOOKUP(IF([.F2]&gt;100;100-([.F2]-100);IF([.F2]&gt;=0;[.F2];-[.F2]));[.$A$2:.$B$102];2)" office:value-type="float" office:value="0.207666566544525" calcext:value-type="float">
            <text:p>0.2077</text:p>
          </table:table-cell>
          <table:table-cell table:style-name="ce51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RawData.F3]" office:value-type="float" office:value="0.0943535834281746" calcext:value-type="float">
            <text:p>0.0944</text:p>
          </table:table-cell>
          <table:table-cell/>
          <table:table-cell table:style-name="Default"/>
          <table:table-cell/>
          <table:table-cell table:style-name="ce48" office:value-type="float" office:value="-2" calcext:value-type="float">
            <text:p>-2</text:p>
          </table:table-cell>
          <table:table-cell table:style-name="ce26" table:formula="of:=VLOOKUP(IF([.F3]&gt;100;100-([.F3]-100);IF([.F3]&gt;=0;[.F3];-[.F3]));[.$A$2:.$B$102];2)" office:value-type="float" office:value="0.199610696707417" calcext:value-type="float">
            <text:p>0.1996</text:p>
          </table:table-cell>
          <table:table-cell table:style-name="ce51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RawData.F4]" office:value-type="float" office:value="0.199610696707417" calcext:value-type="float">
            <text:p>0.1996</text:p>
          </table:table-cell>
          <table:table-cell/>
          <table:table-cell table:style-name="ce21" office:value-type="string" calcext:value-type="string">
            <text:p>Min Noise level</text:p>
          </table:table-cell>
          <table:table-cell/>
          <table:table-cell table:style-name="ce48" office:value-type="float" office:value="-1" calcext:value-type="float">
            <text:p>-1</text:p>
          </table:table-cell>
          <table:table-cell table:style-name="ce26" table:formula="of:=VLOOKUP(IF([.F4]&gt;100;100-([.F4]-100);IF([.F4]&gt;=0;[.F4];-[.F4]));[.$A$2:.$B$102];2)" office:value-type="float" office:value="0.0943535834281746" calcext:value-type="float">
            <text:p>0.0944</text:p>
          </table:table-cell>
          <table:table-cell table:style-name="ce51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RawData.F5]" office:value-type="float" office:value="0.207666566544525" calcext:value-type="float">
            <text:p>0.2077</text:p>
          </table:table-cell>
          <table:table-cell/>
          <table:table-cell table:style-name="ce44" office:value-type="float" office:value="0.02" calcext:value-type="float">
            <text:p>0.02</text:p>
          </table:table-cell>
          <table:table-cell/>
          <table:table-cell office:value-type="float" office:value="0" calcext:value-type="float">
            <text:p>0</text:p>
          </table:table-cell>
          <table:table-cell table:formula="of:=VLOOKUP(IF([.F5]&gt;100;100-([.F5]-100);IF([.F5]&gt;=0;[.F5];-[.F5]));[.$A$2:.$B$102];2)" office:value-type="float" office:value="-0.0590418038387701" calcext:value-type="float">
            <text:p>-0.0590</text:p>
          </table:table-cell>
          <table:table-cell table:formula="of:=ABS(SUMPRODUCT([.G2:.G8];[.$D$13:.$D$19]))" office:value-type="float" office:value="0" calcext:value-type="float">
            <text:p>0.0000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RawData.F6]" office:value-type="float" office:value="0.256597637891149" calcext:value-type="float">
            <text:p>0.2566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formula="of:=VLOOKUP(IF([.F6]&gt;100;100-([.F6]-100);IF([.F6]&gt;=0;[.F6];-[.F6]));[.$A$2:.$B$102];2)" office:value-type="float" office:value="0.0943535834281746" calcext:value-type="float">
            <text:p>0.0944</text:p>
          </table:table-cell>
          <table:table-cell table:formula="of:=ABS(SUMPRODUCT([.G3:.G9];[.$D$13:.$D$19]))" office:value-type="float" office:value="0.448498755724633" calcext:value-type="float">
            <text:p>0.4485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RawData.F7]" office:value-type="float" office:value="0.313082223503705" calcext:value-type="float">
            <text:p>0.3131</text:p>
          </table:table-cell>
          <table:table-cell/>
          <table:table-cell table:style-name="ce21" office:value-type="string" calcext:value-type="string">
            <text:p>Difference Order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IF([.F7]&gt;100;100-([.F7]-100);IF([.F7]&gt;=0;[.F7];-[.F7]));[.$A$2:.$B$102];2)" office:value-type="float" office:value="0.199610696707417" calcext:value-type="float">
            <text:p>0.1996</text:p>
          </table:table-cell>
          <table:table-cell table:formula="of:=ABS(SUMPRODUCT([.G4:.G10];[.$D$13:.$D$19]))" office:value-type="float" office:value="0.238632105631197" calcext:value-type="float">
            <text:p>0.2386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RawData.F8]" office:value-type="float" office:value="0.427282043695533" calcext:value-type="float">
            <text:p>0.4273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IF([.F8]&gt;100;100-([.F8]-100);IF([.F8]&gt;=0;[.F8];-[.F8]));[.$A$2:.$B$102];2)" office:value-type="float" office:value="0.207666566544525" calcext:value-type="float">
            <text:p>0.2077</text:p>
          </table:table-cell>
          <table:table-cell table:formula="of:=ABS(SUMPRODUCT([.G5:.G11];[.$D$13:.$D$19]))" office:value-type="float" office:value="0.051828003424579" calcext:value-type="float">
            <text:p>0.0518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RawData.F9]" office:value-type="float" office:value="0.433680768847359" calcext:value-type="float">
            <text:p>0.4337</text:p>
          </table:table-cell>
          <table:table-cell/>
          <table:table-cell table:style-name="ce21" office:value-type="string" calcext:value-type="string">
            <text:p>Accuracy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IF([.F9]&gt;100;100-([.F9]-100);IF([.F9]&gt;=0;[.F9];-[.F9]));[.$A$2:.$B$102];2)" office:value-type="float" office:value="0.256597637891149" calcext:value-type="float">
            <text:p>0.2566</text:p>
          </table:table-cell>
          <table:table-cell table:formula="of:=ABS(SUMPRODUCT([.G6:.G12];[.$D$13:.$D$19]))" office:value-type="float" office:value="0.0221399588686897" calcext:value-type="float">
            <text:p>0.0221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RawData.F10]" office:value-type="float" office:value="0.5529790761949" calcext:value-type="float">
            <text:p>0.5530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IF([.F10]&gt;100;100-([.F10]-100);IF([.F10]&gt;=0;[.F10];-[.F10]));[.$A$2:.$B$102];2)" office:value-type="float" office:value="0.313082223503705" calcext:value-type="float">
            <text:p>0.3131</text:p>
          </table:table-cell>
          <table:table-cell table:formula="of:=ABS(SUMPRODUCT([.G7:.G13];[.$D$13:.$D$19]))" office:value-type="float" office:value="0.151366799649033" calcext:value-type="float">
            <text:p>0.1514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RawData.F11]" office:value-type="float" office:value="0.620511697979542" calcext:value-type="float">
            <text:p>0.6205</text:p>
          </table:table-cell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formula="of:=VLOOKUP(IF([.F11]&gt;100;100-([.F11]-100);IF([.F11]&gt;=0;[.F11];-[.F11]));[.$A$2:.$B$102];2)" office:value-type="float" office:value="0.427282043695533" calcext:value-type="float">
            <text:p>0.4273</text:p>
          </table:table-cell>
          <table:table-cell table:formula="of:=ABS(SUMPRODUCT([.G8:.G14];[.$D$13:.$D$19]))" office:value-type="float" office:value="0.0848439475308586" calcext:value-type="float">
            <text:p>0.0848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RawData.F12]" office:value-type="float" office:value="0.636745961502969" calcext:value-type="float">
            <text:p>0.6367</text:p>
          </table:table-cell>
          <table:table-cell/>
          <table:table-cell table:style-name="ce21" office:value-type="string" calcext:value-type="string">
            <text:p>Flipped Difference Kernel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IF([.F12]&gt;100;100-([.F12]-100);IF([.F12]&gt;=0;[.F12];-[.F12]));[.$A$2:.$B$102];2)" office:value-type="float" office:value="0.433680768847359" calcext:value-type="float">
            <text:p>0.4337</text:p>
          </table:table-cell>
          <table:table-cell table:formula="of:=ABS(SUMPRODUCT([.G9:.G15];[.$D$13:.$D$19]))" office:value-type="float" office:value="0.110542205897346" calcext:value-type="float">
            <text:p>0.1105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$RawData.F13]" office:value-type="float" office:value="0.64023239070806" calcext:value-type="float">
            <text:p>0.6402</text:p>
          </table:table-cell>
          <table:table-cell/>
          <table:table-cell table:style-name="ce46" office:value-type="float" office:value="0.5" calcext:value-type="float">
            <text:p>0.5</text:p>
          </table:table-cell>
          <table:table-cell/>
          <table:table-cell office:value-type="float" office:value="8" calcext:value-type="float">
            <text:p>8</text:p>
          </table:table-cell>
          <table:table-cell table:formula="of:=VLOOKUP(IF([.F13]&gt;100;100-([.F13]-100);IF([.F13]&gt;=0;[.F13];-[.F13]));[.$A$2:.$B$102];2)" office:value-type="float" office:value="0.5529790761949" calcext:value-type="float">
            <text:p>0.5530</text:p>
          </table:table-cell>
          <table:table-cell table:formula="of:=ABS(SUMPRODUCT([.G10:.G16];[.$D$13:.$D$19]))" office:value-type="float" office:value="0.211724570817763" calcext:value-type="float">
            <text:p>0.2117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$RawData.F14]" office:value-type="float" office:value="0.761281039050328" calcext:value-type="float">
            <text:p>0.7613</text:p>
          </table:table-cell>
          <table:table-cell/>
          <table:table-cell table:style-name="ce46" office:value-type="float" office:value="-2" calcext:value-type="float">
            <text:p>-2</text:p>
          </table:table-cell>
          <table:table-cell/>
          <table:table-cell office:value-type="float" office:value="9" calcext:value-type="float">
            <text:p>9</text:p>
          </table:table-cell>
          <table:table-cell table:formula="of:=VLOOKUP(IF([.F14]&gt;100;100-([.F14]-100);IF([.F14]&gt;=0;[.F14];-[.F14]));[.$A$2:.$B$102];2)" office:value-type="float" office:value="0.620511697979542" calcext:value-type="float">
            <text:p>0.6205</text:p>
          </table:table-cell>
          <table:table-cell table:formula="of:=ABS(SUMPRODUCT([.G11:.G17];[.$D$13:.$D$19]))" office:value-type="float" office:value="0.0366865327738315" calcext:value-type="float">
            <text:p>0.0367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$RawData.F15]" office:value-type="float" office:value="0.735236000225573" calcext:value-type="float">
            <text:p>0.7352</text:p>
          </table:table-cell>
          <table:table-cell/>
          <table:table-cell table:style-name="ce46" office:value-type="float" office:value="2.5" calcext:value-type="float">
            <text:p>2.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IF([.F15]&gt;100;100-([.F15]-100);IF([.F15]&gt;=0;[.F15];-[.F15]));[.$A$2:.$B$102];2)" office:value-type="float" office:value="0.636745961502969" calcext:value-type="float">
            <text:p>0.6367</text:p>
          </table:table-cell>
          <table:table-cell table:formula="of:=ABS(SUMPRODUCT([.G12:.G18];[.$D$13:.$D$19]))" office:value-type="float" office:value="0.216524578200456" calcext:value-type="float">
            <text:p>0.2165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$RawData.F16]" office:value-type="float" office:value="0.767798890073069" calcext:value-type="float">
            <text:p>0.7678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VLOOKUP(IF([.F16]&gt;100;100-([.F16]-100);IF([.F16]&gt;=0;[.F16];-[.F16]));[.$A$2:.$B$102];2)" office:value-type="float" office:value="0.64023239070806" calcext:value-type="float">
            <text:p>0.6402</text:p>
          </table:table-cell>
          <table:table-cell table:formula="of:=ABS(SUMPRODUCT([.G13:.G19];[.$D$13:.$D$19]))" office:value-type="float" office:value="0.189298996315421" calcext:value-type="float">
            <text:p>0.1893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$RawData.F17]" office:value-type="float" office:value="0.830826982774496" calcext:value-type="float">
            <text:p>0.8308</text:p>
          </table:table-cell>
          <table:table-cell/>
          <table:table-cell table:style-name="ce46" office:value-type="float" office:value="-2.5" calcext:value-type="float">
            <text:p>-2.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VLOOKUP(IF([.F17]&gt;100;100-([.F17]-100);IF([.F17]&gt;=0;[.F17];-[.F17]));[.$A$2:.$B$102];2)" office:value-type="float" office:value="0.761281039050328" calcext:value-type="float">
            <text:p>0.7613</text:p>
          </table:table-cell>
          <table:table-cell table:formula="of:=ABS(SUMPRODUCT([.G14:.G20];[.$D$13:.$D$19]))" office:value-type="float" office:value="0.0805608090510608" calcext:value-type="float">
            <text:p>0.0806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$RawData.F18]" office:value-type="float" office:value="0.864381649702657" calcext:value-type="float">
            <text:p>0.8644</text:p>
          </table:table-cell>
          <table:table-cell/>
          <table:table-cell table:style-name="ce46"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VLOOKUP(IF([.F18]&gt;100;100-([.F18]-100);IF([.F18]&gt;=0;[.F18];-[.F18]));[.$A$2:.$B$102];2)" office:value-type="float" office:value="0.735236000225573" calcext:value-type="float">
            <text:p>0.7352</text:p>
          </table:table-cell>
          <table:table-cell table:formula="of:=ABS(SUMPRODUCT([.G15:.G21];[.$D$13:.$D$19]))" office:value-type="float" office:value="0.251076712476177" calcext:value-type="float">
            <text:p>0.2511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$RawData.F19]" office:value-type="float" office:value="0.860024631128125" calcext:value-type="float">
            <text:p>0.8600</text:p>
          </table:table-cell>
          <table:table-cell/>
          <table:table-cell table:style-name="ce46" office:value-type="float" office:value="-0.5" calcext:value-type="float">
            <text:p>-0.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VLOOKUP(IF([.F19]&gt;100;100-([.F19]-100);IF([.F19]&gt;=0;[.F19];-[.F19]));[.$A$2:.$B$102];2)" office:value-type="float" office:value="0.767798890073069" calcext:value-type="float">
            <text:p>0.7678</text:p>
          </table:table-cell>
          <table:table-cell table:formula="of:=ABS(SUMPRODUCT([.G16:.G22];[.$D$13:.$D$19]))" office:value-type="float" office:value="0.142672355277682" calcext:value-type="float">
            <text:p>0.1427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$RawData.F20]" office:value-type="float" office:value="0.915036058081084" calcext:value-type="float">
            <text:p>0.915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VLOOKUP(IF([.F20]&gt;100;100-([.F20]-100);IF([.F20]&gt;=0;[.F20];-[.F20]));[.$A$2:.$B$102];2)" office:value-type="float" office:value="0.830826982774496" calcext:value-type="float">
            <text:p>0.8308</text:p>
          </table:table-cell>
          <table:table-cell table:formula="of:=ABS(SUMPRODUCT([.G17:.G23];[.$D$13:.$D$19]))" office:value-type="float" office:value="0.0687571467842444" calcext:value-type="float">
            <text:p>0.0688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$RawData.F21]" office:value-type="float" office:value="0.849391365384208" calcext:value-type="float">
            <text:p>0.8494</text:p>
          </table:table-cell>
          <table:table-cell/>
          <table:table-cell table:style-name="ce21" office:value-type="string" calcext:value-type="string">
            <text:p>Kernel Norm</text:p>
          </table:table-cell>
          <table:table-cell/>
          <table:table-cell office:value-type="float" office:value="16" calcext:value-type="float">
            <text:p>16</text:p>
          </table:table-cell>
          <table:table-cell table:formula="of:=VLOOKUP(IF([.F21]&gt;100;100-([.F21]-100);IF([.F21]&gt;=0;[.F21];-[.F21]));[.$A$2:.$B$102];2)" office:value-type="float" office:value="0.864381649702657" calcext:value-type="float">
            <text:p>0.8644</text:p>
          </table:table-cell>
          <table:table-cell table:formula="of:=ABS(SUMPRODUCT([.G18:.G24];[.$D$13:.$D$19]))" office:value-type="float" office:value="0.164402532552638" calcext:value-type="float">
            <text:p>0.1644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$RawData.F22]" office:value-type="float" office:value="0.906302664413847" calcext:value-type="float">
            <text:p>0.9063</text:p>
          </table:table-cell>
          <table:table-cell/>
          <table:table-cell table:style-name="ce26" table:formula="of:=SQRT(SUMPRODUCT([.D13:.D19];[.D13:.D19]))" office:value-type="float" office:value="4.58257569495584" calcext:value-type="float">
            <text:p>4.582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VLOOKUP(IF([.F22]&gt;100;100-([.F22]-100);IF([.F22]&gt;=0;[.F22];-[.F22]));[.$A$2:.$B$102];2)" office:value-type="float" office:value="0.860024631128125" calcext:value-type="float">
            <text:p>0.8600</text:p>
          </table:table-cell>
          <table:table-cell table:formula="of:=ABS(SUMPRODUCT([.G19:.G25];[.$D$13:.$D$19]))" office:value-type="float" office:value="0.158759142897032" calcext:value-type="float">
            <text:p>0.1588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$RawData.F23]" office:value-type="float" office:value="0.998908766466436" calcext:value-type="float">
            <text:p>0.9989</text:p>
          </table:table-cell>
          <table:table-cell/>
          <table:table-cell table:style-name="ce21" office:value-type="string" calcext:value-type="string">
            <text:p>Kernel-MAD Prefactor</text:p>
          </table:table-cell>
          <table:table-cell/>
          <table:table-cell office:value-type="float" office:value="18" calcext:value-type="float">
            <text:p>18</text:p>
          </table:table-cell>
          <table:table-cell table:formula="of:=VLOOKUP(IF([.F23]&gt;100;100-([.F23]-100);IF([.F23]&gt;=0;[.F23];-[.F23]));[.$A$2:.$B$102];2)" office:value-type="float" office:value="0.915036058081084" calcext:value-type="float">
            <text:p>0.9150</text:p>
          </table:table-cell>
          <table:table-cell table:formula="of:=ABS(SUMPRODUCT([.G20:.G26];[.$D$13:.$D$19]))" office:value-type="float" office:value="0.0263843019362041" calcext:value-type="float">
            <text:p>0.0264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$RawData.F24]" office:value-type="float" office:value="1.01023214794285" calcext:value-type="float">
            <text:p>1.0102</text:p>
          </table:table-cell>
          <table:table-cell/>
          <table:table-cell table:style-name="ce26" table:formula="of:= 1.482602/[.D22]" office:value-type="float" office:value="0.323530280499663" calcext:value-type="float">
            <text:p>0.323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VLOOKUP(IF([.F24]&gt;100;100-([.F24]-100);IF([.F24]&gt;=0;[.F24];-[.F24]));[.$A$2:.$B$102];2)" office:value-type="float" office:value="0.849391365384208" calcext:value-type="float">
            <text:p>0.8494</text:p>
          </table:table-cell>
          <table:table-cell table:formula="of:=ABS(SUMPRODUCT([.G21:.G27];[.$D$13:.$D$19]))" office:value-type="float" office:value="0.226676505724616" calcext:value-type="float">
            <text:p>0.2267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$RawData.F25]" office:value-type="float" office:value="0.972607745125448" calcext:value-type="float">
            <text:p>0.972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VLOOKUP(IF([.F25]&gt;100;100-([.F25]-100);IF([.F25]&gt;=0;[.F25];-[.F25]));[.$A$2:.$B$102];2)" office:value-type="float" office:value="0.906302664413847" calcext:value-type="float">
            <text:p>0.9063</text:p>
          </table:table-cell>
          <table:table-cell table:formula="of:=ABS(SUMPRODUCT([.G22:.G28];[.$D$13:.$D$19]))" office:value-type="float" office:value="0.239692879980699" calcext:value-type="float">
            <text:p>0.2397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$RawData.F26]" office:value-type="float" office:value="1.02293786735275" calcext:value-type="float">
            <text:p>1.0229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VLOOKUP(IF([.F26]&gt;100;100-([.F26]-100);IF([.F26]&gt;=0;[.F26];-[.F26]));[.$A$2:.$B$102];2)" office:value-type="float" office:value="0.998908766466436" calcext:value-type="float">
            <text:p>0.9989</text:p>
          </table:table-cell>
          <table:table-cell table:formula="of:=ABS(SUMPRODUCT([.G23:.G29];[.$D$13:.$D$19]))" office:value-type="float" office:value="0.0673418539758629" calcext:value-type="float">
            <text:p>0.0673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$RawData.F27]" office:value-type="float" office:value="1.00374431706903" calcext:value-type="float">
            <text:p>1.003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VLOOKUP(IF([.F27]&gt;100;100-([.F27]-100);IF([.F27]&gt;=0;[.F27];-[.F27]));[.$A$2:.$B$102];2)" office:value-type="float" office:value="1.01023214794285" calcext:value-type="float">
            <text:p>1.0102</text:p>
          </table:table-cell>
          <table:table-cell table:formula="of:=ABS(SUMPRODUCT([.G24:.G30];[.$D$13:.$D$19]))" office:value-type="float" office:value="0.221846483387867" calcext:value-type="float">
            <text:p>0.2218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$RawData.F28]" office:value-type="float" office:value="0.950640394109323" calcext:value-type="float">
            <text:p>0.950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VLOOKUP(IF([.F28]&gt;100;100-([.F28]-100);IF([.F28]&gt;=0;[.F28];-[.F28]));[.$A$2:.$B$102];2)" office:value-type="float" office:value="0.972607745125448" calcext:value-type="float">
            <text:p>0.9726</text:p>
          </table:table-cell>
          <table:table-cell table:formula="of:=ABS(SUMPRODUCT([.G25:.G31];[.$D$13:.$D$19]))" office:value-type="float" office:value="0.0442620621672962" calcext:value-type="float">
            <text:p>0.0443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$RawData.F29]" office:value-type="float" office:value="0.865902501350606" calcext:value-type="float">
            <text:p>0.865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VLOOKUP(IF([.F29]&gt;100;100-([.F29]-100);IF([.F29]&gt;=0;[.F29];-[.F29]));[.$A$2:.$B$102];2)" office:value-type="float" office:value="1.02293786735275" calcext:value-type="float">
            <text:p>1.0229</text:p>
          </table:table-cell>
          <table:table-cell table:formula="of:=ABS(SUMPRODUCT([.G26:.G32];[.$D$13:.$D$19]))" office:value-type="float" office:value="0.130521804968105" calcext:value-type="float">
            <text:p>0.1305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$RawData.F30]" office:value-type="float" office:value="1.04252588599323" calcext:value-type="float">
            <text:p>1.04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VLOOKUP(IF([.F30]&gt;100;100-([.F30]-100);IF([.F30]&gt;=0;[.F30];-[.F30]));[.$A$2:.$B$102];2)" office:value-type="float" office:value="1.00374431706903" calcext:value-type="float">
            <text:p>1.0037</text:p>
          </table:table-cell>
          <table:table-cell table:formula="of:=ABS(SUMPRODUCT([.G27:.G33];[.$D$13:.$D$19]))" office:value-type="float" office:value="0.0488136734663022" calcext:value-type="float">
            <text:p>0.0488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$RawData.F31]" office:value-type="float" office:value="1.026994841424" calcext:value-type="float">
            <text:p>1.027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VLOOKUP(IF([.F31]&gt;100;100-([.F31]-100);IF([.F31]&gt;=0;[.F31];-[.F31]));[.$A$2:.$B$102];2)" office:value-type="float" office:value="0.950640394109323" calcext:value-type="float">
            <text:p>0.9506</text:p>
          </table:table-cell>
          <table:table-cell table:formula="of:=ABS(SUMPRODUCT([.G28:.G34];[.$D$13:.$D$19]))" office:value-type="float" office:value="0.35658702842776" calcext:value-type="float">
            <text:p>0.3566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$RawData.F32]" office:value-type="float" office:value="1.02103474474768" calcext:value-type="float">
            <text:p>1.021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VLOOKUP(IF([.F32]&gt;100;100-([.F32]-100);IF([.F32]&gt;=0;[.F32];-[.F32]));[.$A$2:.$B$102];2)" office:value-type="float" office:value="0.865902501350606" calcext:value-type="float">
            <text:p>0.8659</text:p>
          </table:table-cell>
          <table:table-cell table:formula="of:=ABS(SUMPRODUCT([.G29:.G35];[.$D$13:.$D$19]))" office:value-type="float" office:value="0.182261119697317" calcext:value-type="float">
            <text:p>0.1823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$RawData.F33]" office:value-type="float" office:value="0.986929414783528" calcext:value-type="float">
            <text:p>0.986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VLOOKUP(IF([.F33]&gt;100;100-([.F33]-100);IF([.F33]&gt;=0;[.F33];-[.F33]));[.$A$2:.$B$102];2)" office:value-type="float" office:value="1.04252588599323" calcext:value-type="float">
            <text:p>1.0425</text:p>
          </table:table-cell>
          <table:table-cell table:formula="of:=ABS(SUMPRODUCT([.G30:.G36];[.$D$13:.$D$19]))" office:value-type="float" office:value="0.253534697764012" calcext:value-type="float">
            <text:p>0.2535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$RawData.F34]" office:value-type="float" office:value="0.969427351855216" calcext:value-type="float">
            <text:p>0.969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VLOOKUP(IF([.F34]&gt;100;100-([.F34]-100);IF([.F34]&gt;=0;[.F34];-[.F34]));[.$A$2:.$B$102];2)" office:value-type="float" office:value="1.026994841424" calcext:value-type="float">
            <text:p>1.0270</text:p>
          </table:table-cell>
          <table:table-cell table:formula="of:=ABS(SUMPRODUCT([.G31:.G37];[.$D$13:.$D$19]))" office:value-type="float" office:value="0.286388201106788" calcext:value-type="float">
            <text:p>0.2864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$RawData.F35]" office:value-type="float" office:value="0.875123797331329" calcext:value-type="float">
            <text:p>0.875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VLOOKUP(IF([.F35]&gt;100;100-([.F35]-100);IF([.F35]&gt;=0;[.F35];-[.F35]));[.$A$2:.$B$102];2)" office:value-type="float" office:value="1.02103474474768" calcext:value-type="float">
            <text:p>1.0210</text:p>
          </table:table-cell>
          <table:table-cell table:formula="of:=ABS(SUMPRODUCT([.G32:.G38];[.$D$13:.$D$19]))" office:value-type="float" office:value="0.0506441496652269" calcext:value-type="float">
            <text:p>0.0506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$RawData.F36]" office:value-type="float" office:value="0.852016664338893" calcext:value-type="float">
            <text:p>0.852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VLOOKUP(IF([.F36]&gt;100;100-([.F36]-100);IF([.F36]&gt;=0;[.F36];-[.F36]));[.$A$2:.$B$102];2)" office:value-type="float" office:value="0.986929414783528" calcext:value-type="float">
            <text:p>0.9869</text:p>
          </table:table-cell>
          <table:table-cell table:formula="of:=ABS(SUMPRODUCT([.G33:.G39];[.$D$13:.$D$19]))" office:value-type="float" office:value="0.0794689951270095" calcext:value-type="float">
            <text:p>0.0795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$RawData.F37]" office:value-type="float" office:value="0.816156995641088" calcext:value-type="float">
            <text:p>0.816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VLOOKUP(IF([.F37]&gt;100;100-([.F37]-100);IF([.F37]&gt;=0;[.F37];-[.F37]));[.$A$2:.$B$102];2)" office:value-type="float" office:value="0.969427351855216" calcext:value-type="float">
            <text:p>0.9694</text:p>
          </table:table-cell>
          <table:table-cell table:formula="of:=ABS(SUMPRODUCT([.G34:.G40];[.$D$13:.$D$19]))" office:value-type="float" office:value="0.0468968057043809" calcext:value-type="float">
            <text:p>0.0469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$RawData.F38]" office:value-type="float" office:value="0.767842516780411" calcext:value-type="float">
            <text:p>0.767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VLOOKUP(IF([.F38]&gt;100;100-([.F38]-100);IF([.F38]&gt;=0;[.F38];-[.F38]));[.$A$2:.$B$102];2)" office:value-type="float" office:value="0.875123797331329" calcext:value-type="float">
            <text:p>0.8751</text:p>
          </table:table-cell>
          <table:table-cell table:formula="of:=ABS(SUMPRODUCT([.G35:.G41];[.$D$13:.$D$19]))" office:value-type="float" office:value="0.0785779944895632" calcext:value-type="float">
            <text:p>0.0786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$RawData.F39]" office:value-type="float" office:value="0.77006327770948" calcext:value-type="float">
            <text:p>0.770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VLOOKUP(IF([.F39]&gt;100;100-([.F39]-100);IF([.F39]&gt;=0;[.F39];-[.F39]));[.$A$2:.$B$102];2)" office:value-type="float" office:value="0.852016664338893" calcext:value-type="float">
            <text:p>0.8520</text:p>
          </table:table-cell>
          <table:table-cell table:formula="of:=ABS(SUMPRODUCT([.G36:.G42];[.$D$13:.$D$19]))" office:value-type="float" office:value="0.147319597386985" calcext:value-type="float">
            <text:p>0.1473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$RawData.F40]" office:value-type="float" office:value="0.744617557349897" calcext:value-type="float">
            <text:p>0.744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VLOOKUP(IF([.F40]&gt;100;100-([.F40]-100);IF([.F40]&gt;=0;[.F40];-[.F40]));[.$A$2:.$B$102];2)" office:value-type="float" office:value="0.816156995641088" calcext:value-type="float">
            <text:p>0.8162</text:p>
          </table:table-cell>
          <table:table-cell table:formula="of:=ABS(SUMPRODUCT([.G37:.G43];[.$D$13:.$D$19]))" office:value-type="float" office:value="0.112719226905166" calcext:value-type="float">
            <text:p>0.1127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$RawData.F41]" office:value-type="float" office:value="0.655333136800354" calcext:value-type="float">
            <text:p>0.655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VLOOKUP(IF([.F41]&gt;100;100-([.F41]-100);IF([.F41]&gt;=0;[.F41];-[.F41]));[.$A$2:.$B$102];2)" office:value-type="float" office:value="0.767842516780411" calcext:value-type="float">
            <text:p>0.7678</text:p>
          </table:table-cell>
          <table:table-cell table:formula="of:=ABS(SUMPRODUCT([.G38:.G44];[.$D$13:.$D$19]))" office:value-type="float" office:value="0.0103314111165164" calcext:value-type="float">
            <text:p>0.0103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$RawData.F42]" office:value-type="float" office:value="0.744973681389955" calcext:value-type="float">
            <text:p>0.745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VLOOKUP(IF([.F42]&gt;100;100-([.F42]-100);IF([.F42]&gt;=0;[.F42];-[.F42]));[.$A$2:.$B$102];2)" office:value-type="float" office:value="0.77006327770948" calcext:value-type="float">
            <text:p>0.7701</text:p>
          </table:table-cell>
          <table:table-cell table:formula="of:=ABS(SUMPRODUCT([.G39:.G45];[.$D$13:.$D$19]))" office:value-type="float" office:value="0.210063827630713" calcext:value-type="float">
            <text:p>0.2101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$RawData.F43]" office:value-type="float" office:value="0.630271185327803" calcext:value-type="float">
            <text:p>0.630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VLOOKUP(IF([.F43]&gt;100;100-([.F43]-100);IF([.F43]&gt;=0;[.F43];-[.F43]));[.$A$2:.$B$102];2)" office:value-type="float" office:value="0.744617557349897" calcext:value-type="float">
            <text:p>0.7446</text:p>
          </table:table-cell>
          <table:table-cell table:formula="of:=ABS(SUMPRODUCT([.G40:.G46];[.$D$13:.$D$19]))" office:value-type="float" office:value="0.334030586648545" calcext:value-type="float">
            <text:p>0.3340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$RawData.F44]" office:value-type="float" office:value="0.679941326250664" calcext:value-type="float">
            <text:p>0.67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VLOOKUP(IF([.F44]&gt;100;100-([.F44]-100);IF([.F44]&gt;=0;[.F44];-[.F44]));[.$A$2:.$B$102];2)" office:value-type="float" office:value="0.655333136800354" calcext:value-type="float">
            <text:p>0.6553</text:p>
          </table:table-cell>
          <table:table-cell table:formula="of:=ABS(SUMPRODUCT([.G41:.G47];[.$D$13:.$D$19]))" office:value-type="float" office:value="0.236523899598626" calcext:value-type="float">
            <text:p>0.2365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$RawData.F45]" office:value-type="float" office:value="0.722725157495885" calcext:value-type="float">
            <text:p>0.722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VLOOKUP(IF([.F45]&gt;100;100-([.F45]-100);IF([.F45]&gt;=0;[.F45];-[.F45]));[.$A$2:.$B$102];2)" office:value-type="float" office:value="0.744973681389955" calcext:value-type="float">
            <text:p>0.7450</text:p>
          </table:table-cell>
          <table:table-cell table:formula="of:=ABS(SUMPRODUCT([.G42:.G48];[.$D$13:.$D$19]))" office:value-type="float" office:value="0.0430285234102907" calcext:value-type="float">
            <text:p>0.0430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$RawData.F46]" office:value-type="float" office:value="0.851786332380421" calcext:value-type="float">
            <text:p>0.8518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VLOOKUP(IF([.F46]&gt;100;100-([.F46]-100);IF([.F46]&gt;=0;[.F46];-[.F46]));[.$A$2:.$B$102];2)" office:value-type="float" office:value="0.630271185327803" calcext:value-type="float">
            <text:p>0.6303</text:p>
          </table:table-cell>
          <table:table-cell table:formula="of:=ABS(SUMPRODUCT([.G43:.G49];[.$D$13:.$D$19]))" office:value-type="float" office:value="0.243780541724028" calcext:value-type="float">
            <text:p>0.2438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$RawData.F47]" office:value-type="float" office:value="0.8181644158567" calcext:value-type="float">
            <text:p>0.818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VLOOKUP(IF([.F47]&gt;100;100-([.F47]-100);IF([.F47]&gt;=0;[.F47];-[.F47]));[.$A$2:.$B$102];2)" office:value-type="float" office:value="0.679941326250664" calcext:value-type="float">
            <text:p>0.6799</text:p>
          </table:table-cell>
          <table:table-cell table:formula="of:=ABS(SUMPRODUCT([.G44:.G50];[.$D$13:.$D$19]))" office:value-type="float" office:value="0.0989252679674463" calcext:value-type="float">
            <text:p>0.0989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$RawData.F48]" office:value-type="float" office:value="0.921325615299475" calcext:value-type="float">
            <text:p>0.921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VLOOKUP(IF([.F48]&gt;100;100-([.F48]-100);IF([.F48]&gt;=0;[.F48];-[.F48]));[.$A$2:.$B$102];2)" office:value-type="float" office:value="0.722725157495885" calcext:value-type="float">
            <text:p>0.7227</text:p>
          </table:table-cell>
          <table:table-cell table:formula="of:=ABS(SUMPRODUCT([.G45:.G51];[.$D$13:.$D$19]))" office:value-type="float" office:value="0.142002021221359" calcext:value-type="float">
            <text:p>0.1420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$RawData.F49]" office:value-type="float" office:value="1.28108141949725" calcext:value-type="float">
            <text:p>1.281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VLOOKUP(IF([.F49]&gt;100;100-([.F49]-100);IF([.F49]&gt;=0;[.F49];-[.F49]));[.$A$2:.$B$102];2)" office:value-type="float" office:value="0.851786332380421" calcext:value-type="float">
            <text:p>0.8518</text:p>
          </table:table-cell>
          <table:table-cell table:formula="of:=ABS(SUMPRODUCT([.G46:.G52];[.$D$13:.$D$19]))" office:value-type="float" office:value="0.0812346848891362" calcext:value-type="float">
            <text:p>0.0812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$RawData.F50]" office:value-type="float" office:value="0.894658849936564" calcext:value-type="float">
            <text:p>0.894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VLOOKUP(IF([.F50]&gt;100;100-([.F50]-100);IF([.F50]&gt;=0;[.F50];-[.F50]));[.$A$2:.$B$102];2)" office:value-type="float" office:value="0.8181644158567" calcext:value-type="float">
            <text:p>0.8182</text:p>
          </table:table-cell>
          <table:table-cell table:formula="of:=ABS(SUMPRODUCT([.G47:.G53];[.$D$13:.$D$19]))" office:value-type="float" office:value="0.835505554862138" calcext:value-type="float">
            <text:p>0.8355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$RawData.F51]" office:value-type="float" office:value="1.37360478927053" calcext:value-type="float">
            <text:p>1.373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VLOOKUP(IF([.F51]&gt;100;100-([.F51]-100);IF([.F51]&gt;=0;[.F51];-[.F51]));[.$A$2:.$B$102];2)" office:value-type="float" office:value="0.921325615299475" calcext:value-type="float">
            <text:p>0.9213</text:p>
          </table:table-cell>
          <table:table-cell table:formula="of:=ABS(SUMPRODUCT([.G48:.G54];[.$D$13:.$D$19]))" office:value-type="float" office:value="1.3969872898764" calcext:value-type="float">
            <text:p>1.3970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$RawData.F52]" office:value-type="float" office:value="1.22608072980064" calcext:value-type="float">
            <text:p>1.226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VLOOKUP(IF([.F52]&gt;100;100-([.F52]-100);IF([.F52]&gt;=0;[.F52];-[.F52]));[.$A$2:.$B$102];2)" office:value-type="float" office:value="1.28108141949725" calcext:value-type="float">
            <text:p>1.2811</text:p>
          </table:table-cell>
          <table:table-cell table:formula="of:=ABS(SUMPRODUCT([.G49:.G55];[.$D$13:.$D$19]))" office:value-type="float" office:value="0.990400461524824" calcext:value-type="float">
            <text:p>0.9904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$RawData.F53]" office:value-type="float" office:value="1.06112948041573" calcext:value-type="float">
            <text:p>1.061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VLOOKUP(IF([.F53]&gt;100;100-([.F53]-100);IF([.F53]&gt;=0;[.F53];-[.F53]));[.$A$2:.$B$102];2)" office:value-type="float" office:value="0.894658849936564" calcext:value-type="float">
            <text:p>0.8947</text:p>
          </table:table-cell>
          <table:table-cell table:formula="of:=ABS(SUMPRODUCT([.G50:.G56];[.$D$13:.$D$19]))" office:value-type="float" office:value="0.256719272289621" calcext:value-type="float">
            <text:p>0.2567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$RawData.F54]" office:value-type="float" office:value="0.921901458753043" calcext:value-type="float">
            <text:p>0.921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VLOOKUP(IF([.F54]&gt;100;100-([.F54]-100);IF([.F54]&gt;=0;[.F54];-[.F54]));[.$A$2:.$B$102];2)" office:value-type="float" office:value="1.37360478927053" calcext:value-type="float">
            <text:p>1.3736</text:p>
          </table:table-cell>
          <table:table-cell table:formula="of:=ABS(SUMPRODUCT([.G51:.G57];[.$D$13:.$D$19]))" office:value-type="float" office:value="1.26874649955003" calcext:value-type="float">
            <text:p>1.2687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$RawData.F55]" office:value-type="float" office:value="0.568011283513986" calcext:value-type="float">
            <text:p>0.568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VLOOKUP(IF([.F55]&gt;100;100-([.F55]-100);IF([.F55]&gt;=0;[.F55];-[.F55]));[.$A$2:.$B$102];2)" office:value-type="float" office:value="1.22608072980064" calcext:value-type="float">
            <text:p>1.2261</text:p>
          </table:table-cell>
          <table:table-cell table:formula="of:=ABS(SUMPRODUCT([.G52:.G58];[.$D$13:.$D$19]))" office:value-type="float" office:value="1.1922085577616" calcext:value-type="float">
            <text:p>1.1922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$RawData.F56]" office:value-type="float" office:value="0.537739299046922" calcext:value-type="float">
            <text:p>0.537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VLOOKUP(IF([.F56]&gt;100;100-([.F56]-100);IF([.F56]&gt;=0;[.F56];-[.F56]));[.$A$2:.$B$102];2)" office:value-type="float" office:value="1.06112948041573" calcext:value-type="float">
            <text:p>1.0611</text:p>
          </table:table-cell>
          <table:table-cell table:formula="of:=ABS(SUMPRODUCT([.G53:.G59];[.$D$13:.$D$19]))" office:value-type="float" office:value="0.672279058449261" calcext:value-type="float">
            <text:p>0.6723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$RawData.F57]" office:value-type="float" office:value="0.329810684389814" calcext:value-type="float">
            <text:p>0.329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VLOOKUP(IF([.F57]&gt;100;100-([.F57]-100);IF([.F57]&gt;=0;[.F57];-[.F57]));[.$A$2:.$B$102];2)" office:value-type="float" office:value="0.921901458753043" calcext:value-type="float">
            <text:p>0.9219</text:p>
          </table:table-cell>
          <table:table-cell table:formula="of:=ABS(SUMPRODUCT([.G54:.G60];[.$D$13:.$D$19]))" office:value-type="float" office:value="0.378009683187261" calcext:value-type="float">
            <text:p>0.3780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$RawData.F58]" office:value-type="float" office:value="-0.171968691850998" calcext:value-type="float">
            <text:p>-0.172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VLOOKUP(IF([.F58]&gt;100;100-([.F58]-100);IF([.F58]&gt;=0;[.F58];-[.F58]));[.$A$2:.$B$102];2)" office:value-type="float" office:value="0.568011283513986" calcext:value-type="float">
            <text:p>0.5680</text:p>
          </table:table-cell>
          <table:table-cell table:formula="of:=ABS(SUMPRODUCT([.G55:.G61];[.$D$13:.$D$19]))" office:value-type="float" office:value="0.1967925180393" calcext:value-type="float">
            <text:p>0.1968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$RawData.F59]" office:value-type="float" office:value="-0.281946690007993" calcext:value-type="float">
            <text:p>-0.2819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VLOOKUP(IF([.F59]&gt;100;100-([.F59]-100);IF([.F59]&gt;=0;[.F59];-[.F59]));[.$A$2:.$B$102];2)" office:value-type="float" office:value="0.537739299046922" calcext:value-type="float">
            <text:p>0.5377</text:p>
          </table:table-cell>
          <table:table-cell table:formula="of:=ABS(SUMPRODUCT([.G56:.G62];[.$D$13:.$D$19]))" office:value-type="float" office:value="0.920700718185792" calcext:value-type="float">
            <text:p>0.9207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$RawData.F60]" office:value-type="float" office:value="-0.199217346555217" calcext:value-type="float">
            <text:p>-0.199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VLOOKUP(IF([.F60]&gt;100;100-([.F60]-100);IF([.F60]&gt;=0;[.F60];-[.F60]));[.$A$2:.$B$102];2)" office:value-type="float" office:value="0.329810684389814" calcext:value-type="float">
            <text:p>0.3298</text:p>
          </table:table-cell>
          <table:table-cell table:formula="of:=ABS(SUMPRODUCT([.G57:.G63];[.$D$13:.$D$19]))" office:value-type="float" office:value="0.634913432854973" calcext:value-type="float">
            <text:p>0.6349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$RawData.F61]" office:value-type="float" office:value="-0.381438937269862" calcext:value-type="float">
            <text:p>-0.381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VLOOKUP(IF([.F61]&gt;100;100-([.F61]-100);IF([.F61]&gt;=0;[.F61];-[.F61]));[.$A$2:.$B$102];2)" office:value-type="float" office:value="-0.171968691850998" calcext:value-type="float">
            <text:p>-0.1720</text:p>
          </table:table-cell>
          <table:table-cell table:formula="of:=ABS(SUMPRODUCT([.G58:.G64];[.$D$13:.$D$19]))" office:value-type="float" office:value="0.530205255182161" calcext:value-type="float">
            <text:p>0.5302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$RawData.F62]" office:value-type="float" office:value="-0.506839563967416" calcext:value-type="float">
            <text:p>-0.5068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VLOOKUP(IF([.F62]&gt;100;100-([.F62]-100);IF([.F62]&gt;=0;[.F62];-[.F62]));[.$A$2:.$B$102];2)" office:value-type="float" office:value="-0.281946690007993" calcext:value-type="float">
            <text:p>-0.2819</text:p>
          </table:table-cell>
          <table:table-cell table:formula="of:=ABS(SUMPRODUCT([.G59:.G65];[.$D$13:.$D$19]))" office:value-type="float" office:value="0.832088175051634" calcext:value-type="float">
            <text:p>0.8321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$RawData.F63]" office:value-type="float" office:value="-0.544086667774916" calcext:value-type="float">
            <text:p>-0.544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VLOOKUP(IF([.F63]&gt;100;100-([.F63]-100);IF([.F63]&gt;=0;[.F63];-[.F63]));[.$A$2:.$B$102];2)" office:value-type="float" office:value="-0.199217346555217" calcext:value-type="float">
            <text:p>-0.1992</text:p>
          </table:table-cell>
          <table:table-cell table:formula="of:=ABS(SUMPRODUCT([.G60:.G66];[.$D$13:.$D$19]))" office:value-type="float" office:value="0.0159375500042001" calcext:value-type="float">
            <text:p>0.0159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$RawData.F64]" office:value-type="float" office:value="-0.758624798016708" calcext:value-type="float">
            <text:p>-0.758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VLOOKUP(IF([.F64]&gt;100;100-([.F64]-100);IF([.F64]&gt;=0;[.F64];-[.F64]));[.$A$2:.$B$102];2)" office:value-type="float" office:value="-0.381438937269862" calcext:value-type="float">
            <text:p>-0.3814</text:p>
          </table:table-cell>
          <table:table-cell table:formula="of:=ABS(SUMPRODUCT([.G61:.G67];[.$D$13:.$D$19]))" office:value-type="float" office:value="0.538103641079507" calcext:value-type="float">
            <text:p>0.5381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$RawData.F65]" office:value-type="float" office:value="-0.7157705137539" calcext:value-type="float">
            <text:p>-0.715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VLOOKUP(IF([.F65]&gt;100;100-([.F65]-100);IF([.F65]&gt;=0;[.F65];-[.F65]));[.$A$2:.$B$102];2)" office:value-type="float" office:value="-0.506839563967416" calcext:value-type="float">
            <text:p>-0.5068</text:p>
          </table:table-cell>
          <table:table-cell table:formula="of:=ABS(SUMPRODUCT([.G62:.G68];[.$D$13:.$D$19]))" office:value-type="float" office:value="0.495283664787393" calcext:value-type="float">
            <text:p>0.4953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$RawData.F66]" office:value-type="float" office:value="-0.70716931085778" calcext:value-type="float">
            <text:p>-0.7072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VLOOKUP(IF([.F66]&gt;100;100-([.F66]-100);IF([.F66]&gt;=0;[.F66];-[.F66]));[.$A$2:.$B$102];2)" office:value-type="float" office:value="-0.544086667774916" calcext:value-type="float">
            <text:p>-0.5441</text:p>
          </table:table-cell>
          <table:table-cell table:formula="of:=ABS(SUMPRODUCT([.G63:.G69];[.$D$13:.$D$19]))" office:value-type="float" office:value="0.214775914306435" calcext:value-type="float">
            <text:p>0.2148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$RawData.F67]" office:value-type="float" office:value="-0.77634999473129" calcext:value-type="float">
            <text:p>-0.776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VLOOKUP(IF([.F67]&gt;100;100-([.F67]-100);IF([.F67]&gt;=0;[.F67];-[.F67]));[.$A$2:.$B$102];2)" office:value-type="float" office:value="-0.758624798016708" calcext:value-type="float">
            <text:p>-0.7586</text:p>
          </table:table-cell>
          <table:table-cell table:formula="of:=ABS(SUMPRODUCT([.G64:.G70];[.$D$13:.$D$19]))" office:value-type="float" office:value="0.226005649897447" calcext:value-type="float">
            <text:p>0.2260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$RawData.F68]" office:value-type="float" office:value="-0.850208788533256" calcext:value-type="float">
            <text:p>-0.8502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VLOOKUP(IF([.F68]&gt;100;100-([.F68]-100);IF([.F68]&gt;=0;[.F68];-[.F68]));[.$A$2:.$B$102];2)" office:value-type="float" office:value="-0.7157705137539" calcext:value-type="float">
            <text:p>-0.7158</text:p>
          </table:table-cell>
          <table:table-cell table:formula="of:=ABS(SUMPRODUCT([.G65:.G71];[.$D$13:.$D$19]))" office:value-type="float" office:value="0.421480759527149" calcext:value-type="float">
            <text:p>0.4215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$RawData.F69]" office:value-type="float" office:value="-0.948701903139238" calcext:value-type="float">
            <text:p>-0.9487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VLOOKUP(IF([.F69]&gt;100;100-([.F69]-100);IF([.F69]&gt;=0;[.F69];-[.F69]));[.$A$2:.$B$102];2)" office:value-type="float" office:value="-0.70716931085778" calcext:value-type="float">
            <text:p>-0.7072</text:p>
          </table:table-cell>
          <table:table-cell table:formula="of:=ABS(SUMPRODUCT([.G66:.G72];[.$D$13:.$D$19]))" office:value-type="float" office:value="0.17058833909254" calcext:value-type="float">
            <text:p>0.1706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$RawData.F70]" office:value-type="float" office:value="-0.884912828311661" calcext:value-type="float">
            <text:p>-0.8849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VLOOKUP(IF([.F70]&gt;100;100-([.F70]-100);IF([.F70]&gt;=0;[.F70];-[.F70]));[.$A$2:.$B$102];2)" office:value-type="float" office:value="-0.77634999473129" calcext:value-type="float">
            <text:p>-0.7763</text:p>
          </table:table-cell>
          <table:table-cell table:formula="of:=ABS(SUMPRODUCT([.G67:.G73];[.$D$13:.$D$19]))" office:value-type="float" office:value="0.04512006943451" calcext:value-type="float">
            <text:p>0.0451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$RawData.F71]" office:value-type="float" office:value="-1.01854139953598" calcext:value-type="float">
            <text:p>-1.0185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VLOOKUP(IF([.F71]&gt;100;100-([.F71]-100);IF([.F71]&gt;=0;[.F71];-[.F71]));[.$A$2:.$B$102];2)" office:value-type="float" office:value="-0.850208788533256" calcext:value-type="float">
            <text:p>-0.8502</text:p>
          </table:table-cell>
          <table:table-cell table:formula="of:=ABS(SUMPRODUCT([.G68:.G74];[.$D$13:.$D$19]))" office:value-type="float" office:value="0.226778179003152" calcext:value-type="float">
            <text:p>0.2268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$RawData.F72]" office:value-type="float" office:value="-0.906341591462902" calcext:value-type="float">
            <text:p>-0.9063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VLOOKUP(IF([.F72]&gt;100;100-([.F72]-100);IF([.F72]&gt;=0;[.F72];-[.F72]));[.$A$2:.$B$102];2)" office:value-type="float" office:value="-0.948701903139238" calcext:value-type="float">
            <text:p>-0.9487</text:p>
          </table:table-cell>
          <table:table-cell table:formula="of:=ABS(SUMPRODUCT([.G69:.G75];[.$D$13:.$D$19]))" office:value-type="float" office:value="0.298036569860816" calcext:value-type="float">
            <text:p>0.2980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$RawData.F73]" office:value-type="float" office:value="-0.874279819479905" calcext:value-type="float">
            <text:p>-0.874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VLOOKUP(IF([.F73]&gt;100;100-([.F73]-100);IF([.F73]&gt;=0;[.F73];-[.F73]));[.$A$2:.$B$102];2)" office:value-type="float" office:value="-0.884912828311661" calcext:value-type="float">
            <text:p>-0.8849</text:p>
          </table:table-cell>
          <table:table-cell table:formula="of:=ABS(SUMPRODUCT([.G70:.G76];[.$D$13:.$D$19]))" office:value-type="float" office:value="0.111298047506882" calcext:value-type="float">
            <text:p>0.1113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$RawData.F74]" office:value-type="float" office:value="-1.08505277686958" calcext:value-type="float">
            <text:p>-1.0851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VLOOKUP(IF([.F74]&gt;100;100-([.F74]-100);IF([.F74]&gt;=0;[.F74];-[.F74]));[.$A$2:.$B$102];2)" office:value-type="float" office:value="-1.01854139953598" calcext:value-type="float">
            <text:p>-1.0185</text:p>
          </table:table-cell>
          <table:table-cell table:formula="of:=ABS(SUMPRODUCT([.G71:.G77];[.$D$13:.$D$19]))" office:value-type="float" office:value="0.319838069364932" calcext:value-type="float">
            <text:p>0.3198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$RawData.F75]" office:value-type="float" office:value="-0.984615808630388" calcext:value-type="float">
            <text:p>-0.9846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VLOOKUP(IF([.F75]&gt;100;100-([.F75]-100);IF([.F75]&gt;=0;[.F75];-[.F75]));[.$A$2:.$B$102];2)" office:value-type="float" office:value="-0.906341591462902" calcext:value-type="float">
            <text:p>-0.9063</text:p>
          </table:table-cell>
          <table:table-cell table:formula="of:=ABS(SUMPRODUCT([.G72:.G78];[.$D$13:.$D$19]))" office:value-type="float" office:value="0.742976894510465" calcext:value-type="float">
            <text:p>0.7430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$RawData.F76]" office:value-type="float" office:value="-0.915772383050682" calcext:value-type="float">
            <text:p>-0.915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formula="of:=VLOOKUP(IF([.F76]&gt;100;100-([.F76]-100);IF([.F76]&gt;=0;[.F76];-[.F76]));[.$A$2:.$B$102];2)" office:value-type="float" office:value="-0.874279819479905" calcext:value-type="float">
            <text:p>-0.8743</text:p>
          </table:table-cell>
          <table:table-cell table:formula="of:=ABS(SUMPRODUCT([.G73:.G79];[.$D$13:.$D$19]))" office:value-type="float" office:value="0.530058922697403" calcext:value-type="float">
            <text:p>0.5301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$RawData.F77]" office:value-type="float" office:value="-0.982105877109752" calcext:value-type="float">
            <text:p>-0.9821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VLOOKUP(IF([.F77]&gt;100;100-([.F77]-100);IF([.F77]&gt;=0;[.F77];-[.F77]));[.$A$2:.$B$102];2)" office:value-type="float" office:value="-1.08505277686958" calcext:value-type="float">
            <text:p>-1.0851</text:p>
          </table:table-cell>
          <table:table-cell table:formula="of:=ABS(SUMPRODUCT([.G74:.G80];[.$D$13:.$D$19]))" office:value-type="float" office:value="0.238760628487532" calcext:value-type="float">
            <text:p>0.2388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$RawData.F78]" office:value-type="float" office:value="-0.996369734718411" calcext:value-type="float">
            <text:p>-0.9964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VLOOKUP(IF([.F78]&gt;100;100-([.F78]-100);IF([.F78]&gt;=0;[.F78];-[.F78]));[.$A$2:.$B$102];2)" office:value-type="float" office:value="-0.984615808630388" calcext:value-type="float">
            <text:p>-0.9846</text:p>
          </table:table-cell>
          <table:table-cell table:formula="of:=ABS(SUMPRODUCT([.G75:.G81];[.$D$13:.$D$19]))" office:value-type="float" office:value="0.59383902817919" calcext:value-type="float">
            <text:p>0.5938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$RawData.F79]" office:value-type="float" office:value="-0.965034719171888" calcext:value-type="float">
            <text:p>-0.965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VLOOKUP(IF([.F79]&gt;100;100-([.F79]-100);IF([.F79]&gt;=0;[.F79];-[.F79]));[.$A$2:.$B$102];2)" office:value-type="float" office:value="-0.915772383050682" calcext:value-type="float">
            <text:p>-0.9158</text:p>
          </table:table-cell>
          <table:table-cell table:formula="of:=ABS(SUMPRODUCT([.G76:.G82];[.$D$13:.$D$19]))" office:value-type="float" office:value="0.216468705346743" calcext:value-type="float">
            <text:p>0.2165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$RawData.F80]" office:value-type="float" office:value="-1.00391965590985" calcext:value-type="float">
            <text:p>-1.003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VLOOKUP(IF([.F80]&gt;100;100-([.F80]-100);IF([.F80]&gt;=0;[.F80];-[.F80]));[.$A$2:.$B$102];2)" office:value-type="float" office:value="-0.982105877109752" calcext:value-type="float">
            <text:p>-0.9821</text:p>
          </table:table-cell>
          <table:table-cell table:formula="of:=ABS(SUMPRODUCT([.G77:.G83];[.$D$13:.$D$19]))" office:value-type="float" office:value="0.200088997606456" calcext:value-type="float">
            <text:p>0.2001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$RawData.F81]" office:value-type="float" office:value="-1.02093415121609" calcext:value-type="float">
            <text:p>-1.0209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formula="of:=VLOOKUP(IF([.F81]&gt;100;100-([.F81]-100);IF([.F81]&gt;=0;[.F81];-[.F81]));[.$A$2:.$B$102];2)" office:value-type="float" office:value="-0.996369734718411" calcext:value-type="float">
            <text:p>-0.9964</text:p>
          </table:table-cell>
          <table:table-cell table:formula="of:=ABS(SUMPRODUCT([.G78:.G84];[.$D$13:.$D$19]))" office:value-type="float" office:value="0.200813269270143" calcext:value-type="float">
            <text:p>0.2008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$RawData.F82]" office:value-type="float" office:value="-0.989291805941624" calcext:value-type="float">
            <text:p>-0.9893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VLOOKUP(IF([.F82]&gt;100;100-([.F82]-100);IF([.F82]&gt;=0;[.F82];-[.F82]));[.$A$2:.$B$102];2)" office:value-type="float" office:value="-0.965034719171888" calcext:value-type="float">
            <text:p>-0.9650</text:p>
          </table:table-cell>
          <table:table-cell table:formula="of:=ABS(SUMPRODUCT([.G79:.G85];[.$D$13:.$D$19]))" office:value-type="float" office:value="0.0220220337886063" calcext:value-type="float">
            <text:p>0.0220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$RawData.F83]" office:value-type="float" office:value="-0.984053721578637" calcext:value-type="float">
            <text:p>-0.9841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VLOOKUP(IF([.F83]&gt;100;100-([.F83]-100);IF([.F83]&gt;=0;[.F83];-[.F83]));[.$A$2:.$B$102];2)" office:value-type="float" office:value="-1.00391965590985" calcext:value-type="float">
            <text:p>-1.0039</text:p>
          </table:table-cell>
          <table:table-cell table:formula="of:=ABS(SUMPRODUCT([.G80:.G86];[.$D$13:.$D$19]))" office:value-type="float" office:value="0.154878359898517" calcext:value-type="float">
            <text:p>0.1549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$RawData.F84]" office:value-type="float" office:value="-0.8851893179125" calcext:value-type="float">
            <text:p>-0.8852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formula="of:=VLOOKUP(IF([.F84]&gt;100;100-([.F84]-100);IF([.F84]&gt;=0;[.F84];-[.F84]));[.$A$2:.$B$102];2)" office:value-type="float" office:value="-1.02093415121609" calcext:value-type="float">
            <text:p>-1.0209</text:p>
          </table:table-cell>
          <table:table-cell table:formula="of:=ABS(SUMPRODUCT([.G81:.G87];[.$D$13:.$D$19]))" office:value-type="float" office:value="0.130197838137015" calcext:value-type="float">
            <text:p>0.1302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$RawData.F85]" office:value-type="float" office:value="-0.876933821831606" calcext:value-type="float">
            <text:p>-0.876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VLOOKUP(IF([.F85]&gt;100;100-([.F85]-100);IF([.F85]&gt;=0;[.F85];-[.F85]));[.$A$2:.$B$102];2)" office:value-type="float" office:value="-0.989291805941624" calcext:value-type="float">
            <text:p>-0.9893</text:p>
          </table:table-cell>
          <table:table-cell table:formula="of:=ABS(SUMPRODUCT([.G82:.G88];[.$D$13:.$D$19]))" office:value-type="float" office:value="0.101209153230928" calcext:value-type="float">
            <text:p>0.1012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$RawData.F86]" office:value-type="float" office:value="-0.894018847346374" calcext:value-type="float">
            <text:p>-0.8940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VLOOKUP(IF([.F86]&gt;100;100-([.F86]-100);IF([.F86]&gt;=0;[.F86];-[.F86]));[.$A$2:.$B$102];2)" office:value-type="float" office:value="-0.984053721578637" calcext:value-type="float">
            <text:p>-0.9841</text:p>
          </table:table-cell>
          <table:table-cell table:formula="of:=ABS(SUMPRODUCT([.G83:.G89];[.$D$13:.$D$19]))" office:value-type="float" office:value="0.0272059655855824" calcext:value-type="float">
            <text:p>0.0272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$RawData.F87]" office:value-type="float" office:value="-0.842587512686928" calcext:value-type="float">
            <text:p>-0.8426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VLOOKUP(IF([.F87]&gt;100;100-([.F87]-100);IF([.F87]&gt;=0;[.F87];-[.F87]));[.$A$2:.$B$102];2)" office:value-type="float" office:value="-0.8851893179125" calcext:value-type="float">
            <text:p>-0.8852</text:p>
          </table:table-cell>
          <table:table-cell table:formula="of:=ABS(SUMPRODUCT([.G84:.G90];[.$D$13:.$D$19]))" office:value-type="float" office:value="0.166427151441658" calcext:value-type="float">
            <text:p>0.1664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$RawData.F88]" office:value-type="float" office:value="-0.828940846901287" calcext:value-type="float">
            <text:p>-0.8289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VLOOKUP(IF([.F88]&gt;100;100-([.F88]-100);IF([.F88]&gt;=0;[.F88];-[.F88]));[.$A$2:.$B$102];2)" office:value-type="float" office:value="-0.876933821831606" calcext:value-type="float">
            <text:p>-0.8769</text:p>
          </table:table-cell>
          <table:table-cell table:formula="of:=ABS(SUMPRODUCT([.G85:.G91];[.$D$13:.$D$19]))" office:value-type="float" office:value="0.224830761847935" calcext:value-type="float">
            <text:p>0.2248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$RawData.F89]" office:value-type="float" office:value="-0.753206349760339" calcext:value-type="float">
            <text:p>-0.7532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VLOOKUP(IF([.F89]&gt;100;100-([.F89]-100);IF([.F89]&gt;=0;[.F89];-[.F89]));[.$A$2:.$B$102];2)" office:value-type="float" office:value="-0.894018847346374" calcext:value-type="float">
            <text:p>-0.8940</text:p>
          </table:table-cell>
          <table:table-cell table:formula="of:=ABS(SUMPRODUCT([.G86:.G92];[.$D$13:.$D$19]))" office:value-type="float" office:value="0.0887925167484178" calcext:value-type="float">
            <text:p>0.0888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$RawData.F90]" office:value-type="float" office:value="-0.770098564733668" calcext:value-type="float">
            <text:p>-0.7701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VLOOKUP(IF([.F90]&gt;100;100-([.F90]-100);IF([.F90]&gt;=0;[.F90];-[.F90]));[.$A$2:.$B$102];2)" office:value-type="float" office:value="-0.842587512686928" calcext:value-type="float">
            <text:p>-0.8426</text:p>
          </table:table-cell>
          <table:table-cell table:formula="of:=ABS(SUMPRODUCT([.G87:.G93];[.$D$13:.$D$19]))" office:value-type="float" office:value="0.0272145664404015" calcext:value-type="float">
            <text:p>0.0272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$RawData.F91]" office:value-type="float" office:value="-0.665681995828995" calcext:value-type="float">
            <text:p>-0.6657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VLOOKUP(IF([.F91]&gt;100;100-([.F91]-100);IF([.F91]&gt;=0;[.F91];-[.F91]));[.$A$2:.$B$102];2)" office:value-type="float" office:value="-0.828940846901287" calcext:value-type="float">
            <text:p>-0.8289</text:p>
          </table:table-cell>
          <table:table-cell table:formula="of:=ABS(SUMPRODUCT([.G88:.G94];[.$D$13:.$D$19]))" office:value-type="float" office:value="0.081238255092368" calcext:value-type="float">
            <text:p>0.0812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$RawData.F92]" office:value-type="float" office:value="-0.590212917597529" calcext:value-type="float">
            <text:p>-0.590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VLOOKUP(IF([.F92]&gt;100;100-([.F92]-100);IF([.F92]&gt;=0;[.F92];-[.F92]));[.$A$2:.$B$102];2)" office:value-type="float" office:value="-0.753206349760339" calcext:value-type="float">
            <text:p>-0.7532</text:p>
          </table:table-cell>
          <table:table-cell table:formula="of:=ABS(SUMPRODUCT([.G89:.G95];[.$D$13:.$D$19]))" office:value-type="float" office:value="0.0548023634223981" calcext:value-type="float">
            <text:p>0.0548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$RawData.F93]" office:value-type="float" office:value="-0.518466819425022" calcext:value-type="float">
            <text:p>-0.5185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VLOOKUP(IF([.F93]&gt;100;100-([.F93]-100);IF([.F93]&gt;=0;[.F93];-[.F93]));[.$A$2:.$B$102];2)" office:value-type="float" office:value="-0.770098564733668" calcext:value-type="float">
            <text:p>-0.7701</text:p>
          </table:table-cell>
          <table:table-cell table:formula="of:=ABS(SUMPRODUCT([.G90:.G96];[.$D$13:.$D$19]))" office:value-type="float" office:value="0.0965846271482019" calcext:value-type="float">
            <text:p>0.0966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$RawData.F94]" office:value-type="float" office:value="-0.474141813257644" calcext:value-type="float">
            <text:p>-0.4741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VLOOKUP(IF([.F94]&gt;100;100-([.F94]-100);IF([.F94]&gt;=0;[.F94];-[.F94]));[.$A$2:.$B$102];2)" office:value-type="float" office:value="-0.665681995828995" calcext:value-type="float">
            <text:p>-0.6657</text:p>
          </table:table-cell>
          <table:table-cell table:formula="of:=ABS(SUMPRODUCT([.G91:.G97];[.$D$13:.$D$19]))" office:value-type="float" office:value="0.157634573991537" calcext:value-type="float">
            <text:p>0.1576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$RawData.F95]" office:value-type="float" office:value="-0.416477341453582" calcext:value-type="float">
            <text:p>-0.4165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VLOOKUP(IF([.F95]&gt;100;100-([.F95]-100);IF([.F95]&gt;=0;[.F95];-[.F95]));[.$A$2:.$B$102];2)" office:value-type="float" office:value="-0.590212917597529" calcext:value-type="float">
            <text:p>-0.5902</text:p>
          </table:table-cell>
          <table:table-cell table:formula="of:=ABS(SUMPRODUCT([.G92:.G98];[.$D$13:.$D$19]))" office:value-type="float" office:value="0.05551105778874" calcext:value-type="float">
            <text:p>0.0555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$RawData.F96]" office:value-type="float" office:value="-0.332460988773923" calcext:value-type="float">
            <text:p>-0.332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VLOOKUP(IF([.F96]&gt;100;100-([.F96]-100);IF([.F96]&gt;=0;[.F96];-[.F96]));[.$A$2:.$B$102];2)" office:value-type="float" office:value="-0.518466819425022" calcext:value-type="float">
            <text:p>-0.5185</text:p>
          </table:table-cell>
          <table:table-cell table:formula="of:=ABS(SUMPRODUCT([.G93:.G99];[.$D$13:.$D$19]))" office:value-type="float" office:value="0.010587240078761" calcext:value-type="float">
            <text:p>0.0106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$RawData.F97]" office:value-type="float" office:value="-0.267457701684511" calcext:value-type="float">
            <text:p>-0.2675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VLOOKUP(IF([.F97]&gt;100;100-([.F97]-100);IF([.F97]&gt;=0;[.F97];-[.F97]));[.$A$2:.$B$102];2)" office:value-type="float" office:value="-0.474141813257644" calcext:value-type="float">
            <text:p>-0.4741</text:p>
          </table:table-cell>
          <table:table-cell table:formula="of:=ABS(SUMPRODUCT([.G94:.G100];[.$D$13:.$D$19]))" office:value-type="float" office:value="0.0614180156463691" calcext:value-type="float">
            <text:p>0.0614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$RawData.F98]" office:value-type="float" office:value="-0.323156157835477" calcext:value-type="float">
            <text:p>-0.323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VLOOKUP(IF([.F98]&gt;100;100-([.F98]-100);IF([.F98]&gt;=0;[.F98];-[.F98]));[.$A$2:.$B$102];2)" office:value-type="float" office:value="-0.416477341453582" calcext:value-type="float">
            <text:p>-0.4165</text:p>
          </table:table-cell>
          <table:table-cell table:formula="of:=ABS(SUMPRODUCT([.G95:.G101];[.$D$13:.$D$19]))" office:value-type="float" office:value="0.0142877943906964" calcext:value-type="float">
            <text:p>0.0143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$RawData.F99]" office:value-type="float" office:value="-0.167154946588178" calcext:value-type="float">
            <text:p>-0.167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VLOOKUP(IF([.F99]&gt;100;100-([.F99]-100);IF([.F99]&gt;=0;[.F99];-[.F99]));[.$A$2:.$B$102];2)" office:value-type="float" office:value="-0.332460988773923" calcext:value-type="float">
            <text:p>-0.3325</text:p>
          </table:table-cell>
          <table:table-cell table:formula="of:=ABS(SUMPRODUCT([.G96:.G102];[.$D$13:.$D$19]))" office:value-type="float" office:value="0.246233724996768" calcext:value-type="float">
            <text:p>0.2462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$RawData.F100]" office:value-type="float" office:value="-0.0991688934094777" calcext:value-type="float">
            <text:p>-0.0992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VLOOKUP(IF([.F100]&gt;100;100-([.F100]-100);IF([.F100]&gt;=0;[.F100];-[.F100]));[.$A$2:.$B$102];2)" office:value-type="float" office:value="-0.267457701684511" calcext:value-type="float">
            <text:p>-0.2675</text:p>
          </table:table-cell>
          <table:table-cell table:formula="of:=ABS(SUMPRODUCT([.G97:.G103];[.$D$13:.$D$19]))" office:value-type="float" office:value="0.287896252460609" calcext:value-type="float">
            <text:p>0.2879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$RawData.F101]" office:value-type="float" office:value="0.0184878102069366" calcext:value-type="float">
            <text:p>0.0185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VLOOKUP(IF([.F101]&gt;100;100-([.F101]-100);IF([.F101]&gt;=0;[.F101];-[.F101]));[.$A$2:.$B$102];2)" office:value-type="float" office:value="-0.323156157835477" calcext:value-type="float">
            <text:p>-0.3232</text:p>
          </table:table-cell>
          <table:table-cell table:formula="of:=ABS(SUMPRODUCT([.G98:.G104];[.$D$13:.$D$19]))" office:value-type="float" office:value="0.0016552728421996" calcext:value-type="float">
            <text:p>0.0017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$RawData.F102]" office:value-type="float" office:value="0.0593230959994008" calcext:value-type="float">
            <text:p>0.059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VLOOKUP(IF([.F102]&gt;100;100-([.F102]-100);IF([.F102]&gt;=0;[.F102];-[.F102]));[.$A$2:.$B$102];2)" office:value-type="float" office:value="-0.167154946588178" calcext:value-type="float">
            <text:p>-0.1672</text:p>
          </table:table-cell>
          <table:table-cell table:formula="of:=ABS(SUMPRODUCT([.G99:.G105];[.$D$13:.$D$19]))" office:value-type="float" office:value="0.183969179668766" calcext:value-type="float">
            <text:p>0.1840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8" calcext:value-type="float">
            <text:p>98</text:p>
          </table:table-cell>
          <table:table-cell table:formula="of:=VLOOKUP(IF([.F103]&gt;100;100-([.F103]-100);IF([.F103]&gt;=0;[.F103];-[.F103]));[.$A$2:.$B$102];2)" office:value-type="float" office:value="-0.0991688934094777" calcext:value-type="float">
            <text:p>-0.0992</text:p>
          </table:table-cell>
          <table:table-cell table:formula="of:=ABS(SUMPRODUCT([.G100:.G106];[.$D$13:.$D$19]))" office:value-type="float" office:value="0.157878859736246" calcext:value-type="float">
            <text:p>0.1579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9" calcext:value-type="float">
            <text:p>99</text:p>
          </table:table-cell>
          <table:table-cell table:formula="of:=VLOOKUP(IF([.F104]&gt;100;100-([.F104]-100);IF([.F104]&gt;=0;[.F104];-[.F104]));[.$A$2:.$B$102];2)" office:value-type="float" office:value="0.0184878102069366" calcext:value-type="float">
            <text:p>0.0185</text:p>
          </table:table-cell>
          <table:table-cell table:formula="of:=ABS(SUMPRODUCT([.G101:.G107];[.$D$13:.$D$19]))" office:value-type="float" office:value="0.136938092144967" calcext:value-type="float">
            <text:p>0.1369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VLOOKUP(IF([.F105]&gt;100;100-([.F105]-100);IF([.F105]&gt;=0;[.F105];-[.F105]));[.$A$2:.$B$102];2)" office:value-type="float" office:value="0.0593230959994008" calcext:value-type="float">
            <text:p>0.0593</text:p>
          </table:table-cell>
          <table:table-cell table:formula="of:=ABS(SUMPRODUCT([.G102:.G108];[.$D$13:.$D$19]))" office:value-type="float" office:value="0" calcext:value-type="float">
            <text:p>0.0000</text:p>
          </table:table-cell>
          <table:table-cell table:formula="of:==MAX([.$D$24]*MEDIAN([.$H$5:.$H$105]);[.$D$5])" office:value-type="float" office:value="0.0538442229886795" calcext:value-type="float">
            <text:p>0.0538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1" calcext:value-type="float">
            <text:p>101</text:p>
          </table:table-cell>
          <table:table-cell table:style-name="ce26" table:formula="of:=VLOOKUP(IF([.F106]&gt;100;100-([.F106]-100);IF([.F106]&gt;=0;[.F106];-[.F106]));[.$A$2:.$B$102];2)" office:value-type="float" office:value="0.0184878102069366" calcext:value-type="float">
            <text:p>0.0185</text:p>
          </table:table-cell>
          <table:table-cell table:style-name="ce51" table:number-columns-repeated="2"/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2" calcext:value-type="float">
            <text:p>102</text:p>
          </table:table-cell>
          <table:table-cell table:style-name="ce26" table:formula="of:=VLOOKUP(IF([.F107]&gt;100;100-([.F107]-100);IF([.F107]&gt;=0;[.F107];-[.F107]));[.$A$2:.$B$102];2)" office:value-type="float" office:value="-0.0991688934094777" calcext:value-type="float">
            <text:p>-0.0992</text:p>
          </table:table-cell>
          <table:table-cell table:style-name="ce51" table:number-columns-repeated="2"/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3" calcext:value-type="float">
            <text:p>103</text:p>
          </table:table-cell>
          <table:table-cell table:style-name="ce26" table:formula="of:=VLOOKUP(IF([.F108]&gt;100;100-([.F108]-100);IF([.F108]&gt;=0;[.F108];-[.F108]));[.$A$2:.$B$102];2)" office:value-type="float" office:value="-0.167154946588178" calcext:value-type="float">
            <text:p>-0.1672</text:p>
          </table:table-cell>
          <table:table-cell table:style-name="ce51" table:number-columns-repeated="2"/>
        </table:table-row>
      </table:table>
      <table:table table:name="Diff5_Acc2_Window1" table:style-name="ta1">
        <table:table-column table:style-name="co1" table:default-cell-style-name="ce25"/>
        <table:table-column table:style-name="co1" table:default-cell-style-name="ce26"/>
        <table:table-column table:style-name="co1" table:number-columns-repeated="3" table:default-cell-style-name="ce40"/>
        <table:table-column table:style-name="co1" table:default-cell-style-name="ce49"/>
        <table:table-column table:style-name="co1" table:number-columns-repeated="2" table:default-cell-style-name="ce50"/>
        <table:table-column table:style-name="co1" table:default-cell-style-name="ce52"/>
        <table:table-row table:style-name="ro2"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Sum</text:p>
          </table:table-cell>
          <table:table-cell/>
          <table:table-cell table:style-name="ce21" office:value-type="string" calcext:value-type="string">
            <text:p>Window size</text:p>
          </table:table-cell>
          <table:table-cell/>
          <table:table-cell table:style-name="ce47" office:value-type="string" calcext:value-type="string">
            <text:p>Index Padded</text:p>
          </table:table-cell>
          <table:table-cell table:style-name="ce47" office:value-type="string" calcext:value-type="string">
            <text:p>Sum Padded</text:p>
          </table:table-cell>
          <table:table-cell table:style-name="ce47" office:value-type="string" calcext:value-type="string">
            <text:p>Abs. Diff. Sum</text:p>
          </table:table-cell>
          <table:table-cell table:style-name="ce47" office:value-type="string" calcext:value-type="string">
            <text:p>Noise Level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$RawData.F2]" office:value-type="float" office:value="-0.0590418038387701" calcext:value-type="float">
            <text:p>-0.0590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/>
          <table:table-cell table:style-name="ce48" office:value-type="float" office:value="-3" calcext:value-type="float">
            <text:p>-3</text:p>
          </table:table-cell>
          <table:table-cell table:style-name="ce26" table:formula="of:=VLOOKUP(IF([.F2]&gt;100;100-([.F2]-100);IF([.F2]&gt;=0;[.F2];-[.F2]));[.$A$2:.$B$102];2)" office:value-type="float" office:value="0.207666566544525" calcext:value-type="float">
            <text:p>0.2077</text:p>
          </table:table-cell>
          <table:table-cell table:style-name="ce51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RawData.F3]" office:value-type="float" office:value="0.0943535834281746" calcext:value-type="float">
            <text:p>0.0944</text:p>
          </table:table-cell>
          <table:table-cell/>
          <table:table-cell table:style-name="Default"/>
          <table:table-cell/>
          <table:table-cell table:style-name="ce48" office:value-type="float" office:value="-2" calcext:value-type="float">
            <text:p>-2</text:p>
          </table:table-cell>
          <table:table-cell table:style-name="ce26" table:formula="of:=VLOOKUP(IF([.F3]&gt;100;100-([.F3]-100);IF([.F3]&gt;=0;[.F3];-[.F3]));[.$A$2:.$B$102];2)" office:value-type="float" office:value="0.199610696707417" calcext:value-type="float">
            <text:p>0.1996</text:p>
          </table:table-cell>
          <table:table-cell table:style-name="ce51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RawData.F4]" office:value-type="float" office:value="0.199610696707417" calcext:value-type="float">
            <text:p>0.1996</text:p>
          </table:table-cell>
          <table:table-cell/>
          <table:table-cell table:style-name="ce21" office:value-type="string" calcext:value-type="string">
            <text:p>Min Noise level</text:p>
          </table:table-cell>
          <table:table-cell/>
          <table:table-cell table:style-name="ce48" office:value-type="float" office:value="-1" calcext:value-type="float">
            <text:p>-1</text:p>
          </table:table-cell>
          <table:table-cell table:style-name="ce26" table:formula="of:=VLOOKUP(IF([.F4]&gt;100;100-([.F4]-100);IF([.F4]&gt;=0;[.F4];-[.F4]));[.$A$2:.$B$102];2)" office:value-type="float" office:value="0.0943535834281746" calcext:value-type="float">
            <text:p>0.0944</text:p>
          </table:table-cell>
          <table:table-cell table:style-name="ce51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RawData.F5]" office:value-type="float" office:value="0.207666566544525" calcext:value-type="float">
            <text:p>0.2077</text:p>
          </table:table-cell>
          <table:table-cell/>
          <table:table-cell table:style-name="ce44" office:value-type="float" office:value="0.02" calcext:value-type="float">
            <text:p>0.02</text:p>
          </table:table-cell>
          <table:table-cell/>
          <table:table-cell office:value-type="float" office:value="0" calcext:value-type="float">
            <text:p>0</text:p>
          </table:table-cell>
          <table:table-cell table:formula="of:=VLOOKUP(IF([.F5]&gt;100;100-([.F5]-100);IF([.F5]&gt;=0;[.F5];-[.F5]));[.$A$2:.$B$102];2)" office:value-type="float" office:value="-0.0590418038387701" calcext:value-type="float">
            <text:p>-0.0590</text:p>
          </table:table-cell>
          <table:table-cell table:formula="of:=ABS(SUMPRODUCT([.G2:.G8];[.$D$13:.$D$19]))" office:value-type="float" office:value="0" calcext:value-type="float">
            <text:p>0.0000</text:p>
          </table:table-cell>
          <table:table-cell table:formula="of:==MAX([.$D$24]*MEDIAN([.H5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RawData.F6]" office:value-type="float" office:value="0.256597637891149" calcext:value-type="float">
            <text:p>0.2566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formula="of:=VLOOKUP(IF([.F6]&gt;100;100-([.F6]-100);IF([.F6]&gt;=0;[.F6];-[.F6]));[.$A$2:.$B$102];2)" office:value-type="float" office:value="0.0943535834281746" calcext:value-type="float">
            <text:p>0.0944</text:p>
          </table:table-cell>
          <table:table-cell table:formula="of:=ABS(SUMPRODUCT([.G3:.G9];[.$D$13:.$D$19]))" office:value-type="float" office:value="0.448498755724633" calcext:value-type="float">
            <text:p>0.4485</text:p>
          </table:table-cell>
          <table:table-cell table:formula="of:==MAX([.$D$24]*MEDIAN([.H6]);[.$D$5])" office:value-type="float" office:value="0.14510292824334" calcext:value-type="float">
            <text:p>0.145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RawData.F7]" office:value-type="float" office:value="0.313082223503705" calcext:value-type="float">
            <text:p>0.3131</text:p>
          </table:table-cell>
          <table:table-cell/>
          <table:table-cell table:style-name="ce21" office:value-type="string" calcext:value-type="string">
            <text:p>Difference Order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IF([.F7]&gt;100;100-([.F7]-100);IF([.F7]&gt;=0;[.F7];-[.F7]));[.$A$2:.$B$102];2)" office:value-type="float" office:value="0.199610696707417" calcext:value-type="float">
            <text:p>0.1996</text:p>
          </table:table-cell>
          <table:table-cell table:formula="of:=ABS(SUMPRODUCT([.G4:.G10];[.$D$13:.$D$19]))" office:value-type="float" office:value="0.238632105631197" calcext:value-type="float">
            <text:p>0.2386</text:p>
          </table:table-cell>
          <table:table-cell table:formula="of:==MAX([.$D$24]*MEDIAN([.H7]);[.$D$5])" office:value-type="float" office:value="0.0772047120710864" calcext:value-type="float">
            <text:p>0.077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RawData.F8]" office:value-type="float" office:value="0.427282043695533" calcext:value-type="float">
            <text:p>0.4273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IF([.F8]&gt;100;100-([.F8]-100);IF([.F8]&gt;=0;[.F8];-[.F8]));[.$A$2:.$B$102];2)" office:value-type="float" office:value="0.207666566544525" calcext:value-type="float">
            <text:p>0.2077</text:p>
          </table:table-cell>
          <table:table-cell table:formula="of:=ABS(SUMPRODUCT([.G5:.G11];[.$D$13:.$D$19]))" office:value-type="float" office:value="0.051828003424579" calcext:value-type="float">
            <text:p>0.0518</text:p>
          </table:table-cell>
          <table:table-cell table:formula="of:==MAX([.$D$24]*MEDIAN([.H8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RawData.F9]" office:value-type="float" office:value="0.433680768847359" calcext:value-type="float">
            <text:p>0.4337</text:p>
          </table:table-cell>
          <table:table-cell/>
          <table:table-cell table:style-name="ce21" office:value-type="string" calcext:value-type="string">
            <text:p>Accuracy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IF([.F9]&gt;100;100-([.F9]-100);IF([.F9]&gt;=0;[.F9];-[.F9]));[.$A$2:.$B$102];2)" office:value-type="float" office:value="0.256597637891149" calcext:value-type="float">
            <text:p>0.2566</text:p>
          </table:table-cell>
          <table:table-cell table:formula="of:=ABS(SUMPRODUCT([.G6:.G12];[.$D$13:.$D$19]))" office:value-type="float" office:value="0.0221399588686897" calcext:value-type="float">
            <text:p>0.0221</text:p>
          </table:table-cell>
          <table:table-cell table:formula="of:==MAX([.$D$24]*MEDIAN([.H9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RawData.F10]" office:value-type="float" office:value="0.5529790761949" calcext:value-type="float">
            <text:p>0.5530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IF([.F10]&gt;100;100-([.F10]-100);IF([.F10]&gt;=0;[.F10];-[.F10]));[.$A$2:.$B$102];2)" office:value-type="float" office:value="0.313082223503705" calcext:value-type="float">
            <text:p>0.3131</text:p>
          </table:table-cell>
          <table:table-cell table:formula="of:=ABS(SUMPRODUCT([.G7:.G13];[.$D$13:.$D$19]))" office:value-type="float" office:value="0.151366799649033" calcext:value-type="float">
            <text:p>0.1514</text:p>
          </table:table-cell>
          <table:table-cell table:formula="of:==MAX([.$D$24]*MEDIAN([.H10]);[.$D$5])" office:value-type="float" office:value="0.0489717431487879" calcext:value-type="float">
            <text:p>0.049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RawData.F11]" office:value-type="float" office:value="0.620511697979542" calcext:value-type="float">
            <text:p>0.6205</text:p>
          </table:table-cell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formula="of:=VLOOKUP(IF([.F11]&gt;100;100-([.F11]-100);IF([.F11]&gt;=0;[.F11];-[.F11]));[.$A$2:.$B$102];2)" office:value-type="float" office:value="0.427282043695533" calcext:value-type="float">
            <text:p>0.4273</text:p>
          </table:table-cell>
          <table:table-cell table:formula="of:=ABS(SUMPRODUCT([.G8:.G14];[.$D$13:.$D$19]))" office:value-type="float" office:value="0.0848439475308586" calcext:value-type="float">
            <text:p>0.0848</text:p>
          </table:table-cell>
          <table:table-cell table:formula="of:==MAX([.$D$24]*MEDIAN([.H11]);[.$D$5])" office:value-type="float" office:value="0.0274495861433574" calcext:value-type="float">
            <text:p>0.02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RawData.F12]" office:value-type="float" office:value="0.636745961502969" calcext:value-type="float">
            <text:p>0.6367</text:p>
          </table:table-cell>
          <table:table-cell/>
          <table:table-cell table:style-name="ce21" office:value-type="string" calcext:value-type="string">
            <text:p>Flipped Difference Kernel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IF([.F12]&gt;100;100-([.F12]-100);IF([.F12]&gt;=0;[.F12];-[.F12]));[.$A$2:.$B$102];2)" office:value-type="float" office:value="0.433680768847359" calcext:value-type="float">
            <text:p>0.4337</text:p>
          </table:table-cell>
          <table:table-cell table:formula="of:=ABS(SUMPRODUCT([.G9:.G15];[.$D$13:.$D$19]))" office:value-type="float" office:value="0.110542205897346" calcext:value-type="float">
            <text:p>0.1105</text:p>
          </table:table-cell>
          <table:table-cell table:formula="of:==MAX([.$D$24]*MEDIAN([.H12]);[.$D$5])" office:value-type="float" office:value="0.0357637508810199" calcext:value-type="float">
            <text:p>0.035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$RawData.F13]" office:value-type="float" office:value="0.64023239070806" calcext:value-type="float">
            <text:p>0.6402</text:p>
          </table:table-cell>
          <table:table-cell/>
          <table:table-cell table:style-name="ce46" office:value-type="float" office:value="0.5" calcext:value-type="float">
            <text:p>0.5</text:p>
          </table:table-cell>
          <table:table-cell/>
          <table:table-cell office:value-type="float" office:value="8" calcext:value-type="float">
            <text:p>8</text:p>
          </table:table-cell>
          <table:table-cell table:formula="of:=VLOOKUP(IF([.F13]&gt;100;100-([.F13]-100);IF([.F13]&gt;=0;[.F13];-[.F13]));[.$A$2:.$B$102];2)" office:value-type="float" office:value="0.5529790761949" calcext:value-type="float">
            <text:p>0.5530</text:p>
          </table:table-cell>
          <table:table-cell table:formula="of:=ABS(SUMPRODUCT([.G10:.G16];[.$D$13:.$D$19]))" office:value-type="float" office:value="0.211724570817763" calcext:value-type="float">
            <text:p>0.2117</text:p>
          </table:table-cell>
          <table:table-cell table:formula="of:==MAX([.$D$24]*MEDIAN([.H13]);[.$D$5])" office:value-type="float" office:value="0.0684993097853416" calcext:value-type="float">
            <text:p>0.068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$RawData.F14]" office:value-type="float" office:value="0.761281039050328" calcext:value-type="float">
            <text:p>0.7613</text:p>
          </table:table-cell>
          <table:table-cell/>
          <table:table-cell table:style-name="ce46" office:value-type="float" office:value="-2" calcext:value-type="float">
            <text:p>-2</text:p>
          </table:table-cell>
          <table:table-cell/>
          <table:table-cell office:value-type="float" office:value="9" calcext:value-type="float">
            <text:p>9</text:p>
          </table:table-cell>
          <table:table-cell table:formula="of:=VLOOKUP(IF([.F14]&gt;100;100-([.F14]-100);IF([.F14]&gt;=0;[.F14];-[.F14]));[.$A$2:.$B$102];2)" office:value-type="float" office:value="0.620511697979542" calcext:value-type="float">
            <text:p>0.6205</text:p>
          </table:table-cell>
          <table:table-cell table:formula="of:=ABS(SUMPRODUCT([.G11:.G17];[.$D$13:.$D$19]))" office:value-type="float" office:value="0.0366865327738315" calcext:value-type="float">
            <text:p>0.0367</text:p>
          </table:table-cell>
          <table:table-cell table:formula="of:==MAX([.$D$24]*MEDIAN([.H14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$RawData.F15]" office:value-type="float" office:value="0.735236000225573" calcext:value-type="float">
            <text:p>0.7352</text:p>
          </table:table-cell>
          <table:table-cell/>
          <table:table-cell table:style-name="ce46" office:value-type="float" office:value="2.5" calcext:value-type="float">
            <text:p>2.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IF([.F15]&gt;100;100-([.F15]-100);IF([.F15]&gt;=0;[.F15];-[.F15]));[.$A$2:.$B$102];2)" office:value-type="float" office:value="0.636745961502969" calcext:value-type="float">
            <text:p>0.6367</text:p>
          </table:table-cell>
          <table:table-cell table:formula="of:=ABS(SUMPRODUCT([.G12:.G18];[.$D$13:.$D$19]))" office:value-type="float" office:value="0.216524578200456" calcext:value-type="float">
            <text:p>0.2165</text:p>
          </table:table-cell>
          <table:table-cell table:formula="of:==MAX([.$D$24]*MEDIAN([.H15]);[.$D$5])" office:value-type="float" office:value="0.0700522575202647" calcext:value-type="float">
            <text:p>0.070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$RawData.F16]" office:value-type="float" office:value="0.767798890073069" calcext:value-type="float">
            <text:p>0.7678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VLOOKUP(IF([.F16]&gt;100;100-([.F16]-100);IF([.F16]&gt;=0;[.F16];-[.F16]));[.$A$2:.$B$102];2)" office:value-type="float" office:value="0.64023239070806" calcext:value-type="float">
            <text:p>0.6402</text:p>
          </table:table-cell>
          <table:table-cell table:formula="of:=ABS(SUMPRODUCT([.G13:.G19];[.$D$13:.$D$19]))" office:value-type="float" office:value="0.189298996315421" calcext:value-type="float">
            <text:p>0.1893</text:p>
          </table:table-cell>
          <table:table-cell table:formula="of:==MAX([.$D$24]*MEDIAN([.H16]);[.$D$5])" office:value-type="float" office:value="0.0612439573762328" calcext:value-type="float">
            <text:p>0.061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$RawData.F17]" office:value-type="float" office:value="0.830826982774496" calcext:value-type="float">
            <text:p>0.8308</text:p>
          </table:table-cell>
          <table:table-cell/>
          <table:table-cell table:style-name="ce46" office:value-type="float" office:value="-2.5" calcext:value-type="float">
            <text:p>-2.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VLOOKUP(IF([.F17]&gt;100;100-([.F17]-100);IF([.F17]&gt;=0;[.F17];-[.F17]));[.$A$2:.$B$102];2)" office:value-type="float" office:value="0.761281039050328" calcext:value-type="float">
            <text:p>0.7613</text:p>
          </table:table-cell>
          <table:table-cell table:formula="of:=ABS(SUMPRODUCT([.G14:.G20];[.$D$13:.$D$19]))" office:value-type="float" office:value="0.0805608090510608" calcext:value-type="float">
            <text:p>0.0806</text:p>
          </table:table-cell>
          <table:table-cell table:formula="of:==MAX([.$D$24]*MEDIAN([.H17]);[.$D$5])" office:value-type="float" office:value="0.0260638611495695" calcext:value-type="float">
            <text:p>0.026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$RawData.F18]" office:value-type="float" office:value="0.864381649702657" calcext:value-type="float">
            <text:p>0.8644</text:p>
          </table:table-cell>
          <table:table-cell/>
          <table:table-cell table:style-name="ce46"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VLOOKUP(IF([.F18]&gt;100;100-([.F18]-100);IF([.F18]&gt;=0;[.F18];-[.F18]));[.$A$2:.$B$102];2)" office:value-type="float" office:value="0.735236000225573" calcext:value-type="float">
            <text:p>0.7352</text:p>
          </table:table-cell>
          <table:table-cell table:formula="of:=ABS(SUMPRODUCT([.G15:.G21];[.$D$13:.$D$19]))" office:value-type="float" office:value="0.251076712476177" calcext:value-type="float">
            <text:p>0.2511</text:p>
          </table:table-cell>
          <table:table-cell table:formula="of:==MAX([.$D$24]*MEDIAN([.H18]);[.$D$5])" office:value-type="float" office:value="0.0812309192143508" calcext:value-type="float">
            <text:p>0.081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$RawData.F19]" office:value-type="float" office:value="0.860024631128125" calcext:value-type="float">
            <text:p>0.8600</text:p>
          </table:table-cell>
          <table:table-cell/>
          <table:table-cell table:style-name="ce46" office:value-type="float" office:value="-0.5" calcext:value-type="float">
            <text:p>-0.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VLOOKUP(IF([.F19]&gt;100;100-([.F19]-100);IF([.F19]&gt;=0;[.F19];-[.F19]));[.$A$2:.$B$102];2)" office:value-type="float" office:value="0.767798890073069" calcext:value-type="float">
            <text:p>0.7678</text:p>
          </table:table-cell>
          <table:table-cell table:formula="of:=ABS(SUMPRODUCT([.G16:.G22];[.$D$13:.$D$19]))" office:value-type="float" office:value="0.142672355277682" calcext:value-type="float">
            <text:p>0.1427</text:p>
          </table:table-cell>
          <table:table-cell table:formula="of:==MAX([.$D$24]*MEDIAN([.H19]);[.$D$5])" office:value-type="float" office:value="0.046158827122536" calcext:value-type="float">
            <text:p>0.046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$RawData.F20]" office:value-type="float" office:value="0.915036058081084" calcext:value-type="float">
            <text:p>0.915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VLOOKUP(IF([.F20]&gt;100;100-([.F20]-100);IF([.F20]&gt;=0;[.F20];-[.F20]));[.$A$2:.$B$102];2)" office:value-type="float" office:value="0.830826982774496" calcext:value-type="float">
            <text:p>0.8308</text:p>
          </table:table-cell>
          <table:table-cell table:formula="of:=ABS(SUMPRODUCT([.G17:.G23];[.$D$13:.$D$19]))" office:value-type="float" office:value="0.0687571467842444" calcext:value-type="float">
            <text:p>0.0688</text:p>
          </table:table-cell>
          <table:table-cell table:formula="of:==MAX([.$D$24]*MEDIAN([.H20]);[.$D$5])" office:value-type="float" office:value="0.0222450189854631" calcext:value-type="float">
            <text:p>0.022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$RawData.F21]" office:value-type="float" office:value="0.849391365384208" calcext:value-type="float">
            <text:p>0.8494</text:p>
          </table:table-cell>
          <table:table-cell/>
          <table:table-cell table:style-name="ce21" office:value-type="string" calcext:value-type="string">
            <text:p>Kernel Norm</text:p>
          </table:table-cell>
          <table:table-cell/>
          <table:table-cell office:value-type="float" office:value="16" calcext:value-type="float">
            <text:p>16</text:p>
          </table:table-cell>
          <table:table-cell table:formula="of:=VLOOKUP(IF([.F21]&gt;100;100-([.F21]-100);IF([.F21]&gt;=0;[.F21];-[.F21]));[.$A$2:.$B$102];2)" office:value-type="float" office:value="0.864381649702657" calcext:value-type="float">
            <text:p>0.8644</text:p>
          </table:table-cell>
          <table:table-cell table:formula="of:=ABS(SUMPRODUCT([.G18:.G24];[.$D$13:.$D$19]))" office:value-type="float" office:value="0.164402532552638" calcext:value-type="float">
            <text:p>0.1644</text:p>
          </table:table-cell>
          <table:table-cell table:formula="of:==MAX([.$D$24]*MEDIAN([.H21]);[.$D$5])" office:value-type="float" office:value="0.0531891974716099" calcext:value-type="float">
            <text:p>0.05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$RawData.F22]" office:value-type="float" office:value="0.906302664413847" calcext:value-type="float">
            <text:p>0.9063</text:p>
          </table:table-cell>
          <table:table-cell/>
          <table:table-cell table:style-name="ce26" table:formula="of:=SQRT(SUMPRODUCT([.D13:.D19];[.D13:.D19]))" office:value-type="float" office:value="4.58257569495584" calcext:value-type="float">
            <text:p>4.582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VLOOKUP(IF([.F22]&gt;100;100-([.F22]-100);IF([.F22]&gt;=0;[.F22];-[.F22]));[.$A$2:.$B$102];2)" office:value-type="float" office:value="0.860024631128125" calcext:value-type="float">
            <text:p>0.8600</text:p>
          </table:table-cell>
          <table:table-cell table:formula="of:=ABS(SUMPRODUCT([.G19:.G25];[.$D$13:.$D$19]))" office:value-type="float" office:value="0.158759142897032" calcext:value-type="float">
            <text:p>0.1588</text:p>
          </table:table-cell>
          <table:table-cell table:formula="of:==MAX([.$D$24]*MEDIAN([.H22]);[.$D$5])" office:value-type="float" office:value="0.0513633900333628" calcext:value-type="float">
            <text:p>0.051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$RawData.F23]" office:value-type="float" office:value="0.998908766466436" calcext:value-type="float">
            <text:p>0.9989</text:p>
          </table:table-cell>
          <table:table-cell/>
          <table:table-cell table:style-name="ce21" office:value-type="string" calcext:value-type="string">
            <text:p>Kernel-MAD Prefactor</text:p>
          </table:table-cell>
          <table:table-cell/>
          <table:table-cell office:value-type="float" office:value="18" calcext:value-type="float">
            <text:p>18</text:p>
          </table:table-cell>
          <table:table-cell table:formula="of:=VLOOKUP(IF([.F23]&gt;100;100-([.F23]-100);IF([.F23]&gt;=0;[.F23];-[.F23]));[.$A$2:.$B$102];2)" office:value-type="float" office:value="0.915036058081084" calcext:value-type="float">
            <text:p>0.9150</text:p>
          </table:table-cell>
          <table:table-cell table:formula="of:=ABS(SUMPRODUCT([.G20:.G26];[.$D$13:.$D$19]))" office:value-type="float" office:value="0.0263843019362041" calcext:value-type="float">
            <text:p>0.0264</text:p>
          </table:table-cell>
          <table:table-cell table:formula="of:==MAX([.$D$24]*MEDIAN([.H23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$RawData.F24]" office:value-type="float" office:value="1.01023214794285" calcext:value-type="float">
            <text:p>1.0102</text:p>
          </table:table-cell>
          <table:table-cell/>
          <table:table-cell table:style-name="ce26" table:formula="of:= 1.482602/[.D22]" office:value-type="float" office:value="0.323530280499663" calcext:value-type="float">
            <text:p>0.323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VLOOKUP(IF([.F24]&gt;100;100-([.F24]-100);IF([.F24]&gt;=0;[.F24];-[.F24]));[.$A$2:.$B$102];2)" office:value-type="float" office:value="0.849391365384208" calcext:value-type="float">
            <text:p>0.8494</text:p>
          </table:table-cell>
          <table:table-cell table:formula="of:=ABS(SUMPRODUCT([.G21:.G27];[.$D$13:.$D$19]))" office:value-type="float" office:value="0.226676505724616" calcext:value-type="float">
            <text:p>0.2267</text:p>
          </table:table-cell>
          <table:table-cell table:formula="of:==MAX([.$D$24]*MEDIAN([.H24]);[.$D$5])" office:value-type="float" office:value="0.0733367134797685" calcext:value-type="float">
            <text:p>0.073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$RawData.F25]" office:value-type="float" office:value="0.972607745125448" calcext:value-type="float">
            <text:p>0.972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VLOOKUP(IF([.F25]&gt;100;100-([.F25]-100);IF([.F25]&gt;=0;[.F25];-[.F25]));[.$A$2:.$B$102];2)" office:value-type="float" office:value="0.906302664413847" calcext:value-type="float">
            <text:p>0.9063</text:p>
          </table:table-cell>
          <table:table-cell table:formula="of:=ABS(SUMPRODUCT([.G22:.G28];[.$D$13:.$D$19]))" office:value-type="float" office:value="0.239692879980699" calcext:value-type="float">
            <text:p>0.2397</text:p>
          </table:table-cell>
          <table:table-cell table:formula="of:==MAX([.$D$24]*MEDIAN([.H25]);[.$D$5])" office:value-type="float" office:value="0.0775479046939276" calcext:value-type="float">
            <text:p>0.077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$RawData.F26]" office:value-type="float" office:value="1.02293786735275" calcext:value-type="float">
            <text:p>1.0229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VLOOKUP(IF([.F26]&gt;100;100-([.F26]-100);IF([.F26]&gt;=0;[.F26];-[.F26]));[.$A$2:.$B$102];2)" office:value-type="float" office:value="0.998908766466436" calcext:value-type="float">
            <text:p>0.9989</text:p>
          </table:table-cell>
          <table:table-cell table:formula="of:=ABS(SUMPRODUCT([.G23:.G29];[.$D$13:.$D$19]))" office:value-type="float" office:value="0.0673418539758629" calcext:value-type="float">
            <text:p>0.0673</text:p>
          </table:table-cell>
          <table:table-cell table:formula="of:==MAX([.$D$24]*MEDIAN([.H26]);[.$D$5])" office:value-type="float" office:value="0.0217871289061783" calcext:value-type="float">
            <text:p>0.021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$RawData.F27]" office:value-type="float" office:value="1.00374431706903" calcext:value-type="float">
            <text:p>1.003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VLOOKUP(IF([.F27]&gt;100;100-([.F27]-100);IF([.F27]&gt;=0;[.F27];-[.F27]));[.$A$2:.$B$102];2)" office:value-type="float" office:value="1.01023214794285" calcext:value-type="float">
            <text:p>1.0102</text:p>
          </table:table-cell>
          <table:table-cell table:formula="of:=ABS(SUMPRODUCT([.G24:.G30];[.$D$13:.$D$19]))" office:value-type="float" office:value="0.221846483387867" calcext:value-type="float">
            <text:p>0.2218</text:p>
          </table:table-cell>
          <table:table-cell table:formula="of:==MAX([.$D$24]*MEDIAN([.H27]);[.$D$5])" office:value-type="float" office:value="0.0717740549983404" calcext:value-type="float">
            <text:p>0.071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$RawData.F28]" office:value-type="float" office:value="0.950640394109323" calcext:value-type="float">
            <text:p>0.950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VLOOKUP(IF([.F28]&gt;100;100-([.F28]-100);IF([.F28]&gt;=0;[.F28];-[.F28]));[.$A$2:.$B$102];2)" office:value-type="float" office:value="0.972607745125448" calcext:value-type="float">
            <text:p>0.9726</text:p>
          </table:table-cell>
          <table:table-cell table:formula="of:=ABS(SUMPRODUCT([.G25:.G31];[.$D$13:.$D$19]))" office:value-type="float" office:value="0.0442620621672962" calcext:value-type="float">
            <text:p>0.0443</text:p>
          </table:table-cell>
          <table:table-cell table:formula="of:==MAX([.$D$24]*MEDIAN([.H28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$RawData.F29]" office:value-type="float" office:value="0.865902501350606" calcext:value-type="float">
            <text:p>0.865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VLOOKUP(IF([.F29]&gt;100;100-([.F29]-100);IF([.F29]&gt;=0;[.F29];-[.F29]));[.$A$2:.$B$102];2)" office:value-type="float" office:value="1.02293786735275" calcext:value-type="float">
            <text:p>1.0229</text:p>
          </table:table-cell>
          <table:table-cell table:formula="of:=ABS(SUMPRODUCT([.G26:.G32];[.$D$13:.$D$19]))" office:value-type="float" office:value="0.130521804968105" calcext:value-type="float">
            <text:p>0.1305</text:p>
          </table:table-cell>
          <table:table-cell table:formula="of:==MAX([.$D$24]*MEDIAN([.H29]);[.$D$5])" office:value-type="float" office:value="0.0422277561726533" calcext:value-type="float">
            <text:p>0.042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$RawData.F30]" office:value-type="float" office:value="1.04252588599323" calcext:value-type="float">
            <text:p>1.04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VLOOKUP(IF([.F30]&gt;100;100-([.F30]-100);IF([.F30]&gt;=0;[.F30];-[.F30]));[.$A$2:.$B$102];2)" office:value-type="float" office:value="1.00374431706903" calcext:value-type="float">
            <text:p>1.0037</text:p>
          </table:table-cell>
          <table:table-cell table:formula="of:=ABS(SUMPRODUCT([.G27:.G33];[.$D$13:.$D$19]))" office:value-type="float" office:value="0.0488136734663022" calcext:value-type="float">
            <text:p>0.0488</text:p>
          </table:table-cell>
          <table:table-cell table:formula="of:==MAX([.$D$24]*MEDIAN([.H30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$RawData.F31]" office:value-type="float" office:value="1.026994841424" calcext:value-type="float">
            <text:p>1.027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VLOOKUP(IF([.F31]&gt;100;100-([.F31]-100);IF([.F31]&gt;=0;[.F31];-[.F31]));[.$A$2:.$B$102];2)" office:value-type="float" office:value="0.950640394109323" calcext:value-type="float">
            <text:p>0.9506</text:p>
          </table:table-cell>
          <table:table-cell table:formula="of:=ABS(SUMPRODUCT([.G28:.G34];[.$D$13:.$D$19]))" office:value-type="float" office:value="0.35658702842776" calcext:value-type="float">
            <text:p>0.3566</text:p>
          </table:table-cell>
          <table:table-cell table:formula="of:==MAX([.$D$24]*MEDIAN([.H31]);[.$D$5])" office:value-type="float" office:value="0.115366701329775" calcext:value-type="float">
            <text:p>0.115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$RawData.F32]" office:value-type="float" office:value="1.02103474474768" calcext:value-type="float">
            <text:p>1.021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VLOOKUP(IF([.F32]&gt;100;100-([.F32]-100);IF([.F32]&gt;=0;[.F32];-[.F32]));[.$A$2:.$B$102];2)" office:value-type="float" office:value="0.865902501350606" calcext:value-type="float">
            <text:p>0.8659</text:p>
          </table:table-cell>
          <table:table-cell table:formula="of:=ABS(SUMPRODUCT([.G29:.G35];[.$D$13:.$D$19]))" office:value-type="float" office:value="0.182261119697317" calcext:value-type="float">
            <text:p>0.1823</text:p>
          </table:table-cell>
          <table:table-cell table:formula="of:==MAX([.$D$24]*MEDIAN([.H32]);[.$D$5])" office:value-type="float" office:value="0.0589669911798556" calcext:value-type="float">
            <text:p>0.059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$RawData.F33]" office:value-type="float" office:value="0.986929414783528" calcext:value-type="float">
            <text:p>0.986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VLOOKUP(IF([.F33]&gt;100;100-([.F33]-100);IF([.F33]&gt;=0;[.F33];-[.F33]));[.$A$2:.$B$102];2)" office:value-type="float" office:value="1.04252588599323" calcext:value-type="float">
            <text:p>1.0425</text:p>
          </table:table-cell>
          <table:table-cell table:formula="of:=ABS(SUMPRODUCT([.G30:.G36];[.$D$13:.$D$19]))" office:value-type="float" office:value="0.253534697764012" calcext:value-type="float">
            <text:p>0.2535</text:p>
          </table:table-cell>
          <table:table-cell table:formula="of:==MAX([.$D$24]*MEDIAN([.H33]);[.$D$5])" office:value-type="float" office:value="0.0820261518839881" calcext:value-type="float">
            <text:p>0.082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$RawData.F34]" office:value-type="float" office:value="0.969427351855216" calcext:value-type="float">
            <text:p>0.969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VLOOKUP(IF([.F34]&gt;100;100-([.F34]-100);IF([.F34]&gt;=0;[.F34];-[.F34]));[.$A$2:.$B$102];2)" office:value-type="float" office:value="1.026994841424" calcext:value-type="float">
            <text:p>1.0270</text:p>
          </table:table-cell>
          <table:table-cell table:formula="of:=ABS(SUMPRODUCT([.G31:.G37];[.$D$13:.$D$19]))" office:value-type="float" office:value="0.286388201106788" calcext:value-type="float">
            <text:p>0.2864</text:p>
          </table:table-cell>
          <table:table-cell table:formula="of:==MAX([.$D$24]*MEDIAN([.H34]);[.$D$5])" office:value-type="float" office:value="0.092655255035873" calcext:value-type="float">
            <text:p>0.092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$RawData.F35]" office:value-type="float" office:value="0.875123797331329" calcext:value-type="float">
            <text:p>0.875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VLOOKUP(IF([.F35]&gt;100;100-([.F35]-100);IF([.F35]&gt;=0;[.F35];-[.F35]));[.$A$2:.$B$102];2)" office:value-type="float" office:value="1.02103474474768" calcext:value-type="float">
            <text:p>1.0210</text:p>
          </table:table-cell>
          <table:table-cell table:formula="of:=ABS(SUMPRODUCT([.G32:.G38];[.$D$13:.$D$19]))" office:value-type="float" office:value="0.0506441496652269" calcext:value-type="float">
            <text:p>0.0506</text:p>
          </table:table-cell>
          <table:table-cell table:formula="of:==MAX([.$D$24]*MEDIAN([.H35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$RawData.F36]" office:value-type="float" office:value="0.852016664338893" calcext:value-type="float">
            <text:p>0.852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VLOOKUP(IF([.F36]&gt;100;100-([.F36]-100);IF([.F36]&gt;=0;[.F36];-[.F36]));[.$A$2:.$B$102];2)" office:value-type="float" office:value="0.986929414783528" calcext:value-type="float">
            <text:p>0.9869</text:p>
          </table:table-cell>
          <table:table-cell table:formula="of:=ABS(SUMPRODUCT([.G33:.G39];[.$D$13:.$D$19]))" office:value-type="float" office:value="0.0794689951270095" calcext:value-type="float">
            <text:p>0.0795</text:p>
          </table:table-cell>
          <table:table-cell table:formula="of:==MAX([.$D$24]*MEDIAN([.H36]);[.$D$5])" office:value-type="float" office:value="0.0257106262844677" calcext:value-type="float">
            <text:p>0.025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$RawData.F37]" office:value-type="float" office:value="0.816156995641088" calcext:value-type="float">
            <text:p>0.816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VLOOKUP(IF([.F37]&gt;100;100-([.F37]-100);IF([.F37]&gt;=0;[.F37];-[.F37]));[.$A$2:.$B$102];2)" office:value-type="float" office:value="0.969427351855216" calcext:value-type="float">
            <text:p>0.9694</text:p>
          </table:table-cell>
          <table:table-cell table:formula="of:=ABS(SUMPRODUCT([.G34:.G40];[.$D$13:.$D$19]))" office:value-type="float" office:value="0.0468968057043809" calcext:value-type="float">
            <text:p>0.0469</text:p>
          </table:table-cell>
          <table:table-cell table:formula="of:==MAX([.$D$24]*MEDIAN([.H37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$RawData.F38]" office:value-type="float" office:value="0.767842516780411" calcext:value-type="float">
            <text:p>0.767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VLOOKUP(IF([.F38]&gt;100;100-([.F38]-100);IF([.F38]&gt;=0;[.F38];-[.F38]));[.$A$2:.$B$102];2)" office:value-type="float" office:value="0.875123797331329" calcext:value-type="float">
            <text:p>0.8751</text:p>
          </table:table-cell>
          <table:table-cell table:formula="of:=ABS(SUMPRODUCT([.G35:.G41];[.$D$13:.$D$19]))" office:value-type="float" office:value="0.0785779944895632" calcext:value-type="float">
            <text:p>0.0786</text:p>
          </table:table-cell>
          <table:table-cell table:formula="of:==MAX([.$D$24]*MEDIAN([.H38]);[.$D$5])" office:value-type="float" office:value="0.0254223605983094" calcext:value-type="float">
            <text:p>0.025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$RawData.F39]" office:value-type="float" office:value="0.77006327770948" calcext:value-type="float">
            <text:p>0.770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VLOOKUP(IF([.F39]&gt;100;100-([.F39]-100);IF([.F39]&gt;=0;[.F39];-[.F39]));[.$A$2:.$B$102];2)" office:value-type="float" office:value="0.852016664338893" calcext:value-type="float">
            <text:p>0.8520</text:p>
          </table:table-cell>
          <table:table-cell table:formula="of:=ABS(SUMPRODUCT([.G36:.G42];[.$D$13:.$D$19]))" office:value-type="float" office:value="0.147319597386985" calcext:value-type="float">
            <text:p>0.1473</text:p>
          </table:table-cell>
          <table:table-cell table:formula="of:==MAX([.$D$24]*MEDIAN([.H39]);[.$D$5])" office:value-type="float" office:value="0.0476623506657087" calcext:value-type="float">
            <text:p>0.047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$RawData.F40]" office:value-type="float" office:value="0.744617557349897" calcext:value-type="float">
            <text:p>0.744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VLOOKUP(IF([.F40]&gt;100;100-([.F40]-100);IF([.F40]&gt;=0;[.F40];-[.F40]));[.$A$2:.$B$102];2)" office:value-type="float" office:value="0.816156995641088" calcext:value-type="float">
            <text:p>0.8162</text:p>
          </table:table-cell>
          <table:table-cell table:formula="of:=ABS(SUMPRODUCT([.G37:.G43];[.$D$13:.$D$19]))" office:value-type="float" office:value="0.112719226905166" calcext:value-type="float">
            <text:p>0.1127</text:p>
          </table:table-cell>
          <table:table-cell table:formula="of:==MAX([.$D$24]*MEDIAN([.H40]);[.$D$5])" office:value-type="float" office:value="0.0364680830983335" calcext:value-type="float">
            <text:p>0.036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$RawData.F41]" office:value-type="float" office:value="0.655333136800354" calcext:value-type="float">
            <text:p>0.655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VLOOKUP(IF([.F41]&gt;100;100-([.F41]-100);IF([.F41]&gt;=0;[.F41];-[.F41]));[.$A$2:.$B$102];2)" office:value-type="float" office:value="0.767842516780411" calcext:value-type="float">
            <text:p>0.7678</text:p>
          </table:table-cell>
          <table:table-cell table:formula="of:=ABS(SUMPRODUCT([.G38:.G44];[.$D$13:.$D$19]))" office:value-type="float" office:value="0.0103314111165164" calcext:value-type="float">
            <text:p>0.0103</text:p>
          </table:table-cell>
          <table:table-cell table:formula="of:==MAX([.$D$24]*MEDIAN([.H41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$RawData.F42]" office:value-type="float" office:value="0.744973681389955" calcext:value-type="float">
            <text:p>0.745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VLOOKUP(IF([.F42]&gt;100;100-([.F42]-100);IF([.F42]&gt;=0;[.F42];-[.F42]));[.$A$2:.$B$102];2)" office:value-type="float" office:value="0.77006327770948" calcext:value-type="float">
            <text:p>0.7701</text:p>
          </table:table-cell>
          <table:table-cell table:formula="of:=ABS(SUMPRODUCT([.G39:.G45];[.$D$13:.$D$19]))" office:value-type="float" office:value="0.210063827630713" calcext:value-type="float">
            <text:p>0.2101</text:p>
          </table:table-cell>
          <table:table-cell table:formula="of:==MAX([.$D$24]*MEDIAN([.H42]);[.$D$5])" office:value-type="float" office:value="0.0679620090761974" calcext:value-type="float">
            <text:p>0.068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$RawData.F43]" office:value-type="float" office:value="0.630271185327803" calcext:value-type="float">
            <text:p>0.630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VLOOKUP(IF([.F43]&gt;100;100-([.F43]-100);IF([.F43]&gt;=0;[.F43];-[.F43]));[.$A$2:.$B$102];2)" office:value-type="float" office:value="0.744617557349897" calcext:value-type="float">
            <text:p>0.7446</text:p>
          </table:table-cell>
          <table:table-cell table:formula="of:=ABS(SUMPRODUCT([.G40:.G46];[.$D$13:.$D$19]))" office:value-type="float" office:value="0.334030586648545" calcext:value-type="float">
            <text:p>0.3340</text:p>
          </table:table-cell>
          <table:table-cell table:formula="of:==MAX([.$D$24]*MEDIAN([.H43]);[.$D$5])" office:value-type="float" office:value="0.108069009393871" calcext:value-type="float">
            <text:p>0.108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$RawData.F44]" office:value-type="float" office:value="0.679941326250664" calcext:value-type="float">
            <text:p>0.67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VLOOKUP(IF([.F44]&gt;100;100-([.F44]-100);IF([.F44]&gt;=0;[.F44];-[.F44]));[.$A$2:.$B$102];2)" office:value-type="float" office:value="0.655333136800354" calcext:value-type="float">
            <text:p>0.6553</text:p>
          </table:table-cell>
          <table:table-cell table:formula="of:=ABS(SUMPRODUCT([.G41:.G47];[.$D$13:.$D$19]))" office:value-type="float" office:value="0.236523899598626" calcext:value-type="float">
            <text:p>0.2365</text:p>
          </table:table-cell>
          <table:table-cell table:formula="of:==MAX([.$D$24]*MEDIAN([.H44]);[.$D$5])" office:value-type="float" office:value="0.0765226435820176" calcext:value-type="float">
            <text:p>0.076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$RawData.F45]" office:value-type="float" office:value="0.722725157495885" calcext:value-type="float">
            <text:p>0.722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VLOOKUP(IF([.F45]&gt;100;100-([.F45]-100);IF([.F45]&gt;=0;[.F45];-[.F45]));[.$A$2:.$B$102];2)" office:value-type="float" office:value="0.744973681389955" calcext:value-type="float">
            <text:p>0.7450</text:p>
          </table:table-cell>
          <table:table-cell table:formula="of:=ABS(SUMPRODUCT([.G42:.G48];[.$D$13:.$D$19]))" office:value-type="float" office:value="0.0430285234102907" calcext:value-type="float">
            <text:p>0.0430</text:p>
          </table:table-cell>
          <table:table-cell table:formula="of:==MAX([.$D$24]*MEDIAN([.H45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$RawData.F46]" office:value-type="float" office:value="0.851786332380421" calcext:value-type="float">
            <text:p>0.8518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VLOOKUP(IF([.F46]&gt;100;100-([.F46]-100);IF([.F46]&gt;=0;[.F46];-[.F46]));[.$A$2:.$B$102];2)" office:value-type="float" office:value="0.630271185327803" calcext:value-type="float">
            <text:p>0.6303</text:p>
          </table:table-cell>
          <table:table-cell table:formula="of:=ABS(SUMPRODUCT([.G43:.G49];[.$D$13:.$D$19]))" office:value-type="float" office:value="0.243780541724028" calcext:value-type="float">
            <text:p>0.2438</text:p>
          </table:table-cell>
          <table:table-cell table:formula="of:==MAX([.$D$24]*MEDIAN([.H46]);[.$D$5])" office:value-type="float" office:value="0.0788703870443346" calcext:value-type="float">
            <text:p>0.078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$RawData.F47]" office:value-type="float" office:value="0.8181644158567" calcext:value-type="float">
            <text:p>0.818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VLOOKUP(IF([.F47]&gt;100;100-([.F47]-100);IF([.F47]&gt;=0;[.F47];-[.F47]));[.$A$2:.$B$102];2)" office:value-type="float" office:value="0.679941326250664" calcext:value-type="float">
            <text:p>0.6799</text:p>
          </table:table-cell>
          <table:table-cell table:formula="of:=ABS(SUMPRODUCT([.G44:.G50];[.$D$13:.$D$19]))" office:value-type="float" office:value="0.0989252679674463" calcext:value-type="float">
            <text:p>0.0989</text:p>
          </table:table-cell>
          <table:table-cell table:formula="of:==MAX([.$D$24]*MEDIAN([.H47]);[.$D$5])" office:value-type="float" office:value="0.0320053196940122" calcext:value-type="float">
            <text:p>0.032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$RawData.F48]" office:value-type="float" office:value="0.921325615299475" calcext:value-type="float">
            <text:p>0.921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VLOOKUP(IF([.F48]&gt;100;100-([.F48]-100);IF([.F48]&gt;=0;[.F48];-[.F48]));[.$A$2:.$B$102];2)" office:value-type="float" office:value="0.722725157495885" calcext:value-type="float">
            <text:p>0.7227</text:p>
          </table:table-cell>
          <table:table-cell table:formula="of:=ABS(SUMPRODUCT([.G45:.G51];[.$D$13:.$D$19]))" office:value-type="float" office:value="0.142002021221359" calcext:value-type="float">
            <text:p>0.1420</text:p>
          </table:table-cell>
          <table:table-cell table:formula="of:==MAX([.$D$24]*MEDIAN([.H48]);[.$D$5])" office:value-type="float" office:value="0.0459419537572654" calcext:value-type="float">
            <text:p>0.045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$RawData.F49]" office:value-type="float" office:value="1.28108141949725" calcext:value-type="float">
            <text:p>1.281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VLOOKUP(IF([.F49]&gt;100;100-([.F49]-100);IF([.F49]&gt;=0;[.F49];-[.F49]));[.$A$2:.$B$102];2)" office:value-type="float" office:value="0.851786332380421" calcext:value-type="float">
            <text:p>0.8518</text:p>
          </table:table-cell>
          <table:table-cell table:formula="of:=ABS(SUMPRODUCT([.G46:.G52];[.$D$13:.$D$19]))" office:value-type="float" office:value="0.0812346848891362" calcext:value-type="float">
            <text:p>0.0812</text:p>
          </table:table-cell>
          <table:table-cell table:formula="of:==MAX([.$D$24]*MEDIAN([.H49]);[.$D$5])" office:value-type="float" office:value="0.026281880388484" calcext:value-type="float">
            <text:p>0.026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$RawData.F50]" office:value-type="float" office:value="0.894658849936564" calcext:value-type="float">
            <text:p>0.894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VLOOKUP(IF([.F50]&gt;100;100-([.F50]-100);IF([.F50]&gt;=0;[.F50];-[.F50]));[.$A$2:.$B$102];2)" office:value-type="float" office:value="0.8181644158567" calcext:value-type="float">
            <text:p>0.8182</text:p>
          </table:table-cell>
          <table:table-cell table:formula="of:=ABS(SUMPRODUCT([.G47:.G53];[.$D$13:.$D$19]))" office:value-type="float" office:value="0.835505554862138" calcext:value-type="float">
            <text:p>0.8355</text:p>
          </table:table-cell>
          <table:table-cell table:formula="of:==MAX([.$D$24]*MEDIAN([.H50]);[.$D$5])" office:value-type="float" office:value="0.270311346523574" calcext:value-type="float">
            <text:p>0.270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$RawData.F51]" office:value-type="float" office:value="1.37360478927053" calcext:value-type="float">
            <text:p>1.373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VLOOKUP(IF([.F51]&gt;100;100-([.F51]-100);IF([.F51]&gt;=0;[.F51];-[.F51]));[.$A$2:.$B$102];2)" office:value-type="float" office:value="0.921325615299475" calcext:value-type="float">
            <text:p>0.9213</text:p>
          </table:table-cell>
          <table:table-cell table:formula="of:=ABS(SUMPRODUCT([.G48:.G54];[.$D$13:.$D$19]))" office:value-type="float" office:value="1.3969872898764" calcext:value-type="float">
            <text:p>1.3970</text:p>
          </table:table-cell>
          <table:table-cell table:formula="of:==MAX([.$D$24]*MEDIAN([.H51]);[.$D$5])" office:value-type="float" office:value="0.451967689748176" calcext:value-type="float">
            <text:p>0.452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$RawData.F52]" office:value-type="float" office:value="1.22608072980064" calcext:value-type="float">
            <text:p>1.226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VLOOKUP(IF([.F52]&gt;100;100-([.F52]-100);IF([.F52]&gt;=0;[.F52];-[.F52]));[.$A$2:.$B$102];2)" office:value-type="float" office:value="1.28108141949725" calcext:value-type="float">
            <text:p>1.2811</text:p>
          </table:table-cell>
          <table:table-cell table:formula="of:=ABS(SUMPRODUCT([.G49:.G55];[.$D$13:.$D$19]))" office:value-type="float" office:value="0.990400461524824" calcext:value-type="float">
            <text:p>0.9904</text:p>
          </table:table-cell>
          <table:table-cell table:formula="of:==MAX([.$D$24]*MEDIAN([.H52]);[.$D$5])" office:value-type="float" office:value="0.320424539124122" calcext:value-type="float">
            <text:p>0.320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$RawData.F53]" office:value-type="float" office:value="1.06112948041573" calcext:value-type="float">
            <text:p>1.061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VLOOKUP(IF([.F53]&gt;100;100-([.F53]-100);IF([.F53]&gt;=0;[.F53];-[.F53]));[.$A$2:.$B$102];2)" office:value-type="float" office:value="0.894658849936564" calcext:value-type="float">
            <text:p>0.8947</text:p>
          </table:table-cell>
          <table:table-cell table:formula="of:=ABS(SUMPRODUCT([.G50:.G56];[.$D$13:.$D$19]))" office:value-type="float" office:value="0.256719272289621" calcext:value-type="float">
            <text:p>0.2567</text:p>
          </table:table-cell>
          <table:table-cell table:formula="of:==MAX([.$D$24]*MEDIAN([.H53]);[.$D$5])" office:value-type="float" office:value="0.0830564581735304" calcext:value-type="float">
            <text:p>0.083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$RawData.F54]" office:value-type="float" office:value="0.921901458753043" calcext:value-type="float">
            <text:p>0.921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VLOOKUP(IF([.F54]&gt;100;100-([.F54]-100);IF([.F54]&gt;=0;[.F54];-[.F54]));[.$A$2:.$B$102];2)" office:value-type="float" office:value="1.37360478927053" calcext:value-type="float">
            <text:p>1.3736</text:p>
          </table:table-cell>
          <table:table-cell table:formula="of:=ABS(SUMPRODUCT([.G51:.G57];[.$D$13:.$D$19]))" office:value-type="float" office:value="1.26874649955003" calcext:value-type="float">
            <text:p>1.2687</text:p>
          </table:table-cell>
          <table:table-cell table:formula="of:==MAX([.$D$24]*MEDIAN([.H54]);[.$D$5])" office:value-type="float" office:value="0.410477910882387" calcext:value-type="float">
            <text:p>0.410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$RawData.F55]" office:value-type="float" office:value="0.568011283513986" calcext:value-type="float">
            <text:p>0.568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VLOOKUP(IF([.F55]&gt;100;100-([.F55]-100);IF([.F55]&gt;=0;[.F55];-[.F55]));[.$A$2:.$B$102];2)" office:value-type="float" office:value="1.22608072980064" calcext:value-type="float">
            <text:p>1.2261</text:p>
          </table:table-cell>
          <table:table-cell table:formula="of:=ABS(SUMPRODUCT([.G52:.G58];[.$D$13:.$D$19]))" office:value-type="float" office:value="1.1922085577616" calcext:value-type="float">
            <text:p>1.1922</text:p>
          </table:table-cell>
          <table:table-cell table:formula="of:==MAX([.$D$24]*MEDIAN([.H55]);[.$D$5])" office:value-type="float" office:value="0.385715569106709" calcext:value-type="float">
            <text:p>0.385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$RawData.F56]" office:value-type="float" office:value="0.537739299046922" calcext:value-type="float">
            <text:p>0.537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VLOOKUP(IF([.F56]&gt;100;100-([.F56]-100);IF([.F56]&gt;=0;[.F56];-[.F56]));[.$A$2:.$B$102];2)" office:value-type="float" office:value="1.06112948041573" calcext:value-type="float">
            <text:p>1.0611</text:p>
          </table:table-cell>
          <table:table-cell table:formula="of:=ABS(SUMPRODUCT([.G53:.G59];[.$D$13:.$D$19]))" office:value-type="float" office:value="0.672279058449261" calcext:value-type="float">
            <text:p>0.6723</text:p>
          </table:table-cell>
          <table:table-cell table:formula="of:==MAX([.$D$24]*MEDIAN([.H56]);[.$D$5])" office:value-type="float" office:value="0.217502632354139" calcext:value-type="float">
            <text:p>0.217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$RawData.F57]" office:value-type="float" office:value="0.329810684389814" calcext:value-type="float">
            <text:p>0.329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VLOOKUP(IF([.F57]&gt;100;100-([.F57]-100);IF([.F57]&gt;=0;[.F57];-[.F57]));[.$A$2:.$B$102];2)" office:value-type="float" office:value="0.921901458753043" calcext:value-type="float">
            <text:p>0.9219</text:p>
          </table:table-cell>
          <table:table-cell table:formula="of:=ABS(SUMPRODUCT([.G54:.G60];[.$D$13:.$D$19]))" office:value-type="float" office:value="0.378009683187261" calcext:value-type="float">
            <text:p>0.3780</text:p>
          </table:table-cell>
          <table:table-cell table:formula="of:==MAX([.$D$24]*MEDIAN([.H57]);[.$D$5])" office:value-type="float" office:value="0.122297578833163" calcext:value-type="float">
            <text:p>0.122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$RawData.F58]" office:value-type="float" office:value="-0.171968691850998" calcext:value-type="float">
            <text:p>-0.172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VLOOKUP(IF([.F58]&gt;100;100-([.F58]-100);IF([.F58]&gt;=0;[.F58];-[.F58]));[.$A$2:.$B$102];2)" office:value-type="float" office:value="0.568011283513986" calcext:value-type="float">
            <text:p>0.5680</text:p>
          </table:table-cell>
          <table:table-cell table:formula="of:=ABS(SUMPRODUCT([.G55:.G61];[.$D$13:.$D$19]))" office:value-type="float" office:value="0.1967925180393" calcext:value-type="float">
            <text:p>0.1968</text:p>
          </table:table-cell>
          <table:table-cell table:formula="of:==MAX([.$D$24]*MEDIAN([.H58]);[.$D$5])" office:value-type="float" office:value="0.0636683385614897" calcext:value-type="float">
            <text:p>0.063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$RawData.F59]" office:value-type="float" office:value="-0.281946690007993" calcext:value-type="float">
            <text:p>-0.2819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VLOOKUP(IF([.F59]&gt;100;100-([.F59]-100);IF([.F59]&gt;=0;[.F59];-[.F59]));[.$A$2:.$B$102];2)" office:value-type="float" office:value="0.537739299046922" calcext:value-type="float">
            <text:p>0.5377</text:p>
          </table:table-cell>
          <table:table-cell table:formula="of:=ABS(SUMPRODUCT([.G56:.G62];[.$D$13:.$D$19]))" office:value-type="float" office:value="0.920700718185792" calcext:value-type="float">
            <text:p>0.9207</text:p>
          </table:table-cell>
          <table:table-cell table:formula="of:==MAX([.$D$24]*MEDIAN([.H59]);[.$D$5])" office:value-type="float" office:value="0.29787456161089" calcext:value-type="float">
            <text:p>0.29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$RawData.F60]" office:value-type="float" office:value="-0.199217346555217" calcext:value-type="float">
            <text:p>-0.199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VLOOKUP(IF([.F60]&gt;100;100-([.F60]-100);IF([.F60]&gt;=0;[.F60];-[.F60]));[.$A$2:.$B$102];2)" office:value-type="float" office:value="0.329810684389814" calcext:value-type="float">
            <text:p>0.3298</text:p>
          </table:table-cell>
          <table:table-cell table:formula="of:=ABS(SUMPRODUCT([.G57:.G63];[.$D$13:.$D$19]))" office:value-type="float" office:value="0.634913432854973" calcext:value-type="float">
            <text:p>0.6349</text:p>
          </table:table-cell>
          <table:table-cell table:formula="of:==MAX([.$D$24]*MEDIAN([.H60]);[.$D$5])" office:value-type="float" office:value="0.205413721024573" calcext:value-type="float">
            <text:p>0.205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$RawData.F61]" office:value-type="float" office:value="-0.381438937269862" calcext:value-type="float">
            <text:p>-0.381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VLOOKUP(IF([.F61]&gt;100;100-([.F61]-100);IF([.F61]&gt;=0;[.F61];-[.F61]));[.$A$2:.$B$102];2)" office:value-type="float" office:value="-0.171968691850998" calcext:value-type="float">
            <text:p>-0.1720</text:p>
          </table:table-cell>
          <table:table-cell table:formula="of:=ABS(SUMPRODUCT([.G58:.G64];[.$D$13:.$D$19]))" office:value-type="float" office:value="0.530205255182161" calcext:value-type="float">
            <text:p>0.5302</text:p>
          </table:table-cell>
          <table:table-cell table:formula="of:==MAX([.$D$24]*MEDIAN([.H61]);[.$D$5])" office:value-type="float" office:value="0.17153745493148" calcext:value-type="float">
            <text:p>0.171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$RawData.F62]" office:value-type="float" office:value="-0.506839563967416" calcext:value-type="float">
            <text:p>-0.5068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VLOOKUP(IF([.F62]&gt;100;100-([.F62]-100);IF([.F62]&gt;=0;[.F62];-[.F62]));[.$A$2:.$B$102];2)" office:value-type="float" office:value="-0.281946690007993" calcext:value-type="float">
            <text:p>-0.2819</text:p>
          </table:table-cell>
          <table:table-cell table:formula="of:=ABS(SUMPRODUCT([.G59:.G65];[.$D$13:.$D$19]))" office:value-type="float" office:value="0.832088175051634" calcext:value-type="float">
            <text:p>0.8321</text:p>
          </table:table-cell>
          <table:table-cell table:formula="of:==MAX([.$D$24]*MEDIAN([.H62]);[.$D$5])" office:value-type="float" office:value="0.269205720674908" calcext:value-type="float">
            <text:p>0.269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$RawData.F63]" office:value-type="float" office:value="-0.544086667774916" calcext:value-type="float">
            <text:p>-0.544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VLOOKUP(IF([.F63]&gt;100;100-([.F63]-100);IF([.F63]&gt;=0;[.F63];-[.F63]));[.$A$2:.$B$102];2)" office:value-type="float" office:value="-0.199217346555217" calcext:value-type="float">
            <text:p>-0.1992</text:p>
          </table:table-cell>
          <table:table-cell table:formula="of:=ABS(SUMPRODUCT([.G60:.G66];[.$D$13:.$D$19]))" office:value-type="float" office:value="0.0159375500042001" calcext:value-type="float">
            <text:p>0.0159</text:p>
          </table:table-cell>
          <table:table-cell table:formula="of:==MAX([.$D$24]*MEDIAN([.H63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$RawData.F64]" office:value-type="float" office:value="-0.758624798016708" calcext:value-type="float">
            <text:p>-0.758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VLOOKUP(IF([.F64]&gt;100;100-([.F64]-100);IF([.F64]&gt;=0;[.F64];-[.F64]));[.$A$2:.$B$102];2)" office:value-type="float" office:value="-0.381438937269862" calcext:value-type="float">
            <text:p>-0.3814</text:p>
          </table:table-cell>
          <table:table-cell table:formula="of:=ABS(SUMPRODUCT([.G61:.G67];[.$D$13:.$D$19]))" office:value-type="float" office:value="0.538103641079507" calcext:value-type="float">
            <text:p>0.5381</text:p>
          </table:table-cell>
          <table:table-cell table:formula="of:==MAX([.$D$24]*MEDIAN([.H64]);[.$D$5])" office:value-type="float" office:value="0.174092821936343" calcext:value-type="float">
            <text:p>0.174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$RawData.F65]" office:value-type="float" office:value="-0.7157705137539" calcext:value-type="float">
            <text:p>-0.715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VLOOKUP(IF([.F65]&gt;100;100-([.F65]-100);IF([.F65]&gt;=0;[.F65];-[.F65]));[.$A$2:.$B$102];2)" office:value-type="float" office:value="-0.506839563967416" calcext:value-type="float">
            <text:p>-0.5068</text:p>
          </table:table-cell>
          <table:table-cell table:formula="of:=ABS(SUMPRODUCT([.G62:.G68];[.$D$13:.$D$19]))" office:value-type="float" office:value="0.495283664787393" calcext:value-type="float">
            <text:p>0.4953</text:p>
          </table:table-cell>
          <table:table-cell table:formula="of:==MAX([.$D$24]*MEDIAN([.H65]);[.$D$5])" office:value-type="float" office:value="0.160239262995566" calcext:value-type="float">
            <text:p>0.160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$RawData.F66]" office:value-type="float" office:value="-0.70716931085778" calcext:value-type="float">
            <text:p>-0.7072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VLOOKUP(IF([.F66]&gt;100;100-([.F66]-100);IF([.F66]&gt;=0;[.F66];-[.F66]));[.$A$2:.$B$102];2)" office:value-type="float" office:value="-0.544086667774916" calcext:value-type="float">
            <text:p>-0.5441</text:p>
          </table:table-cell>
          <table:table-cell table:formula="of:=ABS(SUMPRODUCT([.G63:.G69];[.$D$13:.$D$19]))" office:value-type="float" office:value="0.214775914306435" calcext:value-type="float">
            <text:p>0.2148</text:p>
          </table:table-cell>
          <table:table-cell table:formula="of:==MAX([.$D$24]*MEDIAN([.H66]);[.$D$5])" office:value-type="float" office:value="0.0694865118001325" calcext:value-type="float">
            <text:p>0.069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$RawData.F67]" office:value-type="float" office:value="-0.77634999473129" calcext:value-type="float">
            <text:p>-0.776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VLOOKUP(IF([.F67]&gt;100;100-([.F67]-100);IF([.F67]&gt;=0;[.F67];-[.F67]));[.$A$2:.$B$102];2)" office:value-type="float" office:value="-0.758624798016708" calcext:value-type="float">
            <text:p>-0.7586</text:p>
          </table:table-cell>
          <table:table-cell table:formula="of:=ABS(SUMPRODUCT([.G64:.G70];[.$D$13:.$D$19]))" office:value-type="float" office:value="0.226005649897447" calcext:value-type="float">
            <text:p>0.2260</text:p>
          </table:table-cell>
          <table:table-cell table:formula="of:==MAX([.$D$24]*MEDIAN([.H67]);[.$D$5])" office:value-type="float" office:value="0.0731196713058297" calcext:value-type="float">
            <text:p>0.073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$RawData.F68]" office:value-type="float" office:value="-0.850208788533256" calcext:value-type="float">
            <text:p>-0.8502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VLOOKUP(IF([.F68]&gt;100;100-([.F68]-100);IF([.F68]&gt;=0;[.F68];-[.F68]));[.$A$2:.$B$102];2)" office:value-type="float" office:value="-0.7157705137539" calcext:value-type="float">
            <text:p>-0.7158</text:p>
          </table:table-cell>
          <table:table-cell table:formula="of:=ABS(SUMPRODUCT([.G65:.G71];[.$D$13:.$D$19]))" office:value-type="float" office:value="0.421480759527149" calcext:value-type="float">
            <text:p>0.4215</text:p>
          </table:table-cell>
          <table:table-cell table:formula="of:==MAX([.$D$24]*MEDIAN([.H68]);[.$D$5])" office:value-type="float" office:value="0.13636178835503" calcext:value-type="float">
            <text:p>0.136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$RawData.F69]" office:value-type="float" office:value="-0.948701903139238" calcext:value-type="float">
            <text:p>-0.9487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VLOOKUP(IF([.F69]&gt;100;100-([.F69]-100);IF([.F69]&gt;=0;[.F69];-[.F69]));[.$A$2:.$B$102];2)" office:value-type="float" office:value="-0.70716931085778" calcext:value-type="float">
            <text:p>-0.7072</text:p>
          </table:table-cell>
          <table:table-cell table:formula="of:=ABS(SUMPRODUCT([.G66:.G72];[.$D$13:.$D$19]))" office:value-type="float" office:value="0.17058833909254" calcext:value-type="float">
            <text:p>0.1706</text:p>
          </table:table-cell>
          <table:table-cell table:formula="of:==MAX([.$D$24]*MEDIAN([.H69]);[.$D$5])" office:value-type="float" office:value="0.0551904931965811" calcext:value-type="float">
            <text:p>0.055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$RawData.F70]" office:value-type="float" office:value="-0.884912828311661" calcext:value-type="float">
            <text:p>-0.8849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VLOOKUP(IF([.F70]&gt;100;100-([.F70]-100);IF([.F70]&gt;=0;[.F70];-[.F70]));[.$A$2:.$B$102];2)" office:value-type="float" office:value="-0.77634999473129" calcext:value-type="float">
            <text:p>-0.7763</text:p>
          </table:table-cell>
          <table:table-cell table:formula="of:=ABS(SUMPRODUCT([.G67:.G73];[.$D$13:.$D$19]))" office:value-type="float" office:value="0.04512006943451" calcext:value-type="float">
            <text:p>0.0451</text:p>
          </table:table-cell>
          <table:table-cell table:formula="of:==MAX([.$D$24]*MEDIAN([.H70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$RawData.F71]" office:value-type="float" office:value="-1.01854139953598" calcext:value-type="float">
            <text:p>-1.0185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VLOOKUP(IF([.F71]&gt;100;100-([.F71]-100);IF([.F71]&gt;=0;[.F71];-[.F71]));[.$A$2:.$B$102];2)" office:value-type="float" office:value="-0.850208788533256" calcext:value-type="float">
            <text:p>-0.8502</text:p>
          </table:table-cell>
          <table:table-cell table:formula="of:=ABS(SUMPRODUCT([.G68:.G74];[.$D$13:.$D$19]))" office:value-type="float" office:value="0.226778179003152" calcext:value-type="float">
            <text:p>0.2268</text:p>
          </table:table-cell>
          <table:table-cell table:formula="of:==MAX([.$D$24]*MEDIAN([.H71]);[.$D$5])" office:value-type="float" office:value="0.0733696078640926" calcext:value-type="float">
            <text:p>0.073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$RawData.F72]" office:value-type="float" office:value="-0.906341591462902" calcext:value-type="float">
            <text:p>-0.9063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VLOOKUP(IF([.F72]&gt;100;100-([.F72]-100);IF([.F72]&gt;=0;[.F72];-[.F72]));[.$A$2:.$B$102];2)" office:value-type="float" office:value="-0.948701903139238" calcext:value-type="float">
            <text:p>-0.9487</text:p>
          </table:table-cell>
          <table:table-cell table:formula="of:=ABS(SUMPRODUCT([.G69:.G75];[.$D$13:.$D$19]))" office:value-type="float" office:value="0.298036569860816" calcext:value-type="float">
            <text:p>0.2980</text:p>
          </table:table-cell>
          <table:table-cell table:formula="of:==MAX([.$D$24]*MEDIAN([.H72]);[.$D$5])" office:value-type="float" office:value="0.0964238550462272" calcext:value-type="float">
            <text:p>0.096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$RawData.F73]" office:value-type="float" office:value="-0.874279819479905" calcext:value-type="float">
            <text:p>-0.874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VLOOKUP(IF([.F73]&gt;100;100-([.F73]-100);IF([.F73]&gt;=0;[.F73];-[.F73]));[.$A$2:.$B$102];2)" office:value-type="float" office:value="-0.884912828311661" calcext:value-type="float">
            <text:p>-0.8849</text:p>
          </table:table-cell>
          <table:table-cell table:formula="of:=ABS(SUMPRODUCT([.G70:.G76];[.$D$13:.$D$19]))" office:value-type="float" office:value="0.111298047506882" calcext:value-type="float">
            <text:p>0.1113</text:p>
          </table:table-cell>
          <table:table-cell table:formula="of:==MAX([.$D$24]*MEDIAN([.H73]);[.$D$5])" office:value-type="float" office:value="0.0360082885289664" calcext:value-type="float">
            <text:p>0.036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$RawData.F74]" office:value-type="float" office:value="-1.08505277686958" calcext:value-type="float">
            <text:p>-1.0851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VLOOKUP(IF([.F74]&gt;100;100-([.F74]-100);IF([.F74]&gt;=0;[.F74];-[.F74]));[.$A$2:.$B$102];2)" office:value-type="float" office:value="-1.01854139953598" calcext:value-type="float">
            <text:p>-1.0185</text:p>
          </table:table-cell>
          <table:table-cell table:formula="of:=ABS(SUMPRODUCT([.G71:.G77];[.$D$13:.$D$19]))" office:value-type="float" office:value="0.319838069364932" calcext:value-type="float">
            <text:p>0.3198</text:p>
          </table:table-cell>
          <table:table-cell table:formula="of:==MAX([.$D$24]*MEDIAN([.H74]);[.$D$5])" office:value-type="float" office:value="0.103477300296107" calcext:value-type="float">
            <text:p>0.103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$RawData.F75]" office:value-type="float" office:value="-0.984615808630388" calcext:value-type="float">
            <text:p>-0.9846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VLOOKUP(IF([.F75]&gt;100;100-([.F75]-100);IF([.F75]&gt;=0;[.F75];-[.F75]));[.$A$2:.$B$102];2)" office:value-type="float" office:value="-0.906341591462902" calcext:value-type="float">
            <text:p>-0.9063</text:p>
          </table:table-cell>
          <table:table-cell table:formula="of:=ABS(SUMPRODUCT([.G72:.G78];[.$D$13:.$D$19]))" office:value-type="float" office:value="0.742976894510465" calcext:value-type="float">
            <text:p>0.7430</text:p>
          </table:table-cell>
          <table:table-cell table:formula="of:==MAX([.$D$24]*MEDIAN([.H75]);[.$D$5])" office:value-type="float" office:value="0.240375523085739" calcext:value-type="float">
            <text:p>0.240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$RawData.F76]" office:value-type="float" office:value="-0.915772383050682" calcext:value-type="float">
            <text:p>-0.915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formula="of:=VLOOKUP(IF([.F76]&gt;100;100-([.F76]-100);IF([.F76]&gt;=0;[.F76];-[.F76]));[.$A$2:.$B$102];2)" office:value-type="float" office:value="-0.874279819479905" calcext:value-type="float">
            <text:p>-0.8743</text:p>
          </table:table-cell>
          <table:table-cell table:formula="of:=ABS(SUMPRODUCT([.G73:.G79];[.$D$13:.$D$19]))" office:value-type="float" office:value="0.530058922697403" calcext:value-type="float">
            <text:p>0.5301</text:p>
          </table:table-cell>
          <table:table-cell table:formula="of:==MAX([.$D$24]*MEDIAN([.H76]);[.$D$5])" office:value-type="float" office:value="0.17149011194164" calcext:value-type="float">
            <text:p>0.171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$RawData.F77]" office:value-type="float" office:value="-0.982105877109752" calcext:value-type="float">
            <text:p>-0.9821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VLOOKUP(IF([.F77]&gt;100;100-([.F77]-100);IF([.F77]&gt;=0;[.F77];-[.F77]));[.$A$2:.$B$102];2)" office:value-type="float" office:value="-1.08505277686958" calcext:value-type="float">
            <text:p>-1.0851</text:p>
          </table:table-cell>
          <table:table-cell table:formula="of:=ABS(SUMPRODUCT([.G74:.G80];[.$D$13:.$D$19]))" office:value-type="float" office:value="0.238760628487532" calcext:value-type="float">
            <text:p>0.2388</text:p>
          </table:table-cell>
          <table:table-cell table:formula="of:==MAX([.$D$24]*MEDIAN([.H77]);[.$D$5])" office:value-type="float" office:value="0.0772462931068471" calcext:value-type="float">
            <text:p>0.077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$RawData.F78]" office:value-type="float" office:value="-0.996369734718411" calcext:value-type="float">
            <text:p>-0.9964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VLOOKUP(IF([.F78]&gt;100;100-([.F78]-100);IF([.F78]&gt;=0;[.F78];-[.F78]));[.$A$2:.$B$102];2)" office:value-type="float" office:value="-0.984615808630388" calcext:value-type="float">
            <text:p>-0.9846</text:p>
          </table:table-cell>
          <table:table-cell table:formula="of:=ABS(SUMPRODUCT([.G75:.G81];[.$D$13:.$D$19]))" office:value-type="float" office:value="0.59383902817919" calcext:value-type="float">
            <text:p>0.5938</text:p>
          </table:table-cell>
          <table:table-cell table:formula="of:==MAX([.$D$24]*MEDIAN([.H78]);[.$D$5])" office:value-type="float" office:value="0.192124907358461" calcext:value-type="float">
            <text:p>0.192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$RawData.F79]" office:value-type="float" office:value="-0.965034719171888" calcext:value-type="float">
            <text:p>-0.965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VLOOKUP(IF([.F79]&gt;100;100-([.F79]-100);IF([.F79]&gt;=0;[.F79];-[.F79]));[.$A$2:.$B$102];2)" office:value-type="float" office:value="-0.915772383050682" calcext:value-type="float">
            <text:p>-0.9158</text:p>
          </table:table-cell>
          <table:table-cell table:formula="of:=ABS(SUMPRODUCT([.G76:.G82];[.$D$13:.$D$19]))" office:value-type="float" office:value="0.216468705346743" calcext:value-type="float">
            <text:p>0.2165</text:p>
          </table:table-cell>
          <table:table-cell table:formula="of:==MAX([.$D$24]*MEDIAN([.H79]);[.$D$5])" office:value-type="float" office:value="0.0700341809602307" calcext:value-type="float">
            <text:p>0.070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$RawData.F80]" office:value-type="float" office:value="-1.00391965590985" calcext:value-type="float">
            <text:p>-1.003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VLOOKUP(IF([.F80]&gt;100;100-([.F80]-100);IF([.F80]&gt;=0;[.F80];-[.F80]));[.$A$2:.$B$102];2)" office:value-type="float" office:value="-0.982105877109752" calcext:value-type="float">
            <text:p>-0.9821</text:p>
          </table:table-cell>
          <table:table-cell table:formula="of:=ABS(SUMPRODUCT([.G77:.G83];[.$D$13:.$D$19]))" office:value-type="float" office:value="0.200088997606456" calcext:value-type="float">
            <text:p>0.2001</text:p>
          </table:table-cell>
          <table:table-cell table:formula="of:==MAX([.$D$24]*MEDIAN([.H80]);[.$D$5])" office:value-type="float" office:value="0.0647348495205131" calcext:value-type="float">
            <text:p>0.064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$RawData.F81]" office:value-type="float" office:value="-1.02093415121609" calcext:value-type="float">
            <text:p>-1.0209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formula="of:=VLOOKUP(IF([.F81]&gt;100;100-([.F81]-100);IF([.F81]&gt;=0;[.F81];-[.F81]));[.$A$2:.$B$102];2)" office:value-type="float" office:value="-0.996369734718411" calcext:value-type="float">
            <text:p>-0.9964</text:p>
          </table:table-cell>
          <table:table-cell table:formula="of:=ABS(SUMPRODUCT([.G78:.G84];[.$D$13:.$D$19]))" office:value-type="float" office:value="0.200813269270143" calcext:value-type="float">
            <text:p>0.2008</text:p>
          </table:table-cell>
          <table:table-cell table:formula="of:==MAX([.$D$24]*MEDIAN([.H81]);[.$D$5])" office:value-type="float" office:value="0.0649691733350237" calcext:value-type="float">
            <text:p>0.065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$RawData.F82]" office:value-type="float" office:value="-0.989291805941624" calcext:value-type="float">
            <text:p>-0.9893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VLOOKUP(IF([.F82]&gt;100;100-([.F82]-100);IF([.F82]&gt;=0;[.F82];-[.F82]));[.$A$2:.$B$102];2)" office:value-type="float" office:value="-0.965034719171888" calcext:value-type="float">
            <text:p>-0.9650</text:p>
          </table:table-cell>
          <table:table-cell table:formula="of:=ABS(SUMPRODUCT([.G79:.G85];[.$D$13:.$D$19]))" office:value-type="float" office:value="0.0220220337886063" calcext:value-type="float">
            <text:p>0.0220</text:p>
          </table:table-cell>
          <table:table-cell table:formula="of:==MAX([.$D$24]*MEDIAN([.H82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$RawData.F83]" office:value-type="float" office:value="-0.984053721578637" calcext:value-type="float">
            <text:p>-0.9841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VLOOKUP(IF([.F83]&gt;100;100-([.F83]-100);IF([.F83]&gt;=0;[.F83];-[.F83]));[.$A$2:.$B$102];2)" office:value-type="float" office:value="-1.00391965590985" calcext:value-type="float">
            <text:p>-1.0039</text:p>
          </table:table-cell>
          <table:table-cell table:formula="of:=ABS(SUMPRODUCT([.G80:.G86];[.$D$13:.$D$19]))" office:value-type="float" office:value="0.154878359898517" calcext:value-type="float">
            <text:p>0.1549</text:p>
          </table:table-cell>
          <table:table-cell table:formula="of:==MAX([.$D$24]*MEDIAN([.H83]);[.$D$5])" office:value-type="float" office:value="0.050107839221295" calcext:value-type="float">
            <text:p>0.050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$RawData.F84]" office:value-type="float" office:value="-0.8851893179125" calcext:value-type="float">
            <text:p>-0.8852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formula="of:=VLOOKUP(IF([.F84]&gt;100;100-([.F84]-100);IF([.F84]&gt;=0;[.F84];-[.F84]));[.$A$2:.$B$102];2)" office:value-type="float" office:value="-1.02093415121609" calcext:value-type="float">
            <text:p>-1.0209</text:p>
          </table:table-cell>
          <table:table-cell table:formula="of:=ABS(SUMPRODUCT([.G81:.G87];[.$D$13:.$D$19]))" office:value-type="float" office:value="0.130197838137015" calcext:value-type="float">
            <text:p>0.1302</text:p>
          </table:table-cell>
          <table:table-cell table:formula="of:==MAX([.$D$24]*MEDIAN([.H84]);[.$D$5])" office:value-type="float" office:value="0.0421229430929182" calcext:value-type="float">
            <text:p>0.042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$RawData.F85]" office:value-type="float" office:value="-0.876933821831606" calcext:value-type="float">
            <text:p>-0.876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VLOOKUP(IF([.F85]&gt;100;100-([.F85]-100);IF([.F85]&gt;=0;[.F85];-[.F85]));[.$A$2:.$B$102];2)" office:value-type="float" office:value="-0.989291805941624" calcext:value-type="float">
            <text:p>-0.9893</text:p>
          </table:table-cell>
          <table:table-cell table:formula="of:=ABS(SUMPRODUCT([.G82:.G88];[.$D$13:.$D$19]))" office:value-type="float" office:value="0.101209153230928" calcext:value-type="float">
            <text:p>0.1012</text:p>
          </table:table-cell>
          <table:table-cell table:formula="of:==MAX([.$D$24]*MEDIAN([.H85]);[.$D$5])" office:value-type="float" office:value="0.0327442257339355" calcext:value-type="float">
            <text:p>0.0327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$RawData.F86]" office:value-type="float" office:value="-0.894018847346374" calcext:value-type="float">
            <text:p>-0.8940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VLOOKUP(IF([.F86]&gt;100;100-([.F86]-100);IF([.F86]&gt;=0;[.F86];-[.F86]));[.$A$2:.$B$102];2)" office:value-type="float" office:value="-0.984053721578637" calcext:value-type="float">
            <text:p>-0.9841</text:p>
          </table:table-cell>
          <table:table-cell table:formula="of:=ABS(SUMPRODUCT([.G83:.G89];[.$D$13:.$D$19]))" office:value-type="float" office:value="0.0272059655855824" calcext:value-type="float">
            <text:p>0.0272</text:p>
          </table:table-cell>
          <table:table-cell table:formula="of:==MAX([.$D$24]*MEDIAN([.H86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$RawData.F87]" office:value-type="float" office:value="-0.842587512686928" calcext:value-type="float">
            <text:p>-0.8426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VLOOKUP(IF([.F87]&gt;100;100-([.F87]-100);IF([.F87]&gt;=0;[.F87];-[.F87]));[.$A$2:.$B$102];2)" office:value-type="float" office:value="-0.8851893179125" calcext:value-type="float">
            <text:p>-0.8852</text:p>
          </table:table-cell>
          <table:table-cell table:formula="of:=ABS(SUMPRODUCT([.G84:.G90];[.$D$13:.$D$19]))" office:value-type="float" office:value="0.166427151441658" calcext:value-type="float">
            <text:p>0.1664</text:p>
          </table:table-cell>
          <table:table-cell table:formula="of:==MAX([.$D$24]*MEDIAN([.H87]);[.$D$5])" office:value-type="float" office:value="0.0538442229886795" calcext:value-type="float">
            <text:p>0.053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$RawData.F88]" office:value-type="float" office:value="-0.828940846901287" calcext:value-type="float">
            <text:p>-0.8289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VLOOKUP(IF([.F88]&gt;100;100-([.F88]-100);IF([.F88]&gt;=0;[.F88];-[.F88]));[.$A$2:.$B$102];2)" office:value-type="float" office:value="-0.876933821831606" calcext:value-type="float">
            <text:p>-0.8769</text:p>
          </table:table-cell>
          <table:table-cell table:formula="of:=ABS(SUMPRODUCT([.G85:.G91];[.$D$13:.$D$19]))" office:value-type="float" office:value="0.224830761847935" calcext:value-type="float">
            <text:p>0.2248</text:p>
          </table:table-cell>
          <table:table-cell table:formula="of:==MAX([.$D$24]*MEDIAN([.H88]);[.$D$5])" office:value-type="float" office:value="0.0727395594456153" calcext:value-type="float">
            <text:p>0.0727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$RawData.F89]" office:value-type="float" office:value="-0.753206349760339" calcext:value-type="float">
            <text:p>-0.7532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VLOOKUP(IF([.F89]&gt;100;100-([.F89]-100);IF([.F89]&gt;=0;[.F89];-[.F89]));[.$A$2:.$B$102];2)" office:value-type="float" office:value="-0.894018847346374" calcext:value-type="float">
            <text:p>-0.8940</text:p>
          </table:table-cell>
          <table:table-cell table:formula="of:=ABS(SUMPRODUCT([.G86:.G92];[.$D$13:.$D$19]))" office:value-type="float" office:value="0.0887925167484178" calcext:value-type="float">
            <text:p>0.0888</text:p>
          </table:table-cell>
          <table:table-cell table:formula="of:==MAX([.$D$24]*MEDIAN([.H89]);[.$D$5])" office:value-type="float" office:value="0.0287270678498866" calcext:value-type="float">
            <text:p>0.028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$RawData.F90]" office:value-type="float" office:value="-0.770098564733668" calcext:value-type="float">
            <text:p>-0.7701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VLOOKUP(IF([.F90]&gt;100;100-([.F90]-100);IF([.F90]&gt;=0;[.F90];-[.F90]));[.$A$2:.$B$102];2)" office:value-type="float" office:value="-0.842587512686928" calcext:value-type="float">
            <text:p>-0.8426</text:p>
          </table:table-cell>
          <table:table-cell table:formula="of:=ABS(SUMPRODUCT([.G87:.G93];[.$D$13:.$D$19]))" office:value-type="float" office:value="0.0272145664404015" calcext:value-type="float">
            <text:p>0.0272</text:p>
          </table:table-cell>
          <table:table-cell table:formula="of:==MAX([.$D$24]*MEDIAN([.H90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$RawData.F91]" office:value-type="float" office:value="-0.665681995828995" calcext:value-type="float">
            <text:p>-0.6657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VLOOKUP(IF([.F91]&gt;100;100-([.F91]-100);IF([.F91]&gt;=0;[.F91];-[.F91]));[.$A$2:.$B$102];2)" office:value-type="float" office:value="-0.828940846901287" calcext:value-type="float">
            <text:p>-0.8289</text:p>
          </table:table-cell>
          <table:table-cell table:formula="of:=ABS(SUMPRODUCT([.G88:.G94];[.$D$13:.$D$19]))" office:value-type="float" office:value="0.081238255092368" calcext:value-type="float">
            <text:p>0.0812</text:p>
          </table:table-cell>
          <table:table-cell table:formula="of:==MAX([.$D$24]*MEDIAN([.H91]);[.$D$5])" office:value-type="float" office:value="0.026283035457337" calcext:value-type="float">
            <text:p>0.026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$RawData.F92]" office:value-type="float" office:value="-0.590212917597529" calcext:value-type="float">
            <text:p>-0.590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VLOOKUP(IF([.F92]&gt;100;100-([.F92]-100);IF([.F92]&gt;=0;[.F92];-[.F92]));[.$A$2:.$B$102];2)" office:value-type="float" office:value="-0.753206349760339" calcext:value-type="float">
            <text:p>-0.7532</text:p>
          </table:table-cell>
          <table:table-cell table:formula="of:=ABS(SUMPRODUCT([.G89:.G95];[.$D$13:.$D$19]))" office:value-type="float" office:value="0.0548023634223981" calcext:value-type="float">
            <text:p>0.0548</text:p>
          </table:table-cell>
          <table:table-cell table:formula="of:==MAX([.$D$24]*MEDIAN([.H92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$RawData.F93]" office:value-type="float" office:value="-0.518466819425022" calcext:value-type="float">
            <text:p>-0.5185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VLOOKUP(IF([.F93]&gt;100;100-([.F93]-100);IF([.F93]&gt;=0;[.F93];-[.F93]));[.$A$2:.$B$102];2)" office:value-type="float" office:value="-0.770098564733668" calcext:value-type="float">
            <text:p>-0.7701</text:p>
          </table:table-cell>
          <table:table-cell table:formula="of:=ABS(SUMPRODUCT([.G90:.G96];[.$D$13:.$D$19]))" office:value-type="float" office:value="0.0965846271482019" calcext:value-type="float">
            <text:p>0.0966</text:p>
          </table:table-cell>
          <table:table-cell table:formula="of:==MAX([.$D$24]*MEDIAN([.H93]);[.$D$5])" office:value-type="float" office:value="0.0312480515132131" calcext:value-type="float">
            <text:p>0.031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$RawData.F94]" office:value-type="float" office:value="-0.474141813257644" calcext:value-type="float">
            <text:p>-0.4741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VLOOKUP(IF([.F94]&gt;100;100-([.F94]-100);IF([.F94]&gt;=0;[.F94];-[.F94]));[.$A$2:.$B$102];2)" office:value-type="float" office:value="-0.665681995828995" calcext:value-type="float">
            <text:p>-0.6657</text:p>
          </table:table-cell>
          <table:table-cell table:formula="of:=ABS(SUMPRODUCT([.G91:.G97];[.$D$13:.$D$19]))" office:value-type="float" office:value="0.157634573991537" calcext:value-type="float">
            <text:p>0.1576</text:p>
          </table:table-cell>
          <table:table-cell table:formula="of:==MAX([.$D$24]*MEDIAN([.H94]);[.$D$5])" office:value-type="float" office:value="0.0509995579399268" calcext:value-type="float">
            <text:p>0.051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$RawData.F95]" office:value-type="float" office:value="-0.416477341453582" calcext:value-type="float">
            <text:p>-0.4165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VLOOKUP(IF([.F95]&gt;100;100-([.F95]-100);IF([.F95]&gt;=0;[.F95];-[.F95]));[.$A$2:.$B$102];2)" office:value-type="float" office:value="-0.590212917597529" calcext:value-type="float">
            <text:p>-0.5902</text:p>
          </table:table-cell>
          <table:table-cell table:formula="of:=ABS(SUMPRODUCT([.G92:.G98];[.$D$13:.$D$19]))" office:value-type="float" office:value="0.05551105778874" calcext:value-type="float">
            <text:p>0.0555</text:p>
          </table:table-cell>
          <table:table-cell table:formula="of:==MAX([.$D$24]*MEDIAN([.H95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$RawData.F96]" office:value-type="float" office:value="-0.332460988773923" calcext:value-type="float">
            <text:p>-0.332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VLOOKUP(IF([.F96]&gt;100;100-([.F96]-100);IF([.F96]&gt;=0;[.F96];-[.F96]));[.$A$2:.$B$102];2)" office:value-type="float" office:value="-0.518466819425022" calcext:value-type="float">
            <text:p>-0.5185</text:p>
          </table:table-cell>
          <table:table-cell table:formula="of:=ABS(SUMPRODUCT([.G93:.G99];[.$D$13:.$D$19]))" office:value-type="float" office:value="0.010587240078761" calcext:value-type="float">
            <text:p>0.0106</text:p>
          </table:table-cell>
          <table:table-cell table:formula="of:==MAX([.$D$24]*MEDIAN([.H96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$RawData.F97]" office:value-type="float" office:value="-0.267457701684511" calcext:value-type="float">
            <text:p>-0.2675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VLOOKUP(IF([.F97]&gt;100;100-([.F97]-100);IF([.F97]&gt;=0;[.F97];-[.F97]));[.$A$2:.$B$102];2)" office:value-type="float" office:value="-0.474141813257644" calcext:value-type="float">
            <text:p>-0.4741</text:p>
          </table:table-cell>
          <table:table-cell table:formula="of:=ABS(SUMPRODUCT([.G94:.G100];[.$D$13:.$D$19]))" office:value-type="float" office:value="0.0614180156463691" calcext:value-type="float">
            <text:p>0.0614</text:p>
          </table:table-cell>
          <table:table-cell table:formula="of:==MAX([.$D$24]*MEDIAN([.H97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$RawData.F98]" office:value-type="float" office:value="-0.323156157835477" calcext:value-type="float">
            <text:p>-0.323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VLOOKUP(IF([.F98]&gt;100;100-([.F98]-100);IF([.F98]&gt;=0;[.F98];-[.F98]));[.$A$2:.$B$102];2)" office:value-type="float" office:value="-0.416477341453582" calcext:value-type="float">
            <text:p>-0.4165</text:p>
          </table:table-cell>
          <table:table-cell table:formula="of:=ABS(SUMPRODUCT([.G95:.G101];[.$D$13:.$D$19]))" office:value-type="float" office:value="0.0142877943906964" calcext:value-type="float">
            <text:p>0.0143</text:p>
          </table:table-cell>
          <table:table-cell table:formula="of:==MAX([.$D$24]*MEDIAN([.H98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$RawData.F99]" office:value-type="float" office:value="-0.167154946588178" calcext:value-type="float">
            <text:p>-0.167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VLOOKUP(IF([.F99]&gt;100;100-([.F99]-100);IF([.F99]&gt;=0;[.F99];-[.F99]));[.$A$2:.$B$102];2)" office:value-type="float" office:value="-0.332460988773923" calcext:value-type="float">
            <text:p>-0.3325</text:p>
          </table:table-cell>
          <table:table-cell table:formula="of:=ABS(SUMPRODUCT([.G96:.G102];[.$D$13:.$D$19]))" office:value-type="float" office:value="0.246233724996768" calcext:value-type="float">
            <text:p>0.2462</text:p>
          </table:table-cell>
          <table:table-cell table:formula="of:==MAX([.$D$24]*MEDIAN([.H99]);[.$D$5])" office:value-type="float" office:value="0.0796640661166812" calcext:value-type="float">
            <text:p>0.079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$RawData.F100]" office:value-type="float" office:value="-0.0991688934094777" calcext:value-type="float">
            <text:p>-0.0992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VLOOKUP(IF([.F100]&gt;100;100-([.F100]-100);IF([.F100]&gt;=0;[.F100];-[.F100]));[.$A$2:.$B$102];2)" office:value-type="float" office:value="-0.267457701684511" calcext:value-type="float">
            <text:p>-0.2675</text:p>
          </table:table-cell>
          <table:table-cell table:formula="of:=ABS(SUMPRODUCT([.G97:.G103];[.$D$13:.$D$19]))" office:value-type="float" office:value="0.287896252460609" calcext:value-type="float">
            <text:p>0.2879</text:p>
          </table:table-cell>
          <table:table-cell table:formula="of:==MAX([.$D$24]*MEDIAN([.H100]);[.$D$5])" office:value-type="float" office:value="0.0931431553133826" calcext:value-type="float">
            <text:p>0.093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$RawData.F101]" office:value-type="float" office:value="0.0184878102069366" calcext:value-type="float">
            <text:p>0.0185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VLOOKUP(IF([.F101]&gt;100;100-([.F101]-100);IF([.F101]&gt;=0;[.F101];-[.F101]));[.$A$2:.$B$102];2)" office:value-type="float" office:value="-0.323156157835477" calcext:value-type="float">
            <text:p>-0.3232</text:p>
          </table:table-cell>
          <table:table-cell table:formula="of:=ABS(SUMPRODUCT([.G98:.G104];[.$D$13:.$D$19]))" office:value-type="float" office:value="0.0016552728421996" calcext:value-type="float">
            <text:p>0.0017</text:p>
          </table:table-cell>
          <table:table-cell table:formula="of:==MAX([.$D$24]*MEDIAN([.H101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$RawData.F102]" office:value-type="float" office:value="0.0593230959994008" calcext:value-type="float">
            <text:p>0.059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VLOOKUP(IF([.F102]&gt;100;100-([.F102]-100);IF([.F102]&gt;=0;[.F102];-[.F102]));[.$A$2:.$B$102];2)" office:value-type="float" office:value="-0.167154946588178" calcext:value-type="float">
            <text:p>-0.1672</text:p>
          </table:table-cell>
          <table:table-cell table:formula="of:=ABS(SUMPRODUCT([.G99:.G105];[.$D$13:.$D$19]))" office:value-type="float" office:value="0.183969179668766" calcext:value-type="float">
            <text:p>0.1840</text:p>
          </table:table-cell>
          <table:table-cell table:formula="of:==MAX([.$D$24]*MEDIAN([.H102]);[.$D$5])" office:value-type="float" office:value="0.0595196003015288" calcext:value-type="float">
            <text:p>0.0595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8" calcext:value-type="float">
            <text:p>98</text:p>
          </table:table-cell>
          <table:table-cell table:formula="of:=VLOOKUP(IF([.F103]&gt;100;100-([.F103]-100);IF([.F103]&gt;=0;[.F103];-[.F103]));[.$A$2:.$B$102];2)" office:value-type="float" office:value="-0.0991688934094777" calcext:value-type="float">
            <text:p>-0.0992</text:p>
          </table:table-cell>
          <table:table-cell table:formula="of:=ABS(SUMPRODUCT([.G100:.G106];[.$D$13:.$D$19]))" office:value-type="float" office:value="0.157878859736246" calcext:value-type="float">
            <text:p>0.1579</text:p>
          </table:table-cell>
          <table:table-cell table:formula="of:==MAX([.$D$24]*MEDIAN([.H103]);[.$D$5])" office:value-type="float" office:value="0.0510785917754346" calcext:value-type="float">
            <text:p>0.0511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9" calcext:value-type="float">
            <text:p>99</text:p>
          </table:table-cell>
          <table:table-cell table:formula="of:=VLOOKUP(IF([.F104]&gt;100;100-([.F104]-100);IF([.F104]&gt;=0;[.F104];-[.F104]));[.$A$2:.$B$102];2)" office:value-type="float" office:value="0.0184878102069366" calcext:value-type="float">
            <text:p>0.0185</text:p>
          </table:table-cell>
          <table:table-cell table:formula="of:=ABS(SUMPRODUCT([.G101:.G107];[.$D$13:.$D$19]))" office:value-type="float" office:value="0.136938092144967" calcext:value-type="float">
            <text:p>0.1369</text:p>
          </table:table-cell>
          <table:table-cell table:formula="of:==MAX([.$D$24]*MEDIAN([.H104]);[.$D$5])" office:value-type="float" office:value="0.0443036193627499" calcext:value-type="float">
            <text:p>0.0443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VLOOKUP(IF([.F105]&gt;100;100-([.F105]-100);IF([.F105]&gt;=0;[.F105];-[.F105]));[.$A$2:.$B$102];2)" office:value-type="float" office:value="0.0593230959994008" calcext:value-type="float">
            <text:p>0.0593</text:p>
          </table:table-cell>
          <table:table-cell table:formula="of:=ABS(SUMPRODUCT([.G102:.G108];[.$D$13:.$D$19]))" office:value-type="float" office:value="0" calcext:value-type="float">
            <text:p>0.0000</text:p>
          </table:table-cell>
          <table:table-cell table:formula="of:==MAX([.$D$24]*MEDIAN([.H105]);[.$D$5])" office:value-type="float" office:value="0.02" calcext:value-type="float">
            <text:p>0.0200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1" calcext:value-type="float">
            <text:p>101</text:p>
          </table:table-cell>
          <table:table-cell table:style-name="ce26" table:formula="of:=VLOOKUP(IF([.F106]&gt;100;100-([.F106]-100);IF([.F106]&gt;=0;[.F106];-[.F106]));[.$A$2:.$B$102];2)" office:value-type="float" office:value="0.0184878102069366" calcext:value-type="float">
            <text:p>0.0185</text:p>
          </table:table-cell>
          <table:table-cell table:style-name="ce51" table:number-columns-repeated="2"/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2" calcext:value-type="float">
            <text:p>102</text:p>
          </table:table-cell>
          <table:table-cell table:style-name="ce26" table:formula="of:=VLOOKUP(IF([.F107]&gt;100;100-([.F107]-100);IF([.F107]&gt;=0;[.F107];-[.F107]));[.$A$2:.$B$102];2)" office:value-type="float" office:value="-0.0991688934094777" calcext:value-type="float">
            <text:p>-0.0992</text:p>
          </table:table-cell>
          <table:table-cell table:style-name="ce51" table:number-columns-repeated="2"/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3" calcext:value-type="float">
            <text:p>103</text:p>
          </table:table-cell>
          <table:table-cell table:style-name="ce26" table:formula="of:=VLOOKUP(IF([.F108]&gt;100;100-([.F108]-100);IF([.F108]&gt;=0;[.F108];-[.F108]));[.$A$2:.$B$102];2)" office:value-type="float" office:value="-0.167154946588178" calcext:value-type="float">
            <text:p>-0.1672</text:p>
          </table:table-cell>
          <table:table-cell table:style-name="ce51" table:number-columns-repeated="2"/>
        </table:table-row>
      </table:table>
      <table:table table:name="Diff5_Acc2_Window11" table:style-name="ta1">
        <table:table-column table:style-name="co1" table:default-cell-style-name="ce25"/>
        <table:table-column table:style-name="co1" table:default-cell-style-name="ce26"/>
        <table:table-column table:style-name="co1" table:number-columns-repeated="3" table:default-cell-style-name="ce40"/>
        <table:table-column table:style-name="co1" table:default-cell-style-name="ce49"/>
        <table:table-column table:style-name="co1" table:number-columns-repeated="2" table:default-cell-style-name="ce50"/>
        <table:table-column table:style-name="co1" table:default-cell-style-name="ce52"/>
        <table:table-row table:style-name="ro2"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Sum</text:p>
          </table:table-cell>
          <table:table-cell/>
          <table:table-cell table:style-name="ce21" office:value-type="string" calcext:value-type="string">
            <text:p>Window size</text:p>
          </table:table-cell>
          <table:table-cell/>
          <table:table-cell table:style-name="ce47" office:value-type="string" calcext:value-type="string">
            <text:p>Index Padded</text:p>
          </table:table-cell>
          <table:table-cell table:style-name="ce47" office:value-type="string" calcext:value-type="string">
            <text:p>Sum Padded</text:p>
          </table:table-cell>
          <table:table-cell table:style-name="ce47" office:value-type="string" calcext:value-type="string">
            <text:p>Abs. Diff. Sum</text:p>
          </table:table-cell>
          <table:table-cell table:style-name="ce47" office:value-type="string" calcext:value-type="string">
            <text:p>Noise Level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$RawData.F2]" office:value-type="float" office:value="-0.0590418038387701" calcext:value-type="float">
            <text:p>-0.0590</text:p>
          </table:table-cell>
          <table:table-cell/>
          <table:table-cell table:style-name="ce43" office:value-type="float" office:value="11" calcext:value-type="float">
            <text:p>11</text:p>
          </table:table-cell>
          <table:table-cell/>
          <table:table-cell table:style-name="ce48" office:value-type="float" office:value="-8" calcext:value-type="float">
            <text:p>-8</text:p>
          </table:table-cell>
          <table:table-cell table:style-name="ce26" table:formula="of:=VLOOKUP(IF([.F2]&gt;100;100-([.F2]-100);IF([.F2]&gt;=0;[.F2];-[.F2]));[.$A$2:.$B$102];2)" office:value-type="float" office:value="0.5529790761949" calcext:value-type="float">
            <text:p>0.5530</text:p>
          </table:table-cell>
          <table:table-cell table:style-name="ce51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RawData.F3]" office:value-type="float" office:value="0.0943535834281746" calcext:value-type="float">
            <text:p>0.0944</text:p>
          </table:table-cell>
          <table:table-cell/>
          <table:table-cell table:style-name="Default"/>
          <table:table-cell/>
          <table:table-cell table:style-name="ce48" office:value-type="float" office:value="-7" calcext:value-type="float">
            <text:p>-7</text:p>
          </table:table-cell>
          <table:table-cell table:style-name="ce26" table:formula="of:=VLOOKUP(IF([.F3]&gt;100;100-([.F3]-100);IF([.F3]&gt;=0;[.F3];-[.F3]));[.$A$2:.$B$102];2)" office:value-type="float" office:value="0.433680768847359" calcext:value-type="float">
            <text:p>0.4337</text:p>
          </table:table-cell>
          <table:table-cell table:style-name="ce51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RawData.F4]" office:value-type="float" office:value="0.199610696707417" calcext:value-type="float">
            <text:p>0.1996</text:p>
          </table:table-cell>
          <table:table-cell/>
          <table:table-cell table:style-name="ce21" office:value-type="string" calcext:value-type="string">
            <text:p>Min Noise level</text:p>
          </table:table-cell>
          <table:table-cell/>
          <table:table-cell table:style-name="ce48" office:value-type="float" office:value="-6" calcext:value-type="float">
            <text:p>-6</text:p>
          </table:table-cell>
          <table:table-cell table:style-name="ce26" table:formula="of:=VLOOKUP(IF([.F4]&gt;100;100-([.F4]-100);IF([.F4]&gt;=0;[.F4];-[.F4]));[.$A$2:.$B$102];2)" office:value-type="float" office:value="0.427282043695533" calcext:value-type="float">
            <text:p>0.4273</text:p>
          </table:table-cell>
          <table:table-cell table:style-name="ce51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RawData.F5]" office:value-type="float" office:value="0.207666566544525" calcext:value-type="float">
            <text:p>0.2077</text:p>
          </table:table-cell>
          <table:table-cell/>
          <table:table-cell table:style-name="ce44" office:value-type="float" office:value="0.02" calcext:value-type="float">
            <text:p>0.02</text:p>
          </table:table-cell>
          <table:table-cell/>
          <table:table-cell table:style-name="ce48" office:value-type="float" office:value="-5" calcext:value-type="float">
            <text:p>-5</text:p>
          </table:table-cell>
          <table:table-cell table:style-name="ce26" table:formula="of:=VLOOKUP(IF([.F5]&gt;100;100-([.F5]-100);IF([.F5]&gt;=0;[.F5];-[.F5]));[.$A$2:.$B$102];2)" office:value-type="float" office:value="0.313082223503705" calcext:value-type="float">
            <text:p>0.3131</text:p>
          </table:table-cell>
          <table:table-cell table:style-name="ce26" table:formula="of:=ABS(SUMPRODUCT([.G2:.G8];[.$D$13:.$D$19]))" office:value-type="float" office:value="0.151366799649034" calcext:value-type="float">
            <text:p>0.1514</text:p>
          </table:table-cell>
          <table:table-cell table:style-name="ce51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RawData.F6]" office:value-type="float" office:value="0.256597637891149" calcext:value-type="float">
            <text:p>0.2566</text:p>
          </table:table-cell>
          <table:table-cell/>
          <table:table-cell table:style-name="Default"/>
          <table:table-cell/>
          <table:table-cell table:style-name="ce48" office:value-type="float" office:value="-4" calcext:value-type="float">
            <text:p>-4</text:p>
          </table:table-cell>
          <table:table-cell table:style-name="ce26" table:formula="of:=VLOOKUP(IF([.F6]&gt;100;100-([.F6]-100);IF([.F6]&gt;=0;[.F6];-[.F6]));[.$A$2:.$B$102];2)" office:value-type="float" office:value="0.256597637891149" calcext:value-type="float">
            <text:p>0.2566</text:p>
          </table:table-cell>
          <table:table-cell table:style-name="ce26" table:formula="of:=ABS(SUMPRODUCT([.G3:.G9];[.$D$13:.$D$19]))" office:value-type="float" office:value="0.0221399588686899" calcext:value-type="float">
            <text:p>0.0221</text:p>
          </table:table-cell>
          <table:table-cell table:style-name="ce51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RawData.F7]" office:value-type="float" office:value="0.313082223503705" calcext:value-type="float">
            <text:p>0.3131</text:p>
          </table:table-cell>
          <table:table-cell/>
          <table:table-cell table:style-name="ce21" office:value-type="string" calcext:value-type="string">
            <text:p>Difference Order</text:p>
          </table:table-cell>
          <table:table-cell/>
          <table:table-cell table:style-name="ce48" office:value-type="float" office:value="-3" calcext:value-type="float">
            <text:p>-3</text:p>
          </table:table-cell>
          <table:table-cell table:style-name="ce26" table:formula="of:=VLOOKUP(IF([.F7]&gt;100;100-([.F7]-100);IF([.F7]&gt;=0;[.F7];-[.F7]));[.$A$2:.$B$102];2)" office:value-type="float" office:value="0.207666566544525" calcext:value-type="float">
            <text:p>0.2077</text:p>
          </table:table-cell>
          <table:table-cell table:style-name="ce26" table:formula="of:=ABS(SUMPRODUCT([.G4:.G10];[.$D$13:.$D$19]))" office:value-type="float" office:value="0.0518280034245793" calcext:value-type="float">
            <text:p>0.0518</text:p>
          </table:table-cell>
          <table:table-cell table:style-name="ce51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RawData.F8]" office:value-type="float" office:value="0.427282043695533" calcext:value-type="float">
            <text:p>0.4273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/>
          <table:table-cell table:style-name="ce48" office:value-type="float" office:value="-2" calcext:value-type="float">
            <text:p>-2</text:p>
          </table:table-cell>
          <table:table-cell table:style-name="ce26" table:formula="of:=VLOOKUP(IF([.F8]&gt;100;100-([.F8]-100);IF([.F8]&gt;=0;[.F8];-[.F8]));[.$A$2:.$B$102];2)" office:value-type="float" office:value="0.199610696707417" calcext:value-type="float">
            <text:p>0.1996</text:p>
          </table:table-cell>
          <table:table-cell table:style-name="ce26" table:formula="of:=ABS(SUMPRODUCT([.G5:.G11];[.$D$13:.$D$19]))" office:value-type="float" office:value="0.238632105631197" calcext:value-type="float">
            <text:p>0.2386</text:p>
          </table:table-cell>
          <table:table-cell table:style-name="ce51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RawData.F9]" office:value-type="float" office:value="0.433680768847359" calcext:value-type="float">
            <text:p>0.4337</text:p>
          </table:table-cell>
          <table:table-cell/>
          <table:table-cell table:style-name="ce21" office:value-type="string" calcext:value-type="string">
            <text:p>Accuracy</text:p>
          </table:table-cell>
          <table:table-cell/>
          <table:table-cell table:style-name="ce48" office:value-type="float" office:value="-1" calcext:value-type="float">
            <text:p>-1</text:p>
          </table:table-cell>
          <table:table-cell table:style-name="ce26" table:formula="of:=VLOOKUP(IF([.F9]&gt;100;100-([.F9]-100);IF([.F9]&gt;=0;[.F9];-[.F9]));[.$A$2:.$B$102];2)" office:value-type="float" office:value="0.0943535834281746" calcext:value-type="float">
            <text:p>0.0944</text:p>
          </table:table-cell>
          <table:table-cell table:style-name="ce26" table:formula="of:=ABS(SUMPRODUCT([.G6:.G12];[.$D$13:.$D$19]))" office:value-type="float" office:value="0.448498755724633" calcext:value-type="float">
            <text:p>0.4485</text:p>
          </table:table-cell>
          <table:table-cell table:style-name="ce51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RawData.F10]" office:value-type="float" office:value="0.5529790761949" calcext:value-type="float">
            <text:p>0.5530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VLOOKUP(IF([.F10]&gt;100;100-([.F10]-100);IF([.F10]&gt;=0;[.F10];-[.F10]));[.$A$2:.$B$102];2)" office:value-type="float" office:value="-0.0590418038387701" calcext:value-type="float">
            <text:p>-0.0590</text:p>
          </table:table-cell>
          <table:table-cell table:formula="of:=ABS(SUMPRODUCT([.G7:.G13];[.$D$13:.$D$19]))" office:value-type="float" office:value="0" calcext:value-type="float">
            <text:p>0.0000</text:p>
          </table:table-cell>
          <table:table-cell table:formula="of:=MAX([.$D$24]*MEDIAN([.H5:.H15]);[.$D$5])" office:value-type="float" office:value="0.0489717431487881" calcext:value-type="float">
            <text:p>0.049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RawData.F11]" office:value-type="float" office:value="0.620511697979542" calcext:value-type="float">
            <text:p>0.6205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formula="of:=VLOOKUP(IF([.F11]&gt;100;100-([.F11]-100);IF([.F11]&gt;=0;[.F11];-[.F11]));[.$A$2:.$B$102];2)" office:value-type="float" office:value="0.0943535834281746" calcext:value-type="float">
            <text:p>0.0944</text:p>
          </table:table-cell>
          <table:table-cell table:formula="of:=ABS(SUMPRODUCT([.G8:.G14];[.$D$13:.$D$19]))" office:value-type="float" office:value="0.448498755724633" calcext:value-type="float">
            <text:p>0.4485</text:p>
          </table:table-cell>
          <table:table-cell table:formula="of:=MAX([.$D$24]*MEDIAN([.H6:.H16]);[.$D$5])" office:value-type="float" office:value="0.0274495861433573" calcext:value-type="float">
            <text:p>0.02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RawData.F12]" office:value-type="float" office:value="0.636745961502969" calcext:value-type="float">
            <text:p>0.6367</text:p>
          </table:table-cell>
          <table:table-cell/>
          <table:table-cell table:style-name="ce21" office:value-type="string" calcext:value-type="string">
            <text:p>Flipped Difference Kerne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IF([.F12]&gt;100;100-([.F12]-100);IF([.F12]&gt;=0;[.F12];-[.F12]));[.$A$2:.$B$102];2)" office:value-type="float" office:value="0.199610696707417" calcext:value-type="float">
            <text:p>0.1996</text:p>
          </table:table-cell>
          <table:table-cell table:formula="of:=ABS(SUMPRODUCT([.G9:.G15];[.$D$13:.$D$19]))" office:value-type="float" office:value="0.238632105631197" calcext:value-type="float">
            <text:p>0.2386</text:p>
          </table:table-cell>
          <table:table-cell table:formula="of:=MAX([.$D$24]*MEDIAN([.H7:.H17]);[.$D$5])" office:value-type="float" office:value="0.03576375088102" calcext:value-type="float">
            <text:p>0.035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$RawData.F13]" office:value-type="float" office:value="0.64023239070806" calcext:value-type="float">
            <text:p>0.6402</text:p>
          </table:table-cell>
          <table:table-cell/>
          <table:table-cell table:style-name="ce46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IF([.F13]&gt;100;100-([.F13]-100);IF([.F13]&gt;=0;[.F13];-[.F13]));[.$A$2:.$B$102];2)" office:value-type="float" office:value="0.207666566544525" calcext:value-type="float">
            <text:p>0.2077</text:p>
          </table:table-cell>
          <table:table-cell table:formula="of:=ABS(SUMPRODUCT([.G10:.G16];[.$D$13:.$D$19]))" office:value-type="float" office:value="0.0518280034245793" calcext:value-type="float">
            <text:p>0.0518</text:p>
          </table:table-cell>
          <table:table-cell table:formula="of:=MAX([.$D$24]*MEDIAN([.H8:.H18]);[.$D$5])" office:value-type="float" office:value="0.0489717431487881" calcext:value-type="float">
            <text:p>0.049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$RawData.F14]" office:value-type="float" office:value="0.761281039050328" calcext:value-type="float">
            <text:p>0.7613</text:p>
          </table:table-cell>
          <table:table-cell/>
          <table:table-cell table:style-name="ce46" office:value-type="float" office:value="-2" calcext:value-type="float">
            <text:p>-2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IF([.F14]&gt;100;100-([.F14]-100);IF([.F14]&gt;=0;[.F14];-[.F14]));[.$A$2:.$B$102];2)" office:value-type="float" office:value="0.256597637891149" calcext:value-type="float">
            <text:p>0.2566</text:p>
          </table:table-cell>
          <table:table-cell table:formula="of:=ABS(SUMPRODUCT([.G11:.G17];[.$D$13:.$D$19]))" office:value-type="float" office:value="0.0221399588686899" calcext:value-type="float">
            <text:p>0.0221</text:p>
          </table:table-cell>
          <table:table-cell table:formula="of:=MAX([.$D$24]*MEDIAN([.H9:.H19]);[.$D$5])" office:value-type="float" office:value="0.03576375088102" calcext:value-type="float">
            <text:p>0.035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$RawData.F15]" office:value-type="float" office:value="0.735236000225573" calcext:value-type="float">
            <text:p>0.7352</text:p>
          </table:table-cell>
          <table:table-cell/>
          <table:table-cell table:style-name="ce46"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IF([.F15]&gt;100;100-([.F15]-100);IF([.F15]&gt;=0;[.F15];-[.F15]));[.$A$2:.$B$102];2)" office:value-type="float" office:value="0.313082223503705" calcext:value-type="float">
            <text:p>0.3131</text:p>
          </table:table-cell>
          <table:table-cell table:formula="of:=ABS(SUMPRODUCT([.G12:.G18];[.$D$13:.$D$19]))" office:value-type="float" office:value="0.151366799649034" calcext:value-type="float">
            <text:p>0.1514</text:p>
          </table:table-cell>
          <table:table-cell table:formula="of:=MAX([.$D$24]*MEDIAN([.H10:.H20]);[.$D$5])" office:value-type="float" office:value="0.03576375088102" calcext:value-type="float">
            <text:p>0.035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$RawData.F16]" office:value-type="float" office:value="0.767798890073069" calcext:value-type="float">
            <text:p>0.7678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IF([.F16]&gt;100;100-([.F16]-100);IF([.F16]&gt;=0;[.F16];-[.F16]));[.$A$2:.$B$102];2)" office:value-type="float" office:value="0.427282043695533" calcext:value-type="float">
            <text:p>0.4273</text:p>
          </table:table-cell>
          <table:table-cell table:formula="of:=ABS(SUMPRODUCT([.G13:.G19];[.$D$13:.$D$19]))" office:value-type="float" office:value="0.0848439475308586" calcext:value-type="float">
            <text:p>0.0848</text:p>
          </table:table-cell>
          <table:table-cell table:formula="of:=MAX([.$D$24]*MEDIAN([.H11:.H21]);[.$D$5])" office:value-type="float" office:value="0.0489717431487881" calcext:value-type="float">
            <text:p>0.049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$RawData.F17]" office:value-type="float" office:value="0.830826982774496" calcext:value-type="float">
            <text:p>0.8308</text:p>
          </table:table-cell>
          <table:table-cell/>
          <table:table-cell table:style-name="ce46" office:value-type="float" office:value="-2.5" calcext:value-type="float">
            <text:p>-2.5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IF([.F17]&gt;100;100-([.F17]-100);IF([.F17]&gt;=0;[.F17];-[.F17]));[.$A$2:.$B$102];2)" office:value-type="float" office:value="0.433680768847359" calcext:value-type="float">
            <text:p>0.4337</text:p>
          </table:table-cell>
          <table:table-cell table:formula="of:=ABS(SUMPRODUCT([.G14:.G20];[.$D$13:.$D$19]))" office:value-type="float" office:value="0.110542205897346" calcext:value-type="float">
            <text:p>0.1105</text:p>
          </table:table-cell>
          <table:table-cell table:formula="of:=MAX([.$D$24]*MEDIAN([.H12:.H22]);[.$D$5])" office:value-type="float" office:value="0.03576375088102" calcext:value-type="float">
            <text:p>0.035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$RawData.F18]" office:value-type="float" office:value="0.864381649702657" calcext:value-type="float">
            <text:p>0.8644</text:p>
          </table:table-cell>
          <table:table-cell/>
          <table:table-cell table:style-name="ce46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VLOOKUP(IF([.F18]&gt;100;100-([.F18]-100);IF([.F18]&gt;=0;[.F18];-[.F18]));[.$A$2:.$B$102];2)" office:value-type="float" office:value="0.5529790761949" calcext:value-type="float">
            <text:p>0.5530</text:p>
          </table:table-cell>
          <table:table-cell table:formula="of:=ABS(SUMPRODUCT([.G15:.G21];[.$D$13:.$D$19]))" office:value-type="float" office:value="0.211724570817763" calcext:value-type="float">
            <text:p>0.2117</text:p>
          </table:table-cell>
          <table:table-cell table:formula="of:=MAX([.$D$24]*MEDIAN([.H13:.H23]);[.$D$5])" office:value-type="float" office:value="0.03576375088102" calcext:value-type="float">
            <text:p>0.035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$RawData.F19]" office:value-type="float" office:value="0.860024631128125" calcext:value-type="float">
            <text:p>0.8600</text:p>
          </table:table-cell>
          <table:table-cell/>
          <table:table-cell table:style-name="ce46" office:value-type="float" office:value="-0.5" calcext:value-type="float">
            <text:p>-0.5</text:p>
          </table:table-cell>
          <table:table-cell/>
          <table:table-cell office:value-type="float" office:value="9" calcext:value-type="float">
            <text:p>9</text:p>
          </table:table-cell>
          <table:table-cell table:formula="of:=VLOOKUP(IF([.F19]&gt;100;100-([.F19]-100);IF([.F19]&gt;=0;[.F19];-[.F19]));[.$A$2:.$B$102];2)" office:value-type="float" office:value="0.620511697979542" calcext:value-type="float">
            <text:p>0.6205</text:p>
          </table:table-cell>
          <table:table-cell table:formula="of:=ABS(SUMPRODUCT([.G16:.G22];[.$D$13:.$D$19]))" office:value-type="float" office:value="0.036686532773832" calcext:value-type="float">
            <text:p>0.0367</text:p>
          </table:table-cell>
          <table:table-cell table:formula="of:=MAX([.$D$24]*MEDIAN([.H14:.H24]);[.$D$5])" office:value-type="float" office:value="0.046158827122536" calcext:value-type="float">
            <text:p>0.046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$RawData.F20]" office:value-type="float" office:value="0.915036058081084" calcext:value-type="float">
            <text:p>0.91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VLOOKUP(IF([.F20]&gt;100;100-([.F20]-100);IF([.F20]&gt;=0;[.F20];-[.F20]));[.$A$2:.$B$102];2)" office:value-type="float" office:value="0.636745961502969" calcext:value-type="float">
            <text:p>0.6367</text:p>
          </table:table-cell>
          <table:table-cell table:formula="of:=ABS(SUMPRODUCT([.G17:.G23];[.$D$13:.$D$19]))" office:value-type="float" office:value="0.216524578200454" calcext:value-type="float">
            <text:p>0.2165</text:p>
          </table:table-cell>
          <table:table-cell table:formula="of:=MAX([.$D$24]*MEDIAN([.H15:.H25]);[.$D$5])" office:value-type="float" office:value="0.046158827122536" calcext:value-type="float">
            <text:p>0.046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$RawData.F21]" office:value-type="float" office:value="0.849391365384208" calcext:value-type="float">
            <text:p>0.8494</text:p>
          </table:table-cell>
          <table:table-cell/>
          <table:table-cell table:style-name="ce21" office:value-type="string" calcext:value-type="string">
            <text:p>Kernel Norm</text:p>
          </table:table-cell>
          <table:table-cell/>
          <table:table-cell office:value-type="float" office:value="11" calcext:value-type="float">
            <text:p>11</text:p>
          </table:table-cell>
          <table:table-cell table:formula="of:=VLOOKUP(IF([.F21]&gt;100;100-([.F21]-100);IF([.F21]&gt;=0;[.F21];-[.F21]));[.$A$2:.$B$102];2)" office:value-type="float" office:value="0.64023239070806" calcext:value-type="float">
            <text:p>0.6402</text:p>
          </table:table-cell>
          <table:table-cell table:formula="of:=ABS(SUMPRODUCT([.G18:.G24];[.$D$13:.$D$19]))" office:value-type="float" office:value="0.18929899631542" calcext:value-type="float">
            <text:p>0.1893</text:p>
          </table:table-cell>
          <table:table-cell table:formula="of:=MAX([.$D$24]*MEDIAN([.H16:.H26]);[.$D$5])" office:value-type="float" office:value="0.046158827122536" calcext:value-type="float">
            <text:p>0.046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$RawData.F22]" office:value-type="float" office:value="0.906302664413847" calcext:value-type="float">
            <text:p>0.9063</text:p>
          </table:table-cell>
          <table:table-cell/>
          <table:table-cell table:style-name="ce26" table:formula="of:=SQRT(SUMPRODUCT([.D13:.D19];[.D13:.D19]))" office:value-type="float" office:value="4.58257569495584" calcext:value-type="float">
            <text:p>4.582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VLOOKUP(IF([.F22]&gt;100;100-([.F22]-100);IF([.F22]&gt;=0;[.F22];-[.F22]));[.$A$2:.$B$102];2)" office:value-type="float" office:value="0.761281039050328" calcext:value-type="float">
            <text:p>0.7613</text:p>
          </table:table-cell>
          <table:table-cell table:formula="of:=ABS(SUMPRODUCT([.G19:.G25];[.$D$13:.$D$19]))" office:value-type="float" office:value="0.0805608090510595" calcext:value-type="float">
            <text:p>0.0806</text:p>
          </table:table-cell>
          <table:table-cell table:formula="of:=MAX([.$D$24]*MEDIAN([.H17:.H27]);[.$D$5])" office:value-type="float" office:value="0.0513633900333629" calcext:value-type="float">
            <text:p>0.051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$RawData.F23]" office:value-type="float" office:value="0.998908766466436" calcext:value-type="float">
            <text:p>0.9989</text:p>
          </table:table-cell>
          <table:table-cell/>
          <table:table-cell table:style-name="ce21" office:value-type="string" calcext:value-type="string">
            <text:p>Kernel-MAD Prefactor</text:p>
          </table:table-cell>
          <table:table-cell/>
          <table:table-cell office:value-type="float" office:value="13" calcext:value-type="float">
            <text:p>13</text:p>
          </table:table-cell>
          <table:table-cell table:formula="of:=VLOOKUP(IF([.F23]&gt;100;100-([.F23]-100);IF([.F23]&gt;=0;[.F23];-[.F23]));[.$A$2:.$B$102];2)" office:value-type="float" office:value="0.735236000225573" calcext:value-type="float">
            <text:p>0.7352</text:p>
          </table:table-cell>
          <table:table-cell table:formula="of:=ABS(SUMPRODUCT([.G20:.G26];[.$D$13:.$D$19]))" office:value-type="float" office:value="0.251076712476175" calcext:value-type="float">
            <text:p>0.2511</text:p>
          </table:table-cell>
          <table:table-cell table:formula="of:=MAX([.$D$24]*MEDIAN([.H18:.H28]);[.$D$5])" office:value-type="float" office:value="0.0513633900333629" calcext:value-type="float">
            <text:p>0.051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$RawData.F24]" office:value-type="float" office:value="1.01023214794285" calcext:value-type="float">
            <text:p>1.0102</text:p>
          </table:table-cell>
          <table:table-cell/>
          <table:table-cell table:style-name="ce26" table:formula="of:= 1.482602/[.D22]" office:value-type="float" office:value="0.323530280499663" calcext:value-type="float">
            <text:p>0.323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VLOOKUP(IF([.F24]&gt;100;100-([.F24]-100);IF([.F24]&gt;=0;[.F24];-[.F24]));[.$A$2:.$B$102];2)" office:value-type="float" office:value="0.767798890073069" calcext:value-type="float">
            <text:p>0.7678</text:p>
          </table:table-cell>
          <table:table-cell table:formula="of:=ABS(SUMPRODUCT([.G21:.G27];[.$D$13:.$D$19]))" office:value-type="float" office:value="0.142672355277682" calcext:value-type="float">
            <text:p>0.1427</text:p>
          </table:table-cell>
          <table:table-cell table:formula="of:=MAX([.$D$24]*MEDIAN([.H19:.H29]);[.$D$5])" office:value-type="float" office:value="0.0513633900333629" calcext:value-type="float">
            <text:p>0.051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$RawData.F25]" office:value-type="float" office:value="0.972607745125448" calcext:value-type="float">
            <text:p>0.972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VLOOKUP(IF([.F25]&gt;100;100-([.F25]-100);IF([.F25]&gt;=0;[.F25];-[.F25]));[.$A$2:.$B$102];2)" office:value-type="float" office:value="0.830826982774496" calcext:value-type="float">
            <text:p>0.8308</text:p>
          </table:table-cell>
          <table:table-cell table:formula="of:=ABS(SUMPRODUCT([.G22:.G28];[.$D$13:.$D$19]))" office:value-type="float" office:value="0.0687571467842441" calcext:value-type="float">
            <text:p>0.0688</text:p>
          </table:table-cell>
          <table:table-cell table:formula="of:=MAX([.$D$24]*MEDIAN([.H20:.H30]);[.$D$5])" office:value-type="float" office:value="0.0531891974716106" calcext:value-type="float">
            <text:p>0.05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$RawData.F26]" office:value-type="float" office:value="1.02293786735275" calcext:value-type="float">
            <text:p>1.022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VLOOKUP(IF([.F26]&gt;100;100-([.F26]-100);IF([.F26]&gt;=0;[.F26];-[.F26]));[.$A$2:.$B$102];2)" office:value-type="float" office:value="0.864381649702657" calcext:value-type="float">
            <text:p>0.8644</text:p>
          </table:table-cell>
          <table:table-cell table:formula="of:=ABS(SUMPRODUCT([.G23:.G29];[.$D$13:.$D$19]))" office:value-type="float" office:value="0.16440253255264" calcext:value-type="float">
            <text:p>0.1644</text:p>
          </table:table-cell>
          <table:table-cell table:formula="of:=MAX([.$D$24]*MEDIAN([.H21:.H31]);[.$D$5])" office:value-type="float" office:value="0.0513633900333629" calcext:value-type="float">
            <text:p>0.05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$RawData.F27]" office:value-type="float" office:value="1.00374431706903" calcext:value-type="float">
            <text:p>1.003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VLOOKUP(IF([.F27]&gt;100;100-([.F27]-100);IF([.F27]&gt;=0;[.F27];-[.F27]));[.$A$2:.$B$102];2)" office:value-type="float" office:value="0.860024631128125" calcext:value-type="float">
            <text:p>0.8600</text:p>
          </table:table-cell>
          <table:table-cell table:formula="of:=ABS(SUMPRODUCT([.G24:.G30];[.$D$13:.$D$19]))" office:value-type="float" office:value="0.158759142897032" calcext:value-type="float">
            <text:p>0.1588</text:p>
          </table:table-cell>
          <table:table-cell table:formula="of:=MAX([.$D$24]*MEDIAN([.H22:.H32]);[.$D$5])" office:value-type="float" office:value="0.0513633900333629" calcext:value-type="float">
            <text:p>0.051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$RawData.F28]" office:value-type="float" office:value="0.950640394109323" calcext:value-type="float">
            <text:p>0.950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VLOOKUP(IF([.F28]&gt;100;100-([.F28]-100);IF([.F28]&gt;=0;[.F28];-[.F28]));[.$A$2:.$B$102];2)" office:value-type="float" office:value="0.915036058081084" calcext:value-type="float">
            <text:p>0.9150</text:p>
          </table:table-cell>
          <table:table-cell table:formula="of:=ABS(SUMPRODUCT([.G25:.G31];[.$D$13:.$D$19]))" office:value-type="float" office:value="0.0263843019362025" calcext:value-type="float">
            <text:p>0.0264</text:p>
          </table:table-cell>
          <table:table-cell table:formula="of:=MAX([.$D$24]*MEDIAN([.H23:.H33]);[.$D$5])" office:value-type="float" office:value="0.0513633900333629" calcext:value-type="float">
            <text:p>0.051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$RawData.F29]" office:value-type="float" office:value="0.865902501350606" calcext:value-type="float">
            <text:p>0.865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VLOOKUP(IF([.F29]&gt;100;100-([.F29]-100);IF([.F29]&gt;=0;[.F29];-[.F29]));[.$A$2:.$B$102];2)" office:value-type="float" office:value="0.849391365384208" calcext:value-type="float">
            <text:p>0.8494</text:p>
          </table:table-cell>
          <table:table-cell table:formula="of:=ABS(SUMPRODUCT([.G26:.G32];[.$D$13:.$D$19]))" office:value-type="float" office:value="0.226676505724618" calcext:value-type="float">
            <text:p>0.2267</text:p>
          </table:table-cell>
          <table:table-cell table:formula="of:=MAX([.$D$24]*MEDIAN([.H24:.H34]);[.$D$5])" office:value-type="float" office:value="0.046158827122536" calcext:value-type="float">
            <text:p>0.046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$RawData.F30]" office:value-type="float" office:value="1.04252588599323" calcext:value-type="float">
            <text:p>1.042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VLOOKUP(IF([.F30]&gt;100;100-([.F30]-100);IF([.F30]&gt;=0;[.F30];-[.F30]));[.$A$2:.$B$102];2)" office:value-type="float" office:value="0.906302664413847" calcext:value-type="float">
            <text:p>0.9063</text:p>
          </table:table-cell>
          <table:table-cell table:formula="of:=ABS(SUMPRODUCT([.G27:.G33];[.$D$13:.$D$19]))" office:value-type="float" office:value="0.2396928799807" calcext:value-type="float">
            <text:p>0.2397</text:p>
          </table:table-cell>
          <table:table-cell table:formula="of:=MAX([.$D$24]*MEDIAN([.H25:.H35]);[.$D$5])" office:value-type="float" office:value="0.0422277561726497" calcext:value-type="float">
            <text:p>0.042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$RawData.F31]" office:value-type="float" office:value="1.026994841424" calcext:value-type="float">
            <text:p>1.027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VLOOKUP(IF([.F31]&gt;100;100-([.F31]-100);IF([.F31]&gt;=0;[.F31];-[.F31]));[.$A$2:.$B$102];2)" office:value-type="float" office:value="0.998908766466436" calcext:value-type="float">
            <text:p>0.9989</text:p>
          </table:table-cell>
          <table:table-cell table:formula="of:=ABS(SUMPRODUCT([.G28:.G34];[.$D$13:.$D$19]))" office:value-type="float" office:value="0.0673418539758607" calcext:value-type="float">
            <text:p>0.0673</text:p>
          </table:table-cell>
          <table:table-cell table:formula="of:=MAX([.$D$24]*MEDIAN([.H26:.H36]);[.$D$5])" office:value-type="float" office:value="0.0513633900333629" calcext:value-type="float">
            <text:p>0.051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$RawData.F32]" office:value-type="float" office:value="1.02103474474768" calcext:value-type="float">
            <text:p>1.021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VLOOKUP(IF([.F32]&gt;100;100-([.F32]-100);IF([.F32]&gt;=0;[.F32];-[.F32]));[.$A$2:.$B$102];2)" office:value-type="float" office:value="1.01023214794285" calcext:value-type="float">
            <text:p>1.0102</text:p>
          </table:table-cell>
          <table:table-cell table:formula="of:=ABS(SUMPRODUCT([.G29:.G35];[.$D$13:.$D$19]))" office:value-type="float" office:value="0.221846483387866" calcext:value-type="float">
            <text:p>0.2218</text:p>
          </table:table-cell>
          <table:table-cell table:formula="of:=MAX([.$D$24]*MEDIAN([.H27:.H37]);[.$D$5])" office:value-type="float" office:value="0.0513633900333629" calcext:value-type="float">
            <text:p>0.051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$RawData.F33]" office:value-type="float" office:value="0.986929414783528" calcext:value-type="float">
            <text:p>0.986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VLOOKUP(IF([.F33]&gt;100;100-([.F33]-100);IF([.F33]&gt;=0;[.F33];-[.F33]));[.$A$2:.$B$102];2)" office:value-type="float" office:value="0.972607745125448" calcext:value-type="float">
            <text:p>0.9726</text:p>
          </table:table-cell>
          <table:table-cell table:formula="of:=ABS(SUMPRODUCT([.G30:.G36];[.$D$13:.$D$19]))" office:value-type="float" office:value="0.0442620621673004" calcext:value-type="float">
            <text:p>0.0443</text:p>
          </table:table-cell>
          <table:table-cell table:formula="of:=MAX([.$D$24]*MEDIAN([.H28:.H38]);[.$D$5])" office:value-type="float" office:value="0.0589669911798476" calcext:value-type="float">
            <text:p>0.059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$RawData.F34]" office:value-type="float" office:value="0.969427351855216" calcext:value-type="float">
            <text:p>0.969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VLOOKUP(IF([.F34]&gt;100;100-([.F34]-100);IF([.F34]&gt;=0;[.F34];-[.F34]));[.$A$2:.$B$102];2)" office:value-type="float" office:value="1.02293786735275" calcext:value-type="float">
            <text:p>1.0229</text:p>
          </table:table-cell>
          <table:table-cell table:formula="of:=ABS(SUMPRODUCT([.G31:.G37];[.$D$13:.$D$19]))" office:value-type="float" office:value="0.130521804968094" calcext:value-type="float">
            <text:p>0.1305</text:p>
          </table:table-cell>
          <table:table-cell table:formula="of:=MAX([.$D$24]*MEDIAN([.H29:.H39]);[.$D$5])" office:value-type="float" office:value="0.0717740549983399" calcext:value-type="float">
            <text:p>0.071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$RawData.F35]" office:value-type="float" office:value="0.875123797331329" calcext:value-type="float">
            <text:p>0.875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VLOOKUP(IF([.F35]&gt;100;100-([.F35]-100);IF([.F35]&gt;=0;[.F35];-[.F35]));[.$A$2:.$B$102];2)" office:value-type="float" office:value="1.00374431706903" calcext:value-type="float">
            <text:p>1.0037</text:p>
          </table:table-cell>
          <table:table-cell table:formula="of:=ABS(SUMPRODUCT([.G32:.G38];[.$D$13:.$D$19]))" office:value-type="float" office:value="0.0488136734663065" calcext:value-type="float">
            <text:p>0.0488</text:p>
          </table:table-cell>
          <table:table-cell table:formula="of:=MAX([.$D$24]*MEDIAN([.H30:.H40]);[.$D$5])" office:value-type="float" office:value="0.0589669911798476" calcext:value-type="float">
            <text:p>0.059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$RawData.F36]" office:value-type="float" office:value="0.852016664338893" calcext:value-type="float">
            <text:p>0.852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VLOOKUP(IF([.F36]&gt;100;100-([.F36]-100);IF([.F36]&gt;=0;[.F36];-[.F36]));[.$A$2:.$B$102];2)" office:value-type="float" office:value="0.950640394109323" calcext:value-type="float">
            <text:p>0.9506</text:p>
          </table:table-cell>
          <table:table-cell table:formula="of:=ABS(SUMPRODUCT([.G33:.G39];[.$D$13:.$D$19]))" office:value-type="float" office:value="0.356587028427744" calcext:value-type="float">
            <text:p>0.3566</text:p>
          </table:table-cell>
          <table:table-cell table:formula="of:=MAX([.$D$24]*MEDIAN([.H31:.H41]);[.$D$5])" office:value-type="float" office:value="0.0422277561726497" calcext:value-type="float">
            <text:p>0.042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$RawData.F37]" office:value-type="float" office:value="0.816156995641088" calcext:value-type="float">
            <text:p>0.816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VLOOKUP(IF([.F37]&gt;100;100-([.F37]-100);IF([.F37]&gt;=0;[.F37];-[.F37]));[.$A$2:.$B$102];2)" office:value-type="float" office:value="0.865902501350606" calcext:value-type="float">
            <text:p>0.8659</text:p>
          </table:table-cell>
          <table:table-cell table:formula="of:=ABS(SUMPRODUCT([.G34:.G40];[.$D$13:.$D$19]))" office:value-type="float" office:value="0.182261119697292" calcext:value-type="float">
            <text:p>0.1823</text:p>
          </table:table-cell>
          <table:table-cell table:formula="of:=MAX([.$D$24]*MEDIAN([.H32:.H42]);[.$D$5])" office:value-type="float" office:value="0.0422277561726497" calcext:value-type="float">
            <text:p>0.042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$RawData.F38]" office:value-type="float" office:value="0.767842516780411" calcext:value-type="float">
            <text:p>0.767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VLOOKUP(IF([.F38]&gt;100;100-([.F38]-100);IF([.F38]&gt;=0;[.F38];-[.F38]));[.$A$2:.$B$102];2)" office:value-type="float" office:value="1.04252588599323" calcext:value-type="float">
            <text:p>1.0425</text:p>
          </table:table-cell>
          <table:table-cell table:formula="of:=ABS(SUMPRODUCT([.G35:.G41];[.$D$13:.$D$19]))" office:value-type="float" office:value="0.25353469776402" calcext:value-type="float">
            <text:p>0.2535</text:p>
          </table:table-cell>
          <table:table-cell table:formula="of:=MAX([.$D$24]*MEDIAN([.H33:.H43]);[.$D$5])" office:value-type="float" office:value="0.0257106262844691" calcext:value-type="float">
            <text:p>0.025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$RawData.F39]" office:value-type="float" office:value="0.77006327770948" calcext:value-type="float">
            <text:p>0.770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VLOOKUP(IF([.F39]&gt;100;100-([.F39]-100);IF([.F39]&gt;=0;[.F39];-[.F39]));[.$A$2:.$B$102];2)" office:value-type="float" office:value="1.026994841424" calcext:value-type="float">
            <text:p>1.0270</text:p>
          </table:table-cell>
          <table:table-cell table:formula="of:=ABS(SUMPRODUCT([.G36:.G42];[.$D$13:.$D$19]))" office:value-type="float" office:value="0.286388201106773" calcext:value-type="float">
            <text:p>0.2864</text:p>
          </table:table-cell>
          <table:table-cell table:formula="of:=MAX([.$D$24]*MEDIAN([.H34:.H44]);[.$D$5])" office:value-type="float" office:value="0.0422277561726497" calcext:value-type="float">
            <text:p>0.042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$RawData.F40]" office:value-type="float" office:value="0.744617557349897" calcext:value-type="float">
            <text:p>0.744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VLOOKUP(IF([.F40]&gt;100;100-([.F40]-100);IF([.F40]&gt;=0;[.F40];-[.F40]));[.$A$2:.$B$102];2)" office:value-type="float" office:value="1.02103474474768" calcext:value-type="float">
            <text:p>1.0210</text:p>
          </table:table-cell>
          <table:table-cell table:formula="of:=ABS(SUMPRODUCT([.G37:.G43];[.$D$13:.$D$19]))" office:value-type="float" office:value="0.0506441496652096" calcext:value-type="float">
            <text:p>0.0506</text:p>
          </table:table-cell>
          <table:table-cell table:formula="of:=MAX([.$D$24]*MEDIAN([.H35:.H45]);[.$D$5])" office:value-type="float" office:value="0.0364680830983336" calcext:value-type="float">
            <text:p>0.036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$RawData.F41]" office:value-type="float" office:value="0.655333136800354" calcext:value-type="float">
            <text:p>0.655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VLOOKUP(IF([.F41]&gt;100;100-([.F41]-100);IF([.F41]&gt;=0;[.F41];-[.F41]));[.$A$2:.$B$102];2)" office:value-type="float" office:value="0.986929414783528" calcext:value-type="float">
            <text:p>0.9869</text:p>
          </table:table-cell>
          <table:table-cell table:formula="of:=ABS(SUMPRODUCT([.G38:.G44];[.$D$13:.$D$19]))" office:value-type="float" office:value="0.0794689951270138" calcext:value-type="float">
            <text:p>0.0795</text:p>
          </table:table-cell>
          <table:table-cell table:formula="of:=MAX([.$D$24]*MEDIAN([.H36:.H46]);[.$D$5])" office:value-type="float" office:value="0.0364680830983336" calcext:value-type="float">
            <text:p>0.036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$RawData.F42]" office:value-type="float" office:value="0.744973681389955" calcext:value-type="float">
            <text:p>0.745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VLOOKUP(IF([.F42]&gt;100;100-([.F42]-100);IF([.F42]&gt;=0;[.F42];-[.F42]));[.$A$2:.$B$102];2)" office:value-type="float" office:value="0.969427351855216" calcext:value-type="float">
            <text:p>0.9694</text:p>
          </table:table-cell>
          <table:table-cell table:formula="of:=ABS(SUMPRODUCT([.G39:.G45];[.$D$13:.$D$19]))" office:value-type="float" office:value="0.0468968057043798" calcext:value-type="float">
            <text:p>0.0469</text:p>
          </table:table-cell>
          <table:table-cell table:formula="of:=MAX([.$D$24]*MEDIAN([.H37:.H47]);[.$D$5])" office:value-type="float" office:value="0.0364680830983336" calcext:value-type="float">
            <text:p>0.036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$RawData.F43]" office:value-type="float" office:value="0.630271185327803" calcext:value-type="float">
            <text:p>0.630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VLOOKUP(IF([.F43]&gt;100;100-([.F43]-100);IF([.F43]&gt;=0;[.F43];-[.F43]));[.$A$2:.$B$102];2)" office:value-type="float" office:value="0.875123797331329" calcext:value-type="float">
            <text:p>0.8751</text:p>
          </table:table-cell>
          <table:table-cell table:formula="of:=ABS(SUMPRODUCT([.G40:.G46];[.$D$13:.$D$19]))" office:value-type="float" office:value="0.0785779944895622" calcext:value-type="float">
            <text:p>0.0786</text:p>
          </table:table-cell>
          <table:table-cell table:formula="of:=MAX([.$D$24]*MEDIAN([.H38:.H48]);[.$D$5])" office:value-type="float" office:value="0.0364680830983336" calcext:value-type="float">
            <text:p>0.036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$RawData.F44]" office:value-type="float" office:value="0.679941326250664" calcext:value-type="float">
            <text:p>0.679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VLOOKUP(IF([.F44]&gt;100;100-([.F44]-100);IF([.F44]&gt;=0;[.F44];-[.F44]));[.$A$2:.$B$102];2)" office:value-type="float" office:value="0.852016664338893" calcext:value-type="float">
            <text:p>0.8520</text:p>
          </table:table-cell>
          <table:table-cell table:formula="of:=ABS(SUMPRODUCT([.G41:.G47];[.$D$13:.$D$19]))" office:value-type="float" office:value="0.147319597386983" calcext:value-type="float">
            <text:p>0.1473</text:p>
          </table:table-cell>
          <table:table-cell table:formula="of:=MAX([.$D$24]*MEDIAN([.H39:.H49]);[.$D$5])" office:value-type="float" office:value="0.0364680830983336" calcext:value-type="float">
            <text:p>0.036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$RawData.F45]" office:value-type="float" office:value="0.722725157495885" calcext:value-type="float">
            <text:p>0.722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VLOOKUP(IF([.F45]&gt;100;100-([.F45]-100);IF([.F45]&gt;=0;[.F45];-[.F45]));[.$A$2:.$B$102];2)" office:value-type="float" office:value="0.816156995641088" calcext:value-type="float">
            <text:p>0.8162</text:p>
          </table:table-cell>
          <table:table-cell table:formula="of:=ABS(SUMPRODUCT([.G42:.G48];[.$D$13:.$D$19]))" office:value-type="float" office:value="0.112719226905166" calcext:value-type="float">
            <text:p>0.1127</text:p>
          </table:table-cell>
          <table:table-cell table:formula="of:=MAX([.$D$24]*MEDIAN([.H40:.H50]);[.$D$5])" office:value-type="float" office:value="0.0257106262844691" calcext:value-type="float">
            <text:p>0.025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$RawData.F46]" office:value-type="float" office:value="0.851786332380421" calcext:value-type="float">
            <text:p>0.851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VLOOKUP(IF([.F46]&gt;100;100-([.F46]-100);IF([.F46]&gt;=0;[.F46];-[.F46]));[.$A$2:.$B$102];2)" office:value-type="float" office:value="0.767842516780411" calcext:value-type="float">
            <text:p>0.7678</text:p>
          </table:table-cell>
          <table:table-cell table:formula="of:=ABS(SUMPRODUCT([.G43:.G49];[.$D$13:.$D$19]))" office:value-type="float" office:value="0.0103314111165154" calcext:value-type="float">
            <text:p>0.0103</text:p>
          </table:table-cell>
          <table:table-cell table:formula="of:=MAX([.$D$24]*MEDIAN([.H41:.H51]);[.$D$5])" office:value-type="float" office:value="0.0364680830983336" calcext:value-type="float">
            <text:p>0.036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$RawData.F47]" office:value-type="float" office:value="0.8181644158567" calcext:value-type="float">
            <text:p>0.818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VLOOKUP(IF([.F47]&gt;100;100-([.F47]-100);IF([.F47]&gt;=0;[.F47];-[.F47]));[.$A$2:.$B$102];2)" office:value-type="float" office:value="0.77006327770948" calcext:value-type="float">
            <text:p>0.7701</text:p>
          </table:table-cell>
          <table:table-cell table:formula="of:=ABS(SUMPRODUCT([.G44:.G50];[.$D$13:.$D$19]))" office:value-type="float" office:value="0.210063827630714" calcext:value-type="float">
            <text:p>0.2101</text:p>
          </table:table-cell>
          <table:table-cell table:formula="of:=MAX([.$D$24]*MEDIAN([.H42:.H52]);[.$D$5])" office:value-type="float" office:value="0.0364680830983336" calcext:value-type="float">
            <text:p>0.036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$RawData.F48]" office:value-type="float" office:value="0.921325615299475" calcext:value-type="float">
            <text:p>0.921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VLOOKUP(IF([.F48]&gt;100;100-([.F48]-100);IF([.F48]&gt;=0;[.F48];-[.F48]));[.$A$2:.$B$102];2)" office:value-type="float" office:value="0.744617557349897" calcext:value-type="float">
            <text:p>0.7446</text:p>
          </table:table-cell>
          <table:table-cell table:formula="of:=ABS(SUMPRODUCT([.G45:.G51];[.$D$13:.$D$19]))" office:value-type="float" office:value="0.334030586648545" calcext:value-type="float">
            <text:p>0.3340</text:p>
          </table:table-cell>
          <table:table-cell table:formula="of:=MAX([.$D$24]*MEDIAN([.H43:.H53]);[.$D$5])" office:value-type="float" office:value="0.0459419537572652" calcext:value-type="float">
            <text:p>0.045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$RawData.F49]" office:value-type="float" office:value="1.28108141949725" calcext:value-type="float">
            <text:p>1.2811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VLOOKUP(IF([.F49]&gt;100;100-([.F49]-100);IF([.F49]&gt;=0;[.F49];-[.F49]));[.$A$2:.$B$102];2)" office:value-type="float" office:value="0.655333136800354" calcext:value-type="float">
            <text:p>0.6553</text:p>
          </table:table-cell>
          <table:table-cell table:formula="of:=ABS(SUMPRODUCT([.G46:.G52];[.$D$13:.$D$19]))" office:value-type="float" office:value="0.236523899598626" calcext:value-type="float">
            <text:p>0.2365</text:p>
          </table:table-cell>
          <table:table-cell table:formula="of:=MAX([.$D$24]*MEDIAN([.H44:.H54]);[.$D$5])" office:value-type="float" office:value="0.0459419537572652" calcext:value-type="float">
            <text:p>0.045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$RawData.F50]" office:value-type="float" office:value="0.894658849936564" calcext:value-type="float">
            <text:p>0.894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VLOOKUP(IF([.F50]&gt;100;100-([.F50]-100);IF([.F50]&gt;=0;[.F50];-[.F50]));[.$A$2:.$B$102];2)" office:value-type="float" office:value="0.744973681389955" calcext:value-type="float">
            <text:p>0.7450</text:p>
          </table:table-cell>
          <table:table-cell table:formula="of:=ABS(SUMPRODUCT([.G47:.G53];[.$D$13:.$D$19]))" office:value-type="float" office:value="0.0430285234102911" calcext:value-type="float">
            <text:p>0.0430</text:p>
          </table:table-cell>
          <table:table-cell table:formula="of:=MAX([.$D$24]*MEDIAN([.H45:.H55]);[.$D$5])" office:value-type="float" office:value="0.0459419537572652" calcext:value-type="float">
            <text:p>0.045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$RawData.F51]" office:value-type="float" office:value="1.37360478927053" calcext:value-type="float">
            <text:p>1.373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VLOOKUP(IF([.F51]&gt;100;100-([.F51]-100);IF([.F51]&gt;=0;[.F51];-[.F51]));[.$A$2:.$B$102];2)" office:value-type="float" office:value="0.630271185327803" calcext:value-type="float">
            <text:p>0.6303</text:p>
          </table:table-cell>
          <table:table-cell table:formula="of:=ABS(SUMPRODUCT([.G48:.G54];[.$D$13:.$D$19]))" office:value-type="float" office:value="0.243780541724027" calcext:value-type="float">
            <text:p>0.2438</text:p>
          </table:table-cell>
          <table:table-cell table:formula="of:=MAX([.$D$24]*MEDIAN([.H46:.H56]);[.$D$5])" office:value-type="float" office:value="0.0679620090761976" calcext:value-type="float">
            <text:p>0.068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$RawData.F52]" office:value-type="float" office:value="1.22608072980064" calcext:value-type="float">
            <text:p>1.226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VLOOKUP(IF([.F52]&gt;100;100-([.F52]-100);IF([.F52]&gt;=0;[.F52];-[.F52]));[.$A$2:.$B$102];2)" office:value-type="float" office:value="0.679941326250664" calcext:value-type="float">
            <text:p>0.6799</text:p>
          </table:table-cell>
          <table:table-cell table:formula="of:=ABS(SUMPRODUCT([.G49:.G55];[.$D$13:.$D$19]))" office:value-type="float" office:value="0.0989252679674458" calcext:value-type="float">
            <text:p>0.0989</text:p>
          </table:table-cell>
          <table:table-cell table:formula="of:=MAX([.$D$24]*MEDIAN([.H47:.H57]);[.$D$5])" office:value-type="float" office:value="0.0765226435820174" calcext:value-type="float">
            <text:p>0.076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$RawData.F53]" office:value-type="float" office:value="1.06112948041573" calcext:value-type="float">
            <text:p>1.061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VLOOKUP(IF([.F53]&gt;100;100-([.F53]-100);IF([.F53]&gt;=0;[.F53];-[.F53]));[.$A$2:.$B$102];2)" office:value-type="float" office:value="0.722725157495885" calcext:value-type="float">
            <text:p>0.7227</text:p>
          </table:table-cell>
          <table:table-cell table:formula="of:=ABS(SUMPRODUCT([.G50:.G56];[.$D$13:.$D$19]))" office:value-type="float" office:value="0.142002021221359" calcext:value-type="float">
            <text:p>0.1420</text:p>
          </table:table-cell>
          <table:table-cell table:formula="of:=MAX([.$D$24]*MEDIAN([.H48:.H58]);[.$D$5])" office:value-type="float" office:value="0.0788703870443343" calcext:value-type="float">
            <text:p>0.078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$RawData.F54]" office:value-type="float" office:value="0.921901458753043" calcext:value-type="float">
            <text:p>0.9219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VLOOKUP(IF([.F54]&gt;100;100-([.F54]-100);IF([.F54]&gt;=0;[.F54];-[.F54]));[.$A$2:.$B$102];2)" office:value-type="float" office:value="0.851786332380421" calcext:value-type="float">
            <text:p>0.8518</text:p>
          </table:table-cell>
          <table:table-cell table:formula="of:=ABS(SUMPRODUCT([.G51:.G57];[.$D$13:.$D$19]))" office:value-type="float" office:value="0.081234684889139" calcext:value-type="float">
            <text:p>0.0812</text:p>
          </table:table-cell>
          <table:table-cell table:formula="of:=MAX([.$D$24]*MEDIAN([.H49:.H59]);[.$D$5])" office:value-type="float" office:value="0.0788703870443343" calcext:value-type="float">
            <text:p>0.078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$RawData.F55]" office:value-type="float" office:value="0.568011283513986" calcext:value-type="float">
            <text:p>0.568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VLOOKUP(IF([.F55]&gt;100;100-([.F55]-100);IF([.F55]&gt;=0;[.F55];-[.F55]));[.$A$2:.$B$102];2)" office:value-type="float" office:value="0.8181644158567" calcext:value-type="float">
            <text:p>0.8182</text:p>
          </table:table-cell>
          <table:table-cell table:formula="of:=ABS(SUMPRODUCT([.G52:.G58];[.$D$13:.$D$19]))" office:value-type="float" office:value="0.835505554862145" calcext:value-type="float">
            <text:p>0.8355</text:p>
          </table:table-cell>
          <table:table-cell table:formula="of:=MAX([.$D$24]*MEDIAN([.H50:.H60]);[.$D$5])" office:value-type="float" office:value="0.0830564581735283" calcext:value-type="float">
            <text:p>0.083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$RawData.F56]" office:value-type="float" office:value="0.537739299046922" calcext:value-type="float">
            <text:p>0.5377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VLOOKUP(IF([.F56]&gt;100;100-([.F56]-100);IF([.F56]&gt;=0;[.F56];-[.F56]));[.$A$2:.$B$102];2)" office:value-type="float" office:value="0.921325615299475" calcext:value-type="float">
            <text:p>0.9213</text:p>
          </table:table-cell>
          <table:table-cell table:formula="of:=ABS(SUMPRODUCT([.G53:.G59];[.$D$13:.$D$19]))" office:value-type="float" office:value="1.39698728987641" calcext:value-type="float">
            <text:p>1.3970</text:p>
          </table:table-cell>
          <table:table-cell table:formula="of:=MAX([.$D$24]*MEDIAN([.H51:.H61]);[.$D$5])" office:value-type="float" office:value="0.217502632354143" calcext:value-type="float">
            <text:p>0.217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$RawData.F57]" office:value-type="float" office:value="0.329810684389814" calcext:value-type="float">
            <text:p>0.3298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VLOOKUP(IF([.F57]&gt;100;100-([.F57]-100);IF([.F57]&gt;=0;[.F57];-[.F57]));[.$A$2:.$B$102];2)" office:value-type="float" office:value="1.28108141949725" calcext:value-type="float">
            <text:p>1.2811</text:p>
          </table:table-cell>
          <table:table-cell table:formula="of:=ABS(SUMPRODUCT([.G54:.G60];[.$D$13:.$D$19]))" office:value-type="float" office:value="0.990400461524829" calcext:value-type="float">
            <text:p>0.9904</text:p>
          </table:table-cell>
          <table:table-cell table:formula="of:=MAX([.$D$24]*MEDIAN([.H52:.H62]);[.$D$5])" office:value-type="float" office:value="0.217502632354143" calcext:value-type="float">
            <text:p>0.217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$RawData.F58]" office:value-type="float" office:value="-0.171968691850998" calcext:value-type="float">
            <text:p>-0.172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VLOOKUP(IF([.F58]&gt;100;100-([.F58]-100);IF([.F58]&gt;=0;[.F58];-[.F58]));[.$A$2:.$B$102];2)" office:value-type="float" office:value="0.894658849936564" calcext:value-type="float">
            <text:p>0.8947</text:p>
          </table:table-cell>
          <table:table-cell table:formula="of:=ABS(SUMPRODUCT([.G55:.G61];[.$D$13:.$D$19]))" office:value-type="float" office:value="0.256719272289615" calcext:value-type="float">
            <text:p>0.2567</text:p>
          </table:table-cell>
          <table:table-cell table:formula="of:=MAX([.$D$24]*MEDIAN([.H53:.H63]);[.$D$5])" office:value-type="float" office:value="0.217502632354143" calcext:value-type="float">
            <text:p>0.217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$RawData.F59]" office:value-type="float" office:value="-0.281946690007993" calcext:value-type="float">
            <text:p>-0.281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VLOOKUP(IF([.F59]&gt;100;100-([.F59]-100);IF([.F59]&gt;=0;[.F59];-[.F59]));[.$A$2:.$B$102];2)" office:value-type="float" office:value="1.37360478927053" calcext:value-type="float">
            <text:p>1.3736</text:p>
          </table:table-cell>
          <table:table-cell table:formula="of:=ABS(SUMPRODUCT([.G56:.G62];[.$D$13:.$D$19]))" office:value-type="float" office:value="1.26874649955001" calcext:value-type="float">
            <text:p>1.2687</text:p>
          </table:table-cell>
          <table:table-cell table:formula="of:=MAX([.$D$24]*MEDIAN([.H54:.H64]);[.$D$5])" office:value-type="float" office:value="0.270311346523576" calcext:value-type="float">
            <text:p>0.270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$RawData.F60]" office:value-type="float" office:value="-0.199217346555217" calcext:value-type="float">
            <text:p>-0.199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VLOOKUP(IF([.F60]&gt;100;100-([.F60]-100);IF([.F60]&gt;=0;[.F60];-[.F60]));[.$A$2:.$B$102];2)" office:value-type="float" office:value="1.22608072980064" calcext:value-type="float">
            <text:p>1.2261</text:p>
          </table:table-cell>
          <table:table-cell table:formula="of:=ABS(SUMPRODUCT([.G57:.G63];[.$D$13:.$D$19]))" office:value-type="float" office:value="1.19220855776159" calcext:value-type="float">
            <text:p>1.1922</text:p>
          </table:table-cell>
          <table:table-cell table:formula="of:=MAX([.$D$24]*MEDIAN([.H55:.H65]);[.$D$5])" office:value-type="float" office:value="0.270311346523576" calcext:value-type="float">
            <text:p>0.2703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$RawData.F61]" office:value-type="float" office:value="-0.381438937269862" calcext:value-type="float">
            <text:p>-0.381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VLOOKUP(IF([.F61]&gt;100;100-([.F61]-100);IF([.F61]&gt;=0;[.F61];-[.F61]));[.$A$2:.$B$102];2)" office:value-type="float" office:value="1.06112948041573" calcext:value-type="float">
            <text:p>1.0611</text:p>
          </table:table-cell>
          <table:table-cell table:formula="of:=ABS(SUMPRODUCT([.G58:.G64];[.$D$13:.$D$19]))" office:value-type="float" office:value="0.672279058449275" calcext:value-type="float">
            <text:p>0.6723</text:p>
          </table:table-cell>
          <table:table-cell table:formula="of:=MAX([.$D$24]*MEDIAN([.H56:.H66]);[.$D$5])" office:value-type="float" office:value="0.217502632354143" calcext:value-type="float">
            <text:p>0.217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$RawData.F62]" office:value-type="float" office:value="-0.506839563967416" calcext:value-type="float">
            <text:p>-0.506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VLOOKUP(IF([.F62]&gt;100;100-([.F62]-100);IF([.F62]&gt;=0;[.F62];-[.F62]));[.$A$2:.$B$102];2)" office:value-type="float" office:value="0.921901458753043" calcext:value-type="float">
            <text:p>0.9219</text:p>
          </table:table-cell>
          <table:table-cell table:formula="of:=ABS(SUMPRODUCT([.G59:.G65];[.$D$13:.$D$19]))" office:value-type="float" office:value="0.378009683187282" calcext:value-type="float">
            <text:p>0.3780</text:p>
          </table:table-cell>
          <table:table-cell table:formula="of:=MAX([.$D$24]*MEDIAN([.H57:.H67]);[.$D$5])" office:value-type="float" office:value="0.217502632354143" calcext:value-type="float">
            <text:p>0.217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$RawData.F63]" office:value-type="float" office:value="-0.544086667774916" calcext:value-type="float">
            <text:p>-0.544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VLOOKUP(IF([.F63]&gt;100;100-([.F63]-100);IF([.F63]&gt;=0;[.F63];-[.F63]));[.$A$2:.$B$102];2)" office:value-type="float" office:value="0.568011283513986" calcext:value-type="float">
            <text:p>0.5680</text:p>
          </table:table-cell>
          <table:table-cell table:formula="of:=ABS(SUMPRODUCT([.G60:.G66];[.$D$13:.$D$19]))" office:value-type="float" office:value="0.196792518039289" calcext:value-type="float">
            <text:p>0.1968</text:p>
          </table:table-cell>
          <table:table-cell table:formula="of:=MAX([.$D$24]*MEDIAN([.H58:.H68]);[.$D$5])" office:value-type="float" office:value="0.205413721024573" calcext:value-type="float">
            <text:p>0.205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$RawData.F64]" office:value-type="float" office:value="-0.758624798016708" calcext:value-type="float">
            <text:p>-0.7586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VLOOKUP(IF([.F64]&gt;100;100-([.F64]-100);IF([.F64]&gt;=0;[.F64];-[.F64]));[.$A$2:.$B$102];2)" office:value-type="float" office:value="0.537739299046922" calcext:value-type="float">
            <text:p>0.5377</text:p>
          </table:table-cell>
          <table:table-cell table:formula="of:=ABS(SUMPRODUCT([.G61:.G67];[.$D$13:.$D$19]))" office:value-type="float" office:value="0.92070071818579" calcext:value-type="float">
            <text:p>0.9207</text:p>
          </table:table-cell>
          <table:table-cell table:formula="of:=MAX([.$D$24]*MEDIAN([.H59:.H69]);[.$D$5])" office:value-type="float" office:value="0.205413721024573" calcext:value-type="float">
            <text:p>0.205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$RawData.F65]" office:value-type="float" office:value="-0.7157705137539" calcext:value-type="float">
            <text:p>-0.715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VLOOKUP(IF([.F65]&gt;100;100-([.F65]-100);IF([.F65]&gt;=0;[.F65];-[.F65]));[.$A$2:.$B$102];2)" office:value-type="float" office:value="0.329810684389814" calcext:value-type="float">
            <text:p>0.3298</text:p>
          </table:table-cell>
          <table:table-cell table:formula="of:=ABS(SUMPRODUCT([.G62:.G68];[.$D$13:.$D$19]))" office:value-type="float" office:value="0.634913432854972" calcext:value-type="float">
            <text:p>0.6349</text:p>
          </table:table-cell>
          <table:table-cell table:formula="of:=MAX([.$D$24]*MEDIAN([.H60:.H70]);[.$D$5])" office:value-type="float" office:value="0.174092821936343" calcext:value-type="float">
            <text:p>0.174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$RawData.F66]" office:value-type="float" office:value="-0.70716931085778" calcext:value-type="float">
            <text:p>-0.707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VLOOKUP(IF([.F66]&gt;100;100-([.F66]-100);IF([.F66]&gt;=0;[.F66];-[.F66]));[.$A$2:.$B$102];2)" office:value-type="float" office:value="-0.171968691850998" calcext:value-type="float">
            <text:p>-0.1720</text:p>
          </table:table-cell>
          <table:table-cell table:formula="of:=ABS(SUMPRODUCT([.G63:.G69];[.$D$13:.$D$19]))" office:value-type="float" office:value="0.530205255182163" calcext:value-type="float">
            <text:p>0.5302</text:p>
          </table:table-cell>
          <table:table-cell table:formula="of:=MAX([.$D$24]*MEDIAN([.H61:.H71]);[.$D$5])" office:value-type="float" office:value="0.171537454931481" calcext:value-type="float">
            <text:p>0.171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$RawData.F67]" office:value-type="float" office:value="-0.77634999473129" calcext:value-type="float">
            <text:p>-0.7763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VLOOKUP(IF([.F67]&gt;100;100-([.F67]-100);IF([.F67]&gt;=0;[.F67];-[.F67]));[.$A$2:.$B$102];2)" office:value-type="float" office:value="-0.281946690007993" calcext:value-type="float">
            <text:p>-0.2819</text:p>
          </table:table-cell>
          <table:table-cell table:formula="of:=ABS(SUMPRODUCT([.G64:.G70];[.$D$13:.$D$19]))" office:value-type="float" office:value="0.832088175051636" calcext:value-type="float">
            <text:p>0.8321</text:p>
          </table:table-cell>
          <table:table-cell table:formula="of:=MAX([.$D$24]*MEDIAN([.H62:.H72]);[.$D$5])" office:value-type="float" office:value="0.160239262995566" calcext:value-type="float">
            <text:p>0.160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$RawData.F68]" office:value-type="float" office:value="-0.850208788533256" calcext:value-type="float">
            <text:p>-0.850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VLOOKUP(IF([.F68]&gt;100;100-([.F68]-100);IF([.F68]&gt;=0;[.F68];-[.F68]));[.$A$2:.$B$102];2)" office:value-type="float" office:value="-0.199217346555217" calcext:value-type="float">
            <text:p>-0.1992</text:p>
          </table:table-cell>
          <table:table-cell table:formula="of:=ABS(SUMPRODUCT([.G65:.G71];[.$D$13:.$D$19]))" office:value-type="float" office:value="0.0159375500042014" calcext:value-type="float">
            <text:p>0.0159</text:p>
          </table:table-cell>
          <table:table-cell table:formula="of:=MAX([.$D$24]*MEDIAN([.H63:.H73]);[.$D$5])" office:value-type="float" office:value="0.160239262995566" calcext:value-type="float">
            <text:p>0.160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$RawData.F69]" office:value-type="float" office:value="-0.948701903139238" calcext:value-type="float">
            <text:p>-0.9487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VLOOKUP(IF([.F69]&gt;100;100-([.F69]-100);IF([.F69]&gt;=0;[.F69];-[.F69]));[.$A$2:.$B$102];2)" office:value-type="float" office:value="-0.381438937269862" calcext:value-type="float">
            <text:p>-0.3814</text:p>
          </table:table-cell>
          <table:table-cell table:formula="of:=ABS(SUMPRODUCT([.G66:.G72];[.$D$13:.$D$19]))" office:value-type="float" office:value="0.538103641079507" calcext:value-type="float">
            <text:p>0.5381</text:p>
          </table:table-cell>
          <table:table-cell table:formula="of:=MAX([.$D$24]*MEDIAN([.H64:.H74]);[.$D$5])" office:value-type="float" office:value="0.160239262995566" calcext:value-type="float">
            <text:p>0.160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$RawData.F70]" office:value-type="float" office:value="-0.884912828311661" calcext:value-type="float">
            <text:p>-0.884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VLOOKUP(IF([.F70]&gt;100;100-([.F70]-100);IF([.F70]&gt;=0;[.F70];-[.F70]));[.$A$2:.$B$102];2)" office:value-type="float" office:value="-0.506839563967416" calcext:value-type="float">
            <text:p>-0.5068</text:p>
          </table:table-cell>
          <table:table-cell table:formula="of:=ABS(SUMPRODUCT([.G67:.G73];[.$D$13:.$D$19]))" office:value-type="float" office:value="0.495283664787394" calcext:value-type="float">
            <text:p>0.4953</text:p>
          </table:table-cell>
          <table:table-cell table:formula="of:=MAX([.$D$24]*MEDIAN([.H65:.H75]);[.$D$5])" office:value-type="float" office:value="0.136361788355029" calcext:value-type="float">
            <text:p>0.1364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$RawData.F71]" office:value-type="float" office:value="-1.01854139953598" calcext:value-type="float">
            <text:p>-1.0185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VLOOKUP(IF([.F71]&gt;100;100-([.F71]-100);IF([.F71]&gt;=0;[.F71];-[.F71]));[.$A$2:.$B$102];2)" office:value-type="float" office:value="-0.544086667774916" calcext:value-type="float">
            <text:p>-0.5441</text:p>
          </table:table-cell>
          <table:table-cell table:formula="of:=ABS(SUMPRODUCT([.G68:.G74];[.$D$13:.$D$19]))" office:value-type="float" office:value="0.214775914306435" calcext:value-type="float">
            <text:p>0.2148</text:p>
          </table:table-cell>
          <table:table-cell table:formula="of:=MAX([.$D$24]*MEDIAN([.H66:.H76]);[.$D$5])" office:value-type="float" office:value="0.0733696078640913" calcext:value-type="float">
            <text:p>0.073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$RawData.F72]" office:value-type="float" office:value="-0.906341591462902" calcext:value-type="float">
            <text:p>-0.906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VLOOKUP(IF([.F72]&gt;100;100-([.F72]-100);IF([.F72]&gt;=0;[.F72];-[.F72]));[.$A$2:.$B$102];2)" office:value-type="float" office:value="-0.758624798016708" calcext:value-type="float">
            <text:p>-0.7586</text:p>
          </table:table-cell>
          <table:table-cell table:formula="of:=ABS(SUMPRODUCT([.G69:.G75];[.$D$13:.$D$19]))" office:value-type="float" office:value="0.226005649897446" calcext:value-type="float">
            <text:p>0.2260</text:p>
          </table:table-cell>
          <table:table-cell table:formula="of:=MAX([.$D$24]*MEDIAN([.H67:.H77]);[.$D$5])" office:value-type="float" office:value="0.0733696078640913" calcext:value-type="float">
            <text:p>0.073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$RawData.F73]" office:value-type="float" office:value="-0.874279819479905" calcext:value-type="float">
            <text:p>-0.8743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VLOOKUP(IF([.F73]&gt;100;100-([.F73]-100);IF([.F73]&gt;=0;[.F73];-[.F73]));[.$A$2:.$B$102];2)" office:value-type="float" office:value="-0.7157705137539" calcext:value-type="float">
            <text:p>-0.7158</text:p>
          </table:table-cell>
          <table:table-cell table:formula="of:=ABS(SUMPRODUCT([.G70:.G76];[.$D$13:.$D$19]))" office:value-type="float" office:value="0.421480759527148" calcext:value-type="float">
            <text:p>0.4215</text:p>
          </table:table-cell>
          <table:table-cell table:formula="of:=MAX([.$D$24]*MEDIAN([.H68:.H78]);[.$D$5])" office:value-type="float" office:value="0.0731196713058293" calcext:value-type="float">
            <text:p>0.073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$RawData.F74]" office:value-type="float" office:value="-1.08505277686958" calcext:value-type="float">
            <text:p>-1.0851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VLOOKUP(IF([.F74]&gt;100;100-([.F74]-100);IF([.F74]&gt;=0;[.F74];-[.F74]));[.$A$2:.$B$102];2)" office:value-type="float" office:value="-0.70716931085778" calcext:value-type="float">
            <text:p>-0.7072</text:p>
          </table:table-cell>
          <table:table-cell table:formula="of:=ABS(SUMPRODUCT([.G71:.G77];[.$D$13:.$D$19]))" office:value-type="float" office:value="0.17058833909254" calcext:value-type="float">
            <text:p>0.1706</text:p>
          </table:table-cell>
          <table:table-cell table:formula="of:=MAX([.$D$24]*MEDIAN([.H69:.H79]);[.$D$5])" office:value-type="float" office:value="0.0733696078640913" calcext:value-type="float">
            <text:p>0.073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$RawData.F75]" office:value-type="float" office:value="-0.984615808630388" calcext:value-type="float">
            <text:p>-0.9846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VLOOKUP(IF([.F75]&gt;100;100-([.F75]-100);IF([.F75]&gt;=0;[.F75];-[.F75]));[.$A$2:.$B$102];2)" office:value-type="float" office:value="-0.77634999473129" calcext:value-type="float">
            <text:p>-0.7763</text:p>
          </table:table-cell>
          <table:table-cell table:formula="of:=ABS(SUMPRODUCT([.G72:.G78];[.$D$13:.$D$19]))" office:value-type="float" office:value="0.0451200694345093" calcext:value-type="float">
            <text:p>0.0451</text:p>
          </table:table-cell>
          <table:table-cell table:formula="of:=MAX([.$D$24]*MEDIAN([.H70:.H80]);[.$D$5])" office:value-type="float" office:value="0.0733696078640913" calcext:value-type="float">
            <text:p>0.073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$RawData.F76]" office:value-type="float" office:value="-0.915772383050682" calcext:value-type="float">
            <text:p>-0.9158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VLOOKUP(IF([.F76]&gt;100;100-([.F76]-100);IF([.F76]&gt;=0;[.F76];-[.F76]));[.$A$2:.$B$102];2)" office:value-type="float" office:value="-0.850208788533256" calcext:value-type="float">
            <text:p>-0.8502</text:p>
          </table:table-cell>
          <table:table-cell table:formula="of:=ABS(SUMPRODUCT([.G73:.G79];[.$D$13:.$D$19]))" office:value-type="float" office:value="0.226778179003148" calcext:value-type="float">
            <text:p>0.2268</text:p>
          </table:table-cell>
          <table:table-cell table:formula="of:=MAX([.$D$24]*MEDIAN([.H71:.H81]);[.$D$5])" office:value-type="float" office:value="0.0733696078640913" calcext:value-type="float">
            <text:p>0.073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$RawData.F77]" office:value-type="float" office:value="-0.982105877109752" calcext:value-type="float">
            <text:p>-0.9821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VLOOKUP(IF([.F77]&gt;100;100-([.F77]-100);IF([.F77]&gt;=0;[.F77];-[.F77]));[.$A$2:.$B$102];2)" office:value-type="float" office:value="-0.948701903139238" calcext:value-type="float">
            <text:p>-0.9487</text:p>
          </table:table-cell>
          <table:table-cell table:formula="of:=ABS(SUMPRODUCT([.G74:.G80];[.$D$13:.$D$19]))" office:value-type="float" office:value="0.298036569860807" calcext:value-type="float">
            <text:p>0.2980</text:p>
          </table:table-cell>
          <table:table-cell table:formula="of:=MAX([.$D$24]*MEDIAN([.H72:.H82]);[.$D$5])" office:value-type="float" office:value="0.0772462931068475" calcext:value-type="float">
            <text:p>0.077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$RawData.F78]" office:value-type="float" office:value="-0.996369734718411" calcext:value-type="float">
            <text:p>-0.996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VLOOKUP(IF([.F78]&gt;100;100-([.F78]-100);IF([.F78]&gt;=0;[.F78];-[.F78]));[.$A$2:.$B$102];2)" office:value-type="float" office:value="-0.884912828311661" calcext:value-type="float">
            <text:p>-0.8849</text:p>
          </table:table-cell>
          <table:table-cell table:formula="of:=ABS(SUMPRODUCT([.G75:.G81];[.$D$13:.$D$19]))" office:value-type="float" office:value="0.11129804750687" calcext:value-type="float">
            <text:p>0.1113</text:p>
          </table:table-cell>
          <table:table-cell table:formula="of:=MAX([.$D$24]*MEDIAN([.H73:.H83]);[.$D$5])" office:value-type="float" office:value="0.0964238550462242" calcext:value-type="float">
            <text:p>0.096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$RawData.F79]" office:value-type="float" office:value="-0.965034719171888" calcext:value-type="float">
            <text:p>-0.9650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VLOOKUP(IF([.F79]&gt;100;100-([.F79]-100);IF([.F79]&gt;=0;[.F79];-[.F79]));[.$A$2:.$B$102];2)" office:value-type="float" office:value="-1.01854139953598" calcext:value-type="float">
            <text:p>-1.0185</text:p>
          </table:table-cell>
          <table:table-cell table:formula="of:=ABS(SUMPRODUCT([.G76:.G82];[.$D$13:.$D$19]))" office:value-type="float" office:value="0.319838069364931" calcext:value-type="float">
            <text:p>0.3198</text:p>
          </table:table-cell>
          <table:table-cell table:formula="of:=MAX([.$D$24]*MEDIAN([.H74:.H84]);[.$D$5])" office:value-type="float" office:value="0.0772462931068475" calcext:value-type="float">
            <text:p>0.077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$RawData.F80]" office:value-type="float" office:value="-1.00391965590985" calcext:value-type="float">
            <text:p>-1.0039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VLOOKUP(IF([.F80]&gt;100;100-([.F80]-100);IF([.F80]&gt;=0;[.F80];-[.F80]));[.$A$2:.$B$102];2)" office:value-type="float" office:value="-0.906341591462902" calcext:value-type="float">
            <text:p>-0.9063</text:p>
          </table:table-cell>
          <table:table-cell table:formula="of:=ABS(SUMPRODUCT([.G77:.G83];[.$D$13:.$D$19]))" office:value-type="float" office:value="0.742976894510451" calcext:value-type="float">
            <text:p>0.7430</text:p>
          </table:table-cell>
          <table:table-cell table:formula="of:=MAX([.$D$24]*MEDIAN([.H75:.H85]);[.$D$5])" office:value-type="float" office:value="0.0772462931068475" calcext:value-type="float">
            <text:p>0.077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$RawData.F81]" office:value-type="float" office:value="-1.02093415121609" calcext:value-type="float">
            <text:p>-1.0209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formula="of:=VLOOKUP(IF([.F81]&gt;100;100-([.F81]-100);IF([.F81]&gt;=0;[.F81];-[.F81]));[.$A$2:.$B$102];2)" office:value-type="float" office:value="-0.874279819479905" calcext:value-type="float">
            <text:p>-0.8743</text:p>
          </table:table-cell>
          <table:table-cell table:formula="of:=ABS(SUMPRODUCT([.G78:.G84];[.$D$13:.$D$19]))" office:value-type="float" office:value="0.530058922697389" calcext:value-type="float">
            <text:p>0.5301</text:p>
          </table:table-cell>
          <table:table-cell table:formula="of:=MAX([.$D$24]*MEDIAN([.H76:.H86]);[.$D$5])" office:value-type="float" office:value="0.0772462931068475" calcext:value-type="float">
            <text:p>0.077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$RawData.F82]" office:value-type="float" office:value="-0.989291805941624" calcext:value-type="float">
            <text:p>-0.9893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VLOOKUP(IF([.F82]&gt;100;100-([.F82]-100);IF([.F82]&gt;=0;[.F82];-[.F82]));[.$A$2:.$B$102];2)" office:value-type="float" office:value="-1.08505277686958" calcext:value-type="float">
            <text:p>-1.0851</text:p>
          </table:table-cell>
          <table:table-cell table:formula="of:=ABS(SUMPRODUCT([.G79:.G85];[.$D$13:.$D$19]))" office:value-type="float" office:value="0.238760628487534" calcext:value-type="float">
            <text:p>0.2388</text:p>
          </table:table-cell>
          <table:table-cell table:formula="of:=MAX([.$D$24]*MEDIAN([.H77:.H87]);[.$D$5])" office:value-type="float" office:value="0.0772462931068475" calcext:value-type="float">
            <text:p>0.077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$RawData.F83]" office:value-type="float" office:value="-0.984053721578637" calcext:value-type="float">
            <text:p>-0.9841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VLOOKUP(IF([.F83]&gt;100;100-([.F83]-100);IF([.F83]&gt;=0;[.F83];-[.F83]));[.$A$2:.$B$102];2)" office:value-type="float" office:value="-0.984615808630388" calcext:value-type="float">
            <text:p>-0.9846</text:p>
          </table:table-cell>
          <table:table-cell table:formula="of:=ABS(SUMPRODUCT([.G80:.G86];[.$D$13:.$D$19]))" office:value-type="float" office:value="0.593839028179184" calcext:value-type="float">
            <text:p>0.5938</text:p>
          </table:table-cell>
          <table:table-cell table:formula="of:=MAX([.$D$24]*MEDIAN([.H78:.H88]);[.$D$5])" office:value-type="float" office:value="0.0700341809602293" calcext:value-type="float">
            <text:p>0.070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$RawData.F84]" office:value-type="float" office:value="-0.8851893179125" calcext:value-type="float">
            <text:p>-0.885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VLOOKUP(IF([.F84]&gt;100;100-([.F84]-100);IF([.F84]&gt;=0;[.F84];-[.F84]));[.$A$2:.$B$102];2)" office:value-type="float" office:value="-0.915772383050682" calcext:value-type="float">
            <text:p>-0.9158</text:p>
          </table:table-cell>
          <table:table-cell table:formula="of:=ABS(SUMPRODUCT([.G81:.G87];[.$D$13:.$D$19]))" office:value-type="float" office:value="0.216468705346739" calcext:value-type="float">
            <text:p>0.2165</text:p>
          </table:table-cell>
          <table:table-cell table:formula="of:=MAX([.$D$24]*MEDIAN([.H79:.H89]);[.$D$5])" office:value-type="float" office:value="0.0700341809602293" calcext:value-type="float">
            <text:p>0.070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$RawData.F85]" office:value-type="float" office:value="-0.876933821831606" calcext:value-type="float">
            <text:p>-0.876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VLOOKUP(IF([.F85]&gt;100;100-([.F85]-100);IF([.F85]&gt;=0;[.F85];-[.F85]));[.$A$2:.$B$102];2)" office:value-type="float" office:value="-0.982105877109752" calcext:value-type="float">
            <text:p>-0.9821</text:p>
          </table:table-cell>
          <table:table-cell table:formula="of:=ABS(SUMPRODUCT([.G82:.G88];[.$D$13:.$D$19]))" office:value-type="float" office:value="0.200088997606457" calcext:value-type="float">
            <text:p>0.2001</text:p>
          </table:table-cell>
          <table:table-cell table:formula="of:=MAX([.$D$24]*MEDIAN([.H80:.H90]);[.$D$5])" office:value-type="float" office:value="0.0649691733350243" calcext:value-type="float">
            <text:p>0.065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$RawData.F86]" office:value-type="float" office:value="-0.894018847346374" calcext:value-type="float">
            <text:p>-0.8940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formula="of:=VLOOKUP(IF([.F86]&gt;100;100-([.F86]-100);IF([.F86]&gt;=0;[.F86];-[.F86]));[.$A$2:.$B$102];2)" office:value-type="float" office:value="-0.996369734718411" calcext:value-type="float">
            <text:p>-0.9964</text:p>
          </table:table-cell>
          <table:table-cell table:formula="of:=ABS(SUMPRODUCT([.G83:.G89];[.$D$13:.$D$19]))" office:value-type="float" office:value="0.200813269270145" calcext:value-type="float">
            <text:p>0.2008</text:p>
          </table:table-cell>
          <table:table-cell table:formula="of:=MAX([.$D$24]*MEDIAN([.H81:.H91]);[.$D$5])" office:value-type="float" office:value="0.0647348495205135" calcext:value-type="float">
            <text:p>0.0647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$RawData.F87]" office:value-type="float" office:value="-0.842587512686928" calcext:value-type="float">
            <text:p>-0.8426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VLOOKUP(IF([.F87]&gt;100;100-([.F87]-100);IF([.F87]&gt;=0;[.F87];-[.F87]));[.$A$2:.$B$102];2)" office:value-type="float" office:value="-0.965034719171888" calcext:value-type="float">
            <text:p>-0.9650</text:p>
          </table:table-cell>
          <table:table-cell table:formula="of:=ABS(SUMPRODUCT([.G84:.G90];[.$D$13:.$D$19]))" office:value-type="float" office:value="0.0220220337886076" calcext:value-type="float">
            <text:p>0.0220</text:p>
          </table:table-cell>
          <table:table-cell table:formula="of:=MAX([.$D$24]*MEDIAN([.H82:.H92]);[.$D$5])" office:value-type="float" office:value="0.0538442229886796" calcext:value-type="float">
            <text:p>0.053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$RawData.F88]" office:value-type="float" office:value="-0.828940846901287" calcext:value-type="float">
            <text:p>-0.8289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VLOOKUP(IF([.F88]&gt;100;100-([.F88]-100);IF([.F88]&gt;=0;[.F88];-[.F88]));[.$A$2:.$B$102];2)" office:value-type="float" office:value="-1.00391965590985" calcext:value-type="float">
            <text:p>-1.0039</text:p>
          </table:table-cell>
          <table:table-cell table:formula="of:=ABS(SUMPRODUCT([.G85:.G91];[.$D$13:.$D$19]))" office:value-type="float" office:value="0.154878359898522" calcext:value-type="float">
            <text:p>0.1549</text:p>
          </table:table-cell>
          <table:table-cell table:formula="of:=MAX([.$D$24]*MEDIAN([.H83:.H93]);[.$D$5])" office:value-type="float" office:value="0.0538442229886796" calcext:value-type="float">
            <text:p>0.053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$RawData.F89]" office:value-type="float" office:value="-0.753206349760339" calcext:value-type="float">
            <text:p>-0.7532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formula="of:=VLOOKUP(IF([.F89]&gt;100;100-([.F89]-100);IF([.F89]&gt;=0;[.F89];-[.F89]));[.$A$2:.$B$102];2)" office:value-type="float" office:value="-1.02093415121609" calcext:value-type="float">
            <text:p>-1.0209</text:p>
          </table:table-cell>
          <table:table-cell table:formula="of:=ABS(SUMPRODUCT([.G86:.G92];[.$D$13:.$D$19]))" office:value-type="float" office:value="0.130197838137018" calcext:value-type="float">
            <text:p>0.1302</text:p>
          </table:table-cell>
          <table:table-cell table:formula="of:=MAX([.$D$24]*MEDIAN([.H84:.H94]);[.$D$5])" office:value-type="float" office:value="0.0501078392212965" calcext:value-type="float">
            <text:p>0.050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$RawData.F90]" office:value-type="float" office:value="-0.770098564733668" calcext:value-type="float">
            <text:p>-0.7701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VLOOKUP(IF([.F90]&gt;100;100-([.F90]-100);IF([.F90]&gt;=0;[.F90];-[.F90]));[.$A$2:.$B$102];2)" office:value-type="float" office:value="-0.989291805941624" calcext:value-type="float">
            <text:p>-0.9893</text:p>
          </table:table-cell>
          <table:table-cell table:formula="of:=ABS(SUMPRODUCT([.G87:.G93];[.$D$13:.$D$19]))" office:value-type="float" office:value="0.101209153230926" calcext:value-type="float">
            <text:p>0.1012</text:p>
          </table:table-cell>
          <table:table-cell table:formula="of:=MAX([.$D$24]*MEDIAN([.H85:.H95]);[.$D$5])" office:value-type="float" office:value="0.0421229430929192" calcext:value-type="float">
            <text:p>0.042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$RawData.F91]" office:value-type="float" office:value="-0.665681995828995" calcext:value-type="float">
            <text:p>-0.665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VLOOKUP(IF([.F91]&gt;100;100-([.F91]-100);IF([.F91]&gt;=0;[.F91];-[.F91]));[.$A$2:.$B$102];2)" office:value-type="float" office:value="-0.984053721578637" calcext:value-type="float">
            <text:p>-0.9841</text:p>
          </table:table-cell>
          <table:table-cell table:formula="of:=ABS(SUMPRODUCT([.G88:.G94];[.$D$13:.$D$19]))" office:value-type="float" office:value="0.0272059655855799" calcext:value-type="float">
            <text:p>0.0272</text:p>
          </table:table-cell>
          <table:table-cell table:formula="of:=MAX([.$D$24]*MEDIAN([.H86:.H96]);[.$D$5])" office:value-type="float" office:value="0.0327442257339349" calcext:value-type="float">
            <text:p>0.032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$RawData.F92]" office:value-type="float" office:value="-0.590212917597529" calcext:value-type="float">
            <text:p>-0.5902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VLOOKUP(IF([.F92]&gt;100;100-([.F92]-100);IF([.F92]&gt;=0;[.F92];-[.F92]));[.$A$2:.$B$102];2)" office:value-type="float" office:value="-0.8851893179125" calcext:value-type="float">
            <text:p>-0.8852</text:p>
          </table:table-cell>
          <table:table-cell table:formula="of:=ABS(SUMPRODUCT([.G89:.G95];[.$D$13:.$D$19]))" office:value-type="float" office:value="0.166427151441659" calcext:value-type="float">
            <text:p>0.1664</text:p>
          </table:table-cell>
          <table:table-cell table:formula="of:=MAX([.$D$24]*MEDIAN([.H87:.H97]);[.$D$5])" office:value-type="float" office:value="0.0287270678498867" calcext:value-type="float">
            <text:p>0.0287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$RawData.F93]" office:value-type="float" office:value="-0.518466819425022" calcext:value-type="float">
            <text:p>-0.5185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VLOOKUP(IF([.F93]&gt;100;100-([.F93]-100);IF([.F93]&gt;=0;[.F93];-[.F93]));[.$A$2:.$B$102];2)" office:value-type="float" office:value="-0.876933821831606" calcext:value-type="float">
            <text:p>-0.8769</text:p>
          </table:table-cell>
          <table:table-cell table:formula="of:=ABS(SUMPRODUCT([.G90:.G96];[.$D$13:.$D$19]))" office:value-type="float" office:value="0.224830761847935" calcext:value-type="float">
            <text:p>0.2248</text:p>
          </table:table-cell>
          <table:table-cell table:formula="of:=MAX([.$D$24]*MEDIAN([.H88:.H98]);[.$D$5])" office:value-type="float" office:value="0.0312480515132135" calcext:value-type="float">
            <text:p>0.031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$RawData.F94]" office:value-type="float" office:value="-0.474141813257644" calcext:value-type="float">
            <text:p>-0.4741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VLOOKUP(IF([.F94]&gt;100;100-([.F94]-100);IF([.F94]&gt;=0;[.F94];-[.F94]));[.$A$2:.$B$102];2)" office:value-type="float" office:value="-0.894018847346374" calcext:value-type="float">
            <text:p>-0.8940</text:p>
          </table:table-cell>
          <table:table-cell table:formula="of:=ABS(SUMPRODUCT([.G91:.G97];[.$D$13:.$D$19]))" office:value-type="float" office:value="0.0887925167484182" calcext:value-type="float">
            <text:p>0.0888</text:p>
          </table:table-cell>
          <table:table-cell table:formula="of:=MAX([.$D$24]*MEDIAN([.H89:.H99]);[.$D$5])" office:value-type="float" office:value="0.0312480515132135" calcext:value-type="float">
            <text:p>0.031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$RawData.F95]" office:value-type="float" office:value="-0.416477341453582" calcext:value-type="float">
            <text:p>-0.4165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VLOOKUP(IF([.F95]&gt;100;100-([.F95]-100);IF([.F95]&gt;=0;[.F95];-[.F95]));[.$A$2:.$B$102];2)" office:value-type="float" office:value="-0.842587512686928" calcext:value-type="float">
            <text:p>-0.8426</text:p>
          </table:table-cell>
          <table:table-cell table:formula="of:=ABS(SUMPRODUCT([.G92:.G98];[.$D$13:.$D$19]))" office:value-type="float" office:value="0.0272145664404003" calcext:value-type="float">
            <text:p>0.0272</text:p>
          </table:table-cell>
          <table:table-cell table:formula="of:=MAX([.$D$24]*MEDIAN([.H90:.H100]);[.$D$5])" office:value-type="float" office:value="0.0287270678498867" calcext:value-type="float">
            <text:p>0.028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$RawData.F96]" office:value-type="float" office:value="-0.332460988773923" calcext:value-type="float">
            <text:p>-0.3325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VLOOKUP(IF([.F96]&gt;100;100-([.F96]-100);IF([.F96]&gt;=0;[.F96];-[.F96]));[.$A$2:.$B$102];2)" office:value-type="float" office:value="-0.828940846901287" calcext:value-type="float">
            <text:p>-0.8289</text:p>
          </table:table-cell>
          <table:table-cell table:formula="of:=ABS(SUMPRODUCT([.G93:.G99];[.$D$13:.$D$19]))" office:value-type="float" office:value="0.0812382550923658" calcext:value-type="float">
            <text:p>0.0812</text:p>
          </table:table-cell>
          <table:table-cell table:formula="of:=MAX([.$D$24]*MEDIAN([.H91:.H101]);[.$D$5])" office:value-type="float" office:value="0.0262830354573363" calcext:value-type="float">
            <text:p>0.026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$RawData.F97]" office:value-type="float" office:value="-0.267457701684511" calcext:value-type="float">
            <text:p>-0.267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VLOOKUP(IF([.F97]&gt;100;100-([.F97]-100);IF([.F97]&gt;=0;[.F97];-[.F97]));[.$A$2:.$B$102];2)" office:value-type="float" office:value="-0.753206349760339" calcext:value-type="float">
            <text:p>-0.7532</text:p>
          </table:table-cell>
          <table:table-cell table:formula="of:=ABS(SUMPRODUCT([.G94:.G100];[.$D$13:.$D$19]))" office:value-type="float" office:value="0.054802363422396" calcext:value-type="float">
            <text:p>0.0548</text:p>
          </table:table-cell>
          <table:table-cell table:formula="of:=MAX([.$D$24]*MEDIAN([.H92:.H102]);[.$D$5])" office:value-type="float" office:value="0.0262830354573363" calcext:value-type="float">
            <text:p>0.026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$RawData.F98]" office:value-type="float" office:value="-0.323156157835477" calcext:value-type="float">
            <text:p>-0.3232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VLOOKUP(IF([.F98]&gt;100;100-([.F98]-100);IF([.F98]&gt;=0;[.F98];-[.F98]));[.$A$2:.$B$102];2)" office:value-type="float" office:value="-0.770098564733668" calcext:value-type="float">
            <text:p>-0.7701</text:p>
          </table:table-cell>
          <table:table-cell table:formula="of:=ABS(SUMPRODUCT([.G95:.G101];[.$D$13:.$D$19]))" office:value-type="float" office:value="0.0965846271482031" calcext:value-type="float">
            <text:p>0.0966</text:p>
          </table:table-cell>
          <table:table-cell table:formula="of:=MAX([.$D$24]*MEDIAN([.H93:.H103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$RawData.F99]" office:value-type="float" office:value="-0.167154946588178" calcext:value-type="float">
            <text:p>-0.1672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VLOOKUP(IF([.F99]&gt;100;100-([.F99]-100);IF([.F99]&gt;=0;[.F99];-[.F99]));[.$A$2:.$B$102];2)" office:value-type="float" office:value="-0.665681995828995" calcext:value-type="float">
            <text:p>-0.6657</text:p>
          </table:table-cell>
          <table:table-cell table:formula="of:=ABS(SUMPRODUCT([.G96:.G102];[.$D$13:.$D$19]))" office:value-type="float" office:value="0.157634573991535" calcext:value-type="float">
            <text:p>0.1576</text:p>
          </table:table-cell>
          <table:table-cell table:formula="of:=MAX([.$D$24]*MEDIAN([.H94:.H104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$RawData.F100]" office:value-type="float" office:value="-0.0991688934094777" calcext:value-type="float">
            <text:p>-0.0992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VLOOKUP(IF([.F100]&gt;100;100-([.F100]-100);IF([.F100]&gt;=0;[.F100];-[.F100]));[.$A$2:.$B$102];2)" office:value-type="float" office:value="-0.590212917597529" calcext:value-type="float">
            <text:p>-0.5902</text:p>
          </table:table-cell>
          <table:table-cell table:formula="of:=ABS(SUMPRODUCT([.G97:.G103];[.$D$13:.$D$19]))" office:value-type="float" office:value="0.0555110577887372" calcext:value-type="float">
            <text:p>0.0555</text:p>
          </table:table-cell>
          <table:table-cell table:formula="of:=MAX([.$D$24]*MEDIAN([.H95:.H105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$RawData.F101]" office:value-type="float" office:value="0.0184878102069366" calcext:value-type="float">
            <text:p>0.018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VLOOKUP(IF([.F101]&gt;100;100-([.F101]-100);IF([.F101]&gt;=0;[.F101];-[.F101]));[.$A$2:.$B$102];2)" office:value-type="float" office:value="-0.518466819425022" calcext:value-type="float">
            <text:p>-0.5185</text:p>
          </table:table-cell>
          <table:table-cell table:formula="of:=ABS(SUMPRODUCT([.G98:.G104];[.$D$13:.$D$19]))" office:value-type="float" office:value="0.010587240078759" calcext:value-type="float">
            <text:p>0.0106</text:p>
          </table:table-cell>
          <table:table-cell table:formula="of:=MAX([.$D$24]*MEDIAN([.H96:.H106]);[.$D$5])" office:value-type="float" office:value="0.02" calcext:value-type="float">
            <text:p>0.02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$RawData.F102]" office:value-type="float" office:value="0.0593230959994008" calcext:value-type="float">
            <text:p>0.059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VLOOKUP(IF([.F102]&gt;100;100-([.F102]-100);IF([.F102]&gt;=0;[.F102];-[.F102]));[.$A$2:.$B$102];2)" office:value-type="float" office:value="-0.474141813257644" calcext:value-type="float">
            <text:p>-0.4741</text:p>
          </table:table-cell>
          <table:table-cell table:formula="of:=ABS(SUMPRODUCT([.G99:.G105];[.$D$13:.$D$19]))" office:value-type="float" office:value="0.06141801564637" calcext:value-type="float">
            <text:p>0.0614</text:p>
          </table:table-cell>
          <table:table-cell table:formula="of:=MAX([.$D$24]*MEDIAN([.H97:.H107]);[.$D$5])" office:value-type="float" office:value="0.02" calcext:value-type="float">
            <text:p>0.0200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3" calcext:value-type="float">
            <text:p>93</text:p>
          </table:table-cell>
          <table:table-cell table:formula="of:=VLOOKUP(IF([.F103]&gt;100;100-([.F103]-100);IF([.F103]&gt;=0;[.F103];-[.F103]));[.$A$2:.$B$102];2)" office:value-type="float" office:value="-0.416477341453582" calcext:value-type="float">
            <text:p>-0.4165</text:p>
          </table:table-cell>
          <table:table-cell table:formula="of:=ABS(SUMPRODUCT([.G100:.G106];[.$D$13:.$D$19]))" office:value-type="float" office:value="0.0142877943906936" calcext:value-type="float">
            <text:p>0.0143</text:p>
          </table:table-cell>
          <table:table-cell table:formula="of:=MAX([.$D$24]*MEDIAN([.H98:.H108]);[.$D$5])" office:value-type="float" office:value="0.0312480515132135" calcext:value-type="float">
            <text:p>0.0312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4" calcext:value-type="float">
            <text:p>94</text:p>
          </table:table-cell>
          <table:table-cell table:formula="of:=VLOOKUP(IF([.F104]&gt;100;100-([.F104]-100);IF([.F104]&gt;=0;[.F104];-[.F104]));[.$A$2:.$B$102];2)" office:value-type="float" office:value="-0.332460988773923" calcext:value-type="float">
            <text:p>-0.3325</text:p>
          </table:table-cell>
          <table:table-cell table:formula="of:=ABS(SUMPRODUCT([.G101:.G107];[.$D$13:.$D$19]))" office:value-type="float" office:value="0.246233724996766" calcext:value-type="float">
            <text:p>0.2462</text:p>
          </table:table-cell>
          <table:table-cell table:formula="of:=MAX([.$D$24]*MEDIAN([.H99:.H109]);[.$D$5])" office:value-type="float" office:value="0.0443036193627497" calcext:value-type="float">
            <text:p>0.0443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5" calcext:value-type="float">
            <text:p>95</text:p>
          </table:table-cell>
          <table:table-cell table:formula="of:=VLOOKUP(IF([.F105]&gt;100;100-([.F105]-100);IF([.F105]&gt;=0;[.F105];-[.F105]));[.$A$2:.$B$102];2)" office:value-type="float" office:value="-0.267457701684511" calcext:value-type="float">
            <text:p>-0.2675</text:p>
          </table:table-cell>
          <table:table-cell table:formula="of:=ABS(SUMPRODUCT([.G102:.G108];[.$D$13:.$D$19]))" office:value-type="float" office:value="0.28789625246061" calcext:value-type="float">
            <text:p>0.2879</text:p>
          </table:table-cell>
          <table:table-cell table:formula="of:=MAX([.$D$24]*MEDIAN([.H100:.H110]);[.$D$5])" office:value-type="float" office:value="0.02" calcext:value-type="float">
            <text:p>0.0200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6" calcext:value-type="float">
            <text:p>96</text:p>
          </table:table-cell>
          <table:table-cell table:formula="of:=VLOOKUP(IF([.F106]&gt;100;100-([.F106]-100);IF([.F106]&gt;=0;[.F106];-[.F106]));[.$A$2:.$B$102];2)" office:value-type="float" office:value="-0.323156157835477" calcext:value-type="float">
            <text:p>-0.3232</text:p>
          </table:table-cell>
          <table:table-cell table:formula="of:=ABS(SUMPRODUCT([.G103:.G109];[.$D$13:.$D$19]))" office:value-type="float" office:value="0.0016552728422012" calcext:value-type="float">
            <text:p>0.0017</text:p>
          </table:table-cell>
          <table:table-cell table:formula="of:=MAX([.$D$24]*MEDIAN([.H101:.H111]);[.$D$5])" office:value-type="float" office:value="0.0443036193627497" calcext:value-type="float">
            <text:p>0.0443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7" calcext:value-type="float">
            <text:p>97</text:p>
          </table:table-cell>
          <table:table-cell table:formula="of:=VLOOKUP(IF([.F107]&gt;100;100-([.F107]-100);IF([.F107]&gt;=0;[.F107];-[.F107]));[.$A$2:.$B$102];2)" office:value-type="float" office:value="-0.167154946588178" calcext:value-type="float">
            <text:p>-0.1672</text:p>
          </table:table-cell>
          <table:table-cell table:formula="of:=ABS(SUMPRODUCT([.G104:.G110];[.$D$13:.$D$19]))" office:value-type="float" office:value="0.183969179668765" calcext:value-type="float">
            <text:p>0.1840</text:p>
          </table:table-cell>
          <table:table-cell table:formula="of:=MAX([.$D$24]*MEDIAN([.H102:.H112]);[.$D$5])" office:value-type="float" office:value="0.0443036193627497" calcext:value-type="float">
            <text:p>0.0443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8" calcext:value-type="float">
            <text:p>98</text:p>
          </table:table-cell>
          <table:table-cell table:formula="of:=VLOOKUP(IF([.F108]&gt;100;100-([.F108]-100);IF([.F108]&gt;=0;[.F108];-[.F108]));[.$A$2:.$B$102];2)" office:value-type="float" office:value="-0.0991688934094777" calcext:value-type="float">
            <text:p>-0.0992</text:p>
          </table:table-cell>
          <table:table-cell table:formula="of:=ABS(SUMPRODUCT([.G105:.G111];[.$D$13:.$D$19]))" office:value-type="float" office:value="0.157878859736245" calcext:value-type="float">
            <text:p>0.1579</text:p>
          </table:table-cell>
          <table:table-cell table:formula="of:=MAX([.$D$24]*MEDIAN([.H103:.H113]);[.$D$5])" office:value-type="float" office:value="0.0510785917754344" calcext:value-type="float">
            <text:p>0.0511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9" calcext:value-type="float">
            <text:p>99</text:p>
          </table:table-cell>
          <table:table-cell table:formula="of:=VLOOKUP(IF([.F109]&gt;100;100-([.F109]-100);IF([.F109]&gt;=0;[.F109];-[.F109]));[.$A$2:.$B$102];2)" office:value-type="float" office:value="0.0184878102069366" calcext:value-type="float">
            <text:p>0.0185</text:p>
          </table:table-cell>
          <table:table-cell table:formula="of:=ABS(SUMPRODUCT([.G106:.G112];[.$D$13:.$D$19]))" office:value-type="float" office:value="0.136938092144967" calcext:value-type="float">
            <text:p>0.1369</text:p>
          </table:table-cell>
          <table:table-cell table:formula="of:=MAX([.$D$24]*MEDIAN([.H104:.H114]);[.$D$5])" office:value-type="float" office:value="0.0510785917754344" calcext:value-type="float">
            <text:p>0.0511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VLOOKUP(IF([.F110]&gt;100;100-([.F110]-100);IF([.F110]&gt;=0;[.F110];-[.F110]));[.$A$2:.$B$102];2)" office:value-type="float" office:value="0.0593230959994008" calcext:value-type="float">
            <text:p>0.0593</text:p>
          </table:table-cell>
          <table:table-cell table:formula="of:=ABS(SUMPRODUCT([.G107:.G113];[.$D$13:.$D$19]))" office:value-type="float" office:value="0" calcext:value-type="float">
            <text:p>0.0000</text:p>
          </table:table-cell>
          <table:table-cell table:formula="of:=MAX([.$D$24]*MEDIAN([.H105:.H115]);[.$D$5])" office:value-type="float" office:value="0.0510785917754344" calcext:value-type="float">
            <text:p>0.0511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1" calcext:value-type="float">
            <text:p>101</text:p>
          </table:table-cell>
          <table:table-cell table:style-name="ce26" table:formula="of:=VLOOKUP(IF([.F111]&gt;100;100-([.F111]-100);IF([.F111]&gt;=0;[.F111];-[.F111]));[.$A$2:.$B$102];2)" office:value-type="float" office:value="0.0184878102069366" calcext:value-type="float">
            <text:p>0.0185</text:p>
          </table:table-cell>
          <table:table-cell table:style-name="ce26" table:formula="of:=ABS(SUMPRODUCT([.G108:.G114];[.$D$13:.$D$19]))" office:value-type="float" office:value="0.136938092144967" calcext:value-type="float">
            <text:p>0.1369</text:p>
          </table:table-cell>
          <table:table-cell table:style-name="ce51"/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2" calcext:value-type="float">
            <text:p>102</text:p>
          </table:table-cell>
          <table:table-cell table:style-name="ce26" table:formula="of:=VLOOKUP(IF([.F112]&gt;100;100-([.F112]-100);IF([.F112]&gt;=0;[.F112];-[.F112]));[.$A$2:.$B$102];2)" office:value-type="float" office:value="-0.0991688934094777" calcext:value-type="float">
            <text:p>-0.0992</text:p>
          </table:table-cell>
          <table:table-cell table:style-name="ce26" table:formula="of:=ABS(SUMPRODUCT([.G109:.G115];[.$D$13:.$D$19]))" office:value-type="float" office:value="0.157878859736245" calcext:value-type="float">
            <text:p>0.1579</text:p>
          </table:table-cell>
          <table:table-cell table:style-name="ce51"/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3" calcext:value-type="float">
            <text:p>103</text:p>
          </table:table-cell>
          <table:table-cell table:style-name="ce26" table:formula="of:=VLOOKUP(IF([.F113]&gt;100;100-([.F113]-100);IF([.F113]&gt;=0;[.F113];-[.F113]));[.$A$2:.$B$102];2)" office:value-type="float" office:value="-0.167154946588178" calcext:value-type="float">
            <text:p>-0.1672</text:p>
          </table:table-cell>
          <table:table-cell table:style-name="ce26" table:formula="of:=ABS(SUMPRODUCT([.G110:.G116];[.$D$13:.$D$19]))" office:value-type="float" office:value="0.183969179668765" calcext:value-type="float">
            <text:p>0.1840</text:p>
          </table:table-cell>
          <table:table-cell table:style-name="ce51"/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4" calcext:value-type="float">
            <text:p>104</text:p>
          </table:table-cell>
          <table:table-cell table:style-name="ce26" table:formula="of:=VLOOKUP(IF([.F114]&gt;100;100-([.F114]-100);IF([.F114]&gt;=0;[.F114];-[.F114]));[.$A$2:.$B$102];2)" office:value-type="float" office:value="-0.323156157835477" calcext:value-type="float">
            <text:p>-0.3232</text:p>
          </table:table-cell>
          <table:table-cell table:style-name="ce26" table:formula="of:=ABS(SUMPRODUCT([.G111:.G117];[.$D$13:.$D$19]))" office:value-type="float" office:value="0.0016552728422012" calcext:value-type="float">
            <text:p>0.0017</text:p>
          </table:table-cell>
          <table:table-cell table:style-name="ce51"/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5" calcext:value-type="float">
            <text:p>105</text:p>
          </table:table-cell>
          <table:table-cell table:style-name="ce26" table:formula="of:=VLOOKUP(IF([.F115]&gt;100;100-([.F115]-100);IF([.F115]&gt;=0;[.F115];-[.F115]));[.$A$2:.$B$102];2)" office:value-type="float" office:value="-0.267457701684511" calcext:value-type="float">
            <text:p>-0.2675</text:p>
          </table:table-cell>
          <table:table-cell table:style-name="ce26" table:formula="of:=ABS(SUMPRODUCT([.G112:.G118];[.$D$13:.$D$19]))" office:value-type="float" office:value="0.28789625246061" calcext:value-type="float">
            <text:p>0.2879</text:p>
          </table:table-cell>
          <table:table-cell table:style-name="ce51"/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6" calcext:value-type="float">
            <text:p>106</text:p>
          </table:table-cell>
          <table:table-cell table:style-name="ce26" table:formula="of:=VLOOKUP(IF([.F116]&gt;100;100-([.F116]-100);IF([.F116]&gt;=0;[.F116];-[.F116]));[.$A$2:.$B$102];2)" office:value-type="float" office:value="-0.332460988773923" calcext:value-type="float">
            <text:p>-0.3325</text:p>
          </table:table-cell>
          <table:table-cell table:style-name="ce51" table:number-columns-repeated="2"/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7" calcext:value-type="float">
            <text:p>107</text:p>
          </table:table-cell>
          <table:table-cell table:style-name="ce26" table:formula="of:=VLOOKUP(IF([.F117]&gt;100;100-([.F117]-100);IF([.F117]&gt;=0;[.F117];-[.F117]));[.$A$2:.$B$102];2)" office:value-type="float" office:value="-0.416477341453582" calcext:value-type="float">
            <text:p>-0.4165</text:p>
          </table:table-cell>
          <table:table-cell table:style-name="ce51" table:number-columns-repeated="2"/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8" calcext:value-type="float">
            <text:p>108</text:p>
          </table:table-cell>
          <table:table-cell table:style-name="ce26" table:formula="of:=VLOOKUP(IF([.F118]&gt;100;100-([.F118]-100);IF([.F118]&gt;=0;[.F118];-[.F118]));[.$A$2:.$B$102];2)" office:value-type="float" office:value="-0.474141813257644" calcext:value-type="float">
            <text:p>-0.4741</text:p>
          </table:table-cell>
          <table:table-cell table:style-name="ce51" table:number-columns-repeated="2"/>
        </table:table-row>
      </table:table>
      <table:table table:name="Diff5_Acc2_Window25" table:style-name="ta1">
        <table:table-column table:style-name="co1" table:default-cell-style-name="ce25"/>
        <table:table-column table:style-name="co1" table:default-cell-style-name="ce26"/>
        <table:table-column table:style-name="co1" table:number-columns-repeated="3" table:default-cell-style-name="ce40"/>
        <table:table-column table:style-name="co1" table:default-cell-style-name="ce49"/>
        <table:table-column table:style-name="co1" table:number-columns-repeated="2" table:default-cell-style-name="ce50"/>
        <table:table-column table:style-name="co1" table:default-cell-style-name="ce52"/>
        <table:table-row table:style-name="ro2"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Sum</text:p>
          </table:table-cell>
          <table:table-cell/>
          <table:table-cell table:style-name="ce21" office:value-type="string" calcext:value-type="string">
            <text:p>Window size</text:p>
          </table:table-cell>
          <table:table-cell/>
          <table:table-cell table:style-name="ce47" office:value-type="string" calcext:value-type="string">
            <text:p>Index Padded</text:p>
          </table:table-cell>
          <table:table-cell table:style-name="ce47" office:value-type="string" calcext:value-type="string">
            <text:p>Sum Padded</text:p>
          </table:table-cell>
          <table:table-cell table:style-name="ce47" office:value-type="string" calcext:value-type="string">
            <text:p>Abs. Diff. Sum</text:p>
          </table:table-cell>
          <table:table-cell table:style-name="ce47" office:value-type="string" calcext:value-type="string">
            <text:p>Noise Level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$RawData.F2]" office:value-type="float" office:value="-0.0590418038387701" calcext:value-type="float">
            <text:p>-0.0590</text:p>
          </table:table-cell>
          <table:table-cell/>
          <table:table-cell table:style-name="ce43" office:value-type="float" office:value="25" calcext:value-type="float">
            <text:p>25</text:p>
          </table:table-cell>
          <table:table-cell/>
          <table:table-cell table:style-name="ce48" office:value-type="float" office:value="-15" calcext:value-type="float">
            <text:p>-15</text:p>
          </table:table-cell>
          <table:table-cell table:style-name="ce26" table:formula="of:=VLOOKUP(IF([.F2]&gt;100;100-([.F2]-100);IF([.F2]&gt;=0;[.F2];-[.F2]));[.$A$2:.$B$102];2)" office:value-type="float" office:value="0.830826982774496" calcext:value-type="float">
            <text:p>0.8308</text:p>
          </table:table-cell>
          <table:table-cell table:style-name="ce51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RawData.F3]" office:value-type="float" office:value="0.0943535834281746" calcext:value-type="float">
            <text:p>0.0944</text:p>
          </table:table-cell>
          <table:table-cell/>
          <table:table-cell table:style-name="Default"/>
          <table:table-cell/>
          <table:table-cell table:style-name="ce48" office:value-type="float" office:value="-14" calcext:value-type="float">
            <text:p>-14</text:p>
          </table:table-cell>
          <table:table-cell table:style-name="ce26" table:formula="of:=VLOOKUP(IF([.F3]&gt;100;100-([.F3]-100);IF([.F3]&gt;=0;[.F3];-[.F3]));[.$A$2:.$B$102];2)" office:value-type="float" office:value="0.767798890073069" calcext:value-type="float">
            <text:p>0.7678</text:p>
          </table:table-cell>
          <table:table-cell table:style-name="ce51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RawData.F4]" office:value-type="float" office:value="0.199610696707417" calcext:value-type="float">
            <text:p>0.1996</text:p>
          </table:table-cell>
          <table:table-cell/>
          <table:table-cell table:style-name="ce21" office:value-type="string" calcext:value-type="string">
            <text:p>Min Noise level</text:p>
          </table:table-cell>
          <table:table-cell/>
          <table:table-cell table:style-name="ce48" office:value-type="float" office:value="-13" calcext:value-type="float">
            <text:p>-13</text:p>
          </table:table-cell>
          <table:table-cell table:style-name="ce26" table:formula="of:=VLOOKUP(IF([.F4]&gt;100;100-([.F4]-100);IF([.F4]&gt;=0;[.F4];-[.F4]));[.$A$2:.$B$102];2)" office:value-type="float" office:value="0.735236000225573" calcext:value-type="float">
            <text:p>0.7352</text:p>
          </table:table-cell>
          <table:table-cell table:style-name="ce51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RawData.F5]" office:value-type="float" office:value="0.207666566544525" calcext:value-type="float">
            <text:p>0.2077</text:p>
          </table:table-cell>
          <table:table-cell/>
          <table:table-cell table:style-name="ce44" office:value-type="float" office:value="0.02" calcext:value-type="float">
            <text:p>0.02</text:p>
          </table:table-cell>
          <table:table-cell/>
          <table:table-cell table:style-name="ce48" office:value-type="float" office:value="-12" calcext:value-type="float">
            <text:p>-12</text:p>
          </table:table-cell>
          <table:table-cell table:style-name="ce26" table:formula="of:=VLOOKUP(IF([.F5]&gt;100;100-([.F5]-100);IF([.F5]&gt;=0;[.F5];-[.F5]));[.$A$2:.$B$102];2)" office:value-type="float" office:value="0.761281039050328" calcext:value-type="float">
            <text:p>0.7613</text:p>
          </table:table-cell>
          <table:table-cell table:style-name="ce26" table:formula="of:=ABS(SUMPRODUCT([.G2:.G8];[.$D$13:.$D$19]))" office:value-type="float" office:value="0.0805608090510595" calcext:value-type="float">
            <text:p>0.0806</text:p>
          </table:table-cell>
          <table:table-cell table:style-name="ce51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RawData.F6]" office:value-type="float" office:value="0.256597637891149" calcext:value-type="float">
            <text:p>0.2566</text:p>
          </table:table-cell>
          <table:table-cell/>
          <table:table-cell table:style-name="Default"/>
          <table:table-cell/>
          <table:table-cell table:style-name="ce48" office:value-type="float" office:value="-11" calcext:value-type="float">
            <text:p>-11</text:p>
          </table:table-cell>
          <table:table-cell table:style-name="ce26" table:formula="of:=VLOOKUP(IF([.F6]&gt;100;100-([.F6]-100);IF([.F6]&gt;=0;[.F6];-[.F6]));[.$A$2:.$B$102];2)" office:value-type="float" office:value="0.64023239070806" calcext:value-type="float">
            <text:p>0.6402</text:p>
          </table:table-cell>
          <table:table-cell table:style-name="ce26" table:formula="of:=ABS(SUMPRODUCT([.G3:.G9];[.$D$13:.$D$19]))" office:value-type="float" office:value="0.18929899631542" calcext:value-type="float">
            <text:p>0.1893</text:p>
          </table:table-cell>
          <table:table-cell table:style-name="ce51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RawData.F7]" office:value-type="float" office:value="0.313082223503705" calcext:value-type="float">
            <text:p>0.3131</text:p>
          </table:table-cell>
          <table:table-cell/>
          <table:table-cell table:style-name="ce21" office:value-type="string" calcext:value-type="string">
            <text:p>Difference Order</text:p>
          </table:table-cell>
          <table:table-cell/>
          <table:table-cell table:style-name="ce48" office:value-type="float" office:value="-10" calcext:value-type="float">
            <text:p>-10</text:p>
          </table:table-cell>
          <table:table-cell table:style-name="ce26" table:formula="of:=VLOOKUP(IF([.F7]&gt;100;100-([.F7]-100);IF([.F7]&gt;=0;[.F7];-[.F7]));[.$A$2:.$B$102];2)" office:value-type="float" office:value="0.636745961502969" calcext:value-type="float">
            <text:p>0.6367</text:p>
          </table:table-cell>
          <table:table-cell table:style-name="ce26" table:formula="of:=ABS(SUMPRODUCT([.G4:.G10];[.$D$13:.$D$19]))" office:value-type="float" office:value="0.216524578200454" calcext:value-type="float">
            <text:p>0.2165</text:p>
          </table:table-cell>
          <table:table-cell table:style-name="ce51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RawData.F8]" office:value-type="float" office:value="0.427282043695533" calcext:value-type="float">
            <text:p>0.4273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/>
          <table:table-cell table:style-name="ce48" office:value-type="float" office:value="-9" calcext:value-type="float">
            <text:p>-9</text:p>
          </table:table-cell>
          <table:table-cell table:style-name="ce26" table:formula="of:=VLOOKUP(IF([.F8]&gt;100;100-([.F8]-100);IF([.F8]&gt;=0;[.F8];-[.F8]));[.$A$2:.$B$102];2)" office:value-type="float" office:value="0.620511697979542" calcext:value-type="float">
            <text:p>0.6205</text:p>
          </table:table-cell>
          <table:table-cell table:style-name="ce26" table:formula="of:=ABS(SUMPRODUCT([.G5:.G11];[.$D$13:.$D$19]))" office:value-type="float" office:value="0.036686532773832" calcext:value-type="float">
            <text:p>0.0367</text:p>
          </table:table-cell>
          <table:table-cell table:style-name="ce51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RawData.F9]" office:value-type="float" office:value="0.433680768847359" calcext:value-type="float">
            <text:p>0.4337</text:p>
          </table:table-cell>
          <table:table-cell/>
          <table:table-cell table:style-name="ce21" office:value-type="string" calcext:value-type="string">
            <text:p>Accuracy</text:p>
          </table:table-cell>
          <table:table-cell/>
          <table:table-cell table:style-name="ce48" office:value-type="float" office:value="-8" calcext:value-type="float">
            <text:p>-8</text:p>
          </table:table-cell>
          <table:table-cell table:style-name="ce26" table:formula="of:=VLOOKUP(IF([.F9]&gt;100;100-([.F9]-100);IF([.F9]&gt;=0;[.F9];-[.F9]));[.$A$2:.$B$102];2)" office:value-type="float" office:value="0.5529790761949" calcext:value-type="float">
            <text:p>0.5530</text:p>
          </table:table-cell>
          <table:table-cell table:style-name="ce26" table:formula="of:=ABS(SUMPRODUCT([.G6:.G12];[.$D$13:.$D$19]))" office:value-type="float" office:value="0.211724570817763" calcext:value-type="float">
            <text:p>0.2117</text:p>
          </table:table-cell>
          <table:table-cell table:style-name="ce51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RawData.F10]" office:value-type="float" office:value="0.5529790761949" calcext:value-type="float">
            <text:p>0.5530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/>
          <table:table-cell table:style-name="ce48" office:value-type="float" office:value="-7" calcext:value-type="float">
            <text:p>-7</text:p>
          </table:table-cell>
          <table:table-cell table:style-name="ce26" table:formula="of:=VLOOKUP(IF([.F10]&gt;100;100-([.F10]-100);IF([.F10]&gt;=0;[.F10];-[.F10]));[.$A$2:.$B$102];2)" office:value-type="float" office:value="0.433680768847359" calcext:value-type="float">
            <text:p>0.4337</text:p>
          </table:table-cell>
          <table:table-cell table:style-name="ce26" table:formula="of:=ABS(SUMPRODUCT([.G7:.G13];[.$D$13:.$D$19]))" office:value-type="float" office:value="0.110542205897346" calcext:value-type="float">
            <text:p>0.1105</text:p>
          </table:table-cell>
          <table:table-cell table:style-name="ce51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RawData.F11]" office:value-type="float" office:value="0.620511697979542" calcext:value-type="float">
            <text:p>0.6205</text:p>
          </table:table-cell>
          <table:table-cell/>
          <table:table-cell table:style-name="Default"/>
          <table:table-cell/>
          <table:table-cell table:style-name="ce48" office:value-type="float" office:value="-6" calcext:value-type="float">
            <text:p>-6</text:p>
          </table:table-cell>
          <table:table-cell table:style-name="ce26" table:formula="of:=VLOOKUP(IF([.F11]&gt;100;100-([.F11]-100);IF([.F11]&gt;=0;[.F11];-[.F11]));[.$A$2:.$B$102];2)" office:value-type="float" office:value="0.427282043695533" calcext:value-type="float">
            <text:p>0.4273</text:p>
          </table:table-cell>
          <table:table-cell table:style-name="ce26" table:formula="of:=ABS(SUMPRODUCT([.G8:.G14];[.$D$13:.$D$19]))" office:value-type="float" office:value="0.0848439475308586" calcext:value-type="float">
            <text:p>0.0848</text:p>
          </table:table-cell>
          <table:table-cell table:style-name="ce51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RawData.F12]" office:value-type="float" office:value="0.636745961502969" calcext:value-type="float">
            <text:p>0.6367</text:p>
          </table:table-cell>
          <table:table-cell/>
          <table:table-cell table:style-name="ce21" office:value-type="string" calcext:value-type="string">
            <text:p>Flipped Difference Kernel</text:p>
          </table:table-cell>
          <table:table-cell/>
          <table:table-cell table:style-name="ce48" office:value-type="float" office:value="-5" calcext:value-type="float">
            <text:p>-5</text:p>
          </table:table-cell>
          <table:table-cell table:style-name="ce26" table:formula="of:=VLOOKUP(IF([.F12]&gt;100;100-([.F12]-100);IF([.F12]&gt;=0;[.F12];-[.F12]));[.$A$2:.$B$102];2)" office:value-type="float" office:value="0.313082223503705" calcext:value-type="float">
            <text:p>0.3131</text:p>
          </table:table-cell>
          <table:table-cell table:style-name="ce26" table:formula="of:=ABS(SUMPRODUCT([.G9:.G15];[.$D$13:.$D$19]))" office:value-type="float" office:value="0.151366799649034" calcext:value-type="float">
            <text:p>0.1514</text:p>
          </table:table-cell>
          <table:table-cell table:style-name="ce51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$RawData.F13]" office:value-type="float" office:value="0.64023239070806" calcext:value-type="float">
            <text:p>0.6402</text:p>
          </table:table-cell>
          <table:table-cell/>
          <table:table-cell table:style-name="ce46" office:value-type="float" office:value="0.5" calcext:value-type="float">
            <text:p>0.5</text:p>
          </table:table-cell>
          <table:table-cell/>
          <table:table-cell table:style-name="ce48" office:value-type="float" office:value="-4" calcext:value-type="float">
            <text:p>-4</text:p>
          </table:table-cell>
          <table:table-cell table:style-name="ce26" table:formula="of:=VLOOKUP(IF([.F13]&gt;100;100-([.F13]-100);IF([.F13]&gt;=0;[.F13];-[.F13]));[.$A$2:.$B$102];2)" office:value-type="float" office:value="0.256597637891149" calcext:value-type="float">
            <text:p>0.2566</text:p>
          </table:table-cell>
          <table:table-cell table:style-name="ce26" table:formula="of:=ABS(SUMPRODUCT([.G10:.G16];[.$D$13:.$D$19]))" office:value-type="float" office:value="0.0221399588686899" calcext:value-type="float">
            <text:p>0.0221</text:p>
          </table:table-cell>
          <table:table-cell table:style-name="ce51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$RawData.F14]" office:value-type="float" office:value="0.761281039050328" calcext:value-type="float">
            <text:p>0.7613</text:p>
          </table:table-cell>
          <table:table-cell/>
          <table:table-cell table:style-name="ce46" office:value-type="float" office:value="-2" calcext:value-type="float">
            <text:p>-2</text:p>
          </table:table-cell>
          <table:table-cell/>
          <table:table-cell table:style-name="ce48" office:value-type="float" office:value="-3" calcext:value-type="float">
            <text:p>-3</text:p>
          </table:table-cell>
          <table:table-cell table:style-name="ce26" table:formula="of:=VLOOKUP(IF([.F14]&gt;100;100-([.F14]-100);IF([.F14]&gt;=0;[.F14];-[.F14]));[.$A$2:.$B$102];2)" office:value-type="float" office:value="0.207666566544525" calcext:value-type="float">
            <text:p>0.2077</text:p>
          </table:table-cell>
          <table:table-cell table:style-name="ce26" table:formula="of:=ABS(SUMPRODUCT([.G11:.G17];[.$D$13:.$D$19]))" office:value-type="float" office:value="0.0518280034245793" calcext:value-type="float">
            <text:p>0.0518</text:p>
          </table:table-cell>
          <table:table-cell table:style-name="ce51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$RawData.F15]" office:value-type="float" office:value="0.735236000225573" calcext:value-type="float">
            <text:p>0.7352</text:p>
          </table:table-cell>
          <table:table-cell/>
          <table:table-cell table:style-name="ce46" office:value-type="float" office:value="2.5" calcext:value-type="float">
            <text:p>2.5</text:p>
          </table:table-cell>
          <table:table-cell/>
          <table:table-cell table:style-name="ce48" office:value-type="float" office:value="-2" calcext:value-type="float">
            <text:p>-2</text:p>
          </table:table-cell>
          <table:table-cell table:style-name="ce26" table:formula="of:=VLOOKUP(IF([.F15]&gt;100;100-([.F15]-100);IF([.F15]&gt;=0;[.F15];-[.F15]));[.$A$2:.$B$102];2)" office:value-type="float" office:value="0.199610696707417" calcext:value-type="float">
            <text:p>0.1996</text:p>
          </table:table-cell>
          <table:table-cell table:style-name="ce26" table:formula="of:=ABS(SUMPRODUCT([.G12:.G18];[.$D$13:.$D$19]))" office:value-type="float" office:value="0.238632105631197" calcext:value-type="float">
            <text:p>0.2386</text:p>
          </table:table-cell>
          <table:table-cell table:style-name="ce51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$RawData.F16]" office:value-type="float" office:value="0.767798890073069" calcext:value-type="float">
            <text:p>0.7678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/>
          <table:table-cell table:style-name="ce48" office:value-type="float" office:value="-1" calcext:value-type="float">
            <text:p>-1</text:p>
          </table:table-cell>
          <table:table-cell table:style-name="ce26" table:formula="of:=VLOOKUP(IF([.F16]&gt;100;100-([.F16]-100);IF([.F16]&gt;=0;[.F16];-[.F16]));[.$A$2:.$B$102];2)" office:value-type="float" office:value="0.0943535834281746" calcext:value-type="float">
            <text:p>0.0944</text:p>
          </table:table-cell>
          <table:table-cell table:style-name="ce26" table:formula="of:=ABS(SUMPRODUCT([.G13:.G19];[.$D$13:.$D$19]))" office:value-type="float" office:value="0.448498755724633" calcext:value-type="float">
            <text:p>0.4485</text:p>
          </table:table-cell>
          <table:table-cell table:style-name="ce51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$RawData.F17]" office:value-type="float" office:value="0.830826982774496" calcext:value-type="float">
            <text:p>0.8308</text:p>
          </table:table-cell>
          <table:table-cell/>
          <table:table-cell table:style-name="ce46" office:value-type="float" office:value="-2.5" calcext:value-type="float">
            <text:p>-2.5</text:p>
          </table:table-cell>
          <table:table-cell/>
          <table:table-cell office:value-type="float" office:value="0" calcext:value-type="float">
            <text:p>0</text:p>
          </table:table-cell>
          <table:table-cell table:formula="of:=VLOOKUP(IF([.F17]&gt;100;100-([.F17]-100);IF([.F17]&gt;=0;[.F17];-[.F17]));[.$A$2:.$B$102];2)" office:value-type="float" office:value="-0.0590418038387701" calcext:value-type="float">
            <text:p>-0.0590</text:p>
          </table:table-cell>
          <table:table-cell table:formula="of:=ABS(SUMPRODUCT([.G14:.G20];[.$D$13:.$D$19]))" office:value-type="float" office:value="0" calcext:value-type="float">
            <text:p>0.0000</text:p>
          </table:table-cell>
          <table:table-cell table:formula="of:==MAX([.$D$24]*MEDIAN([.H5:.H29]);[.$D$5])" office:value-type="float" office:value="0.0357637508810199" calcext:value-type="float">
            <text:p>0.035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$RawData.F18]" office:value-type="float" office:value="0.864381649702657" calcext:value-type="float">
            <text:p>0.8644</text:p>
          </table:table-cell>
          <table:table-cell/>
          <table:table-cell table:style-name="ce46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IF([.F18]&gt;100;100-([.F18]-100);IF([.F18]&gt;=0;[.F18];-[.F18]));[.$A$2:.$B$102];2)" office:value-type="float" office:value="0.0943535834281746" calcext:value-type="float">
            <text:p>0.0944</text:p>
          </table:table-cell>
          <table:table-cell table:formula="of:=ABS(SUMPRODUCT([.G15:.G21];[.$D$13:.$D$19]))" office:value-type="float" office:value="0.448498755724633" calcext:value-type="float">
            <text:p>0.4485</text:p>
          </table:table-cell>
          <table:table-cell table:formula="of:==MAX([.$D$24]*MEDIAN([.H6:.H30]);[.$D$5])" office:value-type="float" office:value="0.0489717431487883" calcext:value-type="float">
            <text:p>0.049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$RawData.F19]" office:value-type="float" office:value="0.860024631128125" calcext:value-type="float">
            <text:p>0.8600</text:p>
          </table:table-cell>
          <table:table-cell/>
          <table:table-cell table:style-name="ce46" office:value-type="float" office:value="-0.5" calcext:value-type="float">
            <text:p>-0.5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IF([.F19]&gt;100;100-([.F19]-100);IF([.F19]&gt;=0;[.F19];-[.F19]));[.$A$2:.$B$102];2)" office:value-type="float" office:value="0.199610696707417" calcext:value-type="float">
            <text:p>0.1996</text:p>
          </table:table-cell>
          <table:table-cell table:formula="of:=ABS(SUMPRODUCT([.G16:.G22];[.$D$13:.$D$19]))" office:value-type="float" office:value="0.238632105631197" calcext:value-type="float">
            <text:p>0.2386</text:p>
          </table:table-cell>
          <table:table-cell table:formula="of:==MAX([.$D$24]*MEDIAN([.H7:.H31]);[.$D$5])" office:value-type="float" office:value="0.046158827122536" calcext:value-type="float">
            <text:p>0.046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$RawData.F20]" office:value-type="float" office:value="0.915036058081084" calcext:value-type="float">
            <text:p>0.915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VLOOKUP(IF([.F20]&gt;100;100-([.F20]-100);IF([.F20]&gt;=0;[.F20];-[.F20]));[.$A$2:.$B$102];2)" office:value-type="float" office:value="0.207666566544525" calcext:value-type="float">
            <text:p>0.2077</text:p>
          </table:table-cell>
          <table:table-cell table:formula="of:=ABS(SUMPRODUCT([.G17:.G23];[.$D$13:.$D$19]))" office:value-type="float" office:value="0.0518280034245793" calcext:value-type="float">
            <text:p>0.0518</text:p>
          </table:table-cell>
          <table:table-cell table:formula="of:==MAX([.$D$24]*MEDIAN([.H8:.H32]);[.$D$5])" office:value-type="float" office:value="0.0357637508810199" calcext:value-type="float">
            <text:p>0.035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$RawData.F21]" office:value-type="float" office:value="0.849391365384208" calcext:value-type="float">
            <text:p>0.8494</text:p>
          </table:table-cell>
          <table:table-cell/>
          <table:table-cell table:style-name="ce21" office:value-type="string" calcext:value-type="string">
            <text:p>Kernel Norm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IF([.F21]&gt;100;100-([.F21]-100);IF([.F21]&gt;=0;[.F21];-[.F21]));[.$A$2:.$B$102];2)" office:value-type="float" office:value="0.256597637891149" calcext:value-type="float">
            <text:p>0.2566</text:p>
          </table:table-cell>
          <table:table-cell table:formula="of:=ABS(SUMPRODUCT([.G18:.G24];[.$D$13:.$D$19]))" office:value-type="float" office:value="0.0221399588686899" calcext:value-type="float">
            <text:p>0.0221</text:p>
          </table:table-cell>
          <table:table-cell table:formula="of:==MAX([.$D$24]*MEDIAN([.H9:.H33]);[.$D$5])" office:value-type="float" office:value="0.046158827122536" calcext:value-type="float">
            <text:p>0.046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$RawData.F22]" office:value-type="float" office:value="0.906302664413847" calcext:value-type="float">
            <text:p>0.9063</text:p>
          </table:table-cell>
          <table:table-cell/>
          <table:table-cell table:style-name="ce26" table:formula="of:=SQRT(SUMPRODUCT([.D13:.D19];[.D13:.D19]))" office:value-type="float" office:value="4.58257569495584" calcext:value-type="float">
            <text:p>4.5826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IF([.F22]&gt;100;100-([.F22]-100);IF([.F22]&gt;=0;[.F22];-[.F22]));[.$A$2:.$B$102];2)" office:value-type="float" office:value="0.313082223503705" calcext:value-type="float">
            <text:p>0.3131</text:p>
          </table:table-cell>
          <table:table-cell table:formula="of:=ABS(SUMPRODUCT([.G19:.G25];[.$D$13:.$D$19]))" office:value-type="float" office:value="0.151366799649034" calcext:value-type="float">
            <text:p>0.1514</text:p>
          </table:table-cell>
          <table:table-cell table:formula="of:==MAX([.$D$24]*MEDIAN([.H10:.H34]);[.$D$5])" office:value-type="float" office:value="0.046158827122536" calcext:value-type="float">
            <text:p>0.046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$RawData.F23]" office:value-type="float" office:value="0.998908766466436" calcext:value-type="float">
            <text:p>0.9989</text:p>
          </table:table-cell>
          <table:table-cell/>
          <table:table-cell table:style-name="ce21" office:value-type="string" calcext:value-type="string">
            <text:p>Kernel-MAD Prefactor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IF([.F23]&gt;100;100-([.F23]-100);IF([.F23]&gt;=0;[.F23];-[.F23]));[.$A$2:.$B$102];2)" office:value-type="float" office:value="0.427282043695533" calcext:value-type="float">
            <text:p>0.4273</text:p>
          </table:table-cell>
          <table:table-cell table:formula="of:=ABS(SUMPRODUCT([.G20:.G26];[.$D$13:.$D$19]))" office:value-type="float" office:value="0.0848439475308586" calcext:value-type="float">
            <text:p>0.0848</text:p>
          </table:table-cell>
          <table:table-cell table:formula="of:==MAX([.$D$24]*MEDIAN([.H11:.H35]);[.$D$5])" office:value-type="float" office:value="0.046158827122536" calcext:value-type="float">
            <text:p>0.046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$RawData.F24]" office:value-type="float" office:value="1.01023214794285" calcext:value-type="float">
            <text:p>1.0102</text:p>
          </table:table-cell>
          <table:table-cell/>
          <table:table-cell table:style-name="ce26" table:formula="of:= 1.482602/[.D22]" office:value-type="float" office:value="0.323530280499663" calcext:value-type="float">
            <text:p>0.3235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IF([.F24]&gt;100;100-([.F24]-100);IF([.F24]&gt;=0;[.F24];-[.F24]));[.$A$2:.$B$102];2)" office:value-type="float" office:value="0.433680768847359" calcext:value-type="float">
            <text:p>0.4337</text:p>
          </table:table-cell>
          <table:table-cell table:formula="of:=ABS(SUMPRODUCT([.G21:.G27];[.$D$13:.$D$19]))" office:value-type="float" office:value="0.110542205897346" calcext:value-type="float">
            <text:p>0.1105</text:p>
          </table:table-cell>
          <table:table-cell table:formula="of:==MAX([.$D$24]*MEDIAN([.H12:.H36]);[.$D$5])" office:value-type="float" office:value="0.0489717431487883" calcext:value-type="float">
            <text:p>0.049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$RawData.F25]" office:value-type="float" office:value="0.972607745125448" calcext:value-type="float">
            <text:p>0.97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VLOOKUP(IF([.F25]&gt;100;100-([.F25]-100);IF([.F25]&gt;=0;[.F25];-[.F25]));[.$A$2:.$B$102];2)" office:value-type="float" office:value="0.5529790761949" calcext:value-type="float">
            <text:p>0.5530</text:p>
          </table:table-cell>
          <table:table-cell table:formula="of:=ABS(SUMPRODUCT([.G22:.G28];[.$D$13:.$D$19]))" office:value-type="float" office:value="0.211724570817763" calcext:value-type="float">
            <text:p>0.2117</text:p>
          </table:table-cell>
          <table:table-cell table:formula="of:==MAX([.$D$24]*MEDIAN([.H13:.H37]);[.$D$5])" office:value-type="float" office:value="0.0489717431487883" calcext:value-type="float">
            <text:p>0.049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$RawData.F26]" office:value-type="float" office:value="1.02293786735275" calcext:value-type="float">
            <text:p>1.02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VLOOKUP(IF([.F26]&gt;100;100-([.F26]-100);IF([.F26]&gt;=0;[.F26];-[.F26]));[.$A$2:.$B$102];2)" office:value-type="float" office:value="0.620511697979542" calcext:value-type="float">
            <text:p>0.6205</text:p>
          </table:table-cell>
          <table:table-cell table:formula="of:=ABS(SUMPRODUCT([.G23:.G29];[.$D$13:.$D$19]))" office:value-type="float" office:value="0.036686532773832" calcext:value-type="float">
            <text:p>0.0367</text:p>
          </table:table-cell>
          <table:table-cell table:formula="of:==MAX([.$D$24]*MEDIAN([.H14:.H38]);[.$D$5])" office:value-type="float" office:value="0.0489717431487883" calcext:value-type="float">
            <text:p>0.049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$RawData.F27]" office:value-type="float" office:value="1.00374431706903" calcext:value-type="float">
            <text:p>1.003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VLOOKUP(IF([.F27]&gt;100;100-([.F27]-100);IF([.F27]&gt;=0;[.F27];-[.F27]));[.$A$2:.$B$102];2)" office:value-type="float" office:value="0.636745961502969" calcext:value-type="float">
            <text:p>0.6367</text:p>
          </table:table-cell>
          <table:table-cell table:formula="of:=ABS(SUMPRODUCT([.G24:.G30];[.$D$13:.$D$19]))" office:value-type="float" office:value="0.216524578200454" calcext:value-type="float">
            <text:p>0.2165</text:p>
          </table:table-cell>
          <table:table-cell table:formula="of:==MAX([.$D$24]*MEDIAN([.H15:.H39]);[.$D$5])" office:value-type="float" office:value="0.0513633900333628" calcext:value-type="float">
            <text:p>0.051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$RawData.F28]" office:value-type="float" office:value="0.950640394109323" calcext:value-type="float">
            <text:p>0.950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VLOOKUP(IF([.F28]&gt;100;100-([.F28]-100);IF([.F28]&gt;=0;[.F28];-[.F28]));[.$A$2:.$B$102];2)" office:value-type="float" office:value="0.64023239070806" calcext:value-type="float">
            <text:p>0.6402</text:p>
          </table:table-cell>
          <table:table-cell table:formula="of:=ABS(SUMPRODUCT([.G25:.G31];[.$D$13:.$D$19]))" office:value-type="float" office:value="0.18929899631542" calcext:value-type="float">
            <text:p>0.1893</text:p>
          </table:table-cell>
          <table:table-cell table:formula="of:==MAX([.$D$24]*MEDIAN([.H16:.H40]);[.$D$5])" office:value-type="float" office:value="0.0489717431487883" calcext:value-type="float">
            <text:p>0.049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$RawData.F29]" office:value-type="float" office:value="0.865902501350606" calcext:value-type="float">
            <text:p>0.865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VLOOKUP(IF([.F29]&gt;100;100-([.F29]-100);IF([.F29]&gt;=0;[.F29];-[.F29]));[.$A$2:.$B$102];2)" office:value-type="float" office:value="0.761281039050328" calcext:value-type="float">
            <text:p>0.7613</text:p>
          </table:table-cell>
          <table:table-cell table:formula="of:=ABS(SUMPRODUCT([.G26:.G32];[.$D$13:.$D$19]))" office:value-type="float" office:value="0.0805608090510595" calcext:value-type="float">
            <text:p>0.0806</text:p>
          </table:table-cell>
          <table:table-cell table:formula="of:==MAX([.$D$24]*MEDIAN([.H17:.H41]);[.$D$5])" office:value-type="float" office:value="0.046158827122536" calcext:value-type="float">
            <text:p>0.046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$RawData.F30]" office:value-type="float" office:value="1.04252588599323" calcext:value-type="float">
            <text:p>1.042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VLOOKUP(IF([.F30]&gt;100;100-([.F30]-100);IF([.F30]&gt;=0;[.F30];-[.F30]));[.$A$2:.$B$102];2)" office:value-type="float" office:value="0.735236000225573" calcext:value-type="float">
            <text:p>0.7352</text:p>
          </table:table-cell>
          <table:table-cell table:formula="of:=ABS(SUMPRODUCT([.G27:.G33];[.$D$13:.$D$19]))" office:value-type="float" office:value="0.251076712476175" calcext:value-type="float">
            <text:p>0.2511</text:p>
          </table:table-cell>
          <table:table-cell table:formula="of:==MAX([.$D$24]*MEDIAN([.H18:.H42]);[.$D$5])" office:value-type="float" office:value="0.046158827122536" calcext:value-type="float">
            <text:p>0.046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$RawData.F31]" office:value-type="float" office:value="1.026994841424" calcext:value-type="float">
            <text:p>1.027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VLOOKUP(IF([.F31]&gt;100;100-([.F31]-100);IF([.F31]&gt;=0;[.F31];-[.F31]));[.$A$2:.$B$102];2)" office:value-type="float" office:value="0.767798890073069" calcext:value-type="float">
            <text:p>0.7678</text:p>
          </table:table-cell>
          <table:table-cell table:formula="of:=ABS(SUMPRODUCT([.G28:.G34];[.$D$13:.$D$19]))" office:value-type="float" office:value="0.142672355277682" calcext:value-type="float">
            <text:p>0.1427</text:p>
          </table:table-cell>
          <table:table-cell table:formula="of:==MAX([.$D$24]*MEDIAN([.H19:.H43]);[.$D$5])" office:value-type="float" office:value="0.046158827122536" calcext:value-type="float">
            <text:p>0.046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$RawData.F32]" office:value-type="float" office:value="1.02103474474768" calcext:value-type="float">
            <text:p>1.021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VLOOKUP(IF([.F32]&gt;100;100-([.F32]-100);IF([.F32]&gt;=0;[.F32];-[.F32]));[.$A$2:.$B$102];2)" office:value-type="float" office:value="0.830826982774496" calcext:value-type="float">
            <text:p>0.8308</text:p>
          </table:table-cell>
          <table:table-cell table:formula="of:=ABS(SUMPRODUCT([.G29:.G35];[.$D$13:.$D$19]))" office:value-type="float" office:value="0.0687571467842441" calcext:value-type="float">
            <text:p>0.0688</text:p>
          </table:table-cell>
          <table:table-cell table:formula="of:==MAX([.$D$24]*MEDIAN([.H20:.H44]);[.$D$5])" office:value-type="float" office:value="0.046158827122536" calcext:value-type="float">
            <text:p>0.046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$RawData.F33]" office:value-type="float" office:value="0.986929414783528" calcext:value-type="float">
            <text:p>0.986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VLOOKUP(IF([.F33]&gt;100;100-([.F33]-100);IF([.F33]&gt;=0;[.F33];-[.F33]));[.$A$2:.$B$102];2)" office:value-type="float" office:value="0.864381649702657" calcext:value-type="float">
            <text:p>0.8644</text:p>
          </table:table-cell>
          <table:table-cell table:formula="of:=ABS(SUMPRODUCT([.G30:.G36];[.$D$13:.$D$19]))" office:value-type="float" office:value="0.16440253255264" calcext:value-type="float">
            <text:p>0.1644</text:p>
          </table:table-cell>
          <table:table-cell table:formula="of:==MAX([.$D$24]*MEDIAN([.H21:.H45]);[.$D$5])" office:value-type="float" office:value="0.0489717431487883" calcext:value-type="float">
            <text:p>0.049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$RawData.F34]" office:value-type="float" office:value="0.969427351855216" calcext:value-type="float">
            <text:p>0.969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VLOOKUP(IF([.F34]&gt;100;100-([.F34]-100);IF([.F34]&gt;=0;[.F34];-[.F34]));[.$A$2:.$B$102];2)" office:value-type="float" office:value="0.860024631128125" calcext:value-type="float">
            <text:p>0.8600</text:p>
          </table:table-cell>
          <table:table-cell table:formula="of:=ABS(SUMPRODUCT([.G31:.G37];[.$D$13:.$D$19]))" office:value-type="float" office:value="0.158759142897032" calcext:value-type="float">
            <text:p>0.1588</text:p>
          </table:table-cell>
          <table:table-cell table:formula="of:==MAX([.$D$24]*MEDIAN([.H22:.H46]);[.$D$5])" office:value-type="float" office:value="0.0513633900333628" calcext:value-type="float">
            <text:p>0.051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$RawData.F35]" office:value-type="float" office:value="0.875123797331329" calcext:value-type="float">
            <text:p>0.875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VLOOKUP(IF([.F35]&gt;100;100-([.F35]-100);IF([.F35]&gt;=0;[.F35];-[.F35]));[.$A$2:.$B$102];2)" office:value-type="float" office:value="0.915036058081084" calcext:value-type="float">
            <text:p>0.9150</text:p>
          </table:table-cell>
          <table:table-cell table:formula="of:=ABS(SUMPRODUCT([.G32:.G38];[.$D$13:.$D$19]))" office:value-type="float" office:value="0.0263843019362025" calcext:value-type="float">
            <text:p>0.0264</text:p>
          </table:table-cell>
          <table:table-cell table:formula="of:==MAX([.$D$24]*MEDIAN([.H23:.H47]);[.$D$5])" office:value-type="float" office:value="0.0513633900333628" calcext:value-type="float">
            <text:p>0.051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$RawData.F36]" office:value-type="float" office:value="0.852016664338893" calcext:value-type="float">
            <text:p>0.852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VLOOKUP(IF([.F36]&gt;100;100-([.F36]-100);IF([.F36]&gt;=0;[.F36];-[.F36]));[.$A$2:.$B$102];2)" office:value-type="float" office:value="0.849391365384208" calcext:value-type="float">
            <text:p>0.8494</text:p>
          </table:table-cell>
          <table:table-cell table:formula="of:=ABS(SUMPRODUCT([.G33:.G39];[.$D$13:.$D$19]))" office:value-type="float" office:value="0.226676505724618" calcext:value-type="float">
            <text:p>0.2267</text:p>
          </table:table-cell>
          <table:table-cell table:formula="of:==MAX([.$D$24]*MEDIAN([.H24:.H48]);[.$D$5])" office:value-type="float" office:value="0.0513633900333628" calcext:value-type="float">
            <text:p>0.051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$RawData.F37]" office:value-type="float" office:value="0.816156995641088" calcext:value-type="float">
            <text:p>0.816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VLOOKUP(IF([.F37]&gt;100;100-([.F37]-100);IF([.F37]&gt;=0;[.F37];-[.F37]));[.$A$2:.$B$102];2)" office:value-type="float" office:value="0.906302664413847" calcext:value-type="float">
            <text:p>0.9063</text:p>
          </table:table-cell>
          <table:table-cell table:formula="of:=ABS(SUMPRODUCT([.G34:.G40];[.$D$13:.$D$19]))" office:value-type="float" office:value="0.2396928799807" calcext:value-type="float">
            <text:p>0.2397</text:p>
          </table:table-cell>
          <table:table-cell table:formula="of:==MAX([.$D$24]*MEDIAN([.H25:.H49]);[.$D$5])" office:value-type="float" office:value="0.0513633900333628" calcext:value-type="float">
            <text:p>0.051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$RawData.F38]" office:value-type="float" office:value="0.767842516780411" calcext:value-type="float">
            <text:p>0.76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VLOOKUP(IF([.F38]&gt;100;100-([.F38]-100);IF([.F38]&gt;=0;[.F38];-[.F38]));[.$A$2:.$B$102];2)" office:value-type="float" office:value="0.998908766466436" calcext:value-type="float">
            <text:p>0.9989</text:p>
          </table:table-cell>
          <table:table-cell table:formula="of:=ABS(SUMPRODUCT([.G35:.G41];[.$D$13:.$D$19]))" office:value-type="float" office:value="0.0673418539758607" calcext:value-type="float">
            <text:p>0.0673</text:p>
          </table:table-cell>
          <table:table-cell table:formula="of:==MAX([.$D$24]*MEDIAN([.H26:.H50]);[.$D$5])" office:value-type="float" office:value="0.046158827122536" calcext:value-type="float">
            <text:p>0.046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$RawData.F39]" office:value-type="float" office:value="0.77006327770948" calcext:value-type="float">
            <text:p>0.770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VLOOKUP(IF([.F39]&gt;100;100-([.F39]-100);IF([.F39]&gt;=0;[.F39];-[.F39]));[.$A$2:.$B$102];2)" office:value-type="float" office:value="1.01023214794285" calcext:value-type="float">
            <text:p>1.0102</text:p>
          </table:table-cell>
          <table:table-cell table:formula="of:=ABS(SUMPRODUCT([.G36:.G42];[.$D$13:.$D$19]))" office:value-type="float" office:value="0.221846483387866" calcext:value-type="float">
            <text:p>0.2218</text:p>
          </table:table-cell>
          <table:table-cell table:formula="of:==MAX([.$D$24]*MEDIAN([.H27:.H51]);[.$D$5])" office:value-type="float" office:value="0.047662350665708" calcext:value-type="float">
            <text:p>0.047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$RawData.F40]" office:value-type="float" office:value="0.744617557349897" calcext:value-type="float">
            <text:p>0.744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VLOOKUP(IF([.F40]&gt;100;100-([.F40]-100);IF([.F40]&gt;=0;[.F40];-[.F40]));[.$A$2:.$B$102];2)" office:value-type="float" office:value="0.972607745125448" calcext:value-type="float">
            <text:p>0.9726</text:p>
          </table:table-cell>
          <table:table-cell table:formula="of:=ABS(SUMPRODUCT([.G37:.G43];[.$D$13:.$D$19]))" office:value-type="float" office:value="0.0442620621673004" calcext:value-type="float">
            <text:p>0.0443</text:p>
          </table:table-cell>
          <table:table-cell table:formula="of:==MAX([.$D$24]*MEDIAN([.H28:.H52]);[.$D$5])" office:value-type="float" office:value="0.046158827122536" calcext:value-type="float">
            <text:p>0.046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$RawData.F41]" office:value-type="float" office:value="0.655333136800354" calcext:value-type="float">
            <text:p>0.655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VLOOKUP(IF([.F41]&gt;100;100-([.F41]-100);IF([.F41]&gt;=0;[.F41];-[.F41]));[.$A$2:.$B$102];2)" office:value-type="float" office:value="1.02293786735275" calcext:value-type="float">
            <text:p>1.0229</text:p>
          </table:table-cell>
          <table:table-cell table:formula="of:=ABS(SUMPRODUCT([.G38:.G44];[.$D$13:.$D$19]))" office:value-type="float" office:value="0.130521804968094" calcext:value-type="float">
            <text:p>0.1305</text:p>
          </table:table-cell>
          <table:table-cell table:formula="of:==MAX([.$D$24]*MEDIAN([.H29:.H53]);[.$D$5])" office:value-type="float" office:value="0.0422277561726498" calcext:value-type="float">
            <text:p>0.042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$RawData.F42]" office:value-type="float" office:value="0.744973681389955" calcext:value-type="float">
            <text:p>0.745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VLOOKUP(IF([.F42]&gt;100;100-([.F42]-100);IF([.F42]&gt;=0;[.F42];-[.F42]));[.$A$2:.$B$102];2)" office:value-type="float" office:value="1.00374431706903" calcext:value-type="float">
            <text:p>1.0037</text:p>
          </table:table-cell>
          <table:table-cell table:formula="of:=ABS(SUMPRODUCT([.G39:.G45];[.$D$13:.$D$19]))" office:value-type="float" office:value="0.0488136734663065" calcext:value-type="float">
            <text:p>0.0488</text:p>
          </table:table-cell>
          <table:table-cell table:formula="of:==MAX([.$D$24]*MEDIAN([.H30:.H54]);[.$D$5])" office:value-type="float" office:value="0.046158827122536" calcext:value-type="float">
            <text:p>0.046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$RawData.F43]" office:value-type="float" office:value="0.630271185327803" calcext:value-type="float">
            <text:p>0.630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VLOOKUP(IF([.F43]&gt;100;100-([.F43]-100);IF([.F43]&gt;=0;[.F43];-[.F43]));[.$A$2:.$B$102];2)" office:value-type="float" office:value="0.950640394109323" calcext:value-type="float">
            <text:p>0.9506</text:p>
          </table:table-cell>
          <table:table-cell table:formula="of:=ABS(SUMPRODUCT([.G40:.G46];[.$D$13:.$D$19]))" office:value-type="float" office:value="0.356587028427744" calcext:value-type="float">
            <text:p>0.3566</text:p>
          </table:table-cell>
          <table:table-cell table:formula="of:==MAX([.$D$24]*MEDIAN([.H31:.H55]);[.$D$5])" office:value-type="float" office:value="0.046158827122536" calcext:value-type="float">
            <text:p>0.046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$RawData.F44]" office:value-type="float" office:value="0.679941326250664" calcext:value-type="float">
            <text:p>0.6799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VLOOKUP(IF([.F44]&gt;100;100-([.F44]-100);IF([.F44]&gt;=0;[.F44];-[.F44]));[.$A$2:.$B$102];2)" office:value-type="float" office:value="0.865902501350606" calcext:value-type="float">
            <text:p>0.8659</text:p>
          </table:table-cell>
          <table:table-cell table:formula="of:=ABS(SUMPRODUCT([.G41:.G47];[.$D$13:.$D$19]))" office:value-type="float" office:value="0.182261119697292" calcext:value-type="float">
            <text:p>0.1823</text:p>
          </table:table-cell>
          <table:table-cell table:formula="of:==MAX([.$D$24]*MEDIAN([.H32:.H56]);[.$D$5])" office:value-type="float" office:value="0.047662350665708" calcext:value-type="float">
            <text:p>0.047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$RawData.F45]" office:value-type="float" office:value="0.722725157495885" calcext:value-type="float">
            <text:p>0.722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VLOOKUP(IF([.F45]&gt;100;100-([.F45]-100);IF([.F45]&gt;=0;[.F45];-[.F45]));[.$A$2:.$B$102];2)" office:value-type="float" office:value="1.04252588599323" calcext:value-type="float">
            <text:p>1.0425</text:p>
          </table:table-cell>
          <table:table-cell table:formula="of:=ABS(SUMPRODUCT([.G42:.G48];[.$D$13:.$D$19]))" office:value-type="float" office:value="0.25353469776402" calcext:value-type="float">
            <text:p>0.2535</text:p>
          </table:table-cell>
          <table:table-cell table:formula="of:==MAX([.$D$24]*MEDIAN([.H33:.H57]);[.$D$5])" office:value-type="float" office:value="0.047662350665708" calcext:value-type="float">
            <text:p>0.047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$RawData.F46]" office:value-type="float" office:value="0.851786332380421" calcext:value-type="float">
            <text:p>0.851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VLOOKUP(IF([.F46]&gt;100;100-([.F46]-100);IF([.F46]&gt;=0;[.F46];-[.F46]));[.$A$2:.$B$102];2)" office:value-type="float" office:value="1.026994841424" calcext:value-type="float">
            <text:p>1.0270</text:p>
          </table:table-cell>
          <table:table-cell table:formula="of:=ABS(SUMPRODUCT([.G43:.G49];[.$D$13:.$D$19]))" office:value-type="float" office:value="0.286388201106773" calcext:value-type="float">
            <text:p>0.2864</text:p>
          </table:table-cell>
          <table:table-cell table:formula="of:==MAX([.$D$24]*MEDIAN([.H34:.H58]);[.$D$5])" office:value-type="float" office:value="0.047662350665708" calcext:value-type="float">
            <text:p>0.047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$RawData.F47]" office:value-type="float" office:value="0.8181644158567" calcext:value-type="float">
            <text:p>0.818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VLOOKUP(IF([.F47]&gt;100;100-([.F47]-100);IF([.F47]&gt;=0;[.F47];-[.F47]));[.$A$2:.$B$102];2)" office:value-type="float" office:value="1.02103474474768" calcext:value-type="float">
            <text:p>1.0210</text:p>
          </table:table-cell>
          <table:table-cell table:formula="of:=ABS(SUMPRODUCT([.G44:.G50];[.$D$13:.$D$19]))" office:value-type="float" office:value="0.0506441496652096" calcext:value-type="float">
            <text:p>0.0506</text:p>
          </table:table-cell>
          <table:table-cell table:formula="of:==MAX([.$D$24]*MEDIAN([.H35:.H59]);[.$D$5])" office:value-type="float" office:value="0.0422277561726498" calcext:value-type="float">
            <text:p>0.042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$RawData.F48]" office:value-type="float" office:value="0.921325615299475" calcext:value-type="float">
            <text:p>0.921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VLOOKUP(IF([.F48]&gt;100;100-([.F48]-100);IF([.F48]&gt;=0;[.F48];-[.F48]));[.$A$2:.$B$102];2)" office:value-type="float" office:value="0.986929414783528" calcext:value-type="float">
            <text:p>0.9869</text:p>
          </table:table-cell>
          <table:table-cell table:formula="of:=ABS(SUMPRODUCT([.G45:.G51];[.$D$13:.$D$19]))" office:value-type="float" office:value="0.0794689951270138" calcext:value-type="float">
            <text:p>0.0795</text:p>
          </table:table-cell>
          <table:table-cell table:formula="of:==MAX([.$D$24]*MEDIAN([.H36:.H60]);[.$D$5])" office:value-type="float" office:value="0.0459419537572654" calcext:value-type="float">
            <text:p>0.045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$RawData.F49]" office:value-type="float" office:value="1.28108141949725" calcext:value-type="float">
            <text:p>1.281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VLOOKUP(IF([.F49]&gt;100;100-([.F49]-100);IF([.F49]&gt;=0;[.F49];-[.F49]));[.$A$2:.$B$102];2)" office:value-type="float" office:value="0.969427351855216" calcext:value-type="float">
            <text:p>0.9694</text:p>
          </table:table-cell>
          <table:table-cell table:formula="of:=ABS(SUMPRODUCT([.G46:.G52];[.$D$13:.$D$19]))" office:value-type="float" office:value="0.0468968057043798" calcext:value-type="float">
            <text:p>0.0469</text:p>
          </table:table-cell>
          <table:table-cell table:formula="of:==MAX([.$D$24]*MEDIAN([.H37:.H61]);[.$D$5])" office:value-type="float" office:value="0.0422277561726498" calcext:value-type="float">
            <text:p>0.042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$RawData.F50]" office:value-type="float" office:value="0.894658849936564" calcext:value-type="float">
            <text:p>0.894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VLOOKUP(IF([.F50]&gt;100;100-([.F50]-100);IF([.F50]&gt;=0;[.F50];-[.F50]));[.$A$2:.$B$102];2)" office:value-type="float" office:value="0.875123797331329" calcext:value-type="float">
            <text:p>0.8751</text:p>
          </table:table-cell>
          <table:table-cell table:formula="of:=ABS(SUMPRODUCT([.G47:.G53];[.$D$13:.$D$19]))" office:value-type="float" office:value="0.0785779944895622" calcext:value-type="float">
            <text:p>0.0786</text:p>
          </table:table-cell>
          <table:table-cell table:formula="of:==MAX([.$D$24]*MEDIAN([.H38:.H62]);[.$D$5])" office:value-type="float" office:value="0.0422277561726498" calcext:value-type="float">
            <text:p>0.042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$RawData.F51]" office:value-type="float" office:value="1.37360478927053" calcext:value-type="float">
            <text:p>1.373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VLOOKUP(IF([.F51]&gt;100;100-([.F51]-100);IF([.F51]&gt;=0;[.F51];-[.F51]));[.$A$2:.$B$102];2)" office:value-type="float" office:value="0.852016664338893" calcext:value-type="float">
            <text:p>0.8520</text:p>
          </table:table-cell>
          <table:table-cell table:formula="of:=ABS(SUMPRODUCT([.G48:.G54];[.$D$13:.$D$19]))" office:value-type="float" office:value="0.147319597386983" calcext:value-type="float">
            <text:p>0.1473</text:p>
          </table:table-cell>
          <table:table-cell table:formula="of:==MAX([.$D$24]*MEDIAN([.H39:.H63]);[.$D$5])" office:value-type="float" office:value="0.0459419537572654" calcext:value-type="float">
            <text:p>0.045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$RawData.F52]" office:value-type="float" office:value="1.22608072980064" calcext:value-type="float">
            <text:p>1.226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VLOOKUP(IF([.F52]&gt;100;100-([.F52]-100);IF([.F52]&gt;=0;[.F52];-[.F52]));[.$A$2:.$B$102];2)" office:value-type="float" office:value="0.816156995641088" calcext:value-type="float">
            <text:p>0.8162</text:p>
          </table:table-cell>
          <table:table-cell table:formula="of:=ABS(SUMPRODUCT([.G49:.G55];[.$D$13:.$D$19]))" office:value-type="float" office:value="0.112719226905166" calcext:value-type="float">
            <text:p>0.1127</text:p>
          </table:table-cell>
          <table:table-cell table:formula="of:==MAX([.$D$24]*MEDIAN([.H40:.H64]);[.$D$5])" office:value-type="float" office:value="0.0459419537572654" calcext:value-type="float">
            <text:p>0.045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$RawData.F53]" office:value-type="float" office:value="1.06112948041573" calcext:value-type="float">
            <text:p>1.061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VLOOKUP(IF([.F53]&gt;100;100-([.F53]-100);IF([.F53]&gt;=0;[.F53];-[.F53]));[.$A$2:.$B$102];2)" office:value-type="float" office:value="0.767842516780411" calcext:value-type="float">
            <text:p>0.7678</text:p>
          </table:table-cell>
          <table:table-cell table:formula="of:=ABS(SUMPRODUCT([.G50:.G56];[.$D$13:.$D$19]))" office:value-type="float" office:value="0.0103314111165154" calcext:value-type="float">
            <text:p>0.0103</text:p>
          </table:table-cell>
          <table:table-cell table:formula="of:==MAX([.$D$24]*MEDIAN([.H41:.H65]);[.$D$5])" office:value-type="float" office:value="0.047662350665708" calcext:value-type="float">
            <text:p>0.047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$RawData.F54]" office:value-type="float" office:value="0.921901458753043" calcext:value-type="float">
            <text:p>0.9219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VLOOKUP(IF([.F54]&gt;100;100-([.F54]-100);IF([.F54]&gt;=0;[.F54];-[.F54]));[.$A$2:.$B$102];2)" office:value-type="float" office:value="0.77006327770948" calcext:value-type="float">
            <text:p>0.7701</text:p>
          </table:table-cell>
          <table:table-cell table:formula="of:=ABS(SUMPRODUCT([.G51:.G57];[.$D$13:.$D$19]))" office:value-type="float" office:value="0.210063827630714" calcext:value-type="float">
            <text:p>0.2101</text:p>
          </table:table-cell>
          <table:table-cell table:formula="of:==MAX([.$D$24]*MEDIAN([.H42:.H66]);[.$D$5])" office:value-type="float" office:value="0.0589669911798475" calcext:value-type="float">
            <text:p>0.059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$RawData.F55]" office:value-type="float" office:value="0.568011283513986" calcext:value-type="float">
            <text:p>0.568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VLOOKUP(IF([.F55]&gt;100;100-([.F55]-100);IF([.F55]&gt;=0;[.F55];-[.F55]));[.$A$2:.$B$102];2)" office:value-type="float" office:value="0.744617557349897" calcext:value-type="float">
            <text:p>0.7446</text:p>
          </table:table-cell>
          <table:table-cell table:formula="of:=ABS(SUMPRODUCT([.G52:.G58];[.$D$13:.$D$19]))" office:value-type="float" office:value="0.334030586648545" calcext:value-type="float">
            <text:p>0.3340</text:p>
          </table:table-cell>
          <table:table-cell table:formula="of:==MAX([.$D$24]*MEDIAN([.H43:.H67]);[.$D$5])" office:value-type="float" office:value="0.0679620090761978" calcext:value-type="float">
            <text:p>0.068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$RawData.F56]" office:value-type="float" office:value="0.537739299046922" calcext:value-type="float">
            <text:p>0.5377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VLOOKUP(IF([.F56]&gt;100;100-([.F56]-100);IF([.F56]&gt;=0;[.F56];-[.F56]));[.$A$2:.$B$102];2)" office:value-type="float" office:value="0.655333136800354" calcext:value-type="float">
            <text:p>0.6553</text:p>
          </table:table-cell>
          <table:table-cell table:formula="of:=ABS(SUMPRODUCT([.G53:.G59];[.$D$13:.$D$19]))" office:value-type="float" office:value="0.236523899598626" calcext:value-type="float">
            <text:p>0.2365</text:p>
          </table:table-cell>
          <table:table-cell table:formula="of:==MAX([.$D$24]*MEDIAN([.H44:.H68]);[.$D$5])" office:value-type="float" office:value="0.0679620090761978" calcext:value-type="float">
            <text:p>0.068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$RawData.F57]" office:value-type="float" office:value="0.329810684389814" calcext:value-type="float">
            <text:p>0.329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VLOOKUP(IF([.F57]&gt;100;100-([.F57]-100);IF([.F57]&gt;=0;[.F57];-[.F57]));[.$A$2:.$B$102];2)" office:value-type="float" office:value="0.744973681389955" calcext:value-type="float">
            <text:p>0.7450</text:p>
          </table:table-cell>
          <table:table-cell table:formula="of:=ABS(SUMPRODUCT([.G54:.G60];[.$D$13:.$D$19]))" office:value-type="float" office:value="0.0430285234102911" calcext:value-type="float">
            <text:p>0.0430</text:p>
          </table:table-cell>
          <table:table-cell table:formula="of:==MAX([.$D$24]*MEDIAN([.H45:.H69]);[.$D$5])" office:value-type="float" office:value="0.0765226435820176" calcext:value-type="float">
            <text:p>0.076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$RawData.F58]" office:value-type="float" office:value="-0.171968691850998" calcext:value-type="float">
            <text:p>-0.172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VLOOKUP(IF([.F58]&gt;100;100-([.F58]-100);IF([.F58]&gt;=0;[.F58];-[.F58]));[.$A$2:.$B$102];2)" office:value-type="float" office:value="0.630271185327803" calcext:value-type="float">
            <text:p>0.6303</text:p>
          </table:table-cell>
          <table:table-cell table:formula="of:=ABS(SUMPRODUCT([.G55:.G61];[.$D$13:.$D$19]))" office:value-type="float" office:value="0.243780541724027" calcext:value-type="float">
            <text:p>0.2438</text:p>
          </table:table-cell>
          <table:table-cell table:formula="of:==MAX([.$D$24]*MEDIAN([.H46:.H70]);[.$D$5])" office:value-type="float" office:value="0.0679620090761978" calcext:value-type="float">
            <text:p>0.068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$RawData.F59]" office:value-type="float" office:value="-0.281946690007993" calcext:value-type="float">
            <text:p>-0.2819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VLOOKUP(IF([.F59]&gt;100;100-([.F59]-100);IF([.F59]&gt;=0;[.F59];-[.F59]));[.$A$2:.$B$102];2)" office:value-type="float" office:value="0.679941326250664" calcext:value-type="float">
            <text:p>0.6799</text:p>
          </table:table-cell>
          <table:table-cell table:formula="of:=ABS(SUMPRODUCT([.G56:.G62];[.$D$13:.$D$19]))" office:value-type="float" office:value="0.0989252679674458" calcext:value-type="float">
            <text:p>0.0989</text:p>
          </table:table-cell>
          <table:table-cell table:formula="of:==MAX([.$D$24]*MEDIAN([.H47:.H71]);[.$D$5])" office:value-type="float" office:value="0.0679620090761978" calcext:value-type="float">
            <text:p>0.068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$RawData.F60]" office:value-type="float" office:value="-0.199217346555217" calcext:value-type="float">
            <text:p>-0.199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VLOOKUP(IF([.F60]&gt;100;100-([.F60]-100);IF([.F60]&gt;=0;[.F60];-[.F60]));[.$A$2:.$B$102];2)" office:value-type="float" office:value="0.722725157495885" calcext:value-type="float">
            <text:p>0.7227</text:p>
          </table:table-cell>
          <table:table-cell table:formula="of:=ABS(SUMPRODUCT([.G57:.G63];[.$D$13:.$D$19]))" office:value-type="float" office:value="0.142002021221359" calcext:value-type="float">
            <text:p>0.1420</text:p>
          </table:table-cell>
          <table:table-cell table:formula="of:==MAX([.$D$24]*MEDIAN([.H48:.H72]);[.$D$5])" office:value-type="float" office:value="0.0765226435820176" calcext:value-type="float">
            <text:p>0.076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$RawData.F61]" office:value-type="float" office:value="-0.381438937269862" calcext:value-type="float">
            <text:p>-0.381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VLOOKUP(IF([.F61]&gt;100;100-([.F61]-100);IF([.F61]&gt;=0;[.F61];-[.F61]));[.$A$2:.$B$102];2)" office:value-type="float" office:value="0.851786332380421" calcext:value-type="float">
            <text:p>0.8518</text:p>
          </table:table-cell>
          <table:table-cell table:formula="of:=ABS(SUMPRODUCT([.G58:.G64];[.$D$13:.$D$19]))" office:value-type="float" office:value="0.081234684889139" calcext:value-type="float">
            <text:p>0.0812</text:p>
          </table:table-cell>
          <table:table-cell table:formula="of:==MAX([.$D$24]*MEDIAN([.H49:.H73]);[.$D$5])" office:value-type="float" office:value="0.0788703870443342" calcext:value-type="float">
            <text:p>0.078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$RawData.F62]" office:value-type="float" office:value="-0.506839563967416" calcext:value-type="float">
            <text:p>-0.506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VLOOKUP(IF([.F62]&gt;100;100-([.F62]-100);IF([.F62]&gt;=0;[.F62];-[.F62]));[.$A$2:.$B$102];2)" office:value-type="float" office:value="0.8181644158567" calcext:value-type="float">
            <text:p>0.8182</text:p>
          </table:table-cell>
          <table:table-cell table:formula="of:=ABS(SUMPRODUCT([.G59:.G65];[.$D$13:.$D$19]))" office:value-type="float" office:value="0.835505554862145" calcext:value-type="float">
            <text:p>0.8355</text:p>
          </table:table-cell>
          <table:table-cell table:formula="of:==MAX([.$D$24]*MEDIAN([.H50:.H74]);[.$D$5])" office:value-type="float" office:value="0.0830564581735285" calcext:value-type="float">
            <text:p>0.083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$RawData.F63]" office:value-type="float" office:value="-0.544086667774916" calcext:value-type="float">
            <text:p>-0.544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VLOOKUP(IF([.F63]&gt;100;100-([.F63]-100);IF([.F63]&gt;=0;[.F63];-[.F63]));[.$A$2:.$B$102];2)" office:value-type="float" office:value="0.921325615299475" calcext:value-type="float">
            <text:p>0.9213</text:p>
          </table:table-cell>
          <table:table-cell table:formula="of:=ABS(SUMPRODUCT([.G60:.G66];[.$D$13:.$D$19]))" office:value-type="float" office:value="1.39698728987641" calcext:value-type="float">
            <text:p>1.3970</text:p>
          </table:table-cell>
          <table:table-cell table:formula="of:==MAX([.$D$24]*MEDIAN([.H51:.H75]);[.$D$5])" office:value-type="float" office:value="0.0830564581735285" calcext:value-type="float">
            <text:p>0.083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$RawData.F64]" office:value-type="float" office:value="-0.758624798016708" calcext:value-type="float">
            <text:p>-0.7586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VLOOKUP(IF([.F64]&gt;100;100-([.F64]-100);IF([.F64]&gt;=0;[.F64];-[.F64]));[.$A$2:.$B$102];2)" office:value-type="float" office:value="1.28108141949725" calcext:value-type="float">
            <text:p>1.2811</text:p>
          </table:table-cell>
          <table:table-cell table:formula="of:=ABS(SUMPRODUCT([.G61:.G67];[.$D$13:.$D$19]))" office:value-type="float" office:value="0.990400461524829" calcext:value-type="float">
            <text:p>0.9904</text:p>
          </table:table-cell>
          <table:table-cell table:formula="of:==MAX([.$D$24]*MEDIAN([.H52:.H76]);[.$D$5])" office:value-type="float" office:value="0.108069009393871" calcext:value-type="float">
            <text:p>0.108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$RawData.F65]" office:value-type="float" office:value="-0.7157705137539" calcext:value-type="float">
            <text:p>-0.715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VLOOKUP(IF([.F65]&gt;100;100-([.F65]-100);IF([.F65]&gt;=0;[.F65];-[.F65]));[.$A$2:.$B$102];2)" office:value-type="float" office:value="0.894658849936564" calcext:value-type="float">
            <text:p>0.8947</text:p>
          </table:table-cell>
          <table:table-cell table:formula="of:=ABS(SUMPRODUCT([.G62:.G68];[.$D$13:.$D$19]))" office:value-type="float" office:value="0.256719272289615" calcext:value-type="float">
            <text:p>0.2567</text:p>
          </table:table-cell>
          <table:table-cell table:formula="of:==MAX([.$D$24]*MEDIAN([.H53:.H77]);[.$D$5])" office:value-type="float" office:value="0.12229757883317" calcext:value-type="float">
            <text:p>0.122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$RawData.F66]" office:value-type="float" office:value="-0.70716931085778" calcext:value-type="float">
            <text:p>-0.7072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VLOOKUP(IF([.F66]&gt;100;100-([.F66]-100);IF([.F66]&gt;=0;[.F66];-[.F66]));[.$A$2:.$B$102];2)" office:value-type="float" office:value="1.37360478927053" calcext:value-type="float">
            <text:p>1.3736</text:p>
          </table:table-cell>
          <table:table-cell table:formula="of:=ABS(SUMPRODUCT([.G63:.G69];[.$D$13:.$D$19]))" office:value-type="float" office:value="1.26874649955001" calcext:value-type="float">
            <text:p>1.2687</text:p>
          </table:table-cell>
          <table:table-cell table:formula="of:==MAX([.$D$24]*MEDIAN([.H54:.H78]);[.$D$5])" office:value-type="float" office:value="0.12229757883317" calcext:value-type="float">
            <text:p>0.122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$RawData.F67]" office:value-type="float" office:value="-0.77634999473129" calcext:value-type="float">
            <text:p>-0.776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VLOOKUP(IF([.F67]&gt;100;100-([.F67]-100);IF([.F67]&gt;=0;[.F67];-[.F67]));[.$A$2:.$B$102];2)" office:value-type="float" office:value="1.22608072980064" calcext:value-type="float">
            <text:p>1.2261</text:p>
          </table:table-cell>
          <table:table-cell table:formula="of:=ABS(SUMPRODUCT([.G64:.G70];[.$D$13:.$D$19]))" office:value-type="float" office:value="1.19220855776159" calcext:value-type="float">
            <text:p>1.1922</text:p>
          </table:table-cell>
          <table:table-cell table:formula="of:==MAX([.$D$24]*MEDIAN([.H55:.H79]);[.$D$5])" office:value-type="float" office:value="0.12229757883317" calcext:value-type="float">
            <text:p>0.122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$RawData.F68]" office:value-type="float" office:value="-0.850208788533256" calcext:value-type="float">
            <text:p>-0.850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VLOOKUP(IF([.F68]&gt;100;100-([.F68]-100);IF([.F68]&gt;=0;[.F68];-[.F68]));[.$A$2:.$B$102];2)" office:value-type="float" office:value="1.06112948041573" calcext:value-type="float">
            <text:p>1.0611</text:p>
          </table:table-cell>
          <table:table-cell table:formula="of:=ABS(SUMPRODUCT([.G65:.G71];[.$D$13:.$D$19]))" office:value-type="float" office:value="0.672279058449275" calcext:value-type="float">
            <text:p>0.6723</text:p>
          </table:table-cell>
          <table:table-cell table:formula="of:==MAX([.$D$24]*MEDIAN([.H56:.H80]);[.$D$5])" office:value-type="float" office:value="0.136361788355029" calcext:value-type="float">
            <text:p>0.136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$RawData.F69]" office:value-type="float" office:value="-0.948701903139238" calcext:value-type="float">
            <text:p>-0.948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VLOOKUP(IF([.F69]&gt;100;100-([.F69]-100);IF([.F69]&gt;=0;[.F69];-[.F69]));[.$A$2:.$B$102];2)" office:value-type="float" office:value="0.921901458753043" calcext:value-type="float">
            <text:p>0.9219</text:p>
          </table:table-cell>
          <table:table-cell table:formula="of:=ABS(SUMPRODUCT([.G66:.G72];[.$D$13:.$D$19]))" office:value-type="float" office:value="0.378009683187282" calcext:value-type="float">
            <text:p>0.3780</text:p>
          </table:table-cell>
          <table:table-cell table:formula="of:==MAX([.$D$24]*MEDIAN([.H57:.H81]);[.$D$5])" office:value-type="float" office:value="0.136361788355029" calcext:value-type="float">
            <text:p>0.136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$RawData.F70]" office:value-type="float" office:value="-0.884912828311661" calcext:value-type="float">
            <text:p>-0.8849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VLOOKUP(IF([.F70]&gt;100;100-([.F70]-100);IF([.F70]&gt;=0;[.F70];-[.F70]));[.$A$2:.$B$102];2)" office:value-type="float" office:value="0.568011283513986" calcext:value-type="float">
            <text:p>0.5680</text:p>
          </table:table-cell>
          <table:table-cell table:formula="of:=ABS(SUMPRODUCT([.G67:.G73];[.$D$13:.$D$19]))" office:value-type="float" office:value="0.196792518039289" calcext:value-type="float">
            <text:p>0.1968</text:p>
          </table:table-cell>
          <table:table-cell table:formula="of:==MAX([.$D$24]*MEDIAN([.H58:.H82]);[.$D$5])" office:value-type="float" office:value="0.136361788355029" calcext:value-type="float">
            <text:p>0.1364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$RawData.F71]" office:value-type="float" office:value="-1.01854139953598" calcext:value-type="float">
            <text:p>-1.018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VLOOKUP(IF([.F71]&gt;100;100-([.F71]-100);IF([.F71]&gt;=0;[.F71];-[.F71]));[.$A$2:.$B$102];2)" office:value-type="float" office:value="0.537739299046922" calcext:value-type="float">
            <text:p>0.5377</text:p>
          </table:table-cell>
          <table:table-cell table:formula="of:=ABS(SUMPRODUCT([.G68:.G74];[.$D$13:.$D$19]))" office:value-type="float" office:value="0.92070071818579" calcext:value-type="float">
            <text:p>0.9207</text:p>
          </table:table-cell>
          <table:table-cell table:formula="of:==MAX([.$D$24]*MEDIAN([.H59:.H83]);[.$D$5])" office:value-type="float" office:value="0.136361788355029" calcext:value-type="float">
            <text:p>0.136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$RawData.F72]" office:value-type="float" office:value="-0.906341591462902" calcext:value-type="float">
            <text:p>-0.9063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VLOOKUP(IF([.F72]&gt;100;100-([.F72]-100);IF([.F72]&gt;=0;[.F72];-[.F72]));[.$A$2:.$B$102];2)" office:value-type="float" office:value="0.329810684389814" calcext:value-type="float">
            <text:p>0.3298</text:p>
          </table:table-cell>
          <table:table-cell table:formula="of:=ABS(SUMPRODUCT([.G69:.G75];[.$D$13:.$D$19]))" office:value-type="float" office:value="0.634913432854972" calcext:value-type="float">
            <text:p>0.6349</text:p>
          </table:table-cell>
          <table:table-cell table:formula="of:==MAX([.$D$24]*MEDIAN([.H60:.H84]);[.$D$5])" office:value-type="float" office:value="0.136361788355029" calcext:value-type="float">
            <text:p>0.136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$RawData.F73]" office:value-type="float" office:value="-0.874279819479905" calcext:value-type="float">
            <text:p>-0.874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VLOOKUP(IF([.F73]&gt;100;100-([.F73]-100);IF([.F73]&gt;=0;[.F73];-[.F73]));[.$A$2:.$B$102];2)" office:value-type="float" office:value="-0.171968691850998" calcext:value-type="float">
            <text:p>-0.1720</text:p>
          </table:table-cell>
          <table:table-cell table:formula="of:=ABS(SUMPRODUCT([.G70:.G76];[.$D$13:.$D$19]))" office:value-type="float" office:value="0.530205255182163" calcext:value-type="float">
            <text:p>0.5302</text:p>
          </table:table-cell>
          <table:table-cell table:formula="of:==MAX([.$D$24]*MEDIAN([.H61:.H85]);[.$D$5])" office:value-type="float" office:value="0.136361788355029" calcext:value-type="float">
            <text:p>0.1364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$RawData.F74]" office:value-type="float" office:value="-1.08505277686958" calcext:value-type="float">
            <text:p>-1.0851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VLOOKUP(IF([.F74]&gt;100;100-([.F74]-100);IF([.F74]&gt;=0;[.F74];-[.F74]));[.$A$2:.$B$102];2)" office:value-type="float" office:value="-0.281946690007993" calcext:value-type="float">
            <text:p>-0.2819</text:p>
          </table:table-cell>
          <table:table-cell table:formula="of:=ABS(SUMPRODUCT([.G71:.G77];[.$D$13:.$D$19]))" office:value-type="float" office:value="0.832088175051636" calcext:value-type="float">
            <text:p>0.8321</text:p>
          </table:table-cell>
          <table:table-cell table:formula="of:==MAX([.$D$24]*MEDIAN([.H62:.H86]);[.$D$5])" office:value-type="float" office:value="0.136361788355029" calcext:value-type="float">
            <text:p>0.136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$RawData.F75]" office:value-type="float" office:value="-0.984615808630388" calcext:value-type="float">
            <text:p>-0.9846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VLOOKUP(IF([.F75]&gt;100;100-([.F75]-100);IF([.F75]&gt;=0;[.F75];-[.F75]));[.$A$2:.$B$102];2)" office:value-type="float" office:value="-0.199217346555217" calcext:value-type="float">
            <text:p>-0.1992</text:p>
          </table:table-cell>
          <table:table-cell table:formula="of:=ABS(SUMPRODUCT([.G72:.G78];[.$D$13:.$D$19]))" office:value-type="float" office:value="0.0159375500042014" calcext:value-type="float">
            <text:p>0.0159</text:p>
          </table:table-cell>
          <table:table-cell table:formula="of:==MAX([.$D$24]*MEDIAN([.H63:.H87]);[.$D$5])" office:value-type="float" office:value="0.136361788355029" calcext:value-type="float">
            <text:p>0.136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$RawData.F76]" office:value-type="float" office:value="-0.915772383050682" calcext:value-type="float">
            <text:p>-0.915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VLOOKUP(IF([.F76]&gt;100;100-([.F76]-100);IF([.F76]&gt;=0;[.F76];-[.F76]));[.$A$2:.$B$102];2)" office:value-type="float" office:value="-0.381438937269862" calcext:value-type="float">
            <text:p>-0.3814</text:p>
          </table:table-cell>
          <table:table-cell table:formula="of:=ABS(SUMPRODUCT([.G73:.G79];[.$D$13:.$D$19]))" office:value-type="float" office:value="0.538103641079507" calcext:value-type="float">
            <text:p>0.5381</text:p>
          </table:table-cell>
          <table:table-cell table:formula="of:==MAX([.$D$24]*MEDIAN([.H64:.H88]);[.$D$5])" office:value-type="float" office:value="0.136361788355029" calcext:value-type="float">
            <text:p>0.136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$RawData.F77]" office:value-type="float" office:value="-0.982105877109752" calcext:value-type="float">
            <text:p>-0.982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VLOOKUP(IF([.F77]&gt;100;100-([.F77]-100);IF([.F77]&gt;=0;[.F77];-[.F77]));[.$A$2:.$B$102];2)" office:value-type="float" office:value="-0.506839563967416" calcext:value-type="float">
            <text:p>-0.5068</text:p>
          </table:table-cell>
          <table:table-cell table:formula="of:=ABS(SUMPRODUCT([.G74:.G80];[.$D$13:.$D$19]))" office:value-type="float" office:value="0.495283664787394" calcext:value-type="float">
            <text:p>0.4953</text:p>
          </table:table-cell>
          <table:table-cell table:formula="of:==MAX([.$D$24]*MEDIAN([.H65:.H89]);[.$D$5])" office:value-type="float" office:value="0.12229757883317" calcext:value-type="float">
            <text:p>0.122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$RawData.F78]" office:value-type="float" office:value="-0.996369734718411" calcext:value-type="float">
            <text:p>-0.9964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VLOOKUP(IF([.F78]&gt;100;100-([.F78]-100);IF([.F78]&gt;=0;[.F78];-[.F78]));[.$A$2:.$B$102];2)" office:value-type="float" office:value="-0.544086667774916" calcext:value-type="float">
            <text:p>-0.5441</text:p>
          </table:table-cell>
          <table:table-cell table:formula="of:=ABS(SUMPRODUCT([.G75:.G81];[.$D$13:.$D$19]))" office:value-type="float" office:value="0.214775914306435" calcext:value-type="float">
            <text:p>0.2148</text:p>
          </table:table-cell>
          <table:table-cell table:formula="of:==MAX([.$D$24]*MEDIAN([.H66:.H90]);[.$D$5])" office:value-type="float" office:value="0.136361788355029" calcext:value-type="float">
            <text:p>0.136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$RawData.F79]" office:value-type="float" office:value="-0.965034719171888" calcext:value-type="float">
            <text:p>-0.965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VLOOKUP(IF([.F79]&gt;100;100-([.F79]-100);IF([.F79]&gt;=0;[.F79];-[.F79]));[.$A$2:.$B$102];2)" office:value-type="float" office:value="-0.758624798016708" calcext:value-type="float">
            <text:p>-0.7586</text:p>
          </table:table-cell>
          <table:table-cell table:formula="of:=ABS(SUMPRODUCT([.G76:.G82];[.$D$13:.$D$19]))" office:value-type="float" office:value="0.226005649897446" calcext:value-type="float">
            <text:p>0.2260</text:p>
          </table:table-cell>
          <table:table-cell table:formula="of:==MAX([.$D$24]*MEDIAN([.H67:.H91]);[.$D$5])" office:value-type="float" office:value="0.12229757883317" calcext:value-type="float">
            <text:p>0.122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$RawData.F80]" office:value-type="float" office:value="-1.00391965590985" calcext:value-type="float">
            <text:p>-1.0039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VLOOKUP(IF([.F80]&gt;100;100-([.F80]-100);IF([.F80]&gt;=0;[.F80];-[.F80]));[.$A$2:.$B$102];2)" office:value-type="float" office:value="-0.7157705137539" calcext:value-type="float">
            <text:p>-0.7158</text:p>
          </table:table-cell>
          <table:table-cell table:formula="of:=ABS(SUMPRODUCT([.G77:.G83];[.$D$13:.$D$19]))" office:value-type="float" office:value="0.421480759527148" calcext:value-type="float">
            <text:p>0.4215</text:p>
          </table:table-cell>
          <table:table-cell table:formula="of:==MAX([.$D$24]*MEDIAN([.H68:.H92]);[.$D$5])" office:value-type="float" office:value="0.103477300296107" calcext:value-type="float">
            <text:p>0.103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$RawData.F81]" office:value-type="float" office:value="-1.02093415121609" calcext:value-type="float">
            <text:p>-1.0209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VLOOKUP(IF([.F81]&gt;100;100-([.F81]-100);IF([.F81]&gt;=0;[.F81];-[.F81]));[.$A$2:.$B$102];2)" office:value-type="float" office:value="-0.70716931085778" calcext:value-type="float">
            <text:p>-0.7072</text:p>
          </table:table-cell>
          <table:table-cell table:formula="of:=ABS(SUMPRODUCT([.G78:.G84];[.$D$13:.$D$19]))" office:value-type="float" office:value="0.17058833909254" calcext:value-type="float">
            <text:p>0.1706</text:p>
          </table:table-cell>
          <table:table-cell table:formula="of:==MAX([.$D$24]*MEDIAN([.H69:.H93]);[.$D$5])" office:value-type="float" office:value="0.0964238550462243" calcext:value-type="float">
            <text:p>0.096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$RawData.F82]" office:value-type="float" office:value="-0.989291805941624" calcext:value-type="float">
            <text:p>-0.9893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VLOOKUP(IF([.F82]&gt;100;100-([.F82]-100);IF([.F82]&gt;=0;[.F82];-[.F82]));[.$A$2:.$B$102];2)" office:value-type="float" office:value="-0.77634999473129" calcext:value-type="float">
            <text:p>-0.7763</text:p>
          </table:table-cell>
          <table:table-cell table:formula="of:=ABS(SUMPRODUCT([.G79:.G85];[.$D$13:.$D$19]))" office:value-type="float" office:value="0.0451200694345093" calcext:value-type="float">
            <text:p>0.0451</text:p>
          </table:table-cell>
          <table:table-cell table:formula="of:==MAX([.$D$24]*MEDIAN([.H70:.H94]);[.$D$5])" office:value-type="float" office:value="0.0772462931068477" calcext:value-type="float">
            <text:p>0.077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$RawData.F83]" office:value-type="float" office:value="-0.984053721578637" calcext:value-type="float">
            <text:p>-0.984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VLOOKUP(IF([.F83]&gt;100;100-([.F83]-100);IF([.F83]&gt;=0;[.F83];-[.F83]));[.$A$2:.$B$102];2)" office:value-type="float" office:value="-0.850208788533256" calcext:value-type="float">
            <text:p>-0.8502</text:p>
          </table:table-cell>
          <table:table-cell table:formula="of:=ABS(SUMPRODUCT([.G80:.G86];[.$D$13:.$D$19]))" office:value-type="float" office:value="0.226778179003148" calcext:value-type="float">
            <text:p>0.2268</text:p>
          </table:table-cell>
          <table:table-cell table:formula="of:==MAX([.$D$24]*MEDIAN([.H71:.H95]);[.$D$5])" office:value-type="float" office:value="0.0772462931068477" calcext:value-type="float">
            <text:p>0.077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$RawData.F84]" office:value-type="float" office:value="-0.8851893179125" calcext:value-type="float">
            <text:p>-0.885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VLOOKUP(IF([.F84]&gt;100;100-([.F84]-100);IF([.F84]&gt;=0;[.F84];-[.F84]));[.$A$2:.$B$102];2)" office:value-type="float" office:value="-0.948701903139238" calcext:value-type="float">
            <text:p>-0.9487</text:p>
          </table:table-cell>
          <table:table-cell table:formula="of:=ABS(SUMPRODUCT([.G81:.G87];[.$D$13:.$D$19]))" office:value-type="float" office:value="0.298036569860807" calcext:value-type="float">
            <text:p>0.2980</text:p>
          </table:table-cell>
          <table:table-cell table:formula="of:==MAX([.$D$24]*MEDIAN([.H72:.H96]);[.$D$5])" office:value-type="float" office:value="0.0733696078640913" calcext:value-type="float">
            <text:p>0.073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$RawData.F85]" office:value-type="float" office:value="-0.876933821831606" calcext:value-type="float">
            <text:p>-0.876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VLOOKUP(IF([.F85]&gt;100;100-([.F85]-100);IF([.F85]&gt;=0;[.F85];-[.F85]));[.$A$2:.$B$102];2)" office:value-type="float" office:value="-0.884912828311661" calcext:value-type="float">
            <text:p>-0.8849</text:p>
          </table:table-cell>
          <table:table-cell table:formula="of:=ABS(SUMPRODUCT([.G82:.G88];[.$D$13:.$D$19]))" office:value-type="float" office:value="0.11129804750687" calcext:value-type="float">
            <text:p>0.1113</text:p>
          </table:table-cell>
          <table:table-cell table:formula="of:==MAX([.$D$24]*MEDIAN([.H73:.H97]);[.$D$5])" office:value-type="float" office:value="0.0731196713058293" calcext:value-type="float">
            <text:p>0.073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$RawData.F86]" office:value-type="float" office:value="-0.894018847346374" calcext:value-type="float">
            <text:p>-0.8940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VLOOKUP(IF([.F86]&gt;100;100-([.F86]-100);IF([.F86]&gt;=0;[.F86];-[.F86]));[.$A$2:.$B$102];2)" office:value-type="float" office:value="-1.01854139953598" calcext:value-type="float">
            <text:p>-1.0185</text:p>
          </table:table-cell>
          <table:table-cell table:formula="of:=ABS(SUMPRODUCT([.G83:.G89];[.$D$13:.$D$19]))" office:value-type="float" office:value="0.319838069364931" calcext:value-type="float">
            <text:p>0.3198</text:p>
          </table:table-cell>
          <table:table-cell table:formula="of:==MAX([.$D$24]*MEDIAN([.H74:.H98]);[.$D$5])" office:value-type="float" office:value="0.0700341809602294" calcext:value-type="float">
            <text:p>0.070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$RawData.F87]" office:value-type="float" office:value="-0.842587512686928" calcext:value-type="float">
            <text:p>-0.8426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VLOOKUP(IF([.F87]&gt;100;100-([.F87]-100);IF([.F87]&gt;=0;[.F87];-[.F87]));[.$A$2:.$B$102];2)" office:value-type="float" office:value="-0.906341591462902" calcext:value-type="float">
            <text:p>-0.9063</text:p>
          </table:table-cell>
          <table:table-cell table:formula="of:=ABS(SUMPRODUCT([.G84:.G90];[.$D$13:.$D$19]))" office:value-type="float" office:value="0.742976894510451" calcext:value-type="float">
            <text:p>0.7430</text:p>
          </table:table-cell>
          <table:table-cell table:formula="of:==MAX([.$D$24]*MEDIAN([.H75:.H99]);[.$D$5])" office:value-type="float" office:value="0.0694865118001325" calcext:value-type="float">
            <text:p>0.069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$RawData.F88]" office:value-type="float" office:value="-0.828940846901287" calcext:value-type="float">
            <text:p>-0.8289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formula="of:=VLOOKUP(IF([.F88]&gt;100;100-([.F88]-100);IF([.F88]&gt;=0;[.F88];-[.F88]));[.$A$2:.$B$102];2)" office:value-type="float" office:value="-0.874279819479905" calcext:value-type="float">
            <text:p>-0.8743</text:p>
          </table:table-cell>
          <table:table-cell table:formula="of:=ABS(SUMPRODUCT([.G85:.G91];[.$D$13:.$D$19]))" office:value-type="float" office:value="0.530058922697389" calcext:value-type="float">
            <text:p>0.5301</text:p>
          </table:table-cell>
          <table:table-cell table:formula="of:==MAX([.$D$24]*MEDIAN([.H76:.H100]);[.$D$5])" office:value-type="float" office:value="0.0700341809602294" calcext:value-type="float">
            <text:p>0.070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$RawData.F89]" office:value-type="float" office:value="-0.753206349760339" calcext:value-type="float">
            <text:p>-0.753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VLOOKUP(IF([.F89]&gt;100;100-([.F89]-100);IF([.F89]&gt;=0;[.F89];-[.F89]));[.$A$2:.$B$102];2)" office:value-type="float" office:value="-1.08505277686958" calcext:value-type="float">
            <text:p>-1.0851</text:p>
          </table:table-cell>
          <table:table-cell table:formula="of:=ABS(SUMPRODUCT([.G86:.G92];[.$D$13:.$D$19]))" office:value-type="float" office:value="0.238760628487534" calcext:value-type="float">
            <text:p>0.2388</text:p>
          </table:table-cell>
          <table:table-cell table:formula="of:==MAX([.$D$24]*MEDIAN([.H77:.H101]);[.$D$5])" office:value-type="float" office:value="0.0694865118001325" calcext:value-type="float">
            <text:p>0.069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$RawData.F90]" office:value-type="float" office:value="-0.770098564733668" calcext:value-type="float">
            <text:p>-0.7701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VLOOKUP(IF([.F90]&gt;100;100-([.F90]-100);IF([.F90]&gt;=0;[.F90];-[.F90]));[.$A$2:.$B$102];2)" office:value-type="float" office:value="-0.984615808630388" calcext:value-type="float">
            <text:p>-0.9846</text:p>
          </table:table-cell>
          <table:table-cell table:formula="of:=ABS(SUMPRODUCT([.G87:.G93];[.$D$13:.$D$19]))" office:value-type="float" office:value="0.593839028179184" calcext:value-type="float">
            <text:p>0.5938</text:p>
          </table:table-cell>
          <table:table-cell table:formula="of:==MAX([.$D$24]*MEDIAN([.H78:.H102]);[.$D$5])" office:value-type="float" office:value="0.0649691733350244" calcext:value-type="float">
            <text:p>0.065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$RawData.F91]" office:value-type="float" office:value="-0.665681995828995" calcext:value-type="float">
            <text:p>-0.6657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VLOOKUP(IF([.F91]&gt;100;100-([.F91]-100);IF([.F91]&gt;=0;[.F91];-[.F91]));[.$A$2:.$B$102];2)" office:value-type="float" office:value="-0.915772383050682" calcext:value-type="float">
            <text:p>-0.9158</text:p>
          </table:table-cell>
          <table:table-cell table:formula="of:=ABS(SUMPRODUCT([.G88:.G94];[.$D$13:.$D$19]))" office:value-type="float" office:value="0.216468705346739" calcext:value-type="float">
            <text:p>0.2165</text:p>
          </table:table-cell>
          <table:table-cell table:formula="of:==MAX([.$D$24]*MEDIAN([.H79:.H103]);[.$D$5])" office:value-type="float" office:value="0.0647348495205134" calcext:value-type="float">
            <text:p>0.064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$RawData.F92]" office:value-type="float" office:value="-0.590212917597529" calcext:value-type="float">
            <text:p>-0.590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VLOOKUP(IF([.F92]&gt;100;100-([.F92]-100);IF([.F92]&gt;=0;[.F92];-[.F92]));[.$A$2:.$B$102];2)" office:value-type="float" office:value="-0.982105877109752" calcext:value-type="float">
            <text:p>-0.9821</text:p>
          </table:table-cell>
          <table:table-cell table:formula="of:=ABS(SUMPRODUCT([.G89:.G95];[.$D$13:.$D$19]))" office:value-type="float" office:value="0.200088997606457" calcext:value-type="float">
            <text:p>0.2001</text:p>
          </table:table-cell>
          <table:table-cell table:formula="of:==MAX([.$D$24]*MEDIAN([.H80:.H104]);[.$D$5])" office:value-type="float" office:value="0.0551904931965811" calcext:value-type="float">
            <text:p>0.055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$RawData.F93]" office:value-type="float" office:value="-0.518466819425022" calcext:value-type="float">
            <text:p>-0.5185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formula="of:=VLOOKUP(IF([.F93]&gt;100;100-([.F93]-100);IF([.F93]&gt;=0;[.F93];-[.F93]));[.$A$2:.$B$102];2)" office:value-type="float" office:value="-0.996369734718411" calcext:value-type="float">
            <text:p>-0.9964</text:p>
          </table:table-cell>
          <table:table-cell table:formula="of:=ABS(SUMPRODUCT([.G90:.G96];[.$D$13:.$D$19]))" office:value-type="float" office:value="0.200813269270145" calcext:value-type="float">
            <text:p>0.2008</text:p>
          </table:table-cell>
          <table:table-cell table:formula="of:==MAX([.$D$24]*MEDIAN([.H81:.H105]);[.$D$5])" office:value-type="float" office:value="0.0538442229886798" calcext:value-type="float">
            <text:p>0.0538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$RawData.F94]" office:value-type="float" office:value="-0.474141813257644" calcext:value-type="float">
            <text:p>-0.4741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VLOOKUP(IF([.F94]&gt;100;100-([.F94]-100);IF([.F94]&gt;=0;[.F94];-[.F94]));[.$A$2:.$B$102];2)" office:value-type="float" office:value="-0.965034719171888" calcext:value-type="float">
            <text:p>-0.9650</text:p>
          </table:table-cell>
          <table:table-cell table:formula="of:=ABS(SUMPRODUCT([.G91:.G97];[.$D$13:.$D$19]))" office:value-type="float" office:value="0.0220220337886076" calcext:value-type="float">
            <text:p>0.0220</text:p>
          </table:table-cell>
          <table:table-cell table:formula="of:==MAX([.$D$24]*MEDIAN([.H82:.H106]);[.$D$5])" office:value-type="float" office:value="0.0509995579399262" calcext:value-type="float">
            <text:p>0.051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$RawData.F95]" office:value-type="float" office:value="-0.416477341453582" calcext:value-type="float">
            <text:p>-0.4165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VLOOKUP(IF([.F95]&gt;100;100-([.F95]-100);IF([.F95]&gt;=0;[.F95];-[.F95]));[.$A$2:.$B$102];2)" office:value-type="float" office:value="-1.00391965590985" calcext:value-type="float">
            <text:p>-1.0039</text:p>
          </table:table-cell>
          <table:table-cell table:formula="of:=ABS(SUMPRODUCT([.G92:.G98];[.$D$13:.$D$19]))" office:value-type="float" office:value="0.154878359898522" calcext:value-type="float">
            <text:p>0.1549</text:p>
          </table:table-cell>
          <table:table-cell table:formula="of:==MAX([.$D$24]*MEDIAN([.H83:.H107]);[.$D$5])" office:value-type="float" office:value="0.0509995579399262" calcext:value-type="float">
            <text:p>0.051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$RawData.F96]" office:value-type="float" office:value="-0.332460988773923" calcext:value-type="float">
            <text:p>-0.3325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formula="of:=VLOOKUP(IF([.F96]&gt;100;100-([.F96]-100);IF([.F96]&gt;=0;[.F96];-[.F96]));[.$A$2:.$B$102];2)" office:value-type="float" office:value="-1.02093415121609" calcext:value-type="float">
            <text:p>-1.0209</text:p>
          </table:table-cell>
          <table:table-cell table:formula="of:=ABS(SUMPRODUCT([.G93:.G99];[.$D$13:.$D$19]))" office:value-type="float" office:value="0.130197838137018" calcext:value-type="float">
            <text:p>0.1302</text:p>
          </table:table-cell>
          <table:table-cell table:formula="of:==MAX([.$D$24]*MEDIAN([.H84:.H108]);[.$D$5])" office:value-type="float" office:value="0.0501078392212966" calcext:value-type="float">
            <text:p>0.050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$RawData.F97]" office:value-type="float" office:value="-0.267457701684511" calcext:value-type="float">
            <text:p>-0.267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VLOOKUP(IF([.F97]&gt;100;100-([.F97]-100);IF([.F97]&gt;=0;[.F97];-[.F97]));[.$A$2:.$B$102];2)" office:value-type="float" office:value="-0.989291805941624" calcext:value-type="float">
            <text:p>-0.9893</text:p>
          </table:table-cell>
          <table:table-cell table:formula="of:=ABS(SUMPRODUCT([.G94:.G100];[.$D$13:.$D$19]))" office:value-type="float" office:value="0.101209153230926" calcext:value-type="float">
            <text:p>0.1012</text:p>
          </table:table-cell>
          <table:table-cell table:formula="of:==MAX([.$D$24]*MEDIAN([.H85:.H109]);[.$D$5])" office:value-type="float" office:value="0.0421229430929192" calcext:value-type="float">
            <text:p>0.042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$RawData.F98]" office:value-type="float" office:value="-0.323156157835477" calcext:value-type="float">
            <text:p>-0.323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VLOOKUP(IF([.F98]&gt;100;100-([.F98]-100);IF([.F98]&gt;=0;[.F98];-[.F98]));[.$A$2:.$B$102];2)" office:value-type="float" office:value="-0.984053721578637" calcext:value-type="float">
            <text:p>-0.9841</text:p>
          </table:table-cell>
          <table:table-cell table:formula="of:=ABS(SUMPRODUCT([.G95:.G101];[.$D$13:.$D$19]))" office:value-type="float" office:value="0.0272059655855799" calcext:value-type="float">
            <text:p>0.0272</text:p>
          </table:table-cell>
          <table:table-cell table:formula="of:==MAX([.$D$24]*MEDIAN([.H86:.H110]);[.$D$5])" office:value-type="float" office:value="0.0421229430929192" calcext:value-type="float">
            <text:p>0.042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$RawData.F99]" office:value-type="float" office:value="-0.167154946588178" calcext:value-type="float">
            <text:p>-0.1672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VLOOKUP(IF([.F99]&gt;100;100-([.F99]-100);IF([.F99]&gt;=0;[.F99];-[.F99]));[.$A$2:.$B$102];2)" office:value-type="float" office:value="-0.8851893179125" calcext:value-type="float">
            <text:p>-0.8852</text:p>
          </table:table-cell>
          <table:table-cell table:formula="of:=ABS(SUMPRODUCT([.G96:.G102];[.$D$13:.$D$19]))" office:value-type="float" office:value="0.166427151441659" calcext:value-type="float">
            <text:p>0.1664</text:p>
          </table:table-cell>
          <table:table-cell table:formula="of:==MAX([.$D$24]*MEDIAN([.H87:.H111]);[.$D$5])" office:value-type="float" office:value="0.0421229430929192" calcext:value-type="float">
            <text:p>0.042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$RawData.F100]" office:value-type="float" office:value="-0.0991688934094777" calcext:value-type="float">
            <text:p>-0.099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VLOOKUP(IF([.F100]&gt;100;100-([.F100]-100);IF([.F100]&gt;=0;[.F100];-[.F100]));[.$A$2:.$B$102];2)" office:value-type="float" office:value="-0.876933821831606" calcext:value-type="float">
            <text:p>-0.8769</text:p>
          </table:table-cell>
          <table:table-cell table:formula="of:=ABS(SUMPRODUCT([.G97:.G103];[.$D$13:.$D$19]))" office:value-type="float" office:value="0.224830761847935" calcext:value-type="float">
            <text:p>0.2248</text:p>
          </table:table-cell>
          <table:table-cell table:formula="of:==MAX([.$D$24]*MEDIAN([.H88:.H112]);[.$D$5])" office:value-type="float" office:value="0.0421229430929192" calcext:value-type="float">
            <text:p>0.042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$RawData.F101]" office:value-type="float" office:value="0.0184878102069366" calcext:value-type="float">
            <text:p>0.018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VLOOKUP(IF([.F101]&gt;100;100-([.F101]-100);IF([.F101]&gt;=0;[.F101];-[.F101]));[.$A$2:.$B$102];2)" office:value-type="float" office:value="-0.894018847346374" calcext:value-type="float">
            <text:p>-0.8940</text:p>
          </table:table-cell>
          <table:table-cell table:formula="of:=ABS(SUMPRODUCT([.G98:.G104];[.$D$13:.$D$19]))" office:value-type="float" office:value="0.0887925167484182" calcext:value-type="float">
            <text:p>0.0888</text:p>
          </table:table-cell>
          <table:table-cell table:formula="of:==MAX([.$D$24]*MEDIAN([.H89:.H113]);[.$D$5])" office:value-type="float" office:value="0.0327442257339349" calcext:value-type="float">
            <text:p>0.032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$RawData.F102]" office:value-type="float" office:value="0.0593230959994008" calcext:value-type="float">
            <text:p>0.0593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VLOOKUP(IF([.F102]&gt;100;100-([.F102]-100);IF([.F102]&gt;=0;[.F102];-[.F102]));[.$A$2:.$B$102];2)" office:value-type="float" office:value="-0.842587512686928" calcext:value-type="float">
            <text:p>-0.8426</text:p>
          </table:table-cell>
          <table:table-cell table:formula="of:=ABS(SUMPRODUCT([.G99:.G105];[.$D$13:.$D$19]))" office:value-type="float" office:value="0.0272145664404003" calcext:value-type="float">
            <text:p>0.0272</text:p>
          </table:table-cell>
          <table:table-cell table:formula="of:==MAX([.$D$24]*MEDIAN([.H90:.H114]);[.$D$5])" office:value-type="float" office:value="0.0327442257339349" calcext:value-type="float">
            <text:p>0.0327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86" calcext:value-type="float">
            <text:p>86</text:p>
          </table:table-cell>
          <table:table-cell table:formula="of:=VLOOKUP(IF([.F103]&gt;100;100-([.F103]-100);IF([.F103]&gt;=0;[.F103];-[.F103]));[.$A$2:.$B$102];2)" office:value-type="float" office:value="-0.828940846901287" calcext:value-type="float">
            <text:p>-0.8289</text:p>
          </table:table-cell>
          <table:table-cell table:formula="of:=ABS(SUMPRODUCT([.G100:.G106];[.$D$13:.$D$19]))" office:value-type="float" office:value="0.0812382550923658" calcext:value-type="float">
            <text:p>0.0812</text:p>
          </table:table-cell>
          <table:table-cell table:formula="of:==MAX([.$D$24]*MEDIAN([.H91:.H115]);[.$D$5])" office:value-type="float" office:value="0.0327442257339349" calcext:value-type="float">
            <text:p>0.0327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87" calcext:value-type="float">
            <text:p>87</text:p>
          </table:table-cell>
          <table:table-cell table:formula="of:=VLOOKUP(IF([.F104]&gt;100;100-([.F104]-100);IF([.F104]&gt;=0;[.F104];-[.F104]));[.$A$2:.$B$102];2)" office:value-type="float" office:value="-0.753206349760339" calcext:value-type="float">
            <text:p>-0.7532</text:p>
          </table:table-cell>
          <table:table-cell table:formula="of:=ABS(SUMPRODUCT([.G101:.G107];[.$D$13:.$D$19]))" office:value-type="float" office:value="0.054802363422396" calcext:value-type="float">
            <text:p>0.0548</text:p>
          </table:table-cell>
          <table:table-cell table:formula="of:==MAX([.$D$24]*MEDIAN([.H92:.H116]);[.$D$5])" office:value-type="float" office:value="0.0327442257339349" calcext:value-type="float">
            <text:p>0.0327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88" calcext:value-type="float">
            <text:p>88</text:p>
          </table:table-cell>
          <table:table-cell table:formula="of:=VLOOKUP(IF([.F105]&gt;100;100-([.F105]-100);IF([.F105]&gt;=0;[.F105];-[.F105]));[.$A$2:.$B$102];2)" office:value-type="float" office:value="-0.770098564733668" calcext:value-type="float">
            <text:p>-0.7701</text:p>
          </table:table-cell>
          <table:table-cell table:formula="of:=ABS(SUMPRODUCT([.G102:.G108];[.$D$13:.$D$19]))" office:value-type="float" office:value="0.0965846271482031" calcext:value-type="float">
            <text:p>0.0966</text:p>
          </table:table-cell>
          <table:table-cell table:formula="of:==MAX([.$D$24]*MEDIAN([.H93:.H117]);[.$D$5])" office:value-type="float" office:value="0.0312480515132135" calcext:value-type="float">
            <text:p>0.0312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89" calcext:value-type="float">
            <text:p>89</text:p>
          </table:table-cell>
          <table:table-cell table:formula="of:=VLOOKUP(IF([.F106]&gt;100;100-([.F106]-100);IF([.F106]&gt;=0;[.F106];-[.F106]));[.$A$2:.$B$102];2)" office:value-type="float" office:value="-0.665681995828995" calcext:value-type="float">
            <text:p>-0.6657</text:p>
          </table:table-cell>
          <table:table-cell table:formula="of:=ABS(SUMPRODUCT([.G103:.G109];[.$D$13:.$D$19]))" office:value-type="float" office:value="0.157634573991535" calcext:value-type="float">
            <text:p>0.1576</text:p>
          </table:table-cell>
          <table:table-cell table:formula="of:==MAX([.$D$24]*MEDIAN([.H94:.H118]);[.$D$5])" office:value-type="float" office:value="0.0312480515132135" calcext:value-type="float">
            <text:p>0.0312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0" calcext:value-type="float">
            <text:p>90</text:p>
          </table:table-cell>
          <table:table-cell table:formula="of:=VLOOKUP(IF([.F107]&gt;100;100-([.F107]-100);IF([.F107]&gt;=0;[.F107];-[.F107]));[.$A$2:.$B$102];2)" office:value-type="float" office:value="-0.590212917597529" calcext:value-type="float">
            <text:p>-0.5902</text:p>
          </table:table-cell>
          <table:table-cell table:formula="of:=ABS(SUMPRODUCT([.G104:.G110];[.$D$13:.$D$19]))" office:value-type="float" office:value="0.0555110577887372" calcext:value-type="float">
            <text:p>0.0555</text:p>
          </table:table-cell>
          <table:table-cell table:formula="of:==MAX([.$D$24]*MEDIAN([.H95:.H119]);[.$D$5])" office:value-type="float" office:value="0.0327442257339349" calcext:value-type="float">
            <text:p>0.0327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1" calcext:value-type="float">
            <text:p>91</text:p>
          </table:table-cell>
          <table:table-cell table:formula="of:=VLOOKUP(IF([.F108]&gt;100;100-([.F108]-100);IF([.F108]&gt;=0;[.F108];-[.F108]));[.$A$2:.$B$102];2)" office:value-type="float" office:value="-0.518466819425022" calcext:value-type="float">
            <text:p>-0.5185</text:p>
          </table:table-cell>
          <table:table-cell table:formula="of:=ABS(SUMPRODUCT([.G105:.G111];[.$D$13:.$D$19]))" office:value-type="float" office:value="0.010587240078759" calcext:value-type="float">
            <text:p>0.0106</text:p>
          </table:table-cell>
          <table:table-cell table:formula="of:==MAX([.$D$24]*MEDIAN([.H96:.H120]);[.$D$5])" office:value-type="float" office:value="0.0327442257339349" calcext:value-type="float">
            <text:p>0.0327</text:p>
          </table:table-cell>
        </table:table-row>
        <table:table-row table:style-name="ro2">
          <table:table-cell table:style-name="Default" table:number-columns-repeated="5"/>
          <table:table-cell office:value-type="float" office:value="92" calcext:value-type="float">
            <text:p>92</text:p>
          </table:table-cell>
          <table:table-cell table:formula="of:=VLOOKUP(IF([.F109]&gt;100;100-([.F109]-100);IF([.F109]&gt;=0;[.F109];-[.F109]));[.$A$2:.$B$102];2)" office:value-type="float" office:value="-0.474141813257644" calcext:value-type="float">
            <text:p>-0.4741</text:p>
          </table:table-cell>
          <table:table-cell table:formula="of:=ABS(SUMPRODUCT([.G106:.G112];[.$D$13:.$D$19]))" office:value-type="float" office:value="0.06141801564637" calcext:value-type="float">
            <text:p>0.0614</text:p>
          </table:table-cell>
          <table:table-cell table:formula="of:==MAX([.$D$24]*MEDIAN([.H97:.H121]);[.$D$5])" office:value-type="float" office:value="0.0312480515132135" calcext:value-type="float">
            <text:p>0.0312</text:p>
          </table:table-cell>
        </table:table-row>
        <table:table-row table:style-name="ro2">
          <table:table-cell table:style-name="Default" table:number-columns-repeated="5"/>
          <table:table-cell office:value-type="float" office:value="93" calcext:value-type="float">
            <text:p>93</text:p>
          </table:table-cell>
          <table:table-cell table:formula="of:=VLOOKUP(IF([.F110]&gt;100;100-([.F110]-100);IF([.F110]&gt;=0;[.F110];-[.F110]));[.$A$2:.$B$102];2)" office:value-type="float" office:value="-0.416477341453582" calcext:value-type="float">
            <text:p>-0.4165</text:p>
          </table:table-cell>
          <table:table-cell table:formula="of:=ABS(SUMPRODUCT([.G107:.G113];[.$D$13:.$D$19]))" office:value-type="float" office:value="0.0142877943906936" calcext:value-type="float">
            <text:p>0.0143</text:p>
          </table:table-cell>
          <table:table-cell table:formula="of:==MAX([.$D$24]*MEDIAN([.H98:.H122]);[.$D$5])" office:value-type="float" office:value="0.0312480515132135" calcext:value-type="float">
            <text:p>0.0312</text:p>
          </table:table-cell>
        </table:table-row>
        <table:table-row table:style-name="ro2"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VLOOKUP(IF([.F111]&gt;100;100-([.F111]-100);IF([.F111]&gt;=0;[.F111];-[.F111]));[.$A$2:.$B$102];2)" office:value-type="float" office:value="-0.332460988773923" calcext:value-type="float">
            <text:p>-0.3325</text:p>
          </table:table-cell>
          <table:table-cell table:formula="of:=ABS(SUMPRODUCT([.G108:.G114];[.$D$13:.$D$19]))" office:value-type="float" office:value="0.246233724996766" calcext:value-type="float">
            <text:p>0.2462</text:p>
          </table:table-cell>
          <table:table-cell table:formula="of:==MAX([.$D$24]*MEDIAN([.H99:.H123]);[.$D$5])" office:value-type="float" office:value="0.0443036193627499" calcext:value-type="float">
            <text:p>0.0443</text:p>
          </table:table-cell>
        </table:table-row>
        <table:table-row table:style-name="ro2">
          <table:table-cell table:style-name="Default" table:number-columns-repeated="5"/>
          <table:table-cell office:value-type="float" office:value="95" calcext:value-type="float">
            <text:p>95</text:p>
          </table:table-cell>
          <table:table-cell table:formula="of:=VLOOKUP(IF([.F112]&gt;100;100-([.F112]-100);IF([.F112]&gt;=0;[.F112];-[.F112]));[.$A$2:.$B$102];2)" office:value-type="float" office:value="-0.267457701684511" calcext:value-type="float">
            <text:p>-0.2675</text:p>
          </table:table-cell>
          <table:table-cell table:formula="of:=ABS(SUMPRODUCT([.G109:.G115];[.$D$13:.$D$19]))" office:value-type="float" office:value="0.28789625246061" calcext:value-type="float">
            <text:p>0.2879</text:p>
          </table:table-cell>
          <table:table-cell table:formula="of:==MAX([.$D$24]*MEDIAN([.H100:.H124]);[.$D$5])" office:value-type="float" office:value="0.0312480515132135" calcext:value-type="float">
            <text:p>0.0312</text:p>
          </table:table-cell>
        </table:table-row>
        <table:table-row table:style-name="ro2">
          <table:table-cell table:style-name="Default" table:number-columns-repeated="5"/>
          <table:table-cell office:value-type="float" office:value="96" calcext:value-type="float">
            <text:p>96</text:p>
          </table:table-cell>
          <table:table-cell table:formula="of:=VLOOKUP(IF([.F113]&gt;100;100-([.F113]-100);IF([.F113]&gt;=0;[.F113];-[.F113]));[.$A$2:.$B$102];2)" office:value-type="float" office:value="-0.323156157835477" calcext:value-type="float">
            <text:p>-0.3232</text:p>
          </table:table-cell>
          <table:table-cell table:formula="of:=ABS(SUMPRODUCT([.G110:.G116];[.$D$13:.$D$19]))" office:value-type="float" office:value="0.0016552728422012" calcext:value-type="float">
            <text:p>0.0017</text:p>
          </table:table-cell>
          <table:table-cell table:formula="of:==MAX([.$D$24]*MEDIAN([.H101:.H125]);[.$D$5])" office:value-type="float" office:value="0.0287270678498868" calcext:value-type="float">
            <text:p>0.0287</text:p>
          </table:table-cell>
        </table:table-row>
        <table:table-row table:style-name="ro2">
          <table:table-cell table:style-name="Default" table:number-columns-repeated="5"/>
          <table:table-cell office:value-type="float" office:value="97" calcext:value-type="float">
            <text:p>97</text:p>
          </table:table-cell>
          <table:table-cell table:formula="of:=VLOOKUP(IF([.F114]&gt;100;100-([.F114]-100);IF([.F114]&gt;=0;[.F114];-[.F114]));[.$A$2:.$B$102];2)" office:value-type="float" office:value="-0.167154946588178" calcext:value-type="float">
            <text:p>-0.1672</text:p>
          </table:table-cell>
          <table:table-cell table:formula="of:=ABS(SUMPRODUCT([.G111:.G117];[.$D$13:.$D$19]))" office:value-type="float" office:value="0.183969179668765" calcext:value-type="float">
            <text:p>0.1840</text:p>
          </table:table-cell>
          <table:table-cell table:formula="of:==MAX([.$D$24]*MEDIAN([.H102:.H126]);[.$D$5])" office:value-type="float" office:value="0.0262830354573363" calcext:value-type="float">
            <text:p>0.0263</text:p>
          </table:table-cell>
        </table:table-row>
        <table:table-row table:style-name="ro2">
          <table:table-cell table:style-name="Default" table:number-columns-repeated="5"/>
          <table:table-cell office:value-type="float" office:value="98" calcext:value-type="float">
            <text:p>98</text:p>
          </table:table-cell>
          <table:table-cell table:formula="of:=VLOOKUP(IF([.F115]&gt;100;100-([.F115]-100);IF([.F115]&gt;=0;[.F115];-[.F115]));[.$A$2:.$B$102];2)" office:value-type="float" office:value="-0.0991688934094777" calcext:value-type="float">
            <text:p>-0.0992</text:p>
          </table:table-cell>
          <table:table-cell table:formula="of:=ABS(SUMPRODUCT([.G112:.G118];[.$D$13:.$D$19]))" office:value-type="float" office:value="0.157878859736245" calcext:value-type="float">
            <text:p>0.1579</text:p>
          </table:table-cell>
          <table:table-cell table:formula="of:==MAX([.$D$24]*MEDIAN([.H103:.H127]);[.$D$5])" office:value-type="float" office:value="0.0262830354573363" calcext:value-type="float">
            <text:p>0.0263</text:p>
          </table:table-cell>
        </table:table-row>
        <table:table-row table:style-name="ro2">
          <table:table-cell table:style-name="Default" table:number-columns-repeated="5"/>
          <table:table-cell office:value-type="float" office:value="99" calcext:value-type="float">
            <text:p>99</text:p>
          </table:table-cell>
          <table:table-cell table:formula="of:=VLOOKUP(IF([.F116]&gt;100;100-([.F116]-100);IF([.F116]&gt;=0;[.F116];-[.F116]));[.$A$2:.$B$102];2)" office:value-type="float" office:value="0.0184878102069366" calcext:value-type="float">
            <text:p>0.0185</text:p>
          </table:table-cell>
          <table:table-cell table:formula="of:=ABS(SUMPRODUCT([.G113:.G119];[.$D$13:.$D$19]))" office:value-type="float" office:value="0.136938092144967" calcext:value-type="float">
            <text:p>0.1369</text:p>
          </table:table-cell>
          <table:table-cell table:formula="of:==MAX([.$D$24]*MEDIAN([.H104:.H128]);[.$D$5])" office:value-type="float" office:value="0.0312480515132135" calcext:value-type="float">
            <text:p>0.0312</text:p>
          </table:table-cell>
        </table:table-row>
        <table:table-row table:style-name="ro2">
          <table:table-cell table:style-name="Default" table:number-columns-repeated="5"/>
          <table:table-cell office:value-type="float" office:value="100" calcext:value-type="float">
            <text:p>100</text:p>
          </table:table-cell>
          <table:table-cell table:formula="of:=VLOOKUP(IF([.F117]&gt;100;100-([.F117]-100);IF([.F117]&gt;=0;[.F117];-[.F117]));[.$A$2:.$B$102];2)" office:value-type="float" office:value="0.0593230959994008" calcext:value-type="float">
            <text:p>0.0593</text:p>
          </table:table-cell>
          <table:table-cell table:formula="of:=ABS(SUMPRODUCT([.G114:.G120];[.$D$13:.$D$19]))" office:value-type="float" office:value="0" calcext:value-type="float">
            <text:p>0.0000</text:p>
          </table:table-cell>
          <table:table-cell table:formula="of:==MAX([.$D$24]*MEDIAN([.H105:.H129]);[.$D$5])" office:value-type="float" office:value="0.0312480515132135" calcext:value-type="float">
            <text:p>0.0312</text:p>
          </table:table-cell>
        </table:table-row>
        <table:table-row table:style-name="ro2">
          <table:table-cell table:style-name="Default" table:number-columns-repeated="5"/>
          <table:table-cell table:style-name="ce48" office:value-type="float" office:value="101" calcext:value-type="float">
            <text:p>101</text:p>
          </table:table-cell>
          <table:table-cell table:style-name="ce26" table:formula="of:=VLOOKUP(IF([.F118]&gt;100;100-([.F118]-100);IF([.F118]&gt;=0;[.F118];-[.F118]));[.$A$2:.$B$102];2)" office:value-type="float" office:value="0.0184878102069366" calcext:value-type="float">
            <text:p>0.0185</text:p>
          </table:table-cell>
          <table:table-cell table:style-name="ce26" table:formula="of:=ABS(SUMPRODUCT([.G115:.G121];[.$D$13:.$D$19]))" office:value-type="float" office:value="0.136938092144967" calcext:value-type="float">
            <text:p>0.1369</text:p>
          </table:table-cell>
          <table:table-cell table:style-name="ce51"/>
        </table:table-row>
        <table:table-row table:style-name="ro2">
          <table:table-cell table:style-name="Default" table:number-columns-repeated="5"/>
          <table:table-cell table:style-name="ce48" office:value-type="float" office:value="102" calcext:value-type="float">
            <text:p>102</text:p>
          </table:table-cell>
          <table:table-cell table:style-name="ce26" table:formula="of:=VLOOKUP(IF([.F119]&gt;100;100-([.F119]-100);IF([.F119]&gt;=0;[.F119];-[.F119]));[.$A$2:.$B$102];2)" office:value-type="float" office:value="-0.0991688934094777" calcext:value-type="float">
            <text:p>-0.0992</text:p>
          </table:table-cell>
          <table:table-cell table:style-name="ce26" table:formula="of:=ABS(SUMPRODUCT([.G116:.G122];[.$D$13:.$D$19]))" office:value-type="float" office:value="0.157878859736245" calcext:value-type="float">
            <text:p>0.1579</text:p>
          </table:table-cell>
          <table:table-cell table:style-name="ce51"/>
        </table:table-row>
        <table:table-row table:style-name="ro2">
          <table:table-cell table:style-name="Default" table:number-columns-repeated="5"/>
          <table:table-cell table:style-name="ce48" office:value-type="float" office:value="103" calcext:value-type="float">
            <text:p>103</text:p>
          </table:table-cell>
          <table:table-cell table:style-name="ce26" table:formula="of:=VLOOKUP(IF([.F120]&gt;100;100-([.F120]-100);IF([.F120]&gt;=0;[.F120];-[.F120]));[.$A$2:.$B$102];2)" office:value-type="float" office:value="-0.167154946588178" calcext:value-type="float">
            <text:p>-0.1672</text:p>
          </table:table-cell>
          <table:table-cell table:style-name="ce26" table:formula="of:=ABS(SUMPRODUCT([.G117:.G123];[.$D$13:.$D$19]))" office:value-type="float" office:value="0.183969179668765" calcext:value-type="float">
            <text:p>0.1840</text:p>
          </table:table-cell>
          <table:table-cell table:style-name="ce51"/>
        </table:table-row>
        <table:table-row table:style-name="ro2">
          <table:table-cell table:style-name="Default" table:number-columns-repeated="5"/>
          <table:table-cell table:style-name="ce48" office:value-type="float" office:value="104" calcext:value-type="float">
            <text:p>104</text:p>
          </table:table-cell>
          <table:table-cell table:style-name="ce26" table:formula="of:=VLOOKUP(IF([.F121]&gt;100;100-([.F121]-100);IF([.F121]&gt;=0;[.F121];-[.F121]));[.$A$2:.$B$102];2)" office:value-type="float" office:value="-0.323156157835477" calcext:value-type="float">
            <text:p>-0.3232</text:p>
          </table:table-cell>
          <table:table-cell table:style-name="ce26" table:formula="of:=ABS(SUMPRODUCT([.G118:.G124];[.$D$13:.$D$19]))" office:value-type="float" office:value="0.0016552728422012" calcext:value-type="float">
            <text:p>0.0017</text:p>
          </table:table-cell>
          <table:table-cell table:style-name="ce51"/>
        </table:table-row>
        <table:table-row table:style-name="ro2">
          <table:table-cell table:style-name="Default" table:number-columns-repeated="5"/>
          <table:table-cell table:style-name="ce48" office:value-type="float" office:value="105" calcext:value-type="float">
            <text:p>105</text:p>
          </table:table-cell>
          <table:table-cell table:style-name="ce26" table:formula="of:=VLOOKUP(IF([.F122]&gt;100;100-([.F122]-100);IF([.F122]&gt;=0;[.F122];-[.F122]));[.$A$2:.$B$102];2)" office:value-type="float" office:value="-0.267457701684511" calcext:value-type="float">
            <text:p>-0.2675</text:p>
          </table:table-cell>
          <table:table-cell table:style-name="ce26" table:formula="of:=ABS(SUMPRODUCT([.G119:.G125];[.$D$13:.$D$19]))" office:value-type="float" office:value="0.28789625246061" calcext:value-type="float">
            <text:p>0.2879</text:p>
          </table:table-cell>
          <table:table-cell table:style-name="ce51"/>
        </table:table-row>
        <table:table-row table:style-name="ro2">
          <table:table-cell table:style-name="Default" table:number-columns-repeated="5"/>
          <table:table-cell table:style-name="ce48" office:value-type="float" office:value="106" calcext:value-type="float">
            <text:p>106</text:p>
          </table:table-cell>
          <table:table-cell table:style-name="ce26" table:formula="of:=VLOOKUP(IF([.F123]&gt;100;100-([.F123]-100);IF([.F123]&gt;=0;[.F123];-[.F123]));[.$A$2:.$B$102];2)" office:value-type="float" office:value="-0.332460988773923" calcext:value-type="float">
            <text:p>-0.3325</text:p>
          </table:table-cell>
          <table:table-cell table:style-name="ce26" table:formula="of:=ABS(SUMPRODUCT([.G120:.G126];[.$D$13:.$D$19]))" office:value-type="float" office:value="0.246233724996766" calcext:value-type="float">
            <text:p>0.2462</text:p>
          </table:table-cell>
          <table:table-cell table:style-name="ce51"/>
        </table:table-row>
        <table:table-row table:style-name="ro2">
          <table:table-cell table:style-name="Default" table:number-columns-repeated="5"/>
          <table:table-cell table:style-name="ce48" office:value-type="float" office:value="107" calcext:value-type="float">
            <text:p>107</text:p>
          </table:table-cell>
          <table:table-cell table:style-name="ce26" table:formula="of:=VLOOKUP(IF([.F124]&gt;100;100-([.F124]-100);IF([.F124]&gt;=0;[.F124];-[.F124]));[.$A$2:.$B$102];2)" office:value-type="float" office:value="-0.416477341453582" calcext:value-type="float">
            <text:p>-0.4165</text:p>
          </table:table-cell>
          <table:table-cell table:style-name="ce26" table:formula="of:=ABS(SUMPRODUCT([.G121:.G127];[.$D$13:.$D$19]))" office:value-type="float" office:value="0.0142877943906936" calcext:value-type="float">
            <text:p>0.0143</text:p>
          </table:table-cell>
          <table:table-cell table:style-name="ce51"/>
        </table:table-row>
        <table:table-row table:style-name="ro2">
          <table:table-cell table:style-name="Default" table:number-columns-repeated="5"/>
          <table:table-cell table:style-name="ce48" office:value-type="float" office:value="108" calcext:value-type="float">
            <text:p>108</text:p>
          </table:table-cell>
          <table:table-cell table:style-name="ce26" table:formula="of:=VLOOKUP(IF([.F125]&gt;100;100-([.F125]-100);IF([.F125]&gt;=0;[.F125];-[.F125]));[.$A$2:.$B$102];2)" office:value-type="float" office:value="-0.474141813257644" calcext:value-type="float">
            <text:p>-0.4741</text:p>
          </table:table-cell>
          <table:table-cell table:style-name="ce26" table:formula="of:=ABS(SUMPRODUCT([.G122:.G128];[.$D$13:.$D$19]))" office:value-type="float" office:value="0.06141801564637" calcext:value-type="float">
            <text:p>0.0614</text:p>
          </table:table-cell>
          <table:table-cell table:style-name="ce51"/>
        </table:table-row>
        <table:table-row table:style-name="ro2">
          <table:table-cell table:style-name="Default" table:number-columns-repeated="5"/>
          <table:table-cell table:style-name="ce48" office:value-type="float" office:value="109" calcext:value-type="float">
            <text:p>109</text:p>
          </table:table-cell>
          <table:table-cell table:style-name="ce26" table:formula="of:=VLOOKUP(IF([.F126]&gt;100;100-([.F126]-100);IF([.F126]&gt;=0;[.F126];-[.F126]));[.$A$2:.$B$102];2)" office:value-type="float" office:value="-0.518466819425022" calcext:value-type="float">
            <text:p>-0.5185</text:p>
          </table:table-cell>
          <table:table-cell table:style-name="ce26" table:formula="of:=ABS(SUMPRODUCT([.G123:.G129];[.$D$13:.$D$19]))" office:value-type="float" office:value="0.010587240078759" calcext:value-type="float">
            <text:p>0.0106</text:p>
          </table:table-cell>
          <table:table-cell table:style-name="ce51"/>
        </table:table-row>
        <table:table-row table:style-name="ro2">
          <table:table-cell table:style-name="Default" table:number-columns-repeated="5"/>
          <table:table-cell table:style-name="ce48" office:value-type="float" office:value="110" calcext:value-type="float">
            <text:p>110</text:p>
          </table:table-cell>
          <table:table-cell table:style-name="ce26" table:formula="of:=VLOOKUP(IF([.F127]&gt;100;100-([.F127]-100);IF([.F127]&gt;=0;[.F127];-[.F127]));[.$A$2:.$B$102];2)" office:value-type="float" office:value="-0.590212917597529" calcext:value-type="float">
            <text:p>-0.5902</text:p>
          </table:table-cell>
          <table:table-cell table:style-name="ce26" table:formula="of:=ABS(SUMPRODUCT([.G124:.G130];[.$D$13:.$D$19]))" office:value-type="float" office:value="0.0555110577887372" calcext:value-type="float">
            <text:p>0.0555</text:p>
          </table:table-cell>
          <table:table-cell table:style-name="ce51"/>
        </table:table-row>
        <table:table-row table:style-name="ro2">
          <table:table-cell table:style-name="Default" table:number-columns-repeated="5"/>
          <table:table-cell table:style-name="ce48" office:value-type="float" office:value="111" calcext:value-type="float">
            <text:p>111</text:p>
          </table:table-cell>
          <table:table-cell table:style-name="ce26" table:formula="of:=VLOOKUP(IF([.F128]&gt;100;100-([.F128]-100);IF([.F128]&gt;=0;[.F128];-[.F128]));[.$A$2:.$B$102];2)" office:value-type="float" office:value="-0.665681995828995" calcext:value-type="float">
            <text:p>-0.6657</text:p>
          </table:table-cell>
          <table:table-cell table:style-name="ce26" table:formula="of:=ABS(SUMPRODUCT([.G125:.G131];[.$D$13:.$D$19]))" office:value-type="float" office:value="0.157634573991535" calcext:value-type="float">
            <text:p>0.1576</text:p>
          </table:table-cell>
          <table:table-cell table:style-name="ce51"/>
        </table:table-row>
        <table:table-row table:style-name="ro2">
          <table:table-cell table:style-name="Default" table:number-columns-repeated="5"/>
          <table:table-cell table:style-name="ce48" office:value-type="float" office:value="112" calcext:value-type="float">
            <text:p>112</text:p>
          </table:table-cell>
          <table:table-cell table:style-name="ce26" table:formula="of:=VLOOKUP(IF([.F129]&gt;100;100-([.F129]-100);IF([.F129]&gt;=0;[.F129];-[.F129]));[.$A$2:.$B$102];2)" office:value-type="float" office:value="-0.770098564733668" calcext:value-type="float">
            <text:p>-0.7701</text:p>
          </table:table-cell>
          <table:table-cell table:style-name="ce26" table:formula="of:=ABS(SUMPRODUCT([.G126:.G132];[.$D$13:.$D$19]))" office:value-type="float" office:value="0.0965846271482031" calcext:value-type="float">
            <text:p>0.0966</text:p>
          </table:table-cell>
          <table:table-cell table:style-name="ce51"/>
        </table:table-row>
        <table:table-row table:style-name="ro2">
          <table:table-cell table:style-name="Default" table:number-columns-repeated="5"/>
          <table:table-cell table:style-name="ce48" office:value-type="float" office:value="113" calcext:value-type="float">
            <text:p>113</text:p>
          </table:table-cell>
          <table:table-cell table:style-name="ce26" table:formula="of:=VLOOKUP(IF([.F130]&gt;100;100-([.F130]-100);IF([.F130]&gt;=0;[.F130];-[.F130]));[.$A$2:.$B$102];2)" office:value-type="float" office:value="-0.753206349760339" calcext:value-type="float">
            <text:p>-0.7532</text:p>
          </table:table-cell>
          <table:table-cell table:style-name="ce51" table:number-columns-repeated="2"/>
        </table:table-row>
        <table:table-row table:style-name="ro2">
          <table:table-cell table:style-name="Default" table:number-columns-repeated="5"/>
          <table:table-cell table:style-name="ce48" office:value-type="float" office:value="114" calcext:value-type="float">
            <text:p>114</text:p>
          </table:table-cell>
          <table:table-cell table:style-name="ce26" table:formula="of:=VLOOKUP(IF([.F131]&gt;100;100-([.F131]-100);IF([.F131]&gt;=0;[.F131];-[.F131]));[.$A$2:.$B$102];2)" office:value-type="float" office:value="-0.828940846901287" calcext:value-type="float">
            <text:p>-0.8289</text:p>
          </table:table-cell>
          <table:table-cell table:style-name="ce51" table:number-columns-repeated="2"/>
        </table:table-row>
        <table:table-row table:style-name="ro2">
          <table:table-cell table:style-name="Default" table:number-columns-repeated="5"/>
          <table:table-cell table:style-name="ce48" office:value-type="float" office:value="115" calcext:value-type="float">
            <text:p>115</text:p>
          </table:table-cell>
          <table:table-cell table:style-name="ce26" table:formula="of:=VLOOKUP(IF([.F132]&gt;100;100-([.F132]-100);IF([.F132]&gt;=0;[.F132];-[.F132]));[.$A$2:.$B$102];2)" office:value-type="float" office:value="-0.842587512686928" calcext:value-type="float">
            <text:p>-0.8426</text:p>
          </table:table-cell>
          <table:table-cell table:style-name="ce51" table:number-columns-repeated="2"/>
        </table:table-row>
      </table:table>
      <table:table table:name="Diff5_Acc6_Window11" table:style-name="ta1">
        <table:table-column table:style-name="co1" table:default-cell-style-name="ce25"/>
        <table:table-column table:style-name="co1" table:default-cell-style-name="ce26"/>
        <table:table-column table:style-name="co1" table:number-columns-repeated="3" table:default-cell-style-name="ce40"/>
        <table:table-column table:style-name="co1" table:default-cell-style-name="ce48"/>
        <table:table-column table:style-name="co1" table:number-columns-repeated="2" table:default-cell-style-name="ce26"/>
        <table:table-column table:style-name="co1" table:default-cell-style-name="ce55"/>
        <table:table-row table:style-name="ro2"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Sum</text:p>
          </table:table-cell>
          <table:table-cell/>
          <table:table-cell table:style-name="ce21" office:value-type="string" calcext:value-type="string">
            <text:p>Window size</text:p>
          </table:table-cell>
          <table:table-cell/>
          <table:table-cell table:style-name="ce47" office:value-type="string" calcext:value-type="string">
            <text:p>Index Padded</text:p>
          </table:table-cell>
          <table:table-cell table:style-name="ce47" office:value-type="string" calcext:value-type="string">
            <text:p>Sum Padded</text:p>
          </table:table-cell>
          <table:table-cell table:style-name="ce47" office:value-type="string" calcext:value-type="string">
            <text:p>Abs. Diff. Sum</text:p>
          </table:table-cell>
          <table:table-cell table:style-name="ce47" office:value-type="string" calcext:value-type="string">
            <text:p>Noise Level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$RawData.F2]" office:value-type="float" office:value="-0.0590418038387701" calcext:value-type="float">
            <text:p>-0.0590</text:p>
          </table:table-cell>
          <table:table-cell/>
          <table:table-cell table:style-name="ce43" office:value-type="float" office:value="11" calcext:value-type="float">
            <text:p>11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VLOOKUP(IF([.F2]&gt;100;100-([.F2]-100);IF([.F2]&gt;=0;[.F2];-[.F2]));[.$A$2:.$B$102];2)" office:value-type="float" office:value="0.636745961502969" calcext:value-type="float">
            <text:p>0.6367</text:p>
          </table:table-cell>
          <table:table-cell table:style-name="ce54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RawData.F3]" office:value-type="float" office:value="0.0943535834281746" calcext:value-type="float">
            <text:p>0.0944</text:p>
          </table:table-cell>
          <table:table-cell/>
          <table:table-cell table:style-name="Default"/>
          <table:table-cell/>
          <table:table-cell office:value-type="float" office:value="-9" calcext:value-type="float">
            <text:p>-9</text:p>
          </table:table-cell>
          <table:table-cell table:formula="of:=VLOOKUP(IF([.F3]&gt;100;100-([.F3]-100);IF([.F3]&gt;=0;[.F3];-[.F3]));[.$A$2:.$B$102];2)" office:value-type="float" office:value="0.620511697979542" calcext:value-type="float">
            <text:p>0.6205</text:p>
          </table:table-cell>
          <table:table-cell table:style-name="ce54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RawData.F4]" office:value-type="float" office:value="0.199610696707417" calcext:value-type="float">
            <text:p>0.1996</text:p>
          </table:table-cell>
          <table:table-cell/>
          <table:table-cell table:style-name="ce21" office:value-type="string" calcext:value-type="string">
            <text:p>Min Noise level</text:p>
          </table:table-cell>
          <table:table-cell/>
          <table:table-cell office:value-type="float" office:value="-8" calcext:value-type="float">
            <text:p>-8</text:p>
          </table:table-cell>
          <table:table-cell table:formula="of:=VLOOKUP(IF([.F4]&gt;100;100-([.F4]-100);IF([.F4]&gt;=0;[.F4];-[.F4]));[.$A$2:.$B$102];2)" office:value-type="float" office:value="0.5529790761949" calcext:value-type="float">
            <text:p>0.5530</text:p>
          </table:table-cell>
          <table:table-cell table:style-name="ce54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RawData.F5]" office:value-type="float" office:value="0.207666566544525" calcext:value-type="float">
            <text:p>0.2077</text:p>
          </table:table-cell>
          <table:table-cell/>
          <table:table-cell table:style-name="ce44" office:value-type="float" office:value="0.02" calcext:value-type="float">
            <text:p>0.02</text:p>
          </table:table-cell>
          <table:table-cell/>
          <table:table-cell office:value-type="float" office:value="-7" calcext:value-type="float">
            <text:p>-7</text:p>
          </table:table-cell>
          <table:table-cell table:formula="of:=VLOOKUP(IF([.F5]&gt;100;100-([.F5]-100);IF([.F5]&gt;=0;[.F5];-[.F5]));[.$A$2:.$B$102];2)" office:value-type="float" office:value="0.433680768847359" calcext:value-type="float">
            <text:p>0.4337</text:p>
          </table:table-cell>
          <table:table-cell table:style-name="ce54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RawData.F6]" office:value-type="float" office:value="0.256597637891149" calcext:value-type="float">
            <text:p>0.2566</text:p>
          </table:table-cell>
          <table:table-cell/>
          <table:table-cell table:style-name="Default"/>
          <table:table-cell/>
          <table:table-cell office:value-type="float" office:value="-6" calcext:value-type="float">
            <text:p>-6</text:p>
          </table:table-cell>
          <table:table-cell table:formula="of:=VLOOKUP(IF([.F6]&gt;100;100-([.F6]-100);IF([.F6]&gt;=0;[.F6];-[.F6]));[.$A$2:.$B$102];2)" office:value-type="float" office:value="0.427282043695533" calcext:value-type="float">
            <text:p>0.4273</text:p>
          </table:table-cell>
          <table:table-cell table:style-name="ce54"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RawData.F7]" office:value-type="float" office:value="0.313082223503705" calcext:value-type="float">
            <text:p>0.3131</text:p>
          </table:table-cell>
          <table:table-cell/>
          <table:table-cell table:style-name="ce21" office:value-type="string" calcext:value-type="string">
            <text:p>Difference Order</text:p>
          </table:table-cell>
          <table:table-cell/>
          <table:table-cell office:value-type="float" office:value="-5" calcext:value-type="float">
            <text:p>-5</text:p>
          </table:table-cell>
          <table:table-cell table:formula="of:=VLOOKUP(IF([.F7]&gt;100;100-([.F7]-100);IF([.F7]&gt;=0;[.F7];-[.F7]));[.$A$2:.$B$102];2)" office:value-type="float" office:value="0.313082223503705" calcext:value-type="float">
            <text:p>0.3131</text:p>
          </table:table-cell>
          <table:table-cell table:formula="of:=ABS(SUMPRODUCT([.G2:.G12];[.$D$13:.$D$23]))" office:value-type="float" office:value="0.393904306994183" calcext:value-type="float">
            <text:p>0.3939</text:p>
          </table:table-cell>
          <table:table-cell table:style-name="ce54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RawData.F8]" office:value-type="float" office:value="0.427282043695533" calcext:value-type="float">
            <text:p>0.4273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/>
          <table:table-cell office:value-type="float" office:value="-4" calcext:value-type="float">
            <text:p>-4</text:p>
          </table:table-cell>
          <table:table-cell table:formula="of:=VLOOKUP(IF([.F8]&gt;100;100-([.F8]-100);IF([.F8]&gt;=0;[.F8];-[.F8]));[.$A$2:.$B$102];2)" office:value-type="float" office:value="0.256597637891149" calcext:value-type="float">
            <text:p>0.2566</text:p>
          </table:table-cell>
          <table:table-cell table:formula="of:=ABS(SUMPRODUCT([.G3:.G13];[.$D$13:.$D$23]))" office:value-type="float" office:value="0.147219272456913" calcext:value-type="float">
            <text:p>0.1472</text:p>
          </table:table-cell>
          <table:table-cell table:style-name="ce54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RawData.F9]" office:value-type="float" office:value="0.433680768847359" calcext:value-type="float">
            <text:p>0.4337</text:p>
          </table:table-cell>
          <table:table-cell/>
          <table:table-cell table:style-name="ce21" office:value-type="string" calcext:value-type="string">
            <text:p>Accuracy</text:p>
          </table:table-cell>
          <table:table-cell/>
          <table:table-cell office:value-type="float" office:value="-3" calcext:value-type="float">
            <text:p>-3</text:p>
          </table:table-cell>
          <table:table-cell table:formula="of:=VLOOKUP(IF([.F9]&gt;100;100-([.F9]-100);IF([.F9]&gt;=0;[.F9];-[.F9]));[.$A$2:.$B$102];2)" office:value-type="float" office:value="0.207666566544525" calcext:value-type="float">
            <text:p>0.2077</text:p>
          </table:table-cell>
          <table:table-cell table:formula="of:=ABS(SUMPRODUCT([.G4:.G14];[.$D$13:.$D$23]))" office:value-type="float" office:value="0.12079273320021" calcext:value-type="float">
            <text:p>0.1208</text:p>
          </table:table-cell>
          <table:table-cell table:style-name="ce54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RawData.F10]" office:value-type="float" office:value="0.5529790761949" calcext:value-type="float">
            <text:p>0.5530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/>
          <table:table-cell office:value-type="float" office:value="-2" calcext:value-type="float">
            <text:p>-2</text:p>
          </table:table-cell>
          <table:table-cell table:formula="of:=VLOOKUP(IF([.F10]&gt;100;100-([.F10]-100);IF([.F10]&gt;=0;[.F10];-[.F10]));[.$A$2:.$B$102];2)" office:value-type="float" office:value="0.199610696707417" calcext:value-type="float">
            <text:p>0.1996</text:p>
          </table:table-cell>
          <table:table-cell table:formula="of:=ABS(SUMPRODUCT([.G5:.G15];[.$D$13:.$D$23]))" office:value-type="float" office:value="0.804443779764022" calcext:value-type="float">
            <text:p>0.8044</text:p>
          </table:table-cell>
          <table:table-cell table:style-name="ce54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RawData.F11]" office:value-type="float" office:value="0.620511697979542" calcext:value-type="float">
            <text:p>0.6205</text:p>
          </table:table-cell>
          <table:table-cell/>
          <table:table-cell table:style-name="Default"/>
          <table:table-cell/>
          <table:table-cell office:value-type="float" office:value="-1" calcext:value-type="float">
            <text:p>-1</text:p>
          </table:table-cell>
          <table:table-cell table:formula="of:=VLOOKUP(IF([.F11]&gt;100;100-([.F11]-100);IF([.F11]&gt;=0;[.F11];-[.F11]));[.$A$2:.$B$102];2)" office:value-type="float" office:value="0.0943535834281746" calcext:value-type="float">
            <text:p>0.0944</text:p>
          </table:table-cell>
          <table:table-cell table:formula="of:=ABS(SUMPRODUCT([.G6:.G16];[.$D$13:.$D$23]))" office:value-type="float" office:value="1.11098310426815" calcext:value-type="float">
            <text:p>1.1110</text:p>
          </table:table-cell>
          <table:table-cell table:style-name="ce5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RawData.F12]" office:value-type="float" office:value="0.636745961502969" calcext:value-type="float">
            <text:p>0.6367</text:p>
          </table:table-cell>
          <table:table-cell/>
          <table:table-cell table:style-name="ce21" office:value-type="string" calcext:value-type="string">
            <text:p>Flipped Difference Kernel</text:p>
          </table:table-cell>
          <table:table-cell/>
          <table:table-cell office:value-type="float" office:value="0" calcext:value-type="float">
            <text:p>0</text:p>
          </table:table-cell>
          <table:table-cell table:formula="of:=VLOOKUP(IF([.F12]&gt;100;100-([.F12]-100);IF([.F12]&gt;=0;[.F12];-[.F12]));[.$A$2:.$B$102];2)" office:value-type="float" office:value="-0.0590418038387701" calcext:value-type="float">
            <text:p>-0.0590</text:p>
          </table:table-cell>
          <table:table-cell table:formula="of:=ABS(SUMPRODUCT([.G7:.G17];[.$D$13:.$D$23]))" office:value-type="float" office:value="0" calcext:value-type="float">
            <text:p>0.0000</text:p>
          </table:table-cell>
          <table:table-cell table:formula="of:=MAX([.$D$28]*MEDIAN([.H7:.H17]);[.$D$5])" office:value-type="float" office:value="0.0423226649461898" calcext:value-type="float">
            <text:p>0.042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$RawData.F13]" office:value-type="float" office:value="0.64023239070806" calcext:value-type="float">
            <text:p>0.6402</text:p>
          </table:table-cell>
          <table:table-cell/>
          <table:table-cell table:style-name="ce53" table:formula="of:=13/288" office:value-type="float" office:value="0.0451388888888889" calcext:value-type="float">
            <text:p>0.045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IF([.F13]&gt;100;100-([.F13]-100);IF([.F13]&gt;=0;[.F13];-[.F13]));[.$A$2:.$B$102];2)" office:value-type="float" office:value="0.0943535834281746" calcext:value-type="float">
            <text:p>0.0944</text:p>
          </table:table-cell>
          <table:table-cell table:formula="of:=ABS(SUMPRODUCT([.G8:.G18];[.$D$13:.$D$23]))" office:value-type="float" office:value="1.11098310426815" calcext:value-type="float">
            <text:p>1.1110</text:p>
          </table:table-cell>
          <table:table-cell table:formula="of:=MAX([.$D$28]*MEDIAN([.H8:.H18]);[.$D$5])" office:value-type="float" office:value="0.0213382604260963" calcext:value-type="float">
            <text:p>0.021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$RawData.F14]" office:value-type="float" office:value="0.761281039050328" calcext:value-type="float">
            <text:p>0.7613</text:p>
          </table:table-cell>
          <table:table-cell/>
          <table:table-cell table:style-name="ce53" table:formula="of:=-19/36" office:value-type="float" office:value="-0.527777777777778" calcext:value-type="float">
            <text:p>-0.528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IF([.F14]&gt;100;100-([.F14]-100);IF([.F14]&gt;=0;[.F14];-[.F14]));[.$A$2:.$B$102];2)" office:value-type="float" office:value="0.199610696707417" calcext:value-type="float">
            <text:p>0.1996</text:p>
          </table:table-cell>
          <table:table-cell table:formula="of:=ABS(SUMPRODUCT([.G9:.G19];[.$D$13:.$D$23]))" office:value-type="float" office:value="0.804443779764022" calcext:value-type="float">
            <text:p>0.8044</text:p>
          </table:table-cell>
          <table:table-cell table:formula="of:=MAX([.$D$28]*MEDIAN([.H9:.H19]);[.$D$5])" office:value-type="float" office:value="0.0345832777894842" calcext:value-type="float">
            <text:p>0.034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$RawData.F15]" office:value-type="float" office:value="0.735236000225573" calcext:value-type="float">
            <text:p>0.7352</text:p>
          </table:table-cell>
          <table:table-cell/>
          <table:table-cell table:style-name="ce53" table:formula="of:=87/32" office:value-type="float" office:value="2.71875" calcext:value-type="float">
            <text:p>2.719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IF([.F15]&gt;100;100-([.F15]-100);IF([.F15]&gt;=0;[.F15];-[.F15]));[.$A$2:.$B$102];2)" office:value-type="float" office:value="0.207666566544525" calcext:value-type="float">
            <text:p>0.2077</text:p>
          </table:table-cell>
          <table:table-cell table:formula="of:=ABS(SUMPRODUCT([.G10:.G20];[.$D$13:.$D$23]))" office:value-type="float" office:value="0.12079273320021" calcext:value-type="float">
            <text:p>0.1208</text:p>
          </table:table-cell>
          <table:table-cell table:formula="of:=MAX([.$D$28]*MEDIAN([.H10:.H20]);[.$D$5])" office:value-type="float" office:value="0.0423226649461898" calcext:value-type="float">
            <text:p>0.042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$RawData.F16]" office:value-type="float" office:value="0.767798890073069" calcext:value-type="float">
            <text:p>0.7678</text:p>
          </table:table-cell>
          <table:table-cell/>
          <table:table-cell table:style-name="ce53" table:formula="of:=-13/2" office:value-type="float" office:value="-6.5" calcext:value-type="float">
            <text:p>-6.500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IF([.F16]&gt;100;100-([.F16]-100);IF([.F16]&gt;=0;[.F16];-[.F16]));[.$A$2:.$B$102];2)" office:value-type="float" office:value="0.256597637891149" calcext:value-type="float">
            <text:p>0.2566</text:p>
          </table:table-cell>
          <table:table-cell table:formula="of:=ABS(SUMPRODUCT([.G11:.G21];[.$D$13:.$D$23]))" office:value-type="float" office:value="0.147219272456913" calcext:value-type="float">
            <text:p>0.1472</text:p>
          </table:table-cell>
          <table:table-cell table:formula="of:=MAX([.$D$28]*MEDIAN([.H11:.H21]);[.$D$5])" office:value-type="float" office:value="0.0345832777894842" calcext:value-type="float">
            <text:p>0.034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$RawData.F17]" office:value-type="float" office:value="0.830826982774496" calcext:value-type="float">
            <text:p>0.8308</text:p>
          </table:table-cell>
          <table:table-cell/>
          <table:table-cell table:style-name="ce53" table:formula="of:=323/48" office:value-type="float" office:value="6.72916666666667" calcext:value-type="float">
            <text:p>6.729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IF([.F17]&gt;100;100-([.F17]-100);IF([.F17]&gt;=0;[.F17];-[.F17]));[.$A$2:.$B$102];2)" office:value-type="float" office:value="0.313082223503705" calcext:value-type="float">
            <text:p>0.3131</text:p>
          </table:table-cell>
          <table:table-cell table:formula="of:=ABS(SUMPRODUCT([.G12:.G22];[.$D$13:.$D$23]))" office:value-type="float" office:value="0.393904306994183" calcext:value-type="float">
            <text:p>0.3939</text:p>
          </table:table-cell>
          <table:table-cell table:formula="of:=MAX([.$D$28]*MEDIAN([.H12:.H22]);[.$D$5])" office:value-type="float" office:value="0.0345832777894842" calcext:value-type="float">
            <text:p>0.034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$RawData.F18]" office:value-type="float" office:value="0.864381649702657" calcext:value-type="float">
            <text:p>0.8644</text:p>
          </table:table-cell>
          <table:table-cell/>
          <table:table-cell table:style-name="ce53" office:value-type="float" office:value="0" calcext:value-type="float">
            <text:p>0.000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IF([.F18]&gt;100;100-([.F18]-100);IF([.F18]&gt;=0;[.F18];-[.F18]));[.$A$2:.$B$102];2)" office:value-type="float" office:value="0.427282043695533" calcext:value-type="float">
            <text:p>0.4273</text:p>
          </table:table-cell>
          <table:table-cell table:formula="of:=ABS(SUMPRODUCT([.G13:.G23];[.$D$13:.$D$23]))" office:value-type="float" office:value="0.198598852323915" calcext:value-type="float">
            <text:p>0.1986</text:p>
          </table:table-cell>
          <table:table-cell table:formula="of:=MAX([.$D$28]*MEDIAN([.H13:.H23]);[.$D$5])" office:value-type="float" office:value="0.0423226649461898" calcext:value-type="float">
            <text:p>0.042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$RawData.F19]" office:value-type="float" office:value="0.860024631128125" calcext:value-type="float">
            <text:p>0.8600</text:p>
          </table:table-cell>
          <table:table-cell/>
          <table:table-cell table:style-name="ce53" table:formula="of:=-323/48" office:value-type="float" office:value="-6.72916666666667" calcext:value-type="float">
            <text:p>-6.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IF([.F19]&gt;100;100-([.F19]-100);IF([.F19]&gt;=0;[.F19];-[.F19]));[.$A$2:.$B$102];2)" office:value-type="float" office:value="0.433680768847359" calcext:value-type="float">
            <text:p>0.4337</text:p>
          </table:table-cell>
          <table:table-cell table:formula="of:=ABS(SUMPRODUCT([.G14:.G24];[.$D$13:.$D$23]))" office:value-type="float" office:value="0.321872502324089" calcext:value-type="float">
            <text:p>0.3219</text:p>
          </table:table-cell>
          <table:table-cell table:formula="of:=MAX([.$D$28]*MEDIAN([.H14:.H24]);[.$D$5])" office:value-type="float" office:value="0.0345832777894842" calcext:value-type="float">
            <text:p>0.034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$RawData.F20]" office:value-type="float" office:value="0.915036058081084" calcext:value-type="float">
            <text:p>0.9150</text:p>
          </table:table-cell>
          <table:table-cell/>
          <table:table-cell table:style-name="ce53" table:formula="of:=13/2" office:value-type="float" office:value="6.5" calcext:value-type="float">
            <text:p>6.500</text:p>
          </table:table-cell>
          <table:table-cell/>
          <table:table-cell office:value-type="float" office:value="8" calcext:value-type="float">
            <text:p>8</text:p>
          </table:table-cell>
          <table:table-cell table:formula="of:=VLOOKUP(IF([.F20]&gt;100;100-([.F20]-100);IF([.F20]&gt;=0;[.F20];-[.F20]));[.$A$2:.$B$102];2)" office:value-type="float" office:value="0.5529790761949" calcext:value-type="float">
            <text:p>0.5530</text:p>
          </table:table-cell>
          <table:table-cell table:formula="of:=ABS(SUMPRODUCT([.G15:.G25];[.$D$13:.$D$23]))" office:value-type="float" office:value="0.542593726060135" calcext:value-type="float">
            <text:p>0.5426</text:p>
          </table:table-cell>
          <table:table-cell table:formula="of:=MAX([.$D$28]*MEDIAN([.H15:.H25]);[.$D$5])" office:value-type="float" office:value="0.0345832777894842" calcext:value-type="float">
            <text:p>0.034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$RawData.F21]" office:value-type="float" office:value="0.849391365384208" calcext:value-type="float">
            <text:p>0.8494</text:p>
          </table:table-cell>
          <table:table-cell/>
          <table:table-cell table:style-name="ce53" table:formula="of:=-87/32" office:value-type="float" office:value="-2.71875" calcext:value-type="float">
            <text:p>-2.719</text:p>
          </table:table-cell>
          <table:table-cell/>
          <table:table-cell office:value-type="float" office:value="9" calcext:value-type="float">
            <text:p>9</text:p>
          </table:table-cell>
          <table:table-cell table:formula="of:=VLOOKUP(IF([.F21]&gt;100;100-([.F21]-100);IF([.F21]&gt;=0;[.F21];-[.F21]));[.$A$2:.$B$102];2)" office:value-type="float" office:value="0.620511697979542" calcext:value-type="float">
            <text:p>0.6205</text:p>
          </table:table-cell>
          <table:table-cell table:formula="of:=ABS(SUMPRODUCT([.G16:.G26];[.$D$13:.$D$23]))" office:value-type="float" office:value="0.0705727667248212" calcext:value-type="float">
            <text:p>0.0706</text:p>
          </table:table-cell>
          <table:table-cell table:formula="of:=MAX([.$D$28]*MEDIAN([.H16:.H26]);[.$D$5])" office:value-type="float" office:value="0.0423226649461898" calcext:value-type="float">
            <text:p>0.042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$RawData.F22]" office:value-type="float" office:value="0.906302664413847" calcext:value-type="float">
            <text:p>0.9063</text:p>
          </table:table-cell>
          <table:table-cell/>
          <table:table-cell table:style-name="ce53" table:formula="of:=19/36" office:value-type="float" office:value="0.527777777777778" calcext:value-type="float">
            <text:p>0.52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IF([.F22]&gt;100;100-([.F22]-100);IF([.F22]&gt;=0;[.F22];-[.F22]));[.$A$2:.$B$102];2)" office:value-type="float" office:value="0.636745961502969" calcext:value-type="float">
            <text:p>0.6367</text:p>
          </table:table-cell>
          <table:table-cell table:formula="of:=ABS(SUMPRODUCT([.G17:.G27];[.$D$13:.$D$23]))" office:value-type="float" office:value="0.557752446413953" calcext:value-type="float">
            <text:p>0.5578</text:p>
          </table:table-cell>
          <table:table-cell table:formula="of:=MAX([.$D$28]*MEDIAN([.H17:.H27]);[.$D$5])" office:value-type="float" office:value="0.0423226649461898" calcext:value-type="float">
            <text:p>0.042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$RawData.F23]" office:value-type="float" office:value="0.998908766466436" calcext:value-type="float">
            <text:p>0.9989</text:p>
          </table:table-cell>
          <table:table-cell/>
          <table:table-cell table:style-name="ce53" table:formula="of:=-13/288" office:value-type="float" office:value="-0.0451388888888889" calcext:value-type="float">
            <text:p>-0.04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VLOOKUP(IF([.F23]&gt;100;100-([.F23]-100);IF([.F23]&gt;=0;[.F23];-[.F23]));[.$A$2:.$B$102];2)" office:value-type="float" office:value="0.64023239070806" calcext:value-type="float">
            <text:p>0.6402</text:p>
          </table:table-cell>
          <table:table-cell table:formula="of:=ABS(SUMPRODUCT([.G18:.G28];[.$D$13:.$D$23]))" office:value-type="float" office:value="0.486475941354119" calcext:value-type="float">
            <text:p>0.4865</text:p>
          </table:table-cell>
          <table:table-cell table:formula="of:=MAX([.$D$28]*MEDIAN([.H18:.H28]);[.$D$5])" office:value-type="float" office:value="0.0466425139275356" calcext:value-type="float">
            <text:p>0.046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$RawData.F24]" office:value-type="float" office:value="1.01023214794285" calcext:value-type="float">
            <text:p>1.0102</text:p>
          </table:table-cell>
          <table:table-cell/>
          <table:table-cell table:style-name="Default"/>
          <table:table-cell/>
          <table:table-cell office:value-type="float" office:value="12" calcext:value-type="float">
            <text:p>12</text:p>
          </table:table-cell>
          <table:table-cell table:formula="of:=VLOOKUP(IF([.F24]&gt;100;100-([.F24]-100);IF([.F24]&gt;=0;[.F24];-[.F24]));[.$A$2:.$B$102];2)" office:value-type="float" office:value="0.761281039050328" calcext:value-type="float">
            <text:p>0.7613</text:p>
          </table:table-cell>
          <table:table-cell table:formula="of:=ABS(SUMPRODUCT([.G19:.G29];[.$D$13:.$D$23]))" office:value-type="float" office:value="0.214139097196645" calcext:value-type="float">
            <text:p>0.2141</text:p>
          </table:table-cell>
          <table:table-cell table:formula="of:=MAX([.$D$28]*MEDIAN([.H19:.H29]);[.$D$5])" office:value-type="float" office:value="0.0503726990070914" calcext:value-type="float">
            <text:p>0.050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$RawData.F25]" office:value-type="float" office:value="0.972607745125448" calcext:value-type="float">
            <text:p>0.9726</text:p>
          </table:table-cell>
          <table:table-cell/>
          <table:table-cell table:style-name="ce21" office:value-type="string" calcext:value-type="string">
            <text:p>Kernel Norm</text:p>
          </table:table-cell>
          <table:table-cell/>
          <table:table-cell office:value-type="float" office:value="13" calcext:value-type="float">
            <text:p>13</text:p>
          </table:table-cell>
          <table:table-cell table:formula="of:=VLOOKUP(IF([.F25]&gt;100;100-([.F25]-100);IF([.F25]&gt;=0;[.F25];-[.F25]));[.$A$2:.$B$102];2)" office:value-type="float" office:value="0.735236000225573" calcext:value-type="float">
            <text:p>0.7352</text:p>
          </table:table-cell>
          <table:table-cell table:formula="of:=ABS(SUMPRODUCT([.G20:.G30];[.$D$13:.$D$23]))" office:value-type="float" office:value="0.686187369027799" calcext:value-type="float">
            <text:p>0.6862</text:p>
          </table:table-cell>
          <table:table-cell table:formula="of:=MAX([.$D$28]*MEDIAN([.H20:.H30]);[.$D$5])" office:value-type="float" office:value="0.0503726990070914" calcext:value-type="float">
            <text:p>0.050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$RawData.F26]" office:value-type="float" office:value="1.02293786735275" calcext:value-type="float">
            <text:p>1.0229</text:p>
          </table:table-cell>
          <table:table-cell/>
          <table:table-cell table:style-name="ce26" table:formula="of:=SQRT(SUMPRODUCT([.D13:.D23];[.D13:.D23]))" office:value-type="float" office:value="13.7988312905321" calcext:value-type="float">
            <text:p>13.798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VLOOKUP(IF([.F26]&gt;100;100-([.F26]-100);IF([.F26]&gt;=0;[.F26];-[.F26]));[.$A$2:.$B$102];2)" office:value-type="float" office:value="0.767798890073069" calcext:value-type="float">
            <text:p>0.7678</text:p>
          </table:table-cell>
          <table:table-cell table:formula="of:=ABS(SUMPRODUCT([.G21:.G31];[.$D$13:.$D$23]))" office:value-type="float" office:value="0.434109882930387" calcext:value-type="float">
            <text:p>0.4341</text:p>
          </table:table-cell>
          <table:table-cell table:formula="of:=MAX([.$D$28]*MEDIAN([.H21:.H31]);[.$D$5])" office:value-type="float" office:value="0.0503726990070914" calcext:value-type="float">
            <text:p>0.050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$RawData.F27]" office:value-type="float" office:value="1.00374431706903" calcext:value-type="float">
            <text:p>1.0037</text:p>
          </table:table-cell>
          <table:table-cell/>
          <table:table-cell table:style-name="ce21" office:value-type="string" calcext:value-type="string">
            <text:p>Kernel-MAD Prefactor</text:p>
          </table:table-cell>
          <table:table-cell/>
          <table:table-cell office:value-type="float" office:value="15" calcext:value-type="float">
            <text:p>15</text:p>
          </table:table-cell>
          <table:table-cell table:formula="of:=VLOOKUP(IF([.F27]&gt;100;100-([.F27]-100);IF([.F27]&gt;=0;[.F27];-[.F27]));[.$A$2:.$B$102];2)" office:value-type="float" office:value="0.830826982774496" calcext:value-type="float">
            <text:p>0.8308</text:p>
          </table:table-cell>
          <table:table-cell table:formula="of:=ABS(SUMPRODUCT([.G22:.G32];[.$D$13:.$D$23]))" office:value-type="float" office:value="0.158594875002476" calcext:value-type="float">
            <text:p>0.1586</text:p>
          </table:table-cell>
          <table:table-cell table:formula="of:=MAX([.$D$28]*MEDIAN([.H22:.H32]);[.$D$5])" office:value-type="float" office:value="0.0522689341160636" calcext:value-type="float">
            <text:p>0.052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$RawData.F28]" office:value-type="float" office:value="0.950640394109323" calcext:value-type="float">
            <text:p>0.9506</text:p>
          </table:table-cell>
          <table:table-cell/>
          <table:table-cell table:style-name="ce26" table:formula="of:= 1.482602/[.D26]" office:value-type="float" office:value="0.107444026873295" calcext:value-type="float">
            <text:p>0.107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VLOOKUP(IF([.F28]&gt;100;100-([.F28]-100);IF([.F28]&gt;=0;[.F28];-[.F28]));[.$A$2:.$B$102];2)" office:value-type="float" office:value="0.864381649702657" calcext:value-type="float">
            <text:p>0.8644</text:p>
          </table:table-cell>
          <table:table-cell table:formula="of:=ABS(SUMPRODUCT([.G23:.G33];[.$D$13:.$D$23]))" office:value-type="float" office:value="0.510554789072413" calcext:value-type="float">
            <text:p>0.5106</text:p>
          </table:table-cell>
          <table:table-cell table:formula="of:=MAX([.$D$28]*MEDIAN([.H23:.H33]);[.$D$5])" office:value-type="float" office:value="0.0503726990070914" calcext:value-type="float">
            <text:p>0.050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$RawData.F29]" office:value-type="float" office:value="0.865902501350606" calcext:value-type="float">
            <text:p>0.865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VLOOKUP(IF([.F29]&gt;100;100-([.F29]-100);IF([.F29]&gt;=0;[.F29];-[.F29]));[.$A$2:.$B$102];2)" office:value-type="float" office:value="0.860024631128125" calcext:value-type="float">
            <text:p>0.8600</text:p>
          </table:table-cell>
          <table:table-cell table:formula="of:=ABS(SUMPRODUCT([.G24:.G34];[.$D$13:.$D$23]))" office:value-type="float" office:value="0.468827355721636" calcext:value-type="float">
            <text:p>0.4688</text:p>
          </table:table-cell>
          <table:table-cell table:formula="of:=MAX([.$D$28]*MEDIAN([.H24:.H34]);[.$D$5])" office:value-type="float" office:value="0.0503726990070914" calcext:value-type="float">
            <text:p>0.050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$RawData.F30]" office:value-type="float" office:value="1.04252588599323" calcext:value-type="float">
            <text:p>1.042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VLOOKUP(IF([.F30]&gt;100;100-([.F30]-100);IF([.F30]&gt;=0;[.F30];-[.F30]));[.$A$2:.$B$102];2)" office:value-type="float" office:value="0.915036058081084" calcext:value-type="float">
            <text:p>0.9150</text:p>
          </table:table-cell>
          <table:table-cell table:formula="of:=ABS(SUMPRODUCT([.G25:.G35];[.$D$13:.$D$23]))" office:value-type="float" office:value="0.00430345289159568" calcext:value-type="float">
            <text:p>0.0043</text:p>
          </table:table-cell>
          <table:table-cell table:formula="of:=MAX([.$D$28]*MEDIAN([.H25:.H35]);[.$D$5])" office:value-type="float" office:value="0.0503726990070914" calcext:value-type="float">
            <text:p>0.050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$RawData.F31]" office:value-type="float" office:value="1.026994841424" calcext:value-type="float">
            <text:p>1.027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VLOOKUP(IF([.F31]&gt;100;100-([.F31]-100);IF([.F31]&gt;=0;[.F31];-[.F31]));[.$A$2:.$B$102];2)" office:value-type="float" office:value="0.849391365384208" calcext:value-type="float">
            <text:p>0.8494</text:p>
          </table:table-cell>
          <table:table-cell table:formula="of:=ABS(SUMPRODUCT([.G26:.G36];[.$D$13:.$D$23]))" office:value-type="float" office:value="0.628296344899513" calcext:value-type="float">
            <text:p>0.6283</text:p>
          </table:table-cell>
          <table:table-cell table:formula="of:=MAX([.$D$28]*MEDIAN([.H26:.H36]);[.$D$5])" office:value-type="float" office:value="0.0466425139275356" calcext:value-type="float">
            <text:p>0.046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$RawData.F32]" office:value-type="float" office:value="1.02103474474768" calcext:value-type="float">
            <text:p>1.021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VLOOKUP(IF([.F32]&gt;100;100-([.F32]-100);IF([.F32]&gt;=0;[.F32];-[.F32]));[.$A$2:.$B$102];2)" office:value-type="float" office:value="0.906302664413847" calcext:value-type="float">
            <text:p>0.9063</text:p>
          </table:table-cell>
          <table:table-cell table:formula="of:=ABS(SUMPRODUCT([.G27:.G37];[.$D$13:.$D$23]))" office:value-type="float" office:value="0.617561116663366" calcext:value-type="float">
            <text:p>0.6176</text:p>
          </table:table-cell>
          <table:table-cell table:formula="of:=MAX([.$D$28]*MEDIAN([.H27:.H37]);[.$D$5])" office:value-type="float" office:value="0.0306469700143294" calcext:value-type="float">
            <text:p>0.030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$RawData.F33]" office:value-type="float" office:value="0.986929414783528" calcext:value-type="float">
            <text:p>0.9869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VLOOKUP(IF([.F33]&gt;100;100-([.F33]-100);IF([.F33]&gt;=0;[.F33];-[.F33]));[.$A$2:.$B$102];2)" office:value-type="float" office:value="0.998908766466436" calcext:value-type="float">
            <text:p>0.9989</text:p>
          </table:table-cell>
          <table:table-cell table:formula="of:=ABS(SUMPRODUCT([.G28:.G38];[.$D$13:.$D$23]))" office:value-type="float" office:value="0.119851959297194" calcext:value-type="float">
            <text:p>0.1199</text:p>
          </table:table-cell>
          <table:table-cell table:formula="of:=MAX([.$D$28]*MEDIAN([.H28:.H38]);[.$D$5])" office:value-type="float" office:value="0.0503726990070914" calcext:value-type="float">
            <text:p>0.050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$RawData.F34]" office:value-type="float" office:value="0.969427351855216" calcext:value-type="float">
            <text:p>0.969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VLOOKUP(IF([.F34]&gt;100;100-([.F34]-100);IF([.F34]&gt;=0;[.F34];-[.F34]));[.$A$2:.$B$102];2)" office:value-type="float" office:value="1.01023214794285" calcext:value-type="float">
            <text:p>1.0102</text:p>
          </table:table-cell>
          <table:table-cell table:formula="of:=ABS(SUMPRODUCT([.G29:.G39];[.$D$13:.$D$23]))" office:value-type="float" office:value="0.533991544634189" calcext:value-type="float">
            <text:p>0.5340</text:p>
          </table:table-cell>
          <table:table-cell table:formula="of:=MAX([.$D$28]*MEDIAN([.H29:.H39]);[.$D$5])" office:value-type="float" office:value="0.0486302113596101" calcext:value-type="float">
            <text:p>0.048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$RawData.F35]" office:value-type="float" office:value="0.875123797331329" calcext:value-type="float">
            <text:p>0.875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VLOOKUP(IF([.F35]&gt;100;100-([.F35]-100);IF([.F35]&gt;=0;[.F35];-[.F35]));[.$A$2:.$B$102];2)" office:value-type="float" office:value="0.972607745125448" calcext:value-type="float">
            <text:p>0.9726</text:p>
          </table:table-cell>
          <table:table-cell table:formula="of:=ABS(SUMPRODUCT([.G30:.G40];[.$D$13:.$D$23]))" office:value-type="float" office:value="0.171651565749476" calcext:value-type="float">
            <text:p>0.1717</text:p>
          </table:table-cell>
          <table:table-cell table:formula="of:=MAX([.$D$28]*MEDIAN([.H30:.H40]);[.$D$5])" office:value-type="float" office:value="0.0486302113596101" calcext:value-type="float">
            <text:p>0.048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$RawData.F36]" office:value-type="float" office:value="0.852016664338893" calcext:value-type="float">
            <text:p>0.852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VLOOKUP(IF([.F36]&gt;100;100-([.F36]-100);IF([.F36]&gt;=0;[.F36];-[.F36]));[.$A$2:.$B$102];2)" office:value-type="float" office:value="1.02293786735275" calcext:value-type="float">
            <text:p>1.0229</text:p>
          </table:table-cell>
          <table:table-cell table:formula="of:=ABS(SUMPRODUCT([.G31:.G41];[.$D$13:.$D$23]))" office:value-type="float" office:value="0.171380033075656" calcext:value-type="float">
            <text:p>0.1714</text:p>
          </table:table-cell>
          <table:table-cell table:formula="of:=MAX([.$D$28]*MEDIAN([.H31:.H41]);[.$D$5])" office:value-type="float" office:value="0.0573742018717883" calcext:value-type="float">
            <text:p>0.057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$RawData.F37]" office:value-type="float" office:value="0.816156995641088" calcext:value-type="float">
            <text:p>0.816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VLOOKUP(IF([.F37]&gt;100;100-([.F37]-100);IF([.F37]&gt;=0;[.F37];-[.F37]));[.$A$2:.$B$102];2)" office:value-type="float" office:value="1.00374431706903" calcext:value-type="float">
            <text:p>1.0037</text:p>
          </table:table-cell>
          <table:table-cell table:formula="of:=ABS(SUMPRODUCT([.G32:.G42];[.$D$13:.$D$23]))" office:value-type="float" office:value="0.285236610225622" calcext:value-type="float">
            <text:p>0.2852</text:p>
          </table:table-cell>
          <table:table-cell table:formula="of:=MAX([.$D$28]*MEDIAN([.H32:.H42]);[.$D$5])" office:value-type="float" office:value="0.0486302113596101" calcext:value-type="float">
            <text:p>0.048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$RawData.F38]" office:value-type="float" office:value="0.767842516780411" calcext:value-type="float">
            <text:p>0.767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VLOOKUP(IF([.F38]&gt;100;100-([.F38]-100);IF([.F38]&gt;=0;[.F38];-[.F38]));[.$A$2:.$B$102];2)" office:value-type="float" office:value="0.950640394109323" calcext:value-type="float">
            <text:p>0.9506</text:p>
          </table:table-cell>
          <table:table-cell table:formula="of:=ABS(SUMPRODUCT([.G33:.G43];[.$D$13:.$D$23]))" office:value-type="float" office:value="0.913259859867167" calcext:value-type="float">
            <text:p>0.9133</text:p>
          </table:table-cell>
          <table:table-cell table:formula="of:=MAX([.$D$28]*MEDIAN([.H33:.H43]);[.$D$5])" office:value-type="float" office:value="0.0306469700143294" calcext:value-type="float">
            <text:p>0.030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$RawData.F39]" office:value-type="float" office:value="0.77006327770948" calcext:value-type="float">
            <text:p>0.770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VLOOKUP(IF([.F39]&gt;100;100-([.F39]-100);IF([.F39]&gt;=0;[.F39];-[.F39]));[.$A$2:.$B$102];2)" office:value-type="float" office:value="0.865902501350606" calcext:value-type="float">
            <text:p>0.8659</text:p>
          </table:table-cell>
          <table:table-cell table:formula="of:=ABS(SUMPRODUCT([.G34:.G44];[.$D$13:.$D$23]))" office:value-type="float" office:value="0.452609724102745" calcext:value-type="float">
            <text:p>0.4526</text:p>
          </table:table-cell>
          <table:table-cell table:formula="of:=MAX([.$D$28]*MEDIAN([.H34:.H44]);[.$D$5])" office:value-type="float" office:value="0.0306469700143294" calcext:value-type="float">
            <text:p>0.030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$RawData.F40]" office:value-type="float" office:value="0.744617557349897" calcext:value-type="float">
            <text:p>0.744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VLOOKUP(IF([.F40]&gt;100;100-([.F40]-100);IF([.F40]&gt;=0;[.F40];-[.F40]));[.$A$2:.$B$102];2)" office:value-type="float" office:value="1.04252588599323" calcext:value-type="float">
            <text:p>1.0425</text:p>
          </table:table-cell>
          <table:table-cell table:formula="of:=ABS(SUMPRODUCT([.G35:.G45];[.$D$13:.$D$23]))" office:value-type="float" office:value="0.604579754208264" calcext:value-type="float">
            <text:p>0.6046</text:p>
          </table:table-cell>
          <table:table-cell table:formula="of:=MAX([.$D$28]*MEDIAN([.H35:.H45]);[.$D$5])" office:value-type="float" office:value="0.0294598485057315" calcext:value-type="float">
            <text:p>0.029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$RawData.F41]" office:value-type="float" office:value="0.655333136800354" calcext:value-type="float">
            <text:p>0.655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VLOOKUP(IF([.F41]&gt;100;100-([.F41]-100);IF([.F41]&gt;=0;[.F41];-[.F41]));[.$A$2:.$B$102];2)" office:value-type="float" office:value="1.026994841424" calcext:value-type="float">
            <text:p>1.0270</text:p>
          </table:table-cell>
          <table:table-cell table:formula="of:=ABS(SUMPRODUCT([.G36:.G46];[.$D$13:.$D$23]))" office:value-type="float" office:value="0.820047508348376" calcext:value-type="float">
            <text:p>0.8200</text:p>
          </table:table-cell>
          <table:table-cell table:formula="of:=MAX([.$D$28]*MEDIAN([.H36:.H46]);[.$D$5])" office:value-type="float" office:value="0.0306469700143294" calcext:value-type="float">
            <text:p>0.030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$RawData.F42]" office:value-type="float" office:value="0.744973681389955" calcext:value-type="float">
            <text:p>0.745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VLOOKUP(IF([.F42]&gt;100;100-([.F42]-100);IF([.F42]&gt;=0;[.F42];-[.F42]));[.$A$2:.$B$102];2)" office:value-type="float" office:value="1.02103474474768" calcext:value-type="float">
            <text:p>1.0210</text:p>
          </table:table-cell>
          <table:table-cell table:formula="of:=ABS(SUMPRODUCT([.G37:.G47];[.$D$13:.$D$23]))" office:value-type="float" office:value="0.274187866585384" calcext:value-type="float">
            <text:p>0.2742</text:p>
          </table:table-cell>
          <table:table-cell table:formula="of:=MAX([.$D$28]*MEDIAN([.H37:.H47]);[.$D$5])" office:value-type="float" office:value="0.0356909784143028" calcext:value-type="float">
            <text:p>0.035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$RawData.F43]" office:value-type="float" office:value="0.630271185327803" calcext:value-type="float">
            <text:p>0.630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VLOOKUP(IF([.F43]&gt;100;100-([.F43]-100);IF([.F43]&gt;=0;[.F43];-[.F43]));[.$A$2:.$B$102];2)" office:value-type="float" office:value="0.986929414783528" calcext:value-type="float">
            <text:p>0.9869</text:p>
          </table:table-cell>
          <table:table-cell table:formula="of:=ABS(SUMPRODUCT([.G38:.G48];[.$D$13:.$D$23]))" office:value-type="float" office:value="0.139943371607998" calcext:value-type="float">
            <text:p>0.1399</text:p>
          </table:table-cell>
          <table:table-cell table:formula="of:=MAX([.$D$28]*MEDIAN([.H38:.H48]);[.$D$5])" office:value-type="float" office:value="0.0356909784143028" calcext:value-type="float">
            <text:p>0.035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$RawData.F44]" office:value-type="float" office:value="0.679941326250664" calcext:value-type="float">
            <text:p>0.679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VLOOKUP(IF([.F44]&gt;100;100-([.F44]-100);IF([.F44]&gt;=0;[.F44];-[.F44]));[.$A$2:.$B$102];2)" office:value-type="float" office:value="0.969427351855216" calcext:value-type="float">
            <text:p>0.9694</text:p>
          </table:table-cell>
          <table:table-cell table:formula="of:=ABS(SUMPRODUCT([.G39:.G49];[.$D$13:.$D$23]))" office:value-type="float" office:value="0.0863108025420772" calcext:value-type="float">
            <text:p>0.0863</text:p>
          </table:table-cell>
          <table:table-cell table:formula="of:=MAX([.$D$28]*MEDIAN([.H39:.H49]);[.$D$5])" office:value-type="float" office:value="0.0356909784143028" calcext:value-type="float">
            <text:p>0.035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$RawData.F45]" office:value-type="float" office:value="0.722725157495885" calcext:value-type="float">
            <text:p>0.722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VLOOKUP(IF([.F45]&gt;100;100-([.F45]-100);IF([.F45]&gt;=0;[.F45];-[.F45]));[.$A$2:.$B$102];2)" office:value-type="float" office:value="0.875123797331329" calcext:value-type="float">
            <text:p>0.8751</text:p>
          </table:table-cell>
          <table:table-cell table:formula="of:=ABS(SUMPRODUCT([.G40:.G50];[.$D$13:.$D$23]))" office:value-type="float" office:value="0.2462662113129" calcext:value-type="float">
            <text:p>0.2463</text:p>
          </table:table-cell>
          <table:table-cell table:formula="of:=MAX([.$D$28]*MEDIAN([.H40:.H50]);[.$D$5])" office:value-type="float" office:value="0.0356909784143028" calcext:value-type="float">
            <text:p>0.035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$RawData.F46]" office:value-type="float" office:value="0.851786332380421" calcext:value-type="float">
            <text:p>0.851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VLOOKUP(IF([.F46]&gt;100;100-([.F46]-100);IF([.F46]&gt;=0;[.F46];-[.F46]));[.$A$2:.$B$102];2)" office:value-type="float" office:value="0.852016664338893" calcext:value-type="float">
            <text:p>0.8520</text:p>
          </table:table-cell>
          <table:table-cell table:formula="of:=ABS(SUMPRODUCT([.G41:.G51];[.$D$13:.$D$23]))" office:value-type="float" office:value="0.453009633957379" calcext:value-type="float">
            <text:p>0.4530</text:p>
          </table:table-cell>
          <table:table-cell table:formula="of:=MAX([.$D$28]*MEDIAN([.H41:.H51]);[.$D$5])" office:value-type="float" office:value="0.0356909784143028" calcext:value-type="float">
            <text:p>0.035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$RawData.F47]" office:value-type="float" office:value="0.8181644158567" calcext:value-type="float">
            <text:p>0.818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VLOOKUP(IF([.F47]&gt;100;100-([.F47]-100);IF([.F47]&gt;=0;[.F47];-[.F47]));[.$A$2:.$B$102];2)" office:value-type="float" office:value="0.816156995641088" calcext:value-type="float">
            <text:p>0.8162</text:p>
          </table:table-cell>
          <table:table-cell table:formula="of:=ABS(SUMPRODUCT([.G42:.G52];[.$D$13:.$D$23]))" office:value-type="float" office:value="0.332182062167046" calcext:value-type="float">
            <text:p>0.3322</text:p>
          </table:table-cell>
          <table:table-cell table:formula="of:=MAX([.$D$28]*MEDIAN([.H42:.H52]);[.$D$5])" office:value-type="float" office:value="0.0294598485057315" calcext:value-type="float">
            <text:p>0.029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$RawData.F48]" office:value-type="float" office:value="0.921325615299475" calcext:value-type="float">
            <text:p>0.921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VLOOKUP(IF([.F48]&gt;100;100-([.F48]-100);IF([.F48]&gt;=0;[.F48];-[.F48]));[.$A$2:.$B$102];2)" office:value-type="float" office:value="0.767842516780411" calcext:value-type="float">
            <text:p>0.7678</text:p>
          </table:table-cell>
          <table:table-cell table:formula="of:=ABS(SUMPRODUCT([.G43:.G53];[.$D$13:.$D$23]))" office:value-type="float" office:value="0.107271469916719" calcext:value-type="float">
            <text:p>0.1073</text:p>
          </table:table-cell>
          <table:table-cell table:formula="of:=MAX([.$D$28]*MEDIAN([.H43:.H53]);[.$D$5])" office:value-type="float" office:value="0.0356909784143028" calcext:value-type="float">
            <text:p>0.035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$RawData.F49]" office:value-type="float" office:value="1.28108141949725" calcext:value-type="float">
            <text:p>1.2811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VLOOKUP(IF([.F49]&gt;100;100-([.F49]-100);IF([.F49]&gt;=0;[.F49];-[.F49]));[.$A$2:.$B$102];2)" office:value-type="float" office:value="0.77006327770948" calcext:value-type="float">
            <text:p>0.7701</text:p>
          </table:table-cell>
          <table:table-cell table:formula="of:=ABS(SUMPRODUCT([.G44:.G54];[.$D$13:.$D$23]))" office:value-type="float" office:value="0.714208039639499" calcext:value-type="float">
            <text:p>0.7142</text:p>
          </table:table-cell>
          <table:table-cell table:formula="of:=MAX([.$D$28]*MEDIAN([.H44:.H54]);[.$D$5])" office:value-type="float" office:value="0.0356909784143028" calcext:value-type="float">
            <text:p>0.035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$RawData.F50]" office:value-type="float" office:value="0.894658849936564" calcext:value-type="float">
            <text:p>0.894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VLOOKUP(IF([.F50]&gt;100;100-([.F50]-100);IF([.F50]&gt;=0;[.F50];-[.F50]));[.$A$2:.$B$102];2)" office:value-type="float" office:value="0.744617557349897" calcext:value-type="float">
            <text:p>0.7446</text:p>
          </table:table-cell>
          <table:table-cell table:formula="of:=ABS(SUMPRODUCT([.G45:.G55];[.$D$13:.$D$23]))" office:value-type="float" office:value="1.04482942234272" calcext:value-type="float">
            <text:p>1.0448</text:p>
          </table:table-cell>
          <table:table-cell table:formula="of:=MAX([.$D$28]*MEDIAN([.H45:.H55]);[.$D$5])" office:value-type="float" office:value="0.0356909784143028" calcext:value-type="float">
            <text:p>0.035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$RawData.F51]" office:value-type="float" office:value="1.37360478927053" calcext:value-type="float">
            <text:p>1.3736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VLOOKUP(IF([.F51]&gt;100;100-([.F51]-100);IF([.F51]&gt;=0;[.F51];-[.F51]));[.$A$2:.$B$102];2)" office:value-type="float" office:value="0.655333136800354" calcext:value-type="float">
            <text:p>0.6553</text:p>
          </table:table-cell>
          <table:table-cell table:formula="of:=ABS(SUMPRODUCT([.G46:.G56];[.$D$13:.$D$23]))" office:value-type="float" office:value="0.721364507728995" calcext:value-type="float">
            <text:p>0.7214</text:p>
          </table:table-cell>
          <table:table-cell table:formula="of:=MAX([.$D$28]*MEDIAN([.H46:.H56]);[.$D$5])" office:value-type="float" office:value="0.0486731792847783" calcext:value-type="float">
            <text:p>0.048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$RawData.F52]" office:value-type="float" office:value="1.22608072980064" calcext:value-type="float">
            <text:p>1.226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VLOOKUP(IF([.F52]&gt;100;100-([.F52]-100);IF([.F52]&gt;=0;[.F52];-[.F52]));[.$A$2:.$B$102];2)" office:value-type="float" office:value="0.744973681389955" calcext:value-type="float">
            <text:p>0.7450</text:p>
          </table:table-cell>
          <table:table-cell table:formula="of:=ABS(SUMPRODUCT([.G47:.G57];[.$D$13:.$D$23]))" office:value-type="float" office:value="0.0788358716261003" calcext:value-type="float">
            <text:p>0.0788</text:p>
          </table:table-cell>
          <table:table-cell table:formula="of:=MAX([.$D$28]*MEDIAN([.H47:.H57]);[.$D$5])" office:value-type="float" office:value="0.0647624501115769" calcext:value-type="float">
            <text:p>0.064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$RawData.F53]" office:value-type="float" office:value="1.06112948041573" calcext:value-type="float">
            <text:p>1.061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VLOOKUP(IF([.F53]&gt;100;100-([.F53]-100);IF([.F53]&gt;=0;[.F53];-[.F53]));[.$A$2:.$B$102];2)" office:value-type="float" office:value="0.630271185327803" calcext:value-type="float">
            <text:p>0.6303</text:p>
          </table:table-cell>
          <table:table-cell table:formula="of:=ABS(SUMPRODUCT([.G48:.G58];[.$D$13:.$D$23]))" office:value-type="float" office:value="0.602755239134408" calcext:value-type="float">
            <text:p>0.6028</text:p>
          </table:table-cell>
          <table:table-cell table:formula="of:=MAX([.$D$28]*MEDIAN([.H48:.H58]);[.$D$5])" office:value-type="float" office:value="0.0767373878041499" calcext:value-type="float">
            <text:p>0.076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$RawData.F54]" office:value-type="float" office:value="0.921901458753043" calcext:value-type="float">
            <text:p>0.9219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VLOOKUP(IF([.F54]&gt;100;100-([.F54]-100);IF([.F54]&gt;=0;[.F54];-[.F54]));[.$A$2:.$B$102];2)" office:value-type="float" office:value="0.679941326250664" calcext:value-type="float">
            <text:p>0.6799</text:p>
          </table:table-cell>
          <table:table-cell table:formula="of:=ABS(SUMPRODUCT([.G49:.G59];[.$D$13:.$D$23]))" office:value-type="float" office:value="0.300357701193107" calcext:value-type="float">
            <text:p>0.3004</text:p>
          </table:table-cell>
          <table:table-cell table:formula="of:=MAX([.$D$28]*MEDIAN([.H49:.H59]);[.$D$5])" office:value-type="float" office:value="0.0775063075538756" calcext:value-type="float">
            <text:p>0.077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$RawData.F55]" office:value-type="float" office:value="0.568011283513986" calcext:value-type="float">
            <text:p>0.568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VLOOKUP(IF([.F55]&gt;100;100-([.F55]-100);IF([.F55]&gt;=0;[.F55];-[.F55]));[.$A$2:.$B$102];2)" office:value-type="float" office:value="0.722725157495885" calcext:value-type="float">
            <text:p>0.7227</text:p>
          </table:table-cell>
          <table:table-cell table:formula="of:=ABS(SUMPRODUCT([.G50:.G60];[.$D$13:.$D$23]))" office:value-type="float" office:value="0.0910411681049572" calcext:value-type="float">
            <text:p>0.0910</text:p>
          </table:table-cell>
          <table:table-cell table:formula="of:=MAX([.$D$28]*MEDIAN([.H50:.H60]);[.$D$5])" office:value-type="float" office:value="0.0796945243644425" calcext:value-type="float">
            <text:p>0.079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$RawData.F56]" office:value-type="float" office:value="0.537739299046922" calcext:value-type="float">
            <text:p>0.5377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VLOOKUP(IF([.F56]&gt;100;100-([.F56]-100);IF([.F56]&gt;=0;[.F56];-[.F56]));[.$A$2:.$B$102];2)" office:value-type="float" office:value="0.851786332380421" calcext:value-type="float">
            <text:p>0.8518</text:p>
          </table:table-cell>
          <table:table-cell table:formula="of:=ABS(SUMPRODUCT([.G51:.G61];[.$D$13:.$D$23]))" office:value-type="float" office:value="0.796040600074954" calcext:value-type="float">
            <text:p>0.7960</text:p>
          </table:table-cell>
          <table:table-cell table:formula="of:=MAX([.$D$28]*MEDIAN([.H51:.H61]);[.$D$5])" office:value-type="float" office:value="0.0796945243644425" calcext:value-type="float">
            <text:p>0.079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$RawData.F57]" office:value-type="float" office:value="0.329810684389814" calcext:value-type="float">
            <text:p>0.329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VLOOKUP(IF([.F57]&gt;100;100-([.F57]-100);IF([.F57]&gt;=0;[.F57];-[.F57]));[.$A$2:.$B$102];2)" office:value-type="float" office:value="0.8181644158567" calcext:value-type="float">
            <text:p>0.8182</text:p>
          </table:table-cell>
          <table:table-cell table:formula="of:=ABS(SUMPRODUCT([.G52:.G62];[.$D$13:.$D$23]))" office:value-type="float" office:value="2.94820933087958" calcext:value-type="float">
            <text:p>2.9482</text:p>
          </table:table-cell>
          <table:table-cell table:formula="of:=MAX([.$D$28]*MEDIAN([.H52:.H62]);[.$D$5])" office:value-type="float" office:value="0.0855298076266875" calcext:value-type="float">
            <text:p>0.085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$RawData.F58]" office:value-type="float" office:value="-0.171968691850998" calcext:value-type="float">
            <text:p>-0.172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VLOOKUP(IF([.F58]&gt;100;100-([.F58]-100);IF([.F58]&gt;=0;[.F58];-[.F58]));[.$A$2:.$B$102];2)" office:value-type="float" office:value="0.921325615299475" calcext:value-type="float">
            <text:p>0.9213</text:p>
          </table:table-cell>
          <table:table-cell table:formula="of:=ABS(SUMPRODUCT([.G53:.G63];[.$D$13:.$D$23]))" office:value-type="float" office:value="4.3371615290499" calcext:value-type="float">
            <text:p>4.3372</text:p>
          </table:table-cell>
          <table:table-cell table:formula="of:=MAX([.$D$28]*MEDIAN([.H53:.H63]);[.$D$5])" office:value-type="float" office:value="0.287071015150093" calcext:value-type="float">
            <text:p>0.287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$RawData.F59]" office:value-type="float" office:value="-0.281946690007993" calcext:value-type="float">
            <text:p>-0.2819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VLOOKUP(IF([.F59]&gt;100;100-([.F59]-100);IF([.F59]&gt;=0;[.F59];-[.F59]));[.$A$2:.$B$102];2)" office:value-type="float" office:value="1.28108141949725" calcext:value-type="float">
            <text:p>1.2811</text:p>
          </table:table-cell>
          <table:table-cell table:formula="of:=ABS(SUMPRODUCT([.G54:.G64];[.$D$13:.$D$23]))" office:value-type="float" office:value="2.93987511279604" calcext:value-type="float">
            <text:p>2.9399</text:p>
          </table:table-cell>
          <table:table-cell table:formula="of:=MAX([.$D$28]*MEDIAN([.H54:.H64]);[.$D$5])" office:value-type="float" office:value="0.287071015150093" calcext:value-type="float">
            <text:p>0.287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$RawData.F60]" office:value-type="float" office:value="-0.199217346555217" calcext:value-type="float">
            <text:p>-0.199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VLOOKUP(IF([.F60]&gt;100;100-([.F60]-100);IF([.F60]&gt;=0;[.F60];-[.F60]));[.$A$2:.$B$102];2)" office:value-type="float" office:value="0.894658849936564" calcext:value-type="float">
            <text:p>0.8947</text:p>
          </table:table-cell>
          <table:table-cell table:formula="of:=ABS(SUMPRODUCT([.G55:.G65];[.$D$13:.$D$23]))" office:value-type="float" office:value="0.741730617174496" calcext:value-type="float">
            <text:p>0.7417</text:p>
          </table:table-cell>
          <table:table-cell table:formula="of:=MAX([.$D$28]*MEDIAN([.H55:.H65]);[.$D$5])" office:value-type="float" office:value="0.287071015150093" calcext:value-type="float">
            <text:p>0.287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$RawData.F61]" office:value-type="float" office:value="-0.381438937269862" calcext:value-type="float">
            <text:p>-0.381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VLOOKUP(IF([.F61]&gt;100;100-([.F61]-100);IF([.F61]&gt;=0;[.F61];-[.F61]));[.$A$2:.$B$102];2)" office:value-type="float" office:value="1.37360478927053" calcext:value-type="float">
            <text:p>1.3736</text:p>
          </table:table-cell>
          <table:table-cell table:formula="of:=ABS(SUMPRODUCT([.G56:.G66];[.$D$13:.$D$23]))" office:value-type="float" office:value="3.77929577515311" calcext:value-type="float">
            <text:p>3.7793</text:p>
          </table:table-cell>
          <table:table-cell table:formula="of:=MAX([.$D$28]*MEDIAN([.H56:.H66]);[.$D$5])" office:value-type="float" office:value="0.287071015150093" calcext:value-type="float">
            <text:p>0.287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$RawData.F62]" office:value-type="float" office:value="-0.506839563967416" calcext:value-type="float">
            <text:p>-0.506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VLOOKUP(IF([.F62]&gt;100;100-([.F62]-100);IF([.F62]&gt;=0;[.F62];-[.F62]));[.$A$2:.$B$102];2)" office:value-type="float" office:value="1.22608072980064" calcext:value-type="float">
            <text:p>1.2261</text:p>
          </table:table-cell>
          <table:table-cell table:formula="of:=ABS(SUMPRODUCT([.G57:.G67];[.$D$13:.$D$23]))" office:value-type="float" office:value="4.03803023325914" calcext:value-type="float">
            <text:p>4.0380</text:p>
          </table:table-cell>
          <table:table-cell table:formula="of:=MAX([.$D$28]*MEDIAN([.H57:.H67]);[.$D$5])" office:value-type="float" office:value="0.287071015150093" calcext:value-type="float">
            <text:p>0.287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$RawData.F63]" office:value-type="float" office:value="-0.544086667774916" calcext:value-type="float">
            <text:p>-0.544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VLOOKUP(IF([.F63]&gt;100;100-([.F63]-100);IF([.F63]&gt;=0;[.F63];-[.F63]));[.$A$2:.$B$102];2)" office:value-type="float" office:value="1.06112948041573" calcext:value-type="float">
            <text:p>1.0611</text:p>
          </table:table-cell>
          <table:table-cell table:formula="of:=ABS(SUMPRODUCT([.G58:.G68];[.$D$13:.$D$23]))" office:value-type="float" office:value="2.67181921139855" calcext:value-type="float">
            <text:p>2.6718</text:p>
          </table:table-cell>
          <table:table-cell table:formula="of:=MAX([.$D$28]*MEDIAN([.H58:.H68]);[.$D$5])" office:value-type="float" office:value="0.271704029316" calcext:value-type="float">
            <text:p>0.271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$RawData.F64]" office:value-type="float" office:value="-0.758624798016708" calcext:value-type="float">
            <text:p>-0.758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VLOOKUP(IF([.F64]&gt;100;100-([.F64]-100);IF([.F64]&gt;=0;[.F64];-[.F64]));[.$A$2:.$B$102];2)" office:value-type="float" office:value="0.921901458753043" calcext:value-type="float">
            <text:p>0.9219</text:p>
          </table:table-cell>
          <table:table-cell table:formula="of:=ABS(SUMPRODUCT([.G59:.G69];[.$D$13:.$D$23]))" office:value-type="float" office:value="1.18948149450716" calcext:value-type="float">
            <text:p>1.1895</text:p>
          </table:table-cell>
          <table:table-cell table:formula="of:=MAX([.$D$28]*MEDIAN([.H59:.H69]);[.$D$5])" office:value-type="float" office:value="0.226803221932089" calcext:value-type="float">
            <text:p>0.226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$RawData.F65]" office:value-type="float" office:value="-0.7157705137539" calcext:value-type="float">
            <text:p>-0.7158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VLOOKUP(IF([.F65]&gt;100;100-([.F65]-100);IF([.F65]&gt;=0;[.F65];-[.F65]));[.$A$2:.$B$102];2)" office:value-type="float" office:value="0.568011283513986" calcext:value-type="float">
            <text:p>0.5680</text:p>
          </table:table-cell>
          <table:table-cell table:formula="of:=ABS(SUMPRODUCT([.G60:.G70];[.$D$13:.$D$23]))" office:value-type="float" office:value="0.808078965997394" calcext:value-type="float">
            <text:p>0.8081</text:p>
          </table:table-cell>
          <table:table-cell table:formula="of:=MAX([.$D$28]*MEDIAN([.H60:.H70]);[.$D$5])" office:value-type="float" office:value="0.173621470029355" calcext:value-type="float">
            <text:p>0.173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$RawData.F66]" office:value-type="float" office:value="-0.70716931085778" calcext:value-type="float">
            <text:p>-0.7072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VLOOKUP(IF([.F66]&gt;100;100-([.F66]-100);IF([.F66]&gt;=0;[.F66];-[.F66]));[.$A$2:.$B$102];2)" office:value-type="float" office:value="0.537739299046922" calcext:value-type="float">
            <text:p>0.5377</text:p>
          </table:table-cell>
          <table:table-cell table:formula="of:=ABS(SUMPRODUCT([.G61:.G71];[.$D$13:.$D$23]))" office:value-type="float" office:value="2.52879603662296" calcext:value-type="float">
            <text:p>2.5288</text:p>
          </table:table-cell>
          <table:table-cell table:formula="of:=MAX([.$D$28]*MEDIAN([.H61:.H71]);[.$D$5])" office:value-type="float" office:value="0.173621470029355" calcext:value-type="float">
            <text:p>0.173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$RawData.F67]" office:value-type="float" office:value="-0.77634999473129" calcext:value-type="float">
            <text:p>-0.7763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VLOOKUP(IF([.F67]&gt;100;100-([.F67]-100);IF([.F67]&gt;=0;[.F67];-[.F67]));[.$A$2:.$B$102];2)" office:value-type="float" office:value="0.329810684389814" calcext:value-type="float">
            <text:p>0.3298</text:p>
          </table:table-cell>
          <table:table-cell table:formula="of:=ABS(SUMPRODUCT([.G62:.G72];[.$D$13:.$D$23]))" office:value-type="float" office:value="1.61592482227142" calcext:value-type="float">
            <text:p>1.6159</text:p>
          </table:table-cell>
          <table:table-cell table:formula="of:=MAX([.$D$28]*MEDIAN([.H62:.H72]);[.$D$5])" office:value-type="float" office:value="0.171345540612442" calcext:value-type="float">
            <text:p>0.171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$RawData.F68]" office:value-type="float" office:value="-0.850208788533256" calcext:value-type="float">
            <text:p>-0.850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VLOOKUP(IF([.F68]&gt;100;100-([.F68]-100);IF([.F68]&gt;=0;[.F68];-[.F68]));[.$A$2:.$B$102];2)" office:value-type="float" office:value="-0.171968691850998" calcext:value-type="float">
            <text:p>-0.1720</text:p>
          </table:table-cell>
          <table:table-cell table:formula="of:=ABS(SUMPRODUCT([.G63:.G73];[.$D$13:.$D$23]))" office:value-type="float" office:value="1.22611683459189" calcext:value-type="float">
            <text:p>1.2261</text:p>
          </table:table-cell>
          <table:table-cell table:formula="of:=MAX([.$D$28]*MEDIAN([.H63:.H73]);[.$D$5])" office:value-type="float" office:value="0.157455125043412" calcext:value-type="float">
            <text:p>0.157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$RawData.F69]" office:value-type="float" office:value="-0.948701903139238" calcext:value-type="float">
            <text:p>-0.9487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VLOOKUP(IF([.F69]&gt;100;100-([.F69]-100);IF([.F69]&gt;=0;[.F69];-[.F69]));[.$A$2:.$B$102];2)" office:value-type="float" office:value="-0.281946690007993" calcext:value-type="float">
            <text:p>-0.2819</text:p>
          </table:table-cell>
          <table:table-cell table:formula="of:=ABS(SUMPRODUCT([.G64:.G74];[.$D$13:.$D$23]))" office:value-type="float" office:value="2.1108965154438" calcext:value-type="float">
            <text:p>2.1109</text:p>
          </table:table-cell>
          <table:table-cell table:formula="of:=MAX([.$D$28]*MEDIAN([.H64:.H74]);[.$D$5])" office:value-type="float" office:value="0.131738930125691" calcext:value-type="float">
            <text:p>0.131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$RawData.F70]" office:value-type="float" office:value="-0.884912828311661" calcext:value-type="float">
            <text:p>-0.884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VLOOKUP(IF([.F70]&gt;100;100-([.F70]-100);IF([.F70]&gt;=0;[.F70];-[.F70]));[.$A$2:.$B$102];2)" office:value-type="float" office:value="-0.199217346555217" calcext:value-type="float">
            <text:p>-0.1992</text:p>
          </table:table-cell>
          <table:table-cell table:formula="of:=ABS(SUMPRODUCT([.G65:.G75];[.$D$13:.$D$23]))" office:value-type="float" office:value="0.24250399287278" calcext:value-type="float">
            <text:p>0.2425</text:p>
          </table:table-cell>
          <table:table-cell table:formula="of:=MAX([.$D$28]*MEDIAN([.H65:.H75]);[.$D$5])" office:value-type="float" office:value="0.131738930125691" calcext:value-type="float">
            <text:p>0.131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$RawData.F71]" office:value-type="float" office:value="-1.01854139953598" calcext:value-type="float">
            <text:p>-1.0185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VLOOKUP(IF([.F71]&gt;100;100-([.F71]-100);IF([.F71]&gt;=0;[.F71];-[.F71]));[.$A$2:.$B$102];2)" office:value-type="float" office:value="-0.381438937269862" calcext:value-type="float">
            <text:p>-0.3814</text:p>
          </table:table-cell>
          <table:table-cell table:formula="of:=ABS(SUMPRODUCT([.G66:.G76];[.$D$13:.$D$23]))" office:value-type="float" office:value="1.46546187466608" calcext:value-type="float">
            <text:p>1.4655</text:p>
          </table:table-cell>
          <table:table-cell table:formula="of:=MAX([.$D$28]*MEDIAN([.H66:.H76]);[.$D$5])" office:value-type="float" office:value="0.131738930125691" calcext:value-type="float">
            <text:p>0.131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$RawData.F72]" office:value-type="float" office:value="-0.906341591462902" calcext:value-type="float">
            <text:p>-0.906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VLOOKUP(IF([.F72]&gt;100;100-([.F72]-100);IF([.F72]&gt;=0;[.F72];-[.F72]));[.$A$2:.$B$102];2)" office:value-type="float" office:value="-0.506839563967416" calcext:value-type="float">
            <text:p>-0.5068</text:p>
          </table:table-cell>
          <table:table-cell table:formula="of:=ABS(SUMPRODUCT([.G67:.G77];[.$D$13:.$D$23]))" office:value-type="float" office:value="1.5947423565435" calcext:value-type="float">
            <text:p>1.5947</text:p>
          </table:table-cell>
          <table:table-cell table:formula="of:=MAX([.$D$28]*MEDIAN([.H67:.H77]);[.$D$5])" office:value-type="float" office:value="0.127951476145701" calcext:value-type="float">
            <text:p>0.128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$RawData.F73]" office:value-type="float" office:value="-0.874279819479905" calcext:value-type="float">
            <text:p>-0.8743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VLOOKUP(IF([.F73]&gt;100;100-([.F73]-100);IF([.F73]&gt;=0;[.F73];-[.F73]));[.$A$2:.$B$102];2)" office:value-type="float" office:value="-0.544086667774916" calcext:value-type="float">
            <text:p>-0.5441</text:p>
          </table:table-cell>
          <table:table-cell table:formula="of:=ABS(SUMPRODUCT([.G68:.G78];[.$D$13:.$D$23]))" office:value-type="float" office:value="0.671823886795983" calcext:value-type="float">
            <text:p>0.6718</text:p>
          </table:table-cell>
          <table:table-cell table:formula="of:=MAX([.$D$28]*MEDIAN([.H68:.H78]);[.$D$5])" office:value-type="float" office:value="0.082146664925499" calcext:value-type="float">
            <text:p>0.082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$RawData.F74]" office:value-type="float" office:value="-1.08505277686958" calcext:value-type="float">
            <text:p>-1.085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VLOOKUP(IF([.F74]&gt;100;100-([.F74]-100);IF([.F74]&gt;=0;[.F74];-[.F74]));[.$A$2:.$B$102];2)" office:value-type="float" office:value="-0.758624798016708" calcext:value-type="float">
            <text:p>-0.7586</text:p>
          </table:table-cell>
          <table:table-cell table:formula="of:=ABS(SUMPRODUCT([.G69:.G79];[.$D$13:.$D$23]))" office:value-type="float" office:value="0.613328069134907" calcext:value-type="float">
            <text:p>0.6133</text:p>
          </table:table-cell>
          <table:table-cell table:formula="of:=MAX([.$D$28]*MEDIAN([.H69:.H79]);[.$D$5])" office:value-type="float" office:value="0.082146664925499" calcext:value-type="float">
            <text:p>0.082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$RawData.F75]" office:value-type="float" office:value="-0.984615808630388" calcext:value-type="float">
            <text:p>-0.9846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VLOOKUP(IF([.F75]&gt;100;100-([.F75]-100);IF([.F75]&gt;=0;[.F75];-[.F75]));[.$A$2:.$B$102];2)" office:value-type="float" office:value="-0.7157705137539" calcext:value-type="float">
            <text:p>-0.7158</text:p>
          </table:table-cell>
          <table:table-cell table:formula="of:=ABS(SUMPRODUCT([.G70:.G80];[.$D$13:.$D$23]))" office:value-type="float" office:value="1.19086635031456" calcext:value-type="float">
            <text:p>1.1909</text:p>
          </table:table-cell>
          <table:table-cell table:formula="of:=MAX([.$D$28]*MEDIAN([.H70:.H80]);[.$D$5])" office:value-type="float" office:value="0.0796827022609885" calcext:value-type="float">
            <text:p>0.0797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$RawData.F76]" office:value-type="float" office:value="-0.915772383050682" calcext:value-type="float">
            <text:p>-0.915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VLOOKUP(IF([.F76]&gt;100;100-([.F76]-100);IF([.F76]&gt;=0;[.F76];-[.F76]));[.$A$2:.$B$102];2)" office:value-type="float" office:value="-0.70716931085778" calcext:value-type="float">
            <text:p>-0.7072</text:p>
          </table:table-cell>
          <table:table-cell table:formula="of:=ABS(SUMPRODUCT([.G71:.G81];[.$D$13:.$D$23]))" office:value-type="float" office:value="0.741620586828482" calcext:value-type="float">
            <text:p>0.7416</text:p>
          </table:table-cell>
          <table:table-cell table:formula="of:=MAX([.$D$28]*MEDIAN([.H71:.H81]);[.$D$5])" office:value-type="float" office:value="0.082146664925499" calcext:value-type="float">
            <text:p>0.082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$RawData.F77]" office:value-type="float" office:value="-0.982105877109752" calcext:value-type="float">
            <text:p>-0.9821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VLOOKUP(IF([.F77]&gt;100;100-([.F77]-100);IF([.F77]&gt;=0;[.F77];-[.F77]));[.$A$2:.$B$102];2)" office:value-type="float" office:value="-0.77634999473129" calcext:value-type="float">
            <text:p>-0.7763</text:p>
          </table:table-cell>
          <table:table-cell table:formula="of:=ABS(SUMPRODUCT([.G72:.G82];[.$D$13:.$D$23]))" office:value-type="float" office:value="0.440545549804075" calcext:value-type="float">
            <text:p>0.4405</text:p>
          </table:table-cell>
          <table:table-cell table:formula="of:=MAX([.$D$28]*MEDIAN([.H72:.H82]);[.$D$5])" office:value-type="float" office:value="0.082146664925499" calcext:value-type="float">
            <text:p>0.082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$RawData.F78]" office:value-type="float" office:value="-0.996369734718411" calcext:value-type="float">
            <text:p>-0.9964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VLOOKUP(IF([.F78]&gt;100;100-([.F78]-100);IF([.F78]&gt;=0;[.F78];-[.F78]));[.$A$2:.$B$102];2)" office:value-type="float" office:value="-0.850208788533256" calcext:value-type="float">
            <text:p>-0.8502</text:p>
          </table:table-cell>
          <table:table-cell table:formula="of:=ABS(SUMPRODUCT([.G73:.G83];[.$D$13:.$D$23]))" office:value-type="float" office:value="0.764553110266162" calcext:value-type="float">
            <text:p>0.7646</text:p>
          </table:table-cell>
          <table:table-cell table:formula="of:=MAX([.$D$28]*MEDIAN([.H73:.H83]);[.$D$5])" office:value-type="float" office:value="0.082146664925499" calcext:value-type="float">
            <text:p>0.082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$RawData.F79]" office:value-type="float" office:value="-0.965034719171888" calcext:value-type="float">
            <text:p>-0.9650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VLOOKUP(IF([.F79]&gt;100;100-([.F79]-100);IF([.F79]&gt;=0;[.F79];-[.F79]));[.$A$2:.$B$102];2)" office:value-type="float" office:value="-0.948701903139238" calcext:value-type="float">
            <text:p>-0.9487</text:p>
          </table:table-cell>
          <table:table-cell table:formula="of:=ABS(SUMPRODUCT([.G74:.G84];[.$D$13:.$D$23]))" office:value-type="float" office:value="0.86813831852533" calcext:value-type="float">
            <text:p>0.8681</text:p>
          </table:table-cell>
          <table:table-cell table:formula="of:=MAX([.$D$28]*MEDIAN([.H74:.H84]);[.$D$5])" office:value-type="float" office:value="0.082146664925499" calcext:value-type="float">
            <text:p>0.082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$RawData.F80]" office:value-type="float" office:value="-1.00391965590985" calcext:value-type="float">
            <text:p>-1.003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VLOOKUP(IF([.F80]&gt;100;100-([.F80]-100);IF([.F80]&gt;=0;[.F80];-[.F80]));[.$A$2:.$B$102];2)" office:value-type="float" office:value="-0.884912828311661" calcext:value-type="float">
            <text:p>-0.8849</text:p>
          </table:table-cell>
          <table:table-cell table:formula="of:=ABS(SUMPRODUCT([.G75:.G85];[.$D$13:.$D$23]))" office:value-type="float" office:value="0.18404198510543" calcext:value-type="float">
            <text:p>0.1840</text:p>
          </table:table-cell>
          <table:table-cell table:formula="of:=MAX([.$D$28]*MEDIAN([.H75:.H85]);[.$D$5])" office:value-type="float" office:value="0.093276276825373" calcext:value-type="float">
            <text:p>0.093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$RawData.F81]" office:value-type="float" office:value="-1.02093415121609" calcext:value-type="float">
            <text:p>-1.0209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VLOOKUP(IF([.F81]&gt;100;100-([.F81]-100);IF([.F81]&gt;=0;[.F81];-[.F81]));[.$A$2:.$B$102];2)" office:value-type="float" office:value="-1.01854139953598" calcext:value-type="float">
            <text:p>-1.0185</text:p>
          </table:table-cell>
          <table:table-cell table:formula="of:=ABS(SUMPRODUCT([.G76:.G86];[.$D$13:.$D$23]))" office:value-type="float" office:value="1.16592139823113" calcext:value-type="float">
            <text:p>1.1659</text:p>
          </table:table-cell>
          <table:table-cell table:formula="of:=MAX([.$D$28]*MEDIAN([.H76:.H86]);[.$D$5])" office:value-type="float" office:value="0.082146664925499" calcext:value-type="float">
            <text:p>0.082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$RawData.F82]" office:value-type="float" office:value="-0.989291805941624" calcext:value-type="float">
            <text:p>-0.989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VLOOKUP(IF([.F82]&gt;100;100-([.F82]-100);IF([.F82]&gt;=0;[.F82];-[.F82]));[.$A$2:.$B$102];2)" office:value-type="float" office:value="-0.906341591462902" calcext:value-type="float">
            <text:p>-0.9063</text:p>
          </table:table-cell>
          <table:table-cell table:formula="of:=ABS(SUMPRODUCT([.G77:.G87];[.$D$13:.$D$23]))" office:value-type="float" office:value="2.19934436717107" calcext:value-type="float">
            <text:p>2.1993</text:p>
          </table:table-cell>
          <table:table-cell table:formula="of:=MAX([.$D$28]*MEDIAN([.H77:.H87]);[.$D$5])" office:value-type="float" office:value="0.082146664925499" calcext:value-type="float">
            <text:p>0.082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$RawData.F83]" office:value-type="float" office:value="-0.984053721578637" calcext:value-type="float">
            <text:p>-0.9841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formula="of:=VLOOKUP(IF([.F83]&gt;100;100-([.F83]-100);IF([.F83]&gt;=0;[.F83];-[.F83]));[.$A$2:.$B$102];2)" office:value-type="float" office:value="-0.874279819479905" calcext:value-type="float">
            <text:p>-0.8743</text:p>
          </table:table-cell>
          <table:table-cell table:formula="of:=ABS(SUMPRODUCT([.G78:.G88];[.$D$13:.$D$23]))" office:value-type="float" office:value="1.49596077469085" calcext:value-type="float">
            <text:p>1.4960</text:p>
          </table:table-cell>
          <table:table-cell table:formula="of:=MAX([.$D$28]*MEDIAN([.H78:.H88]);[.$D$5])" office:value-type="float" office:value="0.082146664925499" calcext:value-type="float">
            <text:p>0.082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$RawData.F84]" office:value-type="float" office:value="-0.8851893179125" calcext:value-type="float">
            <text:p>-0.885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VLOOKUP(IF([.F84]&gt;100;100-([.F84]-100);IF([.F84]&gt;=0;[.F84];-[.F84]));[.$A$2:.$B$102];2)" office:value-type="float" office:value="-1.08505277686958" calcext:value-type="float">
            <text:p>-1.0851</text:p>
          </table:table-cell>
          <table:table-cell table:formula="of:=ABS(SUMPRODUCT([.G79:.G89];[.$D$13:.$D$23]))" office:value-type="float" office:value="0.524022805195037" calcext:value-type="float">
            <text:p>0.5240</text:p>
          </table:table-cell>
          <table:table-cell table:formula="of:=MAX([.$D$28]*MEDIAN([.H79:.H89]);[.$D$5])" office:value-type="float" office:value="0.0811093220566633" calcext:value-type="float">
            <text:p>0.081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$RawData.F85]" office:value-type="float" office:value="-0.876933821831606" calcext:value-type="float">
            <text:p>-0.8769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VLOOKUP(IF([.F85]&gt;100;100-([.F85]-100);IF([.F85]&gt;=0;[.F85];-[.F85]));[.$A$2:.$B$102];2)" office:value-type="float" office:value="-0.984615808630388" calcext:value-type="float">
            <text:p>-0.9846</text:p>
          </table:table-cell>
          <table:table-cell table:formula="of:=ABS(SUMPRODUCT([.G80:.G90];[.$D$13:.$D$23]))" office:value-type="float" office:value="1.56160987069764" calcext:value-type="float">
            <text:p>1.5616</text:p>
          </table:table-cell>
          <table:table-cell table:formula="of:=MAX([.$D$28]*MEDIAN([.H80:.H90]);[.$D$5])" office:value-type="float" office:value="0.0573316881612044" calcext:value-type="float">
            <text:p>0.057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$RawData.F86]" office:value-type="float" office:value="-0.894018847346374" calcext:value-type="float">
            <text:p>-0.894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VLOOKUP(IF([.F86]&gt;100;100-([.F86]-100);IF([.F86]&gt;=0;[.F86];-[.F86]));[.$A$2:.$B$102];2)" office:value-type="float" office:value="-0.915772383050682" calcext:value-type="float">
            <text:p>-0.9158</text:p>
          </table:table-cell>
          <table:table-cell table:formula="of:=ABS(SUMPRODUCT([.G81:.G91];[.$D$13:.$D$23]))" office:value-type="float" office:value="0.754898382134471" calcext:value-type="float">
            <text:p>0.7549</text:p>
          </table:table-cell>
          <table:table-cell table:formula="of:=MAX([.$D$28]*MEDIAN([.H81:.H91]);[.$D$5])" office:value-type="float" office:value="0.0573316881612044" calcext:value-type="float">
            <text:p>0.057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$RawData.F87]" office:value-type="float" office:value="-0.842587512686928" calcext:value-type="float">
            <text:p>-0.842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VLOOKUP(IF([.F87]&gt;100;100-([.F87]-100);IF([.F87]&gt;=0;[.F87];-[.F87]));[.$A$2:.$B$102];2)" office:value-type="float" office:value="-0.982105877109752" calcext:value-type="float">
            <text:p>-0.9821</text:p>
          </table:table-cell>
          <table:table-cell table:formula="of:=ABS(SUMPRODUCT([.G82:.G92];[.$D$13:.$D$23]))" office:value-type="float" office:value="0.375392804344524" calcext:value-type="float">
            <text:p>0.3754</text:p>
          </table:table-cell>
          <table:table-cell table:formula="of:=MAX([.$D$28]*MEDIAN([.H82:.H92]);[.$D$5])" office:value-type="float" office:value="0.0563031203635952" calcext:value-type="float">
            <text:p>0.056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$RawData.F88]" office:value-type="float" office:value="-0.828940846901287" calcext:value-type="float">
            <text:p>-0.8289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formula="of:=VLOOKUP(IF([.F88]&gt;100;100-([.F88]-100);IF([.F88]&gt;=0;[.F88];-[.F88]));[.$A$2:.$B$102];2)" office:value-type="float" office:value="-0.996369734718411" calcext:value-type="float">
            <text:p>-0.9964</text:p>
          </table:table-cell>
          <table:table-cell table:formula="of:=ABS(SUMPRODUCT([.G83:.G93];[.$D$13:.$D$23]))" office:value-type="float" office:value="0.533595862232653" calcext:value-type="float">
            <text:p>0.5336</text:p>
          </table:table-cell>
          <table:table-cell table:formula="of:=MAX([.$D$28]*MEDIAN([.H83:.H93]);[.$D$5])" office:value-type="float" office:value="0.0504775230475304" calcext:value-type="float">
            <text:p>0.0505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$RawData.F89]" office:value-type="float" office:value="-0.753206349760339" calcext:value-type="float">
            <text:p>-0.753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VLOOKUP(IF([.F89]&gt;100;100-([.F89]-100);IF([.F89]&gt;=0;[.F89];-[.F89]));[.$A$2:.$B$102];2)" office:value-type="float" office:value="-0.965034719171888" calcext:value-type="float">
            <text:p>-0.9650</text:p>
          </table:table-cell>
          <table:table-cell table:formula="of:=ABS(SUMPRODUCT([.G84:.G94];[.$D$13:.$D$23]))" office:value-type="float" office:value="0.0104231301007748" calcext:value-type="float">
            <text:p>0.0104</text:p>
          </table:table-cell>
          <table:table-cell table:formula="of:=MAX([.$D$28]*MEDIAN([.H84:.H94]);[.$D$5])" office:value-type="float" office:value="0.0504775230475304" calcext:value-type="float">
            <text:p>0.050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$RawData.F90]" office:value-type="float" office:value="-0.770098564733668" calcext:value-type="float">
            <text:p>-0.7701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VLOOKUP(IF([.F90]&gt;100;100-([.F90]-100);IF([.F90]&gt;=0;[.F90];-[.F90]));[.$A$2:.$B$102];2)" office:value-type="float" office:value="-1.00391965590985" calcext:value-type="float">
            <text:p>-1.0039</text:p>
          </table:table-cell>
          <table:table-cell table:formula="of:=ABS(SUMPRODUCT([.G85:.G95];[.$D$13:.$D$23]))" office:value-type="float" office:value="0.438739250915143" calcext:value-type="float">
            <text:p>0.4387</text:p>
          </table:table-cell>
          <table:table-cell table:formula="of:=MAX([.$D$28]*MEDIAN([.H85:.H95]);[.$D$5])" office:value-type="float" office:value="0.0504775230475304" calcext:value-type="float">
            <text:p>0.050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$RawData.F91]" office:value-type="float" office:value="-0.665681995828995" calcext:value-type="float">
            <text:p>-0.6657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formula="of:=VLOOKUP(IF([.F91]&gt;100;100-([.F91]-100);IF([.F91]&gt;=0;[.F91];-[.F91]));[.$A$2:.$B$102];2)" office:value-type="float" office:value="-1.02093415121609" calcext:value-type="float">
            <text:p>-1.0209</text:p>
          </table:table-cell>
          <table:table-cell table:formula="of:=ABS(SUMPRODUCT([.G86:.G96];[.$D$13:.$D$23]))" office:value-type="float" office:value="0.469802971058192" calcext:value-type="float">
            <text:p>0.4698</text:p>
          </table:table-cell>
          <table:table-cell table:formula="of:=MAX([.$D$28]*MEDIAN([.H86:.H96]);[.$D$5])" office:value-type="float" office:value="0.0471399118656961" calcext:value-type="float">
            <text:p>0.047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$RawData.F92]" office:value-type="float" office:value="-0.590212917597529" calcext:value-type="float">
            <text:p>-0.590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VLOOKUP(IF([.F92]&gt;100;100-([.F92]-100);IF([.F92]&gt;=0;[.F92];-[.F92]));[.$A$2:.$B$102];2)" office:value-type="float" office:value="-0.989291805941624" calcext:value-type="float">
            <text:p>-0.9893</text:p>
          </table:table-cell>
          <table:table-cell table:formula="of:=ABS(SUMPRODUCT([.G87:.G97];[.$D$13:.$D$23]))" office:value-type="float" office:value="0.331769144511346" calcext:value-type="float">
            <text:p>0.3318</text:p>
          </table:table-cell>
          <table:table-cell table:formula="of:=MAX([.$D$28]*MEDIAN([.H87:.H97]);[.$D$5])" office:value-type="float" office:value="0.0422763918127036" calcext:value-type="float">
            <text:p>0.042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$RawData.F93]" office:value-type="float" office:value="-0.518466819425022" calcext:value-type="float">
            <text:p>-0.518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VLOOKUP(IF([.F93]&gt;100;100-([.F93]-100);IF([.F93]&gt;=0;[.F93];-[.F93]));[.$A$2:.$B$102];2)" office:value-type="float" office:value="-0.984053721578637" calcext:value-type="float">
            <text:p>-0.9841</text:p>
          </table:table-cell>
          <table:table-cell table:formula="of:=ABS(SUMPRODUCT([.G88:.G98];[.$D$13:.$D$23]))" office:value-type="float" office:value="0.00624631407569562" calcext:value-type="float">
            <text:p>0.0062</text:p>
          </table:table-cell>
          <table:table-cell table:formula="of:=MAX([.$D$28]*MEDIAN([.H88:.H98]);[.$D$5])" office:value-type="float" office:value="0.0422763918127036" calcext:value-type="float">
            <text:p>0.042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$RawData.F94]" office:value-type="float" office:value="-0.474141813257644" calcext:value-type="float">
            <text:p>-0.4741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VLOOKUP(IF([.F94]&gt;100;100-([.F94]-100);IF([.F94]&gt;=0;[.F94];-[.F94]));[.$A$2:.$B$102];2)" office:value-type="float" office:value="-0.8851893179125" calcext:value-type="float">
            <text:p>-0.8852</text:p>
          </table:table-cell>
          <table:table-cell table:formula="of:=ABS(SUMPRODUCT([.G89:.G99];[.$D$13:.$D$23]))" office:value-type="float" office:value="0.503645121600068" calcext:value-type="float">
            <text:p>0.5036</text:p>
          </table:table-cell>
          <table:table-cell table:formula="of:=MAX([.$D$28]*MEDIAN([.H89:.H99]);[.$D$5])" office:value-type="float" office:value="0.0356466128786073" calcext:value-type="float">
            <text:p>0.0356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$RawData.F95]" office:value-type="float" office:value="-0.416477341453582" calcext:value-type="float">
            <text:p>-0.4165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VLOOKUP(IF([.F95]&gt;100;100-([.F95]-100);IF([.F95]&gt;=0;[.F95];-[.F95]));[.$A$2:.$B$102];2)" office:value-type="float" office:value="-0.876933821831606" calcext:value-type="float">
            <text:p>-0.8769</text:p>
          </table:table-cell>
          <table:table-cell table:formula="of:=ABS(SUMPRODUCT([.G90:.G100];[.$D$13:.$D$23]))" office:value-type="float" office:value="0.673737922901134" calcext:value-type="float">
            <text:p>0.6737</text:p>
          </table:table-cell>
          <table:table-cell table:formula="of:=MAX([.$D$28]*MEDIAN([.H90:.H100]);[.$D$5])" office:value-type="float" office:value="0.0356466128786073" calcext:value-type="float">
            <text:p>0.0356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$RawData.F96]" office:value-type="float" office:value="-0.332460988773923" calcext:value-type="float">
            <text:p>-0.332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VLOOKUP(IF([.F96]&gt;100;100-([.F96]-100);IF([.F96]&gt;=0;[.F96];-[.F96]));[.$A$2:.$B$102];2)" office:value-type="float" office:value="-0.894018847346374" calcext:value-type="float">
            <text:p>-0.8940</text:p>
          </table:table-cell>
          <table:table-cell table:formula="of:=ABS(SUMPRODUCT([.G91:.G101];[.$D$13:.$D$23]))" office:value-type="float" office:value="0.393473634998422" calcext:value-type="float">
            <text:p>0.3935</text:p>
          </table:table-cell>
          <table:table-cell table:formula="of:=MAX([.$D$28]*MEDIAN([.H91:.H101]);[.$D$5])" office:value-type="float" office:value="0.0356466128786073" calcext:value-type="float">
            <text:p>0.0356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$RawData.F97]" office:value-type="float" office:value="-0.267457701684511" calcext:value-type="float">
            <text:p>-0.2675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VLOOKUP(IF([.F97]&gt;100;100-([.F97]-100);IF([.F97]&gt;=0;[.F97];-[.F97]));[.$A$2:.$B$102];2)" office:value-type="float" office:value="-0.842587512686928" calcext:value-type="float">
            <text:p>-0.8426</text:p>
          </table:table-cell>
          <table:table-cell table:formula="of:=ABS(SUMPRODUCT([.G92:.G102];[.$D$13:.$D$23]))" office:value-type="float" office:value="0.203420416254448" calcext:value-type="float">
            <text:p>0.2034</text:p>
          </table:table-cell>
          <table:table-cell table:formula="of:=MAX([.$D$28]*MEDIAN([.H92:.H102]);[.$D$5])" office:value-type="float" office:value="0.0303400136608894" calcext:value-type="float">
            <text:p>0.030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$RawData.F98]" office:value-type="float" office:value="-0.323156157835477" calcext:value-type="float">
            <text:p>-0.3232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VLOOKUP(IF([.F98]&gt;100;100-([.F98]-100);IF([.F98]&gt;=0;[.F98];-[.F98]));[.$A$2:.$B$102];2)" office:value-type="float" office:value="-0.828940846901287" calcext:value-type="float">
            <text:p>-0.8289</text:p>
          </table:table-cell>
          <table:table-cell table:formula="of:=ABS(SUMPRODUCT([.G93:.G103];[.$D$13:.$D$23]))" office:value-type="float" office:value="0.235653893544831" calcext:value-type="float">
            <text:p>0.2357</text:p>
          </table:table-cell>
          <table:table-cell table:formula="of:=MAX([.$D$28]*MEDIAN([.H93:.H103]);[.$D$5])" office:value-type="float" office:value="0.0272555144285884" calcext:value-type="float">
            <text:p>0.027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$RawData.F99]" office:value-type="float" office:value="-0.167154946588178" calcext:value-type="float">
            <text:p>-0.167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VLOOKUP(IF([.F99]&gt;100;100-([.F99]-100);IF([.F99]&gt;=0;[.F99];-[.F99]));[.$A$2:.$B$102];2)" office:value-type="float" office:value="-0.753206349760339" calcext:value-type="float">
            <text:p>-0.7532</text:p>
          </table:table-cell>
          <table:table-cell table:formula="of:=ABS(SUMPRODUCT([.G94:.G104];[.$D$13:.$D$23]))" office:value-type="float" office:value="0.0985906546151003" calcext:value-type="float">
            <text:p>0.0986</text:p>
          </table:table-cell>
          <table:table-cell table:formula="of:=MAX([.$D$28]*MEDIAN([.H94:.H104]);[.$D$5])" office:value-type="float" office:value="0.0272555144285884" calcext:value-type="float">
            <text:p>0.027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$RawData.F100]" office:value-type="float" office:value="-0.0991688934094777" calcext:value-type="float">
            <text:p>-0.0992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VLOOKUP(IF([.F100]&gt;100;100-([.F100]-100);IF([.F100]&gt;=0;[.F100];-[.F100]));[.$A$2:.$B$102];2)" office:value-type="float" office:value="-0.770098564733668" calcext:value-type="float">
            <text:p>-0.7701</text:p>
          </table:table-cell>
          <table:table-cell table:formula="of:=ABS(SUMPRODUCT([.G95:.G105];[.$D$13:.$D$23]))" office:value-type="float" office:value="0.282379714757603" calcext:value-type="float">
            <text:p>0.2824</text:p>
          </table:table-cell>
          <table:table-cell table:formula="of:=MAX([.$D$28]*MEDIAN([.H95:.H105]);[.$D$5])" office:value-type="float" office:value="0.0253196032708275" calcext:value-type="float">
            <text:p>0.025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$RawData.F101]" office:value-type="float" office:value="0.0184878102069366" calcext:value-type="float">
            <text:p>0.0185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VLOOKUP(IF([.F101]&gt;100;100-([.F101]-100);IF([.F101]&gt;=0;[.F101];-[.F101]));[.$A$2:.$B$102];2)" office:value-type="float" office:value="-0.665681995828995" calcext:value-type="float">
            <text:p>-0.6657</text:p>
          </table:table-cell>
          <table:table-cell table:formula="of:=ABS(SUMPRODUCT([.G96:.G106];[.$D$13:.$D$23]))" office:value-type="float" office:value="0.449740044580107" calcext:value-type="float">
            <text:p>0.4497</text:p>
          </table:table-cell>
          <table:table-cell table:formula="of:=MAX([.$D$28]*MEDIAN([.H96:.H106]);[.$D$5])" office:value-type="float" office:value="0.0253196032708275" calcext:value-type="float">
            <text:p>0.025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$RawData.F102]" office:value-type="float" office:value="0.0593230959994008" calcext:value-type="float">
            <text:p>0.0593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VLOOKUP(IF([.F102]&gt;100;100-([.F102]-100);IF([.F102]&gt;=0;[.F102];-[.F102]));[.$A$2:.$B$102];2)" office:value-type="float" office:value="-0.590212917597529" calcext:value-type="float">
            <text:p>-0.5902</text:p>
          </table:table-cell>
          <table:table-cell table:formula="of:=ABS(SUMPRODUCT([.G97:.G107];[.$D$13:.$D$23]))" office:value-type="float" office:value="0.253671750973461" calcext:value-type="float">
            <text:p>0.2537</text:p>
          </table:table-cell>
          <table:table-cell table:formula="of:=MAX([.$D$28]*MEDIAN([.H97:.H107]);[.$D$5])" office:value-type="float" office:value="0.0253196032708275" calcext:value-type="float">
            <text:p>0.0253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1" calcext:value-type="float">
            <text:p>91</text:p>
          </table:table-cell>
          <table:table-cell table:formula="of:=VLOOKUP(IF([.F103]&gt;100;100-([.F103]-100);IF([.F103]&gt;=0;[.F103];-[.F103]));[.$A$2:.$B$102];2)" office:value-type="float" office:value="-0.518466819425022" calcext:value-type="float">
            <text:p>-0.5185</text:p>
          </table:table-cell>
          <table:table-cell table:formula="of:=ABS(SUMPRODUCT([.G98:.G108];[.$D$13:.$D$23]))" office:value-type="float" office:value="0.117521929328943" calcext:value-type="float">
            <text:p>0.1175</text:p>
          </table:table-cell>
          <table:table-cell table:formula="of:=MAX([.$D$28]*MEDIAN([.H98:.H108]);[.$D$5])" office:value-type="float" office:value="0.0253196032708275" calcext:value-type="float">
            <text:p>0.0253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2" calcext:value-type="float">
            <text:p>92</text:p>
          </table:table-cell>
          <table:table-cell table:formula="of:=VLOOKUP(IF([.F104]&gt;100;100-([.F104]-100);IF([.F104]&gt;=0;[.F104];-[.F104]));[.$A$2:.$B$102];2)" office:value-type="float" office:value="-0.474141813257644" calcext:value-type="float">
            <text:p>-0.4741</text:p>
          </table:table-cell>
          <table:table-cell table:formula="of:=ABS(SUMPRODUCT([.G99:.G109];[.$D$13:.$D$23]))" office:value-type="float" office:value="0.115843603268385" calcext:value-type="float">
            <text:p>0.1158</text:p>
          </table:table-cell>
          <table:table-cell table:formula="of:=MAX([.$D$28]*MEDIAN([.H99:.H109]);[.$D$5])" office:value-type="float" office:value="0.0272555144285884" calcext:value-type="float">
            <text:p>0.0273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3" calcext:value-type="float">
            <text:p>93</text:p>
          </table:table-cell>
          <table:table-cell table:formula="of:=VLOOKUP(IF([.F105]&gt;100;100-([.F105]-100);IF([.F105]&gt;=0;[.F105];-[.F105]));[.$A$2:.$B$102];2)" office:value-type="float" office:value="-0.416477341453582" calcext:value-type="float">
            <text:p>-0.4165</text:p>
          </table:table-cell>
          <table:table-cell table:formula="of:=ABS(SUMPRODUCT([.G100:.G110];[.$D$13:.$D$23]))" office:value-type="float" office:value="0.184931296612815" calcext:value-type="float">
            <text:p>0.1849</text:p>
          </table:table-cell>
          <table:table-cell table:formula="of:=MAX([.$D$28]*MEDIAN([.H100:.H110]);[.$D$5])" office:value-type="float" office:value="0.0303400136608894" calcext:value-type="float">
            <text:p>0.0303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4" calcext:value-type="float">
            <text:p>94</text:p>
          </table:table-cell>
          <table:table-cell table:formula="of:=VLOOKUP(IF([.F106]&gt;100;100-([.F106]-100);IF([.F106]&gt;=0;[.F106];-[.F106]));[.$A$2:.$B$102];2)" office:value-type="float" office:value="-0.332460988773923" calcext:value-type="float">
            <text:p>-0.3325</text:p>
          </table:table-cell>
          <table:table-cell table:formula="of:=ABS(SUMPRODUCT([.G101:.G111];[.$D$13:.$D$23]))" office:value-type="float" office:value="0.748220927622559" calcext:value-type="float">
            <text:p>0.7482</text:p>
          </table:table-cell>
          <table:table-cell table:formula="of:=MAX([.$D$28]*MEDIAN([.H101:.H111]);[.$D$5])" office:value-type="float" office:value="0.0447277571118028" calcext:value-type="float">
            <text:p>0.0447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5" calcext:value-type="float">
            <text:p>95</text:p>
          </table:table-cell>
          <table:table-cell table:formula="of:=VLOOKUP(IF([.F107]&gt;100;100-([.F107]-100);IF([.F107]&gt;=0;[.F107];-[.F107]));[.$A$2:.$B$102];2)" office:value-type="float" office:value="-0.267457701684511" calcext:value-type="float">
            <text:p>-0.2675</text:p>
          </table:table-cell>
          <table:table-cell table:formula="of:=ABS(SUMPRODUCT([.G102:.G112];[.$D$13:.$D$23]))" office:value-type="float" office:value="0.792597569845525" calcext:value-type="float">
            <text:p>0.7926</text:p>
          </table:table-cell>
          <table:table-cell table:formula="of:=MAX([.$D$28]*MEDIAN([.H102:.H112]);[.$D$5])" office:value-type="float" office:value="0.0272555144285884" calcext:value-type="float">
            <text:p>0.0273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6" calcext:value-type="float">
            <text:p>96</text:p>
          </table:table-cell>
          <table:table-cell table:formula="of:=VLOOKUP(IF([.F108]&gt;100;100-([.F108]-100);IF([.F108]&gt;=0;[.F108];-[.F108]));[.$A$2:.$B$102];2)" office:value-type="float" office:value="-0.323156157835477" calcext:value-type="float">
            <text:p>-0.3232</text:p>
          </table:table-cell>
          <table:table-cell table:formula="of:=ABS(SUMPRODUCT([.G103:.G113];[.$D$13:.$D$23]))" office:value-type="float" office:value="0.0838034534124344" calcext:value-type="float">
            <text:p>0.0838</text:p>
          </table:table-cell>
          <table:table-cell table:formula="of:=MAX([.$D$28]*MEDIAN([.H103:.H113]);[.$D$5])" office:value-type="float" office:value="0.0447277571118028" calcext:value-type="float">
            <text:p>0.0447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7" calcext:value-type="float">
            <text:p>97</text:p>
          </table:table-cell>
          <table:table-cell table:formula="of:=VLOOKUP(IF([.F109]&gt;100;100-([.F109]-100);IF([.F109]&gt;=0;[.F109];-[.F109]));[.$A$2:.$B$102];2)" office:value-type="float" office:value="-0.167154946588178" calcext:value-type="float">
            <text:p>-0.1672</text:p>
          </table:table-cell>
          <table:table-cell table:formula="of:=ABS(SUMPRODUCT([.G104:.G114];[.$D$13:.$D$23]))" office:value-type="float" office:value="0.501125706527562" calcext:value-type="float">
            <text:p>0.5011</text:p>
          </table:table-cell>
          <table:table-cell table:formula="of:=MAX([.$D$28]*MEDIAN([.H104:.H114]);[.$D$5])" office:value-type="float" office:value="0.0447277571118028" calcext:value-type="float">
            <text:p>0.0447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8" calcext:value-type="float">
            <text:p>98</text:p>
          </table:table-cell>
          <table:table-cell table:formula="of:=VLOOKUP(IF([.F110]&gt;100;100-([.F110]-100);IF([.F110]&gt;=0;[.F110];-[.F110]));[.$A$2:.$B$102];2)" office:value-type="float" office:value="-0.0991688934094777" calcext:value-type="float">
            <text:p>-0.0992</text:p>
          </table:table-cell>
          <table:table-cell table:formula="of:=ABS(SUMPRODUCT([.G105:.G115];[.$D$13:.$D$23]))" office:value-type="float" office:value="0.571351986323271" calcext:value-type="float">
            <text:p>0.5714</text:p>
          </table:table-cell>
          <table:table-cell table:formula="of:=MAX([.$D$28]*MEDIAN([.H105:.H115]);[.$D$5])" office:value-type="float" office:value="0.0538429638790465" calcext:value-type="float">
            <text:p>0.0538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9" calcext:value-type="float">
            <text:p>99</text:p>
          </table:table-cell>
          <table:table-cell table:formula="of:=VLOOKUP(IF([.F111]&gt;100;100-([.F111]-100);IF([.F111]&gt;=0;[.F111];-[.F111]));[.$A$2:.$B$102];2)" office:value-type="float" office:value="0.0184878102069366" calcext:value-type="float">
            <text:p>0.0185</text:p>
          </table:table-cell>
          <table:table-cell table:formula="of:=ABS(SUMPRODUCT([.G106:.G116];[.$D$13:.$D$23]))" office:value-type="float" office:value="0.416288912593983" calcext:value-type="float">
            <text:p>0.4163</text:p>
          </table:table-cell>
          <table:table-cell table:formula="of:=MAX([.$D$28]*MEDIAN([.H106:.H116]);[.$D$5])" office:value-type="float" office:value="0.0538429638790465" calcext:value-type="float">
            <text:p>0.0538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VLOOKUP(IF([.F112]&gt;100;100-([.F112]-100);IF([.F112]&gt;=0;[.F112];-[.F112]));[.$A$2:.$B$102];2)" office:value-type="float" office:value="0.0593230959994008" calcext:value-type="float">
            <text:p>0.0593</text:p>
          </table:table-cell>
          <table:table-cell table:formula="of:=ABS(SUMPRODUCT([.G107:.G117];[.$D$13:.$D$23]))" office:value-type="float" office:value="0" calcext:value-type="float">
            <text:p>0.0000</text:p>
          </table:table-cell>
          <table:table-cell table:formula="of:=MAX([.$D$28]*MEDIAN([.H107:.H117]);[.$D$5])" office:value-type="float" office:value="0.0538429638790465" calcext:value-type="float">
            <text:p>0.0538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101" calcext:value-type="float">
            <text:p>101</text:p>
          </table:table-cell>
          <table:table-cell table:formula="of:=VLOOKUP(IF([.F113]&gt;100;100-([.F113]-100);IF([.F113]&gt;=0;[.F113];-[.F113]));[.$A$2:.$B$102];2)" office:value-type="float" office:value="0.0184878102069366" calcext:value-type="float">
            <text:p>0.0185</text:p>
          </table:table-cell>
          <table:table-cell table:formula="of:=ABS(SUMPRODUCT([.G108:.G118];[.$D$13:.$D$23]))" office:value-type="float" office:value="0.416288912593983" calcext:value-type="float">
            <text:p>0.4163</text:p>
          </table:table-cell>
          <table:table-cell table:style-name="ce54"/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102" calcext:value-type="float">
            <text:p>102</text:p>
          </table:table-cell>
          <table:table-cell table:formula="of:=VLOOKUP(IF([.F114]&gt;100;100-([.F114]-100);IF([.F114]&gt;=0;[.F114];-[.F114]));[.$A$2:.$B$102];2)" office:value-type="float" office:value="-0.0991688934094777" calcext:value-type="float">
            <text:p>-0.0992</text:p>
          </table:table-cell>
          <table:table-cell table:formula="of:=ABS(SUMPRODUCT([.G109:.G119];[.$D$13:.$D$23]))" office:value-type="float" office:value="0.571351986323271" calcext:value-type="float">
            <text:p>0.5714</text:p>
          </table:table-cell>
          <table:table-cell table:style-name="ce54"/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103" calcext:value-type="float">
            <text:p>103</text:p>
          </table:table-cell>
          <table:table-cell table:formula="of:=VLOOKUP(IF([.F115]&gt;100;100-([.F115]-100);IF([.F115]&gt;=0;[.F115];-[.F115]));[.$A$2:.$B$102];2)" office:value-type="float" office:value="-0.167154946588178" calcext:value-type="float">
            <text:p>-0.1672</text:p>
          </table:table-cell>
          <table:table-cell table:formula="of:=ABS(SUMPRODUCT([.G110:.G120];[.$D$13:.$D$23]))" office:value-type="float" office:value="0.501125706527562" calcext:value-type="float">
            <text:p>0.5011</text:p>
          </table:table-cell>
          <table:table-cell table:style-name="ce54"/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104" calcext:value-type="float">
            <text:p>104</text:p>
          </table:table-cell>
          <table:table-cell table:formula="of:=VLOOKUP(IF([.F116]&gt;100;100-([.F116]-100);IF([.F116]&gt;=0;[.F116];-[.F116]));[.$A$2:.$B$102];2)" office:value-type="float" office:value="-0.323156157835477" calcext:value-type="float">
            <text:p>-0.3232</text:p>
          </table:table-cell>
          <table:table-cell table:formula="of:=ABS(SUMPRODUCT([.G111:.G121];[.$D$13:.$D$23]))" office:value-type="float" office:value="0.0838034534124344" calcext:value-type="float">
            <text:p>0.0838</text:p>
          </table:table-cell>
          <table:table-cell table:style-name="ce54"/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105" calcext:value-type="float">
            <text:p>105</text:p>
          </table:table-cell>
          <table:table-cell table:formula="of:=VLOOKUP(IF([.F117]&gt;100;100-([.F117]-100);IF([.F117]&gt;=0;[.F117];-[.F117]));[.$A$2:.$B$102];2)" office:value-type="float" office:value="-0.267457701684511" calcext:value-type="float">
            <text:p>-0.2675</text:p>
          </table:table-cell>
          <table:table-cell table:formula="of:=ABS(SUMPRODUCT([.G112:.G122];[.$D$13:.$D$23]))" office:value-type="float" office:value="0.792597569845525" calcext:value-type="float">
            <text:p>0.7926</text:p>
          </table:table-cell>
          <table:table-cell table:style-name="ce54"/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106" calcext:value-type="float">
            <text:p>106</text:p>
          </table:table-cell>
          <table:table-cell table:formula="of:=VLOOKUP(IF([.F118]&gt;100;100-([.F118]-100);IF([.F118]&gt;=0;[.F118];-[.F118]));[.$A$2:.$B$102];2)" office:value-type="float" office:value="-0.332460988773923" calcext:value-type="float">
            <text:p>-0.3325</text:p>
          </table:table-cell>
          <table:table-cell table:style-name="ce54" table:number-columns-repeated="2"/>
        </table:table-row>
        <table:table-row table:style-name="ro2">
          <table:table-cell table:style-name="Default" table:number-columns-repeated="5"/>
          <table:table-cell office:value-type="float" office:value="107" calcext:value-type="float">
            <text:p>107</text:p>
          </table:table-cell>
          <table:table-cell table:formula="of:=VLOOKUP(IF([.F119]&gt;100;100-([.F119]-100);IF([.F119]&gt;=0;[.F119];-[.F119]));[.$A$2:.$B$102];2)" office:value-type="float" office:value="-0.416477341453582" calcext:value-type="float">
            <text:p>-0.4165</text:p>
          </table:table-cell>
          <table:table-cell table:style-name="ce54" table:number-columns-repeated="2"/>
        </table:table-row>
        <table:table-row table:style-name="ro2">
          <table:table-cell table:style-name="Default" table:number-columns-repeated="5"/>
          <table:table-cell office:value-type="float" office:value="108" calcext:value-type="float">
            <text:p>108</text:p>
          </table:table-cell>
          <table:table-cell table:formula="of:=VLOOKUP(IF([.F120]&gt;100;100-([.F120]-100);IF([.F120]&gt;=0;[.F120];-[.F120]));[.$A$2:.$B$102];2)" office:value-type="float" office:value="-0.474141813257644" calcext:value-type="float">
            <text:p>-0.4741</text:p>
          </table:table-cell>
          <table:table-cell table:style-name="ce54" table:number-columns-repeated="2"/>
        </table:table-row>
        <table:table-row table:style-name="ro2">
          <table:table-cell table:style-name="Default" table:number-columns-repeated="5"/>
          <table:table-cell office:value-type="float" office:value="109" calcext:value-type="float">
            <text:p>109</text:p>
          </table:table-cell>
          <table:table-cell table:formula="of:=VLOOKUP(IF([.F121]&gt;100;100-([.F121]-100);IF([.F121]&gt;=0;[.F121];-[.F121]));[.$A$2:.$B$102];2)" office:value-type="float" office:value="-0.518466819425022" calcext:value-type="float">
            <text:p>-0.5185</text:p>
          </table:table-cell>
          <table:table-cell table:style-name="ce54" table:number-columns-repeated="2"/>
        </table:table-row>
        <table:table-row table:style-name="ro2">
          <table:table-cell table:style-name="Default" table:number-columns-repeated="5"/>
          <table:table-cell office:value-type="float" office:value="110" calcext:value-type="float">
            <text:p>110</text:p>
          </table:table-cell>
          <table:table-cell table:formula="of:=VLOOKUP(IF([.F122]&gt;100;100-([.F122]-100);IF([.F122]&gt;=0;[.F122];-[.F122]));[.$A$2:.$B$102];2)" office:value-type="float" office:value="-0.590212917597529" calcext:value-type="float">
            <text:p>-0.5902</text:p>
          </table:table-cell>
          <table:table-cell table:style-name="ce54" table:number-columns-repeated="2"/>
        </table:table-row>
      </table:table>
      <table:table table:name="Diff6_Acc2_Window11" table:style-name="ta1">
        <table:table-column table:style-name="co1" table:default-cell-style-name="ce25"/>
        <table:table-column table:style-name="co1" table:default-cell-style-name="ce26"/>
        <table:table-column table:style-name="co1" table:number-columns-repeated="3" table:default-cell-style-name="ce40"/>
        <table:table-column table:style-name="co1" table:default-cell-style-name="ce49"/>
        <table:table-column table:style-name="co1" table:number-columns-repeated="2" table:default-cell-style-name="ce50"/>
        <table:table-column table:style-name="co1" table:default-cell-style-name="ce52"/>
        <table:table-row table:style-name="ro2"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Sum</text:p>
          </table:table-cell>
          <table:table-cell/>
          <table:table-cell table:style-name="ce21" office:value-type="string" calcext:value-type="string">
            <text:p>Window size</text:p>
          </table:table-cell>
          <table:table-cell/>
          <table:table-cell table:style-name="ce47" office:value-type="string" calcext:value-type="string">
            <text:p>Index Padded</text:p>
          </table:table-cell>
          <table:table-cell table:style-name="ce47" office:value-type="string" calcext:value-type="string">
            <text:p>Sum Padded</text:p>
          </table:table-cell>
          <table:table-cell table:style-name="ce47" office:value-type="string" calcext:value-type="string">
            <text:p>Abs. Diff. Sum</text:p>
          </table:table-cell>
          <table:table-cell table:style-name="ce47" office:value-type="string" calcext:value-type="string">
            <text:p>Noise Level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$RawData.F2]" office:value-type="float" office:value="-0.0590418038387701" calcext:value-type="float">
            <text:p>-0.0590</text:p>
          </table:table-cell>
          <table:table-cell/>
          <table:table-cell table:style-name="ce43" office:value-type="float" office:value="11" calcext:value-type="float">
            <text:p>11</text:p>
          </table:table-cell>
          <table:table-cell/>
          <table:table-cell table:style-name="ce48" office:value-type="float" office:value="-8" calcext:value-type="float">
            <text:p>-8</text:p>
          </table:table-cell>
          <table:table-cell table:style-name="ce26" table:formula="of:=VLOOKUP(IF([.F2]&gt;100;100-([.F2]-100);IF([.F2]&gt;=0;[.F2];-[.F2]));[.$A$2:.$B$102];2)" office:value-type="float" office:value="0.5529790761949" calcext:value-type="float">
            <text:p>0.5530</text:p>
          </table:table-cell>
          <table:table-cell table:style-name="ce51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RawData.F3]" office:value-type="float" office:value="0.0943535834281746" calcext:value-type="float">
            <text:p>0.0944</text:p>
          </table:table-cell>
          <table:table-cell/>
          <table:table-cell table:style-name="Default"/>
          <table:table-cell/>
          <table:table-cell table:style-name="ce48" office:value-type="float" office:value="-7" calcext:value-type="float">
            <text:p>-7</text:p>
          </table:table-cell>
          <table:table-cell table:style-name="ce26" table:formula="of:=VLOOKUP(IF([.F3]&gt;100;100-([.F3]-100);IF([.F3]&gt;=0;[.F3];-[.F3]));[.$A$2:.$B$102];2)" office:value-type="float" office:value="0.433680768847359" calcext:value-type="float">
            <text:p>0.4337</text:p>
          </table:table-cell>
          <table:table-cell table:style-name="ce51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RawData.F4]" office:value-type="float" office:value="0.199610696707417" calcext:value-type="float">
            <text:p>0.1996</text:p>
          </table:table-cell>
          <table:table-cell/>
          <table:table-cell table:style-name="ce21" office:value-type="string" calcext:value-type="string">
            <text:p>Min Noise level</text:p>
          </table:table-cell>
          <table:table-cell/>
          <table:table-cell table:style-name="ce48" office:value-type="float" office:value="-6" calcext:value-type="float">
            <text:p>-6</text:p>
          </table:table-cell>
          <table:table-cell table:style-name="ce26" table:formula="of:=VLOOKUP(IF([.F4]&gt;100;100-([.F4]-100);IF([.F4]&gt;=0;[.F4];-[.F4]));[.$A$2:.$B$102];2)" office:value-type="float" office:value="0.427282043695533" calcext:value-type="float">
            <text:p>0.4273</text:p>
          </table:table-cell>
          <table:table-cell table:style-name="ce51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RawData.F5]" office:value-type="float" office:value="0.207666566544525" calcext:value-type="float">
            <text:p>0.2077</text:p>
          </table:table-cell>
          <table:table-cell/>
          <table:table-cell table:style-name="ce44" office:value-type="float" office:value="0.02" calcext:value-type="float">
            <text:p>0.02</text:p>
          </table:table-cell>
          <table:table-cell/>
          <table:table-cell table:style-name="ce48" office:value-type="float" office:value="-5" calcext:value-type="float">
            <text:p>-5</text:p>
          </table:table-cell>
          <table:table-cell table:style-name="ce26" table:formula="of:=VLOOKUP(IF([.F5]&gt;100;100-([.F5]-100);IF([.F5]&gt;=0;[.F5];-[.F5]));[.$A$2:.$B$102];2)" office:value-type="float" office:value="0.313082223503705" calcext:value-type="float">
            <text:p>0.3131</text:p>
          </table:table-cell>
          <table:table-cell table:style-name="ce26" table:formula="of:=ABS(SUMPRODUCT([.G2:.G8];[.$D$13:.$D$19]))" office:value-type="float" office:value="0.901056514277146" calcext:value-type="float">
            <text:p>0.9011</text:p>
          </table:table-cell>
          <table:table-cell table:style-name="ce51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RawData.F6]" office:value-type="float" office:value="0.256597637891149" calcext:value-type="float">
            <text:p>0.2566</text:p>
          </table:table-cell>
          <table:table-cell/>
          <table:table-cell table:style-name="Default"/>
          <table:table-cell/>
          <table:table-cell table:style-name="ce48" office:value-type="float" office:value="-4" calcext:value-type="float">
            <text:p>-4</text:p>
          </table:table-cell>
          <table:table-cell table:style-name="ce26" table:formula="of:=VLOOKUP(IF([.F6]&gt;100;100-([.F6]-100);IF([.F6]&gt;=0;[.F6];-[.F6]));[.$A$2:.$B$102];2)" office:value-type="float" office:value="0.256597637891149" calcext:value-type="float">
            <text:p>0.2566</text:p>
          </table:table-cell>
          <table:table-cell table:style-name="ce26" table:formula="of:=ABS(SUMPRODUCT([.G3:.G9];[.$D$13:.$D$19]))" office:value-type="float" office:value="0.5540429972417" calcext:value-type="float">
            <text:p>0.5540</text:p>
          </table:table-cell>
          <table:table-cell table:style-name="ce51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RawData.F7]" office:value-type="float" office:value="0.313082223503705" calcext:value-type="float">
            <text:p>0.3131</text:p>
          </table:table-cell>
          <table:table-cell/>
          <table:table-cell table:style-name="ce21" office:value-type="string" calcext:value-type="string">
            <text:p>Difference Order</text:p>
          </table:table-cell>
          <table:table-cell/>
          <table:table-cell table:style-name="ce48" office:value-type="float" office:value="-3" calcext:value-type="float">
            <text:p>-3</text:p>
          </table:table-cell>
          <table:table-cell table:style-name="ce26" table:formula="of:=VLOOKUP(IF([.F7]&gt;100;100-([.F7]-100);IF([.F7]&gt;=0;[.F7];-[.F7]));[.$A$2:.$B$102];2)" office:value-type="float" office:value="0.207666566544525" calcext:value-type="float">
            <text:p>0.2077</text:p>
          </table:table-cell>
          <table:table-cell table:style-name="ce26" table:formula="of:=ABS(SUMPRODUCT([.G4:.G10];[.$D$13:.$D$19]))" office:value-type="float" office:value="0.613419086353479" calcext:value-type="float">
            <text:p>0.6134</text:p>
          </table:table-cell>
          <table:table-cell table:style-name="ce51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RawData.F8]" office:value-type="float" office:value="0.427282043695533" calcext:value-type="float">
            <text:p>0.4273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/>
          <table:table-cell table:style-name="ce48" office:value-type="float" office:value="-2" calcext:value-type="float">
            <text:p>-2</text:p>
          </table:table-cell>
          <table:table-cell table:style-name="ce26" table:formula="of:=VLOOKUP(IF([.F8]&gt;100;100-([.F8]-100);IF([.F8]&gt;=0;[.F8];-[.F8]));[.$A$2:.$B$102];2)" office:value-type="float" office:value="0.199610696707417" calcext:value-type="float">
            <text:p>0.1996</text:p>
          </table:table-cell>
          <table:table-cell table:style-name="ce26" table:formula="of:=ABS(SUMPRODUCT([.G5:.G11];[.$D$13:.$D$19]))" office:value-type="float" office:value="0.239810881940242" calcext:value-type="float">
            <text:p>0.2398</text:p>
          </table:table-cell>
          <table:table-cell table:style-name="ce51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RawData.F9]" office:value-type="float" office:value="0.433680768847359" calcext:value-type="float">
            <text:p>0.4337</text:p>
          </table:table-cell>
          <table:table-cell/>
          <table:table-cell table:style-name="ce21" office:value-type="string" calcext:value-type="string">
            <text:p>Accuracy</text:p>
          </table:table-cell>
          <table:table-cell/>
          <table:table-cell table:style-name="ce48" office:value-type="float" office:value="-1" calcext:value-type="float">
            <text:p>-1</text:p>
          </table:table-cell>
          <table:table-cell table:style-name="ce26" table:formula="of:=VLOOKUP(IF([.F9]&gt;100;100-([.F9]-100);IF([.F9]&gt;=0;[.F9];-[.F9]));[.$A$2:.$B$102];2)" office:value-type="float" office:value="0.0943535834281746" calcext:value-type="float">
            <text:p>0.0944</text:p>
          </table:table-cell>
          <table:table-cell table:style-name="ce26" table:formula="of:=ABS(SUMPRODUCT([.G6:.G12];[.$D$13:.$D$19]))" office:value-type="float" office:value="1.13445084077142" calcext:value-type="float">
            <text:p>1.1345</text:p>
          </table:table-cell>
          <table:table-cell table:style-name="ce51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RawData.F10]" office:value-type="float" office:value="0.5529790761949" calcext:value-type="float">
            <text:p>0.5530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VLOOKUP(IF([.F10]&gt;100;100-([.F10]-100);IF([.F10]&gt;=0;[.F10];-[.F10]));[.$A$2:.$B$102];2)" office:value-type="float" office:value="-0.0590418038387701" calcext:value-type="float">
            <text:p>-0.0590</text:p>
          </table:table-cell>
          <table:table-cell table:formula="of:=ABS(SUMPRODUCT([.G7:.G13];[.$D$13:.$D$19]))" office:value-type="float" office:value="2.03144835222068" calcext:value-type="float">
            <text:p>2.0314</text:p>
          </table:table-cell>
          <table:table-cell table:formula="of:=MAX([.$D$25]*MEDIAN([.H5:.H15]);[.$D$5])" office:value-type="float" office:value="0.0299189178180329" calcext:value-type="float">
            <text:p>0.029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RawData.F11]" office:value-type="float" office:value="0.620511697979542" calcext:value-type="float">
            <text:p>0.6205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formula="of:=VLOOKUP(IF([.F11]&gt;100;100-([.F11]-100);IF([.F11]&gt;=0;[.F11];-[.F11]));[.$A$2:.$B$102];2)" office:value-type="float" office:value="0.0943535834281746" calcext:value-type="float">
            <text:p>0.0944</text:p>
          </table:table-cell>
          <table:table-cell table:formula="of:=ABS(SUMPRODUCT([.G8:.G14];[.$D$13:.$D$19]))" office:value-type="float" office:value="1.13445084077142" calcext:value-type="float">
            <text:p>1.1345</text:p>
          </table:table-cell>
          <table:table-cell table:formula="of:=MAX([.$D$25]*MEDIAN([.H6:.H16]);[.$D$5])" office:value-type="float" office:value="0.0299189178180329" calcext:value-type="float">
            <text:p>0.029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RawData.F12]" office:value-type="float" office:value="0.636745961502969" calcext:value-type="float">
            <text:p>0.6367</text:p>
          </table:table-cell>
          <table:table-cell/>
          <table:table-cell table:style-name="ce21" office:value-type="string" calcext:value-type="string">
            <text:p>Flipped Difference Kerne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IF([.F12]&gt;100;100-([.F12]-100);IF([.F12]&gt;=0;[.F12];-[.F12]));[.$A$2:.$B$102];2)" office:value-type="float" office:value="0.199610696707417" calcext:value-type="float">
            <text:p>0.1996</text:p>
          </table:table-cell>
          <table:table-cell table:formula="of:=ABS(SUMPRODUCT([.G9:.G15];[.$D$13:.$D$19]))" office:value-type="float" office:value="0.239810881940242" calcext:value-type="float">
            <text:p>0.2398</text:p>
          </table:table-cell>
          <table:table-cell table:formula="of:=MAX([.$D$25]*MEDIAN([.H7:.H17]);[.$D$5])" office:value-type="float" office:value="0.0439481529019891" calcext:value-type="float">
            <text:p>0.043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$RawData.F13]" office:value-type="float" office:value="0.64023239070806" calcext:value-type="float">
            <text:p>0.6402</text:p>
          </table:table-cell>
          <table:table-cell/>
          <table:table-cell table:style-name="ce46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IF([.F13]&gt;100;100-([.F13]-100);IF([.F13]&gt;=0;[.F13];-[.F13]));[.$A$2:.$B$102];2)" office:value-type="float" office:value="0.207666566544525" calcext:value-type="float">
            <text:p>0.2077</text:p>
          </table:table-cell>
          <table:table-cell table:formula="of:=ABS(SUMPRODUCT([.G10:.G16];[.$D$13:.$D$19]))" office:value-type="float" office:value="0.613419086353479" calcext:value-type="float">
            <text:p>0.6134</text:p>
          </table:table-cell>
          <table:table-cell table:formula="of:=MAX([.$D$25]*MEDIAN([.H8:.H18]);[.$D$5])" office:value-type="float" office:value="0.0439481529019891" calcext:value-type="float">
            <text:p>0.043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$RawData.F14]" office:value-type="float" office:value="0.761281039050328" calcext:value-type="float">
            <text:p>0.7613</text:p>
          </table:table-cell>
          <table:table-cell/>
          <table:table-cell table:style-name="ce46" office:value-type="float" office:value="-6" calcext:value-type="float">
            <text:p>-6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IF([.F14]&gt;100;100-([.F14]-100);IF([.F14]&gt;=0;[.F14];-[.F14]));[.$A$2:.$B$102];2)" office:value-type="float" office:value="0.256597637891149" calcext:value-type="float">
            <text:p>0.2566</text:p>
          </table:table-cell>
          <table:table-cell table:formula="of:=ABS(SUMPRODUCT([.G11:.G17];[.$D$13:.$D$19]))" office:value-type="float" office:value="0.5540429972417" calcext:value-type="float">
            <text:p>0.5540</text:p>
          </table:table-cell>
          <table:table-cell table:formula="of:=MAX([.$D$25]*MEDIAN([.H9:.H19]);[.$D$5])" office:value-type="float" office:value="0.0439481529019891" calcext:value-type="float">
            <text:p>0.043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$RawData.F15]" office:value-type="float" office:value="0.735236000225573" calcext:value-type="float">
            <text:p>0.7352</text:p>
          </table:table-cell>
          <table:table-cell/>
          <table:table-cell table:style-name="ce46"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IF([.F15]&gt;100;100-([.F15]-100);IF([.F15]&gt;=0;[.F15];-[.F15]));[.$A$2:.$B$102];2)" office:value-type="float" office:value="0.313082223503705" calcext:value-type="float">
            <text:p>0.3131</text:p>
          </table:table-cell>
          <table:table-cell table:formula="of:=ABS(SUMPRODUCT([.G12:.G18];[.$D$13:.$D$19]))" office:value-type="float" office:value="0.901056514277146" calcext:value-type="float">
            <text:p>0.9011</text:p>
          </table:table-cell>
          <table:table-cell table:formula="of:=MAX([.$D$25]*MEDIAN([.H10:.H20]);[.$D$5])" office:value-type="float" office:value="0.0330467400508825" calcext:value-type="float">
            <text:p>0.033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$RawData.F16]" office:value-type="float" office:value="0.767798890073069" calcext:value-type="float">
            <text:p>0.7678</text:p>
          </table:table-cell>
          <table:table-cell/>
          <table:table-cell table:style-name="ce46" office:value-type="float" office:value="-20" calcext:value-type="float">
            <text:p>-20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IF([.F16]&gt;100;100-([.F16]-100);IF([.F16]&gt;=0;[.F16];-[.F16]));[.$A$2:.$B$102];2)" office:value-type="float" office:value="0.427282043695533" calcext:value-type="float">
            <text:p>0.4273</text:p>
          </table:table-cell>
          <table:table-cell table:formula="of:=ABS(SUMPRODUCT([.G13:.G19];[.$D$13:.$D$19]))" office:value-type="float" office:value="1.37347800863693" calcext:value-type="float">
            <text:p>1.3735</text:p>
          </table:table-cell>
          <table:table-cell table:formula="of:=MAX([.$D$25]*MEDIAN([.H11:.H21]);[.$D$5])" office:value-type="float" office:value="0.0330467400508825" calcext:value-type="float">
            <text:p>0.033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$RawData.F17]" office:value-type="float" office:value="0.830826982774496" calcext:value-type="float">
            <text:p>0.8308</text:p>
          </table:table-cell>
          <table:table-cell/>
          <table:table-cell table:style-name="ce46"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IF([.F17]&gt;100;100-([.F17]-100);IF([.F17]&gt;=0;[.F17];-[.F17]));[.$A$2:.$B$102];2)" office:value-type="float" office:value="0.433680768847359" calcext:value-type="float">
            <text:p>0.4337</text:p>
          </table:table-cell>
          <table:table-cell table:formula="of:=ABS(SUMPRODUCT([.G14:.G20];[.$D$13:.$D$19]))" office:value-type="float" office:value="1.32208149190395" calcext:value-type="float">
            <text:p>1.3221</text:p>
          </table:table-cell>
          <table:table-cell table:formula="of:=MAX([.$D$25]*MEDIAN([.H12:.H22]);[.$D$5])" office:value-type="float" office:value="0.0330467400508825" calcext:value-type="float">
            <text:p>0.033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$RawData.F18]" office:value-type="float" office:value="0.864381649702657" calcext:value-type="float">
            <text:p>0.8644</text:p>
          </table:table-cell>
          <table:table-cell/>
          <table:table-cell table:style-name="ce46" office:value-type="float" office:value="-6" calcext:value-type="float">
            <text:p>-6</text:p>
          </table:table-cell>
          <table:table-cell/>
          <table:table-cell office:value-type="float" office:value="8" calcext:value-type="float">
            <text:p>8</text:p>
          </table:table-cell>
          <table:table-cell table:formula="of:=VLOOKUP(IF([.F18]&gt;100;100-([.F18]-100);IF([.F18]&gt;=0;[.F18];-[.F18]));[.$A$2:.$B$102];2)" office:value-type="float" office:value="0.5529790761949" calcext:value-type="float">
            <text:p>0.5530</text:p>
          </table:table-cell>
          <table:table-cell table:formula="of:=ABS(SUMPRODUCT([.G15:.G21];[.$D$13:.$D$19]))" office:value-type="float" office:value="0.677547938473733" calcext:value-type="float">
            <text:p>0.6775</text:p>
          </table:table-cell>
          <table:table-cell table:formula="of:=MAX([.$D$25]*MEDIAN([.H13:.H23]);[.$D$5])" office:value-type="float" office:value="0.0439481529019891" calcext:value-type="float">
            <text:p>0.043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$RawData.F19]" office:value-type="float" office:value="0.860024631128125" calcext:value-type="float">
            <text:p>0.8600</text:p>
          </table:table-cell>
          <table:table-cell/>
          <table:table-cell table:style-name="ce46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VLOOKUP(IF([.F19]&gt;100;100-([.F19]-100);IF([.F19]&gt;=0;[.F19];-[.F19]));[.$A$2:.$B$102];2)" office:value-type="float" office:value="0.620511697979542" calcext:value-type="float">
            <text:p>0.6205</text:p>
          </table:table-cell>
          <table:table-cell table:formula="of:=ABS(SUMPRODUCT([.G16:.G22];[.$D$13:.$D$19]))" office:value-type="float" office:value="0.180725731290546" calcext:value-type="float">
            <text:p>0.1807</text:p>
          </table:table-cell>
          <table:table-cell table:formula="of:=MAX([.$D$25]*MEDIAN([.H14:.H24]);[.$D$5])" office:value-type="float" office:value="0.0439481529019891" calcext:value-type="float">
            <text:p>0.043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$RawData.F20]" office:value-type="float" office:value="0.915036058081084" calcext:value-type="float">
            <text:p>0.91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VLOOKUP(IF([.F20]&gt;100;100-([.F20]-100);IF([.F20]&gt;=0;[.F20];-[.F20]));[.$A$2:.$B$102];2)" office:value-type="float" office:value="0.636745961502969" calcext:value-type="float">
            <text:p>0.6367</text:p>
          </table:table-cell>
          <table:table-cell table:formula="of:=ABS(SUMPRODUCT([.G17:.G23];[.$D$13:.$D$19]))" office:value-type="float" office:value="0.540401822143793" calcext:value-type="float">
            <text:p>0.5404</text:p>
          </table:table-cell>
          <table:table-cell table:formula="of:=MAX([.$D$25]*MEDIAN([.H15:.H25]);[.$D$5])" office:value-type="float" office:value="0.0439481529019891" calcext:value-type="float">
            <text:p>0.043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$RawData.F21]" office:value-type="float" office:value="0.849391365384208" calcext:value-type="float">
            <text:p>0.8494</text:p>
          </table:table-cell>
          <table:table-cell/>
          <table:table-cell table:style-name="Default"/>
          <table:table-cell/>
          <table:table-cell office:value-type="float" office:value="11" calcext:value-type="float">
            <text:p>11</text:p>
          </table:table-cell>
          <table:table-cell table:formula="of:=VLOOKUP(IF([.F21]&gt;100;100-([.F21]-100);IF([.F21]&gt;=0;[.F21];-[.F21]));[.$A$2:.$B$102];2)" office:value-type="float" office:value="0.64023239070806" calcext:value-type="float">
            <text:p>0.6402</text:p>
          </table:table-cell>
          <table:table-cell table:formula="of:=ABS(SUMPRODUCT([.G18:.G24];[.$D$13:.$D$19]))" office:value-type="float" office:value="1.35204897117555" calcext:value-type="float">
            <text:p>1.3520</text:p>
          </table:table-cell>
          <table:table-cell table:formula="of:=MAX([.$D$25]*MEDIAN([.H16:.H26]);[.$D$5])" office:value-type="float" office:value="0.0330467400508825" calcext:value-type="float">
            <text:p>0.033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$RawData.F22]" office:value-type="float" office:value="0.906302664413847" calcext:value-type="float">
            <text:p>0.9063</text:p>
          </table:table-cell>
          <table:table-cell/>
          <table:table-cell table:style-name="ce21" office:value-type="string" calcext:value-type="string">
            <text:p>Kernel Norm</text:p>
          </table:table-cell>
          <table:table-cell/>
          <table:table-cell office:value-type="float" office:value="12" calcext:value-type="float">
            <text:p>12</text:p>
          </table:table-cell>
          <table:table-cell table:formula="of:=VLOOKUP(IF([.F22]&gt;100;100-([.F22]-100);IF([.F22]&gt;=0;[.F22];-[.F22]));[.$A$2:.$B$102];2)" office:value-type="float" office:value="0.761281039050328" calcext:value-type="float">
            <text:p>0.7613</text:p>
          </table:table-cell>
          <table:table-cell table:formula="of:=ABS(SUMPRODUCT([.G19:.G25];[.$D$13:.$D$19]))" office:value-type="float" office:value="1.56952534570427" calcext:value-type="float">
            <text:p>1.5695</text:p>
          </table:table-cell>
          <table:table-cell table:formula="of:=MAX([.$D$25]*MEDIAN([.H17:.H27]);[.$D$5])" office:value-type="float" office:value="0.0330467400508825" calcext:value-type="float">
            <text:p>0.033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$RawData.F23]" office:value-type="float" office:value="0.998908766466436" calcext:value-type="float">
            <text:p>0.9989</text:p>
          </table:table-cell>
          <table:table-cell/>
          <table:table-cell table:style-name="ce26" table:formula="of:=SQRT(SUMPRODUCT([.D13:.D19];[.D13:.D19]))" office:value-type="float" office:value="30.3973683071413" calcext:value-type="float">
            <text:p>30.39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VLOOKUP(IF([.F23]&gt;100;100-([.F23]-100);IF([.F23]&gt;=0;[.F23];-[.F23]));[.$A$2:.$B$102];2)" office:value-type="float" office:value="0.735236000225573" calcext:value-type="float">
            <text:p>0.7352</text:p>
          </table:table-cell>
          <table:table-cell table:formula="of:=ABS(SUMPRODUCT([.G20:.G26];[.$D$13:.$D$19]))" office:value-type="float" office:value="0.906250302649792" calcext:value-type="float">
            <text:p>0.9063</text:p>
          </table:table-cell>
          <table:table-cell table:formula="of:=MAX([.$D$25]*MEDIAN([.H18:.H28]);[.$D$5])" office:value-type="float" office:value="0.0330467400508825" calcext:value-type="float">
            <text:p>0.033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$RawData.F24]" office:value-type="float" office:value="1.01023214794285" calcext:value-type="float">
            <text:p>1.0102</text:p>
          </table:table-cell>
          <table:table-cell/>
          <table:table-cell table:style-name="ce21" office:value-type="string" calcext:value-type="string">
            <text:p>Kernel-MAD Prefactor</text:p>
          </table:table-cell>
          <table:table-cell/>
          <table:table-cell office:value-type="float" office:value="14" calcext:value-type="float">
            <text:p>14</text:p>
          </table:table-cell>
          <table:table-cell table:formula="of:=VLOOKUP(IF([.F24]&gt;100;100-([.F24]-100);IF([.F24]&gt;=0;[.F24];-[.F24]));[.$A$2:.$B$102];2)" office:value-type="float" office:value="0.767798890073069" calcext:value-type="float">
            <text:p>0.7678</text:p>
          </table:table-cell>
          <table:table-cell table:formula="of:=ABS(SUMPRODUCT([.G21:.G27];[.$D$13:.$D$19]))" office:value-type="float" office:value="0.118752167142072" calcext:value-type="float">
            <text:p>0.1188</text:p>
          </table:table-cell>
          <table:table-cell table:formula="of:=MAX([.$D$25]*MEDIAN([.H19:.H29]);[.$D$5])" office:value-type="float" office:value="0.0442014748656228" calcext:value-type="float">
            <text:p>0.044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$RawData.F25]" office:value-type="float" office:value="0.972607745125448" calcext:value-type="float">
            <text:p>0.9726</text:p>
          </table:table-cell>
          <table:table-cell/>
          <table:table-cell table:style-name="ce26" table:formula="of:= 1.482602/[.D23]" office:value-type="float" office:value="0.0487740249425372" calcext:value-type="float">
            <text:p>0.048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VLOOKUP(IF([.F25]&gt;100;100-([.F25]-100);IF([.F25]&gt;=0;[.F25];-[.F25]));[.$A$2:.$B$102];2)" office:value-type="float" office:value="0.830826982774496" calcext:value-type="float">
            <text:p>0.8308</text:p>
          </table:table-cell>
          <table:table-cell table:formula="of:=ABS(SUMPRODUCT([.G22:.G28];[.$D$13:.$D$19]))" office:value-type="float" office:value="0.029078249844803" calcext:value-type="float">
            <text:p>0.0291</text:p>
          </table:table-cell>
          <table:table-cell table:formula="of:=MAX([.$D$25]*MEDIAN([.H20:.H30]);[.$D$5])" office:value-type="float" office:value="0.0442014748656228" calcext:value-type="float">
            <text:p>0.044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$RawData.F26]" office:value-type="float" office:value="1.02293786735275" calcext:value-type="float">
            <text:p>1.022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VLOOKUP(IF([.F26]&gt;100;100-([.F26]-100);IF([.F26]&gt;=0;[.F26];-[.F26]));[.$A$2:.$B$102];2)" office:value-type="float" office:value="0.864381649702657" calcext:value-type="float">
            <text:p>0.8644</text:p>
          </table:table-cell>
          <table:table-cell table:formula="of:=ABS(SUMPRODUCT([.G23:.G29];[.$D$13:.$D$19]))" office:value-type="float" office:value="0.437241108828964" calcext:value-type="float">
            <text:p>0.4372</text:p>
          </table:table-cell>
          <table:table-cell table:formula="of:=MAX([.$D$25]*MEDIAN([.H21:.H31]);[.$D$5])" office:value-type="float" office:value="0.0442014748656228" calcext:value-type="float">
            <text:p>0.044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$RawData.F27]" office:value-type="float" office:value="1.00374431706903" calcext:value-type="float">
            <text:p>1.003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VLOOKUP(IF([.F27]&gt;100;100-([.F27]-100);IF([.F27]&gt;=0;[.F27];-[.F27]));[.$A$2:.$B$102];2)" office:value-type="float" office:value="0.860024631128125" calcext:value-type="float">
            <text:p>0.8600</text:p>
          </table:table-cell>
          <table:table-cell table:formula="of:=ABS(SUMPRODUCT([.G24:.G30];[.$D$13:.$D$19]))" office:value-type="float" office:value="1.0835644597283" calcext:value-type="float">
            <text:p>1.0836</text:p>
          </table:table-cell>
          <table:table-cell table:formula="of:=MAX([.$D$25]*MEDIAN([.H22:.H32]);[.$D$5])" office:value-type="float" office:value="0.0213260087479265" calcext:value-type="float">
            <text:p>0.021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$RawData.F28]" office:value-type="float" office:value="0.950640394109323" calcext:value-type="float">
            <text:p>0.950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VLOOKUP(IF([.F28]&gt;100;100-([.F28]-100);IF([.F28]&gt;=0;[.F28];-[.F28]));[.$A$2:.$B$102];2)" office:value-type="float" office:value="0.915036058081084" calcext:value-type="float">
            <text:p>0.9150</text:p>
          </table:table-cell>
          <table:table-cell table:formula="of:=ABS(SUMPRODUCT([.G25:.G31];[.$D$13:.$D$19]))" office:value-type="float" office:value="1.45385134939478" calcext:value-type="float">
            <text:p>1.4539</text:p>
          </table:table-cell>
          <table:table-cell table:formula="of:=MAX([.$D$25]*MEDIAN([.H23:.H33]);[.$D$5])" office:value-type="float" office:value="0.0213260087479265" calcext:value-type="float">
            <text:p>0.021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$RawData.F29]" office:value-type="float" office:value="0.865902501350606" calcext:value-type="float">
            <text:p>0.865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VLOOKUP(IF([.F29]&gt;100;100-([.F29]-100);IF([.F29]&gt;=0;[.F29];-[.F29]));[.$A$2:.$B$102];2)" office:value-type="float" office:value="0.849391365384208" calcext:value-type="float">
            <text:p>0.8494</text:p>
          </table:table-cell>
          <table:table-cell table:formula="of:=ABS(SUMPRODUCT([.G26:.G32];[.$D$13:.$D$19]))" office:value-type="float" office:value="1.05326694181795" calcext:value-type="float">
            <text:p>1.0533</text:p>
          </table:table-cell>
          <table:table-cell table:formula="of:=MAX([.$D$25]*MEDIAN([.H24:.H34]);[.$D$5])" office:value-type="float" office:value="0.0213260087479265" calcext:value-type="float">
            <text:p>0.021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$RawData.F30]" office:value-type="float" office:value="1.04252588599323" calcext:value-type="float">
            <text:p>1.042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VLOOKUP(IF([.F30]&gt;100;100-([.F30]-100);IF([.F30]&gt;=0;[.F30];-[.F30]));[.$A$2:.$B$102];2)" office:value-type="float" office:value="0.906302664413847" calcext:value-type="float">
            <text:p>0.9063</text:p>
          </table:table-cell>
          <table:table-cell table:formula="of:=ABS(SUMPRODUCT([.G27:.G33];[.$D$13:.$D$19]))" office:value-type="float" office:value="0.120528170407319" calcext:value-type="float">
            <text:p>0.1205</text:p>
          </table:table-cell>
          <table:table-cell table:formula="of:=MAX([.$D$25]*MEDIAN([.H25:.H35]);[.$D$5])" office:value-type="float" office:value="0.0268493269616991" calcext:value-type="float">
            <text:p>0.026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$RawData.F31]" office:value-type="float" office:value="1.026994841424" calcext:value-type="float">
            <text:p>1.027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VLOOKUP(IF([.F31]&gt;100;100-([.F31]-100);IF([.F31]&gt;=0;[.F31];-[.F31]));[.$A$2:.$B$102];2)" office:value-type="float" office:value="0.998908766466436" calcext:value-type="float">
            <text:p>0.9989</text:p>
          </table:table-cell>
          <table:table-cell table:formula="of:=ABS(SUMPRODUCT([.G28:.G34];[.$D$13:.$D$19]))" office:value-type="float" office:value="0.22417388160235" calcext:value-type="float">
            <text:p>0.2242</text:p>
          </table:table-cell>
          <table:table-cell table:formula="of:=MAX([.$D$25]*MEDIAN([.H26:.H36]);[.$D$5])" office:value-type="float" office:value="0.0348197958494532" calcext:value-type="float">
            <text:p>0.034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$RawData.F32]" office:value-type="float" office:value="1.02103474474768" calcext:value-type="float">
            <text:p>1.021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VLOOKUP(IF([.F32]&gt;100;100-([.F32]-100);IF([.F32]&gt;=0;[.F32];-[.F32]));[.$A$2:.$B$102];2)" office:value-type="float" office:value="1.01023214794285" calcext:value-type="float">
            <text:p>1.0102</text:p>
          </table:table-cell>
          <table:table-cell table:formula="of:=ABS(SUMPRODUCT([.G29:.G35];[.$D$13:.$D$19]))" office:value-type="float" office:value="0.35420279312511" calcext:value-type="float">
            <text:p>0.3542</text:p>
          </table:table-cell>
          <table:table-cell table:formula="of:=MAX([.$D$25]*MEDIAN([.H27:.H37]);[.$D$5])" office:value-type="float" office:value="0.0432342655432602" calcext:value-type="float">
            <text:p>0.043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$RawData.F33]" office:value-type="float" office:value="0.986929414783528" calcext:value-type="float">
            <text:p>0.986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VLOOKUP(IF([.F33]&gt;100;100-([.F33]-100);IF([.F33]&gt;=0;[.F33];-[.F33]));[.$A$2:.$B$102];2)" office:value-type="float" office:value="0.972607745125448" calcext:value-type="float">
            <text:p>0.9726</text:p>
          </table:table-cell>
          <table:table-cell table:formula="of:=ABS(SUMPRODUCT([.G30:.G36];[.$D$13:.$D$19]))" office:value-type="float" office:value="0.886419884235438" calcext:value-type="float">
            <text:p>0.8864</text:p>
          </table:table-cell>
          <table:table-cell table:formula="of:=MAX([.$D$25]*MEDIAN([.H28:.H38]);[.$D$5])" office:value-type="float" office:value="0.0432342655432602" calcext:value-type="float">
            <text:p>0.043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$RawData.F34]" office:value-type="float" office:value="0.969427351855216" calcext:value-type="float">
            <text:p>0.969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VLOOKUP(IF([.F34]&gt;100;100-([.F34]-100);IF([.F34]&gt;=0;[.F34];-[.F34]));[.$A$2:.$B$102];2)" office:value-type="float" office:value="1.02293786735275" calcext:value-type="float">
            <text:p>1.0229</text:p>
          </table:table-cell>
          <table:table-cell table:formula="of:=ABS(SUMPRODUCT([.G31:.G37];[.$D$13:.$D$19]))" office:value-type="float" office:value="0.71390039863382" calcext:value-type="float">
            <text:p>0.7139</text:p>
          </table:table-cell>
          <table:table-cell table:formula="of:=MAX([.$D$25]*MEDIAN([.H29:.H39]);[.$D$5])" office:value-type="float" office:value="0.0432342655432602" calcext:value-type="float">
            <text:p>0.043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$RawData.F35]" office:value-type="float" office:value="0.875123797331329" calcext:value-type="float">
            <text:p>0.875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VLOOKUP(IF([.F35]&gt;100;100-([.F35]-100);IF([.F35]&gt;=0;[.F35];-[.F35]));[.$A$2:.$B$102];2)" office:value-type="float" office:value="1.00374431706903" calcext:value-type="float">
            <text:p>1.0037</text:p>
          </table:table-cell>
          <table:table-cell table:formula="of:=ABS(SUMPRODUCT([.G32:.G38];[.$D$13:.$D$19]))" office:value-type="float" office:value="0.550484135630215" calcext:value-type="float">
            <text:p>0.5505</text:p>
          </table:table-cell>
          <table:table-cell table:formula="of:=MAX([.$D$25]*MEDIAN([.H30:.H40]);[.$D$5])" office:value-type="float" office:value="0.0348197958494532" calcext:value-type="float">
            <text:p>0.034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$RawData.F36]" office:value-type="float" office:value="0.852016664338893" calcext:value-type="float">
            <text:p>0.852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VLOOKUP(IF([.F36]&gt;100;100-([.F36]-100);IF([.F36]&gt;=0;[.F36];-[.F36]));[.$A$2:.$B$102];2)" office:value-type="float" office:value="0.950640394109323" calcext:value-type="float">
            <text:p>0.9506</text:p>
          </table:table-cell>
          <table:table-cell table:formula="of:=ABS(SUMPRODUCT([.G33:.G39];[.$D$13:.$D$19]))" office:value-type="float" office:value="1.36128553941834" calcext:value-type="float">
            <text:p>1.3613</text:p>
          </table:table-cell>
          <table:table-cell table:formula="of:=MAX([.$D$25]*MEDIAN([.H31:.H41]);[.$D$5])" office:value-type="float" office:value="0.0348197958494532" calcext:value-type="float">
            <text:p>0.034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$RawData.F37]" office:value-type="float" office:value="0.816156995641088" calcext:value-type="float">
            <text:p>0.816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VLOOKUP(IF([.F37]&gt;100;100-([.F37]-100);IF([.F37]&gt;=0;[.F37];-[.F37]));[.$A$2:.$B$102];2)" office:value-type="float" office:value="0.865902501350606" calcext:value-type="float">
            <text:p>0.8659</text:p>
          </table:table-cell>
          <table:table-cell table:formula="of:=ABS(SUMPRODUCT([.G34:.G40];[.$D$13:.$D$19]))" office:value-type="float" office:value="2.43898183566849" calcext:value-type="float">
            <text:p>2.4390</text:p>
          </table:table-cell>
          <table:table-cell table:formula="of:=MAX([.$D$25]*MEDIAN([.H32:.H42]);[.$D$5])" office:value-type="float" office:value="0.0415996328057206" calcext:value-type="float">
            <text:p>0.041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$RawData.F38]" office:value-type="float" office:value="0.767842516780411" calcext:value-type="float">
            <text:p>0.767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VLOOKUP(IF([.F38]&gt;100;100-([.F38]-100);IF([.F38]&gt;=0;[.F38];-[.F38]));[.$A$2:.$B$102];2)" office:value-type="float" office:value="1.04252588599323" calcext:value-type="float">
            <text:p>1.0425</text:p>
          </table:table-cell>
          <table:table-cell table:formula="of:=ABS(SUMPRODUCT([.G35:.G41];[.$D$13:.$D$19]))" office:value-type="float" office:value="2.2964346795351" calcext:value-type="float">
            <text:p>2.2964</text:p>
          </table:table-cell>
          <table:table-cell table:formula="of:=MAX([.$D$25]*MEDIAN([.H33:.H43]);[.$D$5])" office:value-type="float" office:value="0.0415996328057206" calcext:value-type="float">
            <text:p>0.041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$RawData.F39]" office:value-type="float" office:value="0.77006327770948" calcext:value-type="float">
            <text:p>0.770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VLOOKUP(IF([.F39]&gt;100;100-([.F39]-100);IF([.F39]&gt;=0;[.F39];-[.F39]));[.$A$2:.$B$102];2)" office:value-type="float" office:value="1.026994841424" calcext:value-type="float">
            <text:p>1.0270</text:p>
          </table:table-cell>
          <table:table-cell table:formula="of:=ABS(SUMPRODUCT([.G36:.G42];[.$D$13:.$D$19]))" office:value-type="float" office:value="1.2165888817935" calcext:value-type="float">
            <text:p>1.2166</text:p>
          </table:table-cell>
          <table:table-cell table:formula="of:=MAX([.$D$25]*MEDIAN([.H34:.H44]);[.$D$5])" office:value-type="float" office:value="0.038509194621685" calcext:value-type="float">
            <text:p>0.038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$RawData.F40]" office:value-type="float" office:value="0.744617557349897" calcext:value-type="float">
            <text:p>0.744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VLOOKUP(IF([.F40]&gt;100;100-([.F40]-100);IF([.F40]&gt;=0;[.F40];-[.F40]));[.$A$2:.$B$102];2)" office:value-type="float" office:value="1.02103474474768" calcext:value-type="float">
            <text:p>1.0210</text:p>
          </table:table-cell>
          <table:table-cell table:formula="of:=ABS(SUMPRODUCT([.G37:.G43];[.$D$13:.$D$19]))" office:value-type="float" office:value="0.542524180249468" calcext:value-type="float">
            <text:p>0.5425</text:p>
          </table:table-cell>
          <table:table-cell table:formula="of:=MAX([.$D$25]*MEDIAN([.H35:.H45]);[.$D$5])" office:value-type="float" office:value="0.038509194621685" calcext:value-type="float">
            <text:p>0.038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$RawData.F41]" office:value-type="float" office:value="0.655333136800354" calcext:value-type="float">
            <text:p>0.655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VLOOKUP(IF([.F41]&gt;100;100-([.F41]-100);IF([.F41]&gt;=0;[.F41];-[.F41]));[.$A$2:.$B$102];2)" office:value-type="float" office:value="0.986929414783528" calcext:value-type="float">
            <text:p>0.9869</text:p>
          </table:table-cell>
          <table:table-cell table:formula="of:=ABS(SUMPRODUCT([.G38:.G44];[.$D$13:.$D$19]))" office:value-type="float" office:value="0.600173871173033" calcext:value-type="float">
            <text:p>0.6002</text:p>
          </table:table-cell>
          <table:table-cell table:formula="of:=MAX([.$D$25]*MEDIAN([.H36:.H46]);[.$D$5])" office:value-type="float" office:value="0.038509194621685" calcext:value-type="float">
            <text:p>0.038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$RawData.F42]" office:value-type="float" office:value="0.744973681389955" calcext:value-type="float">
            <text:p>0.745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VLOOKUP(IF([.F42]&gt;100;100-([.F42]-100);IF([.F42]&gt;=0;[.F42];-[.F42]));[.$A$2:.$B$102];2)" office:value-type="float" office:value="0.969427351855216" calcext:value-type="float">
            <text:p>0.9694</text:p>
          </table:table-cell>
          <table:table-cell table:formula="of:=ABS(SUMPRODUCT([.G39:.G45];[.$D$13:.$D$19]))" office:value-type="float" office:value="0.852905472835816" calcext:value-type="float">
            <text:p>0.8529</text:p>
          </table:table-cell>
          <table:table-cell table:formula="of:=MAX([.$D$25]*MEDIAN([.H37:.H47]);[.$D$5])" office:value-type="float" office:value="0.0292728953624526" calcext:value-type="float">
            <text:p>0.029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$RawData.F43]" office:value-type="float" office:value="0.630271185327803" calcext:value-type="float">
            <text:p>0.630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VLOOKUP(IF([.F43]&gt;100;100-([.F43]-100);IF([.F43]&gt;=0;[.F43];-[.F43]));[.$A$2:.$B$102];2)" office:value-type="float" office:value="0.875123797331329" calcext:value-type="float">
            <text:p>0.8751</text:p>
          </table:table-cell>
          <table:table-cell table:formula="of:=ABS(SUMPRODUCT([.G40:.G46];[.$D$13:.$D$19]))" office:value-type="float" office:value="0.789543095265449" calcext:value-type="float">
            <text:p>0.7895</text:p>
          </table:table-cell>
          <table:table-cell table:formula="of:=MAX([.$D$25]*MEDIAN([.H38:.H48]);[.$D$5])" office:value-type="float" office:value="0.0292728953624526" calcext:value-type="float">
            <text:p>0.029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$RawData.F44]" office:value-type="float" office:value="0.679941326250664" calcext:value-type="float">
            <text:p>0.679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VLOOKUP(IF([.F44]&gt;100;100-([.F44]-100);IF([.F44]&gt;=0;[.F44];-[.F44]));[.$A$2:.$B$102];2)" office:value-type="float" office:value="0.852016664338893" calcext:value-type="float">
            <text:p>0.8520</text:p>
          </table:table-cell>
          <table:table-cell table:formula="of:=ABS(SUMPRODUCT([.G41:.G47];[.$D$13:.$D$19]))" office:value-type="float" office:value="0.337747911512354" calcext:value-type="float">
            <text:p>0.3377</text:p>
          </table:table-cell>
          <table:table-cell table:formula="of:=MAX([.$D$25]*MEDIAN([.H39:.H49]);[.$D$5])" office:value-type="float" office:value="0.0292728953624526" calcext:value-type="float">
            <text:p>0.029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$RawData.F45]" office:value-type="float" office:value="0.722725157495885" calcext:value-type="float">
            <text:p>0.722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VLOOKUP(IF([.F45]&gt;100;100-([.F45]-100);IF([.F45]&gt;=0;[.F45];-[.F45]));[.$A$2:.$B$102];2)" office:value-type="float" office:value="0.816156995641088" calcext:value-type="float">
            <text:p>0.8162</text:p>
          </table:table-cell>
          <table:table-cell table:formula="of:=ABS(SUMPRODUCT([.G42:.G48];[.$D$13:.$D$19]))" office:value-type="float" office:value="0.182329737071947" calcext:value-type="float">
            <text:p>0.1823</text:p>
          </table:table-cell>
          <table:table-cell table:formula="of:=MAX([.$D$25]*MEDIAN([.H40:.H50]);[.$D$5])" office:value-type="float" office:value="0.0292728953624526" calcext:value-type="float">
            <text:p>0.029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$RawData.F46]" office:value-type="float" office:value="0.851786332380421" calcext:value-type="float">
            <text:p>0.851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VLOOKUP(IF([.F46]&gt;100;100-([.F46]-100);IF([.F46]&gt;=0;[.F46];-[.F46]));[.$A$2:.$B$102];2)" office:value-type="float" office:value="0.767842516780411" calcext:value-type="float">
            <text:p>0.7678</text:p>
          </table:table-cell>
          <table:table-cell table:formula="of:=ABS(SUMPRODUCT([.G43:.G49];[.$D$13:.$D$19]))" office:value-type="float" office:value="0.387105368649247" calcext:value-type="float">
            <text:p>0.3871</text:p>
          </table:table-cell>
          <table:table-cell table:formula="of:=MAX([.$D$25]*MEDIAN([.H41:.H51]);[.$D$5])" office:value-type="float" office:value="0.038509194621685" calcext:value-type="float">
            <text:p>0.038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$RawData.F47]" office:value-type="float" office:value="0.8181644158567" calcext:value-type="float">
            <text:p>0.818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VLOOKUP(IF([.F47]&gt;100;100-([.F47]-100);IF([.F47]&gt;=0;[.F47];-[.F47]));[.$A$2:.$B$102];2)" office:value-type="float" office:value="0.77006327770948" calcext:value-type="float">
            <text:p>0.7701</text:p>
          </table:table-cell>
          <table:table-cell table:formula="of:=ABS(SUMPRODUCT([.G44:.G50];[.$D$13:.$D$19]))" office:value-type="float" office:value="0.0536851088452132" calcext:value-type="float">
            <text:p>0.0537</text:p>
          </table:table-cell>
          <table:table-cell table:formula="of:=MAX([.$D$25]*MEDIAN([.H42:.H52]);[.$D$5])" office:value-type="float" office:value="0.0415996328057206" calcext:value-type="float">
            <text:p>0.0416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$RawData.F48]" office:value-type="float" office:value="0.921325615299475" calcext:value-type="float">
            <text:p>0.921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VLOOKUP(IF([.F48]&gt;100;100-([.F48]-100);IF([.F48]&gt;=0;[.F48];-[.F48]));[.$A$2:.$B$102];2)" office:value-type="float" office:value="0.744617557349897" calcext:value-type="float">
            <text:p>0.7446</text:p>
          </table:table-cell>
          <table:table-cell table:formula="of:=ABS(SUMPRODUCT([.G45:.G51];[.$D$13:.$D$19]))" office:value-type="float" office:value="1.14187393740373" calcext:value-type="float">
            <text:p>1.1419</text:p>
          </table:table-cell>
          <table:table-cell table:formula="of:=MAX([.$D$25]*MEDIAN([.H43:.H53]);[.$D$5])" office:value-type="float" office:value="0.0556937879041626" calcext:value-type="float">
            <text:p>0.055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$RawData.F49]" office:value-type="float" office:value="1.28108141949725" calcext:value-type="float">
            <text:p>1.2811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VLOOKUP(IF([.F49]&gt;100;100-([.F49]-100);IF([.F49]&gt;=0;[.F49];-[.F49]));[.$A$2:.$B$102];2)" office:value-type="float" office:value="0.655333136800354" calcext:value-type="float">
            <text:p>0.6553</text:p>
          </table:table-cell>
          <table:table-cell table:formula="of:=ABS(SUMPRODUCT([.G46:.G52];[.$D$13:.$D$19]))" office:value-type="float" office:value="2.28298290989807" calcext:value-type="float">
            <text:p>2.2830</text:p>
          </table:table-cell>
          <table:table-cell table:formula="of:=MAX([.$D$25]*MEDIAN([.H44:.H54]);[.$D$5])" office:value-type="float" office:value="0.0688174135868027" calcext:value-type="float">
            <text:p>0.068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$RawData.F50]" office:value-type="float" office:value="0.894658849936564" calcext:value-type="float">
            <text:p>0.894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VLOOKUP(IF([.F50]&gt;100;100-([.F50]-100);IF([.F50]&gt;=0;[.F50];-[.F50]));[.$A$2:.$B$102];2)" office:value-type="float" office:value="0.744973681389955" calcext:value-type="float">
            <text:p>0.7450</text:p>
          </table:table-cell>
          <table:table-cell table:formula="of:=ABS(SUMPRODUCT([.G47:.G53];[.$D$13:.$D$19]))" office:value-type="float" office:value="2.66997366227474" calcext:value-type="float">
            <text:p>2.6700</text:p>
          </table:table-cell>
          <table:table-cell table:formula="of:=MAX([.$D$25]*MEDIAN([.H45:.H55]);[.$D$5])" office:value-type="float" office:value="0.0688174135868027" calcext:value-type="float">
            <text:p>0.068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$RawData.F51]" office:value-type="float" office:value="1.37360478927053" calcext:value-type="float">
            <text:p>1.373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VLOOKUP(IF([.F51]&gt;100;100-([.F51]-100);IF([.F51]&gt;=0;[.F51];-[.F51]));[.$A$2:.$B$102];2)" office:value-type="float" office:value="0.630271185327803" calcext:value-type="float">
            <text:p>0.6303</text:p>
          </table:table-cell>
          <table:table-cell table:formula="of:=ABS(SUMPRODUCT([.G48:.G54];[.$D$13:.$D$19]))" office:value-type="float" office:value="2.0963555320061" calcext:value-type="float">
            <text:p>2.0964</text:p>
          </table:table-cell>
          <table:table-cell table:formula="of:=MAX([.$D$25]*MEDIAN([.H46:.H56]);[.$D$5])" office:value-type="float" office:value="0.0730194668621024" calcext:value-type="float">
            <text:p>0.073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$RawData.F52]" office:value-type="float" office:value="1.22608072980064" calcext:value-type="float">
            <text:p>1.226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VLOOKUP(IF([.F52]&gt;100;100-([.F52]-100);IF([.F52]&gt;=0;[.F52];-[.F52]));[.$A$2:.$B$102];2)" office:value-type="float" office:value="0.679941326250664" calcext:value-type="float">
            <text:p>0.6799</text:p>
          </table:table-cell>
          <table:table-cell table:formula="of:=ABS(SUMPRODUCT([.G49:.G55];[.$D$13:.$D$19]))" office:value-type="float" office:value="1.41094391262315" calcext:value-type="float">
            <text:p>1.4109</text:p>
          </table:table-cell>
          <table:table-cell table:formula="of:=MAX([.$D$25]*MEDIAN([.H47:.H57]);[.$D$5])" office:value-type="float" office:value="0.0789472020180212" calcext:value-type="float">
            <text:p>0.078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$RawData.F53]" office:value-type="float" office:value="1.06112948041573" calcext:value-type="float">
            <text:p>1.061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VLOOKUP(IF([.F53]&gt;100;100-([.F53]-100);IF([.F53]&gt;=0;[.F53];-[.F53]));[.$A$2:.$B$102];2)" office:value-type="float" office:value="0.722725157495885" calcext:value-type="float">
            <text:p>0.7227</text:p>
          </table:table-cell>
          <table:table-cell table:formula="of:=ABS(SUMPRODUCT([.G50:.G56];[.$D$13:.$D$19]))" office:value-type="float" office:value="1.49709741913098" calcext:value-type="float">
            <text:p>1.4971</text:p>
          </table:table-cell>
          <table:table-cell table:formula="of:=MAX([.$D$25]*MEDIAN([.H48:.H58]);[.$D$5])" office:value-type="float" office:value="0.102247697006491" calcext:value-type="float">
            <text:p>0.102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$RawData.F54]" office:value-type="float" office:value="0.921901458753043" calcext:value-type="float">
            <text:p>0.9219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VLOOKUP(IF([.F54]&gt;100;100-([.F54]-100);IF([.F54]&gt;=0;[.F54];-[.F54]));[.$A$2:.$B$102];2)" office:value-type="float" office:value="0.851786332380421" calcext:value-type="float">
            <text:p>0.8518</text:p>
          </table:table-cell>
          <table:table-cell table:formula="of:=ABS(SUMPRODUCT([.G51:.G57];[.$D$13:.$D$19]))" office:value-type="float" office:value="1.61863209179542" calcext:value-type="float">
            <text:p>1.6186</text:p>
          </table:table-cell>
          <table:table-cell table:formula="of:=MAX([.$D$25]*MEDIAN([.H49:.H59]);[.$D$5])" office:value-type="float" office:value="0.111350265390755" calcext:value-type="float">
            <text:p>0.111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$RawData.F55]" office:value-type="float" office:value="0.568011283513986" calcext:value-type="float">
            <text:p>0.568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VLOOKUP(IF([.F55]&gt;100;100-([.F55]-100);IF([.F55]&gt;=0;[.F55];-[.F55]));[.$A$2:.$B$102];2)" office:value-type="float" office:value="0.8181644158567" calcext:value-type="float">
            <text:p>0.8182</text:p>
          </table:table-cell>
          <table:table-cell table:formula="of:=ABS(SUMPRODUCT([.G52:.G58];[.$D$13:.$D$19]))" office:value-type="float" office:value="0.214848387707123" calcext:value-type="float">
            <text:p>0.2148</text:p>
          </table:table-cell>
          <table:table-cell table:formula="of:=MAX([.$D$25]*MEDIAN([.H50:.H60]);[.$D$5])" office:value-type="float" office:value="0.130225361999706" calcext:value-type="float">
            <text:p>0.130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$RawData.F56]" office:value-type="float" office:value="0.537739299046922" calcext:value-type="float">
            <text:p>0.5377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VLOOKUP(IF([.F56]&gt;100;100-([.F56]-100);IF([.F56]&gt;=0;[.F56];-[.F56]));[.$A$2:.$B$102];2)" office:value-type="float" office:value="0.921325615299475" calcext:value-type="float">
            <text:p>0.9213</text:p>
          </table:table-cell>
          <table:table-cell table:formula="of:=ABS(SUMPRODUCT([.G53:.G59];[.$D$13:.$D$19]))" office:value-type="float" office:value="4.6798340771842" calcext:value-type="float">
            <text:p>4.6798</text:p>
          </table:table-cell>
          <table:table-cell table:formula="of:=MAX([.$D$25]*MEDIAN([.H51:.H61]);[.$D$5])" office:value-type="float" office:value="0.102247697006491" calcext:value-type="float">
            <text:p>0.102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$RawData.F57]" office:value-type="float" office:value="0.329810684389814" calcext:value-type="float">
            <text:p>0.3298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VLOOKUP(IF([.F57]&gt;100;100-([.F57]-100);IF([.F57]&gt;=0;[.F57];-[.F57]));[.$A$2:.$B$102];2)" office:value-type="float" office:value="1.28108141949725" calcext:value-type="float">
            <text:p>1.2811</text:p>
          </table:table-cell>
          <table:table-cell table:formula="of:=ABS(SUMPRODUCT([.G54:.G60];[.$D$13:.$D$19]))" office:value-type="float" office:value="9.45460957998666" calcext:value-type="float">
            <text:p>9.4546</text:p>
          </table:table-cell>
          <table:table-cell table:formula="of:=MAX([.$D$25]*MEDIAN([.H52:.H62]);[.$D$5])" office:value-type="float" office:value="0.140489794740603" calcext:value-type="float">
            <text:p>0.140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$RawData.F58]" office:value-type="float" office:value="-0.171968691850998" calcext:value-type="float">
            <text:p>-0.172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VLOOKUP(IF([.F58]&gt;100;100-([.F58]-100);IF([.F58]&gt;=0;[.F58];-[.F58]));[.$A$2:.$B$102];2)" office:value-type="float" office:value="0.894658849936564" calcext:value-type="float">
            <text:p>0.8947</text:p>
          </table:table-cell>
          <table:table-cell table:formula="of:=ABS(SUMPRODUCT([.G55:.G61];[.$D$13:.$D$19]))" office:value-type="float" office:value="10.9219719584571" calcext:value-type="float">
            <text:p>10.9220</text:p>
          </table:table-cell>
          <table:table-cell table:formula="of:=MAX([.$D$25]*MEDIAN([.H53:.H63]);[.$D$5])" office:value-type="float" office:value="0.143840954818528" calcext:value-type="float">
            <text:p>0.143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$RawData.F59]" office:value-type="float" office:value="-0.281946690007993" calcext:value-type="float">
            <text:p>-0.281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VLOOKUP(IF([.F59]&gt;100;100-([.F59]-100);IF([.F59]&gt;=0;[.F59];-[.F59]));[.$A$2:.$B$102];2)" office:value-type="float" office:value="1.37360478927053" calcext:value-type="float">
            <text:p>1.3736</text:p>
          </table:table-cell>
          <table:table-cell table:formula="of:=ABS(SUMPRODUCT([.G56:.G62];[.$D$13:.$D$19]))" office:value-type="float" office:value="7.87104041477777" calcext:value-type="float">
            <text:p>7.8710</text:p>
          </table:table-cell>
          <table:table-cell table:formula="of:=MAX([.$D$25]*MEDIAN([.H54:.H64]);[.$D$5])" office:value-type="float" office:value="0.143840954818528" calcext:value-type="float">
            <text:p>0.143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$RawData.F60]" office:value-type="float" office:value="-0.199217346555217" calcext:value-type="float">
            <text:p>-0.199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VLOOKUP(IF([.F60]&gt;100;100-([.F60]-100);IF([.F60]&gt;=0;[.F60];-[.F60]));[.$A$2:.$B$102];2)" office:value-type="float" office:value="1.22608072980064" calcext:value-type="float">
            <text:p>1.2261</text:p>
          </table:table-cell>
          <table:table-cell table:formula="of:=ABS(SUMPRODUCT([.G57:.G63];[.$D$13:.$D$19]))" office:value-type="float" office:value="2.94913030015451" calcext:value-type="float">
            <text:p>2.9491</text:p>
          </table:table-cell>
          <table:table-cell table:formula="of:=MAX([.$D$25]*MEDIAN([.H55:.H65]);[.$D$5])" office:value-type="float" office:value="0.143840954818528" calcext:value-type="float">
            <text:p>0.143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$RawData.F61]" office:value-type="float" office:value="-0.381438937269862" calcext:value-type="float">
            <text:p>-0.381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VLOOKUP(IF([.F61]&gt;100;100-([.F61]-100);IF([.F61]&gt;=0;[.F61];-[.F61]));[.$A$2:.$B$102];2)" office:value-type="float" office:value="1.06112948041573" calcext:value-type="float">
            <text:p>1.0611</text:p>
          </table:table-cell>
          <table:table-cell table:formula="of:=ABS(SUMPRODUCT([.G58:.G64];[.$D$13:.$D$19]))" office:value-type="float" office:value="0.779844932267204" calcext:value-type="float">
            <text:p>0.7798</text:p>
          </table:table-cell>
          <table:table-cell table:formula="of:=MAX([.$D$25]*MEDIAN([.H56:.H66]);[.$D$5])" office:value-type="float" office:value="0.143840954818528" calcext:value-type="float">
            <text:p>0.143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$RawData.F62]" office:value-type="float" office:value="-0.506839563967416" calcext:value-type="float">
            <text:p>-0.506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VLOOKUP(IF([.F62]&gt;100;100-([.F62]-100);IF([.F62]&gt;=0;[.F62];-[.F62]));[.$A$2:.$B$102];2)" office:value-type="float" office:value="0.921901458753043" calcext:value-type="float">
            <text:p>0.9219</text:p>
          </table:table-cell>
          <table:table-cell table:formula="of:=ABS(SUMPRODUCT([.G59:.G65];[.$D$13:.$D$19]))" office:value-type="float" office:value="2.88042241554025" calcext:value-type="float">
            <text:p>2.8804</text:p>
          </table:table-cell>
          <table:table-cell table:formula="of:=MAX([.$D$25]*MEDIAN([.H57:.H67]);[.$D$5])" office:value-type="float" office:value="0.140489794740603" calcext:value-type="float">
            <text:p>0.140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$RawData.F63]" office:value-type="float" office:value="-0.544086667774916" calcext:value-type="float">
            <text:p>-0.544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VLOOKUP(IF([.F63]&gt;100;100-([.F63]-100);IF([.F63]&gt;=0;[.F63];-[.F63]));[.$A$2:.$B$102];2)" office:value-type="float" office:value="0.568011283513986" calcext:value-type="float">
            <text:p>0.5680</text:p>
          </table:table-cell>
          <table:table-cell table:formula="of:=ABS(SUMPRODUCT([.G60:.G66];[.$D$13:.$D$19]))" office:value-type="float" office:value="3.24285674583617" calcext:value-type="float">
            <text:p>3.2429</text:p>
          </table:table-cell>
          <table:table-cell table:formula="of:=MAX([.$D$25]*MEDIAN([.H58:.H68]);[.$D$5])" office:value-type="float" office:value="0.112803315493685" calcext:value-type="float">
            <text:p>0.112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$RawData.F64]" office:value-type="float" office:value="-0.758624798016708" calcext:value-type="float">
            <text:p>-0.7586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VLOOKUP(IF([.F64]&gt;100;100-([.F64]-100);IF([.F64]&gt;=0;[.F64];-[.F64]));[.$A$2:.$B$102];2)" office:value-type="float" office:value="0.537739299046922" calcext:value-type="float">
            <text:p>0.5377</text:p>
          </table:table-cell>
          <table:table-cell table:formula="of:=ABS(SUMPRODUCT([.G61:.G67];[.$D$13:.$D$19]))" office:value-type="float" office:value="1.00787027338599" calcext:value-type="float">
            <text:p>1.0079</text:p>
          </table:table-cell>
          <table:table-cell table:formula="of:=MAX([.$D$25]*MEDIAN([.H59:.H69]);[.$D$5])" office:value-type="float" office:value="0.102809007728443" calcext:value-type="float">
            <text:p>0.102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$RawData.F65]" office:value-type="float" office:value="-0.7157705137539" calcext:value-type="float">
            <text:p>-0.715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VLOOKUP(IF([.F65]&gt;100;100-([.F65]-100);IF([.F65]&gt;=0;[.F65];-[.F65]));[.$A$2:.$B$102];2)" office:value-type="float" office:value="0.329810684389814" calcext:value-type="float">
            <text:p>0.3298</text:p>
          </table:table-cell>
          <table:table-cell table:formula="of:=ABS(SUMPRODUCT([.G62:.G68];[.$D$13:.$D$19]))" office:value-type="float" office:value="2.10335802869554" calcext:value-type="float">
            <text:p>2.1034</text:p>
          </table:table-cell>
          <table:table-cell table:formula="of:=MAX([.$D$25]*MEDIAN([.H60:.H70]);[.$D$5])" office:value-type="float" office:value="0.102589236954682" calcext:value-type="float">
            <text:p>0.102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$RawData.F66]" office:value-type="float" office:value="-0.70716931085778" calcext:value-type="float">
            <text:p>-0.707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VLOOKUP(IF([.F66]&gt;100;100-([.F66]-100);IF([.F66]&gt;=0;[.F66];-[.F66]));[.$A$2:.$B$102];2)" office:value-type="float" office:value="-0.171968691850998" calcext:value-type="float">
            <text:p>-0.1720</text:p>
          </table:table-cell>
          <table:table-cell table:formula="of:=ABS(SUMPRODUCT([.G63:.G69];[.$D$13:.$D$19]))" office:value-type="float" office:value="2.31277438404117" calcext:value-type="float">
            <text:p>2.3128</text:p>
          </table:table-cell>
          <table:table-cell table:formula="of:=MAX([.$D$25]*MEDIAN([.H61:.H71]);[.$D$5])" office:value-type="float" office:value="0.102589236954682" calcext:value-type="float">
            <text:p>0.102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$RawData.F67]" office:value-type="float" office:value="-0.77634999473129" calcext:value-type="float">
            <text:p>-0.7763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VLOOKUP(IF([.F67]&gt;100;100-([.F67]-100);IF([.F67]&gt;=0;[.F67];-[.F67]));[.$A$2:.$B$102];2)" office:value-type="float" office:value="-0.281946690007993" calcext:value-type="float">
            <text:p>-0.2819</text:p>
          </table:table-cell>
          <table:table-cell table:formula="of:=ABS(SUMPRODUCT([.G64:.G70];[.$D$13:.$D$19]))" office:value-type="float" office:value="0.411812476426425" calcext:value-type="float">
            <text:p>0.4118</text:p>
          </table:table-cell>
          <table:table-cell table:formula="of:=MAX([.$D$25]*MEDIAN([.H62:.H72]);[.$D$5])" office:value-type="float" office:value="0.102809007728443" calcext:value-type="float">
            <text:p>0.102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$RawData.F68]" office:value-type="float" office:value="-0.850208788533256" calcext:value-type="float">
            <text:p>-0.850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VLOOKUP(IF([.F68]&gt;100;100-([.F68]-100);IF([.F68]&gt;=0;[.F68];-[.F68]));[.$A$2:.$B$102];2)" office:value-type="float" office:value="-0.199217346555217" calcext:value-type="float">
            <text:p>-0.1992</text:p>
          </table:table-cell>
          <table:table-cell table:formula="of:=ABS(SUMPRODUCT([.G65:.G71];[.$D$13:.$D$19]))" office:value-type="float" office:value="2.10786392653809" calcext:value-type="float">
            <text:p>2.1079</text:p>
          </table:table-cell>
          <table:table-cell table:formula="of:=MAX([.$D$25]*MEDIAN([.H63:.H73]);[.$D$5])" office:value-type="float" office:value="0.102589236954682" calcext:value-type="float">
            <text:p>0.102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$RawData.F69]" office:value-type="float" office:value="-0.948701903139238" calcext:value-type="float">
            <text:p>-0.9487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VLOOKUP(IF([.F69]&gt;100;100-([.F69]-100);IF([.F69]&gt;=0;[.F69];-[.F69]));[.$A$2:.$B$102];2)" office:value-type="float" office:value="-0.381438937269862" calcext:value-type="float">
            <text:p>-0.3814</text:p>
          </table:table-cell>
          <table:table-cell table:formula="of:=ABS(SUMPRODUCT([.G66:.G72];[.$D$13:.$D$19]))" office:value-type="float" office:value="1.06353174438748" calcext:value-type="float">
            <text:p>1.0635</text:p>
          </table:table-cell>
          <table:table-cell table:formula="of:=MAX([.$D$25]*MEDIAN([.H64:.H74]);[.$D$5])" office:value-type="float" office:value="0.0539406445041053" calcext:value-type="float">
            <text:p>0.053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$RawData.F70]" office:value-type="float" office:value="-0.884912828311661" calcext:value-type="float">
            <text:p>-0.884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VLOOKUP(IF([.F70]&gt;100;100-([.F70]-100);IF([.F70]&gt;=0;[.F70];-[.F70]));[.$A$2:.$B$102];2)" office:value-type="float" office:value="-0.506839563967416" calcext:value-type="float">
            <text:p>-0.5068</text:p>
          </table:table-cell>
          <table:table-cell table:formula="of:=ABS(SUMPRODUCT([.G67:.G73];[.$D$13:.$D$19]))" office:value-type="float" office:value="1.00324286734632" calcext:value-type="float">
            <text:p>1.0032</text:p>
          </table:table-cell>
          <table:table-cell table:formula="of:=MAX([.$D$25]*MEDIAN([.H65:.H75]);[.$D$5])" office:value-type="float" office:value="0.0539406445041053" calcext:value-type="float">
            <text:p>0.053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$RawData.F71]" office:value-type="float" office:value="-1.01854139953598" calcext:value-type="float">
            <text:p>-1.0185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VLOOKUP(IF([.F71]&gt;100;100-([.F71]-100);IF([.F71]&gt;=0;[.F71];-[.F71]));[.$A$2:.$B$102];2)" office:value-type="float" office:value="-0.544086667774916" calcext:value-type="float">
            <text:p>-0.5441</text:p>
          </table:table-cell>
          <table:table-cell table:formula="of:=ABS(SUMPRODUCT([.G68:.G74];[.$D$13:.$D$19]))" office:value-type="float" office:value="2.42336202553398" calcext:value-type="float">
            <text:p>2.4234</text:p>
          </table:table-cell>
          <table:table-cell table:formula="of:=MAX([.$D$25]*MEDIAN([.H66:.H76]);[.$D$5])" office:value-type="float" office:value="0.0518727238279349" calcext:value-type="float">
            <text:p>0.051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$RawData.F72]" office:value-type="float" office:value="-0.906341591462902" calcext:value-type="float">
            <text:p>-0.906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VLOOKUP(IF([.F72]&gt;100;100-([.F72]-100);IF([.F72]&gt;=0;[.F72];-[.F72]));[.$A$2:.$B$102];2)" office:value-type="float" office:value="-0.758624798016708" calcext:value-type="float">
            <text:p>-0.7586</text:p>
          </table:table-cell>
          <table:table-cell table:formula="of:=ABS(SUMPRODUCT([.G69:.G75];[.$D$13:.$D$19]))" office:value-type="float" office:value="2.40090255435196" calcext:value-type="float">
            <text:p>2.4009</text:p>
          </table:table-cell>
          <table:table-cell table:formula="of:=MAX([.$D$25]*MEDIAN([.H67:.H77]);[.$D$5])" office:value-type="float" office:value="0.0518727238279349" calcext:value-type="float">
            <text:p>0.051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$RawData.F73]" office:value-type="float" office:value="-0.874279819479905" calcext:value-type="float">
            <text:p>-0.8743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VLOOKUP(IF([.F73]&gt;100;100-([.F73]-100);IF([.F73]&gt;=0;[.F73];-[.F73]));[.$A$2:.$B$102];2)" office:value-type="float" office:value="-0.7157705137539" calcext:value-type="float">
            <text:p>-0.7158</text:p>
          </table:table-cell>
          <table:table-cell table:formula="of:=ABS(SUMPRODUCT([.G70:.G76];[.$D$13:.$D$19]))" office:value-type="float" office:value="1.10592973550276" calcext:value-type="float">
            <text:p>1.1059</text:p>
          </table:table-cell>
          <table:table-cell table:formula="of:=MAX([.$D$25]*MEDIAN([.H68:.H78]);[.$D$5])" office:value-type="float" office:value="0.0539406445041053" calcext:value-type="float">
            <text:p>0.0539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$RawData.F74]" office:value-type="float" office:value="-1.08505277686958" calcext:value-type="float">
            <text:p>-1.0851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VLOOKUP(IF([.F74]&gt;100;100-([.F74]-100);IF([.F74]&gt;=0;[.F74];-[.F74]));[.$A$2:.$B$102];2)" office:value-type="float" office:value="-0.70716931085778" calcext:value-type="float">
            <text:p>-0.7072</text:p>
          </table:table-cell>
          <table:table-cell table:formula="of:=ABS(SUMPRODUCT([.G71:.G77];[.$D$13:.$D$19]))" office:value-type="float" office:value="0.0782084617366152" calcext:value-type="float">
            <text:p>0.0782</text:p>
          </table:table-cell>
          <table:table-cell table:formula="of:=MAX([.$D$25]*MEDIAN([.H69:.H79]);[.$D$5])" office:value-type="float" office:value="0.0539406445041053" calcext:value-type="float">
            <text:p>0.053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$RawData.F75]" office:value-type="float" office:value="-0.984615808630388" calcext:value-type="float">
            <text:p>-0.9846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VLOOKUP(IF([.F75]&gt;100;100-([.F75]-100);IF([.F75]&gt;=0;[.F75];-[.F75]));[.$A$2:.$B$102];2)" office:value-type="float" office:value="-0.77634999473129" calcext:value-type="float">
            <text:p>-0.7763</text:p>
          </table:table-cell>
          <table:table-cell table:formula="of:=ABS(SUMPRODUCT([.G72:.G78];[.$D$13:.$D$19]))" office:value-type="float" office:value="0.509625278790717" calcext:value-type="float">
            <text:p>0.5096</text:p>
          </table:table-cell>
          <table:table-cell table:formula="of:=MAX([.$D$25]*MEDIAN([.H70:.H80]);[.$D$5])" office:value-type="float" office:value="0.0539406445041053" calcext:value-type="float">
            <text:p>0.0539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$RawData.F76]" office:value-type="float" office:value="-0.915772383050682" calcext:value-type="float">
            <text:p>-0.9158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VLOOKUP(IF([.F76]&gt;100;100-([.F76]-100);IF([.F76]&gt;=0;[.F76];-[.F76]));[.$A$2:.$B$102];2)" office:value-type="float" office:value="-0.850208788533256" calcext:value-type="float">
            <text:p>-0.8502</text:p>
          </table:table-cell>
          <table:table-cell table:formula="of:=ABS(SUMPRODUCT([.G73:.G79];[.$D$13:.$D$19]))" office:value-type="float" office:value="1.05342177566604" calcext:value-type="float">
            <text:p>1.0534</text:p>
          </table:table-cell>
          <table:table-cell table:formula="of:=MAX([.$D$25]*MEDIAN([.H71:.H81]);[.$D$5])" office:value-type="float" office:value="0.102574275263952" calcext:value-type="float">
            <text:p>0.1026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$RawData.F77]" office:value-type="float" office:value="-0.982105877109752" calcext:value-type="float">
            <text:p>-0.9821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VLOOKUP(IF([.F77]&gt;100;100-([.F77]-100);IF([.F77]&gt;=0;[.F77];-[.F77]));[.$A$2:.$B$102];2)" office:value-type="float" office:value="-0.948701903139238" calcext:value-type="float">
            <text:p>-0.9487</text:p>
          </table:table-cell>
          <table:table-cell table:formula="of:=ABS(SUMPRODUCT([.G74:.G80];[.$D$13:.$D$19]))" office:value-type="float" office:value="2.10305127339397" calcext:value-type="float">
            <text:p>2.1031</text:p>
          </table:table-cell>
          <table:table-cell table:formula="of:=MAX([.$D$25]*MEDIAN([.H72:.H82]);[.$D$5])" office:value-type="float" office:value="0.102574275263952" calcext:value-type="float">
            <text:p>0.1026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$RawData.F78]" office:value-type="float" office:value="-0.996369734718411" calcext:value-type="float">
            <text:p>-0.996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VLOOKUP(IF([.F78]&gt;100;100-([.F78]-100);IF([.F78]&gt;=0;[.F78];-[.F78]));[.$A$2:.$B$102];2)" office:value-type="float" office:value="-0.884912828311661" calcext:value-type="float">
            <text:p>-0.8849</text:p>
          </table:table-cell>
          <table:table-cell table:formula="of:=ABS(SUMPRODUCT([.G75:.G81];[.$D$13:.$D$19]))" office:value-type="float" office:value="2.92172050812937" calcext:value-type="float">
            <text:p>2.9217</text:p>
          </table:table-cell>
          <table:table-cell table:formula="of:=MAX([.$D$25]*MEDIAN([.H73:.H83]);[.$D$5])" office:value-type="float" office:value="0.0539406445041053" calcext:value-type="float">
            <text:p>0.0539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$RawData.F79]" office:value-type="float" office:value="-0.965034719171888" calcext:value-type="float">
            <text:p>-0.9650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VLOOKUP(IF([.F79]&gt;100;100-([.F79]-100);IF([.F79]&gt;=0;[.F79];-[.F79]));[.$A$2:.$B$102];2)" office:value-type="float" office:value="-1.01854139953598" calcext:value-type="float">
            <text:p>-1.0185</text:p>
          </table:table-cell>
          <table:table-cell table:formula="of:=ABS(SUMPRODUCT([.G76:.G82];[.$D$13:.$D$19]))" office:value-type="float" office:value="2.50464046441327" calcext:value-type="float">
            <text:p>2.5046</text:p>
          </table:table-cell>
          <table:table-cell table:formula="of:=MAX([.$D$25]*MEDIAN([.H74:.H84]);[.$D$5])" office:value-type="float" office:value="0.0528933997260198" calcext:value-type="float">
            <text:p>0.0529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$RawData.F80]" office:value-type="float" office:value="-1.00391965590985" calcext:value-type="float">
            <text:p>-1.0039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VLOOKUP(IF([.F80]&gt;100;100-([.F80]-100);IF([.F80]&gt;=0;[.F80];-[.F80]));[.$A$2:.$B$102];2)" office:value-type="float" office:value="-0.906341591462902" calcext:value-type="float">
            <text:p>-0.9063</text:p>
          </table:table-cell>
          <table:table-cell table:formula="of:=ABS(SUMPRODUCT([.G77:.G83];[.$D$13:.$D$19]))" office:value-type="float" office:value="0.379010536662478" calcext:value-type="float">
            <text:p>0.3790</text:p>
          </table:table-cell>
          <table:table-cell table:formula="of:=MAX([.$D$25]*MEDIAN([.H75:.H85]);[.$D$5])" office:value-type="float" office:value="0.0528933997260198" calcext:value-type="float">
            <text:p>0.0529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$RawData.F81]" office:value-type="float" office:value="-1.02093415121609" calcext:value-type="float">
            <text:p>-1.0209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formula="of:=VLOOKUP(IF([.F81]&gt;100;100-([.F81]-100);IF([.F81]&gt;=0;[.F81];-[.F81]));[.$A$2:.$B$102];2)" office:value-type="float" office:value="-0.874279819479905" calcext:value-type="float">
            <text:p>-0.8743</text:p>
          </table:table-cell>
          <table:table-cell table:formula="of:=ABS(SUMPRODUCT([.G78:.G84];[.$D$13:.$D$19]))" office:value-type="float" office:value="2.16706109775326" calcext:value-type="float">
            <text:p>2.1671</text:p>
          </table:table-cell>
          <table:table-cell table:formula="of:=MAX([.$D$25]*MEDIAN([.H76:.H86]);[.$D$5])" office:value-type="float" office:value="0.0528933997260198" calcext:value-type="float">
            <text:p>0.052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$RawData.F82]" office:value-type="float" office:value="-0.989291805941624" calcext:value-type="float">
            <text:p>-0.9893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VLOOKUP(IF([.F82]&gt;100;100-([.F82]-100);IF([.F82]&gt;=0;[.F82];-[.F82]));[.$A$2:.$B$102];2)" office:value-type="float" office:value="-1.08505277686958" calcext:value-type="float">
            <text:p>-1.0851</text:p>
          </table:table-cell>
          <table:table-cell table:formula="of:=ABS(SUMPRODUCT([.G79:.G85];[.$D$13:.$D$19]))" office:value-type="float" office:value="2.749657686173" calcext:value-type="float">
            <text:p>2.7497</text:p>
          </table:table-cell>
          <table:table-cell table:formula="of:=MAX([.$D$25]*MEDIAN([.H77:.H87]);[.$D$5])" office:value-type="float" office:value="0.0528933997260198" calcext:value-type="float">
            <text:p>0.052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$RawData.F83]" office:value-type="float" office:value="-0.984053721578637" calcext:value-type="float">
            <text:p>-0.9841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VLOOKUP(IF([.F83]&gt;100;100-([.F83]-100);IF([.F83]&gt;=0;[.F83];-[.F83]));[.$A$2:.$B$102];2)" office:value-type="float" office:value="-0.984615808630388" calcext:value-type="float">
            <text:p>-0.9846</text:p>
          </table:table-cell>
          <table:table-cell table:formula="of:=ABS(SUMPRODUCT([.G80:.G86];[.$D$13:.$D$19]))" office:value-type="float" office:value="1.08445837283956" calcext:value-type="float">
            <text:p>1.0845</text:p>
          </table:table-cell>
          <table:table-cell table:formula="of:=MAX([.$D$25]*MEDIAN([.H78:.H88]);[.$D$5])" office:value-type="float" office:value="0.0287996226521029" calcext:value-type="float">
            <text:p>0.028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$RawData.F84]" office:value-type="float" office:value="-0.8851893179125" calcext:value-type="float">
            <text:p>-0.885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VLOOKUP(IF([.F84]&gt;100;100-([.F84]-100);IF([.F84]&gt;=0;[.F84];-[.F84]));[.$A$2:.$B$102];2)" office:value-type="float" office:value="-0.915772383050682" calcext:value-type="float">
            <text:p>-0.9158</text:p>
          </table:table-cell>
          <table:table-cell table:formula="of:=ABS(SUMPRODUCT([.G81:.G87];[.$D$13:.$D$19]))" office:value-type="float" office:value="0.53615709421231" calcext:value-type="float">
            <text:p>0.5362</text:p>
          </table:table-cell>
          <table:table-cell table:formula="of:=MAX([.$D$25]*MEDIAN([.H79:.H89]);[.$D$5])" office:value-type="float" office:value="0.0277483480339819" calcext:value-type="float">
            <text:p>0.027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$RawData.F85]" office:value-type="float" office:value="-0.876933821831606" calcext:value-type="float">
            <text:p>-0.876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VLOOKUP(IF([.F85]&gt;100;100-([.F85]-100);IF([.F85]&gt;=0;[.F85];-[.F85]));[.$A$2:.$B$102];2)" office:value-type="float" office:value="-0.982105877109752" calcext:value-type="float">
            <text:p>-0.9821</text:p>
          </table:table-cell>
          <table:table-cell table:formula="of:=ABS(SUMPRODUCT([.G82:.G88];[.$D$13:.$D$19]))" office:value-type="float" office:value="0.568916509692883" calcext:value-type="float">
            <text:p>0.5689</text:p>
          </table:table-cell>
          <table:table-cell table:formula="of:=MAX([.$D$25]*MEDIAN([.H80:.H90]);[.$D$5])" office:value-type="float" office:value="0.0277483480339819" calcext:value-type="float">
            <text:p>0.0277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$RawData.F86]" office:value-type="float" office:value="-0.894018847346374" calcext:value-type="float">
            <text:p>-0.8940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formula="of:=VLOOKUP(IF([.F86]&gt;100;100-([.F86]-100);IF([.F86]&gt;=0;[.F86];-[.F86]));[.$A$2:.$B$102];2)" office:value-type="float" office:value="-0.996369734718411" calcext:value-type="float">
            <text:p>-0.9964</text:p>
          </table:table-cell>
          <table:table-cell table:formula="of:=ABS(SUMPRODUCT([.G83:.G89];[.$D$13:.$D$19]))" office:value-type="float" office:value="0.232888024060313" calcext:value-type="float">
            <text:p>0.2329</text:p>
          </table:table-cell>
          <table:table-cell table:formula="of:=MAX([.$D$25]*MEDIAN([.H81:.H91]);[.$D$5])" office:value-type="float" office:value="0.0287996226521029" calcext:value-type="float">
            <text:p>0.028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$RawData.F87]" office:value-type="float" office:value="-0.842587512686928" calcext:value-type="float">
            <text:p>-0.8426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VLOOKUP(IF([.F87]&gt;100;100-([.F87]-100);IF([.F87]&gt;=0;[.F87];-[.F87]));[.$A$2:.$B$102];2)" office:value-type="float" office:value="-0.965034719171888" calcext:value-type="float">
            <text:p>-0.9650</text:p>
          </table:table-cell>
          <table:table-cell table:formula="of:=ABS(SUMPRODUCT([.G84:.G90];[.$D$13:.$D$19]))" office:value-type="float" office:value="0.590470495023386" calcext:value-type="float">
            <text:p>0.5905</text:p>
          </table:table-cell>
          <table:table-cell table:formula="of:=MAX([.$D$25]*MEDIAN([.H82:.H92]);[.$D$5])" office:value-type="float" office:value="0.0287996226521029" calcext:value-type="float">
            <text:p>0.028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$RawData.F88]" office:value-type="float" office:value="-0.828940846901287" calcext:value-type="float">
            <text:p>-0.8289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VLOOKUP(IF([.F88]&gt;100;100-([.F88]-100);IF([.F88]&gt;=0;[.F88];-[.F88]));[.$A$2:.$B$102];2)" office:value-type="float" office:value="-1.00391965590985" calcext:value-type="float">
            <text:p>-1.0039</text:p>
          </table:table-cell>
          <table:table-cell table:formula="of:=ABS(SUMPRODUCT([.G85:.G91];[.$D$13:.$D$19]))" office:value-type="float" office:value="0.236669707649141" calcext:value-type="float">
            <text:p>0.2367</text:p>
          </table:table-cell>
          <table:table-cell table:formula="of:=MAX([.$D$25]*MEDIAN([.H83:.H93]);[.$D$5])" office:value-type="float" office:value="0.0277483480339819" calcext:value-type="float">
            <text:p>0.0277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$RawData.F89]" office:value-type="float" office:value="-0.753206349760339" calcext:value-type="float">
            <text:p>-0.7532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formula="of:=VLOOKUP(IF([.F89]&gt;100;100-([.F89]-100);IF([.F89]&gt;=0;[.F89];-[.F89]));[.$A$2:.$B$102];2)" office:value-type="float" office:value="-1.02093415121609" calcext:value-type="float">
            <text:p>-1.0209</text:p>
          </table:table-cell>
          <table:table-cell table:formula="of:=ABS(SUMPRODUCT([.G86:.G92];[.$D$13:.$D$19]))" office:value-type="float" office:value="0.333482688421926" calcext:value-type="float">
            <text:p>0.3335</text:p>
          </table:table-cell>
          <table:table-cell table:formula="of:=MAX([.$D$25]*MEDIAN([.H84:.H94]);[.$D$5])" office:value-type="float" office:value="0.0277483480339819" calcext:value-type="float">
            <text:p>0.027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$RawData.F90]" office:value-type="float" office:value="-0.770098564733668" calcext:value-type="float">
            <text:p>-0.7701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VLOOKUP(IF([.F90]&gt;100;100-([.F90]-100);IF([.F90]&gt;=0;[.F90];-[.F90]));[.$A$2:.$B$102];2)" office:value-type="float" office:value="-0.989291805941624" calcext:value-type="float">
            <text:p>-0.9893</text:p>
          </table:table-cell>
          <table:table-cell table:formula="of:=ABS(SUMPRODUCT([.G87:.G93];[.$D$13:.$D$19]))" office:value-type="float" office:value="0.796296671157809" calcext:value-type="float">
            <text:p>0.7963</text:p>
          </table:table-cell>
          <table:table-cell table:formula="of:=MAX([.$D$25]*MEDIAN([.H85:.H95]);[.$D$5])" office:value-type="float" office:value="0.0287996226521029" calcext:value-type="float">
            <text:p>0.028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$RawData.F91]" office:value-type="float" office:value="-0.665681995828995" calcext:value-type="float">
            <text:p>-0.665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VLOOKUP(IF([.F91]&gt;100;100-([.F91]-100);IF([.F91]&gt;=0;[.F91];-[.F91]));[.$A$2:.$B$102];2)" office:value-type="float" office:value="-0.984053721578637" calcext:value-type="float">
            <text:p>-0.9841</text:p>
          </table:table-cell>
          <table:table-cell table:formula="of:=ABS(SUMPRODUCT([.G88:.G94];[.$D$13:.$D$19]))" office:value-type="float" office:value="1.05312690879083" calcext:value-type="float">
            <text:p>1.0531</text:p>
          </table:table-cell>
          <table:table-cell table:formula="of:=MAX([.$D$25]*MEDIAN([.H86:.H96]);[.$D$5])" office:value-type="float" office:value="0.0309753027350675" calcext:value-type="float">
            <text:p>0.031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$RawData.F92]" office:value-type="float" office:value="-0.590212917597529" calcext:value-type="float">
            <text:p>-0.5902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VLOOKUP(IF([.F92]&gt;100;100-([.F92]-100);IF([.F92]&gt;=0;[.F92];-[.F92]));[.$A$2:.$B$102];2)" office:value-type="float" office:value="-0.8851893179125" calcext:value-type="float">
            <text:p>-0.8852</text:p>
          </table:table-cell>
          <table:table-cell table:formula="of:=ABS(SUMPRODUCT([.G89:.G95];[.$D$13:.$D$19]))" office:value-type="float" office:value="0.774684537078679" calcext:value-type="float">
            <text:p>0.7747</text:p>
          </table:table-cell>
          <table:table-cell table:formula="of:=MAX([.$D$25]*MEDIAN([.H87:.H97]);[.$D$5])" office:value-type="float" office:value="0.0377844829340734" calcext:value-type="float">
            <text:p>0.037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$RawData.F93]" office:value-type="float" office:value="-0.518466819425022" calcext:value-type="float">
            <text:p>-0.5185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VLOOKUP(IF([.F93]&gt;100;100-([.F93]-100);IF([.F93]&gt;=0;[.F93];-[.F93]));[.$A$2:.$B$102];2)" office:value-type="float" office:value="-0.876933821831606" calcext:value-type="float">
            <text:p>-0.8769</text:p>
          </table:table-cell>
          <table:table-cell table:formula="of:=ABS(SUMPRODUCT([.G90:.G96];[.$D$13:.$D$19]))" office:value-type="float" office:value="0.00783128950050704" calcext:value-type="float">
            <text:p>0.0078</text:p>
          </table:table-cell>
          <table:table-cell table:formula="of:=MAX([.$D$25]*MEDIAN([.H88:.H98]);[.$D$5])" office:value-type="float" office:value="0.0388385937007103" calcext:value-type="float">
            <text:p>0.0388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$RawData.F94]" office:value-type="float" office:value="-0.474141813257644" calcext:value-type="float">
            <text:p>-0.4741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VLOOKUP(IF([.F94]&gt;100;100-([.F94]-100);IF([.F94]&gt;=0;[.F94];-[.F94]));[.$A$2:.$B$102];2)" office:value-type="float" office:value="-0.894018847346374" calcext:value-type="float">
            <text:p>-0.8940</text:p>
          </table:table-cell>
          <table:table-cell table:formula="of:=ABS(SUMPRODUCT([.G91:.G97];[.$D$13:.$D$19]))" office:value-type="float" office:value="0.635077846693212" calcext:value-type="float">
            <text:p>0.6351</text:p>
          </table:table-cell>
          <table:table-cell table:formula="of:=MAX([.$D$25]*MEDIAN([.H89:.H99]);[.$D$5])" office:value-type="float" office:value="0.0388385937007103" calcext:value-type="float">
            <text:p>0.0388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$RawData.F95]" office:value-type="float" office:value="-0.416477341453582" calcext:value-type="float">
            <text:p>-0.4165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VLOOKUP(IF([.F95]&gt;100;100-([.F95]-100);IF([.F95]&gt;=0;[.F95];-[.F95]));[.$A$2:.$B$102];2)" office:value-type="float" office:value="-0.842587512686928" calcext:value-type="float">
            <text:p>-0.8426</text:p>
          </table:table-cell>
          <table:table-cell table:formula="of:=ABS(SUMPRODUCT([.G92:.G98];[.$D$13:.$D$19]))" office:value-type="float" office:value="0.867092013070848" calcext:value-type="float">
            <text:p>0.8671</text:p>
          </table:table-cell>
          <table:table-cell table:formula="of:=MAX([.$D$25]*MEDIAN([.H90:.H100]);[.$D$5])" office:value-type="float" office:value="0.0388385937007103" calcext:value-type="float">
            <text:p>0.038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$RawData.F96]" office:value-type="float" office:value="-0.332460988773923" calcext:value-type="float">
            <text:p>-0.3325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VLOOKUP(IF([.F96]&gt;100;100-([.F96]-100);IF([.F96]&gt;=0;[.F96];-[.F96]));[.$A$2:.$B$102];2)" office:value-type="float" office:value="-0.828940846901287" calcext:value-type="float">
            <text:p>-0.8289</text:p>
          </table:table-cell>
          <table:table-cell table:formula="of:=ABS(SUMPRODUCT([.G93:.G99];[.$D$13:.$D$19]))" office:value-type="float" office:value="1.08399765613639" calcext:value-type="float">
            <text:p>1.0840</text:p>
          </table:table-cell>
          <table:table-cell table:formula="of:=MAX([.$D$25]*MEDIAN([.H91:.H101]);[.$D$5])" office:value-type="float" office:value="0.0377844829340734" calcext:value-type="float">
            <text:p>0.037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$RawData.F97]" office:value-type="float" office:value="-0.267457701684511" calcext:value-type="float">
            <text:p>-0.267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VLOOKUP(IF([.F97]&gt;100;100-([.F97]-100);IF([.F97]&gt;=0;[.F97];-[.F97]));[.$A$2:.$B$102];2)" office:value-type="float" office:value="-0.753206349760339" calcext:value-type="float">
            <text:p>-0.7532</text:p>
          </table:table-cell>
          <table:table-cell table:formula="of:=ABS(SUMPRODUCT([.G94:.G100];[.$D$13:.$D$19]))" office:value-type="float" office:value="1.35607889316592" calcext:value-type="float">
            <text:p>1.3561</text:p>
          </table:table-cell>
          <table:table-cell table:formula="of:=MAX([.$D$25]*MEDIAN([.H92:.H102]);[.$D$5])" office:value-type="float" office:value="0.0372670600985638" calcext:value-type="float">
            <text:p>0.037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$RawData.F98]" office:value-type="float" office:value="-0.323156157835477" calcext:value-type="float">
            <text:p>-0.3232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VLOOKUP(IF([.F98]&gt;100;100-([.F98]-100);IF([.F98]&gt;=0;[.F98];-[.F98]));[.$A$2:.$B$102];2)" office:value-type="float" office:value="-0.770098564733668" calcext:value-type="float">
            <text:p>-0.7701</text:p>
          </table:table-cell>
          <table:table-cell table:formula="of:=ABS(SUMPRODUCT([.G95:.G101];[.$D$13:.$D$19]))" office:value-type="float" office:value="1.27251436571431" calcext:value-type="float">
            <text:p>1.2725</text:p>
          </table:table-cell>
          <table:table-cell table:formula="of:=MAX([.$D$25]*MEDIAN([.H93:.H103]);[.$D$5])" office:value-type="float" office:value="0.0309753027350675" calcext:value-type="float">
            <text:p>0.031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$RawData.F99]" office:value-type="float" office:value="-0.167154946588178" calcext:value-type="float">
            <text:p>-0.1672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VLOOKUP(IF([.F99]&gt;100;100-([.F99]-100);IF([.F99]&gt;=0;[.F99];-[.F99]));[.$A$2:.$B$102];2)" office:value-type="float" office:value="-0.665681995828995" calcext:value-type="float">
            <text:p>-0.6657</text:p>
          </table:table-cell>
          <table:table-cell table:formula="of:=ABS(SUMPRODUCT([.G96:.G102];[.$D$13:.$D$19]))" office:value-type="float" office:value="0.764075963434836" calcext:value-type="float">
            <text:p>0.7641</text:p>
          </table:table-cell>
          <table:table-cell table:formula="of:=MAX([.$D$25]*MEDIAN([.H94:.H104]);[.$D$5])" office:value-type="float" office:value="0.0309753027350675" calcext:value-type="float">
            <text:p>0.031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$RawData.F100]" office:value-type="float" office:value="-0.0991688934094777" calcext:value-type="float">
            <text:p>-0.0992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VLOOKUP(IF([.F100]&gt;100;100-([.F100]-100);IF([.F100]&gt;=0;[.F100];-[.F100]));[.$A$2:.$B$102];2)" office:value-type="float" office:value="-0.590212917597529" calcext:value-type="float">
            <text:p>-0.5902</text:p>
          </table:table-cell>
          <table:table-cell table:formula="of:=ABS(SUMPRODUCT([.G97:.G103];[.$D$13:.$D$19]))" office:value-type="float" office:value="0.337784699874283" calcext:value-type="float">
            <text:p>0.3378</text:p>
          </table:table-cell>
          <table:table-cell table:formula="of:=MAX([.$D$25]*MEDIAN([.H95:.H105]);[.$D$5])" office:value-type="float" office:value="0.0372670600985638" calcext:value-type="float">
            <text:p>0.037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$RawData.F101]" office:value-type="float" office:value="0.0184878102069366" calcext:value-type="float">
            <text:p>0.018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VLOOKUP(IF([.F101]&gt;100;100-([.F101]-100);IF([.F101]&gt;=0;[.F101];-[.F101]));[.$A$2:.$B$102];2)" office:value-type="float" office:value="-0.518466819425022" calcext:value-type="float">
            <text:p>-0.5185</text:p>
          </table:table-cell>
          <table:table-cell table:formula="of:=ABS(SUMPRODUCT([.G98:.G104];[.$D$13:.$D$19]))" office:value-type="float" office:value="0.205588104139282" calcext:value-type="float">
            <text:p>0.2056</text:p>
          </table:table-cell>
          <table:table-cell table:formula="of:=MAX([.$D$25]*MEDIAN([.H96:.H106]);[.$D$5])" office:value-type="float" office:value="0.0372670600985638" calcext:value-type="float">
            <text:p>0.037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$RawData.F102]" office:value-type="float" office:value="0.0593230959994008" calcext:value-type="float">
            <text:p>0.059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VLOOKUP(IF([.F102]&gt;100;100-([.F102]-100);IF([.F102]&gt;=0;[.F102];-[.F102]));[.$A$2:.$B$102];2)" office:value-type="float" office:value="-0.474141813257644" calcext:value-type="float">
            <text:p>-0.4741</text:p>
          </table:table-cell>
          <table:table-cell table:formula="of:=ABS(SUMPRODUCT([.G99:.G105];[.$D$13:.$D$19]))" office:value-type="float" office:value="0.0615775926890224" calcext:value-type="float">
            <text:p>0.0616</text:p>
          </table:table-cell>
          <table:table-cell table:formula="of:=MAX([.$D$25]*MEDIAN([.H97:.H107]);[.$D$5])" office:value-type="float" office:value="0.0372670600985638" calcext:value-type="float">
            <text:p>0.0373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3" calcext:value-type="float">
            <text:p>93</text:p>
          </table:table-cell>
          <table:table-cell table:formula="of:=VLOOKUP(IF([.F103]&gt;100;100-([.F103]-100);IF([.F103]&gt;=0;[.F103];-[.F103]));[.$A$2:.$B$102];2)" office:value-type="float" office:value="-0.416477341453582" calcext:value-type="float">
            <text:p>-0.4165</text:p>
          </table:table-cell>
          <table:table-cell table:formula="of:=ABS(SUMPRODUCT([.G100:.G106];[.$D$13:.$D$19]))" office:value-type="float" office:value="0.0326828498223234" calcext:value-type="float">
            <text:p>0.0327</text:p>
          </table:table-cell>
          <table:table-cell table:formula="of:=MAX([.$D$25]*MEDIAN([.H98:.H108]);[.$D$5])" office:value-type="float" office:value="0.0372670600985638" calcext:value-type="float">
            <text:p>0.0373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4" calcext:value-type="float">
            <text:p>94</text:p>
          </table:table-cell>
          <table:table-cell table:formula="of:=VLOOKUP(IF([.F104]&gt;100;100-([.F104]-100);IF([.F104]&gt;=0;[.F104];-[.F104]));[.$A$2:.$B$102];2)" office:value-type="float" office:value="-0.332460988773923" calcext:value-type="float">
            <text:p>-0.3325</text:p>
          </table:table-cell>
          <table:table-cell table:formula="of:=ABS(SUMPRODUCT([.G101:.G107];[.$D$13:.$D$19]))" office:value-type="float" office:value="0.488360188952605" calcext:value-type="float">
            <text:p>0.4884</text:p>
          </table:table-cell>
          <table:table-cell table:formula="of:=MAX([.$D$25]*MEDIAN([.H99:.H109]);[.$D$5])" office:value-type="float" office:value="0.0242780219496502" calcext:value-type="float">
            <text:p>0.0243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5" calcext:value-type="float">
            <text:p>95</text:p>
          </table:table-cell>
          <table:table-cell table:formula="of:=VLOOKUP(IF([.F105]&gt;100;100-([.F105]-100);IF([.F105]&gt;=0;[.F105];-[.F105]));[.$A$2:.$B$102];2)" office:value-type="float" office:value="-0.267457701684511" calcext:value-type="float">
            <text:p>-0.2675</text:p>
          </table:table-cell>
          <table:table-cell table:formula="of:=ABS(SUMPRODUCT([.G102:.G108];[.$D$13:.$D$19]))" office:value-type="float" office:value="1.55662014386736" calcext:value-type="float">
            <text:p>1.5566</text:p>
          </table:table-cell>
          <table:table-cell table:formula="of:=MAX([.$D$25]*MEDIAN([.H100:.H110]);[.$D$5])" office:value-type="float" office:value="0.0238192920369165" calcext:value-type="float">
            <text:p>0.0238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6" calcext:value-type="float">
            <text:p>96</text:p>
          </table:table-cell>
          <table:table-cell table:formula="of:=VLOOKUP(IF([.F106]&gt;100;100-([.F106]-100);IF([.F106]&gt;=0;[.F106];-[.F106]));[.$A$2:.$B$102];2)" office:value-type="float" office:value="-0.323156157835477" calcext:value-type="float">
            <text:p>-0.3232</text:p>
          </table:table-cell>
          <table:table-cell table:formula="of:=ABS(SUMPRODUCT([.G103:.G109];[.$D$13:.$D$19]))" office:value-type="float" office:value="2.13572319447298" calcext:value-type="float">
            <text:p>2.1357</text:p>
          </table:table-cell>
          <table:table-cell table:formula="of:=MAX([.$D$25]*MEDIAN([.H101:.H111]);[.$D$5])" office:value-type="float" office:value="0.0242780219496502" calcext:value-type="float">
            <text:p>0.0243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7" calcext:value-type="float">
            <text:p>97</text:p>
          </table:table-cell>
          <table:table-cell table:formula="of:=VLOOKUP(IF([.F107]&gt;100;100-([.F107]-100);IF([.F107]&gt;=0;[.F107];-[.F107]));[.$A$2:.$B$102];2)" office:value-type="float" office:value="-0.167154946588178" calcext:value-type="float">
            <text:p>-0.1672</text:p>
          </table:table-cell>
          <table:table-cell table:formula="of:=ABS(SUMPRODUCT([.G104:.G110];[.$D$13:.$D$19]))" office:value-type="float" office:value="1.77109538081984" calcext:value-type="float">
            <text:p>1.7711</text:p>
          </table:table-cell>
          <table:table-cell table:formula="of:=MAX([.$D$25]*MEDIAN([.H102:.H112]);[.$D$5])" office:value-type="float" office:value="0.0242780219496502" calcext:value-type="float">
            <text:p>0.0243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8" calcext:value-type="float">
            <text:p>98</text:p>
          </table:table-cell>
          <table:table-cell table:formula="of:=VLOOKUP(IF([.F108]&gt;100;100-([.F108]-100);IF([.F108]&gt;=0;[.F108];-[.F108]));[.$A$2:.$B$102];2)" office:value-type="float" office:value="-0.0991688934094777" calcext:value-type="float">
            <text:p>-0.0992</text:p>
          </table:table-cell>
          <table:table-cell table:formula="of:=ABS(SUMPRODUCT([.G105:.G111];[.$D$13:.$D$19]))" office:value-type="float" office:value="1.08739930200982" calcext:value-type="float">
            <text:p>1.0874</text:p>
          </table:table-cell>
          <table:table-cell table:formula="of:=MAX([.$D$25]*MEDIAN([.H103:.H113]);[.$D$5])" office:value-type="float" office:value="0.0530368406787244" calcext:value-type="float">
            <text:p>0.0530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99" calcext:value-type="float">
            <text:p>99</text:p>
          </table:table-cell>
          <table:table-cell table:formula="of:=VLOOKUP(IF([.F109]&gt;100;100-([.F109]-100);IF([.F109]&gt;=0;[.F109];-[.F109]));[.$A$2:.$B$102];2)" office:value-type="float" office:value="0.0184878102069366" calcext:value-type="float">
            <text:p>0.0185</text:p>
          </table:table-cell>
          <table:table-cell table:formula="of:=ABS(SUMPRODUCT([.G106:.G112];[.$D$13:.$D$19]))" office:value-type="float" office:value="0.497765398247392" calcext:value-type="float">
            <text:p>0.4978</text:p>
          </table:table-cell>
          <table:table-cell table:formula="of:=MAX([.$D$25]*MEDIAN([.H104:.H114]);[.$D$5])" office:value-type="float" office:value="0.0530368406787244" calcext:value-type="float">
            <text:p>0.0530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VLOOKUP(IF([.F110]&gt;100;100-([.F110]-100);IF([.F110]&gt;=0;[.F110];-[.F110]));[.$A$2:.$B$102];2)" office:value-type="float" office:value="0.0593230959994008" calcext:value-type="float">
            <text:p>0.0593</text:p>
          </table:table-cell>
          <table:table-cell table:formula="of:=ABS(SUMPRODUCT([.G107:.G113];[.$D$13:.$D$19]))" office:value-type="float" office:value="0.223889213957457" calcext:value-type="float">
            <text:p>0.2239</text:p>
          </table:table-cell>
          <table:table-cell table:formula="of:=MAX([.$D$25]*MEDIAN([.H105:.H115]);[.$D$5])" office:value-type="float" office:value="0.0759226297230423" calcext:value-type="float">
            <text:p>0.0759</text:p>
          </table:table-cell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1" calcext:value-type="float">
            <text:p>101</text:p>
          </table:table-cell>
          <table:table-cell table:style-name="ce26" table:formula="of:=VLOOKUP(IF([.F111]&gt;100;100-([.F111]-100);IF([.F111]&gt;=0;[.F111];-[.F111]));[.$A$2:.$B$102];2)" office:value-type="float" office:value="0.0184878102069366" calcext:value-type="float">
            <text:p>0.0185</text:p>
          </table:table-cell>
          <table:table-cell table:style-name="ce26" table:formula="of:=ABS(SUMPRODUCT([.G108:.G114];[.$D$13:.$D$19]))" office:value-type="float" office:value="0.497765398247392" calcext:value-type="float">
            <text:p>0.4978</text:p>
          </table:table-cell>
          <table:table-cell table:style-name="ce51"/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2" calcext:value-type="float">
            <text:p>102</text:p>
          </table:table-cell>
          <table:table-cell table:style-name="ce26" table:formula="of:=VLOOKUP(IF([.F112]&gt;100;100-([.F112]-100);IF([.F112]&gt;=0;[.F112];-[.F112]));[.$A$2:.$B$102];2)" office:value-type="float" office:value="-0.0991688934094777" calcext:value-type="float">
            <text:p>-0.0992</text:p>
          </table:table-cell>
          <table:table-cell table:style-name="ce26" table:formula="of:=ABS(SUMPRODUCT([.G109:.G115];[.$D$13:.$D$19]))" office:value-type="float" office:value="1.08739930200982" calcext:value-type="float">
            <text:p>1.0874</text:p>
          </table:table-cell>
          <table:table-cell table:style-name="ce51"/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3" calcext:value-type="float">
            <text:p>103</text:p>
          </table:table-cell>
          <table:table-cell table:style-name="ce26" table:formula="of:=VLOOKUP(IF([.F113]&gt;100;100-([.F113]-100);IF([.F113]&gt;=0;[.F113];-[.F113]));[.$A$2:.$B$102];2)" office:value-type="float" office:value="-0.167154946588178" calcext:value-type="float">
            <text:p>-0.1672</text:p>
          </table:table-cell>
          <table:table-cell table:style-name="ce26" table:formula="of:=ABS(SUMPRODUCT([.G110:.G116];[.$D$13:.$D$19]))" office:value-type="float" office:value="1.77109538081984" calcext:value-type="float">
            <text:p>1.7711</text:p>
          </table:table-cell>
          <table:table-cell table:style-name="ce51"/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4" calcext:value-type="float">
            <text:p>104</text:p>
          </table:table-cell>
          <table:table-cell table:style-name="ce26" table:formula="of:=VLOOKUP(IF([.F114]&gt;100;100-([.F114]-100);IF([.F114]&gt;=0;[.F114];-[.F114]));[.$A$2:.$B$102];2)" office:value-type="float" office:value="-0.323156157835477" calcext:value-type="float">
            <text:p>-0.3232</text:p>
          </table:table-cell>
          <table:table-cell table:style-name="ce26" table:formula="of:=ABS(SUMPRODUCT([.G111:.G117];[.$D$13:.$D$19]))" office:value-type="float" office:value="2.13572319447298" calcext:value-type="float">
            <text:p>2.1357</text:p>
          </table:table-cell>
          <table:table-cell table:style-name="ce51"/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5" calcext:value-type="float">
            <text:p>105</text:p>
          </table:table-cell>
          <table:table-cell table:style-name="ce26" table:formula="of:=VLOOKUP(IF([.F115]&gt;100;100-([.F115]-100);IF([.F115]&gt;=0;[.F115];-[.F115]));[.$A$2:.$B$102];2)" office:value-type="float" office:value="-0.267457701684511" calcext:value-type="float">
            <text:p>-0.2675</text:p>
          </table:table-cell>
          <table:table-cell table:style-name="ce26" table:formula="of:=ABS(SUMPRODUCT([.G112:.G118];[.$D$13:.$D$19]))" office:value-type="float" office:value="1.55662014386736" calcext:value-type="float">
            <text:p>1.5566</text:p>
          </table:table-cell>
          <table:table-cell table:style-name="ce51"/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6" calcext:value-type="float">
            <text:p>106</text:p>
          </table:table-cell>
          <table:table-cell table:style-name="ce26" table:formula="of:=VLOOKUP(IF([.F116]&gt;100;100-([.F116]-100);IF([.F116]&gt;=0;[.F116];-[.F116]));[.$A$2:.$B$102];2)" office:value-type="float" office:value="-0.332460988773923" calcext:value-type="float">
            <text:p>-0.3325</text:p>
          </table:table-cell>
          <table:table-cell table:style-name="ce51" table:number-columns-repeated="2"/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7" calcext:value-type="float">
            <text:p>107</text:p>
          </table:table-cell>
          <table:table-cell table:style-name="ce26" table:formula="of:=VLOOKUP(IF([.F117]&gt;100;100-([.F117]-100);IF([.F117]&gt;=0;[.F117];-[.F117]));[.$A$2:.$B$102];2)" office:value-type="float" office:value="-0.416477341453582" calcext:value-type="float">
            <text:p>-0.4165</text:p>
          </table:table-cell>
          <table:table-cell table:style-name="ce51" table:number-columns-repeated="2"/>
        </table:table-row>
        <table:table-row table:style-name="ro2">
          <table:table-cell table:style-name="ce40" table:number-columns-repeated="2"/>
          <table:table-cell table:number-columns-repeated="3"/>
          <table:table-cell table:style-name="ce48" office:value-type="float" office:value="108" calcext:value-type="float">
            <text:p>108</text:p>
          </table:table-cell>
          <table:table-cell table:style-name="ce26" table:formula="of:=VLOOKUP(IF([.F118]&gt;100;100-([.F118]-100);IF([.F118]&gt;=0;[.F118];-[.F118]));[.$A$2:.$B$102];2)" office:value-type="float" office:value="-0.474141813257644" calcext:value-type="float">
            <text:p>-0.4741</text:p>
          </table:table-cell>
          <table:table-cell table:style-name="ce51" table:number-columns-repeated="2"/>
        </table:table-row>
      </table:table>
      <table:table table:name="To_Export_With_Formula" table:style-name="ta1">
        <table:table-column table:style-name="co1" table:number-columns-repeated="3" table:default-cell-style-name="ce48"/>
        <table:table-column table:style-name="co3" table:default-cell-style-name="ce48"/>
        <table:table-column table:style-name="co1" table:number-columns-repeated="101" table:default-cell-style-name="ce60"/>
        <table:table-row table:style-name="ro2">
          <table:table-cell table:style-name="ce19" office:value-type="string" calcext:value-type="string">
            <text:p>Window Size</text:p>
          </table:table-cell>
          <table:table-cell table:style-name="ce19" office:value-type="string" calcext:value-type="string">
            <text:p>Min Noise Level</text:p>
          </table:table-cell>
          <table:table-cell table:style-name="ce19" office:value-type="string" calcext:value-type="string">
            <text:p>Difference Order</text:p>
          </table:table-cell>
          <table:table-cell table:style-name="ce19" office:value-type="string" calcext:value-type="string">
            <text:p>Accuracy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81" calcext:value-type="float">
            <text:p>81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100" calcext:value-type="float">
            <text:p>100</text:p>
          </table:table-cell>
        </table:table-row>
        <table:table-row table:style-name="ro2">
          <table:table-cell table:style-name="ce20" table:formula="of:=NA()" office:value-type="string" office:string-value="" calcext:value-type="error">
            <text:p>#N/A</text:p>
          </table:table-cell>
          <table:table-cell table:style-name="ce20" table:formula="of:=NA()" office:value-type="string" office:string-value="" calcext:value-type="error">
            <text:p>#N/A</text:p>
          </table:table-cell>
          <table:table-cell table:style-name="ce20" table:formula="of:=NA()" office:value-type="string" office:string-value="" calcext:value-type="error">
            <text:p>#N/A</text:p>
          </table:table-cell>
          <table:table-cell table:style-name="ce20" table:formula="of:=NA()" office:value-type="string" office:string-value="" calcext:value-type="error">
            <text:p>#N/A</text:p>
          </table:table-cell>
          <table:table-cell table:style-name="ce59" table:formula="of:=VLOOKUP([.E$1];[Diff5_Acc2_WindowNone.$F$5:.$I$105];2)" office:value-type="float" office:value="-0.0590418038387701" calcext:value-type="float">
            <text:p>-0.0590418038387701</text:p>
          </table:table-cell>
          <table:table-cell table:style-name="ce59" table:formula="of:=VLOOKUP([.F$1];[Diff5_Acc2_WindowNone.$F$5:.$I$105];2)" office:value-type="float" office:value="0.0943535834281746" calcext:value-type="float">
            <text:p>0.0943535834281746</text:p>
          </table:table-cell>
          <table:table-cell table:style-name="ce59" table:formula="of:=VLOOKUP([.G$1];[Diff5_Acc2_WindowNone.$F$5:.$I$105];2)" office:value-type="float" office:value="0.199610696707417" calcext:value-type="float">
            <text:p>0.1996106967074170</text:p>
          </table:table-cell>
          <table:table-cell table:style-name="ce59" table:formula="of:=VLOOKUP([.H$1];[Diff5_Acc2_WindowNone.$F$5:.$I$105];2)" office:value-type="float" office:value="0.207666566544525" calcext:value-type="float">
            <text:p>0.2076665665445250</text:p>
          </table:table-cell>
          <table:table-cell table:style-name="ce59" table:formula="of:=VLOOKUP([.I$1];[Diff5_Acc2_WindowNone.$F$5:.$I$105];2)" office:value-type="float" office:value="0.256597637891149" calcext:value-type="float">
            <text:p>0.2565976378911490</text:p>
          </table:table-cell>
          <table:table-cell table:style-name="ce59" table:formula="of:=VLOOKUP([.J$1];[Diff5_Acc2_WindowNone.$F$5:.$I$105];2)" office:value-type="float" office:value="0.313082223503705" calcext:value-type="float">
            <text:p>0.3130822235037050</text:p>
          </table:table-cell>
          <table:table-cell table:style-name="ce59" table:formula="of:=VLOOKUP([.K$1];[Diff5_Acc2_WindowNone.$F$5:.$I$105];2)" office:value-type="float" office:value="0.427282043695533" calcext:value-type="float">
            <text:p>0.4272820436955330</text:p>
          </table:table-cell>
          <table:table-cell table:style-name="ce59" table:formula="of:=VLOOKUP([.L$1];[Diff5_Acc2_WindowNone.$F$5:.$I$105];2)" office:value-type="float" office:value="0.433680768847359" calcext:value-type="float">
            <text:p>0.4336807688473590</text:p>
          </table:table-cell>
          <table:table-cell table:style-name="ce59" table:formula="of:=VLOOKUP([.M$1];[Diff5_Acc2_WindowNone.$F$5:.$I$105];2)" office:value-type="float" office:value="0.5529790761949" calcext:value-type="float">
            <text:p>0.5529790761949000</text:p>
          </table:table-cell>
          <table:table-cell table:style-name="ce59" table:formula="of:=VLOOKUP([.N$1];[Diff5_Acc2_WindowNone.$F$5:.$I$105];2)" office:value-type="float" office:value="0.620511697979542" calcext:value-type="float">
            <text:p>0.6205116979795420</text:p>
          </table:table-cell>
          <table:table-cell table:style-name="ce59" table:formula="of:=VLOOKUP([.O$1];[Diff5_Acc2_WindowNone.$F$5:.$I$105];2)" office:value-type="float" office:value="0.636745961502969" calcext:value-type="float">
            <text:p>0.6367459615029690</text:p>
          </table:table-cell>
          <table:table-cell table:style-name="ce59" table:formula="of:=VLOOKUP([.P$1];[Diff5_Acc2_WindowNone.$F$5:.$I$105];2)" office:value-type="float" office:value="0.64023239070806" calcext:value-type="float">
            <text:p>0.6402323907080600</text:p>
          </table:table-cell>
          <table:table-cell table:style-name="ce59" table:formula="of:=VLOOKUP([.Q$1];[Diff5_Acc2_WindowNone.$F$5:.$I$105];2)" office:value-type="float" office:value="0.761281039050328" calcext:value-type="float">
            <text:p>0.7612810390503280</text:p>
          </table:table-cell>
          <table:table-cell table:style-name="ce59" table:formula="of:=VLOOKUP([.R$1];[Diff5_Acc2_WindowNone.$F$5:.$I$105];2)" office:value-type="float" office:value="0.735236000225573" calcext:value-type="float">
            <text:p>0.7352360002255730</text:p>
          </table:table-cell>
          <table:table-cell table:style-name="ce59" table:formula="of:=VLOOKUP([.S$1];[Diff5_Acc2_WindowNone.$F$5:.$I$105];2)" office:value-type="float" office:value="0.767798890073069" calcext:value-type="float">
            <text:p>0.7677988900730690</text:p>
          </table:table-cell>
          <table:table-cell table:style-name="ce59" table:formula="of:=VLOOKUP([.T$1];[Diff5_Acc2_WindowNone.$F$5:.$I$105];2)" office:value-type="float" office:value="0.830826982774496" calcext:value-type="float">
            <text:p>0.8308269827744960</text:p>
          </table:table-cell>
          <table:table-cell table:style-name="ce59" table:formula="of:=VLOOKUP([.U$1];[Diff5_Acc2_WindowNone.$F$5:.$I$105];2)" office:value-type="float" office:value="0.864381649702657" calcext:value-type="float">
            <text:p>0.8643816497026570</text:p>
          </table:table-cell>
          <table:table-cell table:style-name="ce59" table:formula="of:=VLOOKUP([.V$1];[Diff5_Acc2_WindowNone.$F$5:.$I$105];2)" office:value-type="float" office:value="0.860024631128125" calcext:value-type="float">
            <text:p>0.8600246311281250</text:p>
          </table:table-cell>
          <table:table-cell table:style-name="ce59" table:formula="of:=VLOOKUP([.W$1];[Diff5_Acc2_WindowNone.$F$5:.$I$105];2)" office:value-type="float" office:value="0.915036058081084" calcext:value-type="float">
            <text:p>0.9150360580810840</text:p>
          </table:table-cell>
          <table:table-cell table:style-name="ce59" table:formula="of:=VLOOKUP([.X$1];[Diff5_Acc2_WindowNone.$F$5:.$I$105];2)" office:value-type="float" office:value="0.849391365384208" calcext:value-type="float">
            <text:p>0.8493913653842080</text:p>
          </table:table-cell>
          <table:table-cell table:style-name="ce59" table:formula="of:=VLOOKUP([.Y$1];[Diff5_Acc2_WindowNone.$F$5:.$I$105];2)" office:value-type="float" office:value="0.906302664413847" calcext:value-type="float">
            <text:p>0.9063026644138470</text:p>
          </table:table-cell>
          <table:table-cell table:style-name="ce59" table:formula="of:=VLOOKUP([.Z$1];[Diff5_Acc2_WindowNone.$F$5:.$I$105];2)" office:value-type="float" office:value="0.998908766466436" calcext:value-type="float">
            <text:p>0.9989087664664360</text:p>
          </table:table-cell>
          <table:table-cell table:style-name="ce59" table:formula="of:=VLOOKUP([.AA$1];[Diff5_Acc2_WindowNone.$F$5:.$I$105];2)" office:value-type="float" office:value="1.01023214794285" calcext:value-type="float">
            <text:p>1.0102321479428500</text:p>
          </table:table-cell>
          <table:table-cell table:style-name="ce59" table:formula="of:=VLOOKUP([.AB$1];[Diff5_Acc2_WindowNone.$F$5:.$I$105];2)" office:value-type="float" office:value="0.972607745125448" calcext:value-type="float">
            <text:p>0.9726077451254480</text:p>
          </table:table-cell>
          <table:table-cell table:style-name="ce59" table:formula="of:=VLOOKUP([.AC$1];[Diff5_Acc2_WindowNone.$F$5:.$I$105];2)" office:value-type="float" office:value="1.02293786735275" calcext:value-type="float">
            <text:p>1.0229378673527500</text:p>
          </table:table-cell>
          <table:table-cell table:style-name="ce59" table:formula="of:=VLOOKUP([.AD$1];[Diff5_Acc2_WindowNone.$F$5:.$I$105];2)" office:value-type="float" office:value="1.00374431706903" calcext:value-type="float">
            <text:p>1.0037443170690300</text:p>
          </table:table-cell>
          <table:table-cell table:style-name="ce59" table:formula="of:=VLOOKUP([.AE$1];[Diff5_Acc2_WindowNone.$F$5:.$I$105];2)" office:value-type="float" office:value="0.950640394109323" calcext:value-type="float">
            <text:p>0.9506403941093230</text:p>
          </table:table-cell>
          <table:table-cell table:style-name="ce59" table:formula="of:=VLOOKUP([.AF$1];[Diff5_Acc2_WindowNone.$F$5:.$I$105];2)" office:value-type="float" office:value="0.865902501350606" calcext:value-type="float">
            <text:p>0.8659025013506060</text:p>
          </table:table-cell>
          <table:table-cell table:style-name="ce59" table:formula="of:=VLOOKUP([.AG$1];[Diff5_Acc2_WindowNone.$F$5:.$I$105];2)" office:value-type="float" office:value="1.04252588599323" calcext:value-type="float">
            <text:p>1.0425258859932300</text:p>
          </table:table-cell>
          <table:table-cell table:style-name="ce59" table:formula="of:=VLOOKUP([.AH$1];[Diff5_Acc2_WindowNone.$F$5:.$I$105];2)" office:value-type="float" office:value="1.026994841424" calcext:value-type="float">
            <text:p>1.0269948414240000</text:p>
          </table:table-cell>
          <table:table-cell table:style-name="ce59" table:formula="of:=VLOOKUP([.AI$1];[Diff5_Acc2_WindowNone.$F$5:.$I$105];2)" office:value-type="float" office:value="1.02103474474768" calcext:value-type="float">
            <text:p>1.0210347447476800</text:p>
          </table:table-cell>
          <table:table-cell table:style-name="ce59" table:formula="of:=VLOOKUP([.AJ$1];[Diff5_Acc2_WindowNone.$F$5:.$I$105];2)" office:value-type="float" office:value="0.986929414783528" calcext:value-type="float">
            <text:p>0.9869294147835280</text:p>
          </table:table-cell>
          <table:table-cell table:style-name="ce59" table:formula="of:=VLOOKUP([.AK$1];[Diff5_Acc2_WindowNone.$F$5:.$I$105];2)" office:value-type="float" office:value="0.969427351855216" calcext:value-type="float">
            <text:p>0.9694273518552160</text:p>
          </table:table-cell>
          <table:table-cell table:style-name="ce59" table:formula="of:=VLOOKUP([.AL$1];[Diff5_Acc2_WindowNone.$F$5:.$I$105];2)" office:value-type="float" office:value="0.875123797331329" calcext:value-type="float">
            <text:p>0.8751237973313290</text:p>
          </table:table-cell>
          <table:table-cell table:style-name="ce59" table:formula="of:=VLOOKUP([.AM$1];[Diff5_Acc2_WindowNone.$F$5:.$I$105];2)" office:value-type="float" office:value="0.852016664338893" calcext:value-type="float">
            <text:p>0.8520166643388930</text:p>
          </table:table-cell>
          <table:table-cell table:style-name="ce59" table:formula="of:=VLOOKUP([.AN$1];[Diff5_Acc2_WindowNone.$F$5:.$I$105];2)" office:value-type="float" office:value="0.816156995641088" calcext:value-type="float">
            <text:p>0.8161569956410880</text:p>
          </table:table-cell>
          <table:table-cell table:style-name="ce59" table:formula="of:=VLOOKUP([.AO$1];[Diff5_Acc2_WindowNone.$F$5:.$I$105];2)" office:value-type="float" office:value="0.767842516780411" calcext:value-type="float">
            <text:p>0.7678425167804110</text:p>
          </table:table-cell>
          <table:table-cell table:style-name="ce59" table:formula="of:=VLOOKUP([.AP$1];[Diff5_Acc2_WindowNone.$F$5:.$I$105];2)" office:value-type="float" office:value="0.77006327770948" calcext:value-type="float">
            <text:p>0.7700632777094800</text:p>
          </table:table-cell>
          <table:table-cell table:style-name="ce59" table:formula="of:=VLOOKUP([.AQ$1];[Diff5_Acc2_WindowNone.$F$5:.$I$105];2)" office:value-type="float" office:value="0.744617557349897" calcext:value-type="float">
            <text:p>0.7446175573498970</text:p>
          </table:table-cell>
          <table:table-cell table:style-name="ce59" table:formula="of:=VLOOKUP([.AR$1];[Diff5_Acc2_WindowNone.$F$5:.$I$105];2)" office:value-type="float" office:value="0.655333136800354" calcext:value-type="float">
            <text:p>0.6553331368003540</text:p>
          </table:table-cell>
          <table:table-cell table:style-name="ce59" table:formula="of:=VLOOKUP([.AS$1];[Diff5_Acc2_WindowNone.$F$5:.$I$105];2)" office:value-type="float" office:value="0.744973681389955" calcext:value-type="float">
            <text:p>0.7449736813899550</text:p>
          </table:table-cell>
          <table:table-cell table:style-name="ce59" table:formula="of:=VLOOKUP([.AT$1];[Diff5_Acc2_WindowNone.$F$5:.$I$105];2)" office:value-type="float" office:value="0.630271185327803" calcext:value-type="float">
            <text:p>0.6302711853278030</text:p>
          </table:table-cell>
          <table:table-cell table:style-name="ce59" table:formula="of:=VLOOKUP([.AU$1];[Diff5_Acc2_WindowNone.$F$5:.$I$105];2)" office:value-type="float" office:value="0.679941326250664" calcext:value-type="float">
            <text:p>0.6799413262506640</text:p>
          </table:table-cell>
          <table:table-cell table:style-name="ce59" table:formula="of:=VLOOKUP([.AV$1];[Diff5_Acc2_WindowNone.$F$5:.$I$105];2)" office:value-type="float" office:value="0.722725157495885" calcext:value-type="float">
            <text:p>0.7227251574958850</text:p>
          </table:table-cell>
          <table:table-cell table:style-name="ce59" table:formula="of:=VLOOKUP([.AW$1];[Diff5_Acc2_WindowNone.$F$5:.$I$105];2)" office:value-type="float" office:value="0.851786332380421" calcext:value-type="float">
            <text:p>0.8517863323804210</text:p>
          </table:table-cell>
          <table:table-cell table:style-name="ce59" table:formula="of:=VLOOKUP([.AX$1];[Diff5_Acc2_WindowNone.$F$5:.$I$105];2)" office:value-type="float" office:value="0.8181644158567" calcext:value-type="float">
            <text:p>0.8181644158567000</text:p>
          </table:table-cell>
          <table:table-cell table:style-name="ce59" table:formula="of:=VLOOKUP([.AY$1];[Diff5_Acc2_WindowNone.$F$5:.$I$105];2)" office:value-type="float" office:value="0.921325615299475" calcext:value-type="float">
            <text:p>0.9213256152994750</text:p>
          </table:table-cell>
          <table:table-cell table:style-name="ce59" table:formula="of:=VLOOKUP([.AZ$1];[Diff5_Acc2_WindowNone.$F$5:.$I$105];2)" office:value-type="float" office:value="1.28108141949725" calcext:value-type="float">
            <text:p>1.2810814194972500</text:p>
          </table:table-cell>
          <table:table-cell table:style-name="ce59" table:formula="of:=VLOOKUP([.BA$1];[Diff5_Acc2_WindowNone.$F$5:.$I$105];2)" office:value-type="float" office:value="0.894658849936564" calcext:value-type="float">
            <text:p>0.8946588499365640</text:p>
          </table:table-cell>
          <table:table-cell table:style-name="ce59" table:formula="of:=VLOOKUP([.BB$1];[Diff5_Acc2_WindowNone.$F$5:.$I$105];2)" office:value-type="float" office:value="1.37360478927053" calcext:value-type="float">
            <text:p>1.3736047892705300</text:p>
          </table:table-cell>
          <table:table-cell table:style-name="ce59" table:formula="of:=VLOOKUP([.BC$1];[Diff5_Acc2_WindowNone.$F$5:.$I$105];2)" office:value-type="float" office:value="1.22608072980064" calcext:value-type="float">
            <text:p>1.2260807298006400</text:p>
          </table:table-cell>
          <table:table-cell table:style-name="ce59" table:formula="of:=VLOOKUP([.BD$1];[Diff5_Acc2_WindowNone.$F$5:.$I$105];2)" office:value-type="float" office:value="1.06112948041573" calcext:value-type="float">
            <text:p>1.0611294804157300</text:p>
          </table:table-cell>
          <table:table-cell table:style-name="ce59" table:formula="of:=VLOOKUP([.BE$1];[Diff5_Acc2_WindowNone.$F$5:.$I$105];2)" office:value-type="float" office:value="0.921901458753043" calcext:value-type="float">
            <text:p>0.9219014587530430</text:p>
          </table:table-cell>
          <table:table-cell table:style-name="ce59" table:formula="of:=VLOOKUP([.BF$1];[Diff5_Acc2_WindowNone.$F$5:.$I$105];2)" office:value-type="float" office:value="0.568011283513986" calcext:value-type="float">
            <text:p>0.5680112835139860</text:p>
          </table:table-cell>
          <table:table-cell table:style-name="ce59" table:formula="of:=VLOOKUP([.BG$1];[Diff5_Acc2_WindowNone.$F$5:.$I$105];2)" office:value-type="float" office:value="0.537739299046922" calcext:value-type="float">
            <text:p>0.5377392990469220</text:p>
          </table:table-cell>
          <table:table-cell table:style-name="ce59" table:formula="of:=VLOOKUP([.BH$1];[Diff5_Acc2_WindowNone.$F$5:.$I$105];2)" office:value-type="float" office:value="0.329810684389814" calcext:value-type="float">
            <text:p>0.3298106843898140</text:p>
          </table:table-cell>
          <table:table-cell table:style-name="ce59" table:formula="of:=VLOOKUP([.BI$1];[Diff5_Acc2_WindowNone.$F$5:.$I$105];2)" office:value-type="float" office:value="-0.171968691850998" calcext:value-type="float">
            <text:p>-0.1719686918509980</text:p>
          </table:table-cell>
          <table:table-cell table:style-name="ce59" table:formula="of:=VLOOKUP([.BJ$1];[Diff5_Acc2_WindowNone.$F$5:.$I$105];2)" office:value-type="float" office:value="-0.281946690007993" calcext:value-type="float">
            <text:p>-0.2819466900079930</text:p>
          </table:table-cell>
          <table:table-cell table:style-name="ce59" table:formula="of:=VLOOKUP([.BK$1];[Diff5_Acc2_WindowNone.$F$5:.$I$105];2)" office:value-type="float" office:value="-0.199217346555217" calcext:value-type="float">
            <text:p>-0.1992173465552170</text:p>
          </table:table-cell>
          <table:table-cell table:style-name="ce59" table:formula="of:=VLOOKUP([.BL$1];[Diff5_Acc2_WindowNone.$F$5:.$I$105];2)" office:value-type="float" office:value="-0.381438937269862" calcext:value-type="float">
            <text:p>-0.3814389372698620</text:p>
          </table:table-cell>
          <table:table-cell table:style-name="ce59" table:formula="of:=VLOOKUP([.BM$1];[Diff5_Acc2_WindowNone.$F$5:.$I$105];2)" office:value-type="float" office:value="-0.506839563967416" calcext:value-type="float">
            <text:p>-0.5068395639674160</text:p>
          </table:table-cell>
          <table:table-cell table:style-name="ce59" table:formula="of:=VLOOKUP([.BN$1];[Diff5_Acc2_WindowNone.$F$5:.$I$105];2)" office:value-type="float" office:value="-0.544086667774916" calcext:value-type="float">
            <text:p>-0.5440866677749160</text:p>
          </table:table-cell>
          <table:table-cell table:style-name="ce59" table:formula="of:=VLOOKUP([.BO$1];[Diff5_Acc2_WindowNone.$F$5:.$I$105];2)" office:value-type="float" office:value="-0.758624798016708" calcext:value-type="float">
            <text:p>-0.7586247980167080</text:p>
          </table:table-cell>
          <table:table-cell table:style-name="ce59" table:formula="of:=VLOOKUP([.BP$1];[Diff5_Acc2_WindowNone.$F$5:.$I$105];2)" office:value-type="float" office:value="-0.7157705137539" calcext:value-type="float">
            <text:p>-0.7157705137539000</text:p>
          </table:table-cell>
          <table:table-cell table:style-name="ce59" table:formula="of:=VLOOKUP([.BQ$1];[Diff5_Acc2_WindowNone.$F$5:.$I$105];2)" office:value-type="float" office:value="-0.70716931085778" calcext:value-type="float">
            <text:p>-0.7071693108577800</text:p>
          </table:table-cell>
          <table:table-cell table:style-name="ce59" table:formula="of:=VLOOKUP([.BR$1];[Diff5_Acc2_WindowNone.$F$5:.$I$105];2)" office:value-type="float" office:value="-0.77634999473129" calcext:value-type="float">
            <text:p>-0.7763499947312900</text:p>
          </table:table-cell>
          <table:table-cell table:style-name="ce59" table:formula="of:=VLOOKUP([.BS$1];[Diff5_Acc2_WindowNone.$F$5:.$I$105];2)" office:value-type="float" office:value="-0.850208788533256" calcext:value-type="float">
            <text:p>-0.8502087885332560</text:p>
          </table:table-cell>
          <table:table-cell table:style-name="ce59" table:formula="of:=VLOOKUP([.BT$1];[Diff5_Acc2_WindowNone.$F$5:.$I$105];2)" office:value-type="float" office:value="-0.948701903139238" calcext:value-type="float">
            <text:p>-0.9487019031392380</text:p>
          </table:table-cell>
          <table:table-cell table:style-name="ce59" table:formula="of:=VLOOKUP([.BU$1];[Diff5_Acc2_WindowNone.$F$5:.$I$105];2)" office:value-type="float" office:value="-0.884912828311661" calcext:value-type="float">
            <text:p>-0.8849128283116610</text:p>
          </table:table-cell>
          <table:table-cell table:style-name="ce59" table:formula="of:=VLOOKUP([.BV$1];[Diff5_Acc2_WindowNone.$F$5:.$I$105];2)" office:value-type="float" office:value="-1.01854139953598" calcext:value-type="float">
            <text:p>-1.0185413995359800</text:p>
          </table:table-cell>
          <table:table-cell table:style-name="ce59" table:formula="of:=VLOOKUP([.BW$1];[Diff5_Acc2_WindowNone.$F$5:.$I$105];2)" office:value-type="float" office:value="-0.906341591462902" calcext:value-type="float">
            <text:p>-0.9063415914629020</text:p>
          </table:table-cell>
          <table:table-cell table:style-name="ce59" table:formula="of:=VLOOKUP([.BX$1];[Diff5_Acc2_WindowNone.$F$5:.$I$105];2)" office:value-type="float" office:value="-0.874279819479905" calcext:value-type="float">
            <text:p>-0.8742798194799050</text:p>
          </table:table-cell>
          <table:table-cell table:style-name="ce59" table:formula="of:=VLOOKUP([.BY$1];[Diff5_Acc2_WindowNone.$F$5:.$I$105];2)" office:value-type="float" office:value="-1.08505277686958" calcext:value-type="float">
            <text:p>-1.0850527768695800</text:p>
          </table:table-cell>
          <table:table-cell table:style-name="ce59" table:formula="of:=VLOOKUP([.BZ$1];[Diff5_Acc2_WindowNone.$F$5:.$I$105];2)" office:value-type="float" office:value="-0.984615808630388" calcext:value-type="float">
            <text:p>-0.9846158086303880</text:p>
          </table:table-cell>
          <table:table-cell table:style-name="ce59" table:formula="of:=VLOOKUP([.CA$1];[Diff5_Acc2_WindowNone.$F$5:.$I$105];2)" office:value-type="float" office:value="-0.915772383050682" calcext:value-type="float">
            <text:p>-0.9157723830506820</text:p>
          </table:table-cell>
          <table:table-cell table:style-name="ce59" table:formula="of:=VLOOKUP([.CB$1];[Diff5_Acc2_WindowNone.$F$5:.$I$105];2)" office:value-type="float" office:value="-0.982105877109752" calcext:value-type="float">
            <text:p>-0.9821058771097520</text:p>
          </table:table-cell>
          <table:table-cell table:style-name="ce59" table:formula="of:=VLOOKUP([.CC$1];[Diff5_Acc2_WindowNone.$F$5:.$I$105];2)" office:value-type="float" office:value="-0.996369734718411" calcext:value-type="float">
            <text:p>-0.9963697347184110</text:p>
          </table:table-cell>
          <table:table-cell table:style-name="ce59" table:formula="of:=VLOOKUP([.CD$1];[Diff5_Acc2_WindowNone.$F$5:.$I$105];2)" office:value-type="float" office:value="-0.965034719171888" calcext:value-type="float">
            <text:p>-0.9650347191718880</text:p>
          </table:table-cell>
          <table:table-cell table:style-name="ce59" table:formula="of:=VLOOKUP([.CE$1];[Diff5_Acc2_WindowNone.$F$5:.$I$105];2)" office:value-type="float" office:value="-1.00391965590985" calcext:value-type="float">
            <text:p>-1.0039196559098500</text:p>
          </table:table-cell>
          <table:table-cell table:style-name="ce59" table:formula="of:=VLOOKUP([.CF$1];[Diff5_Acc2_WindowNone.$F$5:.$I$105];2)" office:value-type="float" office:value="-1.02093415121609" calcext:value-type="float">
            <text:p>-1.0209341512160900</text:p>
          </table:table-cell>
          <table:table-cell table:style-name="ce59" table:formula="of:=VLOOKUP([.CG$1];[Diff5_Acc2_WindowNone.$F$5:.$I$105];2)" office:value-type="float" office:value="-0.989291805941624" calcext:value-type="float">
            <text:p>-0.9892918059416240</text:p>
          </table:table-cell>
          <table:table-cell table:style-name="ce59" table:formula="of:=VLOOKUP([.CH$1];[Diff5_Acc2_WindowNone.$F$5:.$I$105];2)" office:value-type="float" office:value="-0.984053721578637" calcext:value-type="float">
            <text:p>-0.9840537215786370</text:p>
          </table:table-cell>
          <table:table-cell table:style-name="ce59" table:formula="of:=VLOOKUP([.CI$1];[Diff5_Acc2_WindowNone.$F$5:.$I$105];2)" office:value-type="float" office:value="-0.8851893179125" calcext:value-type="float">
            <text:p>-0.8851893179125000</text:p>
          </table:table-cell>
          <table:table-cell table:style-name="ce59" table:formula="of:=VLOOKUP([.CJ$1];[Diff5_Acc2_WindowNone.$F$5:.$I$105];2)" office:value-type="float" office:value="-0.876933821831606" calcext:value-type="float">
            <text:p>-0.8769338218316060</text:p>
          </table:table-cell>
          <table:table-cell table:style-name="ce59" table:formula="of:=VLOOKUP([.CK$1];[Diff5_Acc2_WindowNone.$F$5:.$I$105];2)" office:value-type="float" office:value="-0.894018847346374" calcext:value-type="float">
            <text:p>-0.8940188473463740</text:p>
          </table:table-cell>
          <table:table-cell table:style-name="ce59" table:formula="of:=VLOOKUP([.CL$1];[Diff5_Acc2_WindowNone.$F$5:.$I$105];2)" office:value-type="float" office:value="-0.842587512686928" calcext:value-type="float">
            <text:p>-0.8425875126869280</text:p>
          </table:table-cell>
          <table:table-cell table:style-name="ce59" table:formula="of:=VLOOKUP([.CM$1];[Diff5_Acc2_WindowNone.$F$5:.$I$105];2)" office:value-type="float" office:value="-0.828940846901287" calcext:value-type="float">
            <text:p>-0.8289408469012870</text:p>
          </table:table-cell>
          <table:table-cell table:style-name="ce59" table:formula="of:=VLOOKUP([.CN$1];[Diff5_Acc2_WindowNone.$F$5:.$I$105];2)" office:value-type="float" office:value="-0.753206349760339" calcext:value-type="float">
            <text:p>-0.7532063497603390</text:p>
          </table:table-cell>
          <table:table-cell table:style-name="ce59" table:formula="of:=VLOOKUP([.CO$1];[Diff5_Acc2_WindowNone.$F$5:.$I$105];2)" office:value-type="float" office:value="-0.770098564733668" calcext:value-type="float">
            <text:p>-0.7700985647336680</text:p>
          </table:table-cell>
          <table:table-cell table:style-name="ce59" table:formula="of:=VLOOKUP([.CP$1];[Diff5_Acc2_WindowNone.$F$5:.$I$105];2)" office:value-type="float" office:value="-0.665681995828995" calcext:value-type="float">
            <text:p>-0.6656819958289950</text:p>
          </table:table-cell>
          <table:table-cell table:style-name="ce59" table:formula="of:=VLOOKUP([.CQ$1];[Diff5_Acc2_WindowNone.$F$5:.$I$105];2)" office:value-type="float" office:value="-0.590212917597529" calcext:value-type="float">
            <text:p>-0.5902129175975290</text:p>
          </table:table-cell>
          <table:table-cell table:style-name="ce59" table:formula="of:=VLOOKUP([.CR$1];[Diff5_Acc2_WindowNone.$F$5:.$I$105];2)" office:value-type="float" office:value="-0.518466819425022" calcext:value-type="float">
            <text:p>-0.5184668194250220</text:p>
          </table:table-cell>
          <table:table-cell table:style-name="ce59" table:formula="of:=VLOOKUP([.CS$1];[Diff5_Acc2_WindowNone.$F$5:.$I$105];2)" office:value-type="float" office:value="-0.474141813257644" calcext:value-type="float">
            <text:p>-0.4741418132576440</text:p>
          </table:table-cell>
          <table:table-cell table:style-name="ce59" table:formula="of:=VLOOKUP([.CT$1];[Diff5_Acc2_WindowNone.$F$5:.$I$105];2)" office:value-type="float" office:value="-0.416477341453582" calcext:value-type="float">
            <text:p>-0.4164773414535820</text:p>
          </table:table-cell>
          <table:table-cell table:style-name="ce59" table:formula="of:=VLOOKUP([.CU$1];[Diff5_Acc2_WindowNone.$F$5:.$I$105];2)" office:value-type="float" office:value="-0.332460988773923" calcext:value-type="float">
            <text:p>-0.3324609887739230</text:p>
          </table:table-cell>
          <table:table-cell table:style-name="ce59" table:formula="of:=VLOOKUP([.CV$1];[Diff5_Acc2_WindowNone.$F$5:.$I$105];2)" office:value-type="float" office:value="-0.267457701684511" calcext:value-type="float">
            <text:p>-0.2674577016845110</text:p>
          </table:table-cell>
          <table:table-cell table:style-name="ce59" table:formula="of:=VLOOKUP([.CW$1];[Diff5_Acc2_WindowNone.$F$5:.$I$105];2)" office:value-type="float" office:value="-0.323156157835477" calcext:value-type="float">
            <text:p>-0.3231561578354770</text:p>
          </table:table-cell>
          <table:table-cell table:style-name="ce59" table:formula="of:=VLOOKUP([.CX$1];[Diff5_Acc2_WindowNone.$F$5:.$I$105];2)" office:value-type="float" office:value="-0.167154946588178" calcext:value-type="float">
            <text:p>-0.1671549465881780</text:p>
          </table:table-cell>
          <table:table-cell table:style-name="ce59" table:formula="of:=VLOOKUP([.CY$1];[Diff5_Acc2_WindowNone.$F$5:.$I$105];2)" office:value-type="float" office:value="-0.0991688934094777" calcext:value-type="float">
            <text:p>-0.0991688934094777</text:p>
          </table:table-cell>
          <table:table-cell table:style-name="ce59" table:formula="of:=VLOOKUP([.CZ$1];[Diff5_Acc2_WindowNone.$F$5:.$I$105];2)" office:value-type="float" office:value="0.0184878102069366" calcext:value-type="float">
            <text:p>0.0184878102069366</text:p>
          </table:table-cell>
          <table:table-cell table:style-name="ce59" table:formula="of:=VLOOKUP([.DA$1];[Diff5_Acc2_WindowNone.$F$5:.$I$105];2)" office:value-type="float" office:value="0.0593230959994008" calcext:value-type="float">
            <text:p>0.0593230959994008</text:p>
          </table:table-cell>
        </table:table-row>
        <table:table-row table:style-name="ro2">
          <table:table-cell table:formula="of:=[$Diff5_Acc2_WindowNone.D2]" office:value-type="float" office:value="0" calcext:value-type="float">
            <text:p>0</text:p>
          </table:table-cell>
          <table:table-cell table:formula="of:=[$Diff5_Acc2_WindowNone.D5]" office:value-type="float" office:value="0.02" calcext:value-type="float">
            <text:p>0.02</text:p>
          </table:table-cell>
          <table:table-cell table:formula="of:=[$Diff5_Acc2_WindowNone.D8]" office:value-type="float" office:value="5" calcext:value-type="float">
            <text:p>5</text:p>
          </table:table-cell>
          <table:table-cell table:formula="of:=[$Diff5_Acc2_WindowNone.D10]" office:value-type="float" office:value="2" calcext:value-type="float">
            <text:p>2</text:p>
          </table:table-cell>
          <table:table-cell table:formula="of:=VLOOKUP([.E$1];[Diff5_Acc2_WindowNone.$F$5:.$I$105];4)" office:value-type="float" office:value="0.0538442229886795" calcext:value-type="float">
            <text:p>0.0538442229886795</text:p>
          </table:table-cell>
          <table:table-cell table:formula="of:=VLOOKUP([.F$1];[Diff5_Acc2_WindowNone.$F$5:.$I$105];4)" office:value-type="float" office:value="0.0538442229886795" calcext:value-type="float">
            <text:p>0.0538442229886795</text:p>
          </table:table-cell>
          <table:table-cell table:formula="of:=VLOOKUP([.G$1];[Diff5_Acc2_WindowNone.$F$5:.$I$105];4)" office:value-type="float" office:value="0.0538442229886795" calcext:value-type="float">
            <text:p>0.0538442229886795</text:p>
          </table:table-cell>
          <table:table-cell table:formula="of:=VLOOKUP([.H$1];[Diff5_Acc2_WindowNone.$F$5:.$I$105];4)" office:value-type="float" office:value="0.0538442229886795" calcext:value-type="float">
            <text:p>0.0538442229886795</text:p>
          </table:table-cell>
          <table:table-cell table:formula="of:=VLOOKUP([.I$1];[Diff5_Acc2_WindowNone.$F$5:.$I$105];4)" office:value-type="float" office:value="0.0538442229886795" calcext:value-type="float">
            <text:p>0.0538442229886795</text:p>
          </table:table-cell>
          <table:table-cell table:formula="of:=VLOOKUP([.J$1];[Diff5_Acc2_WindowNone.$F$5:.$I$105];4)" office:value-type="float" office:value="0.0538442229886795" calcext:value-type="float">
            <text:p>0.0538442229886795</text:p>
          </table:table-cell>
          <table:table-cell table:formula="of:=VLOOKUP([.K$1];[Diff5_Acc2_WindowNone.$F$5:.$I$105];4)" office:value-type="float" office:value="0.0538442229886795" calcext:value-type="float">
            <text:p>0.0538442229886795</text:p>
          </table:table-cell>
          <table:table-cell table:formula="of:=VLOOKUP([.L$1];[Diff5_Acc2_WindowNone.$F$5:.$I$105];4)" office:value-type="float" office:value="0.0538442229886795" calcext:value-type="float">
            <text:p>0.0538442229886795</text:p>
          </table:table-cell>
          <table:table-cell table:formula="of:=VLOOKUP([.M$1];[Diff5_Acc2_WindowNone.$F$5:.$I$105];4)" office:value-type="float" office:value="0.0538442229886795" calcext:value-type="float">
            <text:p>0.0538442229886795</text:p>
          </table:table-cell>
          <table:table-cell table:formula="of:=VLOOKUP([.N$1];[Diff5_Acc2_WindowNone.$F$5:.$I$105];4)" office:value-type="float" office:value="0.0538442229886795" calcext:value-type="float">
            <text:p>0.0538442229886795</text:p>
          </table:table-cell>
          <table:table-cell table:formula="of:=VLOOKUP([.O$1];[Diff5_Acc2_WindowNone.$F$5:.$I$105];4)" office:value-type="float" office:value="0.0538442229886795" calcext:value-type="float">
            <text:p>0.0538442229886795</text:p>
          </table:table-cell>
          <table:table-cell table:formula="of:=VLOOKUP([.P$1];[Diff5_Acc2_WindowNone.$F$5:.$I$105];4)" office:value-type="float" office:value="0.0538442229886795" calcext:value-type="float">
            <text:p>0.0538442229886795</text:p>
          </table:table-cell>
          <table:table-cell table:formula="of:=VLOOKUP([.Q$1];[Diff5_Acc2_WindowNone.$F$5:.$I$105];4)" office:value-type="float" office:value="0.0538442229886795" calcext:value-type="float">
            <text:p>0.0538442229886795</text:p>
          </table:table-cell>
          <table:table-cell table:formula="of:=VLOOKUP([.R$1];[Diff5_Acc2_WindowNone.$F$5:.$I$105];4)" office:value-type="float" office:value="0.0538442229886795" calcext:value-type="float">
            <text:p>0.0538442229886795</text:p>
          </table:table-cell>
          <table:table-cell table:formula="of:=VLOOKUP([.S$1];[Diff5_Acc2_WindowNone.$F$5:.$I$105];4)" office:value-type="float" office:value="0.0538442229886795" calcext:value-type="float">
            <text:p>0.0538442229886795</text:p>
          </table:table-cell>
          <table:table-cell table:formula="of:=VLOOKUP([.T$1];[Diff5_Acc2_WindowNone.$F$5:.$I$105];4)" office:value-type="float" office:value="0.0538442229886795" calcext:value-type="float">
            <text:p>0.0538442229886795</text:p>
          </table:table-cell>
          <table:table-cell table:formula="of:=VLOOKUP([.U$1];[Diff5_Acc2_WindowNone.$F$5:.$I$105];4)" office:value-type="float" office:value="0.0538442229886795" calcext:value-type="float">
            <text:p>0.0538442229886795</text:p>
          </table:table-cell>
          <table:table-cell table:formula="of:=VLOOKUP([.V$1];[Diff5_Acc2_WindowNone.$F$5:.$I$105];4)" office:value-type="float" office:value="0.0538442229886795" calcext:value-type="float">
            <text:p>0.0538442229886795</text:p>
          </table:table-cell>
          <table:table-cell table:formula="of:=VLOOKUP([.W$1];[Diff5_Acc2_WindowNone.$F$5:.$I$105];4)" office:value-type="float" office:value="0.0538442229886795" calcext:value-type="float">
            <text:p>0.0538442229886795</text:p>
          </table:table-cell>
          <table:table-cell table:formula="of:=VLOOKUP([.X$1];[Diff5_Acc2_WindowNone.$F$5:.$I$105];4)" office:value-type="float" office:value="0.0538442229886795" calcext:value-type="float">
            <text:p>0.0538442229886795</text:p>
          </table:table-cell>
          <table:table-cell table:formula="of:=VLOOKUP([.Y$1];[Diff5_Acc2_WindowNone.$F$5:.$I$105];4)" office:value-type="float" office:value="0.0538442229886795" calcext:value-type="float">
            <text:p>0.0538442229886795</text:p>
          </table:table-cell>
          <table:table-cell table:formula="of:=VLOOKUP([.Z$1];[Diff5_Acc2_WindowNone.$F$5:.$I$105];4)" office:value-type="float" office:value="0.0538442229886795" calcext:value-type="float">
            <text:p>0.0538442229886795</text:p>
          </table:table-cell>
          <table:table-cell table:formula="of:=VLOOKUP([.AA$1];[Diff5_Acc2_WindowNone.$F$5:.$I$105];4)" office:value-type="float" office:value="0.0538442229886795" calcext:value-type="float">
            <text:p>0.0538442229886795</text:p>
          </table:table-cell>
          <table:table-cell table:formula="of:=VLOOKUP([.AB$1];[Diff5_Acc2_WindowNone.$F$5:.$I$105];4)" office:value-type="float" office:value="0.0538442229886795" calcext:value-type="float">
            <text:p>0.0538442229886795</text:p>
          </table:table-cell>
          <table:table-cell table:formula="of:=VLOOKUP([.AC$1];[Diff5_Acc2_WindowNone.$F$5:.$I$105];4)" office:value-type="float" office:value="0.0538442229886795" calcext:value-type="float">
            <text:p>0.0538442229886795</text:p>
          </table:table-cell>
          <table:table-cell table:formula="of:=VLOOKUP([.AD$1];[Diff5_Acc2_WindowNone.$F$5:.$I$105];4)" office:value-type="float" office:value="0.0538442229886795" calcext:value-type="float">
            <text:p>0.0538442229886795</text:p>
          </table:table-cell>
          <table:table-cell table:formula="of:=VLOOKUP([.AE$1];[Diff5_Acc2_WindowNone.$F$5:.$I$105];4)" office:value-type="float" office:value="0.0538442229886795" calcext:value-type="float">
            <text:p>0.0538442229886795</text:p>
          </table:table-cell>
          <table:table-cell table:formula="of:=VLOOKUP([.AF$1];[Diff5_Acc2_WindowNone.$F$5:.$I$105];4)" office:value-type="float" office:value="0.0538442229886795" calcext:value-type="float">
            <text:p>0.0538442229886795</text:p>
          </table:table-cell>
          <table:table-cell table:formula="of:=VLOOKUP([.AG$1];[Diff5_Acc2_WindowNone.$F$5:.$I$105];4)" office:value-type="float" office:value="0.0538442229886795" calcext:value-type="float">
            <text:p>0.0538442229886795</text:p>
          </table:table-cell>
          <table:table-cell table:formula="of:=VLOOKUP([.AH$1];[Diff5_Acc2_WindowNone.$F$5:.$I$105];4)" office:value-type="float" office:value="0.0538442229886795" calcext:value-type="float">
            <text:p>0.0538442229886795</text:p>
          </table:table-cell>
          <table:table-cell table:formula="of:=VLOOKUP([.AI$1];[Diff5_Acc2_WindowNone.$F$5:.$I$105];4)" office:value-type="float" office:value="0.0538442229886795" calcext:value-type="float">
            <text:p>0.0538442229886795</text:p>
          </table:table-cell>
          <table:table-cell table:formula="of:=VLOOKUP([.AJ$1];[Diff5_Acc2_WindowNone.$F$5:.$I$105];4)" office:value-type="float" office:value="0.0538442229886795" calcext:value-type="float">
            <text:p>0.0538442229886795</text:p>
          </table:table-cell>
          <table:table-cell table:formula="of:=VLOOKUP([.AK$1];[Diff5_Acc2_WindowNone.$F$5:.$I$105];4)" office:value-type="float" office:value="0.0538442229886795" calcext:value-type="float">
            <text:p>0.0538442229886795</text:p>
          </table:table-cell>
          <table:table-cell table:formula="of:=VLOOKUP([.AL$1];[Diff5_Acc2_WindowNone.$F$5:.$I$105];4)" office:value-type="float" office:value="0.0538442229886795" calcext:value-type="float">
            <text:p>0.0538442229886795</text:p>
          </table:table-cell>
          <table:table-cell table:formula="of:=VLOOKUP([.AM$1];[Diff5_Acc2_WindowNone.$F$5:.$I$105];4)" office:value-type="float" office:value="0.0538442229886795" calcext:value-type="float">
            <text:p>0.0538442229886795</text:p>
          </table:table-cell>
          <table:table-cell table:formula="of:=VLOOKUP([.AN$1];[Diff5_Acc2_WindowNone.$F$5:.$I$105];4)" office:value-type="float" office:value="0.0538442229886795" calcext:value-type="float">
            <text:p>0.0538442229886795</text:p>
          </table:table-cell>
          <table:table-cell table:formula="of:=VLOOKUP([.AO$1];[Diff5_Acc2_WindowNone.$F$5:.$I$105];4)" office:value-type="float" office:value="0.0538442229886795" calcext:value-type="float">
            <text:p>0.0538442229886795</text:p>
          </table:table-cell>
          <table:table-cell table:formula="of:=VLOOKUP([.AP$1];[Diff5_Acc2_WindowNone.$F$5:.$I$105];4)" office:value-type="float" office:value="0.0538442229886795" calcext:value-type="float">
            <text:p>0.0538442229886795</text:p>
          </table:table-cell>
          <table:table-cell table:formula="of:=VLOOKUP([.AQ$1];[Diff5_Acc2_WindowNone.$F$5:.$I$105];4)" office:value-type="float" office:value="0.0538442229886795" calcext:value-type="float">
            <text:p>0.0538442229886795</text:p>
          </table:table-cell>
          <table:table-cell table:formula="of:=VLOOKUP([.AR$1];[Diff5_Acc2_WindowNone.$F$5:.$I$105];4)" office:value-type="float" office:value="0.0538442229886795" calcext:value-type="float">
            <text:p>0.0538442229886795</text:p>
          </table:table-cell>
          <table:table-cell table:formula="of:=VLOOKUP([.AS$1];[Diff5_Acc2_WindowNone.$F$5:.$I$105];4)" office:value-type="float" office:value="0.0538442229886795" calcext:value-type="float">
            <text:p>0.0538442229886795</text:p>
          </table:table-cell>
          <table:table-cell table:formula="of:=VLOOKUP([.AT$1];[Diff5_Acc2_WindowNone.$F$5:.$I$105];4)" office:value-type="float" office:value="0.0538442229886795" calcext:value-type="float">
            <text:p>0.0538442229886795</text:p>
          </table:table-cell>
          <table:table-cell table:formula="of:=VLOOKUP([.AU$1];[Diff5_Acc2_WindowNone.$F$5:.$I$105];4)" office:value-type="float" office:value="0.0538442229886795" calcext:value-type="float">
            <text:p>0.0538442229886795</text:p>
          </table:table-cell>
          <table:table-cell table:formula="of:=VLOOKUP([.AV$1];[Diff5_Acc2_WindowNone.$F$5:.$I$105];4)" office:value-type="float" office:value="0.0538442229886795" calcext:value-type="float">
            <text:p>0.0538442229886795</text:p>
          </table:table-cell>
          <table:table-cell table:formula="of:=VLOOKUP([.AW$1];[Diff5_Acc2_WindowNone.$F$5:.$I$105];4)" office:value-type="float" office:value="0.0538442229886795" calcext:value-type="float">
            <text:p>0.0538442229886795</text:p>
          </table:table-cell>
          <table:table-cell table:formula="of:=VLOOKUP([.AX$1];[Diff5_Acc2_WindowNone.$F$5:.$I$105];4)" office:value-type="float" office:value="0.0538442229886795" calcext:value-type="float">
            <text:p>0.0538442229886795</text:p>
          </table:table-cell>
          <table:table-cell table:formula="of:=VLOOKUP([.AY$1];[Diff5_Acc2_WindowNone.$F$5:.$I$105];4)" office:value-type="float" office:value="0.0538442229886795" calcext:value-type="float">
            <text:p>0.0538442229886795</text:p>
          </table:table-cell>
          <table:table-cell table:formula="of:=VLOOKUP([.AZ$1];[Diff5_Acc2_WindowNone.$F$5:.$I$105];4)" office:value-type="float" office:value="0.0538442229886795" calcext:value-type="float">
            <text:p>0.0538442229886795</text:p>
          </table:table-cell>
          <table:table-cell table:formula="of:=VLOOKUP([.BA$1];[Diff5_Acc2_WindowNone.$F$5:.$I$105];4)" office:value-type="float" office:value="0.0538442229886795" calcext:value-type="float">
            <text:p>0.0538442229886795</text:p>
          </table:table-cell>
          <table:table-cell table:formula="of:=VLOOKUP([.BB$1];[Diff5_Acc2_WindowNone.$F$5:.$I$105];4)" office:value-type="float" office:value="0.0538442229886795" calcext:value-type="float">
            <text:p>0.0538442229886795</text:p>
          </table:table-cell>
          <table:table-cell table:formula="of:=VLOOKUP([.BC$1];[Diff5_Acc2_WindowNone.$F$5:.$I$105];4)" office:value-type="float" office:value="0.0538442229886795" calcext:value-type="float">
            <text:p>0.0538442229886795</text:p>
          </table:table-cell>
          <table:table-cell table:formula="of:=VLOOKUP([.BD$1];[Diff5_Acc2_WindowNone.$F$5:.$I$105];4)" office:value-type="float" office:value="0.0538442229886795" calcext:value-type="float">
            <text:p>0.0538442229886795</text:p>
          </table:table-cell>
          <table:table-cell table:formula="of:=VLOOKUP([.BE$1];[Diff5_Acc2_WindowNone.$F$5:.$I$105];4)" office:value-type="float" office:value="0.0538442229886795" calcext:value-type="float">
            <text:p>0.0538442229886795</text:p>
          </table:table-cell>
          <table:table-cell table:formula="of:=VLOOKUP([.BF$1];[Diff5_Acc2_WindowNone.$F$5:.$I$105];4)" office:value-type="float" office:value="0.0538442229886795" calcext:value-type="float">
            <text:p>0.0538442229886795</text:p>
          </table:table-cell>
          <table:table-cell table:formula="of:=VLOOKUP([.BG$1];[Diff5_Acc2_WindowNone.$F$5:.$I$105];4)" office:value-type="float" office:value="0.0538442229886795" calcext:value-type="float">
            <text:p>0.0538442229886795</text:p>
          </table:table-cell>
          <table:table-cell table:formula="of:=VLOOKUP([.BH$1];[Diff5_Acc2_WindowNone.$F$5:.$I$105];4)" office:value-type="float" office:value="0.0538442229886795" calcext:value-type="float">
            <text:p>0.0538442229886795</text:p>
          </table:table-cell>
          <table:table-cell table:formula="of:=VLOOKUP([.BI$1];[Diff5_Acc2_WindowNone.$F$5:.$I$105];4)" office:value-type="float" office:value="0.0538442229886795" calcext:value-type="float">
            <text:p>0.0538442229886795</text:p>
          </table:table-cell>
          <table:table-cell table:formula="of:=VLOOKUP([.BJ$1];[Diff5_Acc2_WindowNone.$F$5:.$I$105];4)" office:value-type="float" office:value="0.0538442229886795" calcext:value-type="float">
            <text:p>0.0538442229886795</text:p>
          </table:table-cell>
          <table:table-cell table:formula="of:=VLOOKUP([.BK$1];[Diff5_Acc2_WindowNone.$F$5:.$I$105];4)" office:value-type="float" office:value="0.0538442229886795" calcext:value-type="float">
            <text:p>0.0538442229886795</text:p>
          </table:table-cell>
          <table:table-cell table:formula="of:=VLOOKUP([.BL$1];[Diff5_Acc2_WindowNone.$F$5:.$I$105];4)" office:value-type="float" office:value="0.0538442229886795" calcext:value-type="float">
            <text:p>0.0538442229886795</text:p>
          </table:table-cell>
          <table:table-cell table:formula="of:=VLOOKUP([.BM$1];[Diff5_Acc2_WindowNone.$F$5:.$I$105];4)" office:value-type="float" office:value="0.0538442229886795" calcext:value-type="float">
            <text:p>0.0538442229886795</text:p>
          </table:table-cell>
          <table:table-cell table:formula="of:=VLOOKUP([.BN$1];[Diff5_Acc2_WindowNone.$F$5:.$I$105];4)" office:value-type="float" office:value="0.0538442229886795" calcext:value-type="float">
            <text:p>0.0538442229886795</text:p>
          </table:table-cell>
          <table:table-cell table:formula="of:=VLOOKUP([.BO$1];[Diff5_Acc2_WindowNone.$F$5:.$I$105];4)" office:value-type="float" office:value="0.0538442229886795" calcext:value-type="float">
            <text:p>0.0538442229886795</text:p>
          </table:table-cell>
          <table:table-cell table:formula="of:=VLOOKUP([.BP$1];[Diff5_Acc2_WindowNone.$F$5:.$I$105];4)" office:value-type="float" office:value="0.0538442229886795" calcext:value-type="float">
            <text:p>0.0538442229886795</text:p>
          </table:table-cell>
          <table:table-cell table:formula="of:=VLOOKUP([.BQ$1];[Diff5_Acc2_WindowNone.$F$5:.$I$105];4)" office:value-type="float" office:value="0.0538442229886795" calcext:value-type="float">
            <text:p>0.0538442229886795</text:p>
          </table:table-cell>
          <table:table-cell table:formula="of:=VLOOKUP([.BR$1];[Diff5_Acc2_WindowNone.$F$5:.$I$105];4)" office:value-type="float" office:value="0.0538442229886795" calcext:value-type="float">
            <text:p>0.0538442229886795</text:p>
          </table:table-cell>
          <table:table-cell table:formula="of:=VLOOKUP([.BS$1];[Diff5_Acc2_WindowNone.$F$5:.$I$105];4)" office:value-type="float" office:value="0.0538442229886795" calcext:value-type="float">
            <text:p>0.0538442229886795</text:p>
          </table:table-cell>
          <table:table-cell table:formula="of:=VLOOKUP([.BT$1];[Diff5_Acc2_WindowNone.$F$5:.$I$105];4)" office:value-type="float" office:value="0.0538442229886795" calcext:value-type="float">
            <text:p>0.0538442229886795</text:p>
          </table:table-cell>
          <table:table-cell table:formula="of:=VLOOKUP([.BU$1];[Diff5_Acc2_WindowNone.$F$5:.$I$105];4)" office:value-type="float" office:value="0.0538442229886795" calcext:value-type="float">
            <text:p>0.0538442229886795</text:p>
          </table:table-cell>
          <table:table-cell table:formula="of:=VLOOKUP([.BV$1];[Diff5_Acc2_WindowNone.$F$5:.$I$105];4)" office:value-type="float" office:value="0.0538442229886795" calcext:value-type="float">
            <text:p>0.0538442229886795</text:p>
          </table:table-cell>
          <table:table-cell table:formula="of:=VLOOKUP([.BW$1];[Diff5_Acc2_WindowNone.$F$5:.$I$105];4)" office:value-type="float" office:value="0.0538442229886795" calcext:value-type="float">
            <text:p>0.0538442229886795</text:p>
          </table:table-cell>
          <table:table-cell table:formula="of:=VLOOKUP([.BX$1];[Diff5_Acc2_WindowNone.$F$5:.$I$105];4)" office:value-type="float" office:value="0.0538442229886795" calcext:value-type="float">
            <text:p>0.0538442229886795</text:p>
          </table:table-cell>
          <table:table-cell table:formula="of:=VLOOKUP([.BY$1];[Diff5_Acc2_WindowNone.$F$5:.$I$105];4)" office:value-type="float" office:value="0.0538442229886795" calcext:value-type="float">
            <text:p>0.0538442229886795</text:p>
          </table:table-cell>
          <table:table-cell table:formula="of:=VLOOKUP([.BZ$1];[Diff5_Acc2_WindowNone.$F$5:.$I$105];4)" office:value-type="float" office:value="0.0538442229886795" calcext:value-type="float">
            <text:p>0.0538442229886795</text:p>
          </table:table-cell>
          <table:table-cell table:formula="of:=VLOOKUP([.CA$1];[Diff5_Acc2_WindowNone.$F$5:.$I$105];4)" office:value-type="float" office:value="0.0538442229886795" calcext:value-type="float">
            <text:p>0.0538442229886795</text:p>
          </table:table-cell>
          <table:table-cell table:formula="of:=VLOOKUP([.CB$1];[Diff5_Acc2_WindowNone.$F$5:.$I$105];4)" office:value-type="float" office:value="0.0538442229886795" calcext:value-type="float">
            <text:p>0.0538442229886795</text:p>
          </table:table-cell>
          <table:table-cell table:formula="of:=VLOOKUP([.CC$1];[Diff5_Acc2_WindowNone.$F$5:.$I$105];4)" office:value-type="float" office:value="0.0538442229886795" calcext:value-type="float">
            <text:p>0.0538442229886795</text:p>
          </table:table-cell>
          <table:table-cell table:formula="of:=VLOOKUP([.CD$1];[Diff5_Acc2_WindowNone.$F$5:.$I$105];4)" office:value-type="float" office:value="0.0538442229886795" calcext:value-type="float">
            <text:p>0.0538442229886795</text:p>
          </table:table-cell>
          <table:table-cell table:formula="of:=VLOOKUP([.CE$1];[Diff5_Acc2_WindowNone.$F$5:.$I$105];4)" office:value-type="float" office:value="0.0538442229886795" calcext:value-type="float">
            <text:p>0.0538442229886795</text:p>
          </table:table-cell>
          <table:table-cell table:formula="of:=VLOOKUP([.CF$1];[Diff5_Acc2_WindowNone.$F$5:.$I$105];4)" office:value-type="float" office:value="0.0538442229886795" calcext:value-type="float">
            <text:p>0.0538442229886795</text:p>
          </table:table-cell>
          <table:table-cell table:formula="of:=VLOOKUP([.CG$1];[Diff5_Acc2_WindowNone.$F$5:.$I$105];4)" office:value-type="float" office:value="0.0538442229886795" calcext:value-type="float">
            <text:p>0.0538442229886795</text:p>
          </table:table-cell>
          <table:table-cell table:formula="of:=VLOOKUP([.CH$1];[Diff5_Acc2_WindowNone.$F$5:.$I$105];4)" office:value-type="float" office:value="0.0538442229886795" calcext:value-type="float">
            <text:p>0.0538442229886795</text:p>
          </table:table-cell>
          <table:table-cell table:formula="of:=VLOOKUP([.CI$1];[Diff5_Acc2_WindowNone.$F$5:.$I$105];4)" office:value-type="float" office:value="0.0538442229886795" calcext:value-type="float">
            <text:p>0.0538442229886795</text:p>
          </table:table-cell>
          <table:table-cell table:formula="of:=VLOOKUP([.CJ$1];[Diff5_Acc2_WindowNone.$F$5:.$I$105];4)" office:value-type="float" office:value="0.0538442229886795" calcext:value-type="float">
            <text:p>0.0538442229886795</text:p>
          </table:table-cell>
          <table:table-cell table:formula="of:=VLOOKUP([.CK$1];[Diff5_Acc2_WindowNone.$F$5:.$I$105];4)" office:value-type="float" office:value="0.0538442229886795" calcext:value-type="float">
            <text:p>0.0538442229886795</text:p>
          </table:table-cell>
          <table:table-cell table:formula="of:=VLOOKUP([.CL$1];[Diff5_Acc2_WindowNone.$F$5:.$I$105];4)" office:value-type="float" office:value="0.0538442229886795" calcext:value-type="float">
            <text:p>0.0538442229886795</text:p>
          </table:table-cell>
          <table:table-cell table:formula="of:=VLOOKUP([.CM$1];[Diff5_Acc2_WindowNone.$F$5:.$I$105];4)" office:value-type="float" office:value="0.0538442229886795" calcext:value-type="float">
            <text:p>0.0538442229886795</text:p>
          </table:table-cell>
          <table:table-cell table:formula="of:=VLOOKUP([.CN$1];[Diff5_Acc2_WindowNone.$F$5:.$I$105];4)" office:value-type="float" office:value="0.0538442229886795" calcext:value-type="float">
            <text:p>0.0538442229886795</text:p>
          </table:table-cell>
          <table:table-cell table:formula="of:=VLOOKUP([.CO$1];[Diff5_Acc2_WindowNone.$F$5:.$I$105];4)" office:value-type="float" office:value="0.0538442229886795" calcext:value-type="float">
            <text:p>0.0538442229886795</text:p>
          </table:table-cell>
          <table:table-cell table:formula="of:=VLOOKUP([.CP$1];[Diff5_Acc2_WindowNone.$F$5:.$I$105];4)" office:value-type="float" office:value="0.0538442229886795" calcext:value-type="float">
            <text:p>0.0538442229886795</text:p>
          </table:table-cell>
          <table:table-cell table:formula="of:=VLOOKUP([.CQ$1];[Diff5_Acc2_WindowNone.$F$5:.$I$105];4)" office:value-type="float" office:value="0.0538442229886795" calcext:value-type="float">
            <text:p>0.0538442229886795</text:p>
          </table:table-cell>
          <table:table-cell table:formula="of:=VLOOKUP([.CR$1];[Diff5_Acc2_WindowNone.$F$5:.$I$105];4)" office:value-type="float" office:value="0.0538442229886795" calcext:value-type="float">
            <text:p>0.0538442229886795</text:p>
          </table:table-cell>
          <table:table-cell table:formula="of:=VLOOKUP([.CS$1];[Diff5_Acc2_WindowNone.$F$5:.$I$105];4)" office:value-type="float" office:value="0.0538442229886795" calcext:value-type="float">
            <text:p>0.0538442229886795</text:p>
          </table:table-cell>
          <table:table-cell table:formula="of:=VLOOKUP([.CT$1];[Diff5_Acc2_WindowNone.$F$5:.$I$105];4)" office:value-type="float" office:value="0.0538442229886795" calcext:value-type="float">
            <text:p>0.0538442229886795</text:p>
          </table:table-cell>
          <table:table-cell table:formula="of:=VLOOKUP([.CU$1];[Diff5_Acc2_WindowNone.$F$5:.$I$105];4)" office:value-type="float" office:value="0.0538442229886795" calcext:value-type="float">
            <text:p>0.0538442229886795</text:p>
          </table:table-cell>
          <table:table-cell table:formula="of:=VLOOKUP([.CV$1];[Diff5_Acc2_WindowNone.$F$5:.$I$105];4)" office:value-type="float" office:value="0.0538442229886795" calcext:value-type="float">
            <text:p>0.0538442229886795</text:p>
          </table:table-cell>
          <table:table-cell table:formula="of:=VLOOKUP([.CW$1];[Diff5_Acc2_WindowNone.$F$5:.$I$105];4)" office:value-type="float" office:value="0.0538442229886795" calcext:value-type="float">
            <text:p>0.0538442229886795</text:p>
          </table:table-cell>
          <table:table-cell table:formula="of:=VLOOKUP([.CX$1];[Diff5_Acc2_WindowNone.$F$5:.$I$105];4)" office:value-type="float" office:value="0.0538442229886795" calcext:value-type="float">
            <text:p>0.0538442229886795</text:p>
          </table:table-cell>
          <table:table-cell table:formula="of:=VLOOKUP([.CY$1];[Diff5_Acc2_WindowNone.$F$5:.$I$105];4)" office:value-type="float" office:value="0.0538442229886795" calcext:value-type="float">
            <text:p>0.0538442229886795</text:p>
          </table:table-cell>
          <table:table-cell table:formula="of:=VLOOKUP([.CZ$1];[Diff5_Acc2_WindowNone.$F$5:.$I$105];4)" office:value-type="float" office:value="0.0538442229886795" calcext:value-type="float">
            <text:p>0.0538442229886795</text:p>
          </table:table-cell>
          <table:table-cell table:formula="of:=VLOOKUP([.DA$1];[Diff5_Acc2_WindowNone.$F$5:.$I$105];4)" office:value-type="float" office:value="0.0538442229886795" calcext:value-type="float">
            <text:p>0.0538442229886795</text:p>
          </table:table-cell>
        </table:table-row>
        <table:table-row table:style-name="ro2">
          <table:table-cell table:formula="of:=[$Diff5_Acc2_Window1.D2]" office:value-type="float" office:value="1" calcext:value-type="float">
            <text:p>1</text:p>
          </table:table-cell>
          <table:table-cell table:formula="of:=[$Diff5_Acc2_Window1.D5]" office:value-type="float" office:value="0.02" calcext:value-type="float">
            <text:p>0.02</text:p>
          </table:table-cell>
          <table:table-cell table:formula="of:=[$Diff5_Acc2_Window1.D8]" office:value-type="float" office:value="5" calcext:value-type="float">
            <text:p>5</text:p>
          </table:table-cell>
          <table:table-cell table:formula="of:=[$Diff5_Acc2_Window1.D10]" office:value-type="float" office:value="2" calcext:value-type="float">
            <text:p>2</text:p>
          </table:table-cell>
          <table:table-cell table:formula="of:=VLOOKUP([.E$1];[Diff5_Acc2_Window1.$F$5:.$I$105];4)" office:value-type="float" office:value="0.02" calcext:value-type="float">
            <text:p>0.0200000000000000</text:p>
          </table:table-cell>
          <table:table-cell table:formula="of:=VLOOKUP([.F$1];[Diff5_Acc2_Window1.$F$5:.$I$105];4)" office:value-type="float" office:value="0.14510292824334" calcext:value-type="float">
            <text:p>0.1451029282433400</text:p>
          </table:table-cell>
          <table:table-cell table:formula="of:=VLOOKUP([.G$1];[Diff5_Acc2_Window1.$F$5:.$I$105];4)" office:value-type="float" office:value="0.0772047120710864" calcext:value-type="float">
            <text:p>0.0772047120710864</text:p>
          </table:table-cell>
          <table:table-cell table:formula="of:=VLOOKUP([.H$1];[Diff5_Acc2_Window1.$F$5:.$I$105];4)" office:value-type="float" office:value="0.02" calcext:value-type="float">
            <text:p>0.0200000000000000</text:p>
          </table:table-cell>
          <table:table-cell table:formula="of:=VLOOKUP([.I$1];[Diff5_Acc2_Window1.$F$5:.$I$105];4)" office:value-type="float" office:value="0.02" calcext:value-type="float">
            <text:p>0.0200000000000000</text:p>
          </table:table-cell>
          <table:table-cell table:formula="of:=VLOOKUP([.J$1];[Diff5_Acc2_Window1.$F$5:.$I$105];4)" office:value-type="float" office:value="0.0489717431487879" calcext:value-type="float">
            <text:p>0.0489717431487879</text:p>
          </table:table-cell>
          <table:table-cell table:formula="of:=VLOOKUP([.K$1];[Diff5_Acc2_Window1.$F$5:.$I$105];4)" office:value-type="float" office:value="0.0274495861433574" calcext:value-type="float">
            <text:p>0.0274495861433574</text:p>
          </table:table-cell>
          <table:table-cell table:formula="of:=VLOOKUP([.L$1];[Diff5_Acc2_Window1.$F$5:.$I$105];4)" office:value-type="float" office:value="0.0357637508810199" calcext:value-type="float">
            <text:p>0.0357637508810199</text:p>
          </table:table-cell>
          <table:table-cell table:formula="of:=VLOOKUP([.M$1];[Diff5_Acc2_Window1.$F$5:.$I$105];4)" office:value-type="float" office:value="0.0684993097853416" calcext:value-type="float">
            <text:p>0.0684993097853416</text:p>
          </table:table-cell>
          <table:table-cell table:formula="of:=VLOOKUP([.N$1];[Diff5_Acc2_Window1.$F$5:.$I$105];4)" office:value-type="float" office:value="0.02" calcext:value-type="float">
            <text:p>0.0200000000000000</text:p>
          </table:table-cell>
          <table:table-cell table:formula="of:=VLOOKUP([.O$1];[Diff5_Acc2_Window1.$F$5:.$I$105];4)" office:value-type="float" office:value="0.0700522575202647" calcext:value-type="float">
            <text:p>0.0700522575202647</text:p>
          </table:table-cell>
          <table:table-cell table:formula="of:=VLOOKUP([.P$1];[Diff5_Acc2_Window1.$F$5:.$I$105];4)" office:value-type="float" office:value="0.0612439573762328" calcext:value-type="float">
            <text:p>0.0612439573762328</text:p>
          </table:table-cell>
          <table:table-cell table:formula="of:=VLOOKUP([.Q$1];[Diff5_Acc2_Window1.$F$5:.$I$105];4)" office:value-type="float" office:value="0.0260638611495695" calcext:value-type="float">
            <text:p>0.0260638611495695</text:p>
          </table:table-cell>
          <table:table-cell table:formula="of:=VLOOKUP([.R$1];[Diff5_Acc2_Window1.$F$5:.$I$105];4)" office:value-type="float" office:value="0.0812309192143508" calcext:value-type="float">
            <text:p>0.0812309192143508</text:p>
          </table:table-cell>
          <table:table-cell table:formula="of:=VLOOKUP([.S$1];[Diff5_Acc2_Window1.$F$5:.$I$105];4)" office:value-type="float" office:value="0.046158827122536" calcext:value-type="float">
            <text:p>0.0461588271225360</text:p>
          </table:table-cell>
          <table:table-cell table:formula="of:=VLOOKUP([.T$1];[Diff5_Acc2_Window1.$F$5:.$I$105];4)" office:value-type="float" office:value="0.0222450189854631" calcext:value-type="float">
            <text:p>0.0222450189854631</text:p>
          </table:table-cell>
          <table:table-cell table:formula="of:=VLOOKUP([.U$1];[Diff5_Acc2_Window1.$F$5:.$I$105];4)" office:value-type="float" office:value="0.0531891974716099" calcext:value-type="float">
            <text:p>0.0531891974716099</text:p>
          </table:table-cell>
          <table:table-cell table:formula="of:=VLOOKUP([.V$1];[Diff5_Acc2_Window1.$F$5:.$I$105];4)" office:value-type="float" office:value="0.0513633900333628" calcext:value-type="float">
            <text:p>0.0513633900333628</text:p>
          </table:table-cell>
          <table:table-cell table:formula="of:=VLOOKUP([.W$1];[Diff5_Acc2_Window1.$F$5:.$I$105];4)" office:value-type="float" office:value="0.02" calcext:value-type="float">
            <text:p>0.0200000000000000</text:p>
          </table:table-cell>
          <table:table-cell table:formula="of:=VLOOKUP([.X$1];[Diff5_Acc2_Window1.$F$5:.$I$105];4)" office:value-type="float" office:value="0.0733367134797685" calcext:value-type="float">
            <text:p>0.0733367134797685</text:p>
          </table:table-cell>
          <table:table-cell table:formula="of:=VLOOKUP([.Y$1];[Diff5_Acc2_Window1.$F$5:.$I$105];4)" office:value-type="float" office:value="0.0775479046939276" calcext:value-type="float">
            <text:p>0.0775479046939276</text:p>
          </table:table-cell>
          <table:table-cell table:formula="of:=VLOOKUP([.Z$1];[Diff5_Acc2_Window1.$F$5:.$I$105];4)" office:value-type="float" office:value="0.0217871289061783" calcext:value-type="float">
            <text:p>0.0217871289061783</text:p>
          </table:table-cell>
          <table:table-cell table:formula="of:=VLOOKUP([.AA$1];[Diff5_Acc2_Window1.$F$5:.$I$105];4)" office:value-type="float" office:value="0.0717740549983404" calcext:value-type="float">
            <text:p>0.0717740549983404</text:p>
          </table:table-cell>
          <table:table-cell table:formula="of:=VLOOKUP([.AB$1];[Diff5_Acc2_Window1.$F$5:.$I$105];4)" office:value-type="float" office:value="0.02" calcext:value-type="float">
            <text:p>0.0200000000000000</text:p>
          </table:table-cell>
          <table:table-cell table:formula="of:=VLOOKUP([.AC$1];[Diff5_Acc2_Window1.$F$5:.$I$105];4)" office:value-type="float" office:value="0.0422277561726533" calcext:value-type="float">
            <text:p>0.0422277561726533</text:p>
          </table:table-cell>
          <table:table-cell table:formula="of:=VLOOKUP([.AD$1];[Diff5_Acc2_Window1.$F$5:.$I$105];4)" office:value-type="float" office:value="0.02" calcext:value-type="float">
            <text:p>0.0200000000000000</text:p>
          </table:table-cell>
          <table:table-cell table:formula="of:=VLOOKUP([.AE$1];[Diff5_Acc2_Window1.$F$5:.$I$105];4)" office:value-type="float" office:value="0.115366701329775" calcext:value-type="float">
            <text:p>0.1153667013297750</text:p>
          </table:table-cell>
          <table:table-cell table:formula="of:=VLOOKUP([.AF$1];[Diff5_Acc2_Window1.$F$5:.$I$105];4)" office:value-type="float" office:value="0.0589669911798556" calcext:value-type="float">
            <text:p>0.0589669911798556</text:p>
          </table:table-cell>
          <table:table-cell table:formula="of:=VLOOKUP([.AG$1];[Diff5_Acc2_Window1.$F$5:.$I$105];4)" office:value-type="float" office:value="0.0820261518839881" calcext:value-type="float">
            <text:p>0.0820261518839881</text:p>
          </table:table-cell>
          <table:table-cell table:formula="of:=VLOOKUP([.AH$1];[Diff5_Acc2_Window1.$F$5:.$I$105];4)" office:value-type="float" office:value="0.092655255035873" calcext:value-type="float">
            <text:p>0.0926552550358730</text:p>
          </table:table-cell>
          <table:table-cell table:formula="of:=VLOOKUP([.AI$1];[Diff5_Acc2_Window1.$F$5:.$I$105];4)" office:value-type="float" office:value="0.02" calcext:value-type="float">
            <text:p>0.0200000000000000</text:p>
          </table:table-cell>
          <table:table-cell table:formula="of:=VLOOKUP([.AJ$1];[Diff5_Acc2_Window1.$F$5:.$I$105];4)" office:value-type="float" office:value="0.0257106262844677" calcext:value-type="float">
            <text:p>0.0257106262844677</text:p>
          </table:table-cell>
          <table:table-cell table:formula="of:=VLOOKUP([.AK$1];[Diff5_Acc2_Window1.$F$5:.$I$105];4)" office:value-type="float" office:value="0.02" calcext:value-type="float">
            <text:p>0.0200000000000000</text:p>
          </table:table-cell>
          <table:table-cell table:formula="of:=VLOOKUP([.AL$1];[Diff5_Acc2_Window1.$F$5:.$I$105];4)" office:value-type="float" office:value="0.0254223605983094" calcext:value-type="float">
            <text:p>0.0254223605983094</text:p>
          </table:table-cell>
          <table:table-cell table:formula="of:=VLOOKUP([.AM$1];[Diff5_Acc2_Window1.$F$5:.$I$105];4)" office:value-type="float" office:value="0.0476623506657087" calcext:value-type="float">
            <text:p>0.0476623506657087</text:p>
          </table:table-cell>
          <table:table-cell table:formula="of:=VLOOKUP([.AN$1];[Diff5_Acc2_Window1.$F$5:.$I$105];4)" office:value-type="float" office:value="0.0364680830983335" calcext:value-type="float">
            <text:p>0.0364680830983335</text:p>
          </table:table-cell>
          <table:table-cell table:formula="of:=VLOOKUP([.AO$1];[Diff5_Acc2_Window1.$F$5:.$I$105];4)" office:value-type="float" office:value="0.02" calcext:value-type="float">
            <text:p>0.0200000000000000</text:p>
          </table:table-cell>
          <table:table-cell table:formula="of:=VLOOKUP([.AP$1];[Diff5_Acc2_Window1.$F$5:.$I$105];4)" office:value-type="float" office:value="0.0679620090761974" calcext:value-type="float">
            <text:p>0.0679620090761974</text:p>
          </table:table-cell>
          <table:table-cell table:formula="of:=VLOOKUP([.AQ$1];[Diff5_Acc2_Window1.$F$5:.$I$105];4)" office:value-type="float" office:value="0.108069009393871" calcext:value-type="float">
            <text:p>0.1080690093938710</text:p>
          </table:table-cell>
          <table:table-cell table:formula="of:=VLOOKUP([.AR$1];[Diff5_Acc2_Window1.$F$5:.$I$105];4)" office:value-type="float" office:value="0.0765226435820176" calcext:value-type="float">
            <text:p>0.0765226435820176</text:p>
          </table:table-cell>
          <table:table-cell table:formula="of:=VLOOKUP([.AS$1];[Diff5_Acc2_Window1.$F$5:.$I$105];4)" office:value-type="float" office:value="0.02" calcext:value-type="float">
            <text:p>0.0200000000000000</text:p>
          </table:table-cell>
          <table:table-cell table:formula="of:=VLOOKUP([.AT$1];[Diff5_Acc2_Window1.$F$5:.$I$105];4)" office:value-type="float" office:value="0.0788703870443346" calcext:value-type="float">
            <text:p>0.0788703870443346</text:p>
          </table:table-cell>
          <table:table-cell table:formula="of:=VLOOKUP([.AU$1];[Diff5_Acc2_Window1.$F$5:.$I$105];4)" office:value-type="float" office:value="0.0320053196940122" calcext:value-type="float">
            <text:p>0.0320053196940122</text:p>
          </table:table-cell>
          <table:table-cell table:formula="of:=VLOOKUP([.AV$1];[Diff5_Acc2_Window1.$F$5:.$I$105];4)" office:value-type="float" office:value="0.0459419537572654" calcext:value-type="float">
            <text:p>0.0459419537572654</text:p>
          </table:table-cell>
          <table:table-cell table:formula="of:=VLOOKUP([.AW$1];[Diff5_Acc2_Window1.$F$5:.$I$105];4)" office:value-type="float" office:value="0.026281880388484" calcext:value-type="float">
            <text:p>0.0262818803884840</text:p>
          </table:table-cell>
          <table:table-cell table:formula="of:=VLOOKUP([.AX$1];[Diff5_Acc2_Window1.$F$5:.$I$105];4)" office:value-type="float" office:value="0.270311346523574" calcext:value-type="float">
            <text:p>0.2703113465235740</text:p>
          </table:table-cell>
          <table:table-cell table:formula="of:=VLOOKUP([.AY$1];[Diff5_Acc2_Window1.$F$5:.$I$105];4)" office:value-type="float" office:value="0.451967689748176" calcext:value-type="float">
            <text:p>0.4519676897481760</text:p>
          </table:table-cell>
          <table:table-cell table:formula="of:=VLOOKUP([.AZ$1];[Diff5_Acc2_Window1.$F$5:.$I$105];4)" office:value-type="float" office:value="0.320424539124122" calcext:value-type="float">
            <text:p>0.3204245391241220</text:p>
          </table:table-cell>
          <table:table-cell table:formula="of:=VLOOKUP([.BA$1];[Diff5_Acc2_Window1.$F$5:.$I$105];4)" office:value-type="float" office:value="0.0830564581735304" calcext:value-type="float">
            <text:p>0.0830564581735304</text:p>
          </table:table-cell>
          <table:table-cell table:formula="of:=VLOOKUP([.BB$1];[Diff5_Acc2_Window1.$F$5:.$I$105];4)" office:value-type="float" office:value="0.410477910882387" calcext:value-type="float">
            <text:p>0.4104779108823870</text:p>
          </table:table-cell>
          <table:table-cell table:formula="of:=VLOOKUP([.BC$1];[Diff5_Acc2_Window1.$F$5:.$I$105];4)" office:value-type="float" office:value="0.385715569106709" calcext:value-type="float">
            <text:p>0.3857155691067090</text:p>
          </table:table-cell>
          <table:table-cell table:formula="of:=VLOOKUP([.BD$1];[Diff5_Acc2_Window1.$F$5:.$I$105];4)" office:value-type="float" office:value="0.217502632354139" calcext:value-type="float">
            <text:p>0.2175026323541390</text:p>
          </table:table-cell>
          <table:table-cell table:formula="of:=VLOOKUP([.BE$1];[Diff5_Acc2_Window1.$F$5:.$I$105];4)" office:value-type="float" office:value="0.122297578833163" calcext:value-type="float">
            <text:p>0.1222975788331630</text:p>
          </table:table-cell>
          <table:table-cell table:formula="of:=VLOOKUP([.BF$1];[Diff5_Acc2_Window1.$F$5:.$I$105];4)" office:value-type="float" office:value="0.0636683385614897" calcext:value-type="float">
            <text:p>0.0636683385614897</text:p>
          </table:table-cell>
          <table:table-cell table:formula="of:=VLOOKUP([.BG$1];[Diff5_Acc2_Window1.$F$5:.$I$105];4)" office:value-type="float" office:value="0.29787456161089" calcext:value-type="float">
            <text:p>0.2978745616108900</text:p>
          </table:table-cell>
          <table:table-cell table:formula="of:=VLOOKUP([.BH$1];[Diff5_Acc2_Window1.$F$5:.$I$105];4)" office:value-type="float" office:value="0.205413721024573" calcext:value-type="float">
            <text:p>0.2054137210245730</text:p>
          </table:table-cell>
          <table:table-cell table:formula="of:=VLOOKUP([.BI$1];[Diff5_Acc2_Window1.$F$5:.$I$105];4)" office:value-type="float" office:value="0.17153745493148" calcext:value-type="float">
            <text:p>0.1715374549314800</text:p>
          </table:table-cell>
          <table:table-cell table:formula="of:=VLOOKUP([.BJ$1];[Diff5_Acc2_Window1.$F$5:.$I$105];4)" office:value-type="float" office:value="0.269205720674908" calcext:value-type="float">
            <text:p>0.2692057206749080</text:p>
          </table:table-cell>
          <table:table-cell table:formula="of:=VLOOKUP([.BK$1];[Diff5_Acc2_Window1.$F$5:.$I$105];4)" office:value-type="float" office:value="0.02" calcext:value-type="float">
            <text:p>0.0200000000000000</text:p>
          </table:table-cell>
          <table:table-cell table:formula="of:=VLOOKUP([.BL$1];[Diff5_Acc2_Window1.$F$5:.$I$105];4)" office:value-type="float" office:value="0.174092821936343" calcext:value-type="float">
            <text:p>0.1740928219363430</text:p>
          </table:table-cell>
          <table:table-cell table:formula="of:=VLOOKUP([.BM$1];[Diff5_Acc2_Window1.$F$5:.$I$105];4)" office:value-type="float" office:value="0.160239262995566" calcext:value-type="float">
            <text:p>0.1602392629955660</text:p>
          </table:table-cell>
          <table:table-cell table:formula="of:=VLOOKUP([.BN$1];[Diff5_Acc2_Window1.$F$5:.$I$105];4)" office:value-type="float" office:value="0.0694865118001325" calcext:value-type="float">
            <text:p>0.0694865118001325</text:p>
          </table:table-cell>
          <table:table-cell table:formula="of:=VLOOKUP([.BO$1];[Diff5_Acc2_Window1.$F$5:.$I$105];4)" office:value-type="float" office:value="0.0731196713058297" calcext:value-type="float">
            <text:p>0.0731196713058297</text:p>
          </table:table-cell>
          <table:table-cell table:formula="of:=VLOOKUP([.BP$1];[Diff5_Acc2_Window1.$F$5:.$I$105];4)" office:value-type="float" office:value="0.13636178835503" calcext:value-type="float">
            <text:p>0.1363617883550300</text:p>
          </table:table-cell>
          <table:table-cell table:formula="of:=VLOOKUP([.BQ$1];[Diff5_Acc2_Window1.$F$5:.$I$105];4)" office:value-type="float" office:value="0.0551904931965811" calcext:value-type="float">
            <text:p>0.0551904931965811</text:p>
          </table:table-cell>
          <table:table-cell table:formula="of:=VLOOKUP([.BR$1];[Diff5_Acc2_Window1.$F$5:.$I$105];4)" office:value-type="float" office:value="0.02" calcext:value-type="float">
            <text:p>0.0200000000000000</text:p>
          </table:table-cell>
          <table:table-cell table:formula="of:=VLOOKUP([.BS$1];[Diff5_Acc2_Window1.$F$5:.$I$105];4)" office:value-type="float" office:value="0.0733696078640926" calcext:value-type="float">
            <text:p>0.0733696078640926</text:p>
          </table:table-cell>
          <table:table-cell table:formula="of:=VLOOKUP([.BT$1];[Diff5_Acc2_Window1.$F$5:.$I$105];4)" office:value-type="float" office:value="0.0964238550462272" calcext:value-type="float">
            <text:p>0.0964238550462272</text:p>
          </table:table-cell>
          <table:table-cell table:formula="of:=VLOOKUP([.BU$1];[Diff5_Acc2_Window1.$F$5:.$I$105];4)" office:value-type="float" office:value="0.0360082885289664" calcext:value-type="float">
            <text:p>0.0360082885289664</text:p>
          </table:table-cell>
          <table:table-cell table:formula="of:=VLOOKUP([.BV$1];[Diff5_Acc2_Window1.$F$5:.$I$105];4)" office:value-type="float" office:value="0.103477300296107" calcext:value-type="float">
            <text:p>0.1034773002961070</text:p>
          </table:table-cell>
          <table:table-cell table:formula="of:=VLOOKUP([.BW$1];[Diff5_Acc2_Window1.$F$5:.$I$105];4)" office:value-type="float" office:value="0.240375523085739" calcext:value-type="float">
            <text:p>0.2403755230857390</text:p>
          </table:table-cell>
          <table:table-cell table:formula="of:=VLOOKUP([.BX$1];[Diff5_Acc2_Window1.$F$5:.$I$105];4)" office:value-type="float" office:value="0.17149011194164" calcext:value-type="float">
            <text:p>0.1714901119416400</text:p>
          </table:table-cell>
          <table:table-cell table:formula="of:=VLOOKUP([.BY$1];[Diff5_Acc2_Window1.$F$5:.$I$105];4)" office:value-type="float" office:value="0.0772462931068471" calcext:value-type="float">
            <text:p>0.0772462931068471</text:p>
          </table:table-cell>
          <table:table-cell table:formula="of:=VLOOKUP([.BZ$1];[Diff5_Acc2_Window1.$F$5:.$I$105];4)" office:value-type="float" office:value="0.192124907358461" calcext:value-type="float">
            <text:p>0.1921249073584610</text:p>
          </table:table-cell>
          <table:table-cell table:formula="of:=VLOOKUP([.CA$1];[Diff5_Acc2_Window1.$F$5:.$I$105];4)" office:value-type="float" office:value="0.0700341809602307" calcext:value-type="float">
            <text:p>0.0700341809602307</text:p>
          </table:table-cell>
          <table:table-cell table:formula="of:=VLOOKUP([.CB$1];[Diff5_Acc2_Window1.$F$5:.$I$105];4)" office:value-type="float" office:value="0.0647348495205131" calcext:value-type="float">
            <text:p>0.0647348495205131</text:p>
          </table:table-cell>
          <table:table-cell table:formula="of:=VLOOKUP([.CC$1];[Diff5_Acc2_Window1.$F$5:.$I$105];4)" office:value-type="float" office:value="0.0649691733350237" calcext:value-type="float">
            <text:p>0.0649691733350237</text:p>
          </table:table-cell>
          <table:table-cell table:formula="of:=VLOOKUP([.CD$1];[Diff5_Acc2_Window1.$F$5:.$I$105];4)" office:value-type="float" office:value="0.02" calcext:value-type="float">
            <text:p>0.0200000000000000</text:p>
          </table:table-cell>
          <table:table-cell table:formula="of:=VLOOKUP([.CE$1];[Diff5_Acc2_Window1.$F$5:.$I$105];4)" office:value-type="float" office:value="0.050107839221295" calcext:value-type="float">
            <text:p>0.0501078392212950</text:p>
          </table:table-cell>
          <table:table-cell table:formula="of:=VLOOKUP([.CF$1];[Diff5_Acc2_Window1.$F$5:.$I$105];4)" office:value-type="float" office:value="0.0421229430929182" calcext:value-type="float">
            <text:p>0.0421229430929182</text:p>
          </table:table-cell>
          <table:table-cell table:formula="of:=VLOOKUP([.CG$1];[Diff5_Acc2_Window1.$F$5:.$I$105];4)" office:value-type="float" office:value="0.0327442257339355" calcext:value-type="float">
            <text:p>0.0327442257339355</text:p>
          </table:table-cell>
          <table:table-cell table:formula="of:=VLOOKUP([.CH$1];[Diff5_Acc2_Window1.$F$5:.$I$105];4)" office:value-type="float" office:value="0.02" calcext:value-type="float">
            <text:p>0.0200000000000000</text:p>
          </table:table-cell>
          <table:table-cell table:formula="of:=VLOOKUP([.CI$1];[Diff5_Acc2_Window1.$F$5:.$I$105];4)" office:value-type="float" office:value="0.0538442229886795" calcext:value-type="float">
            <text:p>0.0538442229886795</text:p>
          </table:table-cell>
          <table:table-cell table:formula="of:=VLOOKUP([.CJ$1];[Diff5_Acc2_Window1.$F$5:.$I$105];4)" office:value-type="float" office:value="0.0727395594456153" calcext:value-type="float">
            <text:p>0.0727395594456153</text:p>
          </table:table-cell>
          <table:table-cell table:formula="of:=VLOOKUP([.CK$1];[Diff5_Acc2_Window1.$F$5:.$I$105];4)" office:value-type="float" office:value="0.0287270678498866" calcext:value-type="float">
            <text:p>0.0287270678498866</text:p>
          </table:table-cell>
          <table:table-cell table:formula="of:=VLOOKUP([.CL$1];[Diff5_Acc2_Window1.$F$5:.$I$105];4)" office:value-type="float" office:value="0.02" calcext:value-type="float">
            <text:p>0.0200000000000000</text:p>
          </table:table-cell>
          <table:table-cell table:formula="of:=VLOOKUP([.CM$1];[Diff5_Acc2_Window1.$F$5:.$I$105];4)" office:value-type="float" office:value="0.026283035457337" calcext:value-type="float">
            <text:p>0.0262830354573370</text:p>
          </table:table-cell>
          <table:table-cell table:formula="of:=VLOOKUP([.CN$1];[Diff5_Acc2_Window1.$F$5:.$I$105];4)" office:value-type="float" office:value="0.02" calcext:value-type="float">
            <text:p>0.0200000000000000</text:p>
          </table:table-cell>
          <table:table-cell table:formula="of:=VLOOKUP([.CO$1];[Diff5_Acc2_Window1.$F$5:.$I$105];4)" office:value-type="float" office:value="0.0312480515132131" calcext:value-type="float">
            <text:p>0.0312480515132131</text:p>
          </table:table-cell>
          <table:table-cell table:formula="of:=VLOOKUP([.CP$1];[Diff5_Acc2_Window1.$F$5:.$I$105];4)" office:value-type="float" office:value="0.0509995579399268" calcext:value-type="float">
            <text:p>0.0509995579399268</text:p>
          </table:table-cell>
          <table:table-cell table:formula="of:=VLOOKUP([.CQ$1];[Diff5_Acc2_Window1.$F$5:.$I$105];4)" office:value-type="float" office:value="0.02" calcext:value-type="float">
            <text:p>0.0200000000000000</text:p>
          </table:table-cell>
          <table:table-cell table:formula="of:=VLOOKUP([.CR$1];[Diff5_Acc2_Window1.$F$5:.$I$105];4)" office:value-type="float" office:value="0.02" calcext:value-type="float">
            <text:p>0.0200000000000000</text:p>
          </table:table-cell>
          <table:table-cell table:formula="of:=VLOOKUP([.CS$1];[Diff5_Acc2_Window1.$F$5:.$I$105];4)" office:value-type="float" office:value="0.02" calcext:value-type="float">
            <text:p>0.0200000000000000</text:p>
          </table:table-cell>
          <table:table-cell table:formula="of:=VLOOKUP([.CT$1];[Diff5_Acc2_Window1.$F$5:.$I$105];4)" office:value-type="float" office:value="0.02" calcext:value-type="float">
            <text:p>0.0200000000000000</text:p>
          </table:table-cell>
          <table:table-cell table:formula="of:=VLOOKUP([.CU$1];[Diff5_Acc2_Window1.$F$5:.$I$105];4)" office:value-type="float" office:value="0.0796640661166812" calcext:value-type="float">
            <text:p>0.0796640661166812</text:p>
          </table:table-cell>
          <table:table-cell table:formula="of:=VLOOKUP([.CV$1];[Diff5_Acc2_Window1.$F$5:.$I$105];4)" office:value-type="float" office:value="0.0931431553133826" calcext:value-type="float">
            <text:p>0.0931431553133826</text:p>
          </table:table-cell>
          <table:table-cell table:formula="of:=VLOOKUP([.CW$1];[Diff5_Acc2_Window1.$F$5:.$I$105];4)" office:value-type="float" office:value="0.02" calcext:value-type="float">
            <text:p>0.0200000000000000</text:p>
          </table:table-cell>
          <table:table-cell table:formula="of:=VLOOKUP([.CX$1];[Diff5_Acc2_Window1.$F$5:.$I$105];4)" office:value-type="float" office:value="0.0595196003015288" calcext:value-type="float">
            <text:p>0.0595196003015288</text:p>
          </table:table-cell>
          <table:table-cell table:formula="of:=VLOOKUP([.CY$1];[Diff5_Acc2_Window1.$F$5:.$I$105];4)" office:value-type="float" office:value="0.0510785917754346" calcext:value-type="float">
            <text:p>0.0510785917754346</text:p>
          </table:table-cell>
          <table:table-cell table:formula="of:=VLOOKUP([.CZ$1];[Diff5_Acc2_Window1.$F$5:.$I$105];4)" office:value-type="float" office:value="0.0443036193627499" calcext:value-type="float">
            <text:p>0.0443036193627499</text:p>
          </table:table-cell>
          <table:table-cell table:formula="of:=VLOOKUP([.DA$1];[Diff5_Acc2_Window1.$F$5:.$I$105];4)" office:value-type="float" office:value="0.02" calcext:value-type="float">
            <text:p>0.0200000000000000</text:p>
          </table:table-cell>
        </table:table-row>
        <table:table-row table:style-name="ro2">
          <table:table-cell table:formula="of:=[$Diff5_Acc2_Window11.D2]" office:value-type="float" office:value="11" calcext:value-type="float">
            <text:p>11</text:p>
          </table:table-cell>
          <table:table-cell table:formula="of:=[$Diff5_Acc2_Window11.D5]" office:value-type="float" office:value="0.02" calcext:value-type="float">
            <text:p>0.02</text:p>
          </table:table-cell>
          <table:table-cell table:formula="of:=[$Diff5_Acc2_Window11.D8]" office:value-type="float" office:value="5" calcext:value-type="float">
            <text:p>5</text:p>
          </table:table-cell>
          <table:table-cell table:formula="of:=[$Diff5_Acc2_Window11.D10]" office:value-type="float" office:value="2" calcext:value-type="float">
            <text:p>2</text:p>
          </table:table-cell>
          <table:table-cell table:formula="of:=VLOOKUP([.E$1];[Diff5_Acc2_Window11.$F$10:.$I$110];4)" office:value-type="float" office:value="0.0489717431487881" calcext:value-type="float">
            <text:p>0.0489717431487881</text:p>
          </table:table-cell>
          <table:table-cell table:formula="of:=VLOOKUP([.F$1];[Diff5_Acc2_Window11.$F$10:.$I$110];4)" office:value-type="float" office:value="0.0274495861433573" calcext:value-type="float">
            <text:p>0.0274495861433573</text:p>
          </table:table-cell>
          <table:table-cell table:formula="of:=VLOOKUP([.G$1];[Diff5_Acc2_Window11.$F$10:.$I$110];4)" office:value-type="float" office:value="0.03576375088102" calcext:value-type="float">
            <text:p>0.0357637508810200</text:p>
          </table:table-cell>
          <table:table-cell table:formula="of:=VLOOKUP([.H$1];[Diff5_Acc2_Window11.$F$10:.$I$110];4)" office:value-type="float" office:value="0.0489717431487881" calcext:value-type="float">
            <text:p>0.0489717431487881</text:p>
          </table:table-cell>
          <table:table-cell table:formula="of:=VLOOKUP([.I$1];[Diff5_Acc2_Window11.$F$10:.$I$110];4)" office:value-type="float" office:value="0.03576375088102" calcext:value-type="float">
            <text:p>0.0357637508810200</text:p>
          </table:table-cell>
          <table:table-cell table:formula="of:=VLOOKUP([.J$1];[Diff5_Acc2_Window11.$F$10:.$I$110];4)" office:value-type="float" office:value="0.03576375088102" calcext:value-type="float">
            <text:p>0.0357637508810200</text:p>
          </table:table-cell>
          <table:table-cell table:formula="of:=VLOOKUP([.K$1];[Diff5_Acc2_Window11.$F$10:.$I$110];4)" office:value-type="float" office:value="0.0489717431487881" calcext:value-type="float">
            <text:p>0.0489717431487881</text:p>
          </table:table-cell>
          <table:table-cell table:formula="of:=VLOOKUP([.L$1];[Diff5_Acc2_Window11.$F$10:.$I$110];4)" office:value-type="float" office:value="0.03576375088102" calcext:value-type="float">
            <text:p>0.0357637508810200</text:p>
          </table:table-cell>
          <table:table-cell table:formula="of:=VLOOKUP([.M$1];[Diff5_Acc2_Window11.$F$10:.$I$110];4)" office:value-type="float" office:value="0.03576375088102" calcext:value-type="float">
            <text:p>0.0357637508810200</text:p>
          </table:table-cell>
          <table:table-cell table:formula="of:=VLOOKUP([.N$1];[Diff5_Acc2_Window11.$F$10:.$I$110];4)" office:value-type="float" office:value="0.046158827122536" calcext:value-type="float">
            <text:p>0.0461588271225360</text:p>
          </table:table-cell>
          <table:table-cell table:formula="of:=VLOOKUP([.O$1];[Diff5_Acc2_Window11.$F$10:.$I$110];4)" office:value-type="float" office:value="0.046158827122536" calcext:value-type="float">
            <text:p>0.0461588271225360</text:p>
          </table:table-cell>
          <table:table-cell table:formula="of:=VLOOKUP([.P$1];[Diff5_Acc2_Window11.$F$10:.$I$110];4)" office:value-type="float" office:value="0.046158827122536" calcext:value-type="float">
            <text:p>0.0461588271225360</text:p>
          </table:table-cell>
          <table:table-cell table:formula="of:=VLOOKUP([.Q$1];[Diff5_Acc2_Window11.$F$10:.$I$110];4)" office:value-type="float" office:value="0.0513633900333629" calcext:value-type="float">
            <text:p>0.0513633900333629</text:p>
          </table:table-cell>
          <table:table-cell table:formula="of:=VLOOKUP([.R$1];[Diff5_Acc2_Window11.$F$10:.$I$110];4)" office:value-type="float" office:value="0.0513633900333629" calcext:value-type="float">
            <text:p>0.0513633900333629</text:p>
          </table:table-cell>
          <table:table-cell table:formula="of:=VLOOKUP([.S$1];[Diff5_Acc2_Window11.$F$10:.$I$110];4)" office:value-type="float" office:value="0.0513633900333629" calcext:value-type="float">
            <text:p>0.0513633900333629</text:p>
          </table:table-cell>
          <table:table-cell table:formula="of:=VLOOKUP([.T$1];[Diff5_Acc2_Window11.$F$10:.$I$110];4)" office:value-type="float" office:value="0.0531891974716106" calcext:value-type="float">
            <text:p>0.0531891974716106</text:p>
          </table:table-cell>
          <table:table-cell table:formula="of:=VLOOKUP([.U$1];[Diff5_Acc2_Window11.$F$10:.$I$110];4)" office:value-type="float" office:value="0.0513633900333629" calcext:value-type="float">
            <text:p>0.0513633900333629</text:p>
          </table:table-cell>
          <table:table-cell table:formula="of:=VLOOKUP([.V$1];[Diff5_Acc2_Window11.$F$10:.$I$110];4)" office:value-type="float" office:value="0.0513633900333629" calcext:value-type="float">
            <text:p>0.0513633900333629</text:p>
          </table:table-cell>
          <table:table-cell table:formula="of:=VLOOKUP([.W$1];[Diff5_Acc2_Window11.$F$10:.$I$110];4)" office:value-type="float" office:value="0.0513633900333629" calcext:value-type="float">
            <text:p>0.0513633900333629</text:p>
          </table:table-cell>
          <table:table-cell table:formula="of:=VLOOKUP([.X$1];[Diff5_Acc2_Window11.$F$10:.$I$110];4)" office:value-type="float" office:value="0.046158827122536" calcext:value-type="float">
            <text:p>0.0461588271225360</text:p>
          </table:table-cell>
          <table:table-cell table:formula="of:=VLOOKUP([.Y$1];[Diff5_Acc2_Window11.$F$10:.$I$110];4)" office:value-type="float" office:value="0.0422277561726497" calcext:value-type="float">
            <text:p>0.0422277561726497</text:p>
          </table:table-cell>
          <table:table-cell table:formula="of:=VLOOKUP([.Z$1];[Diff5_Acc2_Window11.$F$10:.$I$110];4)" office:value-type="float" office:value="0.0513633900333629" calcext:value-type="float">
            <text:p>0.0513633900333629</text:p>
          </table:table-cell>
          <table:table-cell table:formula="of:=VLOOKUP([.AA$1];[Diff5_Acc2_Window11.$F$10:.$I$110];4)" office:value-type="float" office:value="0.0513633900333629" calcext:value-type="float">
            <text:p>0.0513633900333629</text:p>
          </table:table-cell>
          <table:table-cell table:formula="of:=VLOOKUP([.AB$1];[Diff5_Acc2_Window11.$F$10:.$I$110];4)" office:value-type="float" office:value="0.0589669911798476" calcext:value-type="float">
            <text:p>0.0589669911798476</text:p>
          </table:table-cell>
          <table:table-cell table:formula="of:=VLOOKUP([.AC$1];[Diff5_Acc2_Window11.$F$10:.$I$110];4)" office:value-type="float" office:value="0.0717740549983399" calcext:value-type="float">
            <text:p>0.0717740549983399</text:p>
          </table:table-cell>
          <table:table-cell table:formula="of:=VLOOKUP([.AD$1];[Diff5_Acc2_Window11.$F$10:.$I$110];4)" office:value-type="float" office:value="0.0589669911798476" calcext:value-type="float">
            <text:p>0.0589669911798476</text:p>
          </table:table-cell>
          <table:table-cell table:formula="of:=VLOOKUP([.AE$1];[Diff5_Acc2_Window11.$F$10:.$I$110];4)" office:value-type="float" office:value="0.0422277561726497" calcext:value-type="float">
            <text:p>0.0422277561726497</text:p>
          </table:table-cell>
          <table:table-cell table:formula="of:=VLOOKUP([.AF$1];[Diff5_Acc2_Window11.$F$10:.$I$110];4)" office:value-type="float" office:value="0.0422277561726497" calcext:value-type="float">
            <text:p>0.0422277561726497</text:p>
          </table:table-cell>
          <table:table-cell table:formula="of:=VLOOKUP([.AG$1];[Diff5_Acc2_Window11.$F$10:.$I$110];4)" office:value-type="float" office:value="0.0257106262844691" calcext:value-type="float">
            <text:p>0.0257106262844691</text:p>
          </table:table-cell>
          <table:table-cell table:formula="of:=VLOOKUP([.AH$1];[Diff5_Acc2_Window11.$F$10:.$I$110];4)" office:value-type="float" office:value="0.0422277561726497" calcext:value-type="float">
            <text:p>0.0422277561726497</text:p>
          </table:table-cell>
          <table:table-cell table:formula="of:=VLOOKUP([.AI$1];[Diff5_Acc2_Window11.$F$10:.$I$110];4)" office:value-type="float" office:value="0.0364680830983336" calcext:value-type="float">
            <text:p>0.0364680830983336</text:p>
          </table:table-cell>
          <table:table-cell table:formula="of:=VLOOKUP([.AJ$1];[Diff5_Acc2_Window11.$F$10:.$I$110];4)" office:value-type="float" office:value="0.0364680830983336" calcext:value-type="float">
            <text:p>0.0364680830983336</text:p>
          </table:table-cell>
          <table:table-cell table:formula="of:=VLOOKUP([.AK$1];[Diff5_Acc2_Window11.$F$10:.$I$110];4)" office:value-type="float" office:value="0.0364680830983336" calcext:value-type="float">
            <text:p>0.0364680830983336</text:p>
          </table:table-cell>
          <table:table-cell table:formula="of:=VLOOKUP([.AL$1];[Diff5_Acc2_Window11.$F$10:.$I$110];4)" office:value-type="float" office:value="0.0364680830983336" calcext:value-type="float">
            <text:p>0.0364680830983336</text:p>
          </table:table-cell>
          <table:table-cell table:formula="of:=VLOOKUP([.AM$1];[Diff5_Acc2_Window11.$F$10:.$I$110];4)" office:value-type="float" office:value="0.0364680830983336" calcext:value-type="float">
            <text:p>0.0364680830983336</text:p>
          </table:table-cell>
          <table:table-cell table:formula="of:=VLOOKUP([.AN$1];[Diff5_Acc2_Window11.$F$10:.$I$110];4)" office:value-type="float" office:value="0.0257106262844691" calcext:value-type="float">
            <text:p>0.0257106262844691</text:p>
          </table:table-cell>
          <table:table-cell table:formula="of:=VLOOKUP([.AO$1];[Diff5_Acc2_Window11.$F$10:.$I$110];4)" office:value-type="float" office:value="0.0364680830983336" calcext:value-type="float">
            <text:p>0.0364680830983336</text:p>
          </table:table-cell>
          <table:table-cell table:formula="of:=VLOOKUP([.AP$1];[Diff5_Acc2_Window11.$F$10:.$I$110];4)" office:value-type="float" office:value="0.0364680830983336" calcext:value-type="float">
            <text:p>0.0364680830983336</text:p>
          </table:table-cell>
          <table:table-cell table:formula="of:=VLOOKUP([.AQ$1];[Diff5_Acc2_Window11.$F$10:.$I$110];4)" office:value-type="float" office:value="0.0459419537572652" calcext:value-type="float">
            <text:p>0.0459419537572652</text:p>
          </table:table-cell>
          <table:table-cell table:formula="of:=VLOOKUP([.AR$1];[Diff5_Acc2_Window11.$F$10:.$I$110];4)" office:value-type="float" office:value="0.0459419537572652" calcext:value-type="float">
            <text:p>0.0459419537572652</text:p>
          </table:table-cell>
          <table:table-cell table:formula="of:=VLOOKUP([.AS$1];[Diff5_Acc2_Window11.$F$10:.$I$110];4)" office:value-type="float" office:value="0.0459419537572652" calcext:value-type="float">
            <text:p>0.0459419537572652</text:p>
          </table:table-cell>
          <table:table-cell table:formula="of:=VLOOKUP([.AT$1];[Diff5_Acc2_Window11.$F$10:.$I$110];4)" office:value-type="float" office:value="0.0679620090761976" calcext:value-type="float">
            <text:p>0.0679620090761976</text:p>
          </table:table-cell>
          <table:table-cell table:formula="of:=VLOOKUP([.AU$1];[Diff5_Acc2_Window11.$F$10:.$I$110];4)" office:value-type="float" office:value="0.0765226435820174" calcext:value-type="float">
            <text:p>0.0765226435820174</text:p>
          </table:table-cell>
          <table:table-cell table:formula="of:=VLOOKUP([.AV$1];[Diff5_Acc2_Window11.$F$10:.$I$110];4)" office:value-type="float" office:value="0.0788703870443343" calcext:value-type="float">
            <text:p>0.0788703870443343</text:p>
          </table:table-cell>
          <table:table-cell table:formula="of:=VLOOKUP([.AW$1];[Diff5_Acc2_Window11.$F$10:.$I$110];4)" office:value-type="float" office:value="0.0788703870443343" calcext:value-type="float">
            <text:p>0.0788703870443343</text:p>
          </table:table-cell>
          <table:table-cell table:formula="of:=VLOOKUP([.AX$1];[Diff5_Acc2_Window11.$F$10:.$I$110];4)" office:value-type="float" office:value="0.0830564581735283" calcext:value-type="float">
            <text:p>0.0830564581735283</text:p>
          </table:table-cell>
          <table:table-cell table:formula="of:=VLOOKUP([.AY$1];[Diff5_Acc2_Window11.$F$10:.$I$110];4)" office:value-type="float" office:value="0.217502632354143" calcext:value-type="float">
            <text:p>0.2175026323541430</text:p>
          </table:table-cell>
          <table:table-cell table:formula="of:=VLOOKUP([.AZ$1];[Diff5_Acc2_Window11.$F$10:.$I$110];4)" office:value-type="float" office:value="0.217502632354143" calcext:value-type="float">
            <text:p>0.2175026323541430</text:p>
          </table:table-cell>
          <table:table-cell table:formula="of:=VLOOKUP([.BA$1];[Diff5_Acc2_Window11.$F$10:.$I$110];4)" office:value-type="float" office:value="0.217502632354143" calcext:value-type="float">
            <text:p>0.2175026323541430</text:p>
          </table:table-cell>
          <table:table-cell table:formula="of:=VLOOKUP([.BB$1];[Diff5_Acc2_Window11.$F$10:.$I$110];4)" office:value-type="float" office:value="0.270311346523576" calcext:value-type="float">
            <text:p>0.2703113465235760</text:p>
          </table:table-cell>
          <table:table-cell table:formula="of:=VLOOKUP([.BC$1];[Diff5_Acc2_Window11.$F$10:.$I$110];4)" office:value-type="float" office:value="0.270311346523576" calcext:value-type="float">
            <text:p>0.2703113465235760</text:p>
          </table:table-cell>
          <table:table-cell table:formula="of:=VLOOKUP([.BD$1];[Diff5_Acc2_Window11.$F$10:.$I$110];4)" office:value-type="float" office:value="0.217502632354143" calcext:value-type="float">
            <text:p>0.2175026323541430</text:p>
          </table:table-cell>
          <table:table-cell table:formula="of:=VLOOKUP([.BE$1];[Diff5_Acc2_Window11.$F$10:.$I$110];4)" office:value-type="float" office:value="0.217502632354143" calcext:value-type="float">
            <text:p>0.2175026323541430</text:p>
          </table:table-cell>
          <table:table-cell table:formula="of:=VLOOKUP([.BF$1];[Diff5_Acc2_Window11.$F$10:.$I$110];4)" office:value-type="float" office:value="0.205413721024573" calcext:value-type="float">
            <text:p>0.2054137210245730</text:p>
          </table:table-cell>
          <table:table-cell table:formula="of:=VLOOKUP([.BG$1];[Diff5_Acc2_Window11.$F$10:.$I$110];4)" office:value-type="float" office:value="0.205413721024573" calcext:value-type="float">
            <text:p>0.2054137210245730</text:p>
          </table:table-cell>
          <table:table-cell table:formula="of:=VLOOKUP([.BH$1];[Diff5_Acc2_Window11.$F$10:.$I$110];4)" office:value-type="float" office:value="0.174092821936343" calcext:value-type="float">
            <text:p>0.1740928219363430</text:p>
          </table:table-cell>
          <table:table-cell table:formula="of:=VLOOKUP([.BI$1];[Diff5_Acc2_Window11.$F$10:.$I$110];4)" office:value-type="float" office:value="0.171537454931481" calcext:value-type="float">
            <text:p>0.1715374549314810</text:p>
          </table:table-cell>
          <table:table-cell table:formula="of:=VLOOKUP([.BJ$1];[Diff5_Acc2_Window11.$F$10:.$I$110];4)" office:value-type="float" office:value="0.160239262995566" calcext:value-type="float">
            <text:p>0.1602392629955660</text:p>
          </table:table-cell>
          <table:table-cell table:formula="of:=VLOOKUP([.BK$1];[Diff5_Acc2_Window11.$F$10:.$I$110];4)" office:value-type="float" office:value="0.160239262995566" calcext:value-type="float">
            <text:p>0.1602392629955660</text:p>
          </table:table-cell>
          <table:table-cell table:formula="of:=VLOOKUP([.BL$1];[Diff5_Acc2_Window11.$F$10:.$I$110];4)" office:value-type="float" office:value="0.160239262995566" calcext:value-type="float">
            <text:p>0.1602392629955660</text:p>
          </table:table-cell>
          <table:table-cell table:formula="of:=VLOOKUP([.BM$1];[Diff5_Acc2_Window11.$F$10:.$I$110];4)" office:value-type="float" office:value="0.136361788355029" calcext:value-type="float">
            <text:p>0.1363617883550290</text:p>
          </table:table-cell>
          <table:table-cell table:formula="of:=VLOOKUP([.BN$1];[Diff5_Acc2_Window11.$F$10:.$I$110];4)" office:value-type="float" office:value="0.0733696078640913" calcext:value-type="float">
            <text:p>0.0733696078640913</text:p>
          </table:table-cell>
          <table:table-cell table:formula="of:=VLOOKUP([.BO$1];[Diff5_Acc2_Window11.$F$10:.$I$110];4)" office:value-type="float" office:value="0.0733696078640913" calcext:value-type="float">
            <text:p>0.0733696078640913</text:p>
          </table:table-cell>
          <table:table-cell table:formula="of:=VLOOKUP([.BP$1];[Diff5_Acc2_Window11.$F$10:.$I$110];4)" office:value-type="float" office:value="0.0731196713058293" calcext:value-type="float">
            <text:p>0.0731196713058293</text:p>
          </table:table-cell>
          <table:table-cell table:formula="of:=VLOOKUP([.BQ$1];[Diff5_Acc2_Window11.$F$10:.$I$110];4)" office:value-type="float" office:value="0.0733696078640913" calcext:value-type="float">
            <text:p>0.0733696078640913</text:p>
          </table:table-cell>
          <table:table-cell table:formula="of:=VLOOKUP([.BR$1];[Diff5_Acc2_Window11.$F$10:.$I$110];4)" office:value-type="float" office:value="0.0733696078640913" calcext:value-type="float">
            <text:p>0.0733696078640913</text:p>
          </table:table-cell>
          <table:table-cell table:formula="of:=VLOOKUP([.BS$1];[Diff5_Acc2_Window11.$F$10:.$I$110];4)" office:value-type="float" office:value="0.0733696078640913" calcext:value-type="float">
            <text:p>0.0733696078640913</text:p>
          </table:table-cell>
          <table:table-cell table:formula="of:=VLOOKUP([.BT$1];[Diff5_Acc2_Window11.$F$10:.$I$110];4)" office:value-type="float" office:value="0.0772462931068475" calcext:value-type="float">
            <text:p>0.0772462931068475</text:p>
          </table:table-cell>
          <table:table-cell table:formula="of:=VLOOKUP([.BU$1];[Diff5_Acc2_Window11.$F$10:.$I$110];4)" office:value-type="float" office:value="0.0964238550462242" calcext:value-type="float">
            <text:p>0.0964238550462242</text:p>
          </table:table-cell>
          <table:table-cell table:formula="of:=VLOOKUP([.BV$1];[Diff5_Acc2_Window11.$F$10:.$I$110];4)" office:value-type="float" office:value="0.0772462931068475" calcext:value-type="float">
            <text:p>0.0772462931068475</text:p>
          </table:table-cell>
          <table:table-cell table:formula="of:=VLOOKUP([.BW$1];[Diff5_Acc2_Window11.$F$10:.$I$110];4)" office:value-type="float" office:value="0.0772462931068475" calcext:value-type="float">
            <text:p>0.0772462931068475</text:p>
          </table:table-cell>
          <table:table-cell table:formula="of:=VLOOKUP([.BX$1];[Diff5_Acc2_Window11.$F$10:.$I$110];4)" office:value-type="float" office:value="0.0772462931068475" calcext:value-type="float">
            <text:p>0.0772462931068475</text:p>
          </table:table-cell>
          <table:table-cell table:formula="of:=VLOOKUP([.BY$1];[Diff5_Acc2_Window11.$F$10:.$I$110];4)" office:value-type="float" office:value="0.0772462931068475" calcext:value-type="float">
            <text:p>0.0772462931068475</text:p>
          </table:table-cell>
          <table:table-cell table:formula="of:=VLOOKUP([.BZ$1];[Diff5_Acc2_Window11.$F$10:.$I$110];4)" office:value-type="float" office:value="0.0700341809602293" calcext:value-type="float">
            <text:p>0.0700341809602293</text:p>
          </table:table-cell>
          <table:table-cell table:formula="of:=VLOOKUP([.CA$1];[Diff5_Acc2_Window11.$F$10:.$I$110];4)" office:value-type="float" office:value="0.0700341809602293" calcext:value-type="float">
            <text:p>0.0700341809602293</text:p>
          </table:table-cell>
          <table:table-cell table:formula="of:=VLOOKUP([.CB$1];[Diff5_Acc2_Window11.$F$10:.$I$110];4)" office:value-type="float" office:value="0.0649691733350243" calcext:value-type="float">
            <text:p>0.0649691733350243</text:p>
          </table:table-cell>
          <table:table-cell table:formula="of:=VLOOKUP([.CC$1];[Diff5_Acc2_Window11.$F$10:.$I$110];4)" office:value-type="float" office:value="0.0647348495205135" calcext:value-type="float">
            <text:p>0.0647348495205135</text:p>
          </table:table-cell>
          <table:table-cell table:formula="of:=VLOOKUP([.CD$1];[Diff5_Acc2_Window11.$F$10:.$I$110];4)" office:value-type="float" office:value="0.0538442229886796" calcext:value-type="float">
            <text:p>0.0538442229886796</text:p>
          </table:table-cell>
          <table:table-cell table:formula="of:=VLOOKUP([.CE$1];[Diff5_Acc2_Window11.$F$10:.$I$110];4)" office:value-type="float" office:value="0.0538442229886796" calcext:value-type="float">
            <text:p>0.0538442229886796</text:p>
          </table:table-cell>
          <table:table-cell table:formula="of:=VLOOKUP([.CF$1];[Diff5_Acc2_Window11.$F$10:.$I$110];4)" office:value-type="float" office:value="0.0501078392212965" calcext:value-type="float">
            <text:p>0.0501078392212965</text:p>
          </table:table-cell>
          <table:table-cell table:formula="of:=VLOOKUP([.CG$1];[Diff5_Acc2_Window11.$F$10:.$I$110];4)" office:value-type="float" office:value="0.0421229430929192" calcext:value-type="float">
            <text:p>0.0421229430929192</text:p>
          </table:table-cell>
          <table:table-cell table:formula="of:=VLOOKUP([.CH$1];[Diff5_Acc2_Window11.$F$10:.$I$110];4)" office:value-type="float" office:value="0.0327442257339349" calcext:value-type="float">
            <text:p>0.0327442257339349</text:p>
          </table:table-cell>
          <table:table-cell table:formula="of:=VLOOKUP([.CI$1];[Diff5_Acc2_Window11.$F$10:.$I$110];4)" office:value-type="float" office:value="0.0287270678498867" calcext:value-type="float">
            <text:p>0.0287270678498867</text:p>
          </table:table-cell>
          <table:table-cell table:formula="of:=VLOOKUP([.CJ$1];[Diff5_Acc2_Window11.$F$10:.$I$110];4)" office:value-type="float" office:value="0.0312480515132135" calcext:value-type="float">
            <text:p>0.0312480515132135</text:p>
          </table:table-cell>
          <table:table-cell table:formula="of:=VLOOKUP([.CK$1];[Diff5_Acc2_Window11.$F$10:.$I$110];4)" office:value-type="float" office:value="0.0312480515132135" calcext:value-type="float">
            <text:p>0.0312480515132135</text:p>
          </table:table-cell>
          <table:table-cell table:formula="of:=VLOOKUP([.CL$1];[Diff5_Acc2_Window11.$F$10:.$I$110];4)" office:value-type="float" office:value="0.0287270678498867" calcext:value-type="float">
            <text:p>0.0287270678498867</text:p>
          </table:table-cell>
          <table:table-cell table:formula="of:=VLOOKUP([.CM$1];[Diff5_Acc2_Window11.$F$10:.$I$110];4)" office:value-type="float" office:value="0.0262830354573363" calcext:value-type="float">
            <text:p>0.0262830354573363</text:p>
          </table:table-cell>
          <table:table-cell table:formula="of:=VLOOKUP([.CN$1];[Diff5_Acc2_Window11.$F$10:.$I$110];4)" office:value-type="float" office:value="0.0262830354573363" calcext:value-type="float">
            <text:p>0.0262830354573363</text:p>
          </table:table-cell>
          <table:table-cell table:formula="of:=VLOOKUP([.CO$1];[Diff5_Acc2_Window11.$F$10:.$I$110];4)" office:value-type="float" office:value="0.02" calcext:value-type="float">
            <text:p>0.0200000000000000</text:p>
          </table:table-cell>
          <table:table-cell table:formula="of:=VLOOKUP([.CP$1];[Diff5_Acc2_Window11.$F$10:.$I$110];4)" office:value-type="float" office:value="0.02" calcext:value-type="float">
            <text:p>0.0200000000000000</text:p>
          </table:table-cell>
          <table:table-cell table:formula="of:=VLOOKUP([.CQ$1];[Diff5_Acc2_Window11.$F$10:.$I$110];4)" office:value-type="float" office:value="0.02" calcext:value-type="float">
            <text:p>0.0200000000000000</text:p>
          </table:table-cell>
          <table:table-cell table:formula="of:=VLOOKUP([.CR$1];[Diff5_Acc2_Window11.$F$10:.$I$110];4)" office:value-type="float" office:value="0.02" calcext:value-type="float">
            <text:p>0.0200000000000000</text:p>
          </table:table-cell>
          <table:table-cell table:formula="of:=VLOOKUP([.CS$1];[Diff5_Acc2_Window11.$F$10:.$I$110];4)" office:value-type="float" office:value="0.02" calcext:value-type="float">
            <text:p>0.0200000000000000</text:p>
          </table:table-cell>
          <table:table-cell table:formula="of:=VLOOKUP([.CT$1];[Diff5_Acc2_Window11.$F$10:.$I$110];4)" office:value-type="float" office:value="0.0312480515132135" calcext:value-type="float">
            <text:p>0.0312480515132135</text:p>
          </table:table-cell>
          <table:table-cell table:formula="of:=VLOOKUP([.CU$1];[Diff5_Acc2_Window11.$F$10:.$I$110];4)" office:value-type="float" office:value="0.0443036193627497" calcext:value-type="float">
            <text:p>0.0443036193627497</text:p>
          </table:table-cell>
          <table:table-cell table:formula="of:=VLOOKUP([.CV$1];[Diff5_Acc2_Window11.$F$10:.$I$110];4)" office:value-type="float" office:value="0.02" calcext:value-type="float">
            <text:p>0.0200000000000000</text:p>
          </table:table-cell>
          <table:table-cell table:formula="of:=VLOOKUP([.CW$1];[Diff5_Acc2_Window11.$F$10:.$I$110];4)" office:value-type="float" office:value="0.0443036193627497" calcext:value-type="float">
            <text:p>0.0443036193627497</text:p>
          </table:table-cell>
          <table:table-cell table:formula="of:=VLOOKUP([.CX$1];[Diff5_Acc2_Window11.$F$10:.$I$110];4)" office:value-type="float" office:value="0.0443036193627497" calcext:value-type="float">
            <text:p>0.0443036193627497</text:p>
          </table:table-cell>
          <table:table-cell table:formula="of:=VLOOKUP([.CY$1];[Diff5_Acc2_Window11.$F$10:.$I$110];4)" office:value-type="float" office:value="0.0510785917754344" calcext:value-type="float">
            <text:p>0.0510785917754344</text:p>
          </table:table-cell>
          <table:table-cell table:formula="of:=VLOOKUP([.CZ$1];[Diff5_Acc2_Window11.$F$10:.$I$110];4)" office:value-type="float" office:value="0.0510785917754344" calcext:value-type="float">
            <text:p>0.0510785917754344</text:p>
          </table:table-cell>
          <table:table-cell table:formula="of:=VLOOKUP([.DA$1];[Diff5_Acc2_Window11.$F$10:.$I$110];4)" office:value-type="float" office:value="0.0510785917754344" calcext:value-type="float">
            <text:p>0.0510785917754344</text:p>
          </table:table-cell>
        </table:table-row>
        <table:table-row table:style-name="ro2">
          <table:table-cell table:formula="of:=[$Diff5_Acc2_Window25.D2]" office:value-type="float" office:value="25" calcext:value-type="float">
            <text:p>25</text:p>
          </table:table-cell>
          <table:table-cell table:formula="of:=[$Diff5_Acc2_Window25.D5]" office:value-type="float" office:value="0.02" calcext:value-type="float">
            <text:p>0.02</text:p>
          </table:table-cell>
          <table:table-cell table:formula="of:=[$Diff5_Acc2_Window25.D8]" office:value-type="float" office:value="5" calcext:value-type="float">
            <text:p>5</text:p>
          </table:table-cell>
          <table:table-cell table:formula="of:=[$Diff5_Acc2_Window25.D10]" office:value-type="float" office:value="2" calcext:value-type="float">
            <text:p>2</text:p>
          </table:table-cell>
          <table:table-cell table:formula="of:=VLOOKUP([.E$1];[Diff5_Acc2_Window25.$F$17:.$I$117];4)" office:value-type="float" office:value="0.0357637508810199" calcext:value-type="float">
            <text:p>0.0357637508810199</text:p>
          </table:table-cell>
          <table:table-cell table:formula="of:=VLOOKUP([.F$1];[Diff5_Acc2_Window25.$F$17:.$I$117];4)" office:value-type="float" office:value="0.0489717431487883" calcext:value-type="float">
            <text:p>0.0489717431487883</text:p>
          </table:table-cell>
          <table:table-cell table:formula="of:=VLOOKUP([.G$1];[Diff5_Acc2_Window25.$F$17:.$I$117];4)" office:value-type="float" office:value="0.046158827122536" calcext:value-type="float">
            <text:p>0.0461588271225360</text:p>
          </table:table-cell>
          <table:table-cell table:formula="of:=VLOOKUP([.H$1];[Diff5_Acc2_Window25.$F$17:.$I$117];4)" office:value-type="float" office:value="0.0357637508810199" calcext:value-type="float">
            <text:p>0.0357637508810199</text:p>
          </table:table-cell>
          <table:table-cell table:formula="of:=VLOOKUP([.I$1];[Diff5_Acc2_Window25.$F$17:.$I$117];4)" office:value-type="float" office:value="0.046158827122536" calcext:value-type="float">
            <text:p>0.0461588271225360</text:p>
          </table:table-cell>
          <table:table-cell table:formula="of:=VLOOKUP([.J$1];[Diff5_Acc2_Window25.$F$17:.$I$117];4)" office:value-type="float" office:value="0.046158827122536" calcext:value-type="float">
            <text:p>0.0461588271225360</text:p>
          </table:table-cell>
          <table:table-cell table:formula="of:=VLOOKUP([.K$1];[Diff5_Acc2_Window25.$F$17:.$I$117];4)" office:value-type="float" office:value="0.046158827122536" calcext:value-type="float">
            <text:p>0.0461588271225360</text:p>
          </table:table-cell>
          <table:table-cell table:formula="of:=VLOOKUP([.L$1];[Diff5_Acc2_Window25.$F$17:.$I$117];4)" office:value-type="float" office:value="0.0489717431487883" calcext:value-type="float">
            <text:p>0.0489717431487883</text:p>
          </table:table-cell>
          <table:table-cell table:formula="of:=VLOOKUP([.M$1];[Diff5_Acc2_Window25.$F$17:.$I$117];4)" office:value-type="float" office:value="0.0489717431487883" calcext:value-type="float">
            <text:p>0.0489717431487883</text:p>
          </table:table-cell>
          <table:table-cell table:formula="of:=VLOOKUP([.N$1];[Diff5_Acc2_Window25.$F$17:.$I$117];4)" office:value-type="float" office:value="0.0489717431487883" calcext:value-type="float">
            <text:p>0.0489717431487883</text:p>
          </table:table-cell>
          <table:table-cell table:formula="of:=VLOOKUP([.O$1];[Diff5_Acc2_Window25.$F$17:.$I$117];4)" office:value-type="float" office:value="0.0513633900333628" calcext:value-type="float">
            <text:p>0.0513633900333628</text:p>
          </table:table-cell>
          <table:table-cell table:formula="of:=VLOOKUP([.P$1];[Diff5_Acc2_Window25.$F$17:.$I$117];4)" office:value-type="float" office:value="0.0489717431487883" calcext:value-type="float">
            <text:p>0.0489717431487883</text:p>
          </table:table-cell>
          <table:table-cell table:formula="of:=VLOOKUP([.Q$1];[Diff5_Acc2_Window25.$F$17:.$I$117];4)" office:value-type="float" office:value="0.046158827122536" calcext:value-type="float">
            <text:p>0.0461588271225360</text:p>
          </table:table-cell>
          <table:table-cell table:formula="of:=VLOOKUP([.R$1];[Diff5_Acc2_Window25.$F$17:.$I$117];4)" office:value-type="float" office:value="0.046158827122536" calcext:value-type="float">
            <text:p>0.0461588271225360</text:p>
          </table:table-cell>
          <table:table-cell table:formula="of:=VLOOKUP([.S$1];[Diff5_Acc2_Window25.$F$17:.$I$117];4)" office:value-type="float" office:value="0.046158827122536" calcext:value-type="float">
            <text:p>0.0461588271225360</text:p>
          </table:table-cell>
          <table:table-cell table:formula="of:=VLOOKUP([.T$1];[Diff5_Acc2_Window25.$F$17:.$I$117];4)" office:value-type="float" office:value="0.046158827122536" calcext:value-type="float">
            <text:p>0.0461588271225360</text:p>
          </table:table-cell>
          <table:table-cell table:formula="of:=VLOOKUP([.U$1];[Diff5_Acc2_Window25.$F$17:.$I$117];4)" office:value-type="float" office:value="0.0489717431487883" calcext:value-type="float">
            <text:p>0.0489717431487883</text:p>
          </table:table-cell>
          <table:table-cell table:formula="of:=VLOOKUP([.V$1];[Diff5_Acc2_Window25.$F$17:.$I$117];4)" office:value-type="float" office:value="0.0513633900333628" calcext:value-type="float">
            <text:p>0.0513633900333628</text:p>
          </table:table-cell>
          <table:table-cell table:formula="of:=VLOOKUP([.W$1];[Diff5_Acc2_Window25.$F$17:.$I$117];4)" office:value-type="float" office:value="0.0513633900333628" calcext:value-type="float">
            <text:p>0.0513633900333628</text:p>
          </table:table-cell>
          <table:table-cell table:formula="of:=VLOOKUP([.X$1];[Diff5_Acc2_Window25.$F$17:.$I$117];4)" office:value-type="float" office:value="0.0513633900333628" calcext:value-type="float">
            <text:p>0.0513633900333628</text:p>
          </table:table-cell>
          <table:table-cell table:formula="of:=VLOOKUP([.Y$1];[Diff5_Acc2_Window25.$F$17:.$I$117];4)" office:value-type="float" office:value="0.0513633900333628" calcext:value-type="float">
            <text:p>0.0513633900333628</text:p>
          </table:table-cell>
          <table:table-cell table:formula="of:=VLOOKUP([.Z$1];[Diff5_Acc2_Window25.$F$17:.$I$117];4)" office:value-type="float" office:value="0.046158827122536" calcext:value-type="float">
            <text:p>0.0461588271225360</text:p>
          </table:table-cell>
          <table:table-cell table:formula="of:=VLOOKUP([.AA$1];[Diff5_Acc2_Window25.$F$17:.$I$117];4)" office:value-type="float" office:value="0.047662350665708" calcext:value-type="float">
            <text:p>0.0476623506657080</text:p>
          </table:table-cell>
          <table:table-cell table:formula="of:=VLOOKUP([.AB$1];[Diff5_Acc2_Window25.$F$17:.$I$117];4)" office:value-type="float" office:value="0.046158827122536" calcext:value-type="float">
            <text:p>0.0461588271225360</text:p>
          </table:table-cell>
          <table:table-cell table:formula="of:=VLOOKUP([.AC$1];[Diff5_Acc2_Window25.$F$17:.$I$117];4)" office:value-type="float" office:value="0.0422277561726498" calcext:value-type="float">
            <text:p>0.0422277561726498</text:p>
          </table:table-cell>
          <table:table-cell table:formula="of:=VLOOKUP([.AD$1];[Diff5_Acc2_Window25.$F$17:.$I$117];4)" office:value-type="float" office:value="0.046158827122536" calcext:value-type="float">
            <text:p>0.0461588271225360</text:p>
          </table:table-cell>
          <table:table-cell table:formula="of:=VLOOKUP([.AE$1];[Diff5_Acc2_Window25.$F$17:.$I$117];4)" office:value-type="float" office:value="0.046158827122536" calcext:value-type="float">
            <text:p>0.0461588271225360</text:p>
          </table:table-cell>
          <table:table-cell table:formula="of:=VLOOKUP([.AF$1];[Diff5_Acc2_Window25.$F$17:.$I$117];4)" office:value-type="float" office:value="0.047662350665708" calcext:value-type="float">
            <text:p>0.0476623506657080</text:p>
          </table:table-cell>
          <table:table-cell table:formula="of:=VLOOKUP([.AG$1];[Diff5_Acc2_Window25.$F$17:.$I$117];4)" office:value-type="float" office:value="0.047662350665708" calcext:value-type="float">
            <text:p>0.0476623506657080</text:p>
          </table:table-cell>
          <table:table-cell table:formula="of:=VLOOKUP([.AH$1];[Diff5_Acc2_Window25.$F$17:.$I$117];4)" office:value-type="float" office:value="0.047662350665708" calcext:value-type="float">
            <text:p>0.0476623506657080</text:p>
          </table:table-cell>
          <table:table-cell table:formula="of:=VLOOKUP([.AI$1];[Diff5_Acc2_Window25.$F$17:.$I$117];4)" office:value-type="float" office:value="0.0422277561726498" calcext:value-type="float">
            <text:p>0.0422277561726498</text:p>
          </table:table-cell>
          <table:table-cell table:formula="of:=VLOOKUP([.AJ$1];[Diff5_Acc2_Window25.$F$17:.$I$117];4)" office:value-type="float" office:value="0.0459419537572654" calcext:value-type="float">
            <text:p>0.0459419537572654</text:p>
          </table:table-cell>
          <table:table-cell table:formula="of:=VLOOKUP([.AK$1];[Diff5_Acc2_Window25.$F$17:.$I$117];4)" office:value-type="float" office:value="0.0422277561726498" calcext:value-type="float">
            <text:p>0.0422277561726498</text:p>
          </table:table-cell>
          <table:table-cell table:formula="of:=VLOOKUP([.AL$1];[Diff5_Acc2_Window25.$F$17:.$I$117];4)" office:value-type="float" office:value="0.0422277561726498" calcext:value-type="float">
            <text:p>0.0422277561726498</text:p>
          </table:table-cell>
          <table:table-cell table:formula="of:=VLOOKUP([.AM$1];[Diff5_Acc2_Window25.$F$17:.$I$117];4)" office:value-type="float" office:value="0.0459419537572654" calcext:value-type="float">
            <text:p>0.0459419537572654</text:p>
          </table:table-cell>
          <table:table-cell table:formula="of:=VLOOKUP([.AN$1];[Diff5_Acc2_Window25.$F$17:.$I$117];4)" office:value-type="float" office:value="0.0459419537572654" calcext:value-type="float">
            <text:p>0.0459419537572654</text:p>
          </table:table-cell>
          <table:table-cell table:formula="of:=VLOOKUP([.AO$1];[Diff5_Acc2_Window25.$F$17:.$I$117];4)" office:value-type="float" office:value="0.047662350665708" calcext:value-type="float">
            <text:p>0.0476623506657080</text:p>
          </table:table-cell>
          <table:table-cell table:formula="of:=VLOOKUP([.AP$1];[Diff5_Acc2_Window25.$F$17:.$I$117];4)" office:value-type="float" office:value="0.0589669911798475" calcext:value-type="float">
            <text:p>0.0589669911798475</text:p>
          </table:table-cell>
          <table:table-cell table:formula="of:=VLOOKUP([.AQ$1];[Diff5_Acc2_Window25.$F$17:.$I$117];4)" office:value-type="float" office:value="0.0679620090761978" calcext:value-type="float">
            <text:p>0.0679620090761978</text:p>
          </table:table-cell>
          <table:table-cell table:formula="of:=VLOOKUP([.AR$1];[Diff5_Acc2_Window25.$F$17:.$I$117];4)" office:value-type="float" office:value="0.0679620090761978" calcext:value-type="float">
            <text:p>0.0679620090761978</text:p>
          </table:table-cell>
          <table:table-cell table:formula="of:=VLOOKUP([.AS$1];[Diff5_Acc2_Window25.$F$17:.$I$117];4)" office:value-type="float" office:value="0.0765226435820176" calcext:value-type="float">
            <text:p>0.0765226435820176</text:p>
          </table:table-cell>
          <table:table-cell table:formula="of:=VLOOKUP([.AT$1];[Diff5_Acc2_Window25.$F$17:.$I$117];4)" office:value-type="float" office:value="0.0679620090761978" calcext:value-type="float">
            <text:p>0.0679620090761978</text:p>
          </table:table-cell>
          <table:table-cell table:formula="of:=VLOOKUP([.AU$1];[Diff5_Acc2_Window25.$F$17:.$I$117];4)" office:value-type="float" office:value="0.0679620090761978" calcext:value-type="float">
            <text:p>0.0679620090761978</text:p>
          </table:table-cell>
          <table:table-cell table:formula="of:=VLOOKUP([.AV$1];[Diff5_Acc2_Window25.$F$17:.$I$117];4)" office:value-type="float" office:value="0.0765226435820176" calcext:value-type="float">
            <text:p>0.0765226435820176</text:p>
          </table:table-cell>
          <table:table-cell table:formula="of:=VLOOKUP([.AW$1];[Diff5_Acc2_Window25.$F$17:.$I$117];4)" office:value-type="float" office:value="0.0788703870443342" calcext:value-type="float">
            <text:p>0.0788703870443342</text:p>
          </table:table-cell>
          <table:table-cell table:formula="of:=VLOOKUP([.AX$1];[Diff5_Acc2_Window25.$F$17:.$I$117];4)" office:value-type="float" office:value="0.0830564581735285" calcext:value-type="float">
            <text:p>0.0830564581735285</text:p>
          </table:table-cell>
          <table:table-cell table:formula="of:=VLOOKUP([.AY$1];[Diff5_Acc2_Window25.$F$17:.$I$117];4)" office:value-type="float" office:value="0.0830564581735285" calcext:value-type="float">
            <text:p>0.0830564581735285</text:p>
          </table:table-cell>
          <table:table-cell table:formula="of:=VLOOKUP([.AZ$1];[Diff5_Acc2_Window25.$F$17:.$I$117];4)" office:value-type="float" office:value="0.108069009393871" calcext:value-type="float">
            <text:p>0.1080690093938710</text:p>
          </table:table-cell>
          <table:table-cell table:formula="of:=VLOOKUP([.BA$1];[Diff5_Acc2_Window25.$F$17:.$I$117];4)" office:value-type="float" office:value="0.12229757883317" calcext:value-type="float">
            <text:p>0.1222975788331700</text:p>
          </table:table-cell>
          <table:table-cell table:formula="of:=VLOOKUP([.BB$1];[Diff5_Acc2_Window25.$F$17:.$I$117];4)" office:value-type="float" office:value="0.12229757883317" calcext:value-type="float">
            <text:p>0.1222975788331700</text:p>
          </table:table-cell>
          <table:table-cell table:formula="of:=VLOOKUP([.BC$1];[Diff5_Acc2_Window25.$F$17:.$I$117];4)" office:value-type="float" office:value="0.12229757883317" calcext:value-type="float">
            <text:p>0.1222975788331700</text:p>
          </table:table-cell>
          <table:table-cell table:formula="of:=VLOOKUP([.BD$1];[Diff5_Acc2_Window25.$F$17:.$I$117];4)" office:value-type="float" office:value="0.136361788355029" calcext:value-type="float">
            <text:p>0.1363617883550290</text:p>
          </table:table-cell>
          <table:table-cell table:formula="of:=VLOOKUP([.BE$1];[Diff5_Acc2_Window25.$F$17:.$I$117];4)" office:value-type="float" office:value="0.136361788355029" calcext:value-type="float">
            <text:p>0.1363617883550290</text:p>
          </table:table-cell>
          <table:table-cell table:formula="of:=VLOOKUP([.BF$1];[Diff5_Acc2_Window25.$F$17:.$I$117];4)" office:value-type="float" office:value="0.136361788355029" calcext:value-type="float">
            <text:p>0.1363617883550290</text:p>
          </table:table-cell>
          <table:table-cell table:formula="of:=VLOOKUP([.BG$1];[Diff5_Acc2_Window25.$F$17:.$I$117];4)" office:value-type="float" office:value="0.136361788355029" calcext:value-type="float">
            <text:p>0.1363617883550290</text:p>
          </table:table-cell>
          <table:table-cell table:formula="of:=VLOOKUP([.BH$1];[Diff5_Acc2_Window25.$F$17:.$I$117];4)" office:value-type="float" office:value="0.136361788355029" calcext:value-type="float">
            <text:p>0.1363617883550290</text:p>
          </table:table-cell>
          <table:table-cell table:formula="of:=VLOOKUP([.BI$1];[Diff5_Acc2_Window25.$F$17:.$I$117];4)" office:value-type="float" office:value="0.136361788355029" calcext:value-type="float">
            <text:p>0.1363617883550290</text:p>
          </table:table-cell>
          <table:table-cell table:formula="of:=VLOOKUP([.BJ$1];[Diff5_Acc2_Window25.$F$17:.$I$117];4)" office:value-type="float" office:value="0.136361788355029" calcext:value-type="float">
            <text:p>0.1363617883550290</text:p>
          </table:table-cell>
          <table:table-cell table:formula="of:=VLOOKUP([.BK$1];[Diff5_Acc2_Window25.$F$17:.$I$117];4)" office:value-type="float" office:value="0.136361788355029" calcext:value-type="float">
            <text:p>0.1363617883550290</text:p>
          </table:table-cell>
          <table:table-cell table:formula="of:=VLOOKUP([.BL$1];[Diff5_Acc2_Window25.$F$17:.$I$117];4)" office:value-type="float" office:value="0.136361788355029" calcext:value-type="float">
            <text:p>0.1363617883550290</text:p>
          </table:table-cell>
          <table:table-cell table:formula="of:=VLOOKUP([.BM$1];[Diff5_Acc2_Window25.$F$17:.$I$117];4)" office:value-type="float" office:value="0.12229757883317" calcext:value-type="float">
            <text:p>0.1222975788331700</text:p>
          </table:table-cell>
          <table:table-cell table:formula="of:=VLOOKUP([.BN$1];[Diff5_Acc2_Window25.$F$17:.$I$117];4)" office:value-type="float" office:value="0.136361788355029" calcext:value-type="float">
            <text:p>0.1363617883550290</text:p>
          </table:table-cell>
          <table:table-cell table:formula="of:=VLOOKUP([.BO$1];[Diff5_Acc2_Window25.$F$17:.$I$117];4)" office:value-type="float" office:value="0.12229757883317" calcext:value-type="float">
            <text:p>0.1222975788331700</text:p>
          </table:table-cell>
          <table:table-cell table:formula="of:=VLOOKUP([.BP$1];[Diff5_Acc2_Window25.$F$17:.$I$117];4)" office:value-type="float" office:value="0.103477300296107" calcext:value-type="float">
            <text:p>0.1034773002961070</text:p>
          </table:table-cell>
          <table:table-cell table:formula="of:=VLOOKUP([.BQ$1];[Diff5_Acc2_Window25.$F$17:.$I$117];4)" office:value-type="float" office:value="0.0964238550462243" calcext:value-type="float">
            <text:p>0.0964238550462243</text:p>
          </table:table-cell>
          <table:table-cell table:formula="of:=VLOOKUP([.BR$1];[Diff5_Acc2_Window25.$F$17:.$I$117];4)" office:value-type="float" office:value="0.0772462931068477" calcext:value-type="float">
            <text:p>0.0772462931068477</text:p>
          </table:table-cell>
          <table:table-cell table:formula="of:=VLOOKUP([.BS$1];[Diff5_Acc2_Window25.$F$17:.$I$117];4)" office:value-type="float" office:value="0.0772462931068477" calcext:value-type="float">
            <text:p>0.0772462931068477</text:p>
          </table:table-cell>
          <table:table-cell table:formula="of:=VLOOKUP([.BT$1];[Diff5_Acc2_Window25.$F$17:.$I$117];4)" office:value-type="float" office:value="0.0733696078640913" calcext:value-type="float">
            <text:p>0.0733696078640913</text:p>
          </table:table-cell>
          <table:table-cell table:formula="of:=VLOOKUP([.BU$1];[Diff5_Acc2_Window25.$F$17:.$I$117];4)" office:value-type="float" office:value="0.0731196713058293" calcext:value-type="float">
            <text:p>0.0731196713058293</text:p>
          </table:table-cell>
          <table:table-cell table:formula="of:=VLOOKUP([.BV$1];[Diff5_Acc2_Window25.$F$17:.$I$117];4)" office:value-type="float" office:value="0.0700341809602294" calcext:value-type="float">
            <text:p>0.0700341809602294</text:p>
          </table:table-cell>
          <table:table-cell table:formula="of:=VLOOKUP([.BW$1];[Diff5_Acc2_Window25.$F$17:.$I$117];4)" office:value-type="float" office:value="0.0694865118001325" calcext:value-type="float">
            <text:p>0.0694865118001325</text:p>
          </table:table-cell>
          <table:table-cell table:formula="of:=VLOOKUP([.BX$1];[Diff5_Acc2_Window25.$F$17:.$I$117];4)" office:value-type="float" office:value="0.0700341809602294" calcext:value-type="float">
            <text:p>0.0700341809602294</text:p>
          </table:table-cell>
          <table:table-cell table:formula="of:=VLOOKUP([.BY$1];[Diff5_Acc2_Window25.$F$17:.$I$117];4)" office:value-type="float" office:value="0.0694865118001325" calcext:value-type="float">
            <text:p>0.0694865118001325</text:p>
          </table:table-cell>
          <table:table-cell table:formula="of:=VLOOKUP([.BZ$1];[Diff5_Acc2_Window25.$F$17:.$I$117];4)" office:value-type="float" office:value="0.0649691733350244" calcext:value-type="float">
            <text:p>0.0649691733350244</text:p>
          </table:table-cell>
          <table:table-cell table:formula="of:=VLOOKUP([.CA$1];[Diff5_Acc2_Window25.$F$17:.$I$117];4)" office:value-type="float" office:value="0.0647348495205134" calcext:value-type="float">
            <text:p>0.0647348495205134</text:p>
          </table:table-cell>
          <table:table-cell table:formula="of:=VLOOKUP([.CB$1];[Diff5_Acc2_Window25.$F$17:.$I$117];4)" office:value-type="float" office:value="0.0551904931965811" calcext:value-type="float">
            <text:p>0.0551904931965811</text:p>
          </table:table-cell>
          <table:table-cell table:formula="of:=VLOOKUP([.CC$1];[Diff5_Acc2_Window25.$F$17:.$I$117];4)" office:value-type="float" office:value="0.0538442229886798" calcext:value-type="float">
            <text:p>0.0538442229886798</text:p>
          </table:table-cell>
          <table:table-cell table:formula="of:=VLOOKUP([.CD$1];[Diff5_Acc2_Window25.$F$17:.$I$117];4)" office:value-type="float" office:value="0.0509995579399262" calcext:value-type="float">
            <text:p>0.0509995579399262</text:p>
          </table:table-cell>
          <table:table-cell table:formula="of:=VLOOKUP([.CE$1];[Diff5_Acc2_Window25.$F$17:.$I$117];4)" office:value-type="float" office:value="0.0509995579399262" calcext:value-type="float">
            <text:p>0.0509995579399262</text:p>
          </table:table-cell>
          <table:table-cell table:formula="of:=VLOOKUP([.CF$1];[Diff5_Acc2_Window25.$F$17:.$I$117];4)" office:value-type="float" office:value="0.0501078392212966" calcext:value-type="float">
            <text:p>0.0501078392212966</text:p>
          </table:table-cell>
          <table:table-cell table:formula="of:=VLOOKUP([.CG$1];[Diff5_Acc2_Window25.$F$17:.$I$117];4)" office:value-type="float" office:value="0.0421229430929192" calcext:value-type="float">
            <text:p>0.0421229430929192</text:p>
          </table:table-cell>
          <table:table-cell table:formula="of:=VLOOKUP([.CH$1];[Diff5_Acc2_Window25.$F$17:.$I$117];4)" office:value-type="float" office:value="0.0421229430929192" calcext:value-type="float">
            <text:p>0.0421229430929192</text:p>
          </table:table-cell>
          <table:table-cell table:formula="of:=VLOOKUP([.CI$1];[Diff5_Acc2_Window25.$F$17:.$I$117];4)" office:value-type="float" office:value="0.0421229430929192" calcext:value-type="float">
            <text:p>0.0421229430929192</text:p>
          </table:table-cell>
          <table:table-cell table:formula="of:=VLOOKUP([.CJ$1];[Diff5_Acc2_Window25.$F$17:.$I$117];4)" office:value-type="float" office:value="0.0421229430929192" calcext:value-type="float">
            <text:p>0.0421229430929192</text:p>
          </table:table-cell>
          <table:table-cell table:formula="of:=VLOOKUP([.CK$1];[Diff5_Acc2_Window25.$F$17:.$I$117];4)" office:value-type="float" office:value="0.0327442257339349" calcext:value-type="float">
            <text:p>0.0327442257339349</text:p>
          </table:table-cell>
          <table:table-cell table:formula="of:=VLOOKUP([.CL$1];[Diff5_Acc2_Window25.$F$17:.$I$117];4)" office:value-type="float" office:value="0.0327442257339349" calcext:value-type="float">
            <text:p>0.0327442257339349</text:p>
          </table:table-cell>
          <table:table-cell table:formula="of:=VLOOKUP([.CM$1];[Diff5_Acc2_Window25.$F$17:.$I$117];4)" office:value-type="float" office:value="0.0327442257339349" calcext:value-type="float">
            <text:p>0.0327442257339349</text:p>
          </table:table-cell>
          <table:table-cell table:formula="of:=VLOOKUP([.CN$1];[Diff5_Acc2_Window25.$F$17:.$I$117];4)" office:value-type="float" office:value="0.0327442257339349" calcext:value-type="float">
            <text:p>0.0327442257339349</text:p>
          </table:table-cell>
          <table:table-cell table:formula="of:=VLOOKUP([.CO$1];[Diff5_Acc2_Window25.$F$17:.$I$117];4)" office:value-type="float" office:value="0.0312480515132135" calcext:value-type="float">
            <text:p>0.0312480515132135</text:p>
          </table:table-cell>
          <table:table-cell table:formula="of:=VLOOKUP([.CP$1];[Diff5_Acc2_Window25.$F$17:.$I$117];4)" office:value-type="float" office:value="0.0312480515132135" calcext:value-type="float">
            <text:p>0.0312480515132135</text:p>
          </table:table-cell>
          <table:table-cell table:formula="of:=VLOOKUP([.CQ$1];[Diff5_Acc2_Window25.$F$17:.$I$117];4)" office:value-type="float" office:value="0.0327442257339349" calcext:value-type="float">
            <text:p>0.0327442257339349</text:p>
          </table:table-cell>
          <table:table-cell table:formula="of:=VLOOKUP([.CR$1];[Diff5_Acc2_Window25.$F$17:.$I$117];4)" office:value-type="float" office:value="0.0327442257339349" calcext:value-type="float">
            <text:p>0.0327442257339349</text:p>
          </table:table-cell>
          <table:table-cell table:formula="of:=VLOOKUP([.CS$1];[Diff5_Acc2_Window25.$F$17:.$I$117];4)" office:value-type="float" office:value="0.0312480515132135" calcext:value-type="float">
            <text:p>0.0312480515132135</text:p>
          </table:table-cell>
          <table:table-cell table:formula="of:=VLOOKUP([.CT$1];[Diff5_Acc2_Window25.$F$17:.$I$117];4)" office:value-type="float" office:value="0.0312480515132135" calcext:value-type="float">
            <text:p>0.0312480515132135</text:p>
          </table:table-cell>
          <table:table-cell table:formula="of:=VLOOKUP([.CU$1];[Diff5_Acc2_Window25.$F$17:.$I$117];4)" office:value-type="float" office:value="0.0443036193627499" calcext:value-type="float">
            <text:p>0.0443036193627499</text:p>
          </table:table-cell>
          <table:table-cell table:formula="of:=VLOOKUP([.CV$1];[Diff5_Acc2_Window25.$F$17:.$I$117];4)" office:value-type="float" office:value="0.0312480515132135" calcext:value-type="float">
            <text:p>0.0312480515132135</text:p>
          </table:table-cell>
          <table:table-cell table:formula="of:=VLOOKUP([.CW$1];[Diff5_Acc2_Window25.$F$17:.$I$117];4)" office:value-type="float" office:value="0.0287270678498868" calcext:value-type="float">
            <text:p>0.0287270678498868</text:p>
          </table:table-cell>
          <table:table-cell table:formula="of:=VLOOKUP([.CX$1];[Diff5_Acc2_Window25.$F$17:.$I$117];4)" office:value-type="float" office:value="0.0262830354573363" calcext:value-type="float">
            <text:p>0.0262830354573363</text:p>
          </table:table-cell>
          <table:table-cell table:formula="of:=VLOOKUP([.CY$1];[Diff5_Acc2_Window25.$F$17:.$I$117];4)" office:value-type="float" office:value="0.0262830354573363" calcext:value-type="float">
            <text:p>0.0262830354573363</text:p>
          </table:table-cell>
          <table:table-cell table:formula="of:=VLOOKUP([.CZ$1];[Diff5_Acc2_Window25.$F$17:.$I$117];4)" office:value-type="float" office:value="0.0312480515132135" calcext:value-type="float">
            <text:p>0.0312480515132135</text:p>
          </table:table-cell>
          <table:table-cell table:formula="of:=VLOOKUP([.DA$1];[Diff5_Acc2_Window25.$F$17:.$I$117];4)" office:value-type="float" office:value="0.0312480515132135" calcext:value-type="float">
            <text:p>0.0312480515132135</text:p>
          </table:table-cell>
        </table:table-row>
        <table:table-row table:style-name="ro2">
          <table:table-cell table:formula="of:=[$Diff5_Acc6_Window11.D2]" office:value-type="float" office:value="11" calcext:value-type="float">
            <text:p>11</text:p>
          </table:table-cell>
          <table:table-cell table:formula="of:=[$Diff5_Acc6_Window11.D5]" office:value-type="float" office:value="0.02" calcext:value-type="float">
            <text:p>0.02</text:p>
          </table:table-cell>
          <table:table-cell table:formula="of:=[$Diff5_Acc6_Window11.D8]" office:value-type="float" office:value="5" calcext:value-type="float">
            <text:p>5</text:p>
          </table:table-cell>
          <table:table-cell table:formula="of:=[$Diff5_Acc6_Window11.D10]" office:value-type="float" office:value="6" calcext:value-type="float">
            <text:p>6</text:p>
          </table:table-cell>
          <table:table-cell table:formula="of:=VLOOKUP([.E$1];[Diff5_Acc6_Window11.$F$12:.$I$112];4)" office:value-type="float" office:value="0.0423226649461898" calcext:value-type="float">
            <text:p>0.0423226649461898</text:p>
          </table:table-cell>
          <table:table-cell table:formula="of:=VLOOKUP([.F$1];[Diff5_Acc6_Window11.$F$12:.$I$112];4)" office:value-type="float" office:value="0.0213382604260963" calcext:value-type="float">
            <text:p>0.0213382604260963</text:p>
          </table:table-cell>
          <table:table-cell table:formula="of:=VLOOKUP([.G$1];[Diff5_Acc6_Window11.$F$12:.$I$112];4)" office:value-type="float" office:value="0.0345832777894842" calcext:value-type="float">
            <text:p>0.0345832777894842</text:p>
          </table:table-cell>
          <table:table-cell table:formula="of:=VLOOKUP([.H$1];[Diff5_Acc6_Window11.$F$12:.$I$112];4)" office:value-type="float" office:value="0.0423226649461898" calcext:value-type="float">
            <text:p>0.0423226649461898</text:p>
          </table:table-cell>
          <table:table-cell table:formula="of:=VLOOKUP([.I$1];[Diff5_Acc6_Window11.$F$12:.$I$112];4)" office:value-type="float" office:value="0.0345832777894842" calcext:value-type="float">
            <text:p>0.0345832777894842</text:p>
          </table:table-cell>
          <table:table-cell table:formula="of:=VLOOKUP([.J$1];[Diff5_Acc6_Window11.$F$12:.$I$112];4)" office:value-type="float" office:value="0.0345832777894842" calcext:value-type="float">
            <text:p>0.0345832777894842</text:p>
          </table:table-cell>
          <table:table-cell table:formula="of:=VLOOKUP([.K$1];[Diff5_Acc6_Window11.$F$12:.$I$112];4)" office:value-type="float" office:value="0.0423226649461898" calcext:value-type="float">
            <text:p>0.0423226649461898</text:p>
          </table:table-cell>
          <table:table-cell table:formula="of:=VLOOKUP([.L$1];[Diff5_Acc6_Window11.$F$12:.$I$112];4)" office:value-type="float" office:value="0.0345832777894842" calcext:value-type="float">
            <text:p>0.0345832777894842</text:p>
          </table:table-cell>
          <table:table-cell table:formula="of:=VLOOKUP([.M$1];[Diff5_Acc6_Window11.$F$12:.$I$112];4)" office:value-type="float" office:value="0.0345832777894842" calcext:value-type="float">
            <text:p>0.0345832777894842</text:p>
          </table:table-cell>
          <table:table-cell table:formula="of:=VLOOKUP([.N$1];[Diff5_Acc6_Window11.$F$12:.$I$112];4)" office:value-type="float" office:value="0.0423226649461898" calcext:value-type="float">
            <text:p>0.0423226649461898</text:p>
          </table:table-cell>
          <table:table-cell table:formula="of:=VLOOKUP([.O$1];[Diff5_Acc6_Window11.$F$12:.$I$112];4)" office:value-type="float" office:value="0.0423226649461898" calcext:value-type="float">
            <text:p>0.0423226649461898</text:p>
          </table:table-cell>
          <table:table-cell table:formula="of:=VLOOKUP([.P$1];[Diff5_Acc6_Window11.$F$12:.$I$112];4)" office:value-type="float" office:value="0.0466425139275356" calcext:value-type="float">
            <text:p>0.0466425139275356</text:p>
          </table:table-cell>
          <table:table-cell table:formula="of:=VLOOKUP([.Q$1];[Diff5_Acc6_Window11.$F$12:.$I$112];4)" office:value-type="float" office:value="0.0503726990070914" calcext:value-type="float">
            <text:p>0.0503726990070914</text:p>
          </table:table-cell>
          <table:table-cell table:formula="of:=VLOOKUP([.R$1];[Diff5_Acc6_Window11.$F$12:.$I$112];4)" office:value-type="float" office:value="0.0503726990070914" calcext:value-type="float">
            <text:p>0.0503726990070914</text:p>
          </table:table-cell>
          <table:table-cell table:formula="of:=VLOOKUP([.S$1];[Diff5_Acc6_Window11.$F$12:.$I$112];4)" office:value-type="float" office:value="0.0503726990070914" calcext:value-type="float">
            <text:p>0.0503726990070914</text:p>
          </table:table-cell>
          <table:table-cell table:formula="of:=VLOOKUP([.T$1];[Diff5_Acc6_Window11.$F$12:.$I$112];4)" office:value-type="float" office:value="0.0522689341160636" calcext:value-type="float">
            <text:p>0.0522689341160636</text:p>
          </table:table-cell>
          <table:table-cell table:formula="of:=VLOOKUP([.U$1];[Diff5_Acc6_Window11.$F$12:.$I$112];4)" office:value-type="float" office:value="0.0503726990070914" calcext:value-type="float">
            <text:p>0.0503726990070914</text:p>
          </table:table-cell>
          <table:table-cell table:formula="of:=VLOOKUP([.V$1];[Diff5_Acc6_Window11.$F$12:.$I$112];4)" office:value-type="float" office:value="0.0503726990070914" calcext:value-type="float">
            <text:p>0.0503726990070914</text:p>
          </table:table-cell>
          <table:table-cell table:formula="of:=VLOOKUP([.W$1];[Diff5_Acc6_Window11.$F$12:.$I$112];4)" office:value-type="float" office:value="0.0503726990070914" calcext:value-type="float">
            <text:p>0.0503726990070914</text:p>
          </table:table-cell>
          <table:table-cell table:formula="of:=VLOOKUP([.X$1];[Diff5_Acc6_Window11.$F$12:.$I$112];4)" office:value-type="float" office:value="0.0466425139275356" calcext:value-type="float">
            <text:p>0.0466425139275356</text:p>
          </table:table-cell>
          <table:table-cell table:formula="of:=VLOOKUP([.Y$1];[Diff5_Acc6_Window11.$F$12:.$I$112];4)" office:value-type="float" office:value="0.0306469700143294" calcext:value-type="float">
            <text:p>0.0306469700143294</text:p>
          </table:table-cell>
          <table:table-cell table:formula="of:=VLOOKUP([.Z$1];[Diff5_Acc6_Window11.$F$12:.$I$112];4)" office:value-type="float" office:value="0.0503726990070914" calcext:value-type="float">
            <text:p>0.0503726990070914</text:p>
          </table:table-cell>
          <table:table-cell table:formula="of:=VLOOKUP([.AA$1];[Diff5_Acc6_Window11.$F$12:.$I$112];4)" office:value-type="float" office:value="0.0486302113596101" calcext:value-type="float">
            <text:p>0.0486302113596101</text:p>
          </table:table-cell>
          <table:table-cell table:formula="of:=VLOOKUP([.AB$1];[Diff5_Acc6_Window11.$F$12:.$I$112];4)" office:value-type="float" office:value="0.0486302113596101" calcext:value-type="float">
            <text:p>0.0486302113596101</text:p>
          </table:table-cell>
          <table:table-cell table:formula="of:=VLOOKUP([.AC$1];[Diff5_Acc6_Window11.$F$12:.$I$112];4)" office:value-type="float" office:value="0.0573742018717883" calcext:value-type="float">
            <text:p>0.0573742018717883</text:p>
          </table:table-cell>
          <table:table-cell table:formula="of:=VLOOKUP([.AD$1];[Diff5_Acc6_Window11.$F$12:.$I$112];4)" office:value-type="float" office:value="0.0486302113596101" calcext:value-type="float">
            <text:p>0.0486302113596101</text:p>
          </table:table-cell>
          <table:table-cell table:formula="of:=VLOOKUP([.AE$1];[Diff5_Acc6_Window11.$F$12:.$I$112];4)" office:value-type="float" office:value="0.0306469700143294" calcext:value-type="float">
            <text:p>0.0306469700143294</text:p>
          </table:table-cell>
          <table:table-cell table:formula="of:=VLOOKUP([.AF$1];[Diff5_Acc6_Window11.$F$12:.$I$112];4)" office:value-type="float" office:value="0.0306469700143294" calcext:value-type="float">
            <text:p>0.0306469700143294</text:p>
          </table:table-cell>
          <table:table-cell table:formula="of:=VLOOKUP([.AG$1];[Diff5_Acc6_Window11.$F$12:.$I$112];4)" office:value-type="float" office:value="0.0294598485057315" calcext:value-type="float">
            <text:p>0.0294598485057315</text:p>
          </table:table-cell>
          <table:table-cell table:formula="of:=VLOOKUP([.AH$1];[Diff5_Acc6_Window11.$F$12:.$I$112];4)" office:value-type="float" office:value="0.0306469700143294" calcext:value-type="float">
            <text:p>0.0306469700143294</text:p>
          </table:table-cell>
          <table:table-cell table:formula="of:=VLOOKUP([.AI$1];[Diff5_Acc6_Window11.$F$12:.$I$112];4)" office:value-type="float" office:value="0.0356909784143028" calcext:value-type="float">
            <text:p>0.0356909784143028</text:p>
          </table:table-cell>
          <table:table-cell table:formula="of:=VLOOKUP([.AJ$1];[Diff5_Acc6_Window11.$F$12:.$I$112];4)" office:value-type="float" office:value="0.0356909784143028" calcext:value-type="float">
            <text:p>0.0356909784143028</text:p>
          </table:table-cell>
          <table:table-cell table:formula="of:=VLOOKUP([.AK$1];[Diff5_Acc6_Window11.$F$12:.$I$112];4)" office:value-type="float" office:value="0.0356909784143028" calcext:value-type="float">
            <text:p>0.0356909784143028</text:p>
          </table:table-cell>
          <table:table-cell table:formula="of:=VLOOKUP([.AL$1];[Diff5_Acc6_Window11.$F$12:.$I$112];4)" office:value-type="float" office:value="0.0356909784143028" calcext:value-type="float">
            <text:p>0.0356909784143028</text:p>
          </table:table-cell>
          <table:table-cell table:formula="of:=VLOOKUP([.AM$1];[Diff5_Acc6_Window11.$F$12:.$I$112];4)" office:value-type="float" office:value="0.0356909784143028" calcext:value-type="float">
            <text:p>0.0356909784143028</text:p>
          </table:table-cell>
          <table:table-cell table:formula="of:=VLOOKUP([.AN$1];[Diff5_Acc6_Window11.$F$12:.$I$112];4)" office:value-type="float" office:value="0.0294598485057315" calcext:value-type="float">
            <text:p>0.0294598485057315</text:p>
          </table:table-cell>
          <table:table-cell table:formula="of:=VLOOKUP([.AO$1];[Diff5_Acc6_Window11.$F$12:.$I$112];4)" office:value-type="float" office:value="0.0356909784143028" calcext:value-type="float">
            <text:p>0.0356909784143028</text:p>
          </table:table-cell>
          <table:table-cell table:formula="of:=VLOOKUP([.AP$1];[Diff5_Acc6_Window11.$F$12:.$I$112];4)" office:value-type="float" office:value="0.0356909784143028" calcext:value-type="float">
            <text:p>0.0356909784143028</text:p>
          </table:table-cell>
          <table:table-cell table:formula="of:=VLOOKUP([.AQ$1];[Diff5_Acc6_Window11.$F$12:.$I$112];4)" office:value-type="float" office:value="0.0356909784143028" calcext:value-type="float">
            <text:p>0.0356909784143028</text:p>
          </table:table-cell>
          <table:table-cell table:formula="of:=VLOOKUP([.AR$1];[Diff5_Acc6_Window11.$F$12:.$I$112];4)" office:value-type="float" office:value="0.0486731792847783" calcext:value-type="float">
            <text:p>0.0486731792847783</text:p>
          </table:table-cell>
          <table:table-cell table:formula="of:=VLOOKUP([.AS$1];[Diff5_Acc6_Window11.$F$12:.$I$112];4)" office:value-type="float" office:value="0.0647624501115769" calcext:value-type="float">
            <text:p>0.0647624501115769</text:p>
          </table:table-cell>
          <table:table-cell table:formula="of:=VLOOKUP([.AT$1];[Diff5_Acc6_Window11.$F$12:.$I$112];4)" office:value-type="float" office:value="0.0767373878041499" calcext:value-type="float">
            <text:p>0.0767373878041499</text:p>
          </table:table-cell>
          <table:table-cell table:formula="of:=VLOOKUP([.AU$1];[Diff5_Acc6_Window11.$F$12:.$I$112];4)" office:value-type="float" office:value="0.0775063075538756" calcext:value-type="float">
            <text:p>0.0775063075538756</text:p>
          </table:table-cell>
          <table:table-cell table:formula="of:=VLOOKUP([.AV$1];[Diff5_Acc6_Window11.$F$12:.$I$112];4)" office:value-type="float" office:value="0.0796945243644425" calcext:value-type="float">
            <text:p>0.0796945243644425</text:p>
          </table:table-cell>
          <table:table-cell table:formula="of:=VLOOKUP([.AW$1];[Diff5_Acc6_Window11.$F$12:.$I$112];4)" office:value-type="float" office:value="0.0796945243644425" calcext:value-type="float">
            <text:p>0.0796945243644425</text:p>
          </table:table-cell>
          <table:table-cell table:formula="of:=VLOOKUP([.AX$1];[Diff5_Acc6_Window11.$F$12:.$I$112];4)" office:value-type="float" office:value="0.0855298076266875" calcext:value-type="float">
            <text:p>0.0855298076266875</text:p>
          </table:table-cell>
          <table:table-cell table:formula="of:=VLOOKUP([.AY$1];[Diff5_Acc6_Window11.$F$12:.$I$112];4)" office:value-type="float" office:value="0.287071015150093" calcext:value-type="float">
            <text:p>0.2870710151500930</text:p>
          </table:table-cell>
          <table:table-cell table:formula="of:=VLOOKUP([.AZ$1];[Diff5_Acc6_Window11.$F$12:.$I$112];4)" office:value-type="float" office:value="0.287071015150093" calcext:value-type="float">
            <text:p>0.2870710151500930</text:p>
          </table:table-cell>
          <table:table-cell table:formula="of:=VLOOKUP([.BA$1];[Diff5_Acc6_Window11.$F$12:.$I$112];4)" office:value-type="float" office:value="0.287071015150093" calcext:value-type="float">
            <text:p>0.2870710151500930</text:p>
          </table:table-cell>
          <table:table-cell table:formula="of:=VLOOKUP([.BB$1];[Diff5_Acc6_Window11.$F$12:.$I$112];4)" office:value-type="float" office:value="0.287071015150093" calcext:value-type="float">
            <text:p>0.2870710151500930</text:p>
          </table:table-cell>
          <table:table-cell table:formula="of:=VLOOKUP([.BC$1];[Diff5_Acc6_Window11.$F$12:.$I$112];4)" office:value-type="float" office:value="0.287071015150093" calcext:value-type="float">
            <text:p>0.2870710151500930</text:p>
          </table:table-cell>
          <table:table-cell table:formula="of:=VLOOKUP([.BD$1];[Diff5_Acc6_Window11.$F$12:.$I$112];4)" office:value-type="float" office:value="0.271704029316" calcext:value-type="float">
            <text:p>0.2717040293160000</text:p>
          </table:table-cell>
          <table:table-cell table:formula="of:=VLOOKUP([.BE$1];[Diff5_Acc6_Window11.$F$12:.$I$112];4)" office:value-type="float" office:value="0.226803221932089" calcext:value-type="float">
            <text:p>0.2268032219320890</text:p>
          </table:table-cell>
          <table:table-cell table:formula="of:=VLOOKUP([.BF$1];[Diff5_Acc6_Window11.$F$12:.$I$112];4)" office:value-type="float" office:value="0.173621470029355" calcext:value-type="float">
            <text:p>0.1736214700293550</text:p>
          </table:table-cell>
          <table:table-cell table:formula="of:=VLOOKUP([.BG$1];[Diff5_Acc6_Window11.$F$12:.$I$112];4)" office:value-type="float" office:value="0.173621470029355" calcext:value-type="float">
            <text:p>0.1736214700293550</text:p>
          </table:table-cell>
          <table:table-cell table:formula="of:=VLOOKUP([.BH$1];[Diff5_Acc6_Window11.$F$12:.$I$112];4)" office:value-type="float" office:value="0.171345540612442" calcext:value-type="float">
            <text:p>0.1713455406124420</text:p>
          </table:table-cell>
          <table:table-cell table:formula="of:=VLOOKUP([.BI$1];[Diff5_Acc6_Window11.$F$12:.$I$112];4)" office:value-type="float" office:value="0.157455125043412" calcext:value-type="float">
            <text:p>0.1574551250434120</text:p>
          </table:table-cell>
          <table:table-cell table:formula="of:=VLOOKUP([.BJ$1];[Diff5_Acc6_Window11.$F$12:.$I$112];4)" office:value-type="float" office:value="0.131738930125691" calcext:value-type="float">
            <text:p>0.1317389301256910</text:p>
          </table:table-cell>
          <table:table-cell table:formula="of:=VLOOKUP([.BK$1];[Diff5_Acc6_Window11.$F$12:.$I$112];4)" office:value-type="float" office:value="0.131738930125691" calcext:value-type="float">
            <text:p>0.1317389301256910</text:p>
          </table:table-cell>
          <table:table-cell table:formula="of:=VLOOKUP([.BL$1];[Diff5_Acc6_Window11.$F$12:.$I$112];4)" office:value-type="float" office:value="0.131738930125691" calcext:value-type="float">
            <text:p>0.1317389301256910</text:p>
          </table:table-cell>
          <table:table-cell table:formula="of:=VLOOKUP([.BM$1];[Diff5_Acc6_Window11.$F$12:.$I$112];4)" office:value-type="float" office:value="0.127951476145701" calcext:value-type="float">
            <text:p>0.1279514761457010</text:p>
          </table:table-cell>
          <table:table-cell table:formula="of:=VLOOKUP([.BN$1];[Diff5_Acc6_Window11.$F$12:.$I$112];4)" office:value-type="float" office:value="0.082146664925499" calcext:value-type="float">
            <text:p>0.0821466649254990</text:p>
          </table:table-cell>
          <table:table-cell table:formula="of:=VLOOKUP([.BO$1];[Diff5_Acc6_Window11.$F$12:.$I$112];4)" office:value-type="float" office:value="0.082146664925499" calcext:value-type="float">
            <text:p>0.0821466649254990</text:p>
          </table:table-cell>
          <table:table-cell table:formula="of:=VLOOKUP([.BP$1];[Diff5_Acc6_Window11.$F$12:.$I$112];4)" office:value-type="float" office:value="0.0796827022609885" calcext:value-type="float">
            <text:p>0.0796827022609885</text:p>
          </table:table-cell>
          <table:table-cell table:formula="of:=VLOOKUP([.BQ$1];[Diff5_Acc6_Window11.$F$12:.$I$112];4)" office:value-type="float" office:value="0.082146664925499" calcext:value-type="float">
            <text:p>0.0821466649254990</text:p>
          </table:table-cell>
          <table:table-cell table:formula="of:=VLOOKUP([.BR$1];[Diff5_Acc6_Window11.$F$12:.$I$112];4)" office:value-type="float" office:value="0.082146664925499" calcext:value-type="float">
            <text:p>0.0821466649254990</text:p>
          </table:table-cell>
          <table:table-cell table:formula="of:=VLOOKUP([.BS$1];[Diff5_Acc6_Window11.$F$12:.$I$112];4)" office:value-type="float" office:value="0.082146664925499" calcext:value-type="float">
            <text:p>0.0821466649254990</text:p>
          </table:table-cell>
          <table:table-cell table:formula="of:=VLOOKUP([.BT$1];[Diff5_Acc6_Window11.$F$12:.$I$112];4)" office:value-type="float" office:value="0.082146664925499" calcext:value-type="float">
            <text:p>0.0821466649254990</text:p>
          </table:table-cell>
          <table:table-cell table:formula="of:=VLOOKUP([.BU$1];[Diff5_Acc6_Window11.$F$12:.$I$112];4)" office:value-type="float" office:value="0.093276276825373" calcext:value-type="float">
            <text:p>0.0932762768253730</text:p>
          </table:table-cell>
          <table:table-cell table:formula="of:=VLOOKUP([.BV$1];[Diff5_Acc6_Window11.$F$12:.$I$112];4)" office:value-type="float" office:value="0.082146664925499" calcext:value-type="float">
            <text:p>0.0821466649254990</text:p>
          </table:table-cell>
          <table:table-cell table:formula="of:=VLOOKUP([.BW$1];[Diff5_Acc6_Window11.$F$12:.$I$112];4)" office:value-type="float" office:value="0.082146664925499" calcext:value-type="float">
            <text:p>0.0821466649254990</text:p>
          </table:table-cell>
          <table:table-cell table:formula="of:=VLOOKUP([.BX$1];[Diff5_Acc6_Window11.$F$12:.$I$112];4)" office:value-type="float" office:value="0.082146664925499" calcext:value-type="float">
            <text:p>0.0821466649254990</text:p>
          </table:table-cell>
          <table:table-cell table:formula="of:=VLOOKUP([.BY$1];[Diff5_Acc6_Window11.$F$12:.$I$112];4)" office:value-type="float" office:value="0.0811093220566633" calcext:value-type="float">
            <text:p>0.0811093220566633</text:p>
          </table:table-cell>
          <table:table-cell table:formula="of:=VLOOKUP([.BZ$1];[Diff5_Acc6_Window11.$F$12:.$I$112];4)" office:value-type="float" office:value="0.0573316881612044" calcext:value-type="float">
            <text:p>0.0573316881612044</text:p>
          </table:table-cell>
          <table:table-cell table:formula="of:=VLOOKUP([.CA$1];[Diff5_Acc6_Window11.$F$12:.$I$112];4)" office:value-type="float" office:value="0.0573316881612044" calcext:value-type="float">
            <text:p>0.0573316881612044</text:p>
          </table:table-cell>
          <table:table-cell table:formula="of:=VLOOKUP([.CB$1];[Diff5_Acc6_Window11.$F$12:.$I$112];4)" office:value-type="float" office:value="0.0563031203635952" calcext:value-type="float">
            <text:p>0.0563031203635952</text:p>
          </table:table-cell>
          <table:table-cell table:formula="of:=VLOOKUP([.CC$1];[Diff5_Acc6_Window11.$F$12:.$I$112];4)" office:value-type="float" office:value="0.0504775230475304" calcext:value-type="float">
            <text:p>0.0504775230475304</text:p>
          </table:table-cell>
          <table:table-cell table:formula="of:=VLOOKUP([.CD$1];[Diff5_Acc6_Window11.$F$12:.$I$112];4)" office:value-type="float" office:value="0.0504775230475304" calcext:value-type="float">
            <text:p>0.0504775230475304</text:p>
          </table:table-cell>
          <table:table-cell table:formula="of:=VLOOKUP([.CE$1];[Diff5_Acc6_Window11.$F$12:.$I$112];4)" office:value-type="float" office:value="0.0504775230475304" calcext:value-type="float">
            <text:p>0.0504775230475304</text:p>
          </table:table-cell>
          <table:table-cell table:formula="of:=VLOOKUP([.CF$1];[Diff5_Acc6_Window11.$F$12:.$I$112];4)" office:value-type="float" office:value="0.0471399118656961" calcext:value-type="float">
            <text:p>0.0471399118656961</text:p>
          </table:table-cell>
          <table:table-cell table:formula="of:=VLOOKUP([.CG$1];[Diff5_Acc6_Window11.$F$12:.$I$112];4)" office:value-type="float" office:value="0.0422763918127036" calcext:value-type="float">
            <text:p>0.0422763918127036</text:p>
          </table:table-cell>
          <table:table-cell table:formula="of:=VLOOKUP([.CH$1];[Diff5_Acc6_Window11.$F$12:.$I$112];4)" office:value-type="float" office:value="0.0422763918127036" calcext:value-type="float">
            <text:p>0.0422763918127036</text:p>
          </table:table-cell>
          <table:table-cell table:formula="of:=VLOOKUP([.CI$1];[Diff5_Acc6_Window11.$F$12:.$I$112];4)" office:value-type="float" office:value="0.0356466128786073" calcext:value-type="float">
            <text:p>0.0356466128786073</text:p>
          </table:table-cell>
          <table:table-cell table:formula="of:=VLOOKUP([.CJ$1];[Diff5_Acc6_Window11.$F$12:.$I$112];4)" office:value-type="float" office:value="0.0356466128786073" calcext:value-type="float">
            <text:p>0.0356466128786073</text:p>
          </table:table-cell>
          <table:table-cell table:formula="of:=VLOOKUP([.CK$1];[Diff5_Acc6_Window11.$F$12:.$I$112];4)" office:value-type="float" office:value="0.0356466128786073" calcext:value-type="float">
            <text:p>0.0356466128786073</text:p>
          </table:table-cell>
          <table:table-cell table:formula="of:=VLOOKUP([.CL$1];[Diff5_Acc6_Window11.$F$12:.$I$112];4)" office:value-type="float" office:value="0.0303400136608894" calcext:value-type="float">
            <text:p>0.0303400136608894</text:p>
          </table:table-cell>
          <table:table-cell table:formula="of:=VLOOKUP([.CM$1];[Diff5_Acc6_Window11.$F$12:.$I$112];4)" office:value-type="float" office:value="0.0272555144285884" calcext:value-type="float">
            <text:p>0.0272555144285884</text:p>
          </table:table-cell>
          <table:table-cell table:formula="of:=VLOOKUP([.CN$1];[Diff5_Acc6_Window11.$F$12:.$I$112];4)" office:value-type="float" office:value="0.0272555144285884" calcext:value-type="float">
            <text:p>0.0272555144285884</text:p>
          </table:table-cell>
          <table:table-cell table:formula="of:=VLOOKUP([.CO$1];[Diff5_Acc6_Window11.$F$12:.$I$112];4)" office:value-type="float" office:value="0.0253196032708275" calcext:value-type="float">
            <text:p>0.0253196032708275</text:p>
          </table:table-cell>
          <table:table-cell table:formula="of:=VLOOKUP([.CP$1];[Diff5_Acc6_Window11.$F$12:.$I$112];4)" office:value-type="float" office:value="0.0253196032708275" calcext:value-type="float">
            <text:p>0.0253196032708275</text:p>
          </table:table-cell>
          <table:table-cell table:formula="of:=VLOOKUP([.CQ$1];[Diff5_Acc6_Window11.$F$12:.$I$112];4)" office:value-type="float" office:value="0.0253196032708275" calcext:value-type="float">
            <text:p>0.0253196032708275</text:p>
          </table:table-cell>
          <table:table-cell table:formula="of:=VLOOKUP([.CR$1];[Diff5_Acc6_Window11.$F$12:.$I$112];4)" office:value-type="float" office:value="0.0253196032708275" calcext:value-type="float">
            <text:p>0.0253196032708275</text:p>
          </table:table-cell>
          <table:table-cell table:formula="of:=VLOOKUP([.CS$1];[Diff5_Acc6_Window11.$F$12:.$I$112];4)" office:value-type="float" office:value="0.0272555144285884" calcext:value-type="float">
            <text:p>0.0272555144285884</text:p>
          </table:table-cell>
          <table:table-cell table:formula="of:=VLOOKUP([.CT$1];[Diff5_Acc6_Window11.$F$12:.$I$112];4)" office:value-type="float" office:value="0.0303400136608894" calcext:value-type="float">
            <text:p>0.0303400136608894</text:p>
          </table:table-cell>
          <table:table-cell table:formula="of:=VLOOKUP([.CU$1];[Diff5_Acc6_Window11.$F$12:.$I$112];4)" office:value-type="float" office:value="0.0447277571118028" calcext:value-type="float">
            <text:p>0.0447277571118028</text:p>
          </table:table-cell>
          <table:table-cell table:formula="of:=VLOOKUP([.CV$1];[Diff5_Acc6_Window11.$F$12:.$I$112];4)" office:value-type="float" office:value="0.0272555144285884" calcext:value-type="float">
            <text:p>0.0272555144285884</text:p>
          </table:table-cell>
          <table:table-cell table:formula="of:=VLOOKUP([.CW$1];[Diff5_Acc6_Window11.$F$12:.$I$112];4)" office:value-type="float" office:value="0.0447277571118028" calcext:value-type="float">
            <text:p>0.0447277571118028</text:p>
          </table:table-cell>
          <table:table-cell table:formula="of:=VLOOKUP([.CX$1];[Diff5_Acc6_Window11.$F$12:.$I$112];4)" office:value-type="float" office:value="0.0447277571118028" calcext:value-type="float">
            <text:p>0.0447277571118028</text:p>
          </table:table-cell>
          <table:table-cell table:formula="of:=VLOOKUP([.CY$1];[Diff5_Acc6_Window11.$F$12:.$I$112];4)" office:value-type="float" office:value="0.0538429638790465" calcext:value-type="float">
            <text:p>0.0538429638790465</text:p>
          </table:table-cell>
          <table:table-cell table:formula="of:=VLOOKUP([.CZ$1];[Diff5_Acc6_Window11.$F$12:.$I$112];4)" office:value-type="float" office:value="0.0538429638790465" calcext:value-type="float">
            <text:p>0.0538429638790465</text:p>
          </table:table-cell>
          <table:table-cell table:formula="of:=VLOOKUP([.DA$1];[Diff5_Acc6_Window11.$F$12:.$I$112];4)" office:value-type="float" office:value="0.0538429638790465" calcext:value-type="float">
            <text:p>0.0538429638790465</text:p>
          </table:table-cell>
        </table:table-row>
        <table:table-row table:style-name="ro2">
          <table:table-cell table:formula="of:=[$Diff6_Acc2_Window11.D2]" office:value-type="float" office:value="11" calcext:value-type="float">
            <text:p>11</text:p>
          </table:table-cell>
          <table:table-cell table:formula="of:=[$Diff6_Acc2_Window11.D5]" office:value-type="float" office:value="0.02" calcext:value-type="float">
            <text:p>0.02</text:p>
          </table:table-cell>
          <table:table-cell table:formula="of:=[$Diff6_Acc2_Window11.D8]" office:value-type="float" office:value="6" calcext:value-type="float">
            <text:p>6</text:p>
          </table:table-cell>
          <table:table-cell table:formula="of:=[$Diff6_Acc2_Window11.D10]" office:value-type="float" office:value="2" calcext:value-type="float">
            <text:p>2</text:p>
          </table:table-cell>
          <table:table-cell table:formula="of:=VLOOKUP([.E$1];[Diff6_Acc2_Window11.$F$10:.$I$110];4)" office:value-type="float" office:value="0.0299189178180329" calcext:value-type="float">
            <text:p>0.0299189178180329</text:p>
          </table:table-cell>
          <table:table-cell table:formula="of:=VLOOKUP([.F$1];[Diff6_Acc2_Window11.$F$10:.$I$110];4)" office:value-type="float" office:value="0.0299189178180329" calcext:value-type="float">
            <text:p>0.0299189178180329</text:p>
          </table:table-cell>
          <table:table-cell table:formula="of:=VLOOKUP([.G$1];[Diff6_Acc2_Window11.$F$10:.$I$110];4)" office:value-type="float" office:value="0.0439481529019891" calcext:value-type="float">
            <text:p>0.0439481529019891</text:p>
          </table:table-cell>
          <table:table-cell table:formula="of:=VLOOKUP([.H$1];[Diff6_Acc2_Window11.$F$10:.$I$110];4)" office:value-type="float" office:value="0.0439481529019891" calcext:value-type="float">
            <text:p>0.0439481529019891</text:p>
          </table:table-cell>
          <table:table-cell table:formula="of:=VLOOKUP([.I$1];[Diff6_Acc2_Window11.$F$10:.$I$110];4)" office:value-type="float" office:value="0.0439481529019891" calcext:value-type="float">
            <text:p>0.0439481529019891</text:p>
          </table:table-cell>
          <table:table-cell table:formula="of:=VLOOKUP([.J$1];[Diff6_Acc2_Window11.$F$10:.$I$110];4)" office:value-type="float" office:value="0.0330467400508825" calcext:value-type="float">
            <text:p>0.0330467400508825</text:p>
          </table:table-cell>
          <table:table-cell table:formula="of:=VLOOKUP([.K$1];[Diff6_Acc2_Window11.$F$10:.$I$110];4)" office:value-type="float" office:value="0.0330467400508825" calcext:value-type="float">
            <text:p>0.0330467400508825</text:p>
          </table:table-cell>
          <table:table-cell table:formula="of:=VLOOKUP([.L$1];[Diff6_Acc2_Window11.$F$10:.$I$110];4)" office:value-type="float" office:value="0.0330467400508825" calcext:value-type="float">
            <text:p>0.0330467400508825</text:p>
          </table:table-cell>
          <table:table-cell table:formula="of:=VLOOKUP([.M$1];[Diff6_Acc2_Window11.$F$10:.$I$110];4)" office:value-type="float" office:value="0.0439481529019891" calcext:value-type="float">
            <text:p>0.0439481529019891</text:p>
          </table:table-cell>
          <table:table-cell table:formula="of:=VLOOKUP([.N$1];[Diff6_Acc2_Window11.$F$10:.$I$110];4)" office:value-type="float" office:value="0.0439481529019891" calcext:value-type="float">
            <text:p>0.0439481529019891</text:p>
          </table:table-cell>
          <table:table-cell table:formula="of:=VLOOKUP([.O$1];[Diff6_Acc2_Window11.$F$10:.$I$110];4)" office:value-type="float" office:value="0.0439481529019891" calcext:value-type="float">
            <text:p>0.0439481529019891</text:p>
          </table:table-cell>
          <table:table-cell table:formula="of:=VLOOKUP([.P$1];[Diff6_Acc2_Window11.$F$10:.$I$110];4)" office:value-type="float" office:value="0.0330467400508825" calcext:value-type="float">
            <text:p>0.0330467400508825</text:p>
          </table:table-cell>
          <table:table-cell table:formula="of:=VLOOKUP([.Q$1];[Diff6_Acc2_Window11.$F$10:.$I$110];4)" office:value-type="float" office:value="0.0330467400508825" calcext:value-type="float">
            <text:p>0.0330467400508825</text:p>
          </table:table-cell>
          <table:table-cell table:formula="of:=VLOOKUP([.R$1];[Diff6_Acc2_Window11.$F$10:.$I$110];4)" office:value-type="float" office:value="0.0330467400508825" calcext:value-type="float">
            <text:p>0.0330467400508825</text:p>
          </table:table-cell>
          <table:table-cell table:formula="of:=VLOOKUP([.S$1];[Diff6_Acc2_Window11.$F$10:.$I$110];4)" office:value-type="float" office:value="0.0442014748656228" calcext:value-type="float">
            <text:p>0.0442014748656228</text:p>
          </table:table-cell>
          <table:table-cell table:formula="of:=VLOOKUP([.T$1];[Diff6_Acc2_Window11.$F$10:.$I$110];4)" office:value-type="float" office:value="0.0442014748656228" calcext:value-type="float">
            <text:p>0.0442014748656228</text:p>
          </table:table-cell>
          <table:table-cell table:formula="of:=VLOOKUP([.U$1];[Diff6_Acc2_Window11.$F$10:.$I$110];4)" office:value-type="float" office:value="0.0442014748656228" calcext:value-type="float">
            <text:p>0.0442014748656228</text:p>
          </table:table-cell>
          <table:table-cell table:formula="of:=VLOOKUP([.V$1];[Diff6_Acc2_Window11.$F$10:.$I$110];4)" office:value-type="float" office:value="0.0213260087479265" calcext:value-type="float">
            <text:p>0.0213260087479265</text:p>
          </table:table-cell>
          <table:table-cell table:formula="of:=VLOOKUP([.W$1];[Diff6_Acc2_Window11.$F$10:.$I$110];4)" office:value-type="float" office:value="0.0213260087479265" calcext:value-type="float">
            <text:p>0.0213260087479265</text:p>
          </table:table-cell>
          <table:table-cell table:formula="of:=VLOOKUP([.X$1];[Diff6_Acc2_Window11.$F$10:.$I$110];4)" office:value-type="float" office:value="0.0213260087479265" calcext:value-type="float">
            <text:p>0.0213260087479265</text:p>
          </table:table-cell>
          <table:table-cell table:formula="of:=VLOOKUP([.Y$1];[Diff6_Acc2_Window11.$F$10:.$I$110];4)" office:value-type="float" office:value="0.0268493269616991" calcext:value-type="float">
            <text:p>0.0268493269616991</text:p>
          </table:table-cell>
          <table:table-cell table:formula="of:=VLOOKUP([.Z$1];[Diff6_Acc2_Window11.$F$10:.$I$110];4)" office:value-type="float" office:value="0.0348197958494532" calcext:value-type="float">
            <text:p>0.0348197958494532</text:p>
          </table:table-cell>
          <table:table-cell table:formula="of:=VLOOKUP([.AA$1];[Diff6_Acc2_Window11.$F$10:.$I$110];4)" office:value-type="float" office:value="0.0432342655432602" calcext:value-type="float">
            <text:p>0.0432342655432602</text:p>
          </table:table-cell>
          <table:table-cell table:formula="of:=VLOOKUP([.AB$1];[Diff6_Acc2_Window11.$F$10:.$I$110];4)" office:value-type="float" office:value="0.0432342655432602" calcext:value-type="float">
            <text:p>0.0432342655432602</text:p>
          </table:table-cell>
          <table:table-cell table:formula="of:=VLOOKUP([.AC$1];[Diff6_Acc2_Window11.$F$10:.$I$110];4)" office:value-type="float" office:value="0.0432342655432602" calcext:value-type="float">
            <text:p>0.0432342655432602</text:p>
          </table:table-cell>
          <table:table-cell table:formula="of:=VLOOKUP([.AD$1];[Diff6_Acc2_Window11.$F$10:.$I$110];4)" office:value-type="float" office:value="0.0348197958494532" calcext:value-type="float">
            <text:p>0.0348197958494532</text:p>
          </table:table-cell>
          <table:table-cell table:formula="of:=VLOOKUP([.AE$1];[Diff6_Acc2_Window11.$F$10:.$I$110];4)" office:value-type="float" office:value="0.0348197958494532" calcext:value-type="float">
            <text:p>0.0348197958494532</text:p>
          </table:table-cell>
          <table:table-cell table:formula="of:=VLOOKUP([.AF$1];[Diff6_Acc2_Window11.$F$10:.$I$110];4)" office:value-type="float" office:value="0.0415996328057206" calcext:value-type="float">
            <text:p>0.0415996328057206</text:p>
          </table:table-cell>
          <table:table-cell table:formula="of:=VLOOKUP([.AG$1];[Diff6_Acc2_Window11.$F$10:.$I$110];4)" office:value-type="float" office:value="0.0415996328057206" calcext:value-type="float">
            <text:p>0.0415996328057206</text:p>
          </table:table-cell>
          <table:table-cell table:formula="of:=VLOOKUP([.AH$1];[Diff6_Acc2_Window11.$F$10:.$I$110];4)" office:value-type="float" office:value="0.038509194621685" calcext:value-type="float">
            <text:p>0.0385091946216850</text:p>
          </table:table-cell>
          <table:table-cell table:formula="of:=VLOOKUP([.AI$1];[Diff6_Acc2_Window11.$F$10:.$I$110];4)" office:value-type="float" office:value="0.038509194621685" calcext:value-type="float">
            <text:p>0.0385091946216850</text:p>
          </table:table-cell>
          <table:table-cell table:formula="of:=VLOOKUP([.AJ$1];[Diff6_Acc2_Window11.$F$10:.$I$110];4)" office:value-type="float" office:value="0.038509194621685" calcext:value-type="float">
            <text:p>0.0385091946216850</text:p>
          </table:table-cell>
          <table:table-cell table:formula="of:=VLOOKUP([.AK$1];[Diff6_Acc2_Window11.$F$10:.$I$110];4)" office:value-type="float" office:value="0.0292728953624526" calcext:value-type="float">
            <text:p>0.0292728953624526</text:p>
          </table:table-cell>
          <table:table-cell table:formula="of:=VLOOKUP([.AL$1];[Diff6_Acc2_Window11.$F$10:.$I$110];4)" office:value-type="float" office:value="0.0292728953624526" calcext:value-type="float">
            <text:p>0.0292728953624526</text:p>
          </table:table-cell>
          <table:table-cell table:formula="of:=VLOOKUP([.AM$1];[Diff6_Acc2_Window11.$F$10:.$I$110];4)" office:value-type="float" office:value="0.0292728953624526" calcext:value-type="float">
            <text:p>0.0292728953624526</text:p>
          </table:table-cell>
          <table:table-cell table:formula="of:=VLOOKUP([.AN$1];[Diff6_Acc2_Window11.$F$10:.$I$110];4)" office:value-type="float" office:value="0.0292728953624526" calcext:value-type="float">
            <text:p>0.0292728953624526</text:p>
          </table:table-cell>
          <table:table-cell table:formula="of:=VLOOKUP([.AO$1];[Diff6_Acc2_Window11.$F$10:.$I$110];4)" office:value-type="float" office:value="0.038509194621685" calcext:value-type="float">
            <text:p>0.0385091946216850</text:p>
          </table:table-cell>
          <table:table-cell table:formula="of:=VLOOKUP([.AP$1];[Diff6_Acc2_Window11.$F$10:.$I$110];4)" office:value-type="float" office:value="0.0415996328057206" calcext:value-type="float">
            <text:p>0.0415996328057206</text:p>
          </table:table-cell>
          <table:table-cell table:formula="of:=VLOOKUP([.AQ$1];[Diff6_Acc2_Window11.$F$10:.$I$110];4)" office:value-type="float" office:value="0.0556937879041626" calcext:value-type="float">
            <text:p>0.0556937879041626</text:p>
          </table:table-cell>
          <table:table-cell table:formula="of:=VLOOKUP([.AR$1];[Diff6_Acc2_Window11.$F$10:.$I$110];4)" office:value-type="float" office:value="0.0688174135868027" calcext:value-type="float">
            <text:p>0.0688174135868027</text:p>
          </table:table-cell>
          <table:table-cell table:formula="of:=VLOOKUP([.AS$1];[Diff6_Acc2_Window11.$F$10:.$I$110];4)" office:value-type="float" office:value="0.0688174135868027" calcext:value-type="float">
            <text:p>0.0688174135868027</text:p>
          </table:table-cell>
          <table:table-cell table:formula="of:=VLOOKUP([.AT$1];[Diff6_Acc2_Window11.$F$10:.$I$110];4)" office:value-type="float" office:value="0.0730194668621024" calcext:value-type="float">
            <text:p>0.0730194668621024</text:p>
          </table:table-cell>
          <table:table-cell table:formula="of:=VLOOKUP([.AU$1];[Diff6_Acc2_Window11.$F$10:.$I$110];4)" office:value-type="float" office:value="0.0789472020180212" calcext:value-type="float">
            <text:p>0.0789472020180212</text:p>
          </table:table-cell>
          <table:table-cell table:formula="of:=VLOOKUP([.AV$1];[Diff6_Acc2_Window11.$F$10:.$I$110];4)" office:value-type="float" office:value="0.102247697006491" calcext:value-type="float">
            <text:p>0.1022476970064910</text:p>
          </table:table-cell>
          <table:table-cell table:formula="of:=VLOOKUP([.AW$1];[Diff6_Acc2_Window11.$F$10:.$I$110];4)" office:value-type="float" office:value="0.111350265390755" calcext:value-type="float">
            <text:p>0.1113502653907550</text:p>
          </table:table-cell>
          <table:table-cell table:formula="of:=VLOOKUP([.AX$1];[Diff6_Acc2_Window11.$F$10:.$I$110];4)" office:value-type="float" office:value="0.130225361999706" calcext:value-type="float">
            <text:p>0.1302253619997060</text:p>
          </table:table-cell>
          <table:table-cell table:formula="of:=VLOOKUP([.AY$1];[Diff6_Acc2_Window11.$F$10:.$I$110];4)" office:value-type="float" office:value="0.102247697006491" calcext:value-type="float">
            <text:p>0.1022476970064910</text:p>
          </table:table-cell>
          <table:table-cell table:formula="of:=VLOOKUP([.AZ$1];[Diff6_Acc2_Window11.$F$10:.$I$110];4)" office:value-type="float" office:value="0.140489794740603" calcext:value-type="float">
            <text:p>0.1404897947406030</text:p>
          </table:table-cell>
          <table:table-cell table:formula="of:=VLOOKUP([.BA$1];[Diff6_Acc2_Window11.$F$10:.$I$110];4)" office:value-type="float" office:value="0.143840954818528" calcext:value-type="float">
            <text:p>0.1438409548185280</text:p>
          </table:table-cell>
          <table:table-cell table:formula="of:=VLOOKUP([.BB$1];[Diff6_Acc2_Window11.$F$10:.$I$110];4)" office:value-type="float" office:value="0.143840954818528" calcext:value-type="float">
            <text:p>0.1438409548185280</text:p>
          </table:table-cell>
          <table:table-cell table:formula="of:=VLOOKUP([.BC$1];[Diff6_Acc2_Window11.$F$10:.$I$110];4)" office:value-type="float" office:value="0.143840954818528" calcext:value-type="float">
            <text:p>0.1438409548185280</text:p>
          </table:table-cell>
          <table:table-cell table:formula="of:=VLOOKUP([.BD$1];[Diff6_Acc2_Window11.$F$10:.$I$110];4)" office:value-type="float" office:value="0.143840954818528" calcext:value-type="float">
            <text:p>0.1438409548185280</text:p>
          </table:table-cell>
          <table:table-cell table:formula="of:=VLOOKUP([.BE$1];[Diff6_Acc2_Window11.$F$10:.$I$110];4)" office:value-type="float" office:value="0.140489794740603" calcext:value-type="float">
            <text:p>0.1404897947406030</text:p>
          </table:table-cell>
          <table:table-cell table:formula="of:=VLOOKUP([.BF$1];[Diff6_Acc2_Window11.$F$10:.$I$110];4)" office:value-type="float" office:value="0.112803315493685" calcext:value-type="float">
            <text:p>0.1128033154936850</text:p>
          </table:table-cell>
          <table:table-cell table:formula="of:=VLOOKUP([.BG$1];[Diff6_Acc2_Window11.$F$10:.$I$110];4)" office:value-type="float" office:value="0.102809007728443" calcext:value-type="float">
            <text:p>0.1028090077284430</text:p>
          </table:table-cell>
          <table:table-cell table:formula="of:=VLOOKUP([.BH$1];[Diff6_Acc2_Window11.$F$10:.$I$110];4)" office:value-type="float" office:value="0.102589236954682" calcext:value-type="float">
            <text:p>0.1025892369546820</text:p>
          </table:table-cell>
          <table:table-cell table:formula="of:=VLOOKUP([.BI$1];[Diff6_Acc2_Window11.$F$10:.$I$110];4)" office:value-type="float" office:value="0.102589236954682" calcext:value-type="float">
            <text:p>0.1025892369546820</text:p>
          </table:table-cell>
          <table:table-cell table:formula="of:=VLOOKUP([.BJ$1];[Diff6_Acc2_Window11.$F$10:.$I$110];4)" office:value-type="float" office:value="0.102809007728443" calcext:value-type="float">
            <text:p>0.1028090077284430</text:p>
          </table:table-cell>
          <table:table-cell table:formula="of:=VLOOKUP([.BK$1];[Diff6_Acc2_Window11.$F$10:.$I$110];4)" office:value-type="float" office:value="0.102589236954682" calcext:value-type="float">
            <text:p>0.1025892369546820</text:p>
          </table:table-cell>
          <table:table-cell table:formula="of:=VLOOKUP([.BL$1];[Diff6_Acc2_Window11.$F$10:.$I$110];4)" office:value-type="float" office:value="0.0539406445041053" calcext:value-type="float">
            <text:p>0.0539406445041053</text:p>
          </table:table-cell>
          <table:table-cell table:formula="of:=VLOOKUP([.BM$1];[Diff6_Acc2_Window11.$F$10:.$I$110];4)" office:value-type="float" office:value="0.0539406445041053" calcext:value-type="float">
            <text:p>0.0539406445041053</text:p>
          </table:table-cell>
          <table:table-cell table:formula="of:=VLOOKUP([.BN$1];[Diff6_Acc2_Window11.$F$10:.$I$110];4)" office:value-type="float" office:value="0.0518727238279349" calcext:value-type="float">
            <text:p>0.0518727238279349</text:p>
          </table:table-cell>
          <table:table-cell table:formula="of:=VLOOKUP([.BO$1];[Diff6_Acc2_Window11.$F$10:.$I$110];4)" office:value-type="float" office:value="0.0518727238279349" calcext:value-type="float">
            <text:p>0.0518727238279349</text:p>
          </table:table-cell>
          <table:table-cell table:formula="of:=VLOOKUP([.BP$1];[Diff6_Acc2_Window11.$F$10:.$I$110];4)" office:value-type="float" office:value="0.0539406445041053" calcext:value-type="float">
            <text:p>0.0539406445041053</text:p>
          </table:table-cell>
          <table:table-cell table:formula="of:=VLOOKUP([.BQ$1];[Diff6_Acc2_Window11.$F$10:.$I$110];4)" office:value-type="float" office:value="0.0539406445041053" calcext:value-type="float">
            <text:p>0.0539406445041053</text:p>
          </table:table-cell>
          <table:table-cell table:formula="of:=VLOOKUP([.BR$1];[Diff6_Acc2_Window11.$F$10:.$I$110];4)" office:value-type="float" office:value="0.0539406445041053" calcext:value-type="float">
            <text:p>0.0539406445041053</text:p>
          </table:table-cell>
          <table:table-cell table:formula="of:=VLOOKUP([.BS$1];[Diff6_Acc2_Window11.$F$10:.$I$110];4)" office:value-type="float" office:value="0.102574275263952" calcext:value-type="float">
            <text:p>0.1025742752639520</text:p>
          </table:table-cell>
          <table:table-cell table:formula="of:=VLOOKUP([.BT$1];[Diff6_Acc2_Window11.$F$10:.$I$110];4)" office:value-type="float" office:value="0.102574275263952" calcext:value-type="float">
            <text:p>0.1025742752639520</text:p>
          </table:table-cell>
          <table:table-cell table:formula="of:=VLOOKUP([.BU$1];[Diff6_Acc2_Window11.$F$10:.$I$110];4)" office:value-type="float" office:value="0.0539406445041053" calcext:value-type="float">
            <text:p>0.0539406445041053</text:p>
          </table:table-cell>
          <table:table-cell table:formula="of:=VLOOKUP([.BV$1];[Diff6_Acc2_Window11.$F$10:.$I$110];4)" office:value-type="float" office:value="0.0528933997260198" calcext:value-type="float">
            <text:p>0.0528933997260198</text:p>
          </table:table-cell>
          <table:table-cell table:formula="of:=VLOOKUP([.BW$1];[Diff6_Acc2_Window11.$F$10:.$I$110];4)" office:value-type="float" office:value="0.0528933997260198" calcext:value-type="float">
            <text:p>0.0528933997260198</text:p>
          </table:table-cell>
          <table:table-cell table:formula="of:=VLOOKUP([.BX$1];[Diff6_Acc2_Window11.$F$10:.$I$110];4)" office:value-type="float" office:value="0.0528933997260198" calcext:value-type="float">
            <text:p>0.0528933997260198</text:p>
          </table:table-cell>
          <table:table-cell table:formula="of:=VLOOKUP([.BY$1];[Diff6_Acc2_Window11.$F$10:.$I$110];4)" office:value-type="float" office:value="0.0528933997260198" calcext:value-type="float">
            <text:p>0.0528933997260198</text:p>
          </table:table-cell>
          <table:table-cell table:formula="of:=VLOOKUP([.BZ$1];[Diff6_Acc2_Window11.$F$10:.$I$110];4)" office:value-type="float" office:value="0.0287996226521029" calcext:value-type="float">
            <text:p>0.0287996226521029</text:p>
          </table:table-cell>
          <table:table-cell table:formula="of:=VLOOKUP([.CA$1];[Diff6_Acc2_Window11.$F$10:.$I$110];4)" office:value-type="float" office:value="0.0277483480339819" calcext:value-type="float">
            <text:p>0.0277483480339819</text:p>
          </table:table-cell>
          <table:table-cell table:formula="of:=VLOOKUP([.CB$1];[Diff6_Acc2_Window11.$F$10:.$I$110];4)" office:value-type="float" office:value="0.0277483480339819" calcext:value-type="float">
            <text:p>0.0277483480339819</text:p>
          </table:table-cell>
          <table:table-cell table:formula="of:=VLOOKUP([.CC$1];[Diff6_Acc2_Window11.$F$10:.$I$110];4)" office:value-type="float" office:value="0.0287996226521029" calcext:value-type="float">
            <text:p>0.0287996226521029</text:p>
          </table:table-cell>
          <table:table-cell table:formula="of:=VLOOKUP([.CD$1];[Diff6_Acc2_Window11.$F$10:.$I$110];4)" office:value-type="float" office:value="0.0287996226521029" calcext:value-type="float">
            <text:p>0.0287996226521029</text:p>
          </table:table-cell>
          <table:table-cell table:formula="of:=VLOOKUP([.CE$1];[Diff6_Acc2_Window11.$F$10:.$I$110];4)" office:value-type="float" office:value="0.0277483480339819" calcext:value-type="float">
            <text:p>0.0277483480339819</text:p>
          </table:table-cell>
          <table:table-cell table:formula="of:=VLOOKUP([.CF$1];[Diff6_Acc2_Window11.$F$10:.$I$110];4)" office:value-type="float" office:value="0.0277483480339819" calcext:value-type="float">
            <text:p>0.0277483480339819</text:p>
          </table:table-cell>
          <table:table-cell table:formula="of:=VLOOKUP([.CG$1];[Diff6_Acc2_Window11.$F$10:.$I$110];4)" office:value-type="float" office:value="0.0287996226521029" calcext:value-type="float">
            <text:p>0.0287996226521029</text:p>
          </table:table-cell>
          <table:table-cell table:formula="of:=VLOOKUP([.CH$1];[Diff6_Acc2_Window11.$F$10:.$I$110];4)" office:value-type="float" office:value="0.0309753027350675" calcext:value-type="float">
            <text:p>0.0309753027350675</text:p>
          </table:table-cell>
          <table:table-cell table:formula="of:=VLOOKUP([.CI$1];[Diff6_Acc2_Window11.$F$10:.$I$110];4)" office:value-type="float" office:value="0.0377844829340734" calcext:value-type="float">
            <text:p>0.0377844829340734</text:p>
          </table:table-cell>
          <table:table-cell table:formula="of:=VLOOKUP([.CJ$1];[Diff6_Acc2_Window11.$F$10:.$I$110];4)" office:value-type="float" office:value="0.0388385937007103" calcext:value-type="float">
            <text:p>0.0388385937007103</text:p>
          </table:table-cell>
          <table:table-cell table:formula="of:=VLOOKUP([.CK$1];[Diff6_Acc2_Window11.$F$10:.$I$110];4)" office:value-type="float" office:value="0.0388385937007103" calcext:value-type="float">
            <text:p>0.0388385937007103</text:p>
          </table:table-cell>
          <table:table-cell table:formula="of:=VLOOKUP([.CL$1];[Diff6_Acc2_Window11.$F$10:.$I$110];4)" office:value-type="float" office:value="0.0388385937007103" calcext:value-type="float">
            <text:p>0.0388385937007103</text:p>
          </table:table-cell>
          <table:table-cell table:formula="of:=VLOOKUP([.CM$1];[Diff6_Acc2_Window11.$F$10:.$I$110];4)" office:value-type="float" office:value="0.0377844829340734" calcext:value-type="float">
            <text:p>0.0377844829340734</text:p>
          </table:table-cell>
          <table:table-cell table:formula="of:=VLOOKUP([.CN$1];[Diff6_Acc2_Window11.$F$10:.$I$110];4)" office:value-type="float" office:value="0.0372670600985638" calcext:value-type="float">
            <text:p>0.0372670600985638</text:p>
          </table:table-cell>
          <table:table-cell table:formula="of:=VLOOKUP([.CO$1];[Diff6_Acc2_Window11.$F$10:.$I$110];4)" office:value-type="float" office:value="0.0309753027350675" calcext:value-type="float">
            <text:p>0.0309753027350675</text:p>
          </table:table-cell>
          <table:table-cell table:formula="of:=VLOOKUP([.CP$1];[Diff6_Acc2_Window11.$F$10:.$I$110];4)" office:value-type="float" office:value="0.0309753027350675" calcext:value-type="float">
            <text:p>0.0309753027350675</text:p>
          </table:table-cell>
          <table:table-cell table:formula="of:=VLOOKUP([.CQ$1];[Diff6_Acc2_Window11.$F$10:.$I$110];4)" office:value-type="float" office:value="0.0372670600985638" calcext:value-type="float">
            <text:p>0.0372670600985638</text:p>
          </table:table-cell>
          <table:table-cell table:formula="of:=VLOOKUP([.CR$1];[Diff6_Acc2_Window11.$F$10:.$I$110];4)" office:value-type="float" office:value="0.0372670600985638" calcext:value-type="float">
            <text:p>0.0372670600985638</text:p>
          </table:table-cell>
          <table:table-cell table:formula="of:=VLOOKUP([.CS$1];[Diff6_Acc2_Window11.$F$10:.$I$110];4)" office:value-type="float" office:value="0.0372670600985638" calcext:value-type="float">
            <text:p>0.0372670600985638</text:p>
          </table:table-cell>
          <table:table-cell table:formula="of:=VLOOKUP([.CT$1];[Diff6_Acc2_Window11.$F$10:.$I$110];4)" office:value-type="float" office:value="0.0372670600985638" calcext:value-type="float">
            <text:p>0.0372670600985638</text:p>
          </table:table-cell>
          <table:table-cell table:formula="of:=VLOOKUP([.CU$1];[Diff6_Acc2_Window11.$F$10:.$I$110];4)" office:value-type="float" office:value="0.0242780219496502" calcext:value-type="float">
            <text:p>0.0242780219496502</text:p>
          </table:table-cell>
          <table:table-cell table:formula="of:=VLOOKUP([.CV$1];[Diff6_Acc2_Window11.$F$10:.$I$110];4)" office:value-type="float" office:value="0.0238192920369165" calcext:value-type="float">
            <text:p>0.0238192920369165</text:p>
          </table:table-cell>
          <table:table-cell table:formula="of:=VLOOKUP([.CW$1];[Diff6_Acc2_Window11.$F$10:.$I$110];4)" office:value-type="float" office:value="0.0242780219496502" calcext:value-type="float">
            <text:p>0.0242780219496502</text:p>
          </table:table-cell>
          <table:table-cell table:formula="of:=VLOOKUP([.CX$1];[Diff6_Acc2_Window11.$F$10:.$I$110];4)" office:value-type="float" office:value="0.0242780219496502" calcext:value-type="float">
            <text:p>0.0242780219496502</text:p>
          </table:table-cell>
          <table:table-cell table:formula="of:=VLOOKUP([.CY$1];[Diff6_Acc2_Window11.$F$10:.$I$110];4)" office:value-type="float" office:value="0.0530368406787244" calcext:value-type="float">
            <text:p>0.0530368406787244</text:p>
          </table:table-cell>
          <table:table-cell table:formula="of:=VLOOKUP([.CZ$1];[Diff6_Acc2_Window11.$F$10:.$I$110];4)" office:value-type="float" office:value="0.0530368406787244" calcext:value-type="float">
            <text:p>0.0530368406787244</text:p>
          </table:table-cell>
          <table:table-cell table:formula="of:=VLOOKUP([.DA$1];[Diff6_Acc2_Window11.$F$10:.$I$110];4)" office:value-type="float" office:value="0.0759226297230423" calcext:value-type="float">
            <text:p>0.0759226297230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6" number:min-decimal-places="16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35">
      <number:number number:decimal-places="18" number:min-decimal-places="18" number:min-integer-digits="1"/>
    </number:number-style>
    <number:number-style style:name="N136">
      <number:number number:decimal-places="19" number:min-decimal-places="1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 style:data-style-name="N2" text:time-value="00:23:52.83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19:00:51.231000000</meta:creation-date>
    <dc:date>2024-05-21T00:27:34.510000000</dc:date>
    <meta:editing-duration>PT1H33M55S</meta:editing-duration>
    <meta:editing-cycles>24</meta:editing-cycles>
    <meta:generator>LibreOffice/24.2.2.2$Windows_X86_64 LibreOffice_project/d56cc158d8a96260b836f100ef4b4ef25d6f1a01</meta:generator>
    <meta:document-statistic meta:table-count="8" meta:cell-count="549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454cm" style:legend-expansion="high" chart:style-name="ch2"/>
        <chart:plot-area chart:style-name="ch3" table:cell-range-address="RawData.B1:RawData.C102 RawData.E1:RawData.F102" chart:data-source-has-labels="row" svg:x="0.32cm" svg:y="0.18cm" svg:width="12.72cm" svg:height="8.64cm">
          <chart:coordinate-region svg:x="1.735cm" svg:y="0.379cm" svg:width="11.30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awData.B2:RawData.B102" chart:label-cell-address="RawData.B1:RawData.B1" chart:class="chart:line">
            <chart:data-point chart:repeated="101"/>
          </chart:series>
          <chart:series chart:style-name="ch8" chart:values-cell-range-address="RawData.C2:RawData.C102" chart:label-cell-address="RawData.C1:RawData.C1" chart:class="chart:line">
            <chart:data-point chart:repeated="101"/>
          </chart:series>
          <chart:series chart:style-name="ch9" chart:values-cell-range-address="RawData.E2:RawData.E102" chart:label-cell-address="RawData.E1:RawData.E1" chart:class="chart:line">
            <chart:data-point chart:repeated="101"/>
          </chart:series>
          <chart:series chart:style-name="ch10" chart:values-cell-range-address="RawData.F2:RawData.F102" chart:label-cell-address="RawData.F1:RawData.F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RawData.B1:RawData.B1</svg:desc>
                </draw:g>
              </table:table-cell>
              <table:table-cell office:value-type="string">
                <text:p>Peak</text:p>
                <draw:g>
                  <svg:desc>RawData.C1:RawData.C1</svg:desc>
                </draw:g>
              </table:table-cell>
              <table:table-cell office:value-type="string">
                <text:p>Noise</text:p>
                <draw:g>
                  <svg:desc>RawData.E1:RawData.E1</svg:desc>
                </draw:g>
              </table:table-cell>
              <table:table-cell office:value-type="string">
                <text:p>Sum</text:p>
                <draw:g>
                  <svg:desc>RawData.F1:Raw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wData.B2:RawData.B102</svg:desc>
                </draw:g>
              </table:table-cell>
              <table:table-cell office:value-type="float" office:value="7.18778173906101E-028">
                <text:p>7.18778173906101E-028</text:p>
                <draw:g>
                  <svg:desc>RawData.C2:RawData.C102</svg:desc>
                </draw:g>
              </table:table-cell>
              <table:table-cell office:value-type="float" office:value="-0.0590418038387701">
                <text:p>-0.0590418038387701</text:p>
                <draw:g>
                  <svg:desc>RawData.E2:RawData.E102</svg:desc>
                </draw:g>
              </table:table-cell>
              <table:table-cell office:value-type="float" office:value="-0.0590418038387701">
                <text:p>-0.0590418038387701</text:p>
                <draw:g>
                  <svg:desc>RawData.F2:RawData.F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8.54031174164073E-027">
                <text:p>8.54031174164073E-027</text:p>
              </table:table-cell>
              <table:table-cell office:value-type="float" office:value="0.0315630638988612">
                <text:p>0.0315630638988612</text:p>
              </table:table-cell>
              <table:table-cell office:value-type="float" office:value="0.0943535834281746">
                <text:p>0.0943535834281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9.65245626161904E-026">
                <text:p>9.65245626161904E-026</text:p>
              </table:table-cell>
              <table:table-cell office:value-type="float" office:value="0.0742774631431128">
                <text:p>0.0742774631431128</text:p>
              </table:table-cell>
              <table:table-cell office:value-type="float" office:value="0.199610696707417">
                <text:p>0.199610696707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1.03773684546692E-024">
                <text:p>1.03773684546692E-024</text:p>
              </table:table-cell>
              <table:table-cell office:value-type="float" office:value="0.0202852519588006">
                <text:p>0.0202852519588006</text:p>
              </table:table-cell>
              <table:table-cell office:value-type="float" office:value="0.207666566544525">
                <text:p>0.207666566544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1.06126027318281E-023">
                <text:p>1.06126027318281E-023</text:p>
              </table:table-cell>
              <table:table-cell office:value-type="float" office:value="0.00790775072629465">
                <text:p>0.00790775072629465</text:p>
              </table:table-cell>
              <table:table-cell office:value-type="float" office:value="0.256597637891149">
                <text:p>0.256597637891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1.03238539887695E-022">
                <text:p>1.03238539887695E-022</text:p>
              </table:table-cell>
              <table:table-cell office:value-type="float" office:value="0.00406522912875791">
                <text:p>0.00406522912875791</text:p>
              </table:table-cell>
              <table:table-cell office:value-type="float" office:value="0.313082223503705">
                <text:p>0.313082223503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9.55316053551247E-022">
                <text:p>9.55316053551247E-022</text:p>
              </table:table-cell>
              <table:table-cell office:value-type="float" office:value="0.0591574910108554">
                <text:p>0.0591574910108554</text:p>
              </table:table-cell>
              <table:table-cell office:value-type="float" office:value="0.427282043695533">
                <text:p>0.427282043695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8.40886875355574E-021">
                <text:p>8.40886875355574E-021</text:p>
              </table:table-cell>
              <table:table-cell office:value-type="float" office:value="0.00790147728228654">
                <text:p>0.00790147728228654</text:p>
              </table:table-cell>
              <table:table-cell office:value-type="float" office:value="0.433680768847359">
                <text:p>0.433680768847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7.04065960646387E-020">
                <text:p>7.04065960646387E-020</text:p>
              </table:table-cell>
              <table:table-cell office:value-type="float" office:value="0.0712254020931851">
                <text:p>0.0712254020931851</text:p>
              </table:table-cell>
              <table:table-cell office:value-type="float" office:value="0.5529790761949">
                <text:p>0.5529790761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5.60756605379311E-019">
                <text:p>5.60756605379311E-019</text:p>
              </table:table-cell>
              <table:table-cell office:value-type="float" office:value="0.0846849030005456">
                <text:p>0.0846849030005456</text:p>
              </table:table-cell>
              <table:table-cell office:value-type="float" office:value="0.620511697979542">
                <text:p>0.620511697979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4.2483542552916E-018">
                <text:p>4.2483542552916E-018</text:p>
              </table:table-cell>
              <table:table-cell office:value-type="float" office:value="0.0489607092104959">
                <text:p>0.0489607092104959</text:p>
              </table:table-cell>
              <table:table-cell office:value-type="float" office:value="0.636745961502969">
                <text:p>0.6367459615029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3.06162732725763E-017">
                <text:p>3.06162732725763E-017</text:p>
              </table:table-cell>
              <table:table-cell office:value-type="float" office:value="0.00280840095936988">
                <text:p>0.00280840095936988</text:p>
              </table:table-cell>
              <table:table-cell office:value-type="float" office:value="0.64023239070806">
                <text:p>0.64023239070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2.09879104879305E-016">
                <text:p>2.09879104879305E-016</text:p>
              </table:table-cell>
              <table:table-cell office:value-type="float" office:value="0.0767339331216396">
                <text:p>0.0767339331216396</text:p>
              </table:table-cell>
              <table:table-cell office:value-type="float" office:value="0.761281039050328">
                <text:p>0.7612810390503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8968627421412">
                <text:p>0.728968627421412</text:p>
              </table:table-cell>
              <table:table-cell office:value-type="float" office:value="1.36858368005474E-015">
                <text:p>1.36858368005474E-015</text:p>
              </table:table-cell>
              <table:table-cell office:value-type="float" office:value="0.00626737280416009">
                <text:p>0.00626737280416009</text:p>
              </table:table-cell>
              <table:table-cell office:value-type="float" office:value="0.735236000225573">
                <text:p>0.735236000225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8.48904403387179E-015">
                <text:p>8.48904403387179E-015</text:p>
              </table:table-cell>
              <table:table-cell office:value-type="float" office:value="-0.00271435270272903">
                <text:p>-0.00271435270272903</text:p>
              </table:table-cell>
              <table:table-cell office:value-type="float" office:value="0.767798890073069">
                <text:p>0.7677988900730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0.0000000000000500877463784351">
                <text:p>0.0000000000000500877463784351</text:p>
              </table:table-cell>
              <table:table-cell office:value-type="float" office:value="0.0218099883994981">
                <text:p>0.0218099883994981</text:p>
              </table:table-cell>
              <table:table-cell office:value-type="float" office:value="0.830826982774496">
                <text:p>0.830826982774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000000000000281118529878905">
                <text:p>0.000000000000281118529878905</text:p>
              </table:table-cell>
              <table:table-cell office:value-type="float" office:value="0.020053724200361">
                <text:p>0.020053724200361</text:p>
              </table:table-cell>
              <table:table-cell office:value-type="float" office:value="0.864381649702657">
                <text:p>0.8643816497026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0.00000000000150083424363208">
                <text:p>0.00000000000150083424363208</text:p>
              </table:table-cell>
              <table:table-cell office:value-type="float" office:value="-0.0162820489172392">
                <text:p>-0.0162820489172392</text:p>
              </table:table-cell>
              <table:table-cell office:value-type="float" office:value="0.860024631128125">
                <text:p>0.86002463112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0000000000076218651945129">
                <text:p>0.0000000000076218651945129</text:p>
              </table:table-cell>
              <table:table-cell office:value-type="float" office:value="0.0102090056074422">
                <text:p>0.0102090056074422</text:p>
              </table:table-cell>
              <table:table-cell office:value-type="float" office:value="0.915036058081084">
                <text:p>0.9150360580810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0000000000368192614027598">
                <text:p>0.0000000000368192614027598</text:p>
              </table:table-cell>
              <table:table-cell office:value-type="float" office:value="-0.0803851205408632">
                <text:p>-0.0803851205408632</text:p>
              </table:table-cell>
              <table:table-cell office:value-type="float" office:value="0.849391365384208">
                <text:p>0.849391365384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000000000169189792261513">
                <text:p>0.000000000169189792261513</text:p>
              </table:table-cell>
              <table:table-cell office:value-type="float" office:value="-0.0447538520504963">
                <text:p>-0.0447538520504963</text:p>
              </table:table-cell>
              <table:table-cell office:value-type="float" office:value="0.906302664413847">
                <text:p>0.9063026644138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00000000073953463438963">
                <text:p>0.00000000073953463438963</text:p>
              </table:table-cell>
              <table:table-cell office:value-type="float" office:value="0.0303256045982703">
                <text:p>0.0303256045982703</text:p>
              </table:table-cell>
              <table:table-cell office:value-type="float" office:value="0.998908766466436">
                <text:p>0.998908766466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00000000307487987958661">
                <text:p>0.00000000307487987958661</text:p>
              </table:table-cell>
              <table:table-cell office:value-type="float" office:value="0.0279448941392825">
                <text:p>0.0279448941392825</text:p>
              </table:table-cell>
              <table:table-cell office:value-type="float" office:value="1.01023214794285">
                <text:p>1.01023214794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0000000121613858375298">
                <text:p>0.0000000121613858375298</text:p>
              </table:table-cell>
              <table:table-cell office:value-type="float" office:value="-0.0195069683504155">
                <text:p>-0.0195069683504155</text:p>
              </table:table-cell>
              <table:table-cell office:value-type="float" office:value="0.972607745125448">
                <text:p>0.9726077451254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0000000457533876944582">
                <text:p>0.0000000457533876944582</text:p>
              </table:table-cell>
              <table:table-cell office:value-type="float" office:value="0.0249110931710934">
                <text:p>0.0249110931710934</text:p>
              </table:table-cell>
              <table:table-cell office:value-type="float" office:value="1.02293786735275">
                <text:p>1.02293786735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000000163737713059081">
                <text:p>0.000000163737713059081</text:p>
              </table:table-cell>
              <table:table-cell office:value-type="float" office:value="0.00374415333132126">
                <text:p>0.00374415333132126</text:p>
              </table:table-cell>
              <table:table-cell office:value-type="float" office:value="1.00374431706903">
                <text:p>1.003744317069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00000055739036926946">
                <text:p>0.00000055739036926946</text:p>
              </table:table-cell>
              <table:table-cell office:value-type="float" office:value="-0.0473868917093174">
                <text:p>-0.0473868917093174</text:p>
              </table:table-cell>
              <table:table-cell office:value-type="float" office:value="0.950640394109323">
                <text:p>0.9506403941093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00000180490969121314">
                <text:p>0.00000180490969121314</text:p>
              </table:table-cell>
              <table:table-cell office:value-type="float" office:value="-0.126214004873563">
                <text:p>-0.126214004873563</text:p>
              </table:table-cell>
              <table:table-cell office:value-type="float" office:value="0.865902501350606">
                <text:p>0.865902501350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00000555951324165015">
                <text:p>0.00000555951324165015</text:p>
              </table:table-cell>
              <table:table-cell office:value-type="float" office:value="0.0602330757513044">
                <text:p>0.0602330757513044</text:p>
              </table:table-cell>
              <table:table-cell office:value-type="float" office:value="1.04252588599323">
                <text:p>1.04252588599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000016289334328458">
                <text:p>0.000016289334328458</text:p>
              </table:table-cell>
              <table:table-cell office:value-type="float" office:value="0.0583953909610369">
                <text:p>0.0583953909610369</text:p>
              </table:table-cell>
              <table:table-cell office:value-type="float" office:value="1.026994841424">
                <text:p>1.026994841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0000453999297624849">
                <text:p>0.0000453999297624849</text:p>
              </table:table-cell>
              <table:table-cell office:value-type="float" office:value="0.069932828522762">
                <text:p>0.069932828522762</text:p>
              </table:table-cell>
              <table:table-cell office:value-type="float" office:value="1.02103474474768">
                <text:p>1.021034744747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9776485888252">
                <text:p>0.929776485888252</text:p>
              </table:table-cell>
              <table:table-cell office:value-type="float" office:value="0.000120362805167213">
                <text:p>0.000120362805167213</text:p>
              </table:table-cell>
              <table:table-cell office:value-type="float" office:value="0.0570325660901091">
                <text:p>0.0570325660901091</text:p>
              </table:table-cell>
              <table:table-cell office:value-type="float" office:value="0.986929414783528">
                <text:p>0.986929414783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000303539138078867">
                <text:p>0.000303539138078867</text:p>
              </table:table-cell>
              <table:table-cell office:value-type="float" office:value="0.0642967602511177">
                <text:p>0.0642967602511177</text:p>
              </table:table-cell>
              <table:table-cell office:value-type="float" office:value="0.969427351855216">
                <text:p>0.969427351855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0.000728152539089461">
                <text:p>0.000728152539089461</text:p>
              </table:table-cell>
              <table:table-cell office:value-type="float" office:value="-0.00191103525162441">
                <text:p>-0.00191103525162441</text:p>
              </table:table-cell>
              <table:table-cell office:value-type="float" office:value="0.875123797331329">
                <text:p>0.8751237973313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00166155727317393">
                <text:p>0.00166155727317393</text:p>
              </table:table-cell>
              <table:table-cell office:value-type="float" office:value="0.00602718156370362">
                <text:p>0.00602718156370362</text:p>
              </table:table-cell>
              <table:table-cell office:value-type="float" office:value="0.852016664338893">
                <text:p>0.8520166643388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0.00360656313601573">
                <text:p>0.00360656313601573</text:p>
              </table:table-cell>
              <table:table-cell office:value-type="float" office:value="0.00353343813012517">
                <text:p>0.00353343813012517</text:p>
              </table:table-cell>
              <table:table-cell office:value-type="float" office:value="0.816156995641088">
                <text:p>0.8161569956410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00744658307092434">
                <text:p>0.00744658307092434</text:p>
              </table:table-cell>
              <table:table-cell office:value-type="float" office:value="-0.0101173090663025">
                <text:p>-0.0101173090663025</text:p>
              </table:table-cell>
              <table:table-cell office:value-type="float" office:value="0.767842516780411">
                <text:p>0.7678425167804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0.0146253347095942">
                <text:p>0.0146253347095942</text:p>
              </table:table-cell>
              <table:table-cell office:value-type="float" office:value="0.0264693155784743">
                <text:p>0.0264693155784743</text:p>
              </table:table-cell>
              <table:table-cell office:value-type="float" office:value="0.77006327770948">
                <text:p>0.770063277709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0273237224472926">
                <text:p>0.0273237224472926</text:p>
              </table:table-cell>
              <table:table-cell office:value-type="float" office:value="0.0327467289739152">
                <text:p>0.0327467289739152</text:p>
              </table:table-cell>
              <table:table-cell office:value-type="float" office:value="0.744617557349897">
                <text:p>0.7446175573498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04855782127001">
                <text:p>0.04855782127001</text:p>
              </table:table-cell>
              <table:table-cell office:value-type="float" office:value="-0.0306486742183458">
                <text:p>-0.0306486742183458</text:p>
              </table:table-cell>
              <table:table-cell office:value-type="float" office:value="0.655333136800354">
                <text:p>0.655333136800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0820849986238988">
                <text:p>0.0820849986238988</text:p>
              </table:table-cell>
              <table:table-cell office:value-type="float" office:value="0.0751034304735827">
                <text:p>0.0751034304735827</text:p>
              </table:table-cell>
              <table:table-cell office:value-type="float" office:value="0.744973681389955">
                <text:p>0.7449736813899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13199384318783">
                <text:p>0.13199384318783</text:p>
              </table:table-cell>
              <table:table-cell office:value-type="float" office:value="-0.0375494528390244">
                <text:p>-0.0375494528390244</text:p>
              </table:table-cell>
              <table:table-cell office:value-type="float" office:value="0.630271185327803">
                <text:p>0.630271185327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201896517994655">
                <text:p>0.201896517994655</text:p>
              </table:table-cell>
              <table:table-cell office:value-type="float" office:value="-0.00370886584570748">
                <text:p>-0.00370886584570748</text:p>
              </table:table-cell>
              <table:table-cell office:value-type="float" office:value="0.679941326250664">
                <text:p>0.6799413262506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293757700323533">
                <text:p>0.293757700323533</text:p>
              </table:table-cell>
              <table:table-cell office:value-type="float" office:value="0.00318816560727919">
                <text:p>0.00318816560727919</text:p>
              </table:table-cell>
              <table:table-cell office:value-type="float" office:value="0.722725157495885">
                <text:p>0.7227251574958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406569659740599">
                <text:p>0.406569659740599</text:p>
              </table:table-cell>
              <table:table-cell office:value-type="float" office:value="0.0770921199551433">
                <text:p>0.0770921199551433</text:p>
              </table:table-cell>
              <table:table-cell office:value-type="float" office:value="0.851786332380421">
                <text:p>0.8517863323804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0.53526142851899">
                <text:p>0.53526142851899</text:p>
              </table:table-cell>
              <table:table-cell office:value-type="float" office:value="-0.0261140070372381">
                <text:p>-0.0261140070372381</text:p>
              </table:table-cell>
              <table:table-cell office:value-type="float" office:value="0.8181644158567">
                <text:p>0.8181644158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00231568209898078">
                <text:p>0.00231568209898078</text:p>
              </table:table-cell>
              <table:table-cell office:value-type="float" office:value="0.921325615299475">
                <text:p>0.9213256152994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0.798516218759377">
                <text:p>0.798516218759377</text:p>
              </table:table-cell>
              <table:table-cell office:value-type="float" office:value="0.295183886152145">
                <text:p>0.295183886152145</text:p>
              </table:table-cell>
              <table:table-cell office:value-type="float" office:value="1.28108141949725">
                <text:p>1.28108141949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5333233564305">
                <text:p>0.125333233564305</text:p>
              </table:table-cell>
              <table:table-cell office:value-type="float" office:value="0.90483741803596">
                <text:p>0.90483741803596</text:p>
              </table:table-cell>
              <table:table-cell office:value-type="float" office:value="-0.1355118016637">
                <text:p>-0.1355118016637</text:p>
              </table:table-cell>
              <table:table-cell office:value-type="float" office:value="0.894658849936564">
                <text:p>0.8946588499365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27905195293136">
                <text:p>0.0627905195293136</text:p>
              </table:table-cell>
              <table:table-cell office:value-type="float" office:value="0.975309912028333">
                <text:p>0.975309912028333</text:p>
              </table:table-cell>
              <table:table-cell office:value-type="float" office:value="0.335504357712883">
                <text:p>0.335504357712883</text:p>
              </table:table-cell>
              <table:table-cell office:value-type="float" office:value="1.37360478927053">
                <text:p>1.373604789270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1">
                <text:p>1</text:p>
              </table:table-cell>
              <table:table-cell office:value-type="float" office:value="0.226080729800644">
                <text:p>0.226080729800644</text:p>
              </table:table-cell>
              <table:table-cell office:value-type="float" office:value="1.22608072980064">
                <text:p>1.226080729800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627905195293134">
                <text:p>-0.0627905195293134</text:p>
              </table:table-cell>
              <table:table-cell office:value-type="float" office:value="0.975309912028333">
                <text:p>0.975309912028333</text:p>
              </table:table-cell>
              <table:table-cell office:value-type="float" office:value="0.148610087916706">
                <text:p>0.148610087916706</text:p>
              </table:table-cell>
              <table:table-cell office:value-type="float" office:value="1.06112948041573">
                <text:p>1.061129480415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90483741803596">
                <text:p>0.90483741803596</text:p>
              </table:table-cell>
              <table:table-cell office:value-type="float" office:value="0.142397274281388">
                <text:p>0.142397274281388</text:p>
              </table:table-cell>
              <table:table-cell office:value-type="float" office:value="0.921901458753043">
                <text:p>0.9219014587530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798516218759377">
                <text:p>0.798516218759377</text:p>
              </table:table-cell>
              <table:table-cell office:value-type="float" office:value="-0.0431236206596661">
                <text:p>-0.0431236206596661</text:p>
              </table:table-cell>
              <table:table-cell office:value-type="float" office:value="0.568011283513986">
                <text:p>0.568011283513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116109140176138">
                <text:p>0.116109140176138</text:p>
              </table:table-cell>
              <table:table-cell office:value-type="float" office:value="0.537739299046922">
                <text:p>0.5377392990469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0.53526142851899">
                <text:p>0.53526142851899</text:p>
              </table:table-cell>
              <table:table-cell office:value-type="float" office:value="0.103566250245771">
                <text:p>0.103566250245771</text:p>
              </table:table-cell>
              <table:table-cell office:value-type="float" office:value="0.329810684389814">
                <text:p>0.3298106843898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406569659740599">
                <text:p>0.406569659740599</text:p>
              </table:table-cell>
              <table:table-cell office:value-type="float" office:value="-0.210413798906919">
                <text:p>-0.210413798906919</text:p>
              </table:table-cell>
              <table:table-cell office:value-type="float" office:value="-0.171968691850998">
                <text:p>-0.171968691850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0.293757700323533">
                <text:p>0.293757700323533</text:p>
              </table:table-cell>
              <table:table-cell office:value-type="float" office:value="-0.149925098766453">
                <text:p>-0.149925098766453</text:p>
              </table:table-cell>
              <table:table-cell office:value-type="float" office:value="-0.281946690007993">
                <text:p>-0.2819466900079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201896517994655">
                <text:p>0.201896517994655</text:p>
              </table:table-cell>
              <table:table-cell office:value-type="float" office:value="0.0806398095518425">
                <text:p>0.0806398095518425</text:p>
              </table:table-cell>
              <table:table-cell office:value-type="float" office:value="-0.199217346555217">
                <text:p>-0.1992173465552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0.13199384318783">
                <text:p>0.13199384318783</text:p>
              </table:table-cell>
              <table:table-cell office:value-type="float" office:value="0.0223940145213045">
                <text:p>0.0223940145213045</text:p>
              </table:table-cell>
              <table:table-cell office:value-type="float" office:value="-0.381438937269862">
                <text:p>-0.3814389372698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0820849986238988">
                <text:p>0.0820849986238988</text:p>
              </table:table-cell>
              <table:table-cell office:value-type="float" office:value="-0.00113931029884216">
                <text:p>-0.00113931029884216</text:p>
              </table:table-cell>
              <table:table-cell office:value-type="float" office:value="-0.506839563967416">
                <text:p>-0.5068395639674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04855782127001">
                <text:p>0.04855782127001</text:p>
              </table:table-cell>
              <table:table-cell office:value-type="float" office:value="0.0447795007037638">
                <text:p>0.0447795007037638</text:p>
              </table:table-cell>
              <table:table-cell office:value-type="float" office:value="-0.544086667774916">
                <text:p>-0.5440866677749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0273237224472926">
                <text:p>0.0273237224472926</text:p>
              </table:table-cell>
              <table:table-cell office:value-type="float" office:value="-0.101401414535312">
                <text:p>-0.101401414535312</text:p>
              </table:table-cell>
              <table:table-cell office:value-type="float" office:value="-0.758624798016708">
                <text:p>-0.7586247980167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28968627421411">
                <text:p>-0.728968627421411</text:p>
              </table:table-cell>
              <table:table-cell office:value-type="float" office:value="0.0146253347095942">
                <text:p>0.0146253347095942</text:p>
              </table:table-cell>
              <table:table-cell office:value-type="float" office:value="-0.00142722104208304">
                <text:p>-0.00142722104208304</text:p>
              </table:table-cell>
              <table:table-cell office:value-type="float" office:value="-0.7157705137539">
                <text:p>-0.71577051375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00744658307092434">
                <text:p>0.00744658307092434</text:p>
              </table:table-cell>
              <table:table-cell office:value-type="float" office:value="0.055897348847085">
                <text:p>0.055897348847085</text:p>
              </table:table-cell>
              <table:table-cell office:value-type="float" office:value="-0.70716931085778">
                <text:p>-0.707169310857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00360656313601573">
                <text:p>0.00360656313601573</text:p>
              </table:table-cell>
              <table:table-cell office:value-type="float" office:value="0.0290604365076419">
                <text:p>0.0290604365076419</text:p>
              </table:table-cell>
              <table:table-cell office:value-type="float" office:value="-0.77634999473129">
                <text:p>-0.776349994731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00166155727317393">
                <text:p>0.00166155727317393</text:p>
              </table:table-cell>
              <table:table-cell office:value-type="float" office:value="-0.00754242030441476">
                <text:p>-0.00754242030441476</text:p>
              </table:table-cell>
              <table:table-cell office:value-type="float" office:value="-0.850208788533256">
                <text:p>-0.8502087885332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000728152539089461">
                <text:p>0.000728152539089461</text:p>
              </table:table-cell>
              <table:table-cell office:value-type="float" office:value="-0.0731233756344642">
                <text:p>-0.0731233756344642</text:p>
              </table:table-cell>
              <table:table-cell office:value-type="float" office:value="-0.948701903139238">
                <text:p>-0.9487019031392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000303539138078867">
                <text:p>0.000303539138078867</text:p>
              </table:table-cell>
              <table:table-cell office:value-type="float" office:value="0.0196106850162802">
                <text:p>0.0196106850162802</text:p>
              </table:table-cell>
              <table:table-cell office:value-type="float" office:value="-0.884912828311661">
                <text:p>-0.8849128283116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000120362805167213">
                <text:p>0.000120362805167213</text:p>
              </table:table-cell>
              <table:table-cell office:value-type="float" office:value="-0.0888852764529002">
                <text:p>-0.0888852764529002</text:p>
              </table:table-cell>
              <table:table-cell office:value-type="float" office:value="-1.01854139953598">
                <text:p>-1.018541399535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0000453999297624849">
                <text:p>0.0000453999297624849</text:p>
              </table:table-cell>
              <table:table-cell office:value-type="float" office:value="0.0446695249024895">
                <text:p>0.0446695249024895</text:p>
              </table:table-cell>
              <table:table-cell office:value-type="float" office:value="-0.906341591462902">
                <text:p>-0.9063415914629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000016289334328458">
                <text:p>0.000016289334328458</text:p>
              </table:table-cell>
              <table:table-cell office:value-type="float" office:value="0.0942870523143976">
                <text:p>0.0942870523143976</text:p>
              </table:table-cell>
              <table:table-cell office:value-type="float" office:value="-0.874279819479905">
                <text:p>-0.8742798194799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00000555951324165015">
                <text:p>0.00000555951324165015</text:p>
              </table:table-cell>
              <table:table-cell office:value-type="float" office:value="-0.102771085654135">
                <text:p>-0.102771085654135</text:p>
              </table:table-cell>
              <table:table-cell office:value-type="float" office:value="-1.08505277686958">
                <text:p>-1.085052776869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00000180490969121314">
                <text:p>0.00000180490969121314</text:p>
              </table:table-cell>
              <table:table-cell office:value-type="float" office:value="0.00749708777439832">
                <text:p>0.00749708777439832</text:p>
              </table:table-cell>
              <table:table-cell office:value-type="float" office:value="-0.984615808630388">
                <text:p>-0.9846158086303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0.00000055739036926946">
                <text:p>0.00000055739036926946</text:p>
              </table:table-cell>
              <table:table-cell office:value-type="float" office:value="0.0822537879872207">
                <text:p>0.0822537879872207</text:p>
              </table:table-cell>
              <table:table-cell office:value-type="float" office:value="-0.915772383050682">
                <text:p>-0.9157723830506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">
                <text:p>-1</text:p>
              </table:table-cell>
              <table:table-cell office:value-type="float" office:value="0.000000163737713059081">
                <text:p>0.000000163737713059081</text:p>
              </table:table-cell>
              <table:table-cell office:value-type="float" office:value="0.0178939591525349">
                <text:p>0.0178939591525349</text:p>
              </table:table-cell>
              <table:table-cell office:value-type="float" office:value="-0.982105877109752">
                <text:p>-0.9821058771097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0.0000000457533876944582">
                <text:p>0.0000000457533876944582</text:p>
              </table:table-cell>
              <table:table-cell office:value-type="float" office:value="0.00165694795647329">
                <text:p>0.00165694795647329</text:p>
              </table:table-cell>
              <table:table-cell office:value-type="float" office:value="-0.996369734718411">
                <text:p>-0.9963697347184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0000000121613858375298">
                <text:p>0.0000000121613858375298</text:p>
              </table:table-cell>
              <table:table-cell office:value-type="float" office:value="0.0270799699812036">
                <text:p>0.0270799699812036</text:p>
              </table:table-cell>
              <table:table-cell office:value-type="float" office:value="-0.965034719171888">
                <text:p>-0.9650347191718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00000000307487987958661">
                <text:p>0.00000000307487987958661</text:p>
              </table:table-cell>
              <table:table-cell office:value-type="float" office:value="-0.02163240825604">
                <text:p>-0.02163240825604</text:p>
              </table:table-cell>
              <table:table-cell office:value-type="float" office:value="-1.00391965590985">
                <text:p>-1.003919655909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00000000073953463438963">
                <text:p>0.00000000073953463438963</text:p>
              </table:table-cell>
              <table:table-cell office:value-type="float" office:value="-0.0523509908269922">
                <text:p>-0.0523509908269922</text:p>
              </table:table-cell>
              <table:table-cell office:value-type="float" office:value="-1.02093415121609">
                <text:p>-1.020934151216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000000000169189792261513">
                <text:p>0.000000000169189792261513</text:p>
              </table:table-cell>
              <table:table-cell office:value-type="float" office:value="-0.0382352898156598">
                <text:p>-0.0382352898156598</text:p>
              </table:table-cell>
              <table:table-cell office:value-type="float" office:value="-0.989291805941624">
                <text:p>-0.9892918059416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0000000000368192614027598">
                <text:p>0.0000000000368192614027598</text:p>
              </table:table-cell>
              <table:table-cell office:value-type="float" office:value="-0.0542772357272048">
                <text:p>-0.0542772357272048</text:p>
              </table:table-cell>
              <table:table-cell office:value-type="float" office:value="-0.984053721578637">
                <text:p>-0.9840537215786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0000000000076218651945129">
                <text:p>0.0000000000076218651945129</text:p>
              </table:table-cell>
              <table:table-cell office:value-type="float" office:value="0.0196377345458983">
                <text:p>0.0196377345458983</text:p>
              </table:table-cell>
              <table:table-cell office:value-type="float" office:value="-0.8851893179125">
                <text:p>-0.8851893179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00000000000150083424363208">
                <text:p>0.00000000000150083424363208</text:p>
              </table:table-cell>
              <table:table-cell office:value-type="float" office:value="-0.000627141789242835">
                <text:p>-0.000627141789242835</text:p>
              </table:table-cell>
              <table:table-cell office:value-type="float" office:value="-0.876933821831606">
                <text:p>-0.8769338218316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000000000000281118529878905">
                <text:p>0.000000000000281118529878905</text:p>
              </table:table-cell>
              <table:table-cell office:value-type="float" office:value="-0.0496909218446394">
                <text:p>-0.0496909218446394</text:p>
              </table:table-cell>
              <table:table-cell office:value-type="float" office:value="-0.894018847346374">
                <text:p>-0.8940188473463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0.0000000000000500877463784351">
                <text:p>0.0000000000000500877463784351</text:p>
              </table:table-cell>
              <table:table-cell office:value-type="float" office:value="-0.0335705183120307">
                <text:p>-0.0335705183120307</text:p>
              </table:table-cell>
              <table:table-cell office:value-type="float" office:value="-0.842587512686928">
                <text:p>-0.8425875126869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8.48904403387179E-015">
                <text:p>8.48904403387179E-015</text:p>
              </table:table-cell>
              <table:table-cell office:value-type="float" office:value="-0.0584276041255061">
                <text:p>-0.0584276041255061</text:p>
              </table:table-cell>
              <table:table-cell office:value-type="float" office:value="-0.828940846901287">
                <text:p>-0.8289408469012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1.36858368005474E-015">
                <text:p>1.36858368005474E-015</text:p>
              </table:table-cell>
              <table:table-cell office:value-type="float" office:value="-0.0242377223389289">
                <text:p>-0.0242377223389289</text:p>
              </table:table-cell>
              <table:table-cell office:value-type="float" office:value="-0.753206349760339">
                <text:p>-0.7532063497603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2.09879104879305E-016">
                <text:p>2.09879104879305E-016</text:p>
              </table:table-cell>
              <table:table-cell office:value-type="float" office:value="-0.0855514588049797">
                <text:p>-0.0855514588049797</text:p>
              </table:table-cell>
              <table:table-cell office:value-type="float" office:value="-0.770098564733668">
                <text:p>-0.7700985647336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3.06162732725763E-017">
                <text:p>3.06162732725763E-017</text:p>
              </table:table-cell>
              <table:table-cell office:value-type="float" office:value="-0.0282580060803048">
                <text:p>-0.0282580060803048</text:p>
              </table:table-cell>
              <table:table-cell office:value-type="float" office:value="-0.665681995828995">
                <text:p>-0.6656819958289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4.2483542552916E-018">
                <text:p>4.2483542552916E-018</text:p>
              </table:table-cell>
              <table:table-cell office:value-type="float" office:value="-0.00242766530505563">
                <text:p>-0.00242766530505563</text:p>
              </table:table-cell>
              <table:table-cell office:value-type="float" office:value="-0.590212917597529">
                <text:p>-0.5902129175975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5.60756605379311E-019">
                <text:p>5.60756605379311E-019</text:p>
              </table:table-cell>
              <table:table-cell office:value-type="float" office:value="0.0173599755539743">
                <text:p>0.0173599755539743</text:p>
              </table:table-cell>
              <table:table-cell office:value-type="float" office:value="-0.518466819425022">
                <text:p>-0.5184668194250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7.04065960646387E-020">
                <text:p>7.04065960646387E-020</text:p>
              </table:table-cell>
              <table:table-cell office:value-type="float" office:value="0.00761186084407169">
                <text:p>0.00761186084407169</text:p>
              </table:table-cell>
              <table:table-cell office:value-type="float" office:value="-0.474141813257644">
                <text:p>-0.4741418132576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8.40886875355574E-021">
                <text:p>8.40886875355574E-021</text:p>
              </table:table-cell>
              <table:table-cell office:value-type="float" office:value="0.00930195011149023">
                <text:p>0.00930195011149023</text:p>
              </table:table-cell>
              <table:table-cell office:value-type="float" office:value="-0.416477341453582">
                <text:p>-0.4164773414535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68124552684679">
                <text:p>-0.368124552684679</text:p>
              </table:table-cell>
              <table:table-cell office:value-type="float" office:value="9.55316053551247E-022">
                <text:p>9.55316053551247E-022</text:p>
              </table:table-cell>
              <table:table-cell office:value-type="float" office:value="0.0356635639107553">
                <text:p>0.0356635639107553</text:p>
              </table:table-cell>
              <table:table-cell office:value-type="float" office:value="-0.332460988773923">
                <text:p>-0.3324609887739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1.03238539887695E-022">
                <text:p>1.03238539887695E-022</text:p>
              </table:table-cell>
              <table:table-cell office:value-type="float" office:value="0.0415592926904371">
                <text:p>0.0415592926904371</text:p>
              </table:table-cell>
              <table:table-cell office:value-type="float" office:value="-0.267457701684511">
                <text:p>-0.2674577016845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1.06126027318281E-023">
                <text:p>1.06126027318281E-023</text:p>
              </table:table-cell>
              <table:table-cell office:value-type="float" office:value="-0.0744662706706217">
                <text:p>-0.0744662706706217</text:p>
              </table:table-cell>
              <table:table-cell office:value-type="float" office:value="-0.323156157835477">
                <text:p>-0.323156157835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1.03773684546692E-024">
                <text:p>1.03773684546692E-024</text:p>
              </table:table-cell>
              <table:table-cell office:value-type="float" office:value="0.0202263679975469">
                <text:p>0.0202263679975469</text:p>
              </table:table-cell>
              <table:table-cell office:value-type="float" office:value="-0.167154946588178">
                <text:p>-0.1671549465881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9.65245626161904E-026">
                <text:p>9.65245626161904E-026</text:p>
              </table:table-cell>
              <table:table-cell office:value-type="float" office:value="0.0261643401548269">
                <text:p>0.0261643401548269</text:p>
              </table:table-cell>
              <table:table-cell office:value-type="float" office:value="-0.0991688934094777">
                <text:p>-0.09916889340947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8.54031174164073E-027">
                <text:p>8.54031174164073E-027</text:p>
              </table:table-cell>
              <table:table-cell office:value-type="float" office:value="0.0812783297362498">
                <text:p>0.0812783297362498</text:p>
              </table:table-cell>
              <table:table-cell office:value-type="float" office:value="0.0184878102069366">
                <text:p>0.01848781020693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7.18778173906101E-028">
                <text:p>7.18778173906101E-028</text:p>
              </table:table-cell>
              <table:table-cell office:value-type="float" office:value="0.0593230959994011">
                <text:p>0.0593230959994011</text:p>
              </table:table-cell>
              <table:table-cell office:value-type="float" office:value="0.0593230959994008">
                <text:p>0.0593230959994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